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45pt"/>
    </style:style>
    <style:style style:name="co2" style:family="table-column">
      <style:table-column-properties fo:break-before="auto" style:column-width="112.31pt"/>
    </style:style>
    <style:style style:name="co3" style:family="table-column">
      <style:table-column-properties fo:break-before="auto" style:column-width="73.64pt"/>
    </style:style>
    <style:style style:name="co4" style:family="table-column">
      <style:table-column-properties fo:break-before="auto" style:column-width="48.1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8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126"/>
    <style:style style:name="ce5" style:family="table-cell" style:parent-style-name="Default" style:data-style-name="N37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2.86pt" svg:height="255.26pt" svg:x="558.09pt" svg:y="615.12pt">
            <draw:object draw:notify-on-update-of-ranges="data.A2:data.A901 data.E2:data.E901 data.A2:data.A901 data.G2:data.G901 data.J37:data.J47 data.K37:data.K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6pt" svg:height="255.26pt" svg:x="1457.57pt" svg:y="97.88pt">
            <draw:object draw:notify-on-update-of-ranges="data.S4:data.S40 data.T4:data.T40 data.U4:data.U40 data.V4:data.V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vg Avg</text:p>
          </table:table-cell>
          <table:table-cell/>
          <table:table-cell office:value-type="string" calcext:value-type="string">
            <text:p>Equation</text:p>
          </table:table-cell>
          <table:table-cell table:number-columns-repeated="2"/>
          <table:table-cell office:value-type="string" calcext:value-type="string">
            <text:p>Offset Mag</text:p>
          </table:table-cell>
          <table:table-cell office:value-type="float" office:value="37000" calcext:value-type="float">
            <text:p>37000</text:p>
          </table:table-cell>
          <table:table-cell table:number-columns-repeated="1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2017-06-02 05:08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:.C5])" office:value-type="float" office:value="1.02" calcext:value-type="float">
            <text:p>1.02</text:p>
          </table:table-cell>
          <table:table-cell/>
          <table:table-cell table:formula="of:=[.$K$3]*COS((([.A2]+[.$K$2])/[.$K$6]))+[.$K$4]*COS((([.A2]+[.$K$2])*2/[.$K$6]))+[.$K$5]*COS((([.A2]+[.$K$2])/(2*[.$K$6])))+[.$K$1]" office:value-type="float" office:value="4174.85973810015" calcext:value-type="float">
            <text:p>4174.85973810015</text:p>
          </table:table-cell>
          <table:table-cell table:number-columns-repeated="2"/>
          <table:table-cell office:value-type="string" calcext:value-type="string">
            <text:p>Offset Ph</text:p>
          </table:table-cell>
          <table:table-cell office:value-type="float" office:value="-420" calcext:value-type="float">
            <text:p>-420</text:p>
          </table:table-cell>
          <table:table-cell table:number-columns-repeated="1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2017-06-02 05:09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:.C6])" office:value-type="float" office:value="1.632" calcext:value-type="float">
            <text:p>1.632</text:p>
          </table:table-cell>
          <table:table-cell/>
          <table:table-cell table:formula="of:=[.$K$3]*COS((([.A3]+[.$K$2])/[.$K$6]))+[.$K$4]*COS((([.A3]+[.$K$2])*2/[.$K$6]))+[.$K$5]*COS((([.A3]+[.$K$2])/(2*[.$K$6])))+[.$K$1]" office:value-type="float" office:value="4002.31805074921" calcext:value-type="float">
            <text:p>4002.31805074921</text:p>
          </table:table-cell>
          <table:table-cell table:number-columns-repeated="2"/>
          <table:table-cell office:value-type="string" calcext:value-type="string">
            <text:p>Scale A</text:p>
          </table:table-cell>
          <table:table-cell office:value-type="float" office:value="15000" calcext:value-type="float">
            <text:p>15000</text:p>
          </table:table-cell>
          <table:table-cell office:value-type="float" office:value="-30000" calcext:value-type="float">
            <text:p>-30000</text:p>
          </table:table-cell>
          <table:table-cell table:number-columns-repeated="4"/>
          <table:table-cell office:value-type="string" calcext:value-type="string">
            <text:p>x(deg)</text:p>
          </table:table-cell>
          <table:table-cell office:value-type="string" calcext:value-type="string">
            <text:p>x(rad)</text:p>
          </table:table-cell>
          <table:table-cell office:value-type="string" calcext:value-type="string">
            <text:p>sinx</text:p>
          </table:table-cell>
          <table:table-cell office:value-type="string" calcext:value-type="string">
            <text:p>sin2x</text:p>
          </table:table-cell>
          <table:table-cell office:value-type="string" calcext:value-type="string">
            <text:p>cosx</text:p>
          </table:table-cell>
          <table:table-cell office:value-type="string" calcext:value-type="string">
            <text:p>cos2x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2017-06-02 05:10:24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2:.C7])" office:value-type="float" office:value="1.60483333333333" calcext:value-type="float">
            <text:p>1.60483333333333</text:p>
          </table:table-cell>
          <table:table-cell/>
          <table:table-cell table:formula="of:=[.$K$3]*COS((([.A4]+[.$K$2])/[.$K$6]))+[.$K$4]*COS((([.A4]+[.$K$2])*2/[.$K$6]))+[.$K$5]*COS((([.A4]+[.$K$2])/(2*[.$K$6])))+[.$K$1]" office:value-type="float" office:value="3833.73753351567" calcext:value-type="float">
            <text:p>3833.73753351567</text:p>
          </table:table-cell>
          <table:table-cell table:number-columns-repeated="2"/>
          <table:table-cell office:value-type="string" calcext:value-type="string">
            <text:p>Scale B</text:p>
          </table:table-cell>
          <table:table-cell office:value-type="float" office:value="-20000" calcext:value-type="float">
            <text:p>-20000</text:p>
          </table:table-cell>
          <table:table-cell office:value-type="float" office:value="-15000" calcext:value-type="float">
            <text:p>-15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formula="of:=[.Q4]*PI()/180" office:value-type="float" office:value="0" calcext:value-type="float">
            <text:p>0</text:p>
          </table:table-cell>
          <table:table-cell table:formula="of:=SIN([.R4])" office:value-type="float" office:value="0" calcext:value-type="float">
            <text:p>0</text:p>
          </table:table-cell>
          <table:table-cell table:formula="of:=SIN(2*[.R4])" office:value-type="float" office:value="0" calcext:value-type="float">
            <text:p>0</text:p>
          </table:table-cell>
          <table:table-cell table:formula="of:=COS([.R4])" office:value-type="float" office:value="1" calcext:value-type="float">
            <text:p>1</text:p>
          </table:table-cell>
          <table:table-cell table:formula="of:=COS(2*[.R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2017-06-02 05:12:24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2:.C8])" office:value-type="float" office:value="2.16828571428571" calcext:value-type="float">
            <text:p>2.16828571428571</text:p>
          </table:table-cell>
          <table:table-cell/>
          <table:table-cell table:formula="of:=[.$K$3]*COS((([.A5]+[.$K$2])/[.$K$6]))+[.$K$4]*COS((([.A5]+[.$K$2])*2/[.$K$6]))+[.$K$5]*COS((([.A5]+[.$K$2])/(2*[.$K$6])))+[.$K$1]" office:value-type="float" office:value="3669.17455993502" calcext:value-type="float">
            <text:p>3669.17455993502</text:p>
          </table:table-cell>
          <table:table-cell table:number-columns-repeated="2"/>
          <table:table-cell office:value-type="string" calcext:value-type="string">
            <text:p>Scale C</text:p>
          </table:table-cell>
          <table:table-cell office:value-type="float" office:value="-30000" calcext:value-type="float">
            <text:p>-3000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[.Q5]*PI()/180" office:value-type="float" office:value="0.174532925199433" calcext:value-type="float">
            <text:p>0.174532925199433</text:p>
          </table:table-cell>
          <table:table-cell table:formula="of:=SIN([.R5])" office:value-type="float" office:value="0.17364817766693" calcext:value-type="float">
            <text:p>0.17364817766693</text:p>
          </table:table-cell>
          <table:table-cell table:formula="of:=SIN(2*[.R5])" office:value-type="float" office:value="0.342020143325669" calcext:value-type="float">
            <text:p>0.342020143325669</text:p>
          </table:table-cell>
          <table:table-cell table:formula="of:=COS([.R5])" office:value-type="float" office:value="0.984807753012208" calcext:value-type="float">
            <text:p>0.984807753012208</text:p>
          </table:table-cell>
          <table:table-cell table:formula="of:=COS(2*[.R5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2017-06-02 05:13:24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3:.C9])" office:value-type="float" office:value="2.961" calcext:value-type="float">
            <text:p>2.961</text:p>
          </table:table-cell>
          <table:table-cell/>
          <table:table-cell table:formula="of:=[.$K$3]*COS((([.A6]+[.$K$2])/[.$K$6]))+[.$K$4]*COS((([.A6]+[.$K$2])*2/[.$K$6]))+[.$K$5]*COS((([.A6]+[.$K$2])/(2*[.$K$6])))+[.$K$1]" office:value-type="float" office:value="3508.68471694793" calcext:value-type="float">
            <text:p>3508.68471694793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[.Q6]*PI()/180" office:value-type="float" office:value="0.349065850398866" calcext:value-type="float">
            <text:p>0.349065850398866</text:p>
          </table:table-cell>
          <table:table-cell table:formula="of:=SIN([.R6])" office:value-type="float" office:value="0.342020143325669" calcext:value-type="float">
            <text:p>0.342020143325669</text:p>
          </table:table-cell>
          <table:table-cell table:formula="of:=SIN(2*[.R6])" office:value-type="float" office:value="0.642787609686539" calcext:value-type="float">
            <text:p>0.642787609686539</text:p>
          </table:table-cell>
          <table:table-cell table:formula="of:=COS([.R6])" office:value-type="float" office:value="0.939692620785908" calcext:value-type="float">
            <text:p>0.939692620785908</text:p>
          </table:table-cell>
          <table:table-cell table:formula="of:=COS(2*[.R6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2017-06-02 05:15:31</text:p>
          </table:table-cell>
          <table:table-cell office:value-type="float" office:value="1.469" calcext:value-type="float">
            <text:p>1.469</text:p>
          </table:table-cell>
          <table:table-cell/>
          <table:table-cell table:formula="of:=AVERAGE([.C4:.C10])" office:value-type="float" office:value="4.33657142857143" calcext:value-type="float">
            <text:p>4.33657142857143</text:p>
          </table:table-cell>
          <table:table-cell/>
          <table:table-cell table:formula="of:=[.$K$3]*COS((([.A7]+[.$K$2])/[.$K$6]))+[.$K$4]*COS((([.A7]+[.$K$2])*2/[.$K$6]))+[.$K$5]*COS((([.A7]+[.$K$2])/(2*[.$K$6])))+[.$K$1]" office:value-type="float" office:value="3352.32279187028" calcext:value-type="float">
            <text:p>3352.32279187028</text:p>
          </table:table-cell>
          <table:table-cell table:number-columns-repeated="5"/>
          <table:table-cell office:value-type="string" calcext:value-type="string">
            <text:p>Sun: jump from 3000 to 1200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Q7]*PI()/180" office:value-type="float" office:value="0.523598775598299" calcext:value-type="float">
            <text:p>0.523598775598299</text:p>
          </table:table-cell>
          <table:table-cell table:formula="of:=SIN([.R7])" office:value-type="float" office:value="0.5" calcext:value-type="float">
            <text:p>0.5</text:p>
          </table:table-cell>
          <table:table-cell table:formula="of:=SIN(2*[.R7])" office:value-type="float" office:value="0.866025403784439" calcext:value-type="float">
            <text:p>0.866025403784439</text:p>
          </table:table-cell>
          <table:table-cell table:formula="of:=COS([.R7])" office:value-type="float" office:value="0.866025403784439" calcext:value-type="float">
            <text:p>0.866025403784439</text:p>
          </table:table-cell>
          <table:table-cell table:formula="of:=COS(2*[.R7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2017-06-02 05:16:31</text:p>
          </table:table-cell>
          <table:table-cell office:value-type="float" office:value="5.549" calcext:value-type="float">
            <text:p>5.549</text:p>
          </table:table-cell>
          <table:table-cell/>
          <table:table-cell table:formula="of:=AVERAGE([.C5:.C11])" office:value-type="float" office:value="5.33914285714286" calcext:value-type="float">
            <text:p>5.33914285714286</text:p>
          </table:table-cell>
          <table:table-cell/>
          <table:table-cell table:formula="of:=[.$K$3]*COS((([.A8]+[.$K$2])/[.$K$6]))+[.$K$4]*COS((([.A8]+[.$K$2])*2/[.$K$6]))+[.$K$5]*COS((([.A8]+[.$K$2])/(2*[.$K$6])))+[.$K$1]" office:value-type="float" office:value="3200.14275954367" calcext:value-type="float">
            <text:p>3200.14275954367</text:p>
          </table:table-cell>
          <table:table-cell table:number-columns-repeated="2"/>
          <table:table-cell office:value-type="string" calcext:value-type="string">
            <text:p>Dual T5: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@21” above surface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Q8]*PI()/180" office:value-type="float" office:value="0.698131700797732" calcext:value-type="float">
            <text:p>0.698131700797732</text:p>
          </table:table-cell>
          <table:table-cell table:formula="of:=SIN([.R8])" office:value-type="float" office:value="0.642787609686539" calcext:value-type="float">
            <text:p>0.642787609686539</text:p>
          </table:table-cell>
          <table:table-cell table:formula="of:=SIN(2*[.R8])" office:value-type="float" office:value="0.984807753012208" calcext:value-type="float">
            <text:p>0.984807753012208</text:p>
          </table:table-cell>
          <table:table-cell table:formula="of:=COS([.R8])" office:value-type="float" office:value="0.766044443118978" calcext:value-type="float">
            <text:p>0.766044443118978</text:p>
          </table:table-cell>
          <table:table-cell table:formula="of:=COS(2*[.R8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2017-06-02 05:17:31</text:p>
          </table:table-cell>
          <table:table-cell office:value-type="float" office:value="5.549" calcext:value-type="float">
            <text:p>5.549</text:p>
          </table:table-cell>
          <table:table-cell/>
          <table:table-cell table:formula="of:=AVERAGE([.C6:.C12])" office:value-type="float" office:value="6.92457142857143" calcext:value-type="float">
            <text:p>6.92457142857143</text:p>
          </table:table-cell>
          <table:table-cell/>
          <table:table-cell table:formula="of:=[.$K$3]*COS((([.A9]+[.$K$2])/[.$K$6]))+[.$K$4]*COS((([.A9]+[.$K$2])*2/[.$K$6]))+[.$K$5]*COS((([.A9]+[.$K$2])/(2*[.$K$6])))+[.$K$1]" office:value-type="float" office:value="3052.19776966939" calcext:value-type="float">
            <text:p>3052.19776966939</text:p>
          </table:table-cell>
          <table:table-cell/>
          <table:table-cell table:style-name="ce5" office:value-type="date" office:date-value="2017-10-06" calcext:value-type="date">
            <text:p>10/06/17</text:p>
          </table:table-cell>
          <table:table-cell office:value-type="string" calcext:value-type="string">
            <text:p>Full Sun:</text:p>
          </table:table-cell>
          <table:table-cell table:formula="of:=AVERAGE(99837; 80254; 45105; 41579; 35771; 58454; 9350; 86517; 55008; 70017; 53088; 51094; 48765; 40207; 40863; 24645; 57779; 79478; 18406)" office:value-type="float" office:value="52432.4736842105" calcext:value-type="float">
            <text:p>52432.4736842105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with sun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min ramp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Q9]*PI()/180" office:value-type="float" office:value="0.872664625997165" calcext:value-type="float">
            <text:p>0.872664625997165</text:p>
          </table:table-cell>
          <table:table-cell table:formula="of:=SIN([.R9])" office:value-type="float" office:value="0.766044443118978" calcext:value-type="float">
            <text:p>0.766044443118978</text:p>
          </table:table-cell>
          <table:table-cell table:formula="of:=SIN(2*[.R9])" office:value-type="float" office:value="0.984807753012208" calcext:value-type="float">
            <text:p>0.984807753012208</text:p>
          </table:table-cell>
          <table:table-cell table:formula="of:=COS([.R9])" office:value-type="float" office:value="0.642787609686539" calcext:value-type="float">
            <text:p>0.642787609686539</text:p>
          </table:table-cell>
          <table:table-cell table:formula="of:=COS(2*[.R9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2017-06-02 05:18:31</text:p>
          </table:table-cell>
          <table:table-cell office:value-type="float" office:value="9.629" calcext:value-type="float">
            <text:p>9.629</text:p>
          </table:table-cell>
          <table:table-cell/>
          <table:table-cell table:formula="of:=AVERAGE([.C7:.C13])" office:value-type="float" office:value="8.13685714285714" calcext:value-type="float">
            <text:p>8.13685714285714</text:p>
          </table:table-cell>
          <table:table-cell/>
          <table:table-cell table:formula="of:=[.$K$3]*COS((([.A10]+[.$K$2])/[.$K$6]))+[.$K$4]*COS((([.A10]+[.$K$2])*2/[.$K$6]))+[.$K$5]*COS((([.A10]+[.$K$2])/(2*[.$K$6])))+[.$K$1]" office:value-type="float" office:value="2908.54013432876" calcext:value-type="float">
            <text:p>2908.54013432876</text:p>
          </table:table-cell>
          <table:table-cell table:style-name="ce4" table:formula="of:=0.6/[.K9]" office:value-type="percentage" office:value="0.0000114432899659412" calcext:value-type="percentage">
            <text:p>0.0011%</text:p>
          </table:table-cell>
          <table:table-cell table:style-name="ce5" office:value-type="date" office:date-value="2017-10-05" calcext:value-type="date">
            <text:p>10/05/17</text:p>
          </table:table-cell>
          <table:table-cell office:value-type="string" calcext:value-type="string">
            <text:p>Full moon:</text:p>
          </table:table-cell>
          <table:table-cell office:value-type="string" calcext:value-type="string">
            <text:p>0.3-0.6</text:p>
          </table:table-cell>
          <table:table-cell office:value-type="string" calcext:value-type="string">
            <text:p>High Gain</text:p>
          </table:table-cell>
          <table:table-cell office:value-type="string" calcext:value-type="string">
            <text:p>no sun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n ramp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Q10]*PI()/180" office:value-type="float" office:value="1.0471975511966" calcext:value-type="float">
            <text:p>1.0471975511966</text:p>
          </table:table-cell>
          <table:table-cell table:formula="of:=SIN([.R10])" office:value-type="float" office:value="0.866025403784439" calcext:value-type="float">
            <text:p>0.866025403784439</text:p>
          </table:table-cell>
          <table:table-cell table:formula="of:=SIN(2*[.R10])" office:value-type="float" office:value="0.866025403784439" calcext:value-type="float">
            <text:p>0.866025403784439</text:p>
          </table:table-cell>
          <table:table-cell table:formula="of:=COS([.R10])" office:value-type="float" office:value="0.5" calcext:value-type="float">
            <text:p>0.5</text:p>
          </table:table-cell>
          <table:table-cell table:formula="of:=COS(2*[.R10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2017-06-02 05:19:31</text:p>
          </table:table-cell>
          <table:table-cell office:value-type="float" office:value="7.018" calcext:value-type="float">
            <text:p>7.018</text:p>
          </table:table-cell>
          <table:table-cell/>
          <table:table-cell table:formula="of:=AVERAGE([.C8:.C14])" office:value-type="float" office:value="9.932" calcext:value-type="float">
            <text:p>9.932</text:p>
          </table:table-cell>
          <table:table-cell/>
          <table:table-cell table:formula="of:=[.$K$3]*COS((([.A11]+[.$K$2])/[.$K$6]))+[.$K$4]*COS((([.A11]+[.$K$2])*2/[.$K$6]))+[.$K$5]*COS((([.A11]+[.$K$2])/(2*[.$K$6])))+[.$K$1]" office:value-type="float" office:value="2769.22131569289" calcext:value-type="float">
            <text:p>2769.22131569289</text:p>
          </table:table-cell>
          <table:table-cell/>
          <table:table-cell table:style-name="ce5" office:value-type="date" office:date-value="2017-10-06" calcext:value-type="date">
            <text:p>10/06/17</text:p>
          </table:table-cell>
          <table:table-cell office:value-type="string" calcext:value-type="string">
            <text:p>Full moon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 Gain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formula="of:=[.Q11]*PI()/180" office:value-type="float" office:value="1.22173047639603" calcext:value-type="float">
            <text:p>1.22173047639603</text:p>
          </table:table-cell>
          <table:table-cell table:formula="of:=SIN([.R11])" office:value-type="float" office:value="0.939692620785908" calcext:value-type="float">
            <text:p>0.939692620785908</text:p>
          </table:table-cell>
          <table:table-cell table:formula="of:=SIN(2*[.R11])" office:value-type="float" office:value="0.642787609686539" calcext:value-type="float">
            <text:p>0.642787609686539</text:p>
          </table:table-cell>
          <table:table-cell table:formula="of:=COS([.R11])" office:value-type="float" office:value="0.342020143325669" calcext:value-type="float">
            <text:p>0.342020143325669</text:p>
          </table:table-cell>
          <table:table-cell table:formula="of:=COS(2*[.R11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2017-06-02 05:20:31</text:p>
          </table:table-cell>
          <table:table-cell office:value-type="float" office:value="15.178" calcext:value-type="float">
            <text:p>15.178</text:p>
          </table:table-cell>
          <table:table-cell/>
          <table:table-cell table:formula="of:=AVERAGE([.C9:.C15])" office:value-type="float" office:value="12.31" calcext:value-type="float">
            <text:p>12.31</text:p>
          </table:table-cell>
          <table:table-cell/>
          <table:table-cell table:formula="of:=[.$K$3]*COS((([.A12]+[.$K$2])/[.$K$6]))+[.$K$4]*COS((([.A12]+[.$K$2])*2/[.$K$6]))+[.$K$5]*COS((([.A12]+[.$K$2])/(2*[.$K$6])))+[.$K$1]" office:value-type="float" office:value="2634.29191392467" calcext:value-type="float">
            <text:p>2634.29191392467</text:p>
          </table:table-cell>
          <table:table-cell/>
          <table:table-cell table:style-name="ce5" office:value-type="date" office:date-value="2018-01-12" calcext:value-type="date">
            <text:p>01/12/18</text:p>
          </table:table-cell>
          <table:table-cell office:value-type="string" calcext:value-type="string">
            <text:p>LEGO LEDS:</text:p>
          </table:table-cell>
          <table:table-cell office:value-type="float" office:value="64.138" calcext:value-type="float">
            <text:p>64.138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LED Set at 100%</text:p>
          </table:table-cell>
          <table:table-cell office:value-type="string" calcext:value-type="string">
            <text:p>Calibration Data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[.Q12]*PI()/180" office:value-type="float" office:value="1.39626340159546" calcext:value-type="float">
            <text:p>1.39626340159546</text:p>
          </table:table-cell>
          <table:table-cell table:formula="of:=SIN([.R12])" office:value-type="float" office:value="0.984807753012208" calcext:value-type="float">
            <text:p>0.984807753012208</text:p>
          </table:table-cell>
          <table:table-cell table:formula="of:=SIN(2*[.R12])" office:value-type="float" office:value="0.342020143325669" calcext:value-type="float">
            <text:p>0.342020143325669</text:p>
          </table:table-cell>
          <table:table-cell table:formula="of:=COS([.R12])" office:value-type="float" office:value="0.17364817766693" calcext:value-type="float">
            <text:p>0.17364817766693</text:p>
          </table:table-cell>
          <table:table-cell table:formula="of:=COS(2*[.R12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2017-06-02 05:21:31</text:p>
          </table:table-cell>
          <table:table-cell office:value-type="float" office:value="12.566" calcext:value-type="float">
            <text:p>12.566</text:p>
          </table:table-cell>
          <table:table-cell/>
          <table:table-cell table:formula="of:=AVERAGE([.C10:.C16])" office:value-type="float" office:value="15.4807142857143" calcext:value-type="float">
            <text:p>15.4807142857143</text:p>
          </table:table-cell>
          <table:table-cell/>
          <table:table-cell table:formula="of:=[.$K$3]*COS((([.A13]+[.$K$2])/[.$K$6]))+[.$K$4]*COS((([.A13]+[.$K$2])*2/[.$K$6]))+[.$K$5]*COS((([.A13]+[.$K$2])/(2*[.$K$6])))+[.$K$1]" office:value-type="float" office:value="2503.80165527584" calcext:value-type="float">
            <text:p>2503.80165527584</text:p>
          </table:table-cell>
          <table:table-cell/>
          <table:table-cell table:style-name="ce5" office:value-type="date" office:date-value="2018-01-12" calcext:value-type="date">
            <text:p>01/12/18</text:p>
          </table:table-cell>
          <table:table-cell office:value-type="string" calcext:value-type="string">
            <text:p>LEGO LEDS:</text:p>
          </table:table-cell>
          <table:table-cell office:value-type="float" office:value="50.429" calcext:value-type="float">
            <text:p>50.429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LED Set at 75%</text:p>
          </table:table-cell>
          <table:table-cell office:value-type="string" calcext:value-type="string">
            <text:p>For the LEDs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[.Q13]*PI()/180" office:value-type="float" office:value="1.5707963267949" calcext:value-type="float">
            <text:p>1.5707963267949</text:p>
          </table:table-cell>
          <table:table-cell table:formula="of:=SIN([.R13])" office:value-type="float" office:value="1" calcext:value-type="float">
            <text:p>1</text:p>
          </table:table-cell>
          <table:table-cell table:formula="of:=SIN(2*[.R13])" office:value-type="float" office:value="1.22464679914735E-016" calcext:value-type="float">
            <text:p>1.22464679914735E-16</text:p>
          </table:table-cell>
          <table:table-cell table:formula="of:=COS([.R13])" office:value-type="float" office:value="6.12323399573677E-017" calcext:value-type="float">
            <text:p>6.12323399573677E-17</text:p>
          </table:table-cell>
          <table:table-cell table:formula="of:=COS(2*[.R13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2017-06-02 05:22:31</text:p>
          </table:table-cell>
          <table:table-cell office:value-type="float" office:value="14.035" calcext:value-type="float">
            <text:p>14.035</text:p>
          </table:table-cell>
          <table:table-cell/>
          <table:table-cell table:formula="of:=AVERAGE([.C11:.C17])" office:value-type="float" office:value="18.2784285714286" calcext:value-type="float">
            <text:p>18.2784285714286</text:p>
          </table:table-cell>
          <table:table-cell/>
          <table:table-cell table:formula="of:=[.$K$3]*COS((([.A14]+[.$K$2])/[.$K$6]))+[.$K$4]*COS((([.A14]+[.$K$2])*2/[.$K$6]))+[.$K$5]*COS((([.A14]+[.$K$2])/(2*[.$K$6])))+[.$K$1]" office:value-type="float" office:value="2377.79938038194" calcext:value-type="float">
            <text:p>2377.79938038194</text:p>
          </table:table-cell>
          <table:table-cell/>
          <table:table-cell table:style-name="ce5" office:value-type="date" office:date-value="2018-01-12" calcext:value-type="date">
            <text:p>01/12/18</text:p>
          </table:table-cell>
          <table:table-cell office:value-type="string" calcext:value-type="string">
            <text:p>LEGO LEDS:</text:p>
          </table:table-cell>
          <table:table-cell office:value-type="float" office:value="30.029" calcext:value-type="float">
            <text:p>30.029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LED Set at 50%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Q14]*PI()/180" office:value-type="float" office:value="1.74532925199433" calcext:value-type="float">
            <text:p>1.74532925199433</text:p>
          </table:table-cell>
          <table:table-cell table:formula="of:=SIN([.R14])" office:value-type="float" office:value="0.984807753012208" calcext:value-type="float">
            <text:p>0.984807753012208</text:p>
          </table:table-cell>
          <table:table-cell table:formula="of:=SIN(2*[.R14])" office:value-type="float" office:value="-0.342020143325669" calcext:value-type="float">
            <text:p>-0.342020143325669</text:p>
          </table:table-cell>
          <table:table-cell table:formula="of:=COS([.R14])" office:value-type="float" office:value="-0.17364817766693" calcext:value-type="float">
            <text:p>-0.17364817766693</text:p>
          </table:table-cell>
          <table:table-cell table:formula="of:=COS(2*[.R14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2017-06-02 05:23:31</text:p>
          </table:table-cell>
          <table:table-cell office:value-type="float" office:value="22.195" calcext:value-type="float">
            <text:p>22.195</text:p>
          </table:table-cell>
          <table:table-cell/>
          <table:table-cell table:formula="of:=AVERAGE([.C12:.C18])" office:value-type="float" office:value="21.8687142857143" calcext:value-type="float">
            <text:p>21.8687142857143</text:p>
          </table:table-cell>
          <table:table-cell/>
          <table:table-cell table:formula="of:=[.$K$3]*COS((([.A15]+[.$K$2])/[.$K$6]))+[.$K$4]*COS((([.A15]+[.$K$2])*2/[.$K$6]))+[.$K$5]*COS((([.A15]+[.$K$2])/(2*[.$K$6])))+[.$K$1]" office:value-type="float" office:value="2256.3330327579" calcext:value-type="float">
            <text:p>2256.3330327579</text:p>
          </table:table-cell>
          <table:table-cell/>
          <table:table-cell table:style-name="ce5" office:value-type="date" office:date-value="2018-01-12" calcext:value-type="date">
            <text:p>01/12/18</text:p>
          </table:table-cell>
          <table:table-cell office:value-type="string" calcext:value-type="string">
            <text:p>LEGO LEDS:</text:p>
          </table:table-cell>
          <table:table-cell office:value-type="float" office:value="9.629" calcext:value-type="float">
            <text:p>9.629</text:p>
          </table:table-cell>
          <table:table-cell office:value-type="string" calcext:value-type="string">
            <text:p>Low Gain</text:p>
          </table:table-cell>
          <table:table-cell office:value-type="string" calcext:value-type="string">
            <text:p>LED Set at 25%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Q15]*PI()/180" office:value-type="float" office:value="1.91986217719376" calcext:value-type="float">
            <text:p>1.91986217719376</text:p>
          </table:table-cell>
          <table:table-cell table:formula="of:=SIN([.R15])" office:value-type="float" office:value="0.939692620785908" calcext:value-type="float">
            <text:p>0.939692620785908</text:p>
          </table:table-cell>
          <table:table-cell table:formula="of:=SIN(2*[.R15])" office:value-type="float" office:value="-0.642787609686539" calcext:value-type="float">
            <text:p>-0.642787609686539</text:p>
          </table:table-cell>
          <table:table-cell table:formula="of:=COS([.R15])" office:value-type="float" office:value="-0.342020143325669" calcext:value-type="float">
            <text:p>-0.342020143325669</text:p>
          </table:table-cell>
          <table:table-cell table:formula="of:=COS(2*[.R15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2017-06-02 05:24:31</text:p>
          </table:table-cell>
          <table:table-cell office:value-type="float" office:value="27.744" calcext:value-type="float">
            <text:p>27.744</text:p>
          </table:table-cell>
          <table:table-cell/>
          <table:table-cell table:formula="of:=AVERAGE([.C13:.C19])" office:value-type="float" office:value="25.086" calcext:value-type="float">
            <text:p>25.086</text:p>
          </table:table-cell>
          <table:table-cell/>
          <table:table-cell table:formula="of:=[.$K$3]*COS((([.A16]+[.$K$2])/[.$K$6]))+[.$K$4]*COS((([.A16]+[.$K$2])*2/[.$K$6]))+[.$K$5]*COS((([.A16]+[.$K$2])/(2*[.$K$6])))+[.$K$1]" office:value-type="float" office:value="2139.44964749704" calcext:value-type="float">
            <text:p>2139.44964749704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 table:formula="of:=[.Q16]*PI()/180" office:value-type="float" office:value="2.0943951023932" calcext:value-type="float">
            <text:p>2.0943951023932</text:p>
          </table:table-cell>
          <table:table-cell table:formula="of:=SIN([.R16])" office:value-type="float" office:value="0.866025403784439" calcext:value-type="float">
            <text:p>0.866025403784439</text:p>
          </table:table-cell>
          <table:table-cell table:formula="of:=SIN(2*[.R16])" office:value-type="float" office:value="-0.866025403784438" calcext:value-type="float">
            <text:p>-0.866025403784438</text:p>
          </table:table-cell>
          <table:table-cell table:formula="of:=COS([.R16])" office:value-type="float" office:value="-0.5" calcext:value-type="float">
            <text:p>-0.5</text:p>
          </table:table-cell>
          <table:table-cell table:formula="of:=COS(2*[.R16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2017-06-02 05:25:31</text:p>
          </table:table-cell>
          <table:table-cell office:value-type="float" office:value="29.213" calcext:value-type="float">
            <text:p>29.213</text:p>
          </table:table-cell>
          <table:table-cell/>
          <table:table-cell table:formula="of:=AVERAGE([.C14:.C20])" office:value-type="float" office:value="29.0961428571429" calcext:value-type="float">
            <text:p>29.0961428571429</text:p>
          </table:table-cell>
          <table:table-cell/>
          <table:table-cell table:formula="of:=[.$K$3]*COS((([.A17]+[.$K$2])/[.$K$6]))+[.$K$4]*COS((([.A17]+[.$K$2])*2/[.$K$6]))+[.$K$5]*COS((([.A17]+[.$K$2])/(2*[.$K$6])))+[.$K$1]" office:value-type="float" office:value="2027.19534017586" calcext:value-type="float">
            <text:p>2027.19534017586</text:p>
          </table:table-cell>
          <table:table-cell table:number-columns-repeated="9"/>
          <table:table-cell office:value-type="float" office:value="130" calcext:value-type="float">
            <text:p>130</text:p>
          </table:table-cell>
          <table:table-cell table:formula="of:=[.Q17]*PI()/180" office:value-type="float" office:value="2.26892802759263" calcext:value-type="float">
            <text:p>2.26892802759263</text:p>
          </table:table-cell>
          <table:table-cell table:formula="of:=SIN([.R17])" office:value-type="float" office:value="0.766044443118978" calcext:value-type="float">
            <text:p>0.766044443118978</text:p>
          </table:table-cell>
          <table:table-cell table:formula="of:=SIN(2*[.R17])" office:value-type="float" office:value="-0.984807753012208" calcext:value-type="float">
            <text:p>-0.984807753012208</text:p>
          </table:table-cell>
          <table:table-cell table:formula="of:=COS([.R17])" office:value-type="float" office:value="-0.642787609686539" calcext:value-type="float">
            <text:p>-0.642787609686539</text:p>
          </table:table-cell>
          <table:table-cell table:formula="of:=COS(2*[.R17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2017-06-02 05:26:31</text:p>
          </table:table-cell>
          <table:table-cell office:value-type="float" office:value="32.15" calcext:value-type="float">
            <text:p>32.15</text:p>
          </table:table-cell>
          <table:table-cell/>
          <table:table-cell table:formula="of:=AVERAGE([.C15:.C21])" office:value-type="float" office:value="34.8548571428571" calcext:value-type="float">
            <text:p>34.8548571428571</text:p>
          </table:table-cell>
          <table:table-cell/>
          <table:table-cell table:formula="of:=[.$K$3]*COS((([.A18]+[.$K$2])/[.$K$6]))+[.$K$4]*COS((([.A18]+[.$K$2])*2/[.$K$6]))+[.$K$5]*COS((([.A18]+[.$K$2])/(2*[.$K$6])))+[.$K$1]" office:value-type="float" office:value="1919.61529596774" calcext:value-type="float">
            <text:p>1919.61529596774</text:p>
          </table:table-cell>
          <table:table-cell/>
          <table:table-cell office:value-type="string" calcext:value-type="string">
            <text:p>H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c</text:p>
          </table:table-cell>
          <table:table-cell table:number-columns-repeated="5"/>
          <table:table-cell office:value-type="float" office:value="140" calcext:value-type="float">
            <text:p>140</text:p>
          </table:table-cell>
          <table:table-cell table:formula="of:=[.Q18]*PI()/180" office:value-type="float" office:value="2.44346095279206" calcext:value-type="float">
            <text:p>2.44346095279206</text:p>
          </table:table-cell>
          <table:table-cell table:formula="of:=SIN([.R18])" office:value-type="float" office:value="0.642787609686539" calcext:value-type="float">
            <text:p>0.642787609686539</text:p>
          </table:table-cell>
          <table:table-cell table:formula="of:=SIN(2*[.R18])" office:value-type="float" office:value="-0.984807753012208" calcext:value-type="float">
            <text:p>-0.984807753012208</text:p>
          </table:table-cell>
          <table:table-cell table:formula="of:=COS([.R18])" office:value-type="float" office:value="-0.766044443118978" calcext:value-type="float">
            <text:p>-0.766044443118978</text:p>
          </table:table-cell>
          <table:table-cell table:formula="of:=COS(2*[.R18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2017-06-02 05:27:31</text:p>
          </table:table-cell>
          <table:table-cell office:value-type="float" office:value="37.699" calcext:value-type="float">
            <text:p>37.699</text:p>
          </table:table-cell>
          <table:table-cell/>
          <table:table-cell table:formula="of:=AVERAGE([.C16:.C22])" office:value-type="float" office:value="40.4502857142857" calcext:value-type="float">
            <text:p>40.4502857142857</text:p>
          </table:table-cell>
          <table:table-cell/>
          <table:table-cell table:formula="of:=[.$K$3]*COS((([.A19]+[.$K$2])/[.$K$6]))+[.$K$4]*COS((([.A19]+[.$K$2])*2/[.$K$6]))+[.$K$5]*COS((([.A19]+[.$K$2])/(2*[.$K$6])))+[.$K$1]" office:value-type="float" office:value="1816.75375896751" calcext:value-type="float">
            <text:p>1816.753758967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50" calcext:value-type="float">
            <text:p>150</text:p>
          </table:table-cell>
          <table:table-cell table:formula="of:=[.Q19]*PI()/180" office:value-type="float" office:value="2.61799387799149" calcext:value-type="float">
            <text:p>2.61799387799149</text:p>
          </table:table-cell>
          <table:table-cell table:formula="of:=SIN([.R19])" office:value-type="float" office:value="0.5" calcext:value-type="float">
            <text:p>0.5</text:p>
          </table:table-cell>
          <table:table-cell table:formula="of:=SIN(2*[.R19])" office:value-type="float" office:value="-0.866025403784439" calcext:value-type="float">
            <text:p>-0.866025403784439</text:p>
          </table:table-cell>
          <table:table-cell table:formula="of:=COS([.R19])" office:value-type="float" office:value="-0.866025403784439" calcext:value-type="float">
            <text:p>-0.866025403784439</text:p>
          </table:table-cell>
          <table:table-cell table:formula="of:=COS(2*[.R19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2017-06-02 05:28:31</text:p>
          </table:table-cell>
          <table:table-cell office:value-type="float" office:value="40.637" calcext:value-type="float">
            <text:p>40.637</text:p>
          </table:table-cell>
          <table:table-cell/>
          <table:table-cell table:formula="of:=AVERAGE([.C17:.C23])" office:value-type="float" office:value="46.8384285714286" calcext:value-type="float">
            <text:p>46.8384285714286</text:p>
          </table:table-cell>
          <table:table-cell/>
          <table:table-cell table:formula="of:=[.$K$3]*COS((([.A20]+[.$K$2])/[.$K$6]))+[.$K$4]*COS((([.A20]+[.$K$2])*2/[.$K$6]))+[.$K$5]*COS((([.A20]+[.$K$2])/(2*[.$K$6])))+[.$K$1]" office:value-type="float" office:value="1718.65402172982" calcext:value-type="float">
            <text:p>1718.6540217298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formula="of:=[.Q20]*PI()/180" office:value-type="float" office:value="2.79252680319093" calcext:value-type="float">
            <text:p>2.79252680319093</text:p>
          </table:table-cell>
          <table:table-cell table:formula="of:=SIN([.R20])" office:value-type="float" office:value="0.342020143325669" calcext:value-type="float">
            <text:p>0.342020143325669</text:p>
          </table:table-cell>
          <table:table-cell table:formula="of:=SIN(2*[.R20])" office:value-type="float" office:value="-0.64278760968654" calcext:value-type="float">
            <text:p>-0.64278760968654</text:p>
          </table:table-cell>
          <table:table-cell table:formula="of:=COS([.R20])" office:value-type="float" office:value="-0.939692620785908" calcext:value-type="float">
            <text:p>-0.939692620785908</text:p>
          </table:table-cell>
          <table:table-cell table:formula="of:=COS(2*[.R20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2017-06-02 05:29:31</text:p>
          </table:table-cell>
          <table:table-cell office:value-type="float" office:value="54.346" calcext:value-type="float">
            <text:p>54.346</text:p>
          </table:table-cell>
          <table:table-cell/>
          <table:table-cell table:formula="of:=AVERAGE([.C18:.C24])" office:value-type="float" office:value="53.6461428571429" calcext:value-type="float">
            <text:p>53.6461428571429</text:p>
          </table:table-cell>
          <table:table-cell/>
          <table:table-cell table:formula="of:=[.$K$3]*COS((([.A21]+[.$K$2])/[.$K$6]))+[.$K$4]*COS((([.A21]+[.$K$2])*2/[.$K$6]))+[.$K$5]*COS((([.A21]+[.$K$2])/(2*[.$K$6])))+[.$K$1]" office:value-type="float" office:value="1625.3584150237" calcext:value-type="float">
            <text:p>1625.3584150237</text:p>
          </table:table-cell>
          <table:table-cell table:number-columns-repeated="9"/>
          <table:table-cell office:value-type="float" office:value="170" calcext:value-type="float">
            <text:p>170</text:p>
          </table:table-cell>
          <table:table-cell table:formula="of:=[.Q21]*PI()/180" office:value-type="float" office:value="2.96705972839036" calcext:value-type="float">
            <text:p>2.96705972839036</text:p>
          </table:table-cell>
          <table:table-cell table:formula="of:=SIN([.R21])" office:value-type="float" office:value="0.17364817766693" calcext:value-type="float">
            <text:p>0.17364817766693</text:p>
          </table:table-cell>
          <table:table-cell table:formula="of:=SIN(2*[.R21])" office:value-type="float" office:value="-0.342020143325669" calcext:value-type="float">
            <text:p>-0.342020143325669</text:p>
          </table:table-cell>
          <table:table-cell table:formula="of:=COS([.R21])" office:value-type="float" office:value="-0.984807753012208" calcext:value-type="float">
            <text:p>-0.984807753012208</text:p>
          </table:table-cell>
          <table:table-cell table:formula="of:=COS(2*[.R21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2017-06-02 05:30:31</text:p>
          </table:table-cell>
          <table:table-cell office:value-type="float" office:value="61.363" calcext:value-type="float">
            <text:p>61.363</text:p>
          </table:table-cell>
          <table:table-cell/>
          <table:table-cell table:formula="of:=AVERAGE([.C19:.C25])" office:value-type="float" office:value="62.7854285714286" calcext:value-type="float">
            <text:p>62.7854285714286</text:p>
          </table:table-cell>
          <table:table-cell/>
          <table:table-cell table:formula="of:=[.$K$3]*COS((([.A22]+[.$K$2])/[.$K$6]))+[.$K$4]*COS((([.A22]+[.$K$2])*2/[.$K$6]))+[.$K$5]*COS((([.A22]+[.$K$2])/(2*[.$K$6])))+[.$K$1]" office:value-type="float" office:value="1536.90829780547" calcext:value-type="float">
            <text:p>1536.90829780547</text:p>
          </table:table-cell>
          <table:table-cell table:number-columns-repeated="2"/>
          <table:table-cell office:value-type="string" calcext:value-type="string">
            <text:p>Delta, sec:</text:p>
          </table:table-cell>
          <table:table-cell table:formula="of:=[.K20]-[.K19]+60*([.J20]-[.J19])+3600*([.I20]-[.I19])" office:value-type="float" office:value="23400" calcext:value-type="float">
            <text:p>23400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table:formula="of:=[.Q22]*PI()/180" office:value-type="float" office:value="3.14159265358979" calcext:value-type="float">
            <text:p>3.14159265358979</text:p>
          </table:table-cell>
          <table:table-cell table:formula="of:=SIN([.R22])" office:value-type="float" office:value="1.22464679914735E-016" calcext:value-type="float">
            <text:p>1.22464679914735E-16</text:p>
          </table:table-cell>
          <table:table-cell table:formula="of:=SIN(2*[.R22])" office:value-type="float" office:value="-2.44929359829471E-016" calcext:value-type="float">
            <text:p>-2.44929359829471E-16</text:p>
          </table:table-cell>
          <table:table-cell table:formula="of:=COS([.R22])" office:value-type="float" office:value="-1" calcext:value-type="float">
            <text:p>-1</text:p>
          </table:table-cell>
          <table:table-cell table:formula="of:=COS(2*[.R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2017-06-02 05:31:31</text:p>
          </table:table-cell>
          <table:table-cell office:value-type="float" office:value="72.461" calcext:value-type="float">
            <text:p>72.461</text:p>
          </table:table-cell>
          <table:table-cell/>
          <table:table-cell table:formula="of:=AVERAGE([.C20:.C26])" office:value-type="float" office:value="72.3442857142857" calcext:value-type="float">
            <text:p>72.3442857142857</text:p>
          </table:table-cell>
          <table:table-cell/>
          <table:table-cell table:formula="of:=[.$K$3]*COS((([.A23]+[.$K$2])/[.$K$6]))+[.$K$4]*COS((([.A23]+[.$K$2])*2/[.$K$6]))+[.$K$5]*COS((([.A23]+[.$K$2])/(2*[.$K$6])))+[.$K$1]" office:value-type="float" office:value="1453.34404741273" calcext:value-type="float">
            <text:p>1453.34404741273</text:p>
          </table:table-cell>
          <table:table-cell table:number-columns-repeated="9"/>
          <table:table-cell office:value-type="float" office:value="190" calcext:value-type="float">
            <text:p>190</text:p>
          </table:table-cell>
          <table:table-cell table:formula="of:=[.Q23]*PI()/180" office:value-type="float" office:value="3.31612557878923" calcext:value-type="float">
            <text:p>3.31612557878923</text:p>
          </table:table-cell>
          <table:table-cell table:formula="of:=SIN([.R23])" office:value-type="float" office:value="-0.17364817766693" calcext:value-type="float">
            <text:p>-0.17364817766693</text:p>
          </table:table-cell>
          <table:table-cell table:formula="of:=SIN(2*[.R23])" office:value-type="float" office:value="0.342020143325669" calcext:value-type="float">
            <text:p>0.342020143325669</text:p>
          </table:table-cell>
          <table:table-cell table:formula="of:=COS([.R23])" office:value-type="float" office:value="-0.984807753012208" calcext:value-type="float">
            <text:p>-0.984807753012208</text:p>
          </table:table-cell>
          <table:table-cell table:formula="of:=COS(2*[.R23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2017-06-02 05:32:31</text:p>
          </table:table-cell>
          <table:table-cell office:value-type="float" office:value="76.867" calcext:value-type="float">
            <text:p>76.867</text:p>
          </table:table-cell>
          <table:table-cell/>
          <table:table-cell table:formula="of:=AVERAGE([.C21:.C27])" office:value-type="float" office:value="82.9055714285714" calcext:value-type="float">
            <text:p>82.9055714285714</text:p>
          </table:table-cell>
          <table:table-cell/>
          <table:table-cell table:formula="of:=[.$K$3]*COS((([.A24]+[.$K$2])/[.$K$6]))+[.$K$4]*COS((([.A24]+[.$K$2])*2/[.$K$6]))+[.$K$5]*COS((([.A24]+[.$K$2])/(2*[.$K$6])))+[.$K$1]" office:value-type="float" office:value="1374.70504998147" calcext:value-type="float">
            <text:p>1374.70504998147</text:p>
          </table:table-cell>
          <table:table-cell table:number-columns-repeated="9"/>
          <table:table-cell office:value-type="float" office:value="200" calcext:value-type="float">
            <text:p>200</text:p>
          </table:table-cell>
          <table:table-cell table:formula="of:=[.Q24]*PI()/180" office:value-type="float" office:value="3.49065850398866" calcext:value-type="float">
            <text:p>3.49065850398866</text:p>
          </table:table-cell>
          <table:table-cell table:formula="of:=SIN([.R24])" office:value-type="float" office:value="-0.342020143325669" calcext:value-type="float">
            <text:p>-0.342020143325669</text:p>
          </table:table-cell>
          <table:table-cell table:formula="of:=SIN(2*[.R24])" office:value-type="float" office:value="0.642787609686539" calcext:value-type="float">
            <text:p>0.642787609686539</text:p>
          </table:table-cell>
          <table:table-cell table:formula="of:=COS([.R24])" office:value-type="float" office:value="-0.939692620785908" calcext:value-type="float">
            <text:p>-0.939692620785908</text:p>
          </table:table-cell>
          <table:table-cell table:formula="of:=COS(2*[.R24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2017-06-02 05:33:31</text:p>
          </table:table-cell>
          <table:table-cell office:value-type="float" office:value="96.125" calcext:value-type="float">
            <text:p>96.125</text:p>
          </table:table-cell>
          <table:table-cell/>
          <table:table-cell table:formula="of:=AVERAGE([.C22:.C28])" office:value-type="float" office:value="93.8865714285714" calcext:value-type="float">
            <text:p>93.8865714285714</text:p>
          </table:table-cell>
          <table:table-cell/>
          <table:table-cell table:formula="of:=[.$K$3]*COS((([.A25]+[.$K$2])/[.$K$6]))+[.$K$4]*COS((([.A25]+[.$K$2])*2/[.$K$6]))+[.$K$5]*COS((([.A25]+[.$K$2])/(2*[.$K$6])))+[.$K$1]" office:value-type="float" office:value="1301.02969108861" calcext:value-type="float">
            <text:p>1301.02969108861</text:p>
          </table:table-cell>
          <table:table-cell table:number-columns-repeated="9"/>
          <table:table-cell office:value-type="float" office:value="210" calcext:value-type="float">
            <text:p>210</text:p>
          </table:table-cell>
          <table:table-cell table:formula="of:=[.Q25]*PI()/180" office:value-type="float" office:value="3.66519142918809" calcext:value-type="float">
            <text:p>3.66519142918809</text:p>
          </table:table-cell>
          <table:table-cell table:formula="of:=SIN([.R25])" office:value-type="float" office:value="-0.5" calcext:value-type="float">
            <text:p>-0.5</text:p>
          </table:table-cell>
          <table:table-cell table:formula="of:=SIN(2*[.R25])" office:value-type="float" office:value="0.866025403784439" calcext:value-type="float">
            <text:p>0.866025403784439</text:p>
          </table:table-cell>
          <table:table-cell table:formula="of:=COS([.R25])" office:value-type="float" office:value="-0.866025403784439" calcext:value-type="float">
            <text:p>-0.866025403784439</text:p>
          </table:table-cell>
          <table:table-cell table:formula="of:=COS(2*[.R25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2017-06-02 05:34:31</text:p>
          </table:table-cell>
          <table:table-cell office:value-type="float" office:value="104.611" calcext:value-type="float">
            <text:p>104.611</text:p>
          </table:table-cell>
          <table:table-cell/>
          <table:table-cell table:formula="of:=AVERAGE([.C23:.C29])" office:value-type="float" office:value="105.870142857143" calcext:value-type="float">
            <text:p>105.870142857143</text:p>
          </table:table-cell>
          <table:table-cell/>
          <table:table-cell table:formula="of:=[.$K$3]*COS((([.A26]+[.$K$2])/[.$K$6]))+[.$K$4]*COS((([.A26]+[.$K$2])*2/[.$K$6]))+[.$K$5]*COS((([.A26]+[.$K$2])/(2*[.$K$6])))+[.$K$1]" office:value-type="float" office:value="1232.35534662221" calcext:value-type="float">
            <text:p>1232.35534662221</text:p>
          </table:table-cell>
          <table:table-cell table:number-columns-repeated="9"/>
          <table:table-cell office:value-type="float" office:value="220" calcext:value-type="float">
            <text:p>220</text:p>
          </table:table-cell>
          <table:table-cell table:formula="of:=[.Q26]*PI()/180" office:value-type="float" office:value="3.83972435438752" calcext:value-type="float">
            <text:p>3.83972435438752</text:p>
          </table:table-cell>
          <table:table-cell table:formula="of:=SIN([.R26])" office:value-type="float" office:value="-0.642787609686539" calcext:value-type="float">
            <text:p>-0.642787609686539</text:p>
          </table:table-cell>
          <table:table-cell table:formula="of:=SIN(2*[.R26])" office:value-type="float" office:value="0.984807753012208" calcext:value-type="float">
            <text:p>0.984807753012208</text:p>
          </table:table-cell>
          <table:table-cell table:formula="of:=COS([.R26])" office:value-type="float" office:value="-0.766044443118978" calcext:value-type="float">
            <text:p>-0.766044443118978</text:p>
          </table:table-cell>
          <table:table-cell table:formula="of:=COS(2*[.R26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2017-06-02 05:35:31</text:p>
          </table:table-cell>
          <table:table-cell office:value-type="float" office:value="114.566" calcext:value-type="float">
            <text:p>114.566</text:p>
          </table:table-cell>
          <table:table-cell/>
          <table:table-cell table:formula="of:=AVERAGE([.C24:.C30])" office:value-type="float" office:value="119.229142857143" calcext:value-type="float">
            <text:p>119.229142857143</text:p>
          </table:table-cell>
          <table:table-cell/>
          <table:table-cell table:formula="of:=[.$K$3]*COS((([.A27]+[.$K$2])/[.$K$6]))+[.$K$4]*COS((([.A27]+[.$K$2])*2/[.$K$6]))+[.$K$5]*COS((([.A27]+[.$K$2])/(2*[.$K$6])))+[.$K$1]" office:value-type="float" office:value="1168.7183738815" calcext:value-type="float">
            <text:p>1168.7183738815</text:p>
          </table:table-cell>
          <table:table-cell table:number-columns-repeated="9"/>
          <table:table-cell office:value-type="float" office:value="230" calcext:value-type="float">
            <text:p>230</text:p>
          </table:table-cell>
          <table:table-cell table:formula="of:=[.Q27]*PI()/180" office:value-type="float" office:value="4.01425727958696" calcext:value-type="float">
            <text:p>4.01425727958696</text:p>
          </table:table-cell>
          <table:table-cell table:formula="of:=SIN([.R27])" office:value-type="float" office:value="-0.766044443118978" calcext:value-type="float">
            <text:p>-0.766044443118978</text:p>
          </table:table-cell>
          <table:table-cell table:formula="of:=SIN(2*[.R27])" office:value-type="float" office:value="0.984807753012208" calcext:value-type="float">
            <text:p>0.984807753012208</text:p>
          </table:table-cell>
          <table:table-cell table:formula="of:=COS([.R27])" office:value-type="float" office:value="-0.642787609686539" calcext:value-type="float">
            <text:p>-0.642787609686539</text:p>
          </table:table-cell>
          <table:table-cell table:formula="of:=COS(2*[.R27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2017-06-02 05:36:31</text:p>
          </table:table-cell>
          <table:table-cell office:value-type="float" office:value="131.213" calcext:value-type="float">
            <text:p>131.213</text:p>
          </table:table-cell>
          <table:table-cell/>
          <table:table-cell table:formula="of:=AVERAGE([.C25:.C31])" office:value-type="float" office:value="133.590714285714" calcext:value-type="float">
            <text:p>133.590714285714</text:p>
          </table:table-cell>
          <table:table-cell/>
          <table:table-cell table:formula="of:=[.$K$3]*COS((([.A28]+[.$K$2])/[.$K$6]))+[.$K$4]*COS((([.A28]+[.$K$2])*2/[.$K$6]))+[.$K$5]*COS((([.A28]+[.$K$2])/(2*[.$K$6])))+[.$K$1]" office:value-type="float" office:value="1110.15410290877" calcext:value-type="float">
            <text:p>1110.15410290877</text:p>
          </table:table-cell>
          <table:table-cell table:number-columns-repeated="9"/>
          <table:table-cell office:value-type="float" office:value="240" calcext:value-type="float">
            <text:p>240</text:p>
          </table:table-cell>
          <table:table-cell table:formula="of:=[.Q28]*PI()/180" office:value-type="float" office:value="4.18879020478639" calcext:value-type="float">
            <text:p>4.18879020478639</text:p>
          </table:table-cell>
          <table:table-cell table:formula="of:=SIN([.R28])" office:value-type="float" office:value="-0.866025403784438" calcext:value-type="float">
            <text:p>-0.866025403784438</text:p>
          </table:table-cell>
          <table:table-cell table:formula="of:=SIN(2*[.R28])" office:value-type="float" office:value="0.866025403784439" calcext:value-type="float">
            <text:p>0.866025403784439</text:p>
          </table:table-cell>
          <table:table-cell table:formula="of:=COS([.R28])" office:value-type="float" office:value="-0.5" calcext:value-type="float">
            <text:p>-0.5</text:p>
          </table:table-cell>
          <table:table-cell table:formula="of:=COS(2*[.R28])" office:value-type="float" office:value="-0.499999999999999" calcext:value-type="float">
            <text:p>-0.49999999999999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2017-06-02 05:37:31</text:p>
          </table:table-cell>
          <table:table-cell office:value-type="float" office:value="145.248" calcext:value-type="float">
            <text:p>145.248</text:p>
          </table:table-cell>
          <table:table-cell/>
          <table:table-cell table:formula="of:=AVERAGE([.C26:.C32])" office:value-type="float" office:value="148.372" calcext:value-type="float">
            <text:p>148.372</text:p>
          </table:table-cell>
          <table:table-cell/>
          <table:table-cell table:formula="of:=[.$K$3]*COS((([.A29]+[.$K$2])/[.$K$6]))+[.$K$4]*COS((([.A29]+[.$K$2])*2/[.$K$6]))+[.$K$5]*COS((([.A29]+[.$K$2])/(2*[.$K$6])))+[.$K$1]" office:value-type="float" office:value="1056.6968280552" calcext:value-type="float">
            <text:p>1056.6968280552</text:p>
          </table:table-cell>
          <table:table-cell table:number-columns-repeated="9"/>
          <table:table-cell office:value-type="float" office:value="250" calcext:value-type="float">
            <text:p>250</text:p>
          </table:table-cell>
          <table:table-cell table:formula="of:=[.Q29]*PI()/180" office:value-type="float" office:value="4.36332312998582" calcext:value-type="float">
            <text:p>4.36332312998582</text:p>
          </table:table-cell>
          <table:table-cell table:formula="of:=SIN([.R29])" office:value-type="float" office:value="-0.939692620785908" calcext:value-type="float">
            <text:p>-0.939692620785908</text:p>
          </table:table-cell>
          <table:table-cell table:formula="of:=SIN(2*[.R29])" office:value-type="float" office:value="0.64278760968654" calcext:value-type="float">
            <text:p>0.64278760968654</text:p>
          </table:table-cell>
          <table:table-cell table:formula="of:=COS([.R29])" office:value-type="float" office:value="-0.342020143325669" calcext:value-type="float">
            <text:p>-0.342020143325669</text:p>
          </table:table-cell>
          <table:table-cell table:formula="of:=COS(2*[.R29])" office:value-type="float" office:value="-0.766044443118977" calcext:value-type="float">
            <text:p>-0.76604444311897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2017-06-02 05:38:31</text:p>
          </table:table-cell>
          <table:table-cell office:value-type="float" office:value="165.974" calcext:value-type="float">
            <text:p>165.974</text:p>
          </table:table-cell>
          <table:table-cell/>
          <table:table-cell table:formula="of:=AVERAGE([.C27:.C33])" office:value-type="float" office:value="165.694571428571" calcext:value-type="float">
            <text:p>165.694571428571</text:p>
          </table:table-cell>
          <table:table-cell/>
          <table:table-cell table:formula="of:=[.$K$3]*COS((([.A30]+[.$K$2])/[.$K$6]))+[.$K$4]*COS((([.A30]+[.$K$2])*2/[.$K$6]))+[.$K$5]*COS((([.A30]+[.$K$2])/(2*[.$K$6])))+[.$K$1]" office:value-type="float" office:value="1008.37979978264" calcext:value-type="float">
            <text:p>1008.37979978264</text:p>
          </table:table-cell>
          <table:table-cell table:number-columns-repeated="9"/>
          <table:table-cell office:value-type="float" office:value="260" calcext:value-type="float">
            <text:p>260</text:p>
          </table:table-cell>
          <table:table-cell table:formula="of:=[.Q30]*PI()/180" office:value-type="float" office:value="4.53785605518526" calcext:value-type="float">
            <text:p>4.53785605518526</text:p>
          </table:table-cell>
          <table:table-cell table:formula="of:=SIN([.R30])" office:value-type="float" office:value="-0.984807753012208" calcext:value-type="float">
            <text:p>-0.984807753012208</text:p>
          </table:table-cell>
          <table:table-cell table:formula="of:=SIN(2*[.R30])" office:value-type="float" office:value="0.342020143325669" calcext:value-type="float">
            <text:p>0.342020143325669</text:p>
          </table:table-cell>
          <table:table-cell table:formula="of:=COS([.R30])" office:value-type="float" office:value="-0.17364817766693" calcext:value-type="float">
            <text:p>-0.17364817766693</text:p>
          </table:table-cell>
          <table:table-cell table:formula="of:=COS(2*[.R30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2017-06-02 05:39:31</text:p>
          </table:table-cell>
          <table:table-cell office:value-type="float" office:value="177.398" calcext:value-type="float">
            <text:p>177.398</text:p>
          </table:table-cell>
          <table:table-cell/>
          <table:table-cell table:formula="of:=AVERAGE([.C28:.C34])" office:value-type="float" office:value="184.975571428571" calcext:value-type="float">
            <text:p>184.975571428571</text:p>
          </table:table-cell>
          <table:table-cell/>
          <table:table-cell table:formula="of:=[.$K$3]*COS((([.A31]+[.$K$2])/[.$K$6]))+[.$K$4]*COS((([.A31]+[.$K$2])*2/[.$K$6]))+[.$K$5]*COS((([.A31]+[.$K$2])/(2*[.$K$6])))+[.$K$1]" office:value-type="float" office:value="965.235216703164" calcext:value-type="float">
            <text:p>965.235216703164</text:p>
          </table:table-cell>
          <table:table-cell table:number-columns-repeated="9"/>
          <table:table-cell office:value-type="float" office:value="270" calcext:value-type="float">
            <text:p>270</text:p>
          </table:table-cell>
          <table:table-cell table:formula="of:=[.Q31]*PI()/180" office:value-type="float" office:value="4.71238898038469" calcext:value-type="float">
            <text:p>4.71238898038469</text:p>
          </table:table-cell>
          <table:table-cell table:formula="of:=SIN([.R31])" office:value-type="float" office:value="-1" calcext:value-type="float">
            <text:p>-1</text:p>
          </table:table-cell>
          <table:table-cell table:formula="of:=SIN(2*[.R31])" office:value-type="float" office:value="3.67394039744206E-016" calcext:value-type="float">
            <text:p>3.67394039744206E-16</text:p>
          </table:table-cell>
          <table:table-cell table:formula="of:=COS([.R31])" office:value-type="float" office:value="-1.83697019872103E-016" calcext:value-type="float">
            <text:p>-1.83697019872103E-16</text:p>
          </table:table-cell>
          <table:table-cell table:formula="of:=COS(2*[.R31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2017-06-02 05:40:31</text:p>
          </table:table-cell>
          <table:table-cell office:value-type="float" office:value="199.594" calcext:value-type="float">
            <text:p>199.594</text:p>
          </table:table-cell>
          <table:table-cell/>
          <table:table-cell table:formula="of:=AVERAGE([.C29:.C35])" office:value-type="float" office:value="205.841857142857" calcext:value-type="float">
            <text:p>205.841857142857</text:p>
          </table:table-cell>
          <table:table-cell/>
          <table:table-cell table:formula="of:=[.$K$3]*COS((([.A32]+[.$K$2])/[.$K$6]))+[.$K$4]*COS((([.A32]+[.$K$2])*2/[.$K$6]))+[.$K$5]*COS((([.A32]+[.$K$2])/(2*[.$K$6])))+[.$K$1]" office:value-type="float" office:value="927.294217858369" calcext:value-type="float">
            <text:p>927.294217858369</text:p>
          </table:table-cell>
          <table:table-cell table:number-columns-repeated="9"/>
          <table:table-cell office:value-type="float" office:value="280" calcext:value-type="float">
            <text:p>280</text:p>
          </table:table-cell>
          <table:table-cell table:formula="of:=[.Q32]*PI()/180" office:value-type="float" office:value="4.88692190558412" calcext:value-type="float">
            <text:p>4.88692190558412</text:p>
          </table:table-cell>
          <table:table-cell table:formula="of:=SIN([.R32])" office:value-type="float" office:value="-0.984807753012208" calcext:value-type="float">
            <text:p>-0.984807753012208</text:p>
          </table:table-cell>
          <table:table-cell table:formula="of:=SIN(2*[.R32])" office:value-type="float" office:value="-0.342020143325668" calcext:value-type="float">
            <text:p>-0.342020143325668</text:p>
          </table:table-cell>
          <table:table-cell table:formula="of:=COS([.R32])" office:value-type="float" office:value="0.17364817766693" calcext:value-type="float">
            <text:p>0.17364817766693</text:p>
          </table:table-cell>
          <table:table-cell table:formula="of:=COS(2*[.R32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2017-06-02 05:41:31</text:p>
          </table:table-cell>
          <table:table-cell office:value-type="float" office:value="225.869" calcext:value-type="float">
            <text:p>225.869</text:p>
          </table:table-cell>
          <table:table-cell/>
          <table:table-cell table:formula="of:=AVERAGE([.C30:.C36])" office:value-type="float" office:value="228.293571428571" calcext:value-type="float">
            <text:p>228.293571428571</text:p>
          </table:table-cell>
          <table:table-cell/>
          <table:table-cell table:formula="of:=[.$K$3]*COS((([.A33]+[.$K$2])/[.$K$6]))+[.$K$4]*COS((([.A33]+[.$K$2])*2/[.$K$6]))+[.$K$5]*COS((([.A33]+[.$K$2])/(2*[.$K$6])))+[.$K$1]" office:value-type="float" office:value="894.586875240246" calcext:value-type="float">
            <text:p>894.586875240246</text:p>
          </table:table-cell>
          <table:table-cell table:number-columns-repeated="9"/>
          <table:table-cell office:value-type="float" office:value="290" calcext:value-type="float">
            <text:p>290</text:p>
          </table:table-cell>
          <table:table-cell table:formula="of:=[.Q33]*PI()/180" office:value-type="float" office:value="5.06145483078356" calcext:value-type="float">
            <text:p>5.06145483078356</text:p>
          </table:table-cell>
          <table:table-cell table:formula="of:=SIN([.R33])" office:value-type="float" office:value="-0.939692620785909" calcext:value-type="float">
            <text:p>-0.939692620785909</text:p>
          </table:table-cell>
          <table:table-cell table:formula="of:=SIN(2*[.R33])" office:value-type="float" office:value="-0.642787609686538" calcext:value-type="float">
            <text:p>-0.642787609686538</text:p>
          </table:table-cell>
          <table:table-cell table:formula="of:=COS([.R33])" office:value-type="float" office:value="0.342020143325668" calcext:value-type="float">
            <text:p>0.342020143325668</text:p>
          </table:table-cell>
          <table:table-cell table:formula="of:=COS(2*[.R33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2017-06-02 05:42:31</text:p>
          </table:table-cell>
          <table:table-cell office:value-type="float" office:value="249.533" calcext:value-type="float">
            <text:p>249.533</text:p>
          </table:table-cell>
          <table:table-cell/>
          <table:table-cell table:formula="of:=AVERAGE([.C31:.C37])" office:value-type="float" office:value="252.540428571429" calcext:value-type="float">
            <text:p>252.540428571429</text:p>
          </table:table-cell>
          <table:table-cell/>
          <table:table-cell table:formula="of:=[.$K$3]*COS((([.A34]+[.$K$2])/[.$K$6]))+[.$K$4]*COS((([.A34]+[.$K$2])*2/[.$K$6]))+[.$K$5]*COS((([.A34]+[.$K$2])/(2*[.$K$6])))+[.$K$1]" office:value-type="float" office:value="867.142186555291" calcext:value-type="float">
            <text:p>867.142186555291</text:p>
          </table:table-cell>
          <table:table-cell/>
          <table:table-cell office:value-type="string" calcext:value-type="string">
            <text:p>Keep this one.</text:p>
          </table:table-cell>
          <table:table-cell table:number-columns-repeated="7"/>
          <table:table-cell office:value-type="float" office:value="300" calcext:value-type="float">
            <text:p>300</text:p>
          </table:table-cell>
          <table:table-cell table:formula="of:=[.Q34]*PI()/180" office:value-type="float" office:value="5.23598775598299" calcext:value-type="float">
            <text:p>5.23598775598299</text:p>
          </table:table-cell>
          <table:table-cell table:formula="of:=SIN([.R34])" office:value-type="float" office:value="-0.866025403784439" calcext:value-type="float">
            <text:p>-0.866025403784439</text:p>
          </table:table-cell>
          <table:table-cell table:formula="of:=SIN(2*[.R34])" office:value-type="float" office:value="-0.866025403784439" calcext:value-type="float">
            <text:p>-0.866025403784439</text:p>
          </table:table-cell>
          <table:table-cell table:formula="of:=COS([.R34])" office:value-type="float" office:value="0.5" calcext:value-type="float">
            <text:p>0.5</text:p>
          </table:table-cell>
          <table:table-cell table:formula="of:=COS(2*[.R34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2017-06-02 05:43:31</text:p>
          </table:table-cell>
          <table:table-cell office:value-type="float" office:value="277.277" calcext:value-type="float">
            <text:p>277.277</text:p>
          </table:table-cell>
          <table:table-cell/>
          <table:table-cell table:formula="of:=AVERAGE([.C32:.C38])" office:value-type="float" office:value="278.955571428571" calcext:value-type="float">
            <text:p>278.955571428571</text:p>
          </table:table-cell>
          <table:table-cell/>
          <table:table-cell table:formula="of:=[.$K$3]*COS((([.A35]+[.$K$2])/[.$K$6]))+[.$K$4]*COS((([.A35]+[.$K$2])*2/[.$K$6]))+[.$K$5]*COS((([.A35]+[.$K$2])/(2*[.$K$6])))+[.$K$1]" office:value-type="float" office:value="844.988068233608" calcext:value-type="float">
            <text:p>844.988068233608</text:p>
          </table:table-cell>
          <table:table-cell table:number-columns-repeated="9"/>
          <table:table-cell office:value-type="float" office:value="310" calcext:value-type="float">
            <text:p>310</text:p>
          </table:table-cell>
          <table:table-cell table:formula="of:=[.Q35]*PI()/180" office:value-type="float" office:value="5.41052068118242" calcext:value-type="float">
            <text:p>5.41052068118242</text:p>
          </table:table-cell>
          <table:table-cell table:formula="of:=SIN([.R35])" office:value-type="float" office:value="-0.766044443118978" calcext:value-type="float">
            <text:p>-0.766044443118978</text:p>
          </table:table-cell>
          <table:table-cell table:formula="of:=SIN(2*[.R35])" office:value-type="float" office:value="-0.984807753012208" calcext:value-type="float">
            <text:p>-0.984807753012208</text:p>
          </table:table-cell>
          <table:table-cell table:formula="of:=COS([.R35])" office:value-type="float" office:value="0.642787609686539" calcext:value-type="float">
            <text:p>0.642787609686539</text:p>
          </table:table-cell>
          <table:table-cell table:formula="of:=COS(2*[.R35])" office:value-type="float" office:value="-0.173648177666931" calcext:value-type="float">
            <text:p>-0.17364817766693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2017-06-02 05:44:31</text:p>
          </table:table-cell>
          <table:table-cell office:value-type="float" office:value="302.41" calcext:value-type="float">
            <text:p>302.41</text:p>
          </table:table-cell>
          <table:table-cell/>
          <table:table-cell table:formula="of:=AVERAGE([.C33:.C39])" office:value-type="float" office:value="306.000142857143" calcext:value-type="float">
            <text:p>306.000142857143</text:p>
          </table:table-cell>
          <table:table-cell/>
          <table:table-cell table:formula="of:=[.$K$3]*COS((([.A36]+[.$K$2])/[.$K$6]))+[.$K$4]*COS((([.A36]+[.$K$2])*2/[.$K$6]))+[.$K$5]*COS((([.A36]+[.$K$2])/(2*[.$K$6])))+[.$K$1]" office:value-type="float" office:value="828.151348684682" calcext:value-type="float">
            <text:p>828.151348684682</text:p>
          </table:table-cell>
          <table:table-cell table:number-columns-repeated="2"/>
          <table:table-cell office:value-type="string" calcext:value-type="string">
            <text:p>Piecewise</text:p>
          </table:table-cell>
          <table:table-cell table:number-columns-repeated="2"/>
          <table:table-cell office:value-type="string" calcext:value-type="string">
            <text:p>time By %</text:p>
          </table:table-cell>
          <table:table-cell office:value-type="string" calcext:value-type="string">
            <text:p>Val by %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[.Q36]*PI()/180" office:value-type="float" office:value="5.58505360638185" calcext:value-type="float">
            <text:p>5.58505360638185</text:p>
          </table:table-cell>
          <table:table-cell table:formula="of:=SIN([.R36])" office:value-type="float" office:value="-0.64278760968654" calcext:value-type="float">
            <text:p>-0.64278760968654</text:p>
          </table:table-cell>
          <table:table-cell table:formula="of:=SIN(2*[.R36])" office:value-type="float" office:value="-0.984807753012208" calcext:value-type="float">
            <text:p>-0.984807753012208</text:p>
          </table:table-cell>
          <table:table-cell table:formula="of:=COS([.R36])" office:value-type="float" office:value="0.766044443118978" calcext:value-type="float">
            <text:p>0.766044443118978</text:p>
          </table:table-cell>
          <table:table-cell table:formula="of:=COS(2*[.R36])" office:value-type="float" office:value="0.17364817766693" calcext:value-type="float">
            <text:p>0.1736481776669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2017-06-02 05:45:31</text:p>
          </table:table-cell>
          <table:table-cell office:value-type="float" office:value="335.702" calcext:value-type="float">
            <text:p>335.702</text:p>
          </table:table-cell>
          <table:table-cell/>
          <table:table-cell table:formula="of:=AVERAGE([.C34:.C40])" office:value-type="float" office:value="333.884" calcext:value-type="float">
            <text:p>333.884</text:p>
          </table:table-cell>
          <table:table-cell/>
          <table:table-cell table:formula="of:=[.$K$3]*COS((([.A37]+[.$K$2])/[.$K$6]))+[.$K$4]*COS((([.A37]+[.$K$2])*2/[.$K$6]))+[.$K$5]*COS((([.A37]+[.$K$2])/(2*[.$K$6])))+[.$K$1]" office:value-type="float" office:value="816.657761801369" calcext:value-type="float">
            <text:p>816.657761801369</text:p>
          </table:table-cell>
          <table:table-cell/>
          <table:table-cell office:value-type="string" calcext:value-type="string">
            <text:p>durations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/>
          <table:table-cell table:number-columns-repeated="3"/>
          <table:table-cell office:value-type="float" office:value="330" calcext:value-type="float">
            <text:p>330</text:p>
          </table:table-cell>
          <table:table-cell table:formula="of:=[.Q37]*PI()/180" office:value-type="float" office:value="5.75958653158129" calcext:value-type="float">
            <text:p>5.75958653158129</text:p>
          </table:table-cell>
          <table:table-cell table:formula="of:=SIN([.R37])" office:value-type="float" office:value="-0.5" calcext:value-type="float">
            <text:p>-0.5</text:p>
          </table:table-cell>
          <table:table-cell table:formula="of:=SIN(2*[.R37])" office:value-type="float" office:value="-0.866025403784439" calcext:value-type="float">
            <text:p>-0.866025403784439</text:p>
          </table:table-cell>
          <table:table-cell table:formula="of:=COS([.R37])" office:value-type="float" office:value="0.866025403784438" calcext:value-type="float">
            <text:p>0.866025403784438</text:p>
          </table:table-cell>
          <table:table-cell table:formula="of:=COS(2*[.R37])" office:value-type="float" office:value="0.499999999999999" calcext:value-type="float">
            <text:p>0.49999999999999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2017-06-02 05:46:31</text:p>
          </table:table-cell>
          <table:table-cell office:value-type="float" office:value="362.304" calcext:value-type="float">
            <text:p>362.304</text:p>
          </table:table-cell>
          <table:table-cell/>
          <table:table-cell table:formula="of:=AVERAGE([.C35:.C41])" office:value-type="float" office:value="362.980142857143" calcext:value-type="float">
            <text:p>362.980142857143</text:p>
          </table:table-cell>
          <table:table-cell/>
          <table:table-cell table:formula="of:=[.$K$3]*COS((([.A38]+[.$K$2])/[.$K$6]))+[.$K$4]*COS((([.A38]+[.$K$2])*2/[.$K$6]))+[.$K$5]*COS((([.A38]+[.$K$2])/(2*[.$K$6])))+[.$K$1]" office:value-type="float" office:value="810.531940713656" calcext:value-type="float">
            <text:p>810.531940713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J38]-[.$J$38])/([.$J$46]-[.$J$38])" office:value-type="percentage" office:value="0" calcext:value-type="percentage">
            <text:p>0.00%</text:p>
          </table:table-cell>
          <table:table-cell table:style-name="ce2" table:formula="of:=[.K38]/MAX([.$K$38:.$K$46]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[.Q38]*PI()/180" office:value-type="float" office:value="5.93411945678072" calcext:value-type="float">
            <text:p>5.93411945678072</text:p>
          </table:table-cell>
          <table:table-cell table:formula="of:=SIN([.R38])" office:value-type="float" office:value="-0.342020143325669" calcext:value-type="float">
            <text:p>-0.342020143325669</text:p>
          </table:table-cell>
          <table:table-cell table:formula="of:=SIN(2*[.R38])" office:value-type="float" office:value="-0.642787609686539" calcext:value-type="float">
            <text:p>-0.642787609686539</text:p>
          </table:table-cell>
          <table:table-cell table:formula="of:=COS([.R38])" office:value-type="float" office:value="0.939692620785908" calcext:value-type="float">
            <text:p>0.939692620785908</text:p>
          </table:table-cell>
          <table:table-cell table:formula="of:=COS(2*[.R38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2017-06-02 05:47:31</text:p>
          </table:table-cell>
          <table:table-cell office:value-type="float" office:value="388.906" calcext:value-type="float">
            <text:p>388.906</text:p>
          </table:table-cell>
          <table:table-cell/>
          <table:table-cell table:formula="of:=AVERAGE([.C36:.C42])" office:value-type="float" office:value="393.871571428571" calcext:value-type="float">
            <text:p>393.871571428571</text:p>
          </table:table-cell>
          <table:table-cell/>
          <table:table-cell table:formula="of:=[.$K$3]*COS((([.A39]+[.$K$2])/[.$K$6]))+[.$K$4]*COS((([.A39]+[.$K$2])*2/[.$K$6]))+[.$K$5]*COS((([.A39]+[.$K$2])/(2*[.$K$6])))+[.$K$1]" office:value-type="float" office:value="809.797411793617" calcext:value-type="float">
            <text:p>809.797411793617</text:p>
          </table:table-cell>
          <table:table-cell table:formula="of:=[.I39]*60" office:value-type="float" office:value="2400" calcext:value-type="float">
            <text:p>2400</text:p>
          </table:table-cell>
          <table:table-cell office:value-type="float" office:value="40" calcext:value-type="float">
            <text:p>40</text:p>
          </table:table-cell>
          <table:table-cell table:formula="of:=[.J38]+[.I39]" office:value-type="float" office:value="880" calcext:value-type="float">
            <text:p>880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formula="of:=([.J39]-[.$J$38])/([.$J$46]-[.$J$38])" office:value-type="percentage" office:value="0.051150895140665" calcext:value-type="percentage">
            <text:p>5.12%</text:p>
          </table:table-cell>
          <table:table-cell table:style-name="ce2" table:formula="of:=[.K39]/MAX([.$K$38:.$K$46])" office:value-type="percentage" office:value="0.0294117647058823" calcext:value-type="percentage">
            <text:p>2.94%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formula="of:=[.Q39]*PI()/180" office:value-type="float" office:value="6.10865238198015" calcext:value-type="float">
            <text:p>6.10865238198015</text:p>
          </table:table-cell>
          <table:table-cell table:formula="of:=SIN([.R39])" office:value-type="float" office:value="-0.173648177666931" calcext:value-type="float">
            <text:p>-0.173648177666931</text:p>
          </table:table-cell>
          <table:table-cell table:formula="of:=SIN(2*[.R39])" office:value-type="float" office:value="-0.34202014332567" calcext:value-type="float">
            <text:p>-0.34202014332567</text:p>
          </table:table-cell>
          <table:table-cell table:formula="of:=COS([.R39])" office:value-type="float" office:value="0.984807753012208" calcext:value-type="float">
            <text:p>0.984807753012208</text:p>
          </table:table-cell>
          <table:table-cell table:formula="of:=COS(2*[.R39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2017-06-02 05:48:31</text:p>
          </table:table-cell>
          <table:table-cell office:value-type="float" office:value="421.056" calcext:value-type="float">
            <text:p>421.056</text:p>
          </table:table-cell>
          <table:table-cell/>
          <table:table-cell table:formula="of:=AVERAGE([.C37:.C43])" office:value-type="float" office:value="425.602285714286" calcext:value-type="float">
            <text:p>425.602285714286</text:p>
          </table:table-cell>
          <table:table-cell/>
          <table:table-cell table:formula="of:=[.$K$3]*COS((([.A40]+[.$K$2])/[.$K$6]))+[.$K$4]*COS((([.A40]+[.$K$2])*2/[.$K$6]))+[.$K$5]*COS((([.A40]+[.$K$2])/(2*[.$K$6])))+[.$K$1]" office:value-type="float" office:value="814.476588913007" calcext:value-type="float">
            <text:p>814.47658891300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39]+[.I40]" office:value-type="float" office:value="881" calcext:value-type="float">
            <text:p>881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2" table:formula="of:=([.J40]-[.$J$38])/([.$J$46]-[.$J$38])" office:value-type="percentage" office:value="0.0524296675191816" calcext:value-type="percentage">
            <text:p>5.24%</text:p>
          </table:table-cell>
          <table:table-cell table:style-name="ce2" table:formula="of:=[.K40]/MAX([.$K$38:.$K$46])" office:value-type="percentage" office:value="0.176470588235294" calcext:value-type="percentage">
            <text:p>17.65%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[.Q40]*PI()/180" office:value-type="float" office:value="6.28318530717959" calcext:value-type="float">
            <text:p>6.28318530717959</text:p>
          </table:table-cell>
          <table:table-cell table:formula="of:=SIN([.R40])" office:value-type="float" office:value="-2.44929359829471E-016" calcext:value-type="float">
            <text:p>-2.44929359829471E-16</text:p>
          </table:table-cell>
          <table:table-cell table:formula="of:=SIN(2*[.R40])" office:value-type="float" office:value="-4.89858719658941E-016" calcext:value-type="float">
            <text:p>-4.89858719658941E-16</text:p>
          </table:table-cell>
          <table:table-cell table:formula="of:=COS([.R40])" office:value-type="float" office:value="1" calcext:value-type="float">
            <text:p>1</text:p>
          </table:table-cell>
          <table:table-cell table:formula="of:=COS(2*[.R4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2017-06-02 05:49:31</text:p>
          </table:table-cell>
          <table:table-cell office:value-type="float" office:value="453.206" calcext:value-type="float">
            <text:p>453.206</text:p>
          </table:table-cell>
          <table:table-cell/>
          <table:table-cell table:formula="of:=AVERAGE([.C38:.C44])" office:value-type="float" office:value="458.545428571429" calcext:value-type="float">
            <text:p>458.545428571429</text:p>
          </table:table-cell>
          <table:table-cell/>
          <table:table-cell table:formula="of:=[.$K$3]*COS((([.A41]+[.$K$2])/[.$K$6]))+[.$K$4]*COS((([.A41]+[.$K$2])*2/[.$K$6]))+[.$K$5]*COS((([.A41]+[.$K$2])/(2*[.$K$6])))+[.$K$1]" office:value-type="float" office:value="824.590767954913" calcext:value-type="float">
            <text:p>824.590767954913</text:p>
          </table:table-cell>
          <table:table-cell table:formula="of:=[.I41]*60" office:value-type="float" office:value="12000" calcext:value-type="float">
            <text:p>12000</text:p>
          </table:table-cell>
          <table:table-cell office:value-type="float" office:value="200" calcext:value-type="float">
            <text:p>200</text:p>
          </table:table-cell>
          <table:table-cell table:formula="of:=[.J40]+[.I41]" office:value-type="float" office:value="1081" calcext:value-type="float">
            <text:p>1081</text:p>
          </table:table-cell>
          <table:table-cell office:value-type="float" office:value="68000" calcext:value-type="float">
            <text:p>68000</text:p>
          </table:table-cell>
          <table:table-cell/>
          <table:table-cell table:style-name="ce2" table:formula="of:=([.J41]-[.$J$38])/([.$J$46]-[.$J$38])" office:value-type="percentage" office:value="0.308184143222506" calcext:value-type="percentage">
            <text:p>30.82%</text:p>
          </table:table-cell>
          <table:table-cell table:style-name="ce2" table:formula="of:=[.K41]/MAX([.$K$38:.$K$46])" office:value-type="percentage" office:value="1" calcext:value-type="percentage">
            <text:p>100.00%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[.Q41]*PI()/180" office:value-type="float" office:value="6.45771823237902" calcext:value-type="float">
            <text:p>6.45771823237902</text:p>
          </table:table-cell>
          <table:table-cell table:formula="of:=SIN([.R41])" office:value-type="float" office:value="0.17364817766693" calcext:value-type="float">
            <text:p>0.17364817766693</text:p>
          </table:table-cell>
          <table:table-cell table:formula="of:=SIN(2*[.R41])" office:value-type="float" office:value="0.342020143325668" calcext:value-type="float">
            <text:p>0.342020143325668</text:p>
          </table:table-cell>
          <table:table-cell table:formula="of:=COS([.R41])" office:value-type="float" office:value="0.984807753012208" calcext:value-type="float">
            <text:p>0.984807753012208</text:p>
          </table:table-cell>
          <table:table-cell table:formula="of:=COS(2*[.R41])" office:value-type="float" office:value="0.939692620785909" calcext:value-type="float">
            <text:p>0.93969262078590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2017-06-02 05:50:31</text:p>
          </table:table-cell>
          <table:table-cell office:value-type="float" office:value="493.517" calcext:value-type="float">
            <text:p>493.517</text:p>
          </table:table-cell>
          <table:table-cell/>
          <table:table-cell table:formula="of:=AVERAGE([.C39:.C45])" office:value-type="float" office:value="492.700857142857" calcext:value-type="float">
            <text:p>492.700857142857</text:p>
          </table:table-cell>
          <table:table-cell/>
          <table:table-cell table:formula="of:=[.$K$3]*COS((([.A42]+[.$K$2])/[.$K$6]))+[.$K$4]*COS((([.A42]+[.$K$2])*2/[.$K$6]))+[.$K$5]*COS((([.A42]+[.$K$2])/(2*[.$K$6])))+[.$K$1]" office:value-type="float" office:value="840.160121580579" calcext:value-type="float">
            <text:p>840.160121580579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J41]+[.I42]" office:value-type="float" office:value="1381" calcext:value-type="float">
            <text:p>1381</text:p>
          </table:table-cell>
          <table:table-cell office:value-type="float" office:value="68000" calcext:value-type="float">
            <text:p>68000</text:p>
          </table:table-cell>
          <table:table-cell/>
          <table:table-cell table:style-name="ce2" table:formula="of:=([.J42]-[.$J$38])/([.$J$46]-[.$J$38])" office:value-type="percentage" office:value="0.691815856777494" calcext:value-type="percentage">
            <text:p>69.18%</text:p>
          </table:table-cell>
          <table:table-cell table:style-name="ce2" table:formula="of:=[.K42]/MAX([.$K$38:.$K$46])" office:value-type="percentage" office:value="1" calcext:value-type="percentage">
            <text:p>100.00%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[.Q42]*PI()/180" office:value-type="float" office:value="6.63225115757845" calcext:value-type="float">
            <text:p>6.63225115757845</text:p>
          </table:table-cell>
          <table:table-cell table:formula="of:=SIN([.R42])" office:value-type="float" office:value="0.342020143325669" calcext:value-type="float">
            <text:p>0.342020143325669</text:p>
          </table:table-cell>
          <table:table-cell table:formula="of:=SIN(2*[.R42])" office:value-type="float" office:value="0.64278760968654" calcext:value-type="float">
            <text:p>0.64278760968654</text:p>
          </table:table-cell>
          <table:table-cell table:formula="of:=COS([.R42])" office:value-type="float" office:value="0.939692620785908" calcext:value-type="float">
            <text:p>0.939692620785908</text:p>
          </table:table-cell>
          <table:table-cell table:formula="of:=COS(2*[.R42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2017-06-02 05:51:31</text:p>
          </table:table-cell>
          <table:table-cell office:value-type="float" office:value="524.525" calcext:value-type="float">
            <text:p>524.525</text:p>
          </table:table-cell>
          <table:table-cell/>
          <table:table-cell table:formula="of:=AVERAGE([.C40:.C46])" office:value-type="float" office:value="528.651428571429" calcext:value-type="float">
            <text:p>528.651428571429</text:p>
          </table:table-cell>
          <table:table-cell/>
          <table:table-cell table:formula="of:=[.$K$3]*COS((([.A43]+[.$K$2])/[.$K$6]))+[.$K$4]*COS((([.A43]+[.$K$2])*2/[.$K$6]))+[.$K$5]*COS((([.A43]+[.$K$2])/(2*[.$K$6])))+[.$K$1]" office:value-type="float" office:value="861.203694252887" calcext:value-type="float">
            <text:p>861.203694252887</text:p>
          </table:table-cell>
          <table:table-cell table:number-columns-repeated="2"/>
          <table:table-cell table:formula="of:=[.J42]+[.I43]" office:value-type="float" office:value="1381" calcext:value-type="float">
            <text:p>1381</text:p>
          </table:table-cell>
          <table:table-cell office:value-type="float" office:value="68000" calcext:value-type="float">
            <text:p>68000</text:p>
          </table:table-cell>
          <table:table-cell/>
          <table:table-cell table:style-name="ce2" table:formula="of:=([.J43]-[.$J$38])/([.$J$46]-[.$J$38])" office:value-type="percentage" office:value="0.691815856777494" calcext:value-type="percentage">
            <text:p>69.18%</text:p>
          </table:table-cell>
          <table:table-cell table:style-name="ce2" table:formula="of:=[.K43]/MAX([.$K$38:.$K$46])" office:value-type="percentage" office:value="1" calcext:value-type="percentage">
            <text:p>100.00%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[.Q43]*PI()/180" office:value-type="float" office:value="6.80678408277788" calcext:value-type="float">
            <text:p>6.80678408277788</text:p>
          </table:table-cell>
          <table:table-cell table:formula="of:=SIN([.R43])" office:value-type="float" office:value="0.499999999999999" calcext:value-type="float">
            <text:p>0.499999999999999</text:p>
          </table:table-cell>
          <table:table-cell table:formula="of:=SIN(2*[.R43])" office:value-type="float" office:value="0.866025403784438" calcext:value-type="float">
            <text:p>0.866025403784438</text:p>
          </table:table-cell>
          <table:table-cell table:formula="of:=COS([.R43])" office:value-type="float" office:value="0.866025403784439" calcext:value-type="float">
            <text:p>0.866025403784439</text:p>
          </table:table-cell>
          <table:table-cell table:formula="of:=COS(2*[.R43])" office:value-type="float" office:value="0.500000000000001" calcext:value-type="float">
            <text:p>0.50000000000000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2017-06-02 05:52:31</text:p>
          </table:table-cell>
          <table:table-cell office:value-type="float" office:value="566.304" calcext:value-type="float">
            <text:p>566.304</text:p>
          </table:table-cell>
          <table:table-cell/>
          <table:table-cell table:formula="of:=AVERAGE([.C41:.C47])" office:value-type="float" office:value="565.814428571429" calcext:value-type="float">
            <text:p>565.814428571429</text:p>
          </table:table-cell>
          <table:table-cell/>
          <table:table-cell table:formula="of:=[.$K$3]*COS((([.A44]+[.$K$2])/[.$K$6]))+[.$K$4]*COS((([.A44]+[.$K$2])*2/[.$K$6]))+[.$K$5]*COS((([.A44]+[.$K$2])/(2*[.$K$6])))+[.$K$1]" office:value-type="float" office:value="887.739397517413" calcext:value-type="float">
            <text:p>887.73939751741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J43]+[.I44]" office:value-type="float" office:value="1581" calcext:value-type="float">
            <text:p>1581</text:p>
          </table:table-cell>
          <table:table-cell office:value-type="float" office:value="12000" calcext:value-type="float">
            <text:p>12000</text:p>
          </table:table-cell>
          <table:table-cell/>
          <table:table-cell table:style-name="ce2" table:formula="of:=([.J44]-[.$J$38])/([.$J$46]-[.$J$38])" office:value-type="percentage" office:value="0.947570332480818" calcext:value-type="percentage">
            <text:p>94.76%</text:p>
          </table:table-cell>
          <table:table-cell table:style-name="ce2" table:formula="of:=[.K44]/MAX([.$K$38:.$K$46])" office:value-type="percentage" office:value="0.176470588235294" calcext:value-type="percentage">
            <text:p>17.65%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[.Q44]*PI()/180" office:value-type="float" office:value="6.98131700797732" calcext:value-type="float">
            <text:p>6.98131700797732</text:p>
          </table:table-cell>
          <table:table-cell table:formula="of:=SIN([.R44])" office:value-type="float" office:value="0.642787609686539" calcext:value-type="float">
            <text:p>0.642787609686539</text:p>
          </table:table-cell>
          <table:table-cell table:formula="of:=SIN(2*[.R44])" office:value-type="float" office:value="0.984807753012208" calcext:value-type="float">
            <text:p>0.984807753012208</text:p>
          </table:table-cell>
          <table:table-cell table:formula="of:=COS([.R44])" office:value-type="float" office:value="0.766044443118978" calcext:value-type="float">
            <text:p>0.766044443118978</text:p>
          </table:table-cell>
          <table:table-cell table:formula="of:=COS(2*[.R44])" office:value-type="float" office:value="0.173648177666931" calcext:value-type="float">
            <text:p>0.17364817766693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2017-06-02 05:53:31</text:p>
          </table:table-cell>
          <table:table-cell office:value-type="float" office:value="601.392" calcext:value-type="float">
            <text:p>601.392</text:p>
          </table:table-cell>
          <table:table-cell/>
          <table:table-cell table:formula="of:=AVERAGE([.C42:.C48])" office:value-type="float" office:value="604.772714285714" calcext:value-type="float">
            <text:p>604.772714285714</text:p>
          </table:table-cell>
          <table:table-cell/>
          <table:table-cell table:formula="of:=[.$K$3]*COS((([.A45]+[.$K$2])/[.$K$6]))+[.$K$4]*COS((([.A45]+[.$K$2])*2/[.$K$6]))+[.$K$5]*COS((([.A45]+[.$K$2])/(2*[.$K$6])))+[.$K$1]" office:value-type="float" office:value="919.784005542315" calcext:value-type="float">
            <text:p>919.78400554231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44]+[.I45]" office:value-type="float" office:value="1582" calcext:value-type="float">
            <text:p>1582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ce2" table:formula="of:=([.J45]-[.$J$38])/([.$J$46]-[.$J$38])" office:value-type="percentage" office:value="0.948849104859335" calcext:value-type="percentage">
            <text:p>94.88%</text:p>
          </table:table-cell>
          <table:table-cell table:style-name="ce2" table:formula="of:=[.K45]/MAX([.$K$38:.$K$46])" office:value-type="percentage" office:value="0.0294117647058823" calcext:value-type="percentage">
            <text:p>2.94%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table:formula="of:=[.Q45]*PI()/180" office:value-type="float" office:value="7.15584993317675" calcext:value-type="float">
            <text:p>7.15584993317675</text:p>
          </table:table-cell>
          <table:table-cell table:formula="of:=SIN([.R45])" office:value-type="float" office:value="0.766044443118978" calcext:value-type="float">
            <text:p>0.766044443118978</text:p>
          </table:table-cell>
          <table:table-cell table:formula="of:=SIN(2*[.R45])" office:value-type="float" office:value="0.984807753012208" calcext:value-type="float">
            <text:p>0.984807753012208</text:p>
          </table:table-cell>
          <table:table-cell table:formula="of:=COS([.R45])" office:value-type="float" office:value="0.64278760968654" calcext:value-type="float">
            <text:p>0.64278760968654</text:p>
          </table:table-cell>
          <table:table-cell table:formula="of:=COS(2*[.R45])" office:value-type="float" office:value="-0.17364817766693" calcext:value-type="float">
            <text:p>-0.1736481776669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2017-06-02 05:54:31</text:p>
          </table:table-cell>
          <table:table-cell office:value-type="float" office:value="640.56" calcext:value-type="float">
            <text:p>640.56</text:p>
          </table:table-cell>
          <table:table-cell/>
          <table:table-cell table:formula="of:=AVERAGE([.C43:.C49])" office:value-type="float" office:value="643.987285714286" calcext:value-type="float">
            <text:p>643.987285714286</text:p>
          </table:table-cell>
          <table:table-cell/>
          <table:table-cell table:formula="of:=[.$K$3]*COS((([.A46]+[.$K$2])/[.$K$6]))+[.$K$4]*COS((([.A46]+[.$K$2])*2/[.$K$6]))+[.$K$5]*COS((([.A46]+[.$K$2])/(2*[.$K$6])))+[.$K$1]" office:value-type="float" office:value="957.353150918149" calcext:value-type="float">
            <text:p>957.35315091814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J45]+[.I46]" office:value-type="float" office:value="1622" calcext:value-type="float">
            <text:p>1622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table:formula="of:=([.J46]-[.$J$38])/([.$J$46]-[.$J$38])" office:value-type="percentage" office:value="1" calcext:value-type="percentage">
            <text:p>100.00%</text:p>
          </table:table-cell>
          <table:table-cell table:style-name="ce2" table:formula="of:=[.K46]/MAX([.$K$38:.$K$46])" office:value-type="percentage" office:value="0" calcext:value-type="percentage">
            <text:p>0.00%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formula="of:=[.Q46]*PI()/180" office:value-type="float" office:value="7.33038285837618" calcext:value-type="float">
            <text:p>7.33038285837618</text:p>
          </table:table-cell>
          <table:table-cell table:formula="of:=SIN([.R46])" office:value-type="float" office:value="0.866025403784439" calcext:value-type="float">
            <text:p>0.866025403784439</text:p>
          </table:table-cell>
          <table:table-cell table:formula="of:=SIN(2*[.R46])" office:value-type="float" office:value="0.866025403784438" calcext:value-type="float">
            <text:p>0.866025403784438</text:p>
          </table:table-cell>
          <table:table-cell table:formula="of:=COS([.R46])" office:value-type="float" office:value="0.5" calcext:value-type="float">
            <text:p>0.5</text:p>
          </table:table-cell>
          <table:table-cell table:formula="of:=COS(2*[.R46])" office:value-type="float" office:value="-0.500000000000001" calcext:value-type="float">
            <text:p>-0.50000000000000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2017-06-02 05:55:31</text:p>
          </table:table-cell>
          <table:table-cell office:value-type="float" office:value="681.197" calcext:value-type="float">
            <text:p>681.197</text:p>
          </table:table-cell>
          <table:table-cell/>
          <table:table-cell table:formula="of:=AVERAGE([.C44:.C50])" office:value-type="float" office:value="685.370142857143" calcext:value-type="float">
            <text:p>685.370142857143</text:p>
          </table:table-cell>
          <table:table-cell/>
          <table:table-cell table:formula="of:=[.$K$3]*COS((([.A47]+[.$K$2])/[.$K$6]))+[.$K$4]*COS((([.A47]+[.$K$2])*2/[.$K$6]))+[.$K$5]*COS((([.A47]+[.$K$2])/(2*[.$K$6])))+[.$K$1]" office:value-type="float" office:value="1000.46132071842" calcext:value-type="float">
            <text:p>1000.46132071842</text:p>
          </table:table-cell>
          <table:table-cell table:number-columns-repeated="9"/>
          <table:table-cell office:value-type="float" office:value="430" calcext:value-type="float">
            <text:p>430</text:p>
          </table:table-cell>
          <table:table-cell table:formula="of:=[.Q47]*PI()/180" office:value-type="float" office:value="7.50491578357562" calcext:value-type="float">
            <text:p>7.50491578357562</text:p>
          </table:table-cell>
          <table:table-cell table:formula="of:=SIN([.R47])" office:value-type="float" office:value="0.939692620785908" calcext:value-type="float">
            <text:p>0.939692620785908</text:p>
          </table:table-cell>
          <table:table-cell table:formula="of:=SIN(2*[.R47])" office:value-type="float" office:value="0.642787609686541" calcext:value-type="float">
            <text:p>0.642787609686541</text:p>
          </table:table-cell>
          <table:table-cell table:formula="of:=COS([.R47])" office:value-type="float" office:value="0.342020143325669" calcext:value-type="float">
            <text:p>0.342020143325669</text:p>
          </table:table-cell>
          <table:table-cell table:formula="of:=COS(2*[.R47])" office:value-type="float" office:value="-0.766044443118977" calcext:value-type="float">
            <text:p>-0.766044443118977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2017-06-02 05:56:31</text:p>
          </table:table-cell>
          <table:table-cell office:value-type="float" office:value="725.914" calcext:value-type="float">
            <text:p>725.914</text:p>
          </table:table-cell>
          <table:table-cell/>
          <table:table-cell table:formula="of:=AVERAGE([.C45:.C51])" office:value-type="float" office:value="728.548142857143" calcext:value-type="float">
            <text:p>728.548142857143</text:p>
          </table:table-cell>
          <table:table-cell/>
          <table:table-cell table:formula="of:=[.$K$3]*COS((([.A48]+[.$K$2])/[.$K$6]))+[.$K$4]*COS((([.A48]+[.$K$2])*2/[.$K$6]))+[.$K$5]*COS((([.A48]+[.$K$2])/(2*[.$K$6])))+[.$K$1]" office:value-type="float" office:value="1049.12185282202" calcext:value-type="float">
            <text:p>1049.12185282202</text:p>
          </table:table-cell>
          <table:table-cell table:number-columns-repeated="9"/>
          <table:table-cell office:value-type="float" office:value="440" calcext:value-type="float">
            <text:p>440</text:p>
          </table:table-cell>
          <table:table-cell table:formula="of:=[.Q48]*PI()/180" office:value-type="float" office:value="7.67944870877505" calcext:value-type="float">
            <text:p>7.67944870877505</text:p>
          </table:table-cell>
          <table:table-cell table:formula="of:=SIN([.R48])" office:value-type="float" office:value="0.984807753012208" calcext:value-type="float">
            <text:p>0.984807753012208</text:p>
          </table:table-cell>
          <table:table-cell table:formula="of:=SIN(2*[.R48])" office:value-type="float" office:value="0.342020143325669" calcext:value-type="float">
            <text:p>0.342020143325669</text:p>
          </table:table-cell>
          <table:table-cell table:formula="of:=COS([.R48])" office:value-type="float" office:value="0.17364817766693" calcext:value-type="float">
            <text:p>0.17364817766693</text:p>
          </table:table-cell>
          <table:table-cell table:formula="of:=COS(2*[.R48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2017-06-02 05:57:31</text:p>
          </table:table-cell>
          <table:table-cell office:value-type="float" office:value="768.019" calcext:value-type="float">
            <text:p>768.019</text:p>
          </table:table-cell>
          <table:table-cell/>
          <table:table-cell table:formula="of:=AVERAGE([.C46:.C52])" office:value-type="float" office:value="775.27" calcext:value-type="float">
            <text:p>775.27</text:p>
          </table:table-cell>
          <table:table-cell/>
          <table:table-cell table:formula="of:=[.$K$3]*COS((([.A49]+[.$K$2])/[.$K$6]))+[.$K$4]*COS((([.A49]+[.$K$2])*2/[.$K$6]))+[.$K$5]*COS((([.A49]+[.$K$2])/(2*[.$K$6])))+[.$K$1]" office:value-type="float" office:value="1103.34693249819" calcext:value-type="float">
            <text:p>1103.34693249819</text:p>
          </table:table-cell>
          <table:table-cell table:number-columns-repeated="9"/>
          <table:table-cell office:value-type="float" office:value="450" calcext:value-type="float">
            <text:p>450</text:p>
          </table:table-cell>
          <table:table-cell table:formula="of:=[.Q49]*PI()/180" office:value-type="float" office:value="7.85398163397448" calcext:value-type="float">
            <text:p>7.85398163397448</text:p>
          </table:table-cell>
          <table:table-cell table:formula="of:=SIN([.R49])" office:value-type="float" office:value="1" calcext:value-type="float">
            <text:p>1</text:p>
          </table:table-cell>
          <table:table-cell table:formula="of:=SIN(2*[.R49])" office:value-type="float" office:value="6.12323399573677E-016" calcext:value-type="float">
            <text:p>6.12323399573677E-16</text:p>
          </table:table-cell>
          <table:table-cell table:formula="of:=COS([.R49])" office:value-type="float" office:value="3.06161699786838E-016" calcext:value-type="float">
            <text:p>3.06161699786838E-16</text:p>
          </table:table-cell>
          <table:table-cell table:formula="of:=COS(2*[.R49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2017-06-02 05:58:31</text:p>
          </table:table-cell>
          <table:table-cell office:value-type="float" office:value="814.205" calcext:value-type="float">
            <text:p>814.205</text:p>
          </table:table-cell>
          <table:table-cell/>
          <table:table-cell table:formula="of:=AVERAGE([.C47:.C53])" office:value-type="float" office:value="823.623857142857" calcext:value-type="float">
            <text:p>823.623857142857</text:p>
          </table:table-cell>
          <table:table-cell/>
          <table:table-cell table:formula="of:=[.$K$3]*COS((([.A50]+[.$K$2])/[.$K$6]))+[.$K$4]*COS((([.A50]+[.$K$2])*2/[.$K$6]))+[.$K$5]*COS((([.A50]+[.$K$2])/(2*[.$K$6])))+[.$K$1]" office:value-type="float" office:value="1163.14758925504" calcext:value-type="float">
            <text:p>1163.14758925504</text:p>
          </table:table-cell>
          <table:table-cell table:number-columns-repeated="9"/>
          <table:table-cell office:value-type="float" office:value="460" calcext:value-type="float">
            <text:p>460</text:p>
          </table:table-cell>
          <table:table-cell table:formula="of:=[.Q50]*PI()/180" office:value-type="float" office:value="8.02851455917392" calcext:value-type="float">
            <text:p>8.02851455917392</text:p>
          </table:table-cell>
          <table:table-cell table:formula="of:=SIN([.R50])" office:value-type="float" office:value="0.984807753012208" calcext:value-type="float">
            <text:p>0.984807753012208</text:p>
          </table:table-cell>
          <table:table-cell table:formula="of:=SIN(2*[.R50])" office:value-type="float" office:value="-0.342020143325668" calcext:value-type="float">
            <text:p>-0.342020143325668</text:p>
          </table:table-cell>
          <table:table-cell table:formula="of:=COS([.R50])" office:value-type="float" office:value="-0.17364817766693" calcext:value-type="float">
            <text:p>-0.17364817766693</text:p>
          </table:table-cell>
          <table:table-cell table:formula="of:=COS(2*[.R50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2017-06-02 05:59:31</text:p>
          </table:table-cell>
          <table:table-cell office:value-type="float" office:value="868.55" calcext:value-type="float">
            <text:p>868.55</text:p>
          </table:table-cell>
          <table:table-cell/>
          <table:table-cell table:formula="of:=AVERAGE([.C48:.C54])" office:value-type="float" office:value="876.314157142857" calcext:value-type="float">
            <text:p>876.314157142857</text:p>
          </table:table-cell>
          <table:table-cell/>
          <table:table-cell table:formula="of:=[.$K$3]*COS((([.A51]+[.$K$2])/[.$K$6]))+[.$K$4]*COS((([.A51]+[.$K$2])*2/[.$K$6]))+[.$K$5]*COS((([.A51]+[.$K$2])/(2*[.$K$6])))+[.$K$1]" office:value-type="float" office:value="1228.53369395225" calcext:value-type="float">
            <text:p>1228.53369395225</text:p>
          </table:table-cell>
          <table:table-cell table:number-columns-repeated="9"/>
          <table:table-cell office:value-type="float" office:value="470" calcext:value-type="float">
            <text:p>470</text:p>
          </table:table-cell>
          <table:table-cell table:formula="of:=[.Q51]*PI()/180" office:value-type="float" office:value="8.20304748437335" calcext:value-type="float">
            <text:p>8.20304748437335</text:p>
          </table:table-cell>
          <table:table-cell table:formula="of:=SIN([.R51])" office:value-type="float" office:value="0.939692620785909" calcext:value-type="float">
            <text:p>0.939692620785909</text:p>
          </table:table-cell>
          <table:table-cell table:formula="of:=SIN(2*[.R51])" office:value-type="float" office:value="-0.642787609686538" calcext:value-type="float">
            <text:p>-0.642787609686538</text:p>
          </table:table-cell>
          <table:table-cell table:formula="of:=COS([.R51])" office:value-type="float" office:value="-0.342020143325668" calcext:value-type="float">
            <text:p>-0.342020143325668</text:p>
          </table:table-cell>
          <table:table-cell table:formula="of:=COS(2*[.R51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2017-06-02 06:00:31</text:p>
          </table:table-cell>
          <table:table-cell office:value-type="float" office:value="928.445" calcext:value-type="float">
            <text:p>928.445</text:p>
          </table:table-cell>
          <table:table-cell/>
          <table:table-cell table:formula="of:=AVERAGE([.C49:.C55])" office:value-type="float" office:value="931.056028571429" calcext:value-type="float">
            <text:p>931.056028571429</text:p>
          </table:table-cell>
          <table:table-cell/>
          <table:table-cell table:formula="of:=[.$K$3]*COS((([.A52]+[.$K$2])/[.$K$6]))+[.$K$4]*COS((([.A52]+[.$K$2])*2/[.$K$6]))+[.$K$5]*COS((([.A52]+[.$K$2])/(2*[.$K$6])))+[.$K$1]" office:value-type="float" office:value="1299.5139561786" calcext:value-type="float">
            <text:p>1299.5139561786</text:p>
          </table:table-cell>
          <table:table-cell table:number-columns-repeated="9"/>
          <table:table-cell office:value-type="float" office:value="480" calcext:value-type="float">
            <text:p>480</text:p>
          </table:table-cell>
          <table:table-cell table:formula="of:=[.Q52]*PI()/180" office:value-type="float" office:value="8.37758040957278" calcext:value-type="float">
            <text:p>8.37758040957278</text:p>
          </table:table-cell>
          <table:table-cell table:formula="of:=SIN([.R52])" office:value-type="float" office:value="0.866025403784439" calcext:value-type="float">
            <text:p>0.866025403784439</text:p>
          </table:table-cell>
          <table:table-cell table:formula="of:=SIN(2*[.R52])" office:value-type="float" office:value="-0.866025403784438" calcext:value-type="float">
            <text:p>-0.866025403784438</text:p>
          </table:table-cell>
          <table:table-cell table:formula="of:=COS([.R52])" office:value-type="float" office:value="-0.499999999999999" calcext:value-type="float">
            <text:p>-0.499999999999999</text:p>
          </table:table-cell>
          <table:table-cell table:formula="of:=COS(2*[.R52])" office:value-type="float" office:value="-0.500000000000002" calcext:value-type="float">
            <text:p>-0.500000000000002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2017-06-02 06:01:31</text:p>
          </table:table-cell>
          <table:table-cell office:value-type="float" office:value="979.037" calcext:value-type="float">
            <text:p>979.037</text:p>
          </table:table-cell>
          <table:table-cell/>
          <table:table-cell table:formula="of:=AVERAGE([.C50:.C56])" office:value-type="float" office:value="985.518171428572" calcext:value-type="float">
            <text:p>985.518171428572</text:p>
          </table:table-cell>
          <table:table-cell/>
          <table:table-cell table:formula="of:=[.$K$3]*COS((([.A53]+[.$K$2])/[.$K$6]))+[.$K$4]*COS((([.A53]+[.$K$2])*2/[.$K$6]))+[.$K$5]*COS((([.A53]+[.$K$2])/(2*[.$K$6])))+[.$K$1]" office:value-type="float" office:value="1376.095921895" calcext:value-type="float">
            <text:p>1376.095921895</text:p>
          </table:table-cell>
          <table:table-cell table:number-columns-repeated="9"/>
          <table:table-cell office:value-type="float" office:value="490" calcext:value-type="float">
            <text:p>490</text:p>
          </table:table-cell>
          <table:table-cell table:formula="of:=[.Q53]*PI()/180" office:value-type="float" office:value="8.55211333477221" calcext:value-type="float">
            <text:p>8.55211333477221</text:p>
          </table:table-cell>
          <table:table-cell table:formula="of:=SIN([.R53])" office:value-type="float" office:value="0.766044443118979" calcext:value-type="float">
            <text:p>0.766044443118979</text:p>
          </table:table-cell>
          <table:table-cell table:formula="of:=SIN(2*[.R53])" office:value-type="float" office:value="-0.984807753012208" calcext:value-type="float">
            <text:p>-0.984807753012208</text:p>
          </table:table-cell>
          <table:table-cell table:formula="of:=COS([.R53])" office:value-type="float" office:value="-0.642787609686538" calcext:value-type="float">
            <text:p>-0.642787609686538</text:p>
          </table:table-cell>
          <table:table-cell table:formula="of:=COS(2*[.R53])" office:value-type="float" office:value="-0.173648177666933" calcext:value-type="float">
            <text:p>-0.17364817766693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2017-06-02 06:02:31</text:p>
          </table:table-cell>
          <table:table-cell office:value-type="float" office:value="1050.0291" calcext:value-type="float">
            <text:p>1050.0291</text:p>
          </table:table-cell>
          <table:table-cell/>
          <table:table-cell table:formula="of:=AVERAGE([.C51:.C57])" office:value-type="float" office:value="1047.06788571429" calcext:value-type="float">
            <text:p>1047.06788571429</text:p>
          </table:table-cell>
          <table:table-cell/>
          <table:table-cell table:formula="of:=[.$K$3]*COS((([.A54]+[.$K$2])/[.$K$6]))+[.$K$4]*COS((([.A54]+[.$K$2])*2/[.$K$6]))+[.$K$5]*COS((([.A54]+[.$K$2])/(2*[.$K$6])))+[.$K$1]" office:value-type="float" office:value="1458.28597134368" calcext:value-type="float">
            <text:p>1458.28597134368</text:p>
          </table:table-cell>
          <table:table-cell table:number-columns-repeated="9"/>
          <table:table-cell office:value-type="float" office:value="500" calcext:value-type="float">
            <text:p>500</text:p>
          </table:table-cell>
          <table:table-cell table:formula="of:=[.Q54]*PI()/180" office:value-type="float" office:value="8.72664625997165" calcext:value-type="float">
            <text:p>8.72664625997165</text:p>
          </table:table-cell>
          <table:table-cell table:formula="of:=SIN([.R54])" office:value-type="float" office:value="0.64278760968654" calcext:value-type="float">
            <text:p>0.64278760968654</text:p>
          </table:table-cell>
          <table:table-cell table:formula="of:=SIN(2*[.R54])" office:value-type="float" office:value="-0.984807753012209" calcext:value-type="float">
            <text:p>-0.984807753012209</text:p>
          </table:table-cell>
          <table:table-cell table:formula="of:=COS([.R54])" office:value-type="float" office:value="-0.766044443118977" calcext:value-type="float">
            <text:p>-0.766044443118977</text:p>
          </table:table-cell>
          <table:table-cell table:formula="of:=COS(2*[.R54])" office:value-type="float" office:value="0.173648177666928" calcext:value-type="float">
            <text:p>0.17364817766692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2017-06-02 06:03:31</text:p>
          </table:table-cell>
          <table:table-cell office:value-type="float" office:value="1109.1071" calcext:value-type="float">
            <text:p>1109.1071</text:p>
          </table:table-cell>
          <table:table-cell/>
          <table:table-cell table:formula="of:=AVERAGE([.C52:.C58])" office:value-type="float" office:value="1113.04731428571" calcext:value-type="float">
            <text:p>1113.04731428571</text:p>
          </table:table-cell>
          <table:table-cell/>
          <table:table-cell table:formula="of:=[.$K$3]*COS((([.A55]+[.$K$2])/[.$K$6]))+[.$K$4]*COS((([.A55]+[.$K$2])*2/[.$K$6]))+[.$K$5]*COS((([.A55]+[.$K$2])/(2*[.$K$6])))+[.$K$1]" office:value-type="float" office:value="1546.08931722381" calcext:value-type="float">
            <text:p>1546.08931722381</text:p>
          </table:table-cell>
          <table:table-cell table:number-columns-repeated="9"/>
          <table:table-cell office:value-type="float" office:value="510" calcext:value-type="float">
            <text:p>510</text:p>
          </table:table-cell>
          <table:table-cell table:formula="of:=[.Q55]*PI()/180" office:value-type="float" office:value="8.90117918517108" calcext:value-type="float">
            <text:p>8.90117918517108</text:p>
          </table:table-cell>
          <table:table-cell table:formula="of:=SIN([.R55])" office:value-type="float" office:value="0.5" calcext:value-type="float">
            <text:p>0.5</text:p>
          </table:table-cell>
          <table:table-cell table:formula="of:=SIN(2*[.R55])" office:value-type="float" office:value="-0.866025403784438" calcext:value-type="float">
            <text:p>-0.866025403784438</text:p>
          </table:table-cell>
          <table:table-cell table:formula="of:=COS([.R55])" office:value-type="float" office:value="-0.866025403784439" calcext:value-type="float">
            <text:p>-0.866025403784439</text:p>
          </table:table-cell>
          <table:table-cell table:formula="of:=COS(2*[.R55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2017-06-02 06:04:31</text:p>
          </table:table-cell>
          <table:table-cell office:value-type="float" office:value="1149.254" calcext:value-type="float">
            <text:p>1149.254</text:p>
          </table:table-cell>
          <table:table-cell/>
          <table:table-cell table:formula="of:=AVERAGE([.C53:.C59])" office:value-type="float" office:value="1190.6606" calcext:value-type="float">
            <text:p>1190.6606</text:p>
          </table:table-cell>
          <table:table-cell/>
          <table:table-cell table:formula="of:=[.$K$3]*COS((([.A56]+[.$K$2])/[.$K$6]))+[.$K$4]*COS((([.A56]+[.$K$2])*2/[.$K$6]))+[.$K$5]*COS((([.A56]+[.$K$2])/(2*[.$K$6])))+[.$K$1]" office:value-type="float" office:value="1639.51000313412" calcext:value-type="float">
            <text:p>1639.51000313412</text:p>
          </table:table-cell>
          <table:table-cell table:number-columns-repeated="9"/>
          <table:table-cell office:value-type="float" office:value="520" calcext:value-type="float">
            <text:p>520</text:p>
          </table:table-cell>
          <table:table-cell table:formula="of:=[.Q56]*PI()/180" office:value-type="float" office:value="9.07571211037051" calcext:value-type="float">
            <text:p>9.07571211037051</text:p>
          </table:table-cell>
          <table:table-cell table:formula="of:=SIN([.R56])" office:value-type="float" office:value="0.342020143325669" calcext:value-type="float">
            <text:p>0.342020143325669</text:p>
          </table:table-cell>
          <table:table-cell table:formula="of:=SIN(2*[.R56])" office:value-type="float" office:value="-0.642787609686539" calcext:value-type="float">
            <text:p>-0.642787609686539</text:p>
          </table:table-cell>
          <table:table-cell table:formula="of:=COS([.R56])" office:value-type="float" office:value="-0.939692620785908" calcext:value-type="float">
            <text:p>-0.939692620785908</text:p>
          </table:table-cell>
          <table:table-cell table:formula="of:=COS(2*[.R56])" office:value-type="float" office:value="0.766044443118978" calcext:value-type="float">
            <text:p>0.76604444311897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2017-06-02 06:05:31</text:p>
          </table:table-cell>
          <table:table-cell office:value-type="float" office:value="1245.053" calcext:value-type="float">
            <text:p>1245.053</text:p>
          </table:table-cell>
          <table:table-cell/>
          <table:table-cell table:formula="of:=AVERAGE([.C54:.C60])" office:value-type="float" office:value="1271.25802857143" calcext:value-type="float">
            <text:p>1271.25802857143</text:p>
          </table:table-cell>
          <table:table-cell/>
          <table:table-cell table:formula="of:=[.$K$3]*COS((([.A57]+[.$K$2])/[.$K$6]))+[.$K$4]*COS((([.A57]+[.$K$2])*2/[.$K$6]))+[.$K$5]*COS((([.A57]+[.$K$2])/(2*[.$K$6])))+[.$K$1]" office:value-type="float" office:value="1738.55090228306" calcext:value-type="float">
            <text:p>1738.55090228306</text:p>
          </table:table-cell>
          <table:table-cell table:number-columns-repeated="9"/>
          <table:table-cell office:value-type="float" office:value="530" calcext:value-type="float">
            <text:p>530</text:p>
          </table:table-cell>
          <table:table-cell table:formula="of:=[.Q57]*PI()/180" office:value-type="float" office:value="9.25024503556995" calcext:value-type="float">
            <text:p>9.25024503556995</text:p>
          </table:table-cell>
          <table:table-cell table:formula="of:=SIN([.R57])" office:value-type="float" office:value="0.17364817766693" calcext:value-type="float">
            <text:p>0.17364817766693</text:p>
          </table:table-cell>
          <table:table-cell table:formula="of:=SIN(2*[.R57])" office:value-type="float" office:value="-0.342020143325669" calcext:value-type="float">
            <text:p>-0.342020143325669</text:p>
          </table:table-cell>
          <table:table-cell table:formula="of:=COS([.R57])" office:value-type="float" office:value="-0.984807753012208" calcext:value-type="float">
            <text:p>-0.984807753012208</text:p>
          </table:table-cell>
          <table:table-cell table:formula="of:=COS(2*[.R57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2017-06-02 06:06:31</text:p>
          </table:table-cell>
          <table:table-cell office:value-type="float" office:value="1330.406" calcext:value-type="float">
            <text:p>1330.406</text:p>
          </table:table-cell>
          <table:table-cell/>
          <table:table-cell table:formula="of:=AVERAGE([.C55:.C61])" office:value-type="float" office:value="1351.13272857143" calcext:value-type="float">
            <text:p>1351.13272857143</text:p>
          </table:table-cell>
          <table:table-cell/>
          <table:table-cell table:formula="of:=[.$K$3]*COS((([.A58]+[.$K$2])/[.$K$6]))+[.$K$4]*COS((([.A58]+[.$K$2])*2/[.$K$6]))+[.$K$5]*COS((([.A58]+[.$K$2])/(2*[.$K$6])))+[.$K$1]" office:value-type="float" office:value="1843.21371646637" calcext:value-type="float">
            <text:p>1843.21371646637</text:p>
          </table:table-cell>
          <table:table-cell table:number-columns-repeated="9"/>
          <table:table-cell office:value-type="float" office:value="540" calcext:value-type="float">
            <text:p>540</text:p>
          </table:table-cell>
          <table:table-cell table:formula="of:=[.Q58]*PI()/180" office:value-type="float" office:value="9.42477796076938" calcext:value-type="float">
            <text:p>9.42477796076938</text:p>
          </table:table-cell>
          <table:table-cell table:formula="of:=SIN([.R58])" office:value-type="float" office:value="3.67394039744206E-016" calcext:value-type="float">
            <text:p>3.67394039744206E-16</text:p>
          </table:table-cell>
          <table:table-cell table:formula="of:=SIN(2*[.R58])" office:value-type="float" office:value="-7.34788079488412E-016" calcext:value-type="float">
            <text:p>-7.34788079488412E-16</text:p>
          </table:table-cell>
          <table:table-cell table:formula="of:=COS([.R58])" office:value-type="float" office:value="-1" calcext:value-type="float">
            <text:p>-1</text:p>
          </table:table-cell>
          <table:table-cell table:formula="of:=COS(2*[.R5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2017-06-02 06:07:31</text:p>
          </table:table-cell>
          <table:table-cell office:value-type="float" office:value="1471.738" calcext:value-type="float">
            <text:p>1471.738</text:p>
          </table:table-cell>
          <table:table-cell/>
          <table:table-cell table:formula="of:=AVERAGE([.C56:.C62])" office:value-type="float" office:value="1423.034" calcext:value-type="float">
            <text:p>1423.034</text:p>
          </table:table-cell>
          <table:table-cell/>
          <table:table-cell table:formula="of:=[.$K$3]*COS((([.A59]+[.$K$2])/[.$K$6]))+[.$K$4]*COS((([.A59]+[.$K$2])*2/[.$K$6]))+[.$K$5]*COS((([.A59]+[.$K$2])/(2*[.$K$6])))+[.$K$1]" office:value-type="float" office:value="1953.49897531269" calcext:value-type="float">
            <text:p>1953.49897531269</text:p>
          </table:table-cell>
          <table:table-cell table:number-columns-repeated="9"/>
          <table:table-cell office:value-type="float" office:value="550" calcext:value-type="float">
            <text:p>550</text:p>
          </table:table-cell>
          <table:table-cell table:formula="of:=[.Q59]*PI()/180" office:value-type="float" office:value="9.59931088596881" calcext:value-type="float">
            <text:p>9.59931088596881</text:p>
          </table:table-cell>
          <table:table-cell table:formula="of:=SIN([.R59])" office:value-type="float" office:value="-0.17364817766693" calcext:value-type="float">
            <text:p>-0.17364817766693</text:p>
          </table:table-cell>
          <table:table-cell table:formula="of:=SIN(2*[.R59])" office:value-type="float" office:value="0.342020143325668" calcext:value-type="float">
            <text:p>0.342020143325668</text:p>
          </table:table-cell>
          <table:table-cell table:formula="of:=COS([.R59])" office:value-type="float" office:value="-0.984807753012208" calcext:value-type="float">
            <text:p>-0.984807753012208</text:p>
          </table:table-cell>
          <table:table-cell table:formula="of:=COS(2*[.R59])" office:value-type="float" office:value="0.939692620785909" calcext:value-type="float">
            <text:p>0.93969262078590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2017-06-02 06:08:31</text:p>
          </table:table-cell>
          <table:table-cell office:value-type="float" office:value="1543.219" calcext:value-type="float">
            <text:p>1543.219</text:p>
          </table:table-cell>
          <table:table-cell/>
          <table:table-cell table:formula="of:=AVERAGE([.C57:.C63])" office:value-type="float" office:value="1490.31914285714" calcext:value-type="float">
            <text:p>1490.31914285714</text:p>
          </table:table-cell>
          <table:table-cell/>
          <table:table-cell table:formula="of:=[.$K$3]*COS((([.A60]+[.$K$2])/[.$K$6]))+[.$K$4]*COS((([.A60]+[.$K$2])*2/[.$K$6]))+[.$K$5]*COS((([.A60]+[.$K$2])/(2*[.$K$6])))+[.$K$1]" office:value-type="float" office:value="2069.40603579732" calcext:value-type="float">
            <text:p>2069.40603579732</text:p>
          </table:table-cell>
          <table:table-cell table:number-columns-repeated="9"/>
          <table:table-cell office:value-type="float" office:value="560" calcext:value-type="float">
            <text:p>560</text:p>
          </table:table-cell>
          <table:table-cell table:formula="of:=[.Q60]*PI()/180" office:value-type="float" office:value="9.77384381116825" calcext:value-type="float">
            <text:p>9.77384381116825</text:p>
          </table:table-cell>
          <table:table-cell table:formula="of:=SIN([.R60])" office:value-type="float" office:value="-0.342020143325668" calcext:value-type="float">
            <text:p>-0.342020143325668</text:p>
          </table:table-cell>
          <table:table-cell table:formula="of:=SIN(2*[.R60])" office:value-type="float" office:value="0.642787609686538" calcext:value-type="float">
            <text:p>0.642787609686538</text:p>
          </table:table-cell>
          <table:table-cell table:formula="of:=COS([.R60])" office:value-type="float" office:value="-0.939692620785909" calcext:value-type="float">
            <text:p>-0.939692620785909</text:p>
          </table:table-cell>
          <table:table-cell table:formula="of:=COS(2*[.R60])" office:value-type="float" office:value="0.766044443118979" calcext:value-type="float">
            <text:p>0.76604444311897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2017-06-02 06:09:31</text:p>
          </table:table-cell>
          <table:table-cell office:value-type="float" office:value="1609.152" calcext:value-type="float">
            <text:p>1609.152</text:p>
          </table:table-cell>
          <table:table-cell/>
          <table:table-cell table:formula="of:=AVERAGE([.C58:.C64])" office:value-type="float" office:value="1550.60985714286" calcext:value-type="float">
            <text:p>1550.60985714286</text:p>
          </table:table-cell>
          <table:table-cell/>
          <table:table-cell table:formula="of:=[.$K$3]*COS((([.A61]+[.$K$2])/[.$K$6]))+[.$K$4]*COS((([.A61]+[.$K$2])*2/[.$K$6]))+[.$K$5]*COS((([.A61]+[.$K$2])/(2*[.$K$6])))+[.$K$1]" office:value-type="float" office:value="2190.93308202412" calcext:value-type="float">
            <text:p>2190.93308202412</text:p>
          </table:table-cell>
          <table:table-cell table:number-columns-repeated="9"/>
          <table:table-cell office:value-type="float" office:value="570" calcext:value-type="float">
            <text:p>570</text:p>
          </table:table-cell>
          <table:table-cell table:formula="of:=[.Q61]*PI()/180" office:value-type="float" office:value="9.94837673636768" calcext:value-type="float">
            <text:p>9.94837673636768</text:p>
          </table:table-cell>
          <table:table-cell table:formula="of:=SIN([.R61])" office:value-type="float" office:value="-0.500000000000001" calcext:value-type="float">
            <text:p>-0.500000000000001</text:p>
          </table:table-cell>
          <table:table-cell table:formula="of:=SIN(2*[.R61])" office:value-type="float" office:value="0.866025403784439" calcext:value-type="float">
            <text:p>0.866025403784439</text:p>
          </table:table-cell>
          <table:table-cell table:formula="of:=COS([.R61])" office:value-type="float" office:value="-0.866025403784438" calcext:value-type="float">
            <text:p>-0.866025403784438</text:p>
          </table:table-cell>
          <table:table-cell table:formula="of:=COS(2*[.R61])" office:value-type="float" office:value="0.499999999999999" calcext:value-type="float">
            <text:p>0.49999999999999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2017-06-02 06:10:31</text:p>
          </table:table-cell>
          <table:table-cell office:value-type="float" office:value="1612.416" calcext:value-type="float">
            <text:p>1612.416</text:p>
          </table:table-cell>
          <table:table-cell/>
          <table:table-cell table:formula="of:=AVERAGE([.C59:.C65])" office:value-type="float" office:value="1607.35685714286" calcext:value-type="float">
            <text:p>1607.35685714286</text:p>
          </table:table-cell>
          <table:table-cell/>
          <table:table-cell table:formula="of:=[.$K$3]*COS((([.A62]+[.$K$2])/[.$K$6]))+[.$K$4]*COS((([.A62]+[.$K$2])*2/[.$K$6]))+[.$K$5]*COS((([.A62]+[.$K$2])/(2*[.$K$6])))+[.$K$1]" office:value-type="float" office:value="2318.07712527564" calcext:value-type="float">
            <text:p>2318.07712527564</text:p>
          </table:table-cell>
          <table:table-cell table:number-columns-repeated="9"/>
          <table:table-cell office:value-type="float" office:value="580" calcext:value-type="float">
            <text:p>580</text:p>
          </table:table-cell>
          <table:table-cell table:formula="of:=[.Q62]*PI()/180" office:value-type="float" office:value="10.1229096615671" calcext:value-type="float">
            <text:p>10.1229096615671</text:p>
          </table:table-cell>
          <table:table-cell table:formula="of:=SIN([.R62])" office:value-type="float" office:value="-0.642787609686538" calcext:value-type="float">
            <text:p>-0.642787609686538</text:p>
          </table:table-cell>
          <table:table-cell table:formula="of:=SIN(2*[.R62])" office:value-type="float" office:value="0.984807753012208" calcext:value-type="float">
            <text:p>0.984807753012208</text:p>
          </table:table-cell>
          <table:table-cell table:formula="of:=COS([.R62])" office:value-type="float" office:value="-0.766044443118979" calcext:value-type="float">
            <text:p>-0.766044443118979</text:p>
          </table:table-cell>
          <table:table-cell table:formula="of:=COS(2*[.R62])" office:value-type="float" office:value="0.173648177666933" calcext:value-type="float">
            <text:p>0.1736481776669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2017-06-02 06:11:31</text:p>
          </table:table-cell>
          <table:table-cell office:value-type="float" office:value="1620.25" calcext:value-type="float">
            <text:p>1620.25</text:p>
          </table:table-cell>
          <table:table-cell/>
          <table:table-cell table:formula="of:=AVERAGE([.C60:.C66])" office:value-type="float" office:value="1631.46371428571" calcext:value-type="float">
            <text:p>1631.46371428571</text:p>
          </table:table-cell>
          <table:table-cell/>
          <table:table-cell table:formula="of:=[.$K$3]*COS((([.A63]+[.$K$2])/[.$K$6]))+[.$K$4]*COS((([.A63]+[.$K$2])*2/[.$K$6]))+[.$K$5]*COS((([.A63]+[.$K$2])/(2*[.$K$6])))+[.$K$1]" office:value-type="float" office:value="2450.83400433163" calcext:value-type="float">
            <text:p>2450.83400433163</text:p>
          </table:table-cell>
          <table:table-cell table:number-columns-repeated="9"/>
          <table:table-cell office:value-type="float" office:value="590" calcext:value-type="float">
            <text:p>590</text:p>
          </table:table-cell>
          <table:table-cell table:formula="of:=[.Q63]*PI()/180" office:value-type="float" office:value="10.2974425867665" calcext:value-type="float">
            <text:p>10.2974425867665</text:p>
          </table:table-cell>
          <table:table-cell table:formula="of:=SIN([.R63])" office:value-type="float" office:value="-0.766044443118978" calcext:value-type="float">
            <text:p>-0.766044443118978</text:p>
          </table:table-cell>
          <table:table-cell table:formula="of:=SIN(2*[.R63])" office:value-type="float" office:value="0.984807753012208" calcext:value-type="float">
            <text:p>0.984807753012208</text:p>
          </table:table-cell>
          <table:table-cell table:formula="of:=COS([.R63])" office:value-type="float" office:value="-0.642787609686539" calcext:value-type="float">
            <text:p>-0.642787609686539</text:p>
          </table:table-cell>
          <table:table-cell table:formula="of:=COS(2*[.R63])" office:value-type="float" office:value="-0.173648177666931" calcext:value-type="float">
            <text:p>-0.173648177666931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2017-06-02 06:12:31</text:p>
          </table:table-cell>
          <table:table-cell office:value-type="float" office:value="1667.088" calcext:value-type="float">
            <text:p>1667.088</text:p>
          </table:table-cell>
          <table:table-cell/>
          <table:table-cell table:formula="of:=AVERAGE([.C61:.C67])" office:value-type="float" office:value="1618.68757142857" calcext:value-type="float">
            <text:p>1618.68757142857</text:p>
          </table:table-cell>
          <table:table-cell/>
          <table:table-cell table:formula="of:=[.$K$3]*COS((([.A64]+[.$K$2])/[.$K$6]))+[.$K$4]*COS((([.A64]+[.$K$2])*2/[.$K$6]))+[.$K$5]*COS((([.A64]+[.$K$2])/(2*[.$K$6])))+[.$K$1]" office:value-type="float" office:value="2589.19838605568" calcext:value-type="float">
            <text:p>2589.19838605568</text:p>
          </table:table-cell>
          <table:table-cell table:number-columns-repeated="9"/>
          <table:table-cell office:value-type="float" office:value="600" calcext:value-type="float">
            <text:p>600</text:p>
          </table:table-cell>
          <table:table-cell table:formula="of:=[.Q64]*PI()/180" office:value-type="float" office:value="10.471975511966" calcext:value-type="float">
            <text:p>10.471975511966</text:p>
          </table:table-cell>
          <table:table-cell table:formula="of:=SIN([.R64])" office:value-type="float" office:value="-0.866025403784439" calcext:value-type="float">
            <text:p>-0.866025403784439</text:p>
          </table:table-cell>
          <table:table-cell table:formula="of:=SIN(2*[.R64])" office:value-type="float" office:value="0.866025403784438" calcext:value-type="float">
            <text:p>0.866025403784438</text:p>
          </table:table-cell>
          <table:table-cell table:formula="of:=COS([.R64])" office:value-type="float" office:value="-0.5" calcext:value-type="float">
            <text:p>-0.5</text:p>
          </table:table-cell>
          <table:table-cell table:formula="of:=COS(2*[.R64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2017-06-02 06:13:31</text:p>
          </table:table-cell>
          <table:table-cell office:value-type="float" office:value="1727.635" calcext:value-type="float">
            <text:p>1727.635</text:p>
          </table:table-cell>
          <table:table-cell/>
          <table:table-cell table:formula="of:=AVERAGE([.C62:.C68])" office:value-type="float" office:value="1582.01414285714" calcext:value-type="float">
            <text:p>1582.01414285714</text:p>
          </table:table-cell>
          <table:table-cell/>
          <table:table-cell table:formula="of:=[.$K$3]*COS((([.A65]+[.$K$2])/[.$K$6]))+[.$K$4]*COS((([.A65]+[.$K$2])*2/[.$K$6]))+[.$K$5]*COS((([.A65]+[.$K$2])/(2*[.$K$6])))+[.$K$1]" office:value-type="float" office:value="2733.16376624994" calcext:value-type="float">
            <text:p>2733.16376624994</text:p>
          </table:table-cell>
          <table:table-cell table:number-columns-repeated="9"/>
          <table:table-cell office:value-type="float" office:value="610" calcext:value-type="float">
            <text:p>610</text:p>
          </table:table-cell>
          <table:table-cell table:formula="of:=[.Q65]*PI()/180" office:value-type="float" office:value="10.6465084371654" calcext:value-type="float">
            <text:p>10.6465084371654</text:p>
          </table:table-cell>
          <table:table-cell table:formula="of:=SIN([.R65])" office:value-type="float" office:value="-0.939692620785908" calcext:value-type="float">
            <text:p>-0.939692620785908</text:p>
          </table:table-cell>
          <table:table-cell table:formula="of:=SIN(2*[.R65])" office:value-type="float" office:value="0.642787609686539" calcext:value-type="float">
            <text:p>0.642787609686539</text:p>
          </table:table-cell>
          <table:table-cell table:formula="of:=COS([.R65])" office:value-type="float" office:value="-0.342020143325669" calcext:value-type="float">
            <text:p>-0.342020143325669</text:p>
          </table:table-cell>
          <table:table-cell table:formula="of:=COS(2*[.R65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2017-06-02 06:14:31</text:p>
          </table:table-cell>
          <table:table-cell office:value-type="float" office:value="1640.486" calcext:value-type="float">
            <text:p>1640.486</text:p>
          </table:table-cell>
          <table:table-cell/>
          <table:table-cell table:formula="of:=AVERAGE([.C63:.C69])" office:value-type="float" office:value="1528.78757142857" calcext:value-type="float">
            <text:p>1528.78757142857</text:p>
          </table:table-cell>
          <table:table-cell/>
          <table:table-cell table:formula="of:=[.$K$3]*COS((([.A66]+[.$K$2])/[.$K$6]))+[.$K$4]*COS((([.A66]+[.$K$2])*2/[.$K$6]))+[.$K$5]*COS((([.A66]+[.$K$2])/(2*[.$K$6])))+[.$K$1]" office:value-type="float" office:value="2882.72247077768" calcext:value-type="float">
            <text:p>2882.72247077768</text:p>
          </table:table-cell>
          <table:table-cell table:number-columns-repeated="9"/>
          <table:table-cell office:value-type="float" office:value="620" calcext:value-type="float">
            <text:p>620</text:p>
          </table:table-cell>
          <table:table-cell table:formula="of:=[.Q66]*PI()/180" office:value-type="float" office:value="10.8210413623648" calcext:value-type="float">
            <text:p>10.8210413623648</text:p>
          </table:table-cell>
          <table:table-cell table:formula="of:=SIN([.R66])" office:value-type="float" office:value="-0.984807753012208" calcext:value-type="float">
            <text:p>-0.984807753012208</text:p>
          </table:table-cell>
          <table:table-cell table:formula="of:=SIN(2*[.R66])" office:value-type="float" office:value="0.342020143325669" calcext:value-type="float">
            <text:p>0.342020143325669</text:p>
          </table:table-cell>
          <table:table-cell table:formula="of:=COS([.R66])" office:value-type="float" office:value="-0.173648177666931" calcext:value-type="float">
            <text:p>-0.173648177666931</text:p>
          </table:table-cell>
          <table:table-cell table:formula="of:=COS(2*[.R66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2017-06-02 06:15:31</text:p>
          </table:table-cell>
          <table:table-cell office:value-type="float" office:value="1453.786" calcext:value-type="float">
            <text:p>1453.786</text:p>
          </table:table-cell>
          <table:table-cell/>
          <table:table-cell table:formula="of:=AVERAGE([.C64:.C70])" office:value-type="float" office:value="1510.15942857143" calcext:value-type="float">
            <text:p>1510.15942857143</text:p>
          </table:table-cell>
          <table:table-cell/>
          <table:table-cell table:formula="of:=[.$K$3]*COS((([.A67]+[.$K$2])/[.$K$6]))+[.$K$4]*COS((([.A67]+[.$K$2])*2/[.$K$6]))+[.$K$5]*COS((([.A67]+[.$K$2])/(2*[.$K$6])))+[.$K$1]" office:value-type="float" office:value="3037.86565695352" calcext:value-type="float">
            <text:p>3037.86565695352</text:p>
          </table:table-cell>
          <table:table-cell table:number-columns-repeated="9"/>
          <table:table-cell office:value-type="float" office:value="630" calcext:value-type="float">
            <text:p>630</text:p>
          </table:table-cell>
          <table:table-cell table:formula="of:=[.Q67]*PI()/180" office:value-type="float" office:value="10.9955742875643" calcext:value-type="float">
            <text:p>10.9955742875643</text:p>
          </table:table-cell>
          <table:table-cell table:formula="of:=SIN([.R67])" office:value-type="float" office:value="-1" calcext:value-type="float">
            <text:p>-1</text:p>
          </table:table-cell>
          <table:table-cell table:formula="of:=SIN(2*[.R67])" office:value-type="float" office:value="8.57252759403147E-016" calcext:value-type="float">
            <text:p>8.57252759403147E-16</text:p>
          </table:table-cell>
          <table:table-cell table:formula="of:=COS([.R67])" office:value-type="float" office:value="-4.28626379701574E-016" calcext:value-type="float">
            <text:p>-4.28626379701574E-16</text:p>
          </table:table-cell>
          <table:table-cell table:formula="of:=COS(2*[.R67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2017-06-02 06:16:33</text:p>
          </table:table-cell>
          <table:table-cell office:value-type="float" office:value="1352.438" calcext:value-type="float">
            <text:p>1352.438</text:p>
          </table:table-cell>
          <table:table-cell/>
          <table:table-cell table:formula="of:=AVERAGE([.C65:.C71])" office:value-type="float" office:value="1489.06" calcext:value-type="float">
            <text:p>1489.06</text:p>
          </table:table-cell>
          <table:table-cell/>
          <table:table-cell table:formula="of:=[.$K$3]*COS((([.A68]+[.$K$2])/[.$K$6]))+[.$K$4]*COS((([.A68]+[.$K$2])*2/[.$K$6]))+[.$K$5]*COS((([.A68]+[.$K$2])/(2*[.$K$6])))+[.$K$1]" office:value-type="float" office:value="3198.58331520086" calcext:value-type="float">
            <text:p>3198.58331520086</text:p>
          </table:table-cell>
          <table:table-cell table:number-columns-repeated="9"/>
          <table:table-cell office:value-type="float" office:value="640" calcext:value-type="float">
            <text:p>640</text:p>
          </table:table-cell>
          <table:table-cell table:formula="of:=[.Q68]*PI()/180" office:value-type="float" office:value="11.1701072127637" calcext:value-type="float">
            <text:p>11.1701072127637</text:p>
          </table:table-cell>
          <table:table-cell table:formula="of:=SIN([.R68])" office:value-type="float" office:value="-0.984807753012208" calcext:value-type="float">
            <text:p>-0.984807753012208</text:p>
          </table:table-cell>
          <table:table-cell table:formula="of:=SIN(2*[.R68])" office:value-type="float" office:value="-0.342020143325668" calcext:value-type="float">
            <text:p>-0.342020143325668</text:p>
          </table:table-cell>
          <table:table-cell table:formula="of:=COS([.R68])" office:value-type="float" office:value="0.17364817766693" calcext:value-type="float">
            <text:p>0.17364817766693</text:p>
          </table:table-cell>
          <table:table-cell table:formula="of:=COS(2*[.R68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2017-06-02 06:17:33</text:p>
          </table:table-cell>
          <table:table-cell office:value-type="float" office:value="1239.83" calcext:value-type="float">
            <text:p>1239.83</text:p>
          </table:table-cell>
          <table:table-cell/>
          <table:table-cell table:formula="of:=AVERAGE([.C66:.C72])" office:value-type="float" office:value="1483.02157142857" calcext:value-type="float">
            <text:p>1483.02157142857</text:p>
          </table:table-cell>
          <table:table-cell/>
          <table:table-cell table:formula="of:=[.$K$3]*COS((([.A69]+[.$K$2])/[.$K$6]))+[.$K$4]*COS((([.A69]+[.$K$2])*2/[.$K$6]))+[.$K$5]*COS((([.A69]+[.$K$2])/(2*[.$K$6])))+[.$K$1]" office:value-type="float" office:value="3364.8642709764" calcext:value-type="float">
            <text:p>3364.8642709764</text:p>
          </table:table-cell>
          <table:table-cell table:number-columns-repeated="9"/>
          <table:table-cell office:value-type="float" office:value="650" calcext:value-type="float">
            <text:p>650</text:p>
          </table:table-cell>
          <table:table-cell table:formula="of:=[.Q69]*PI()/180" office:value-type="float" office:value="11.3446401379631" calcext:value-type="float">
            <text:p>11.3446401379631</text:p>
          </table:table-cell>
          <table:table-cell table:formula="of:=SIN([.R69])" office:value-type="float" office:value="-0.939692620785909" calcext:value-type="float">
            <text:p>-0.939692620785909</text:p>
          </table:table-cell>
          <table:table-cell table:formula="of:=SIN(2*[.R69])" office:value-type="float" office:value="-0.642787609686538" calcext:value-type="float">
            <text:p>-0.642787609686538</text:p>
          </table:table-cell>
          <table:table-cell table:formula="of:=COS([.R69])" office:value-type="float" office:value="0.342020143325668" calcext:value-type="float">
            <text:p>0.342020143325668</text:p>
          </table:table-cell>
          <table:table-cell table:formula="of:=COS(2*[.R69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2017-06-02 06:18:33</text:p>
          </table:table-cell>
          <table:table-cell office:value-type="float" office:value="1489.853" calcext:value-type="float">
            <text:p>1489.853</text:p>
          </table:table-cell>
          <table:table-cell/>
          <table:table-cell table:formula="of:=AVERAGE([.C67:.C73])" office:value-type="float" office:value="1546.11014285714" calcext:value-type="float">
            <text:p>1546.11014285714</text:p>
          </table:table-cell>
          <table:table-cell/>
          <table:table-cell table:formula="of:=[.$K$3]*COS((([.A70]+[.$K$2])/[.$K$6]))+[.$K$4]*COS((([.A70]+[.$K$2])*2/[.$K$6]))+[.$K$5]*COS((([.A70]+[.$K$2])/(2*[.$K$6])))+[.$K$1]" office:value-type="float" office:value="3536.69618696083" calcext:value-type="float">
            <text:p>3536.69618696083</text:p>
          </table:table-cell>
          <table:table-cell table:number-columns-repeated="9"/>
          <table:table-cell office:value-type="float" office:value="660" calcext:value-type="float">
            <text:p>660</text:p>
          </table:table-cell>
          <table:table-cell table:formula="of:=[.Q70]*PI()/180" office:value-type="float" office:value="11.5191730631626" calcext:value-type="float">
            <text:p>11.5191730631626</text:p>
          </table:table-cell>
          <table:table-cell table:formula="of:=SIN([.R70])" office:value-type="float" office:value="-0.866025403784439" calcext:value-type="float">
            <text:p>-0.866025403784439</text:p>
          </table:table-cell>
          <table:table-cell table:formula="of:=SIN(2*[.R70])" office:value-type="float" office:value="-0.866025403784438" calcext:value-type="float">
            <text:p>-0.866025403784438</text:p>
          </table:table-cell>
          <table:table-cell table:formula="of:=COS([.R70])" office:value-type="float" office:value="0.499999999999999" calcext:value-type="float">
            <text:p>0.499999999999999</text:p>
          </table:table-cell>
          <table:table-cell table:formula="of:=COS(2*[.R70])" office:value-type="float" office:value="-0.500000000000002" calcext:value-type="float">
            <text:p>-0.50000000000000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2017-06-02 06:19:33</text:p>
          </table:table-cell>
          <table:table-cell office:value-type="float" office:value="1519.392" calcext:value-type="float">
            <text:p>1519.392</text:p>
          </table:table-cell>
          <table:table-cell/>
          <table:table-cell table:formula="of:=AVERAGE([.C68:.C74])" office:value-type="float" office:value="1628.47942857143" calcext:value-type="float">
            <text:p>1628.47942857143</text:p>
          </table:table-cell>
          <table:table-cell/>
          <table:table-cell table:formula="of:=[.$K$3]*COS((([.A71]+[.$K$2])/[.$K$6]))+[.$K$4]*COS((([.A71]+[.$K$2])*2/[.$K$6]))+[.$K$5]*COS((([.A71]+[.$K$2])/(2*[.$K$6])))+[.$K$1]" office:value-type="float" office:value="3714.0655655158" calcext:value-type="float">
            <text:p>3714.0655655158</text:p>
          </table:table-cell>
          <table:table-cell table:number-columns-repeated="9"/>
          <table:table-cell office:value-type="float" office:value="670" calcext:value-type="float">
            <text:p>670</text:p>
          </table:table-cell>
          <table:table-cell table:formula="of:=[.Q71]*PI()/180" office:value-type="float" office:value="11.693705988362" calcext:value-type="float">
            <text:p>11.693705988362</text:p>
          </table:table-cell>
          <table:table-cell table:formula="of:=SIN([.R71])" office:value-type="float" office:value="-0.766044443118979" calcext:value-type="float">
            <text:p>-0.766044443118979</text:p>
          </table:table-cell>
          <table:table-cell table:formula="of:=SIN(2*[.R71])" office:value-type="float" office:value="-0.984807753012208" calcext:value-type="float">
            <text:p>-0.984807753012208</text:p>
          </table:table-cell>
          <table:table-cell table:formula="of:=COS([.R71])" office:value-type="float" office:value="0.642787609686538" calcext:value-type="float">
            <text:p>0.642787609686538</text:p>
          </table:table-cell>
          <table:table-cell table:formula="of:=COS(2*[.R71])" office:value-type="float" office:value="-0.173648177666933" calcext:value-type="float">
            <text:p>-0.17364817766693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2017-06-02 06:20:33</text:p>
          </table:table-cell>
          <table:table-cell office:value-type="float" office:value="1685.366" calcext:value-type="float">
            <text:p>1685.366</text:p>
          </table:table-cell>
          <table:table-cell/>
          <table:table-cell table:formula="of:=AVERAGE([.C69:.C75])" office:value-type="float" office:value="1693.68958571429" calcext:value-type="float">
            <text:p>1693.68958571429</text:p>
          </table:table-cell>
          <table:table-cell/>
          <table:table-cell table:formula="of:=[.$K$3]*COS((([.A72]+[.$K$2])/[.$K$6]))+[.$K$4]*COS((([.A72]+[.$K$2])*2/[.$K$6]))+[.$K$5]*COS((([.A72]+[.$K$2])/(2*[.$K$6])))+[.$K$1]" office:value-type="float" office:value="3896.95775140601" calcext:value-type="float">
            <text:p>3896.95775140601</text:p>
          </table:table-cell>
          <table:table-cell table:number-columns-repeated="9"/>
          <table:table-cell office:value-type="float" office:value="680" calcext:value-type="float">
            <text:p>680</text:p>
          </table:table-cell>
          <table:table-cell table:formula="of:=[.Q72]*PI()/180" office:value-type="float" office:value="11.8682389135614" calcext:value-type="float">
            <text:p>11.8682389135614</text:p>
          </table:table-cell>
          <table:table-cell table:formula="of:=SIN([.R72])" office:value-type="float" office:value="-0.642787609686539" calcext:value-type="float">
            <text:p>-0.642787609686539</text:p>
          </table:table-cell>
          <table:table-cell table:formula="of:=SIN(2*[.R72])" office:value-type="float" office:value="-0.984807753012208" calcext:value-type="float">
            <text:p>-0.984807753012208</text:p>
          </table:table-cell>
          <table:table-cell table:formula="of:=COS([.R72])" office:value-type="float" office:value="0.766044443118978" calcext:value-type="float">
            <text:p>0.766044443118978</text:p>
          </table:table-cell>
          <table:table-cell table:formula="of:=COS(2*[.R72])" office:value-type="float" office:value="0.173648177666931" calcext:value-type="float">
            <text:p>0.17364817766693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2017-06-02 06:21:33</text:p>
          </table:table-cell>
          <table:table-cell office:value-type="float" office:value="2082.106" calcext:value-type="float">
            <text:p>2082.106</text:p>
          </table:table-cell>
          <table:table-cell/>
          <table:table-cell table:formula="of:=AVERAGE([.C70:.C76])" office:value-type="float" office:value="1766.94315714286" calcext:value-type="float">
            <text:p>1766.94315714286</text:p>
          </table:table-cell>
          <table:table-cell/>
          <table:table-cell table:formula="of:=[.$K$3]*COS((([.A73]+[.$K$2])/[.$K$6]))+[.$K$4]*COS((([.A73]+[.$K$2])*2/[.$K$6]))+[.$K$5]*COS((([.A73]+[.$K$2])/(2*[.$K$6])))+[.$K$1]" office:value-type="float" office:value="4085.35693478623" calcext:value-type="float">
            <text:p>4085.35693478623</text:p>
          </table:table-cell>
          <table:table-cell table:number-columns-repeated="9"/>
          <table:table-cell office:value-type="float" office:value="690" calcext:value-type="float">
            <text:p>690</text:p>
          </table:table-cell>
          <table:table-cell table:formula="of:=[.Q73]*PI()/180" office:value-type="float" office:value="12.0427718387609" calcext:value-type="float">
            <text:p>12.0427718387609</text:p>
          </table:table-cell>
          <table:table-cell table:formula="of:=SIN([.R73])" office:value-type="float" office:value="-0.5" calcext:value-type="float">
            <text:p>-0.5</text:p>
          </table:table-cell>
          <table:table-cell table:formula="of:=SIN(2*[.R73])" office:value-type="float" office:value="-0.866025403784438" calcext:value-type="float">
            <text:p>-0.866025403784438</text:p>
          </table:table-cell>
          <table:table-cell table:formula="of:=COS([.R73])" office:value-type="float" office:value="0.866025403784439" calcext:value-type="float">
            <text:p>0.866025403784439</text:p>
          </table:table-cell>
          <table:table-cell table:formula="of:=COS(2*[.R73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2017-06-02 06:22:33</text:p>
          </table:table-cell>
          <table:table-cell office:value-type="float" office:value="2030.371" calcext:value-type="float">
            <text:p>2030.371</text:p>
          </table:table-cell>
          <table:table-cell/>
          <table:table-cell table:formula="of:=AVERAGE([.C71:.C77])" office:value-type="float" office:value="1723.8583" calcext:value-type="float">
            <text:p>1723.8583</text:p>
          </table:table-cell>
          <table:table-cell/>
          <table:table-cell table:formula="of:=[.$K$3]*COS((([.A74]+[.$K$2])/[.$K$6]))+[.$K$4]*COS((([.A74]+[.$K$2])*2/[.$K$6]))+[.$K$5]*COS((([.A74]+[.$K$2])/(2*[.$K$6])))+[.$K$1]" office:value-type="float" office:value="4279.24615445222" calcext:value-type="float">
            <text:p>4279.24615445222</text:p>
          </table:table-cell>
          <table:table-cell table:number-columns-repeated="9"/>
          <table:table-cell office:value-type="float" office:value="700" calcext:value-type="float">
            <text:p>700</text:p>
          </table:table-cell>
          <table:table-cell table:formula="of:=[.Q74]*PI()/180" office:value-type="float" office:value="12.2173047639603" calcext:value-type="float">
            <text:p>12.2173047639603</text:p>
          </table:table-cell>
          <table:table-cell table:formula="of:=SIN([.R74])" office:value-type="float" office:value="-0.34202014332567" calcext:value-type="float">
            <text:p>-0.34202014332567</text:p>
          </table:table-cell>
          <table:table-cell table:formula="of:=SIN(2*[.R74])" office:value-type="float" office:value="-0.642787609686542" calcext:value-type="float">
            <text:p>-0.642787609686542</text:p>
          </table:table-cell>
          <table:table-cell table:formula="of:=COS([.R74])" office:value-type="float" office:value="0.939692620785908" calcext:value-type="float">
            <text:p>0.939692620785908</text:p>
          </table:table-cell>
          <table:table-cell table:formula="of:=COS(2*[.R74])" office:value-type="float" office:value="0.766044443118976" calcext:value-type="float">
            <text:p>0.766044443118976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2017-06-02 06:23:33</text:p>
          </table:table-cell>
          <table:table-cell office:value-type="float" office:value="1808.9091" calcext:value-type="float">
            <text:p>1808.9091</text:p>
          </table:table-cell>
          <table:table-cell/>
          <table:table-cell table:formula="of:=AVERAGE([.C72:.C78])" office:value-type="float" office:value="1799.07015714286" calcext:value-type="float">
            <text:p>1799.07015714286</text:p>
          </table:table-cell>
          <table:table-cell/>
          <table:table-cell table:formula="of:=[.$K$3]*COS((([.A75]+[.$K$2])/[.$K$6]))+[.$K$4]*COS((([.A75]+[.$K$2])*2/[.$K$6]))+[.$K$5]*COS((([.A75]+[.$K$2])/(2*[.$K$6])))+[.$K$1]" office:value-type="float" office:value="4478.6073013551" calcext:value-type="float">
            <text:p>4478.6073013551</text:p>
          </table:table-cell>
          <table:table-cell table:number-columns-repeated="9"/>
          <table:table-cell office:value-type="float" office:value="710" calcext:value-type="float">
            <text:p>710</text:p>
          </table:table-cell>
          <table:table-cell table:formula="of:=[.Q75]*PI()/180" office:value-type="float" office:value="12.3918376891597" calcext:value-type="float">
            <text:p>12.3918376891597</text:p>
          </table:table-cell>
          <table:table-cell table:formula="of:=SIN([.R75])" office:value-type="float" office:value="-0.173648177666931" calcext:value-type="float">
            <text:p>-0.173648177666931</text:p>
          </table:table-cell>
          <table:table-cell table:formula="of:=SIN(2*[.R75])" office:value-type="float" office:value="-0.342020143325669" calcext:value-type="float">
            <text:p>-0.342020143325669</text:p>
          </table:table-cell>
          <table:table-cell table:formula="of:=COS([.R75])" office:value-type="float" office:value="0.984807753012208" calcext:value-type="float">
            <text:p>0.984807753012208</text:p>
          </table:table-cell>
          <table:table-cell table:formula="of:=COS(2*[.R75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2017-06-02 06:24:33</text:p>
          </table:table-cell>
          <table:table-cell office:value-type="float" office:value="1752.605" calcext:value-type="float">
            <text:p>1752.605</text:p>
          </table:table-cell>
          <table:table-cell/>
          <table:table-cell table:formula="of:=AVERAGE([.C73:.C79])" office:value-type="float" office:value="1718.2163" calcext:value-type="float">
            <text:p>1718.2163</text:p>
          </table:table-cell>
          <table:table-cell/>
          <table:table-cell table:formula="of:=[.$K$3]*COS((([.A76]+[.$K$2])/[.$K$6]))+[.$K$4]*COS((([.A76]+[.$K$2])*2/[.$K$6]))+[.$K$5]*COS((([.A76]+[.$K$2])/(2*[.$K$6])))+[.$K$1]" office:value-type="float" office:value="4683.42112237809" calcext:value-type="float">
            <text:p>4683.42112237809</text:p>
          </table:table-cell>
          <table:table-cell table:number-columns-repeated="9"/>
          <table:table-cell office:value-type="float" office:value="720" calcext:value-type="float">
            <text:p>720</text:p>
          </table:table-cell>
          <table:table-cell table:formula="of:=[.Q76]*PI()/180" office:value-type="float" office:value="12.5663706143592" calcext:value-type="float">
            <text:p>12.5663706143592</text:p>
          </table:table-cell>
          <table:table-cell table:formula="of:=SIN([.R76])" office:value-type="float" office:value="-4.89858719658941E-016" calcext:value-type="float">
            <text:p>-4.89858719658941E-16</text:p>
          </table:table-cell>
          <table:table-cell table:formula="of:=SIN(2*[.R76])" office:value-type="float" office:value="-9.79717439317883E-016" calcext:value-type="float">
            <text:p>-9.79717439317883E-16</text:p>
          </table:table-cell>
          <table:table-cell table:formula="of:=COS([.R76])" office:value-type="float" office:value="1" calcext:value-type="float">
            <text:p>1</text:p>
          </table:table-cell>
          <table:table-cell table:formula="of:=COS(2*[.R7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2017-06-02 06:25:33</text:p>
          </table:table-cell>
          <table:table-cell office:value-type="float" office:value="1188.259" calcext:value-type="float">
            <text:p>1188.259</text:p>
          </table:table-cell>
          <table:table-cell/>
          <table:table-cell table:formula="of:=AVERAGE([.C74:.C80])" office:value-type="float" office:value="1792.79874285714" calcext:value-type="float">
            <text:p>1792.79874285714</text:p>
          </table:table-cell>
          <table:table-cell/>
          <table:table-cell table:formula="of:=[.$K$3]*COS((([.A77]+[.$K$2])/[.$K$6]))+[.$K$4]*COS((([.A77]+[.$K$2])*2/[.$K$6]))+[.$K$5]*COS((([.A77]+[.$K$2])/(2*[.$K$6])))+[.$K$1]" office:value-type="float" office:value="4893.66722437488" calcext:value-type="float">
            <text:p>4893.66722437488</text:p>
          </table:table-cell>
          <table:table-cell table:number-columns-repeated="9"/>
          <table:table-cell office:value-type="float" office:value="730" calcext:value-type="float">
            <text:p>730</text:p>
          </table:table-cell>
          <table:table-cell table:formula="of:=[.Q77]*PI()/180" office:value-type="float" office:value="12.7409035395586" calcext:value-type="float">
            <text:p>12.7409035395586</text:p>
          </table:table-cell>
          <table:table-cell table:formula="of:=SIN([.R77])" office:value-type="float" office:value="0.173648177666931" calcext:value-type="float">
            <text:p>0.173648177666931</text:p>
          </table:table-cell>
          <table:table-cell table:formula="of:=SIN(2*[.R77])" office:value-type="float" office:value="0.342020143325671" calcext:value-type="float">
            <text:p>0.342020143325671</text:p>
          </table:table-cell>
          <table:table-cell table:formula="of:=COS([.R77])" office:value-type="float" office:value="0.984807753012208" calcext:value-type="float">
            <text:p>0.984807753012208</text:p>
          </table:table-cell>
          <table:table-cell table:formula="of:=COS(2*[.R77])" office:value-type="float" office:value="0.939692620785908" calcext:value-type="float">
            <text:p>0.93969262078590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2017-06-02 06:26:33</text:p>
          </table:table-cell>
          <table:table-cell office:value-type="float" office:value="2045.875" calcext:value-type="float">
            <text:p>2045.875</text:p>
          </table:table-cell>
          <table:table-cell/>
          <table:table-cell table:formula="of:=AVERAGE([.C75:.C81])" office:value-type="float" office:value="1791.91288571429" calcext:value-type="float">
            <text:p>1791.91288571429</text:p>
          </table:table-cell>
          <table:table-cell/>
          <table:table-cell table:formula="of:=[.$K$3]*COS((([.A78]+[.$K$2])/[.$K$6]))+[.$K$4]*COS((([.A78]+[.$K$2])*2/[.$K$6]))+[.$K$5]*COS((([.A78]+[.$K$2])/(2*[.$K$6])))+[.$K$1]" office:value-type="float" office:value="5109.32407846871" calcext:value-type="float">
            <text:p>5109.32407846871</text:p>
          </table:table-cell>
          <table:table-cell table:number-columns-repeated="9"/>
          <table:table-cell office:value-type="float" office:value="740" calcext:value-type="float">
            <text:p>740</text:p>
          </table:table-cell>
          <table:table-cell table:formula="of:=[.Q78]*PI()/180" office:value-type="float" office:value="12.915436464758" calcext:value-type="float">
            <text:p>12.915436464758</text:p>
          </table:table-cell>
          <table:table-cell table:formula="of:=SIN([.R78])" office:value-type="float" office:value="0.342020143325668" calcext:value-type="float">
            <text:p>0.342020143325668</text:p>
          </table:table-cell>
          <table:table-cell table:formula="of:=SIN(2*[.R78])" office:value-type="float" office:value="0.642787609686538" calcext:value-type="float">
            <text:p>0.642787609686538</text:p>
          </table:table-cell>
          <table:table-cell table:formula="of:=COS([.R78])" office:value-type="float" office:value="0.939692620785909" calcext:value-type="float">
            <text:p>0.939692620785909</text:p>
          </table:table-cell>
          <table:table-cell table:formula="of:=COS(2*[.R78])" office:value-type="float" office:value="0.766044443118979" calcext:value-type="float">
            <text:p>0.76604444311897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2017-06-02 06:27:33</text:p>
          </table:table-cell>
          <table:table-cell office:value-type="float" office:value="1119.389" calcext:value-type="float">
            <text:p>1119.389</text:p>
          </table:table-cell>
          <table:table-cell/>
          <table:table-cell table:formula="of:=AVERAGE([.C76:.C82])" office:value-type="float" office:value="1640.32344285714" calcext:value-type="float">
            <text:p>1640.32344285714</text:p>
          </table:table-cell>
          <table:table-cell/>
          <table:table-cell table:formula="of:=[.$K$3]*COS((([.A79]+[.$K$2])/[.$K$6]))+[.$K$4]*COS((([.A79]+[.$K$2])*2/[.$K$6]))+[.$K$5]*COS((([.A79]+[.$K$2])/(2*[.$K$6])))+[.$K$1]" office:value-type="float" office:value="5330.36902461094" calcext:value-type="float">
            <text:p>5330.36902461094</text:p>
          </table:table-cell>
          <table:table-cell table:number-columns-repeated="9"/>
          <table:table-cell office:value-type="float" office:value="750" calcext:value-type="float">
            <text:p>750</text:p>
          </table:table-cell>
          <table:table-cell table:formula="of:=[.Q79]*PI()/180" office:value-type="float" office:value="13.0899693899575" calcext:value-type="float">
            <text:p>13.0899693899575</text:p>
          </table:table-cell>
          <table:table-cell table:formula="of:=SIN([.R79])" office:value-type="float" office:value="0.499999999999999" calcext:value-type="float">
            <text:p>0.499999999999999</text:p>
          </table:table-cell>
          <table:table-cell table:formula="of:=SIN(2*[.R79])" office:value-type="float" office:value="0.866025403784438" calcext:value-type="float">
            <text:p>0.866025403784438</text:p>
          </table:table-cell>
          <table:table-cell table:formula="of:=COS([.R79])" office:value-type="float" office:value="0.866025403784439" calcext:value-type="float">
            <text:p>0.866025403784439</text:p>
          </table:table-cell>
          <table:table-cell table:formula="of:=COS(2*[.R79])" office:value-type="float" office:value="0.500000000000002" calcext:value-type="float">
            <text:p>0.50000000000000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2017-06-02 06:28:33</text:p>
          </table:table-cell>
          <table:table-cell office:value-type="float" office:value="2604.1831" calcext:value-type="float">
            <text:p>2604.1831</text:p>
          </table:table-cell>
          <table:table-cell/>
          <table:table-cell table:formula="of:=AVERAGE([.C77:.C83])" office:value-type="float" office:value="1794.78057142857" calcext:value-type="float">
            <text:p>1794.78057142857</text:p>
          </table:table-cell>
          <table:table-cell/>
          <table:table-cell table:formula="of:=[.$K$3]*COS((([.A80]+[.$K$2])/[.$K$6]))+[.$K$4]*COS((([.A80]+[.$K$2])*2/[.$K$6]))+[.$K$5]*COS((([.A80]+[.$K$2])/(2*[.$K$6])))+[.$K$1]" office:value-type="float" office:value="5556.77827639845" calcext:value-type="float">
            <text:p>5556.77827639845</text:p>
          </table:table-cell>
          <table:table-cell table:number-columns-repeated="9"/>
          <table:table-cell office:value-type="float" office:value="760" calcext:value-type="float">
            <text:p>760</text:p>
          </table:table-cell>
          <table:table-cell table:formula="of:=[.Q80]*PI()/180" office:value-type="float" office:value="13.2645023151569" calcext:value-type="float">
            <text:p>13.2645023151569</text:p>
          </table:table-cell>
          <table:table-cell table:formula="of:=SIN([.R80])" office:value-type="float" office:value="0.64278760968654" calcext:value-type="float">
            <text:p>0.64278760968654</text:p>
          </table:table-cell>
          <table:table-cell table:formula="of:=SIN(2*[.R80])" office:value-type="float" office:value="0.984807753012208" calcext:value-type="float">
            <text:p>0.984807753012208</text:p>
          </table:table-cell>
          <table:table-cell table:formula="of:=COS([.R80])" office:value-type="float" office:value="0.766044443118978" calcext:value-type="float">
            <text:p>0.766044443118978</text:p>
          </table:table-cell>
          <table:table-cell table:formula="of:=COS(2*[.R80])" office:value-type="float" office:value="0.173648177666929" calcext:value-type="float">
            <text:p>0.17364817766692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2017-06-02 06:29:33</text:p>
          </table:table-cell>
          <table:table-cell office:value-type="float" office:value="2024.17" calcext:value-type="float">
            <text:p>2024.17</text:p>
          </table:table-cell>
          <table:table-cell/>
          <table:table-cell table:formula="of:=AVERAGE([.C78:.C84])" office:value-type="float" office:value="1846.445" calcext:value-type="float">
            <text:p>1846.445</text:p>
          </table:table-cell>
          <table:table-cell/>
          <table:table-cell table:formula="of:=[.$K$3]*COS((([.A81]+[.$K$2])/[.$K$6]))+[.$K$4]*COS((([.A81]+[.$K$2])*2/[.$K$6]))+[.$K$5]*COS((([.A81]+[.$K$2])/(2*[.$K$6])))+[.$K$1]" office:value-type="float" office:value="5788.5269261483" calcext:value-type="float">
            <text:p>5788.5269261483</text:p>
          </table:table-cell>
          <table:table-cell table:number-columns-repeated="9"/>
          <table:table-cell office:value-type="float" office:value="770" calcext:value-type="float">
            <text:p>770</text:p>
          </table:table-cell>
          <table:table-cell table:formula="of:=[.Q81]*PI()/180" office:value-type="float" office:value="13.4390352403563" calcext:value-type="float">
            <text:p>13.4390352403563</text:p>
          </table:table-cell>
          <table:table-cell table:formula="of:=SIN([.R81])" office:value-type="float" office:value="0.766044443118978" calcext:value-type="float">
            <text:p>0.766044443118978</text:p>
          </table:table-cell>
          <table:table-cell table:formula="of:=SIN(2*[.R81])" office:value-type="float" office:value="0.984807753012208" calcext:value-type="float">
            <text:p>0.984807753012208</text:p>
          </table:table-cell>
          <table:table-cell table:formula="of:=COS([.R81])" office:value-type="float" office:value="0.642787609686539" calcext:value-type="float">
            <text:p>0.642787609686539</text:p>
          </table:table-cell>
          <table:table-cell table:formula="of:=COS(2*[.R81])" office:value-type="float" office:value="-0.173648177666931" calcext:value-type="float">
            <text:p>-0.17364817766693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2017-06-02 06:30:33</text:p>
          </table:table-cell>
          <table:table-cell office:value-type="float" office:value="747.783" calcext:value-type="float">
            <text:p>747.783</text:p>
          </table:table-cell>
          <table:table-cell/>
          <table:table-cell table:formula="of:=AVERAGE([.C79:.C85])" office:value-type="float" office:value="1810.541" calcext:value-type="float">
            <text:p>1810.541</text:p>
          </table:table-cell>
          <table:table-cell/>
          <table:table-cell table:formula="of:=[.$K$3]*COS((([.A82]+[.$K$2])/[.$K$6]))+[.$K$4]*COS((([.A82]+[.$K$2])*2/[.$K$6]))+[.$K$5]*COS((([.A82]+[.$K$2])/(2*[.$K$6])))+[.$K$1]" office:value-type="float" office:value="6025.58895022878" calcext:value-type="float">
            <text:p>6025.58895022878</text:p>
          </table:table-cell>
          <table:table-cell table:number-columns-repeated="9"/>
          <table:table-cell office:value-type="float" office:value="780" calcext:value-type="float">
            <text:p>780</text:p>
          </table:table-cell>
          <table:table-cell table:formula="of:=[.Q82]*PI()/180" office:value-type="float" office:value="13.6135681655558" calcext:value-type="float">
            <text:p>13.6135681655558</text:p>
          </table:table-cell>
          <table:table-cell table:formula="of:=SIN([.R82])" office:value-type="float" office:value="0.866025403784438" calcext:value-type="float">
            <text:p>0.866025403784438</text:p>
          </table:table-cell>
          <table:table-cell table:formula="of:=SIN(2*[.R82])" office:value-type="float" office:value="0.86602540378444" calcext:value-type="float">
            <text:p>0.86602540378444</text:p>
          </table:table-cell>
          <table:table-cell table:formula="of:=COS([.R82])" office:value-type="float" office:value="0.500000000000001" calcext:value-type="float">
            <text:p>0.500000000000001</text:p>
          </table:table-cell>
          <table:table-cell table:formula="of:=COS(2*[.R82])" office:value-type="float" office:value="-0.499999999999997" calcext:value-type="float">
            <text:p>-0.499999999999997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2017-06-02 06:31:33</text:p>
          </table:table-cell>
          <table:table-cell office:value-type="float" office:value="2833.8049" calcext:value-type="float">
            <text:p>2833.8049</text:p>
          </table:table-cell>
          <table:table-cell/>
          <table:table-cell table:formula="of:=AVERAGE([.C80:.C86])" office:value-type="float" office:value="1936.53142857143" calcext:value-type="float">
            <text:p>1936.53142857143</text:p>
          </table:table-cell>
          <table:table-cell/>
          <table:table-cell table:formula="of:=[.$K$3]*COS((([.A83]+[.$K$2])/[.$K$6]))+[.$K$4]*COS((([.A83]+[.$K$2])*2/[.$K$6]))+[.$K$5]*COS((([.A83]+[.$K$2])/(2*[.$K$6])))+[.$K$1]" office:value-type="float" office:value="6267.93721464536" calcext:value-type="float">
            <text:p>6267.93721464536</text:p>
          </table:table-cell>
          <table:table-cell table:number-columns-repeated="9"/>
          <table:table-cell office:value-type="float" office:value="790" calcext:value-type="float">
            <text:p>790</text:p>
          </table:table-cell>
          <table:table-cell table:formula="of:=[.Q83]*PI()/180" office:value-type="float" office:value="13.7881010907552" calcext:value-type="float">
            <text:p>13.7881010907552</text:p>
          </table:table-cell>
          <table:table-cell table:formula="of:=SIN([.R83])" office:value-type="float" office:value="0.939692620785908" calcext:value-type="float">
            <text:p>0.939692620785908</text:p>
          </table:table-cell>
          <table:table-cell table:formula="of:=SIN(2*[.R83])" office:value-type="float" office:value="0.64278760968654" calcext:value-type="float">
            <text:p>0.64278760968654</text:p>
          </table:table-cell>
          <table:table-cell table:formula="of:=COS([.R83])" office:value-type="float" office:value="0.342020143325669" calcext:value-type="float">
            <text:p>0.342020143325669</text:p>
          </table:table-cell>
          <table:table-cell table:formula="of:=COS(2*[.R83])" office:value-type="float" office:value="-0.766044443118978" calcext:value-type="float">
            <text:p>-0.76604444311897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2017-06-02 06:32:33</text:p>
          </table:table-cell>
          <table:table-cell office:value-type="float" office:value="1549.91" calcext:value-type="float">
            <text:p>1549.91</text:p>
          </table:table-cell>
          <table:table-cell/>
          <table:table-cell table:formula="of:=AVERAGE([.C81:.C87])" office:value-type="float" office:value="2083.52784285714" calcext:value-type="float">
            <text:p>2083.52784285714</text:p>
          </table:table-cell>
          <table:table-cell/>
          <table:table-cell table:formula="of:=[.$K$3]*COS((([.A84]+[.$K$2])/[.$K$6]))+[.$K$4]*COS((([.A84]+[.$K$2])*2/[.$K$6]))+[.$K$5]*COS((([.A84]+[.$K$2])/(2*[.$K$6])))+[.$K$1]" office:value-type="float" office:value="6515.54348088065" calcext:value-type="float">
            <text:p>6515.54348088065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formula="of:=[.Q84]*PI()/180" office:value-type="float" office:value="13.9626340159546" calcext:value-type="float">
            <text:p>13.9626340159546</text:p>
          </table:table-cell>
          <table:table-cell table:formula="of:=SIN([.R84])" office:value-type="float" office:value="0.984807753012208" calcext:value-type="float">
            <text:p>0.984807753012208</text:p>
          </table:table-cell>
          <table:table-cell table:formula="of:=SIN(2*[.R84])" office:value-type="float" office:value="0.342020143325669" calcext:value-type="float">
            <text:p>0.342020143325669</text:p>
          </table:table-cell>
          <table:table-cell table:formula="of:=COS([.R84])" office:value-type="float" office:value="0.173648177666931" calcext:value-type="float">
            <text:p>0.173648177666931</text:p>
          </table:table-cell>
          <table:table-cell table:formula="of:=COS(2*[.R84])" office:value-type="float" office:value="-0.939692620785908" calcext:value-type="float">
            <text:p>-0.93969262078590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2017-06-02 06:33:33</text:p>
          </table:table-cell>
          <table:table-cell office:value-type="float" office:value="1794.547" calcext:value-type="float">
            <text:p>1794.547</text:p>
          </table:table-cell>
          <table:table-cell/>
          <table:table-cell table:formula="of:=AVERAGE([.C82:.C88])" office:value-type="float" office:value="2099.125" calcext:value-type="float">
            <text:p>2099.125</text:p>
          </table:table-cell>
          <table:table-cell/>
          <table:table-cell table:formula="of:=[.$K$3]*COS((([.A85]+[.$K$2])/[.$K$6]))+[.$K$4]*COS((([.A85]+[.$K$2])*2/[.$K$6]))+[.$K$5]*COS((([.A85]+[.$K$2])/(2*[.$K$6])))+[.$K$1]" office:value-type="float" office:value="6768.37841198636" calcext:value-type="float">
            <text:p>6768.37841198636</text:p>
          </table:table-cell>
          <table:table-cell table:number-columns-repeated="9"/>
          <table:table-cell office:value-type="float" office:value="810" calcext:value-type="float">
            <text:p>810</text:p>
          </table:table-cell>
          <table:table-cell table:formula="of:=[.Q85]*PI()/180" office:value-type="float" office:value="14.1371669411541" calcext:value-type="float">
            <text:p>14.1371669411541</text:p>
          </table:table-cell>
          <table:table-cell table:formula="of:=SIN([.R85])" office:value-type="float" office:value="1" calcext:value-type="float">
            <text:p>1</text:p>
          </table:table-cell>
          <table:table-cell table:formula="of:=SIN(2*[.R85])" office:value-type="float" office:value="4.65489579803312E-015" calcext:value-type="float">
            <text:p>4.65489579803312E-15</text:p>
          </table:table-cell>
          <table:table-cell table:formula="of:=COS([.R85])" office:value-type="float" office:value="2.32744789901656E-015" calcext:value-type="float">
            <text:p>2.32744789901656E-15</text:p>
          </table:table-cell>
          <table:table-cell table:formula="of:=COS(2*[.R85]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2017-06-02 06:34:33</text:p>
          </table:table-cell>
          <table:table-cell office:value-type="float" office:value="2001.322" calcext:value-type="float">
            <text:p>2001.322</text:p>
          </table:table-cell>
          <table:table-cell/>
          <table:table-cell table:formula="of:=AVERAGE([.C83:.C89])" office:value-type="float" office:value="2309.86271428571" calcext:value-type="float">
            <text:p>2309.86271428571</text:p>
          </table:table-cell>
          <table:table-cell/>
          <table:table-cell table:formula="of:=[.$K$3]*COS((([.A86]+[.$K$2])/[.$K$6]))+[.$K$4]*COS((([.A86]+[.$K$2])*2/[.$K$6]))+[.$K$5]*COS((([.A86]+[.$K$2])/(2*[.$K$6])))+[.$K$1]" office:value-type="float" office:value="7026.41157892652" calcext:value-type="float">
            <text:p>7026.41157892652</text:p>
          </table:table-cell>
          <table:table-cell table:number-columns-repeated="9"/>
          <table:table-cell office:value-type="float" office:value="820" calcext:value-type="float">
            <text:p>820</text:p>
          </table:table-cell>
          <table:table-cell table:formula="of:=[.Q86]*PI()/180" office:value-type="float" office:value="14.3116998663535" calcext:value-type="float">
            <text:p>14.3116998663535</text:p>
          </table:table-cell>
          <table:table-cell table:formula="of:=SIN([.R86])" office:value-type="float" office:value="0.984807753012208" calcext:value-type="float">
            <text:p>0.984807753012208</text:p>
          </table:table-cell>
          <table:table-cell table:formula="of:=SIN(2*[.R86])" office:value-type="float" office:value="-0.342020143325667" calcext:value-type="float">
            <text:p>-0.342020143325667</text:p>
          </table:table-cell>
          <table:table-cell table:formula="of:=COS([.R86])" office:value-type="float" office:value="-0.17364817766693" calcext:value-type="float">
            <text:p>-0.17364817766693</text:p>
          </table:table-cell>
          <table:table-cell table:formula="of:=COS(2*[.R86])" office:value-type="float" office:value="-0.939692620785909" calcext:value-type="float">
            <text:p>-0.93969262078590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2017-06-02 06:35:33</text:p>
          </table:table-cell>
          <table:table-cell office:value-type="float" office:value="3633.158" calcext:value-type="float">
            <text:p>3633.158</text:p>
          </table:table-cell>
          <table:table-cell/>
          <table:table-cell table:formula="of:=AVERAGE([.C84:.C90])" office:value-type="float" office:value="2244.27957142857" calcext:value-type="float">
            <text:p>2244.27957142857</text:p>
          </table:table-cell>
          <table:table-cell/>
          <table:table-cell table:formula="of:=[.$K$3]*COS((([.A87]+[.$K$2])/[.$K$6]))+[.$K$4]*COS((([.A87]+[.$K$2])*2/[.$K$6]))+[.$K$5]*COS((([.A87]+[.$K$2])/(2*[.$K$6])))+[.$K$1]" office:value-type="float" office:value="7289.61146716991" calcext:value-type="float">
            <text:p>7289.61146716991</text:p>
          </table:table-cell>
          <table:table-cell table:number-columns-repeated="9"/>
          <table:table-cell office:value-type="float" office:value="830" calcext:value-type="float">
            <text:p>830</text:p>
          </table:table-cell>
          <table:table-cell table:formula="of:=[.Q87]*PI()/180" office:value-type="float" office:value="14.4862327915529" calcext:value-type="float">
            <text:p>14.4862327915529</text:p>
          </table:table-cell>
          <table:table-cell table:formula="of:=SIN([.R87])" office:value-type="float" office:value="0.939692620785909" calcext:value-type="float">
            <text:p>0.939692620785909</text:p>
          </table:table-cell>
          <table:table-cell table:formula="of:=SIN(2*[.R87])" office:value-type="float" office:value="-0.642787609686538" calcext:value-type="float">
            <text:p>-0.642787609686538</text:p>
          </table:table-cell>
          <table:table-cell table:formula="of:=COS([.R87])" office:value-type="float" office:value="-0.342020143325668" calcext:value-type="float">
            <text:p>-0.342020143325668</text:p>
          </table:table-cell>
          <table:table-cell table:formula="of:=COS(2*[.R87])" office:value-type="float" office:value="-0.766044443118979" calcext:value-type="float">
            <text:p>-0.76604444311897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2017-06-02 06:36:33</text:p>
          </table:table-cell>
          <table:table-cell office:value-type="float" office:value="2133.3501" calcext:value-type="float">
            <text:p>2133.3501</text:p>
          </table:table-cell>
          <table:table-cell/>
          <table:table-cell table:formula="of:=AVERAGE([.C85:.C91])" office:value-type="float" office:value="2402.51372857143" calcext:value-type="float">
            <text:p>2402.51372857143</text:p>
          </table:table-cell>
          <table:table-cell/>
          <table:table-cell table:formula="of:=[.$K$3]*COS((([.A88]+[.$K$2])/[.$K$6]))+[.$K$4]*COS((([.A88]+[.$K$2])*2/[.$K$6]))+[.$K$5]*COS((([.A88]+[.$K$2])/(2*[.$K$6])))+[.$K$1]" office:value-type="float" office:value="7557.9454835306" calcext:value-type="float">
            <text:p>7557.9454835306</text:p>
          </table:table-cell>
          <table:table-cell table:number-columns-repeated="9"/>
          <table:table-cell office:value-type="float" office:value="840" calcext:value-type="float">
            <text:p>840</text:p>
          </table:table-cell>
          <table:table-cell table:formula="of:=[.Q88]*PI()/180" office:value-type="float" office:value="14.6607657167524" calcext:value-type="float">
            <text:p>14.6607657167524</text:p>
          </table:table-cell>
          <table:table-cell table:formula="of:=SIN([.R88])" office:value-type="float" office:value="0.866025403784438" calcext:value-type="float">
            <text:p>0.866025403784438</text:p>
          </table:table-cell>
          <table:table-cell table:formula="of:=SIN(2*[.R88])" office:value-type="float" office:value="-0.866025403784439" calcext:value-type="float">
            <text:p>-0.866025403784439</text:p>
          </table:table-cell>
          <table:table-cell table:formula="of:=COS([.R88])" office:value-type="float" office:value="-0.500000000000001" calcext:value-type="float">
            <text:p>-0.500000000000001</text:p>
          </table:table-cell>
          <table:table-cell table:formula="of:=COS(2*[.R88])" office:value-type="float" office:value="-0.499999999999999" calcext:value-type="float">
            <text:p>-0.49999999999999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2017-06-02 06:37:33</text:p>
          </table:table-cell>
          <table:table-cell office:value-type="float" office:value="2222.947" calcext:value-type="float">
            <text:p>2222.947</text:p>
          </table:table-cell>
          <table:table-cell/>
          <table:table-cell table:formula="of:=AVERAGE([.C86:.C92])" office:value-type="float" office:value="2475.2543" calcext:value-type="float">
            <text:p>2475.2543</text:p>
          </table:table-cell>
          <table:table-cell/>
          <table:table-cell table:formula="of:=[.$K$3]*COS((([.A89]+[.$K$2])/[.$K$6]))+[.$K$4]*COS((([.A89]+[.$K$2])*2/[.$K$6]))+[.$K$5]*COS((([.A89]+[.$K$2])/(2*[.$K$6])))+[.$K$1]" office:value-type="float" office:value="7831.3799632547" calcext:value-type="float">
            <text:p>7831.3799632547</text:p>
          </table:table-cell>
          <table:table-cell table:number-columns-repeated="1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2017-06-02 06:38:33</text:p>
          </table:table-cell>
          <table:table-cell office:value-type="float" office:value="2374.7229" calcext:value-type="float">
            <text:p>2374.7229</text:p>
          </table:table-cell>
          <table:table-cell/>
          <table:table-cell table:formula="of:=AVERAGE([.C87:.C93])" office:value-type="float" office:value="2637.21858571429" calcext:value-type="float">
            <text:p>2637.21858571429</text:p>
          </table:table-cell>
          <table:table-cell/>
          <table:table-cell table:formula="of:=[.$K$3]*COS((([.A90]+[.$K$2])/[.$K$6]))+[.$K$4]*COS((([.A90]+[.$K$2])*2/[.$K$6]))+[.$K$5]*COS((([.A90]+[.$K$2])/(2*[.$K$6])))+[.$K$1]" office:value-type="float" office:value="8109.88017735178" calcext:value-type="float">
            <text:p>8109.88017735178</text:p>
          </table:table-cell>
          <table:table-cell table:number-columns-repeated="1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2017-06-02 06:39:33</text:p>
          </table:table-cell>
          <table:table-cell office:value-type="float" office:value="2657.5491" calcext:value-type="float">
            <text:p>2657.5491</text:p>
          </table:table-cell>
          <table:table-cell/>
          <table:table-cell table:formula="of:=AVERAGE([.C88:.C94])" office:value-type="float" office:value="2646.31114285714" calcext:value-type="float">
            <text:p>2646.31114285714</text:p>
          </table:table-cell>
          <table:table-cell/>
          <table:table-cell table:formula="of:=[.$K$3]*COS((([.A91]+[.$K$2])/[.$K$6]))+[.$K$4]*COS((([.A91]+[.$K$2])*2/[.$K$6]))+[.$K$5]*COS((([.A91]+[.$K$2])/(2*[.$K$6])))+[.$K$1]" office:value-type="float" office:value="8393.41034016927" calcext:value-type="float">
            <text:p>8393.41034016927</text:p>
          </table:table-cell>
          <table:table-cell table:number-columns-repeated="1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2017-06-02 06:40:33</text:p>
          </table:table-cell>
          <table:table-cell office:value-type="float" office:value="2303.731" calcext:value-type="float">
            <text:p>2303.731</text:p>
          </table:table-cell>
          <table:table-cell/>
          <table:table-cell table:formula="of:=AVERAGE([.C89:.C95])" office:value-type="float" office:value="2723.52811428571" calcext:value-type="float">
            <text:p>2723.52811428571</text:p>
          </table:table-cell>
          <table:table-cell/>
          <table:table-cell table:formula="of:=[.$K$3]*COS((([.A92]+[.$K$2])/[.$K$6]))+[.$K$4]*COS((([.A92]+[.$K$2])*2/[.$K$6]))+[.$K$5]*COS((([.A92]+[.$K$2])/(2*[.$K$6])))+[.$K$1]" office:value-type="float" office:value="8681.93361720805" calcext:value-type="float">
            <text:p>8681.93361720805</text:p>
          </table:table-cell>
          <table:table-cell table:number-columns-repeated="1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2017-06-02 06:41:33</text:p>
          </table:table-cell>
          <table:table-cell office:value-type="float" office:value="3135.072" calcext:value-type="float">
            <text:p>3135.072</text:p>
          </table:table-cell>
          <table:table-cell/>
          <table:table-cell table:formula="of:=AVERAGE([.C90:.C96])" office:value-type="float" office:value="2756.75098571429" calcext:value-type="float">
            <text:p>2756.75098571429</text:p>
          </table:table-cell>
          <table:table-cell/>
          <table:table-cell table:formula="of:=[.$K$3]*COS((([.A93]+[.$K$2])/[.$K$6]))+[.$K$4]*COS((([.A93]+[.$K$2])*2/[.$K$6]))+[.$K$5]*COS((([.A93]+[.$K$2])/(2*[.$K$6])))+[.$K$1]" office:value-type="float" office:value="8975.41213317732" calcext:value-type="float">
            <text:p>8975.41213317732</text:p>
          </table:table-cell>
          <table:table-cell table:number-columns-repeated="1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2017-06-02 06:42:33</text:p>
          </table:table-cell>
          <table:table-cell office:value-type="float" office:value="3696.8059" calcext:value-type="float">
            <text:p>3696.8059</text:p>
          </table:table-cell>
          <table:table-cell/>
          <table:table-cell table:formula="of:=AVERAGE([.C91:.C97])" office:value-type="float" office:value="2823.84944285714" calcext:value-type="float">
            <text:p>2823.84944285714</text:p>
          </table:table-cell>
          <table:table-cell/>
          <table:table-cell table:formula="of:=[.$K$3]*COS((([.A94]+[.$K$2])/[.$K$6]))+[.$K$4]*COS((([.A94]+[.$K$2])*2/[.$K$6]))+[.$K$5]*COS((([.A94]+[.$K$2])/(2*[.$K$6])))+[.$K$1]" office:value-type="float" office:value="9273.80698028697" calcext:value-type="float">
            <text:p>9273.80698028697</text:p>
          </table:table-cell>
          <table:table-cell table:number-columns-repeated="1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2017-06-02 06:43:33</text:p>
          </table:table-cell>
          <table:table-cell office:value-type="float" office:value="2673.8689" calcext:value-type="float">
            <text:p>2673.8689</text:p>
          </table:table-cell>
          <table:table-cell/>
          <table:table-cell table:formula="of:=AVERAGE([.C92:.C98])" office:value-type="float" office:value="2864.95257142857" calcext:value-type="float">
            <text:p>2864.95257142857</text:p>
          </table:table-cell>
          <table:table-cell/>
          <table:table-cell table:formula="of:=[.$K$3]*COS((([.A95]+[.$K$2])/[.$K$6]))+[.$K$4]*COS((([.A95]+[.$K$2])*2/[.$K$6]))+[.$K$5]*COS((([.A95]+[.$K$2])/(2*[.$K$6])))+[.$K$1]" office:value-type="float" office:value="9577.07822677553" calcext:value-type="float">
            <text:p>9577.07822677553</text:p>
          </table:table-cell>
          <table:table-cell table:number-columns-repeated="1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2017-06-02 06:44:33</text:p>
          </table:table-cell>
          <table:table-cell office:value-type="float" office:value="2455.5071" calcext:value-type="float">
            <text:p>2455.5071</text:p>
          </table:table-cell>
          <table:table-cell/>
          <table:table-cell table:formula="of:=AVERAGE([.C93:.C99])" office:value-type="float" office:value="2905.40287142857" calcext:value-type="float">
            <text:p>2905.40287142857</text:p>
          </table:table-cell>
          <table:table-cell/>
          <table:table-cell table:formula="of:=[.$K$3]*COS((([.A96]+[.$K$2])/[.$K$6]))+[.$K$4]*COS((([.A96]+[.$K$2])*2/[.$K$6]))+[.$K$5]*COS((([.A96]+[.$K$2])/(2*[.$K$6])))+[.$K$1]" office:value-type="float" office:value="9885.18492567153" calcext:value-type="float">
            <text:p>9885.18492567153</text:p>
          </table:table-cell>
          <table:table-cell table:number-columns-repeated="1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2017-06-02 06:45:33</text:p>
          </table:table-cell>
          <table:table-cell office:value-type="float" office:value="2844.4121" calcext:value-type="float">
            <text:p>2844.4121</text:p>
          </table:table-cell>
          <table:table-cell/>
          <table:table-cell table:formula="of:=AVERAGE([.C94:.C100])" office:value-type="float" office:value="2599.3853" calcext:value-type="float">
            <text:p>2599.3853</text:p>
          </table:table-cell>
          <table:table-cell/>
          <table:table-cell table:formula="of:=[.$K$3]*COS((([.A97]+[.$K$2])/[.$K$6]))+[.$K$4]*COS((([.A97]+[.$K$2])*2/[.$K$6]))+[.$K$5]*COS((([.A97]+[.$K$2])/(2*[.$K$6])))+[.$K$1]" office:value-type="float" office:value="10198.0851237865" calcext:value-type="float">
            <text:p>10198.0851237865</text:p>
          </table:table-cell>
          <table:table-cell table:number-columns-repeated="1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2017-06-02 06:46:33</text:p>
          </table:table-cell>
          <table:table-cell office:value-type="float" office:value="2945.271" calcext:value-type="float">
            <text:p>2945.271</text:p>
          </table:table-cell>
          <table:table-cell/>
          <table:table-cell table:formula="of:=AVERAGE([.C95:.C101])" office:value-type="float" office:value="2577.00374285714" calcext:value-type="float">
            <text:p>2577.00374285714</text:p>
          </table:table-cell>
          <table:table-cell/>
          <table:table-cell table:formula="of:=[.$K$3]*COS((([.A98]+[.$K$2])/[.$K$6]))+[.$K$4]*COS((([.A98]+[.$K$2])*2/[.$K$6]))+[.$K$5]*COS((([.A98]+[.$K$2])/(2*[.$K$6])))+[.$K$1]" office:value-type="float" office:value="10515.7358709371" calcext:value-type="float">
            <text:p>10515.7358709371</text:p>
          </table:table-cell>
          <table:table-cell table:number-columns-repeated="1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2017-06-02 06:47:33</text:p>
          </table:table-cell>
          <table:table-cell office:value-type="float" office:value="2586.8831" calcext:value-type="float">
            <text:p>2586.8831</text:p>
          </table:table-cell>
          <table:table-cell/>
          <table:table-cell table:formula="of:=AVERAGE([.C96:.C102])" office:value-type="float" office:value="2727.14775714286" calcext:value-type="float">
            <text:p>2727.14775714286</text:p>
          </table:table-cell>
          <table:table-cell/>
          <table:table-cell table:formula="of:=[.$K$3]*COS((([.A99]+[.$K$2])/[.$K$6]))+[.$K$4]*COS((([.A99]+[.$K$2])*2/[.$K$6]))+[.$K$5]*COS((([.A99]+[.$K$2])/(2*[.$K$6])))+[.$K$1]" office:value-type="float" office:value="10838.0932293949" calcext:value-type="float">
            <text:p>10838.0932293949</text:p>
          </table:table-cell>
          <table:table-cell table:number-columns-repeated="1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2017-06-02 06:48:33</text:p>
          </table:table-cell>
          <table:table-cell office:value-type="float" office:value="992.949" calcext:value-type="float">
            <text:p>992.949</text:p>
          </table:table-cell>
          <table:table-cell/>
          <table:table-cell table:formula="of:=AVERAGE([.C97:.C103])" office:value-type="float" office:value="2480.76817142857" calcext:value-type="float">
            <text:p>2480.76817142857</text:p>
          </table:table-cell>
          <table:table-cell/>
          <table:table-cell table:formula="of:=[.$K$3]*COS((([.A100]+[.$K$2])/[.$K$6]))+[.$K$4]*COS((([.A100]+[.$K$2])*2/[.$K$6]))+[.$K$5]*COS((([.A100]+[.$K$2])/(2*[.$K$6])))+[.$K$1]" office:value-type="float" office:value="11165.1122835605" calcext:value-type="float">
            <text:p>11165.1122835605</text:p>
          </table:table-cell>
          <table:table-cell table:number-columns-repeated="1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2017-06-02 06:49:33</text:p>
          </table:table-cell>
          <table:table-cell office:value-type="float" office:value="3540.135" calcext:value-type="float">
            <text:p>3540.135</text:p>
          </table:table-cell>
          <table:table-cell/>
          <table:table-cell table:formula="of:=AVERAGE([.C98:.C104])" office:value-type="float" office:value="2195.76858571429" calcext:value-type="float">
            <text:p>2195.76858571429</text:p>
          </table:table-cell>
          <table:table-cell/>
          <table:table-cell table:formula="of:=[.$K$3]*COS((([.A101]+[.$K$2])/[.$K$6]))+[.$K$4]*COS((([.A101]+[.$K$2])*2/[.$K$6]))+[.$K$5]*COS((([.A101]+[.$K$2])/(2*[.$K$6])))+[.$K$1]" office:value-type="float" office:value="11496.7471498611" calcext:value-type="float">
            <text:p>11496.7471498611</text:p>
          </table:table-cell>
          <table:table-cell table:number-columns-repeated="1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2017-06-02 06:50:33</text:p>
          </table:table-cell>
          <table:table-cell office:value-type="float" office:value="3724.877" calcext:value-type="float">
            <text:p>3724.877</text:p>
          </table:table-cell>
          <table:table-cell/>
          <table:table-cell table:formula="of:=AVERAGE([.C99:.C105])" office:value-type="float" office:value="2299.214" calcext:value-type="float">
            <text:p>2299.214</text:p>
          </table:table-cell>
          <table:table-cell/>
          <table:table-cell table:formula="of:=[.$K$3]*COS((([.A102]+[.$K$2])/[.$K$6]))+[.$K$4]*COS((([.A102]+[.$K$2])*2/[.$K$6]))+[.$K$5]*COS((([.A102]+[.$K$2])/(2*[.$K$6])))+[.$K$1]" office:value-type="float" office:value="11832.9509868683" calcext:value-type="float">
            <text:p>11832.9509868683</text:p>
          </table:table-cell>
          <table:table-cell table:number-columns-repeated="1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2017-06-02 06:51:33</text:p>
          </table:table-cell>
          <table:table-cell office:value-type="float" office:value="730.85" calcext:value-type="float">
            <text:p>730.85</text:p>
          </table:table-cell>
          <table:table-cell/>
          <table:table-cell table:formula="of:=AVERAGE([.C100:.C106])" office:value-type="float" office:value="2582.13282857143" calcext:value-type="float">
            <text:p>2582.13282857143</text:p>
          </table:table-cell>
          <table:table-cell/>
          <table:table-cell table:formula="of:=[.$K$3]*COS((([.A103]+[.$K$2])/[.$K$6]))+[.$K$4]*COS((([.A103]+[.$K$2])*2/[.$K$6]))+[.$K$5]*COS((([.A103]+[.$K$2])/(2*[.$K$6])))+[.$K$1]" office:value-type="float" office:value="12173.6760056332" calcext:value-type="float">
            <text:p>12173.6760056332</text:p>
          </table:table-cell>
          <table:table-cell table:number-columns-repeated="1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2017-06-02 06:52:33</text:p>
          </table:table-cell>
          <table:table-cell office:value-type="float" office:value="849.415" calcext:value-type="float">
            <text:p>849.415</text:p>
          </table:table-cell>
          <table:table-cell/>
          <table:table-cell table:formula="of:=AVERAGE([.C101:.C107])" office:value-type="float" office:value="2930.09281428571" calcext:value-type="float">
            <text:p>2930.09281428571</text:p>
          </table:table-cell>
          <table:table-cell/>
          <table:table-cell table:formula="of:=[.$K$3]*COS((([.A104]+[.$K$2])/[.$K$6]))+[.$K$4]*COS((([.A104]+[.$K$2])*2/[.$K$6]))+[.$K$5]*COS((([.A104]+[.$K$2])/(2*[.$K$6])))+[.$K$1]" office:value-type="float" office:value="12518.8734802387" calcext:value-type="float">
            <text:p>12518.8734802387</text:p>
          </table:table-cell>
          <table:table-cell table:number-columns-repeated="1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2017-06-02 06:53:33</text:p>
          </table:table-cell>
          <table:table-cell office:value-type="float" office:value="3669.3889" calcext:value-type="float">
            <text:p>3669.3889</text:p>
          </table:table-cell>
          <table:table-cell/>
          <table:table-cell table:formula="of:=AVERAGE([.C102:.C108])" office:value-type="float" office:value="2584.22524285714" calcext:value-type="float">
            <text:p>2584.22524285714</text:p>
          </table:table-cell>
          <table:table-cell/>
          <table:table-cell table:formula="of:=[.$K$3]*COS((([.A105]+[.$K$2])/[.$K$6]))+[.$K$4]*COS((([.A105]+[.$K$2])*2/[.$K$6]))+[.$K$5]*COS((([.A105]+[.$K$2])/(2*[.$K$6])))+[.$K$1]" office:value-type="float" office:value="12868.4937585633" calcext:value-type="float">
            <text:p>12868.4937585633</text:p>
          </table:table-cell>
          <table:table-cell table:number-columns-repeated="1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2017-06-02 06:54:33</text:p>
          </table:table-cell>
          <table:table-cell office:value-type="float" office:value="4567.3149" calcext:value-type="float">
            <text:p>4567.3149</text:p>
          </table:table-cell>
          <table:table-cell/>
          <table:table-cell table:formula="of:=AVERAGE([.C103:.C109])" office:value-type="float" office:value="2389.48095714286" calcext:value-type="float">
            <text:p>2389.48095714286</text:p>
          </table:table-cell>
          <table:table-cell/>
          <table:table-cell table:formula="of:=[.$K$3]*COS((([.A106]+[.$K$2])/[.$K$6]))+[.$K$4]*COS((([.A106]+[.$K$2])*2/[.$K$6]))+[.$K$5]*COS((([.A106]+[.$K$2])/(2*[.$K$6])))+[.$K$1]" office:value-type="float" office:value="13222.4862732567" calcext:value-type="float">
            <text:p>13222.4862732567</text:p>
          </table:table-cell>
          <table:table-cell table:number-columns-repeated="1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2017-06-02 06:55:33</text:p>
          </table:table-cell>
          <table:table-cell office:value-type="float" office:value="3428.6689" calcext:value-type="float">
            <text:p>3428.6689</text:p>
          </table:table-cell>
          <table:table-cell/>
          <table:table-cell table:formula="of:=AVERAGE([.C104:.C110])" office:value-type="float" office:value="2700.67422857143" calcext:value-type="float">
            <text:p>2700.67422857143</text:p>
          </table:table-cell>
          <table:table-cell/>
          <table:table-cell table:formula="of:=[.$K$3]*COS((([.A107]+[.$K$2])/[.$K$6]))+[.$K$4]*COS((([.A107]+[.$K$2])*2/[.$K$6]))+[.$K$5]*COS((([.A107]+[.$K$2])/(2*[.$K$6])))+[.$K$1]" office:value-type="float" office:value="13580.7995529231" calcext:value-type="float">
            <text:p>13580.7995529231</text:p>
          </table:table-cell>
          <table:table-cell table:number-columns-repeated="1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2017-06-02 06:56:33</text:p>
          </table:table-cell>
          <table:table-cell office:value-type="float" office:value="1119.062" calcext:value-type="float">
            <text:p>1119.062</text:p>
          </table:table-cell>
          <table:table-cell/>
          <table:table-cell table:formula="of:=AVERAGE([.C105:.C111])" office:value-type="float" office:value="3013.1148" calcext:value-type="float">
            <text:p>3013.1148</text:p>
          </table:table-cell>
          <table:table-cell/>
          <table:table-cell table:formula="of:=[.$K$3]*COS((([.A108]+[.$K$2])/[.$K$6]))+[.$K$4]*COS((([.A108]+[.$K$2])*2/[.$K$6]))+[.$K$5]*COS((([.A108]+[.$K$2])/(2*[.$K$6])))+[.$K$1]" office:value-type="float" office:value="13943.3812335098" calcext:value-type="float">
            <text:p>13943.3812335098</text:p>
          </table:table-cell>
          <table:table-cell table:number-columns-repeated="1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2017-06-02 06:57:33</text:p>
          </table:table-cell>
          <table:table-cell office:value-type="float" office:value="2361.667" calcext:value-type="float">
            <text:p>2361.667</text:p>
          </table:table-cell>
          <table:table-cell/>
          <table:table-cell table:formula="of:=AVERAGE([.C106:.C112])" office:value-type="float" office:value="2925.54637142857" calcext:value-type="float">
            <text:p>2925.54637142857</text:p>
          </table:table-cell>
          <table:table-cell/>
          <table:table-cell table:formula="of:=[.$K$3]*COS((([.A109]+[.$K$2])/[.$K$6]))+[.$K$4]*COS((([.A109]+[.$K$2])*2/[.$K$6]))+[.$K$5]*COS((([.A109]+[.$K$2])/(2*[.$K$6])))+[.$K$1]" office:value-type="float" office:value="14310.1780698989" calcext:value-type="float">
            <text:p>14310.1780698989</text:p>
          </table:table-cell>
          <table:table-cell table:number-columns-repeated="1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2017-06-02 06:58:33</text:p>
          </table:table-cell>
          <table:table-cell office:value-type="float" office:value="2909.2029" calcext:value-type="float">
            <text:p>2909.2029</text:p>
          </table:table-cell>
          <table:table-cell/>
          <table:table-cell table:formula="of:=AVERAGE([.C107:.C113])" office:value-type="float" office:value="2713.8761" calcext:value-type="float">
            <text:p>2713.8761</text:p>
          </table:table-cell>
          <table:table-cell/>
          <table:table-cell table:formula="of:=[.$K$3]*COS((([.A110]+[.$K$2])/[.$K$6]))+[.$K$4]*COS((([.A110]+[.$K$2])*2/[.$K$6]))+[.$K$5]*COS((([.A110]+[.$K$2])/(2*[.$K$6])))+[.$K$1]" office:value-type="float" office:value="14681.1359476991" calcext:value-type="float">
            <text:p>14681.1359476991</text:p>
          </table:table-cell>
          <table:table-cell table:number-columns-repeated="1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2017-06-02 06:59:33</text:p>
          </table:table-cell>
          <table:table-cell office:value-type="float" office:value="3036.499" calcext:value-type="float">
            <text:p>3036.499</text:p>
          </table:table-cell>
          <table:table-cell/>
          <table:table-cell table:formula="of:=AVERAGE([.C108:.C114])" office:value-type="float" office:value="2658.76111428571" calcext:value-type="float">
            <text:p>2658.76111428571</text:p>
          </table:table-cell>
          <table:table-cell/>
          <table:table-cell table:formula="of:=[.$K$3]*COS((([.A111]+[.$K$2])/[.$K$6]))+[.$K$4]*COS((([.A111]+[.$K$2])*2/[.$K$6]))+[.$K$5]*COS((([.A111]+[.$K$2])/(2*[.$K$6])))+[.$K$1]" office:value-type="float" office:value="15056.1998952345" calcext:value-type="float">
            <text:p>15056.1998952345</text:p>
          </table:table-cell>
          <table:table-cell table:number-columns-repeated="1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2017-06-02 07:00:33</text:p>
          </table:table-cell>
          <table:table-cell office:value-type="float" office:value="3056.4099" calcext:value-type="float">
            <text:p>3056.4099</text:p>
          </table:table-cell>
          <table:table-cell/>
          <table:table-cell table:formula="of:=AVERAGE([.C109:.C115])" office:value-type="float" office:value="2939.20882857143" calcext:value-type="float">
            <text:p>2939.20882857143</text:p>
          </table:table-cell>
          <table:table-cell/>
          <table:table-cell table:formula="of:=[.$K$3]*COS((([.A112]+[.$K$2])/[.$K$6]))+[.$K$4]*COS((([.A112]+[.$K$2])*2/[.$K$6]))+[.$K$5]*COS((([.A112]+[.$K$2])/(2*[.$K$6])))+[.$K$1]" office:value-type="float" office:value="15435.3140957281" calcext:value-type="float">
            <text:p>15435.3140957281</text:p>
          </table:table-cell>
          <table:table-cell table:number-columns-repeated="1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2017-06-02 07:01:33</text:p>
          </table:table-cell>
          <table:table-cell office:value-type="float" office:value="3085.623" calcext:value-type="float">
            <text:p>3085.623</text:p>
          </table:table-cell>
          <table:table-cell/>
          <table:table-cell table:formula="of:=AVERAGE([.C110:.C116])" office:value-type="float" office:value="3082.0321" calcext:value-type="float">
            <text:p>3082.0321</text:p>
          </table:table-cell>
          <table:table-cell/>
          <table:table-cell table:formula="of:=[.$K$3]*COS((([.A113]+[.$K$2])/[.$K$6]))+[.$K$4]*COS((([.A113]+[.$K$2])*2/[.$K$6]))+[.$K$5]*COS((([.A113]+[.$K$2])/(2*[.$K$6])))+[.$K$1]" office:value-type="float" office:value="15818.4218996774" calcext:value-type="float">
            <text:p>15818.4218996774</text:p>
          </table:table-cell>
          <table:table-cell table:number-columns-repeated="1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2017-06-02 07:02:33</text:p>
          </table:table-cell>
          <table:table-cell office:value-type="float" office:value="3042.864" calcext:value-type="float">
            <text:p>3042.864</text:p>
          </table:table-cell>
          <table:table-cell/>
          <table:table-cell table:formula="of:=AVERAGE([.C111:.C117])" office:value-type="float" office:value="7110.57732857143" calcext:value-type="float">
            <text:p>7110.57732857143</text:p>
          </table:table-cell>
          <table:table-cell/>
          <table:table-cell table:formula="of:=[.$K$3]*COS((([.A114]+[.$K$2])/[.$K$6]))+[.$K$4]*COS((([.A114]+[.$K$2])*2/[.$K$6]))+[.$K$5]*COS((([.A114]+[.$K$2])/(2*[.$K$6])))+[.$K$1]" office:value-type="float" office:value="16205.4658374177" calcext:value-type="float">
            <text:p>16205.4658374177</text:p>
          </table:table-cell>
          <table:table-cell table:number-columns-repeated="1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2017-06-02 07:03:33</text:p>
          </table:table-cell>
          <table:table-cell office:value-type="float" office:value="3082.196" calcext:value-type="float">
            <text:p>3082.196</text:p>
          </table:table-cell>
          <table:table-cell/>
          <table:table-cell table:formula="of:=AVERAGE([.C112:.C118])" office:value-type="float" office:value="7951.12727142857" calcext:value-type="float">
            <text:p>7951.12727142857</text:p>
          </table:table-cell>
          <table:table-cell/>
          <table:table-cell table:formula="of:=[.$K$3]*COS((([.A115]+[.$K$2])/[.$K$6]))+[.$K$4]*COS((([.A115]+[.$K$2])*2/[.$K$6]))+[.$K$5]*COS((([.A115]+[.$K$2])/(2*[.$K$6])))+[.$K$1]" office:value-type="float" office:value="16596.3876318728" calcext:value-type="float">
            <text:p>16596.3876318728</text:p>
          </table:table-cell>
          <table:table-cell table:number-columns-repeated="1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2017-06-02 07:04:33</text:p>
          </table:table-cell>
          <table:table-cell office:value-type="float" office:value="3361.4299" calcext:value-type="float">
            <text:p>3361.4299</text:p>
          </table:table-cell>
          <table:table-cell/>
          <table:table-cell table:formula="of:=AVERAGE([.C113:.C119])" office:value-type="float" office:value="8777.50202857143" calcext:value-type="float">
            <text:p>8777.50202857143</text:p>
          </table:table-cell>
          <table:table-cell/>
          <table:table-cell table:formula="of:=[.$K$3]*COS((([.A116]+[.$K$2])/[.$K$6]))+[.$K$4]*COS((([.A116]+[.$K$2])*2/[.$K$6]))+[.$K$5]*COS((([.A116]+[.$K$2])/(2*[.$K$6])))+[.$K$1]" office:value-type="float" office:value="16991.128211487" calcext:value-type="float">
            <text:p>16991.128211487</text:p>
          </table:table-cell>
          <table:table-cell table:number-columns-repeated="1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2017-06-02 07:05:33</text:p>
          </table:table-cell>
          <table:table-cell office:value-type="float" office:value="31109.0195" calcext:value-type="float">
            <text:p>31109.0195</text:p>
          </table:table-cell>
          <table:table-cell/>
          <table:table-cell table:formula="of:=AVERAGE([.C114:.C120])" office:value-type="float" office:value="9625.4659" calcext:value-type="float">
            <text:p>9625.4659</text:p>
          </table:table-cell>
          <table:table-cell/>
          <table:table-cell table:formula="of:=[.$K$3]*COS((([.A117]+[.$K$2])/[.$K$6]))+[.$K$4]*COS((([.A117]+[.$K$2])*2/[.$K$6]))+[.$K$5]*COS((([.A117]+[.$K$2])/(2*[.$K$6])))+[.$K$1]" office:value-type="float" office:value="17389.6277233378" calcext:value-type="float">
            <text:p>17389.6277233378</text:p>
          </table:table-cell>
          <table:table-cell table:number-columns-repeated="1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2017-06-02 07:06:33</text:p>
          </table:table-cell>
          <table:table-cell office:value-type="float" office:value="8920.3486" calcext:value-type="float">
            <text:p>8920.3486</text:p>
          </table:table-cell>
          <table:table-cell/>
          <table:table-cell table:formula="of:=AVERAGE([.C115:.C121])" office:value-type="float" office:value="10552.4886714286" calcext:value-type="float">
            <text:p>10552.4886714286</text:p>
          </table:table-cell>
          <table:table-cell/>
          <table:table-cell table:formula="of:=[.$K$3]*COS((([.A118]+[.$K$2])/[.$K$6]))+[.$K$4]*COS((([.A118]+[.$K$2])*2/[.$K$6]))+[.$K$5]*COS((([.A118]+[.$K$2])/(2*[.$K$6])))+[.$K$1]" office:value-type="float" office:value="17791.8255464253" calcext:value-type="float">
            <text:p>17791.8255464253</text:p>
          </table:table-cell>
          <table:table-cell table:number-columns-repeated="1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2017-06-02 07:07:33</text:p>
          </table:table-cell>
          <table:table-cell office:value-type="float" office:value="8841.0332" calcext:value-type="float">
            <text:p>8841.0332</text:p>
          </table:table-cell>
          <table:table-cell/>
          <table:table-cell table:formula="of:=AVERAGE([.C116:.C122])" office:value-type="float" office:value="11502.9888571429" calcext:value-type="float">
            <text:p>11502.9888571429</text:p>
          </table:table-cell>
          <table:table-cell/>
          <table:table-cell table:formula="of:=[.$K$3]*COS((([.A119]+[.$K$2])/[.$K$6]))+[.$K$4]*COS((([.A119]+[.$K$2])*2/[.$K$6]))+[.$K$5]*COS((([.A119]+[.$K$2])/(2*[.$K$6])))+[.$K$1]" office:value-type="float" office:value="18197.6603051353" calcext:value-type="float">
            <text:p>18197.6603051353</text:p>
          </table:table-cell>
          <table:table-cell table:number-columns-repeated="1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2017-06-02 07:08:33</text:p>
          </table:table-cell>
          <table:table-cell office:value-type="float" office:value="9021.3701" calcext:value-type="float">
            <text:p>9021.3701</text:p>
          </table:table-cell>
          <table:table-cell/>
          <table:table-cell table:formula="of:=AVERAGE([.C117:.C123])" office:value-type="float" office:value="12443.2774714286" calcext:value-type="float">
            <text:p>12443.2774714286</text:p>
          </table:table-cell>
          <table:table-cell/>
          <table:table-cell table:formula="of:=[.$K$3]*COS((([.A120]+[.$K$2])/[.$K$6]))+[.$K$4]*COS((([.A120]+[.$K$2])*2/[.$K$6]))+[.$K$5]*COS((([.A120]+[.$K$2])/(2*[.$K$6])))+[.$K$1]" office:value-type="float" office:value="18607.0698828722" calcext:value-type="float">
            <text:p>18607.0698828722</text:p>
          </table:table-cell>
          <table:table-cell table:number-columns-repeated="1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2017-06-02 07:09:33</text:p>
          </table:table-cell>
          <table:table-cell office:value-type="float" office:value="9532.0234" calcext:value-type="float">
            <text:p>9532.0234</text:p>
          </table:table-cell>
          <table:table-cell/>
          <table:table-cell table:formula="of:=AVERAGE([.C118:.C124])" office:value-type="float" office:value="9441.56347142857" calcext:value-type="float">
            <text:p>9441.56347142857</text:p>
          </table:table-cell>
          <table:table-cell/>
          <table:table-cell table:formula="of:=[.$K$3]*COS((([.A121]+[.$K$2])/[.$K$6]))+[.$K$4]*COS((([.A121]+[.$K$2])*2/[.$K$6]))+[.$K$5]*COS((([.A121]+[.$K$2])/(2*[.$K$6])))+[.$K$1]" office:value-type="float" office:value="19019.99143586" calcext:value-type="float">
            <text:p>19019.99143586</text:p>
          </table:table-cell>
          <table:table-cell table:number-columns-repeated="1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2017-06-02 07:10:33</text:p>
          </table:table-cell>
          <table:table-cell office:value-type="float" office:value="9735.6973" calcext:value-type="float">
            <text:p>9735.6973</text:p>
          </table:table-cell>
          <table:table-cell/>
          <table:table-cell table:formula="of:=AVERAGE([.C119:.C125])" office:value-type="float" office:value="9627.58817142857" calcext:value-type="float">
            <text:p>9627.58817142857</text:p>
          </table:table-cell>
          <table:table-cell/>
          <table:table-cell table:formula="of:=[.$K$3]*COS((([.A122]+[.$K$2])/[.$K$6]))+[.$K$4]*COS((([.A122]+[.$K$2])*2/[.$K$6]))+[.$K$5]*COS((([.A122]+[.$K$2])/(2*[.$K$6])))+[.$K$1]" office:value-type="float" office:value="19436.3614071075" calcext:value-type="float">
            <text:p>19436.3614071075</text:p>
          </table:table-cell>
          <table:table-cell table:number-columns-repeated="1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2017-06-02 07:11:33</text:p>
          </table:table-cell>
          <table:table-cell office:value-type="float" office:value="9943.4502" calcext:value-type="float">
            <text:p>9943.4502</text:p>
          </table:table-cell>
          <table:table-cell/>
          <table:table-cell table:formula="of:=AVERAGE([.C120:.C126])" office:value-type="float" office:value="9880.0353" calcext:value-type="float">
            <text:p>9880.0353</text:p>
          </table:table-cell>
          <table:table-cell/>
          <table:table-cell table:formula="of:=[.$K$3]*COS((([.A123]+[.$K$2])/[.$K$6]))+[.$K$4]*COS((([.A123]+[.$K$2])*2/[.$K$6]))+[.$K$5]*COS((([.A123]+[.$K$2])/(2*[.$K$6])))+[.$K$1]" office:value-type="float" office:value="19856.1155405333" calcext:value-type="float">
            <text:p>19856.1155405333</text:p>
          </table:table-cell>
          <table:table-cell table:number-columns-repeated="1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2017-06-02 07:12:33</text:p>
          </table:table-cell>
          <table:table-cell office:value-type="float" office:value="10097.0215" calcext:value-type="float">
            <text:p>10097.0215</text:p>
          </table:table-cell>
          <table:table-cell/>
          <table:table-cell table:formula="of:=AVERAGE([.C121:.C127])" office:value-type="float" office:value="10128.3324571429" calcext:value-type="float">
            <text:p>10128.3324571429</text:p>
          </table:table-cell>
          <table:table-cell/>
          <table:table-cell table:formula="of:=[.$K$3]*COS((([.A124]+[.$K$2])/[.$K$6]))+[.$K$4]*COS((([.A124]+[.$K$2])*2/[.$K$6]))+[.$K$5]*COS((([.A124]+[.$K$2])/(2*[.$K$6])))+[.$K$1]" office:value-type="float" office:value="20279.1888952494" calcext:value-type="float">
            <text:p>20279.1888952494</text:p>
          </table:table-cell>
          <table:table-cell table:number-columns-repeated="1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2017-06-02 07:13:33</text:p>
          </table:table-cell>
          <table:table-cell office:value-type="float" office:value="10222.5215" calcext:value-type="float">
            <text:p>10222.5215</text:p>
          </table:table-cell>
          <table:table-cell/>
          <table:table-cell table:formula="of:=AVERAGE([.C122:.C128])" office:value-type="float" office:value="10356.9055714286" calcext:value-type="float">
            <text:p>10356.9055714286</text:p>
          </table:table-cell>
          <table:table-cell/>
          <table:table-cell table:formula="of:=[.$K$3]*COS((([.A125]+[.$K$2])/[.$K$6]))+[.$K$4]*COS((([.A125]+[.$K$2])*2/[.$K$6]))+[.$K$5]*COS((([.A125]+[.$K$2])/(2*[.$K$6])))+[.$K$1]" office:value-type="float" office:value="20705.5158599983" calcext:value-type="float">
            <text:p>20705.5158599983</text:p>
          </table:table-cell>
          <table:table-cell table:number-columns-repeated="1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2017-06-02 07:14:33</text:p>
          </table:table-cell>
          <table:table-cell office:value-type="float" office:value="10608.1631" calcext:value-type="float">
            <text:p>10608.1631</text:p>
          </table:table-cell>
          <table:table-cell/>
          <table:table-cell table:formula="of:=AVERAGE([.C123:.C129])" office:value-type="float" office:value="10576.4096142857" calcext:value-type="float">
            <text:p>10576.4096142857</text:p>
          </table:table-cell>
          <table:table-cell/>
          <table:table-cell table:formula="of:=[.$K$3]*COS((([.A126]+[.$K$2])/[.$K$6]))+[.$K$4]*COS((([.A126]+[.$K$2])*2/[.$K$6]))+[.$K$5]*COS((([.A126]+[.$K$2])/(2*[.$K$6])))+[.$K$1]" office:value-type="float" office:value="21135.0301677411" calcext:value-type="float">
            <text:p>21135.0301677411</text:p>
          </table:table-cell>
          <table:table-cell table:number-columns-repeated="1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2017-06-02 07:15:33</text:p>
          </table:table-cell>
          <table:table-cell office:value-type="float" office:value="10759.4502" calcext:value-type="float">
            <text:p>10759.4502</text:p>
          </table:table-cell>
          <table:table-cell/>
          <table:table-cell table:formula="of:=AVERAGE([.C124:.C130])" office:value-type="float" office:value="10785.1191571429" calcext:value-type="float">
            <text:p>10785.1191571429</text:p>
          </table:table-cell>
          <table:table-cell/>
          <table:table-cell table:formula="of:=[.$K$3]*COS((([.A127]+[.$K$2])/[.$K$6]))+[.$K$4]*COS((([.A127]+[.$K$2])*2/[.$K$6]))+[.$K$5]*COS((([.A127]+[.$K$2])/(2*[.$K$6])))+[.$K$1]" office:value-type="float" office:value="21567.6649103932" calcext:value-type="float">
            <text:p>21567.6649103932</text:p>
          </table:table-cell>
          <table:table-cell table:number-columns-repeated="1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2017-06-02 07:16:33</text:p>
          </table:table-cell>
          <table:table-cell office:value-type="float" office:value="11132.0352" calcext:value-type="float">
            <text:p>11132.0352</text:p>
          </table:table-cell>
          <table:table-cell/>
          <table:table-cell table:formula="of:=AVERAGE([.C125:.C131])" office:value-type="float" office:value="11022.6451" calcext:value-type="float">
            <text:p>11022.6451</text:p>
          </table:table-cell>
          <table:table-cell/>
          <table:table-cell table:formula="of:=[.$K$3]*COS((([.A128]+[.$K$2])/[.$K$6]))+[.$K$4]*COS((([.A128]+[.$K$2])*2/[.$K$6]))+[.$K$5]*COS((([.A128]+[.$K$2])/(2*[.$K$6])))+[.$K$1]" office:value-type="float" office:value="22003.3525537033" calcext:value-type="float">
            <text:p>22003.3525537033</text:p>
          </table:table-cell>
          <table:table-cell table:number-columns-repeated="1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2017-06-02 07:17:33</text:p>
          </table:table-cell>
          <table:table-cell office:value-type="float" office:value="11272.2256" calcext:value-type="float">
            <text:p>11272.2256</text:p>
          </table:table-cell>
          <table:table-cell/>
          <table:table-cell table:formula="of:=AVERAGE([.C126:.C132])" office:value-type="float" office:value="11248.6072857143" calcext:value-type="float">
            <text:p>11248.6072857143</text:p>
          </table:table-cell>
          <table:table-cell/>
          <table:table-cell table:formula="of:=[.$K$3]*COS((([.A129]+[.$K$2])/[.$K$6]))+[.$K$4]*COS((([.A129]+[.$K$2])*2/[.$K$6]))+[.$K$5]*COS((([.A129]+[.$K$2])/(2*[.$K$6])))+[.$K$1]" office:value-type="float" office:value="22442.0249522737" calcext:value-type="float">
            <text:p>22442.0249522737</text:p>
          </table:table-cell>
          <table:table-cell table:number-columns-repeated="1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2017-06-02 07:18:33</text:p>
          </table:table-cell>
          <table:table-cell office:value-type="float" office:value="11404.417" calcext:value-type="float">
            <text:p>11404.417</text:p>
          </table:table-cell>
          <table:table-cell/>
          <table:table-cell table:formula="of:=AVERAGE([.C127:.C133])" office:value-type="float" office:value="11461.3268714286" calcext:value-type="float">
            <text:p>11461.3268714286</text:p>
          </table:table-cell>
          <table:table-cell/>
          <table:table-cell table:formula="of:=[.$K$3]*COS((([.A130]+[.$K$2])/[.$K$6]))+[.$K$4]*COS((([.A130]+[.$K$2])*2/[.$K$6]))+[.$K$5]*COS((([.A130]+[.$K$2])/(2*[.$K$6])))+[.$K$1]" office:value-type="float" office:value="22883.6133647167" calcext:value-type="float">
            <text:p>22883.6133647167</text:p>
          </table:table-cell>
          <table:table-cell table:number-columns-repeated="1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2017-06-02 07:19:33</text:p>
          </table:table-cell>
          <table:table-cell office:value-type="float" office:value="11759.7031" calcext:value-type="float">
            <text:p>11759.7031</text:p>
          </table:table-cell>
          <table:table-cell/>
          <table:table-cell table:formula="of:=AVERAGE([.C128:.C134])" office:value-type="float" office:value="11674.8159857143" calcext:value-type="float">
            <text:p>11674.8159857143</text:p>
          </table:table-cell>
          <table:table-cell/>
          <table:table-cell table:formula="of:=[.$K$3]*COS((([.A131]+[.$K$2])/[.$K$6]))+[.$K$4]*COS((([.A131]+[.$K$2])*2/[.$K$6]))+[.$K$5]*COS((([.A131]+[.$K$2])/(2*[.$K$6])))+[.$K$1]" office:value-type="float" office:value="23328.048468945" calcext:value-type="float">
            <text:p>23328.048468945</text:p>
          </table:table-cell>
          <table:table-cell table:number-columns-repeated="1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2017-06-02 07:20:33</text:p>
          </table:table-cell>
          <table:table-cell office:value-type="float" office:value="11804.2568" calcext:value-type="float">
            <text:p>11804.2568</text:p>
          </table:table-cell>
          <table:table-cell/>
          <table:table-cell table:formula="of:=AVERAGE([.C129:.C135])" office:value-type="float" office:value="11828.4338714286" calcext:value-type="float">
            <text:p>11828.4338714286</text:p>
          </table:table-cell>
          <table:table-cell/>
          <table:table-cell table:formula="of:=[.$K$3]*COS((([.A132]+[.$K$2])/[.$K$6]))+[.$K$4]*COS((([.A132]+[.$K$2])*2/[.$K$6]))+[.$K$5]*COS((([.A132]+[.$K$2])/(2*[.$K$6])))+[.$K$1]" office:value-type="float" office:value="23775.2603775915" calcext:value-type="float">
            <text:p>23775.2603775915</text:p>
          </table:table-cell>
          <table:table-cell table:number-columns-repeated="1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2017-06-02 07:21:33</text:p>
          </table:table-cell>
          <table:table-cell office:value-type="float" office:value="12097.2002" calcext:value-type="float">
            <text:p>12097.2002</text:p>
          </table:table-cell>
          <table:table-cell/>
          <table:table-cell table:formula="of:=AVERAGE([.C130:.C136])" office:value-type="float" office:value="12029.4026142857" calcext:value-type="float">
            <text:p>12029.4026142857</text:p>
          </table:table-cell>
          <table:table-cell/>
          <table:table-cell table:formula="of:=[.$K$3]*COS((([.A133]+[.$K$2])/[.$K$6]))+[.$K$4]*COS((([.A133]+[.$K$2])*2/[.$K$6]))+[.$K$5]*COS((([.A133]+[.$K$2])/(2*[.$K$6])))+[.$K$1]" office:value-type="float" office:value="24225.1786535555" calcext:value-type="float">
            <text:p>24225.1786535555</text:p>
          </table:table-cell>
          <table:table-cell table:number-columns-repeated="1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2017-06-02 07:22:33</text:p>
          </table:table-cell>
          <table:table-cell office:value-type="float" office:value="12253.874" calcext:value-type="float">
            <text:p>12253.874</text:p>
          </table:table-cell>
          <table:table-cell/>
          <table:table-cell table:formula="of:=AVERAGE([.C131:.C137])" office:value-type="float" office:value="12212.5597" calcext:value-type="float">
            <text:p>12212.5597</text:p>
          </table:table-cell>
          <table:table-cell/>
          <table:table-cell table:formula="of:=[.$K$3]*COS((([.A134]+[.$K$2])/[.$K$6]))+[.$K$4]*COS((([.A134]+[.$K$2])*2/[.$K$6]))+[.$K$5]*COS((([.A134]+[.$K$2])/(2*[.$K$6])))+[.$K$1]" office:value-type="float" office:value="24677.7323256716" calcext:value-type="float">
            <text:p>24677.7323256716</text:p>
          </table:table-cell>
          <table:table-cell table:number-columns-repeated="1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2017-06-02 07:23:33</text:p>
          </table:table-cell>
          <table:table-cell office:value-type="float" office:value="12207.3604" calcext:value-type="float">
            <text:p>12207.3604</text:p>
          </table:table-cell>
          <table:table-cell/>
          <table:table-cell table:formula="of:=AVERAGE([.C132:.C138])" office:value-type="float" office:value="12399.2834714286" calcext:value-type="float">
            <text:p>12399.2834714286</text:p>
          </table:table-cell>
          <table:table-cell/>
          <table:table-cell table:formula="of:=[.$K$3]*COS((([.A135]+[.$K$2])/[.$K$6]))+[.$K$4]*COS((([.A135]+[.$K$2])*2/[.$K$6]))+[.$K$5]*COS((([.A135]+[.$K$2])/(2*[.$K$6])))+[.$K$1]" office:value-type="float" office:value="25132.8499044972" calcext:value-type="float">
            <text:p>25132.8499044972</text:p>
          </table:table-cell>
          <table:table-cell table:number-columns-repeated="1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2017-06-02 07:24:33</text:p>
          </table:table-cell>
          <table:table-cell office:value-type="float" office:value="12679.0068" calcext:value-type="float">
            <text:p>12679.0068</text:p>
          </table:table-cell>
          <table:table-cell/>
          <table:table-cell table:formula="of:=AVERAGE([.C133:.C139])" office:value-type="float" office:value="12591.5796571429" calcext:value-type="float">
            <text:p>12591.5796571429</text:p>
          </table:table-cell>
          <table:table-cell/>
          <table:table-cell table:formula="of:=[.$K$3]*COS((([.A136]+[.$K$2])/[.$K$6]))+[.$K$4]*COS((([.A136]+[.$K$2])*2/[.$K$6]))+[.$K$5]*COS((([.A136]+[.$K$2])/(2*[.$K$6])))+[.$K$1]" office:value-type="float" office:value="25590.4593982153" calcext:value-type="float">
            <text:p>25590.4593982153</text:p>
          </table:table-cell>
          <table:table-cell table:number-columns-repeated="1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2017-06-02 07:25:33</text:p>
          </table:table-cell>
          <table:table-cell office:value-type="float" office:value="12686.5166" calcext:value-type="float">
            <text:p>12686.5166</text:p>
          </table:table-cell>
          <table:table-cell/>
          <table:table-cell table:formula="of:=AVERAGE([.C134:.C140])" office:value-type="float" office:value="12770.214" calcext:value-type="float">
            <text:p>12770.214</text:p>
          </table:table-cell>
          <table:table-cell/>
          <table:table-cell table:formula="of:=[.$K$3]*COS((([.A137]+[.$K$2])/[.$K$6]))+[.$K$4]*COS((([.A137]+[.$K$2])*2/[.$K$6]))+[.$K$5]*COS((([.A137]+[.$K$2])/(2*[.$K$6])))+[.$K$1]" office:value-type="float" office:value="26050.4883286489" calcext:value-type="float">
            <text:p>26050.4883286489</text:p>
          </table:table-cell>
          <table:table-cell table:number-columns-repeated="1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2017-06-02 07:26:33</text:p>
          </table:table-cell>
          <table:table-cell office:value-type="float" office:value="13066.7695" calcext:value-type="float">
            <text:p>13066.7695</text:p>
          </table:table-cell>
          <table:table-cell/>
          <table:table-cell table:formula="of:=AVERAGE([.C135:.C141])" office:value-type="float" office:value="12960.6448" calcext:value-type="float">
            <text:p>12960.6448</text:p>
          </table:table-cell>
          <table:table-cell/>
          <table:table-cell table:formula="of:=[.$K$3]*COS((([.A138]+[.$K$2])/[.$K$6]))+[.$K$4]*COS((([.A138]+[.$K$2])*2/[.$K$6]))+[.$K$5]*COS((([.A138]+[.$K$2])/(2*[.$K$6])))+[.$K$1]" office:value-type="float" office:value="26512.8637473829" calcext:value-type="float">
            <text:p>26512.8637473829</text:p>
          </table:table-cell>
          <table:table-cell table:number-columns-repeated="1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2017-06-02 07:27:38</text:p>
          </table:table-cell>
          <table:table-cell office:value-type="float" office:value="13150.3301" calcext:value-type="float">
            <text:p>13150.3301</text:p>
          </table:table-cell>
          <table:table-cell/>
          <table:table-cell table:formula="of:=AVERAGE([.C136:.C142])" office:value-type="float" office:value="13205.3514" calcext:value-type="float">
            <text:p>13205.3514</text:p>
          </table:table-cell>
          <table:table-cell/>
          <table:table-cell table:formula="of:=[.$K$3]*COS((([.A139]+[.$K$2])/[.$K$6]))+[.$K$4]*COS((([.A139]+[.$K$2])*2/[.$K$6]))+[.$K$5]*COS((([.A139]+[.$K$2])/(2*[.$K$6])))+[.$K$1]" office:value-type="float" office:value="26977.5122519905" calcext:value-type="float">
            <text:p>26977.5122519905</text:p>
          </table:table-cell>
          <table:table-cell table:number-columns-repeated="1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2017-06-02 07:28:38</text:p>
          </table:table-cell>
          <table:table-cell office:value-type="float" office:value="13347.6406" calcext:value-type="float">
            <text:p>13347.6406</text:p>
          </table:table-cell>
          <table:table-cell/>
          <table:table-cell table:formula="of:=AVERAGE([.C137:.C143])" office:value-type="float" office:value="13445.6519142857" calcext:value-type="float">
            <text:p>13445.6519142857</text:p>
          </table:table-cell>
          <table:table-cell/>
          <table:table-cell table:formula="of:=[.$K$3]*COS((([.A140]+[.$K$2])/[.$K$6]))+[.$K$4]*COS((([.A140]+[.$K$2])*2/[.$K$6]))+[.$K$5]*COS((([.A140]+[.$K$2])/(2*[.$K$6])))+[.$K$1]" office:value-type="float" office:value="27444.3600023589" calcext:value-type="float">
            <text:p>27444.3600023589</text:p>
          </table:table-cell>
          <table:table-cell table:number-columns-repeated="1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2017-06-02 07:29:38</text:p>
          </table:table-cell>
          <table:table-cell office:value-type="float" office:value="13586.8896" calcext:value-type="float">
            <text:p>13586.8896</text:p>
          </table:table-cell>
          <table:table-cell/>
          <table:table-cell table:formula="of:=AVERAGE([.C138:.C144])" office:value-type="float" office:value="13694.1819142857" calcext:value-type="float">
            <text:p>13694.1819142857</text:p>
          </table:table-cell>
          <table:table-cell/>
          <table:table-cell table:formula="of:=[.$K$3]*COS((([.A141]+[.$K$2])/[.$K$6]))+[.$K$4]*COS((([.A141]+[.$K$2])*2/[.$K$6]))+[.$K$5]*COS((([.A141]+[.$K$2])/(2*[.$K$6])))+[.$K$1]" office:value-type="float" office:value="27913.3327371124" calcext:value-type="float">
            <text:p>27913.3327371124</text:p>
          </table:table-cell>
          <table:table-cell table:number-columns-repeated="1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2017-06-02 07:30:38</text:p>
          </table:table-cell>
          <table:table-cell office:value-type="float" office:value="13920.3066" calcext:value-type="float">
            <text:p>13920.3066</text:p>
          </table:table-cell>
          <table:table-cell/>
          <table:table-cell table:formula="of:=AVERAGE([.C139:.C145])" office:value-type="float" office:value="13949.5200857143" calcext:value-type="float">
            <text:p>13949.5200857143</text:p>
          </table:table-cell>
          <table:table-cell/>
          <table:table-cell table:formula="of:=[.$K$3]*COS((([.A142]+[.$K$2])/[.$K$6]))+[.$K$4]*COS((([.A142]+[.$K$2])*2/[.$K$6]))+[.$K$5]*COS((([.A142]+[.$K$2])/(2*[.$K$6])))+[.$K$1]" office:value-type="float" office:value="28384.3557901269" calcext:value-type="float">
            <text:p>28384.3557901269</text:p>
          </table:table-cell>
          <table:table-cell table:number-columns-repeated="1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2017-06-02 07:31:38</text:p>
          </table:table-cell>
          <table:table-cell office:value-type="float" office:value="14361.1104" calcext:value-type="float">
            <text:p>14361.1104</text:p>
          </table:table-cell>
          <table:table-cell/>
          <table:table-cell table:formula="of:=AVERAGE([.C140:.C146])" office:value-type="float" office:value="14205.4176857143" calcext:value-type="float">
            <text:p>14205.4176857143</text:p>
          </table:table-cell>
          <table:table-cell/>
          <table:table-cell table:formula="of:=[.$K$3]*COS((([.A143]+[.$K$2])/[.$K$6]))+[.$K$4]*COS((([.A143]+[.$K$2])*2/[.$K$6]))+[.$K$5]*COS((([.A143]+[.$K$2])/(2*[.$K$6])))+[.$K$1]" office:value-type="float" office:value="28857.3541071342" calcext:value-type="float">
            <text:p>28857.3541071342</text:p>
          </table:table-cell>
          <table:table-cell table:number-columns-repeated="1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2017-06-02 07:32:38</text:p>
          </table:table-cell>
          <table:table-cell office:value-type="float" office:value="14426.2266" calcext:value-type="float">
            <text:p>14426.2266</text:p>
          </table:table-cell>
          <table:table-cell/>
          <table:table-cell table:formula="of:=AVERAGE([.C141:.C147])" office:value-type="float" office:value="14431.9390285714" calcext:value-type="float">
            <text:p>14431.9390285714</text:p>
          </table:table-cell>
          <table:table-cell/>
          <table:table-cell table:formula="of:=[.$K$3]*COS((([.A144]+[.$K$2])/[.$K$6]))+[.$K$4]*COS((([.A144]+[.$K$2])*2/[.$K$6]))+[.$K$5]*COS((([.A144]+[.$K$2])/(2*[.$K$6])))+[.$K$1]" office:value-type="float" office:value="29332.2522624101" calcext:value-type="float">
            <text:p>29332.2522624101</text:p>
          </table:table-cell>
          <table:table-cell table:number-columns-repeated="1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2017-06-02 07:33:38</text:p>
          </table:table-cell>
          <table:table-cell office:value-type="float" office:value="14854.1367" calcext:value-type="float">
            <text:p>14854.1367</text:p>
          </table:table-cell>
          <table:table-cell/>
          <table:table-cell table:formula="of:=AVERAGE([.C142:.C148])" office:value-type="float" office:value="14657.3648142857" calcext:value-type="float">
            <text:p>14657.3648142857</text:p>
          </table:table-cell>
          <table:table-cell/>
          <table:table-cell table:formula="of:=[.$K$3]*COS((([.A145]+[.$K$2])/[.$K$6]))+[.$K$4]*COS((([.A145]+[.$K$2])*2/[.$K$6]))+[.$K$5]*COS((([.A145]+[.$K$2])/(2*[.$K$6])))+[.$K$1]" office:value-type="float" office:value="29808.9744755437" calcext:value-type="float">
            <text:p>29808.9744755437</text:p>
          </table:table-cell>
          <table:table-cell table:number-columns-repeated="1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2017-06-02 07:34:38</text:p>
          </table:table-cell>
          <table:table-cell office:value-type="float" office:value="14941.6133" calcext:value-type="float">
            <text:p>14941.6133</text:p>
          </table:table-cell>
          <table:table-cell/>
          <table:table-cell table:formula="of:=AVERAGE([.C143:.C149])" office:value-type="float" office:value="14887.8267285714" calcext:value-type="float">
            <text:p>14887.8267285714</text:p>
          </table:table-cell>
          <table:table-cell/>
          <table:table-cell table:formula="of:=[.$K$3]*COS((([.A146]+[.$K$2])/[.$K$6]))+[.$K$4]*COS((([.A146]+[.$K$2])*2/[.$K$6]))+[.$K$5]*COS((([.A146]+[.$K$2])/(2*[.$K$6])))+[.$K$1]" office:value-type="float" office:value="30287.4446282843" calcext:value-type="float">
            <text:p>30287.4446282843</text:p>
          </table:table-cell>
          <table:table-cell table:number-columns-repeated="1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2017-06-02 07:35:38</text:p>
          </table:table-cell>
          <table:table-cell office:value-type="float" office:value="14933.29" calcext:value-type="float">
            <text:p>14933.29</text:p>
          </table:table-cell>
          <table:table-cell/>
          <table:table-cell table:formula="of:=AVERAGE([.C144:.C150])" office:value-type="float" office:value="15073.4552142857" calcext:value-type="float">
            <text:p>15073.4552142857</text:p>
          </table:table-cell>
          <table:table-cell/>
          <table:table-cell table:formula="of:=[.$K$3]*COS((([.A147]+[.$K$2])/[.$K$6]))+[.$K$4]*COS((([.A147]+[.$K$2])*2/[.$K$6]))+[.$K$5]*COS((([.A147]+[.$K$2])/(2*[.$K$6])))+[.$K$1]" office:value-type="float" office:value="30767.5862814602" calcext:value-type="float">
            <text:p>30767.5862814602</text:p>
          </table:table-cell>
          <table:table-cell table:number-columns-repeated="1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2017-06-02 07:36:38</text:p>
          </table:table-cell>
          <table:table-cell office:value-type="float" office:value="15164.8701" calcext:value-type="float">
            <text:p>15164.8701</text:p>
          </table:table-cell>
          <table:table-cell/>
          <table:table-cell table:formula="of:=AVERAGE([.C145:.C151])" office:value-type="float" office:value="15274.6809285714" calcext:value-type="float">
            <text:p>15274.6809285714</text:p>
          </table:table-cell>
          <table:table-cell/>
          <table:table-cell table:formula="of:=[.$K$3]*COS((([.A148]+[.$K$2])/[.$K$6]))+[.$K$4]*COS((([.A148]+[.$K$2])*2/[.$K$6]))+[.$K$5]*COS((([.A148]+[.$K$2])/(2*[.$K$6])))+[.$K$1]" office:value-type="float" office:value="31249.3226919668" calcext:value-type="float">
            <text:p>31249.3226919668</text:p>
          </table:table-cell>
          <table:table-cell table:number-columns-repeated="1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2017-06-02 07:37:38</text:p>
          </table:table-cell>
          <table:table-cell office:value-type="float" office:value="15533.54" calcext:value-type="float">
            <text:p>15533.54</text:p>
          </table:table-cell>
          <table:table-cell/>
          <table:table-cell table:formula="of:=AVERAGE([.C146:.C152])" office:value-type="float" office:value="15448.8624285714" calcext:value-type="float">
            <text:p>15448.8624285714</text:p>
          </table:table-cell>
          <table:table-cell/>
          <table:table-cell table:formula="of:=[.$K$3]*COS((([.A149]+[.$K$2])/[.$K$6]))+[.$K$4]*COS((([.A149]+[.$K$2])*2/[.$K$6]))+[.$K$5]*COS((([.A149]+[.$K$2])/(2*[.$K$6])))+[.$K$1]" office:value-type="float" office:value="31732.5768298211" calcext:value-type="float">
            <text:p>31732.5768298211</text:p>
          </table:table-cell>
          <table:table-cell table:number-columns-repeated="1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2017-06-02 07:38:38</text:p>
          </table:table-cell>
          <table:table-cell office:value-type="float" office:value="15660.5098" calcext:value-type="float">
            <text:p>15660.5098</text:p>
          </table:table-cell>
          <table:table-cell/>
          <table:table-cell table:formula="of:=AVERAGE([.C147:.C153])" office:value-type="float" office:value="15658.6210714286" calcext:value-type="float">
            <text:p>15658.6210714286</text:p>
          </table:table-cell>
          <table:table-cell/>
          <table:table-cell table:formula="of:=[.$K$3]*COS((([.A150]+[.$K$2])/[.$K$6]))+[.$K$4]*COS((([.A150]+[.$K$2])*2/[.$K$6]))+[.$K$5]*COS((([.A150]+[.$K$2])/(2*[.$K$6])))+[.$K$1]" office:value-type="float" office:value="32217.2713952752" calcext:value-type="float">
            <text:p>32217.2713952752</text:p>
          </table:table-cell>
          <table:table-cell table:number-columns-repeated="1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2017-06-02 07:39:38</text:p>
          </table:table-cell>
          <table:table-cell office:value-type="float" office:value="15834.8066" calcext:value-type="float">
            <text:p>15834.8066</text:p>
          </table:table-cell>
          <table:table-cell/>
          <table:table-cell table:formula="of:=AVERAGE([.C148:.C154])" office:value-type="float" office:value="15904.0040285714" calcext:value-type="float">
            <text:p>15904.0040285714</text:p>
          </table:table-cell>
          <table:table-cell/>
          <table:table-cell table:formula="of:=[.$K$3]*COS((([.A151]+[.$K$2])/[.$K$6]))+[.$K$4]*COS((([.A151]+[.$K$2])*2/[.$K$6]))+[.$K$5]*COS((([.A151]+[.$K$2])/(2*[.$K$6])))+[.$K$1]" office:value-type="float" office:value="32703.3288359884" calcext:value-type="float">
            <text:p>32703.3288359884</text:p>
          </table:table-cell>
          <table:table-cell table:number-columns-repeated="1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2017-06-02 07:40:38</text:p>
          </table:table-cell>
          <table:table-cell office:value-type="float" office:value="16073.4072" calcext:value-type="float">
            <text:p>16073.4072</text:p>
          </table:table-cell>
          <table:table-cell/>
          <table:table-cell table:formula="of:=AVERAGE([.C149:.C155])" office:value-type="float" office:value="16146.0298428571" calcext:value-type="float">
            <text:p>16146.0298428571</text:p>
          </table:table-cell>
          <table:table-cell/>
          <table:table-cell table:formula="of:=[.$K$3]*COS((([.A152]+[.$K$2])/[.$K$6]))+[.$K$4]*COS((([.A152]+[.$K$2])*2/[.$K$6]))+[.$K$5]*COS((([.A152]+[.$K$2])/(2*[.$K$6])))+[.$K$1]" office:value-type="float" office:value="33190.6713642521" calcext:value-type="float">
            <text:p>33190.6713642521</text:p>
          </table:table-cell>
          <table:table-cell table:number-columns-repeated="1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2017-06-02 07:41:38</text:p>
          </table:table-cell>
          <table:table-cell office:value-type="float" office:value="16409.9238" calcext:value-type="float">
            <text:p>16409.9238</text:p>
          </table:table-cell>
          <table:table-cell/>
          <table:table-cell table:formula="of:=AVERAGE([.C150:.C156])" office:value-type="float" office:value="16377.7269714286" calcext:value-type="float">
            <text:p>16377.7269714286</text:p>
          </table:table-cell>
          <table:table-cell/>
          <table:table-cell table:formula="of:=[.$K$3]*COS((([.A153]+[.$K$2])/[.$K$6]))+[.$K$4]*COS((([.A153]+[.$K$2])*2/[.$K$6]))+[.$K$5]*COS((([.A153]+[.$K$2])/(2*[.$K$6])))+[.$K$1]" office:value-type="float" office:value="33679.2209742631" calcext:value-type="float">
            <text:p>33679.2209742631</text:p>
          </table:table-cell>
          <table:table-cell table:number-columns-repeated="1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2017-06-02 07:42:38</text:p>
          </table:table-cell>
          <table:table-cell office:value-type="float" office:value="16650.9707" calcext:value-type="float">
            <text:p>16650.9707</text:p>
          </table:table-cell>
          <table:table-cell/>
          <table:table-cell table:formula="of:=AVERAGE([.C151:.C157])" office:value-type="float" office:value="16632.1321" calcext:value-type="float">
            <text:p>16632.1321</text:p>
          </table:table-cell>
          <table:table-cell/>
          <table:table-cell table:formula="of:=[.$K$3]*COS((([.A154]+[.$K$2])/[.$K$6]))+[.$K$4]*COS((([.A154]+[.$K$2])*2/[.$K$6]))+[.$K$5]*COS((([.A154]+[.$K$2])/(2*[.$K$6])))+[.$K$1]" office:value-type="float" office:value="34168.8994594429" calcext:value-type="float">
            <text:p>34168.8994594429</text:p>
          </table:table-cell>
          <table:table-cell table:number-columns-repeated="1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2017-06-02 07:43:38</text:p>
          </table:table-cell>
          <table:table-cell office:value-type="float" office:value="16859.0508" calcext:value-type="float">
            <text:p>16859.0508</text:p>
          </table:table-cell>
          <table:table-cell/>
          <table:table-cell table:formula="of:=AVERAGE([.C152:.C158])" office:value-type="float" office:value="16905.0726714286" calcext:value-type="float">
            <text:p>16905.0726714286</text:p>
          </table:table-cell>
          <table:table-cell/>
          <table:table-cell table:formula="of:=[.$K$3]*COS((([.A155]+[.$K$2])/[.$K$6]))+[.$K$4]*COS((([.A155]+[.$K$2])*2/[.$K$6]))+[.$K$5]*COS((([.A155]+[.$K$2])/(2*[.$K$6])))+[.$K$1]" office:value-type="float" office:value="34659.6284297972" calcext:value-type="float">
            <text:p>34659.6284297972</text:p>
          </table:table-cell>
          <table:table-cell table:number-columns-repeated="1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2017-06-02 07:44:38</text:p>
          </table:table-cell>
          <table:table-cell office:value-type="float" office:value="17155.4199" calcext:value-type="float">
            <text:p>17155.4199</text:p>
          </table:table-cell>
          <table:table-cell/>
          <table:table-cell table:formula="of:=AVERAGE([.C153:.C159])" office:value-type="float" office:value="17168.2207" calcext:value-type="float">
            <text:p>17168.2207</text:p>
          </table:table-cell>
          <table:table-cell/>
          <table:table-cell table:formula="of:=[.$K$3]*COS((([.A156]+[.$K$2])/[.$K$6]))+[.$K$4]*COS((([.A156]+[.$K$2])*2/[.$K$6]))+[.$K$5]*COS((([.A156]+[.$K$2])/(2*[.$K$6])))+[.$K$1]" office:value-type="float" office:value="35151.3293293125" calcext:value-type="float">
            <text:p>35151.3293293125</text:p>
          </table:table-cell>
          <table:table-cell table:number-columns-repeated="1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2017-06-02 07:45:38</text:p>
          </table:table-cell>
          <table:table-cell office:value-type="float" office:value="17441.3457" calcext:value-type="float">
            <text:p>17441.3457</text:p>
          </table:table-cell>
          <table:table-cell/>
          <table:table-cell table:formula="of:=AVERAGE([.C154:.C160])" office:value-type="float" office:value="17420.2717571429" calcext:value-type="float">
            <text:p>17420.2717571429</text:p>
          </table:table-cell>
          <table:table-cell/>
          <table:table-cell table:formula="of:=[.$K$3]*COS((([.A157]+[.$K$2])/[.$K$6]))+[.$K$4]*COS((([.A157]+[.$K$2])*2/[.$K$6]))+[.$K$5]*COS((([.A157]+[.$K$2])/(2*[.$K$6])))+[.$K$1]" office:value-type="float" office:value="35643.923453386" calcext:value-type="float">
            <text:p>35643.923453386</text:p>
          </table:table-cell>
          <table:table-cell table:number-columns-repeated="1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2017-06-02 07:46:38</text:p>
          </table:table-cell>
          <table:table-cell office:value-type="float" office:value="17745.3906" calcext:value-type="float">
            <text:p>17745.3906</text:p>
          </table:table-cell>
          <table:table-cell/>
          <table:table-cell table:formula="of:=AVERAGE([.C155:.C161])" office:value-type="float" office:value="17686.9868857143" calcext:value-type="float">
            <text:p>17686.9868857143</text:p>
          </table:table-cell>
          <table:table-cell/>
          <table:table-cell table:formula="of:=[.$K$3]*COS((([.A158]+[.$K$2])/[.$K$6]))+[.$K$4]*COS((([.A158]+[.$K$2])*2/[.$K$6]))+[.$K$5]*COS((([.A158]+[.$K$2])/(2*[.$K$6])))+[.$K$1]" office:value-type="float" office:value="36137.3319662835" calcext:value-type="float">
            <text:p>36137.3319662835</text:p>
          </table:table-cell>
          <table:table-cell table:number-columns-repeated="1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2017-06-02 07:47:38</text:p>
          </table:table-cell>
          <table:table-cell office:value-type="float" office:value="17915.4434" calcext:value-type="float">
            <text:p>17915.4434</text:p>
          </table:table-cell>
          <table:table-cell/>
          <table:table-cell table:formula="of:=AVERAGE([.C156:.C162])" office:value-type="float" office:value="17943.9101571429" calcext:value-type="float">
            <text:p>17943.9101571429</text:p>
          </table:table-cell>
          <table:table-cell/>
          <table:table-cell table:formula="of:=[.$K$3]*COS((([.A159]+[.$K$2])/[.$K$6]))+[.$K$4]*COS((([.A159]+[.$K$2])*2/[.$K$6]))+[.$K$5]*COS((([.A159]+[.$K$2])/(2*[.$K$6])))+[.$K$1]" office:value-type="float" office:value="36631.4759186228" calcext:value-type="float">
            <text:p>36631.4759186228</text:p>
          </table:table-cell>
          <table:table-cell table:number-columns-repeated="1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2017-06-02 07:48:38</text:p>
          </table:table-cell>
          <table:table-cell office:value-type="float" office:value="18174.2812" calcext:value-type="float">
            <text:p>18174.2812</text:p>
          </table:table-cell>
          <table:table-cell/>
          <table:table-cell table:formula="of:=AVERAGE([.C157:.C163])" office:value-type="float" office:value="18241.5639" calcext:value-type="float">
            <text:p>18241.5639</text:p>
          </table:table-cell>
          <table:table-cell/>
          <table:table-cell table:formula="of:=[.$K$3]*COS((([.A160]+[.$K$2])/[.$K$6]))+[.$K$4]*COS((([.A160]+[.$K$2])*2/[.$K$6]))+[.$K$5]*COS((([.A160]+[.$K$2])/(2*[.$K$6])))+[.$K$1]" office:value-type="float" office:value="37126.2762648771" calcext:value-type="float">
            <text:p>37126.2762648771</text:p>
          </table:table-cell>
          <table:table-cell table:number-columns-repeated="1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2017-06-02 07:49:38</text:p>
          </table:table-cell>
          <table:table-cell office:value-type="float" office:value="18517.9766" calcext:value-type="float">
            <text:p>18517.9766</text:p>
          </table:table-cell>
          <table:table-cell/>
          <table:table-cell table:formula="of:=AVERAGE([.C158:.C164])" office:value-type="float" office:value="18483.7530714286" calcext:value-type="float">
            <text:p>18483.7530714286</text:p>
          </table:table-cell>
          <table:table-cell/>
          <table:table-cell table:formula="of:=[.$K$3]*COS((([.A161]+[.$K$2])/[.$K$6]))+[.$K$4]*COS((([.A161]+[.$K$2])*2/[.$K$6]))+[.$K$5]*COS((([.A161]+[.$K$2])/(2*[.$K$6])))+[.$K$1]" office:value-type="float" office:value="37621.6538808952" calcext:value-type="float">
            <text:p>37621.6538808952</text:p>
          </table:table-cell>
          <table:table-cell table:number-columns-repeated="1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2017-06-02 07:50:38</text:p>
          </table:table-cell>
          <table:table-cell office:value-type="float" office:value="18657.5137" calcext:value-type="float">
            <text:p>18657.5137</text:p>
          </table:table-cell>
          <table:table-cell/>
          <table:table-cell table:formula="of:=AVERAGE([.C159:.C165])" office:value-type="float" office:value="18743.4972142857" calcext:value-type="float">
            <text:p>18743.4972142857</text:p>
          </table:table-cell>
          <table:table-cell/>
          <table:table-cell table:formula="of:=[.$K$3]*COS((([.A162]+[.$K$2])/[.$K$6]))+[.$K$4]*COS((([.A162]+[.$K$2])*2/[.$K$6]))+[.$K$5]*COS((([.A162]+[.$K$2])/(2*[.$K$6])))+[.$K$1]" office:value-type="float" office:value="38117.529581434" calcext:value-type="float">
            <text:p>38117.529581434</text:p>
          </table:table-cell>
          <table:table-cell table:number-columns-repeated="1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2017-06-02 07:51:38</text:p>
          </table:table-cell>
          <table:table-cell office:value-type="float" office:value="19238.9961" calcext:value-type="float">
            <text:p>19238.9961</text:p>
          </table:table-cell>
          <table:table-cell/>
          <table:table-cell table:formula="of:=AVERAGE([.C160:.C166])" office:value-type="float" office:value="19000.7472142857" calcext:value-type="float">
            <text:p>19000.7472142857</text:p>
          </table:table-cell>
          <table:table-cell/>
          <table:table-cell table:formula="of:=[.$K$3]*COS((([.A163]+[.$K$2])/[.$K$6]))+[.$K$4]*COS((([.A163]+[.$K$2])*2/[.$K$6]))+[.$K$5]*COS((([.A163]+[.$K$2])/(2*[.$K$6])))+[.$K$1]" office:value-type="float" office:value="38613.8241376998" calcext:value-type="float">
            <text:p>38613.8241376998</text:p>
          </table:table-cell>
          <table:table-cell table:number-columns-repeated="1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2017-06-02 07:52:38</text:p>
          </table:table-cell>
          <table:table-cell office:value-type="float" office:value="19136.6699" calcext:value-type="float">
            <text:p>19136.6699</text:p>
          </table:table-cell>
          <table:table-cell/>
          <table:table-cell table:formula="of:=AVERAGE([.C161:.C167])" office:value-type="float" office:value="19272.0318142857" calcext:value-type="float">
            <text:p>19272.0318142857</text:p>
          </table:table-cell>
          <table:table-cell/>
          <table:table-cell table:formula="of:=[.$K$3]*COS((([.A164]+[.$K$2])/[.$K$6]))+[.$K$4]*COS((([.A164]+[.$K$2])*2/[.$K$6]))+[.$K$5]*COS((([.A164]+[.$K$2])/(2*[.$K$6])))+[.$K$1]" office:value-type="float" office:value="39110.458294893" calcext:value-type="float">
            <text:p>39110.458294893</text:p>
          </table:table-cell>
          <table:table-cell table:number-columns-repeated="1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2017-06-02 07:53:38</text:p>
          </table:table-cell>
          <table:table-cell office:value-type="float" office:value="19563.5996" calcext:value-type="float">
            <text:p>19563.5996</text:p>
          </table:table-cell>
          <table:table-cell/>
          <table:table-cell table:formula="of:=AVERAGE([.C162:.C168])" office:value-type="float" office:value="19525.2952" calcext:value-type="float">
            <text:p>19525.2952</text:p>
          </table:table-cell>
          <table:table-cell/>
          <table:table-cell table:formula="of:=[.$K$3]*COS((([.A165]+[.$K$2])/[.$K$6]))+[.$K$4]*COS((([.A165]+[.$K$2])*2/[.$K$6]))+[.$K$5]*COS((([.A165]+[.$K$2])/(2*[.$K$6])))+[.$K$1]" office:value-type="float" office:value="39607.3527897538" calcext:value-type="float">
            <text:p>39607.3527897538</text:p>
          </table:table-cell>
          <table:table-cell table:number-columns-repeated="1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2017-06-02 07:54:38</text:p>
          </table:table-cell>
          <table:table-cell office:value-type="float" office:value="19716.1934" calcext:value-type="float">
            <text:p>19716.1934</text:p>
          </table:table-cell>
          <table:table-cell/>
          <table:table-cell table:formula="of:=AVERAGE([.C163:.C169])" office:value-type="float" office:value="19807.2117714286" calcext:value-type="float">
            <text:p>19807.2117714286</text:p>
          </table:table-cell>
          <table:table-cell/>
          <table:table-cell table:formula="of:=[.$K$3]*COS((([.A166]+[.$K$2])/[.$K$6]))+[.$K$4]*COS((([.A166]+[.$K$2])*2/[.$K$6]))+[.$K$5]*COS((([.A166]+[.$K$2])/(2*[.$K$6])))+[.$K$1]" office:value-type="float" office:value="40104.4283681034" calcext:value-type="float">
            <text:p>40104.4283681034</text:p>
          </table:table-cell>
          <table:table-cell table:number-columns-repeated="1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2017-06-02 07:55:38</text:p>
          </table:table-cell>
          <table:table-cell office:value-type="float" office:value="20073.2734" calcext:value-type="float">
            <text:p>20073.2734</text:p>
          </table:table-cell>
          <table:table-cell/>
          <table:table-cell table:formula="of:=AVERAGE([.C164:.C170])" office:value-type="float" office:value="20387.6676857143" calcext:value-type="float">
            <text:p>20387.6676857143</text:p>
          </table:table-cell>
          <table:table-cell/>
          <table:table-cell table:formula="of:=[.$K$3]*COS((([.A167]+[.$K$2])/[.$K$6]))+[.$K$4]*COS((([.A167]+[.$K$2])*2/[.$K$6]))+[.$K$5]*COS((([.A167]+[.$K$2])/(2*[.$K$6])))+[.$K$1]" office:value-type="float" office:value="40601.6058023773" calcext:value-type="float">
            <text:p>40601.6058023773</text:p>
          </table:table-cell>
          <table:table-cell table:number-columns-repeated="1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2017-06-02 07:56:38</text:p>
          </table:table-cell>
          <table:table-cell office:value-type="float" office:value="20290.8203" calcext:value-type="float">
            <text:p>20290.8203</text:p>
          </table:table-cell>
          <table:table-cell/>
          <table:table-cell table:formula="of:=AVERAGE([.C165:.C171])" office:value-type="float" office:value="21016.0577571429" calcext:value-type="float">
            <text:p>21016.0577571429</text:p>
          </table:table-cell>
          <table:table-cell/>
          <table:table-cell table:formula="of:=[.$K$3]*COS((([.A168]+[.$K$2])/[.$K$6]))+[.$K$4]*COS((([.A168]+[.$K$2])*2/[.$K$6]))+[.$K$5]*COS((([.A168]+[.$K$2])/(2*[.$K$6])))+[.$K$1]" office:value-type="float" office:value="41098.8059091468" calcext:value-type="float">
            <text:p>41098.8059091468</text:p>
          </table:table-cell>
          <table:table-cell table:number-columns-repeated="1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2017-06-02 07:57:38</text:p>
          </table:table-cell>
          <table:table-cell office:value-type="float" office:value="20630.9297" calcext:value-type="float">
            <text:p>20630.9297</text:p>
          </table:table-cell>
          <table:table-cell/>
          <table:table-cell table:formula="of:=AVERAGE([.C166:.C172])" office:value-type="float" office:value="21620.5973857143" calcext:value-type="float">
            <text:p>21620.5973857143</text:p>
          </table:table-cell>
          <table:table-cell/>
          <table:table-cell table:formula="of:=[.$K$3]*COS((([.A169]+[.$K$2])/[.$K$6]))+[.$K$4]*COS((([.A169]+[.$K$2])*2/[.$K$6]))+[.$K$5]*COS((([.A169]+[.$K$2])/(2*[.$K$6])))+[.$K$1]" office:value-type="float" office:value="41595.9495666236" calcext:value-type="float">
            <text:p>41595.9495666236</text:p>
          </table:table-cell>
          <table:table-cell table:number-columns-repeated="1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2017-06-02 08:08:38</text:p>
          </table:table-cell>
          <table:table-cell office:value-type="float" office:value="23302.1875" calcext:value-type="float">
            <text:p>23302.1875</text:p>
          </table:table-cell>
          <table:table-cell/>
          <table:table-cell table:formula="of:=AVERAGE([.C167:.C173])" office:value-type="float" office:value="22247.4715428571" calcext:value-type="float">
            <text:p>22247.4715428571</text:p>
          </table:table-cell>
          <table:table-cell/>
          <table:table-cell table:formula="of:=[.$K$3]*COS((([.A170]+[.$K$2])/[.$K$6]))+[.$K$4]*COS((([.A170]+[.$K$2])*2/[.$K$6]))+[.$K$5]*COS((([.A170]+[.$K$2])/(2*[.$K$6])))+[.$K$1]" office:value-type="float" office:value="42092.9577321446" calcext:value-type="float">
            <text:p>42092.9577321446</text:p>
          </table:table-cell>
          <table:table-cell table:number-columns-repeated="1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2017-06-02 08:09:38</text:p>
          </table:table-cell>
          <table:table-cell office:value-type="float" office:value="23535.4004" calcext:value-type="float">
            <text:p>23535.4004</text:p>
          </table:table-cell>
          <table:table-cell/>
          <table:table-cell table:formula="of:=AVERAGE([.C168:.C174])" office:value-type="float" office:value="22874.4623428571" calcext:value-type="float">
            <text:p>22874.4623428571</text:p>
          </table:table-cell>
          <table:table-cell/>
          <table:table-cell table:formula="of:=[.$K$3]*COS((([.A171]+[.$K$2])/[.$K$6]))+[.$K$4]*COS((([.A171]+[.$K$2])*2/[.$K$6]))+[.$K$5]*COS((([.A171]+[.$K$2])/(2*[.$K$6])))+[.$K$1]" office:value-type="float" office:value="42589.7514596324" calcext:value-type="float">
            <text:p>42589.7514596324</text:p>
          </table:table-cell>
          <table:table-cell table:number-columns-repeated="1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2017-06-02 08:10:38</text:p>
          </table:table-cell>
          <table:table-cell office:value-type="float" office:value="23795.377" calcext:value-type="float">
            <text:p>23795.377</text:p>
          </table:table-cell>
          <table:table-cell/>
          <table:table-cell table:formula="of:=AVERAGE([.C169:.C175])" office:value-type="float" office:value="23501.2438714286" calcext:value-type="float">
            <text:p>23501.2438714286</text:p>
          </table:table-cell>
          <table:table-cell/>
          <table:table-cell table:formula="of:=[.$K$3]*COS((([.A172]+[.$K$2])/[.$K$6]))+[.$K$4]*COS((([.A172]+[.$K$2])*2/[.$K$6]))+[.$K$5]*COS((([.A172]+[.$K$2])/(2*[.$K$6])))+[.$K$1]" office:value-type="float" office:value="43086.2519170266" calcext:value-type="float">
            <text:p>43086.2519170266</text:p>
          </table:table-cell>
          <table:table-cell table:number-columns-repeated="1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2017-06-02 08:11:38</text:p>
          </table:table-cell>
          <table:table-cell office:value-type="float" office:value="24104.3125" calcext:value-type="float">
            <text:p>24104.3125</text:p>
          </table:table-cell>
          <table:table-cell/>
          <table:table-cell table:formula="of:=AVERAGE([.C170:.C176])" office:value-type="float" office:value="24145.1378428571" calcext:value-type="float">
            <text:p>24145.1378428571</text:p>
          </table:table-cell>
          <table:table-cell/>
          <table:table-cell table:formula="of:=[.$K$3]*COS((([.A173]+[.$K$2])/[.$K$6]))+[.$K$4]*COS((([.A173]+[.$K$2])*2/[.$K$6]))+[.$K$5]*COS((([.A173]+[.$K$2])/(2*[.$K$6])))+[.$K$1]" office:value-type="float" office:value="43582.3804036836" calcext:value-type="float">
            <text:p>43582.3804036836</text:p>
          </table:table-cell>
          <table:table-cell table:number-columns-repeated="1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2017-06-02 08:12:38</text:p>
          </table:table-cell>
          <table:table-cell office:value-type="float" office:value="24462.209" calcext:value-type="float">
            <text:p>24462.209</text:p>
          </table:table-cell>
          <table:table-cell/>
          <table:table-cell table:formula="of:=AVERAGE([.C171:.C177])" office:value-type="float" office:value="24445.3326" calcext:value-type="float">
            <text:p>24445.3326</text:p>
          </table:table-cell>
          <table:table-cell/>
          <table:table-cell table:formula="of:=[.$K$3]*COS((([.A174]+[.$K$2])/[.$K$6]))+[.$K$4]*COS((([.A174]+[.$K$2])*2/[.$K$6]))+[.$K$5]*COS((([.A174]+[.$K$2])/(2*[.$K$6])))+[.$K$1]" office:value-type="float" office:value="44078.0583677391" calcext:value-type="float">
            <text:p>44078.0583677391</text:p>
          </table:table-cell>
          <table:table-cell table:number-columns-repeated="1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2017-06-02 08:13:38</text:p>
          </table:table-cell>
          <table:table-cell office:value-type="float" office:value="24678.291" calcext:value-type="float">
            <text:p>24678.291</text:p>
          </table:table-cell>
          <table:table-cell/>
          <table:table-cell table:formula="of:=AVERAGE([.C172:.C178])" office:value-type="float" office:value="24765.2977142857" calcext:value-type="float">
            <text:p>24765.2977142857</text:p>
          </table:table-cell>
          <table:table-cell/>
          <table:table-cell table:formula="of:=[.$K$3]*COS((([.A175]+[.$K$2])/[.$K$6]))+[.$K$4]*COS((([.A175]+[.$K$2])*2/[.$K$6]))+[.$K$5]*COS((([.A175]+[.$K$2])/(2*[.$K$6])))+[.$K$1]" office:value-type="float" office:value="44573.2074234299" calcext:value-type="float">
            <text:p>44573.2074234299</text:p>
          </table:table-cell>
          <table:table-cell table:number-columns-repeated="1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2017-06-02 08:14:38</text:p>
          </table:table-cell>
          <table:table-cell office:value-type="float" office:value="25138.1875" calcext:value-type="float">
            <text:p>25138.1875</text:p>
          </table:table-cell>
          <table:table-cell/>
          <table:table-cell table:formula="of:=AVERAGE([.C173:.C179])" office:value-type="float" office:value="25086.1487142857" calcext:value-type="float">
            <text:p>25086.1487142857</text:p>
          </table:table-cell>
          <table:table-cell/>
          <table:table-cell table:formula="of:=[.$K$3]*COS((([.A176]+[.$K$2])/[.$K$6]))+[.$K$4]*COS((([.A176]+[.$K$2])*2/[.$K$6]))+[.$K$5]*COS((([.A176]+[.$K$2])/(2*[.$K$6])))+[.$K$1]" office:value-type="float" office:value="45067.7493683716" calcext:value-type="float">
            <text:p>45067.7493683716</text:p>
          </table:table-cell>
          <table:table-cell table:number-columns-repeated="1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2017-06-02 08:15:38</text:p>
          </table:table-cell>
          <table:table-cell office:value-type="float" office:value="25403.5508" calcext:value-type="float">
            <text:p>25403.5508</text:p>
          </table:table-cell>
          <table:table-cell/>
          <table:table-cell table:formula="of:=AVERAGE([.C174:.C180])" office:value-type="float" office:value="25403.6660142857" calcext:value-type="float">
            <text:p>25403.6660142857</text:p>
          </table:table-cell>
          <table:table-cell/>
          <table:table-cell table:formula="of:=[.$K$3]*COS((([.A177]+[.$K$2])/[.$K$6]))+[.$K$4]*COS((([.A177]+[.$K$2])*2/[.$K$6]))+[.$K$5]*COS((([.A177]+[.$K$2])/(2*[.$K$6])))+[.$K$1]" office:value-type="float" office:value="45561.6062007873" calcext:value-type="float">
            <text:p>45561.6062007873</text:p>
          </table:table-cell>
          <table:table-cell table:number-columns-repeated="1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2017-06-02 08:16:38</text:p>
          </table:table-cell>
          <table:table-cell office:value-type="float" office:value="25775.1562" calcext:value-type="float">
            <text:p>25775.1562</text:p>
          </table:table-cell>
          <table:table-cell/>
          <table:table-cell table:formula="of:=AVERAGE([.C175:.C181])" office:value-type="float" office:value="25731.0457571429" calcext:value-type="float">
            <text:p>25731.0457571429</text:p>
          </table:table-cell>
          <table:table-cell/>
          <table:table-cell table:formula="of:=[.$K$3]*COS((([.A178]+[.$K$2])/[.$K$6]))+[.$K$4]*COS((([.A178]+[.$K$2])*2/[.$K$6]))+[.$K$5]*COS((([.A178]+[.$K$2])/(2*[.$K$6])))+[.$K$1]" office:value-type="float" office:value="46054.7001366829" calcext:value-type="float">
            <text:p>46054.7001366829</text:p>
          </table:table-cell>
          <table:table-cell table:number-columns-repeated="1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2017-06-02 08:17:38</text:p>
          </table:table-cell>
          <table:table-cell office:value-type="float" office:value="26041.334" calcext:value-type="float">
            <text:p>26041.334</text:p>
          </table:table-cell>
          <table:table-cell/>
          <table:table-cell table:formula="of:=AVERAGE([.C176:.C182])" office:value-type="float" office:value="26040.1928" calcext:value-type="float">
            <text:p>26040.1928</text:p>
          </table:table-cell>
          <table:table-cell/>
          <table:table-cell table:formula="of:=[.$K$3]*COS((([.A179]+[.$K$2])/[.$K$6]))+[.$K$4]*COS((([.A179]+[.$K$2])*2/[.$K$6]))+[.$K$5]*COS((([.A179]+[.$K$2])/(2*[.$K$6])))+[.$K$1]" office:value-type="float" office:value="46546.9536269672" calcext:value-type="float">
            <text:p>46546.9536269672</text:p>
          </table:table-cell>
          <table:table-cell table:number-columns-repeated="1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2017-06-02 08:18:38</text:p>
          </table:table-cell>
          <table:table-cell office:value-type="float" office:value="26326.9336" calcext:value-type="float">
            <text:p>26326.9336</text:p>
          </table:table-cell>
          <table:table-cell/>
          <table:table-cell table:formula="of:=AVERAGE([.C177:.C183])" office:value-type="float" office:value="26336.9137857143" calcext:value-type="float">
            <text:p>26336.9137857143</text:p>
          </table:table-cell>
          <table:table-cell/>
          <table:table-cell table:formula="of:=[.$K$3]*COS((([.A180]+[.$K$2])/[.$K$6]))+[.$K$4]*COS((([.A180]+[.$K$2])*2/[.$K$6]))+[.$K$5]*COS((([.A180]+[.$K$2])/(2*[.$K$6])))+[.$K$1]" office:value-type="float" office:value="47038.2893745095" calcext:value-type="float">
            <text:p>47038.2893745095</text:p>
          </table:table-cell>
          <table:table-cell table:number-columns-repeated="1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2017-06-02 08:19:38</text:p>
          </table:table-cell>
          <table:table-cell office:value-type="float" office:value="26753.8672" calcext:value-type="float">
            <text:p>26753.8672</text:p>
          </table:table-cell>
          <table:table-cell/>
          <table:table-cell table:formula="of:=AVERAGE([.C178:.C184])" office:value-type="float" office:value="26650.3041285714" calcext:value-type="float">
            <text:p>26650.3041285714</text:p>
          </table:table-cell>
          <table:table-cell/>
          <table:table-cell table:formula="of:=[.$K$3]*COS((([.A181]+[.$K$2])/[.$K$6]))+[.$K$4]*COS((([.A181]+[.$K$2])*2/[.$K$6]))+[.$K$5]*COS((([.A181]+[.$K$2])/(2*[.$K$6])))+[.$K$1]" office:value-type="float" office:value="47528.6303511342" calcext:value-type="float">
            <text:p>47528.6303511342</text:p>
          </table:table-cell>
          <table:table-cell table:number-columns-repeated="1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2017-06-02 08:20:38</text:p>
          </table:table-cell>
          <table:table-cell office:value-type="float" office:value="26842.3203" calcext:value-type="float">
            <text:p>26842.3203</text:p>
          </table:table-cell>
          <table:table-cell/>
          <table:table-cell table:formula="of:=AVERAGE([.C179:.C185])" office:value-type="float" office:value="26947.8409714286" calcext:value-type="float">
            <text:p>26947.8409714286</text:p>
          </table:table-cell>
          <table:table-cell/>
          <table:table-cell table:formula="of:=[.$K$3]*COS((([.A182]+[.$K$2])/[.$K$6]))+[.$K$4]*COS((([.A182]+[.$K$2])*2/[.$K$6]))+[.$K$5]*COS((([.A182]+[.$K$2])/(2*[.$K$6])))+[.$K$1]" office:value-type="float" office:value="48017.8998145451" calcext:value-type="float">
            <text:p>48017.8998145451</text:p>
          </table:table-cell>
          <table:table-cell table:number-columns-repeated="1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2017-06-02 08:21:38</text:p>
          </table:table-cell>
          <table:table-cell office:value-type="float" office:value="27215.2344" calcext:value-type="float">
            <text:p>27215.2344</text:p>
          </table:table-cell>
          <table:table-cell/>
          <table:table-cell table:formula="of:=AVERAGE([.C180:.C186])" office:value-type="float" office:value="27243.7927" calcext:value-type="float">
            <text:p>27243.7927</text:p>
          </table:table-cell>
          <table:table-cell/>
          <table:table-cell table:formula="of:=[.$K$3]*COS((([.A183]+[.$K$2])/[.$K$6]))+[.$K$4]*COS((([.A183]+[.$K$2])*2/[.$K$6]))+[.$K$5]*COS((([.A183]+[.$K$2])/(2*[.$K$6])))+[.$K$1]" office:value-type="float" office:value="48506.0213251785" calcext:value-type="float">
            <text:p>48506.0213251785</text:p>
          </table:table-cell>
          <table:table-cell table:number-columns-repeated="1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2017-06-02 08:22:38</text:p>
          </table:table-cell>
          <table:table-cell office:value-type="float" office:value="27597.2832" calcext:value-type="float">
            <text:p>27597.2832</text:p>
          </table:table-cell>
          <table:table-cell/>
          <table:table-cell table:formula="of:=AVERAGE([.C181:.C187])" office:value-type="float" office:value="27548.3242285714" calcext:value-type="float">
            <text:p>27548.3242285714</text:p>
          </table:table-cell>
          <table:table-cell/>
          <table:table-cell table:formula="of:=[.$K$3]*COS((([.A184]+[.$K$2])/[.$K$6]))+[.$K$4]*COS((([.A184]+[.$K$2])*2/[.$K$6]))+[.$K$5]*COS((([.A184]+[.$K$2])/(2*[.$K$6])))+[.$K$1]" office:value-type="float" office:value="48992.918762979" calcext:value-type="float">
            <text:p>48992.918762979</text:p>
          </table:table-cell>
          <table:table-cell table:number-columns-repeated="1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2017-06-02 08:23:38</text:p>
          </table:table-cell>
          <table:table-cell office:value-type="float" office:value="27857.9141" calcext:value-type="float">
            <text:p>27857.9141</text:p>
          </table:table-cell>
          <table:table-cell/>
          <table:table-cell table:formula="of:=AVERAGE([.C182:.C188])" office:value-type="float" office:value="27806.8326" calcext:value-type="float">
            <text:p>27806.8326</text:p>
          </table:table-cell>
          <table:table-cell/>
          <table:table-cell table:formula="of:=[.$K$3]*COS((([.A185]+[.$K$2])/[.$K$6]))+[.$K$4]*COS((([.A185]+[.$K$2])*2/[.$K$6]))+[.$K$5]*COS((([.A185]+[.$K$2])/(2*[.$K$6])))+[.$K$1]" office:value-type="float" office:value="49478.516344095" calcext:value-type="float">
            <text:p>49478.516344095</text:p>
          </table:table-cell>
          <table:table-cell table:number-columns-repeated="1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2017-06-02 08:24:38</text:p>
          </table:table-cell>
          <table:table-cell office:value-type="float" office:value="28112.9961" calcext:value-type="float">
            <text:p>28112.9961</text:p>
          </table:table-cell>
          <table:table-cell/>
          <table:table-cell table:formula="of:=AVERAGE([.C183:.C189])" office:value-type="float" office:value="28109.1026857143" calcext:value-type="float">
            <text:p>28109.1026857143</text:p>
          </table:table-cell>
          <table:table-cell/>
          <table:table-cell table:formula="of:=[.$K$3]*COS((([.A186]+[.$K$2])/[.$K$6]))+[.$K$4]*COS((([.A186]+[.$K$2])*2/[.$K$6]))+[.$K$5]*COS((([.A186]+[.$K$2])/(2*[.$K$6])))+[.$K$1]" office:value-type="float" office:value="49962.73863749" calcext:value-type="float">
            <text:p>49962.73863749</text:p>
          </table:table-cell>
          <table:table-cell table:number-columns-repeated="1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2017-06-02 08:25:38</text:p>
          </table:table-cell>
          <table:table-cell office:value-type="float" office:value="28458.6543" calcext:value-type="float">
            <text:p>28458.6543</text:p>
          </table:table-cell>
          <table:table-cell/>
          <table:table-cell table:formula="of:=AVERAGE([.C184:.C190])" office:value-type="float" office:value="28380.5973857143" calcext:value-type="float">
            <text:p>28380.5973857143</text:p>
          </table:table-cell>
          <table:table-cell/>
          <table:table-cell table:formula="of:=[.$K$3]*COS((([.A187]+[.$K$2])/[.$K$6]))+[.$K$4]*COS((([.A187]+[.$K$2])*2/[.$K$6]))+[.$K$5]*COS((([.A187]+[.$K$2])/(2*[.$K$6])))+[.$K$1]" office:value-type="float" office:value="50445.5105814655" calcext:value-type="float">
            <text:p>50445.5105814655</text:p>
          </table:table-cell>
          <table:table-cell table:number-columns-repeated="1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2017-06-02 08:26:38</text:p>
          </table:table-cell>
          <table:table-cell office:value-type="float" office:value="28563.4258" calcext:value-type="float">
            <text:p>28563.4258</text:p>
          </table:table-cell>
          <table:table-cell/>
          <table:table-cell table:formula="of:=AVERAGE([.C185:.C191])" office:value-type="float" office:value="28630.2703714286" calcext:value-type="float">
            <text:p>28630.2703714286</text:p>
          </table:table-cell>
          <table:table-cell/>
          <table:table-cell table:formula="of:=[.$K$3]*COS((([.A188]+[.$K$2])/[.$K$6]))+[.$K$4]*COS((([.A188]+[.$K$2])*2/[.$K$6]))+[.$K$5]*COS((([.A188]+[.$K$2])/(2*[.$K$6])))+[.$K$1]" office:value-type="float" office:value="50926.7575000921" calcext:value-type="float">
            <text:p>50926.7575000921</text:p>
          </table:table-cell>
          <table:table-cell table:number-columns-repeated="1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2017-06-02 08:27:38</text:p>
          </table:table-cell>
          <table:table-cell office:value-type="float" office:value="28958.2109" calcext:value-type="float">
            <text:p>28958.2109</text:p>
          </table:table-cell>
          <table:table-cell/>
          <table:table-cell table:formula="of:=AVERAGE([.C186:.C192])" office:value-type="float" office:value="28883.2070285714" calcext:value-type="float">
            <text:p>28883.2070285714</text:p>
          </table:table-cell>
          <table:table-cell/>
          <table:table-cell table:formula="of:=[.$K$3]*COS((([.A189]+[.$K$2])/[.$K$6]))+[.$K$4]*COS((([.A189]+[.$K$2])*2/[.$K$6]))+[.$K$5]*COS((([.A189]+[.$K$2])/(2*[.$K$6])))+[.$K$1]" office:value-type="float" office:value="51406.4051195447" calcext:value-type="float">
            <text:p>51406.4051195447</text:p>
          </table:table-cell>
          <table:table-cell table:number-columns-repeated="1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2017-06-02 08:28:38</text:p>
          </table:table-cell>
          <table:table-cell office:value-type="float" office:value="29115.6973" calcext:value-type="float">
            <text:p>29115.6973</text:p>
          </table:table-cell>
          <table:table-cell/>
          <table:table-cell table:formula="of:=AVERAGE([.C187:.C193])" office:value-type="float" office:value="29152.6032285714" calcext:value-type="float">
            <text:p>29152.6032285714</text:p>
          </table:table-cell>
          <table:table-cell/>
          <table:table-cell table:formula="of:=[.$K$3]*COS((([.A190]+[.$K$2])/[.$K$6]))+[.$K$4]*COS((([.A190]+[.$K$2])*2/[.$K$6]))+[.$K$5]*COS((([.A190]+[.$K$2])/(2*[.$K$6])))+[.$K$1]" office:value-type="float" office:value="51884.3795843377" calcext:value-type="float">
            <text:p>51884.3795843377</text:p>
          </table:table-cell>
          <table:table-cell table:number-columns-repeated="1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2017-06-02 08:29:38</text:p>
          </table:table-cell>
          <table:table-cell office:value-type="float" office:value="29344.9941" calcext:value-type="float">
            <text:p>29344.9941</text:p>
          </table:table-cell>
          <table:table-cell/>
          <table:table-cell table:formula="of:=AVERAGE([.C188:.C194])" office:value-type="float" office:value="29419.9944142857" calcext:value-type="float">
            <text:p>29419.9944142857</text:p>
          </table:table-cell>
          <table:table-cell/>
          <table:table-cell table:formula="of:=[.$K$3]*COS((([.A191]+[.$K$2])/[.$K$6]))+[.$K$4]*COS((([.A191]+[.$K$2])*2/[.$K$6]))+[.$K$5]*COS((([.A191]+[.$K$2])/(2*[.$K$6])))+[.$K$1]" office:value-type="float" office:value="52360.6074734575" calcext:value-type="float">
            <text:p>52360.6074734575</text:p>
          </table:table-cell>
          <table:table-cell table:number-columns-repeated="1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2017-06-02 08:30:38</text:p>
          </table:table-cell>
          <table:table-cell office:value-type="float" office:value="29628.4707" calcext:value-type="float">
            <text:p>29628.4707</text:p>
          </table:table-cell>
          <table:table-cell/>
          <table:table-cell table:formula="of:=AVERAGE([.C189:.C195])" office:value-type="float" office:value="29680.2522285714" calcext:value-type="float">
            <text:p>29680.2522285714</text:p>
          </table:table-cell>
          <table:table-cell/>
          <table:table-cell table:formula="of:=[.$K$3]*COS((([.A192]+[.$K$2])/[.$K$6]))+[.$K$4]*COS((([.A192]+[.$K$2])*2/[.$K$6]))+[.$K$5]*COS((([.A192]+[.$K$2])/(2*[.$K$6])))+[.$K$1]" office:value-type="float" office:value="52835.0158163868" calcext:value-type="float">
            <text:p>52835.0158163868</text:p>
          </table:table-cell>
          <table:table-cell table:number-columns-repeated="1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2017-06-02 08:31:38</text:p>
          </table:table-cell>
          <table:table-cell office:value-type="float" office:value="29998.7695" calcext:value-type="float">
            <text:p>29998.7695</text:p>
          </table:table-cell>
          <table:table-cell/>
          <table:table-cell table:formula="of:=AVERAGE([.C190:.C196])" office:value-type="float" office:value="29909.8512857143" calcext:value-type="float">
            <text:p>29909.8512857143</text:p>
          </table:table-cell>
          <table:table-cell/>
          <table:table-cell table:formula="of:=[.$K$3]*COS((([.A193]+[.$K$2])/[.$K$6]))+[.$K$4]*COS((([.A193]+[.$K$2])*2/[.$K$6]))+[.$K$5]*COS((([.A193]+[.$K$2])/(2*[.$K$6])))+[.$K$1]" office:value-type="float" office:value="53307.5321090187" calcext:value-type="float">
            <text:p>53307.5321090187</text:p>
          </table:table-cell>
          <table:table-cell table:number-columns-repeated="1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2017-06-02 08:32:38</text:p>
          </table:table-cell>
          <table:table-cell office:value-type="float" office:value="30330.3926" calcext:value-type="float">
            <text:p>30330.3926</text:p>
          </table:table-cell>
          <table:table-cell/>
          <table:table-cell table:formula="of:=AVERAGE([.C191:.C197])" office:value-type="float" office:value="30186.0320857143" calcext:value-type="float">
            <text:p>30186.0320857143</text:p>
          </table:table-cell>
          <table:table-cell/>
          <table:table-cell table:formula="of:=[.$K$3]*COS((([.A194]+[.$K$2])/[.$K$6]))+[.$K$4]*COS((([.A194]+[.$K$2])*2/[.$K$6]))+[.$K$5]*COS((([.A194]+[.$K$2])/(2*[.$K$6])))+[.$K$1]" office:value-type="float" office:value="53778.0843294562" calcext:value-type="float">
            <text:p>53778.0843294562</text:p>
          </table:table-cell>
          <table:table-cell table:number-columns-repeated="1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2017-06-02 08:33:38</text:p>
          </table:table-cell>
          <table:table-cell office:value-type="float" office:value="30385.2305" calcext:value-type="float">
            <text:p>30385.2305</text:p>
          </table:table-cell>
          <table:table-cell/>
          <table:table-cell table:formula="of:=AVERAGE([.C192:.C198])" office:value-type="float" office:value="30429.0368285714" calcext:value-type="float">
            <text:p>30429.0368285714</text:p>
          </table:table-cell>
          <table:table-cell/>
          <table:table-cell table:formula="of:=[.$K$3]*COS((([.A195]+[.$K$2])/[.$K$6]))+[.$K$4]*COS((([.A195]+[.$K$2])*2/[.$K$6]))+[.$K$5]*COS((([.A195]+[.$K$2])/(2*[.$K$6])))+[.$K$1]" office:value-type="float" office:value="54246.6009536927" calcext:value-type="float">
            <text:p>54246.6009536927</text:p>
          </table:table-cell>
          <table:table-cell table:number-columns-repeated="1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2017-06-02 08:34:38</text:p>
          </table:table-cell>
          <table:table-cell office:value-type="float" office:value="30565.4043" calcext:value-type="float">
            <text:p>30565.4043</text:p>
          </table:table-cell>
          <table:table-cell/>
          <table:table-cell table:formula="of:=AVERAGE([.C193:.C199])" office:value-type="float" office:value="30693.1177428571" calcext:value-type="float">
            <text:p>30693.1177428571</text:p>
          </table:table-cell>
          <table:table-cell/>
          <table:table-cell table:formula="of:=[.$K$3]*COS((([.A196]+[.$K$2])/[.$K$6]))+[.$K$4]*COS((([.A196]+[.$K$2])*2/[.$K$6]))+[.$K$5]*COS((([.A196]+[.$K$2])/(2*[.$K$6])))+[.$K$1]" office:value-type="float" office:value="54713.0109711715" calcext:value-type="float">
            <text:p>54713.0109711715</text:p>
          </table:table-cell>
          <table:table-cell table:number-columns-repeated="1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2017-06-02 08:35:38</text:p>
          </table:table-cell>
          <table:table-cell office:value-type="float" office:value="31048.9629" calcext:value-type="float">
            <text:p>31048.9629</text:p>
          </table:table-cell>
          <table:table-cell/>
          <table:table-cell table:formula="of:=AVERAGE([.C194:.C200])" office:value-type="float" office:value="30918.6607142857" calcext:value-type="float">
            <text:p>30918.6607142857</text:p>
          </table:table-cell>
          <table:table-cell/>
          <table:table-cell table:formula="of:=[.$K$3]*COS((([.A197]+[.$K$2])/[.$K$6]))+[.$K$4]*COS((([.A197]+[.$K$2])*2/[.$K$6]))+[.$K$5]*COS((([.A197]+[.$K$2])/(2*[.$K$6])))+[.$K$1]" office:value-type="float" office:value="55177.243900219" calcext:value-type="float">
            <text:p>55177.243900219</text:p>
          </table:table-cell>
          <table:table-cell table:number-columns-repeated="1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2017-06-02 08:36:38</text:p>
          </table:table-cell>
          <table:table-cell office:value-type="float" office:value="31046.0273" calcext:value-type="float">
            <text:p>31046.0273</text:p>
          </table:table-cell>
          <table:table-cell/>
          <table:table-cell table:formula="of:=AVERAGE([.C195:.C201])" office:value-type="float" office:value="31160.7798571429" calcext:value-type="float">
            <text:p>31160.7798571429</text:p>
          </table:table-cell>
          <table:table-cell/>
          <table:table-cell table:formula="of:=[.$K$3]*COS((([.A198]+[.$K$2])/[.$K$6]))+[.$K$4]*COS((([.A198]+[.$K$2])*2/[.$K$6]))+[.$K$5]*COS((([.A198]+[.$K$2])/(2*[.$K$6])))+[.$K$1]" office:value-type="float" office:value="55639.229803349" calcext:value-type="float">
            <text:p>55639.229803349</text:p>
          </table:table-cell>
          <table:table-cell table:number-columns-repeated="1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2017-06-02 08:37:38</text:p>
          </table:table-cell>
          <table:table-cell office:value-type="float" office:value="31477.0371" calcext:value-type="float">
            <text:p>31477.0371</text:p>
          </table:table-cell>
          <table:table-cell/>
          <table:table-cell table:formula="of:=AVERAGE([.C196:.C202])" office:value-type="float" office:value="31422.3426285714" calcext:value-type="float">
            <text:p>31422.3426285714</text:p>
          </table:table-cell>
          <table:table-cell/>
          <table:table-cell table:formula="of:=[.$K$3]*COS((([.A199]+[.$K$2])/[.$K$6]))+[.$K$4]*COS((([.A199]+[.$K$2])*2/[.$K$6]))+[.$K$5]*COS((([.A199]+[.$K$2])/(2*[.$K$6])))+[.$K$1]" office:value-type="float" office:value="56098.8993024347" calcext:value-type="float">
            <text:p>56098.8993024347</text:p>
          </table:table-cell>
          <table:table-cell table:number-columns-repeated="1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2017-06-02 08:38:38</text:p>
          </table:table-cell>
          <table:table-cell office:value-type="float" office:value="31577.5703" calcext:value-type="float">
            <text:p>31577.5703</text:p>
          </table:table-cell>
          <table:table-cell/>
          <table:table-cell table:formula="of:=AVERAGE([.C197:.C203])" office:value-type="float" office:value="31669.1004428571" calcext:value-type="float">
            <text:p>31669.1004428571</text:p>
          </table:table-cell>
          <table:table-cell/>
          <table:table-cell table:formula="of:=[.$K$3]*COS((([.A200]+[.$K$2])/[.$K$6]))+[.$K$4]*COS((([.A200]+[.$K$2])*2/[.$K$6]))+[.$K$5]*COS((([.A200]+[.$K$2])/(2*[.$K$6])))+[.$K$1]" office:value-type="float" office:value="56556.1835937436" calcext:value-type="float">
            <text:p>56556.1835937436</text:p>
          </table:table-cell>
          <table:table-cell table:number-columns-repeated="1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2017-06-02 08:39:38</text:p>
          </table:table-cell>
          <table:table-cell office:value-type="float" office:value="32025.2266" calcext:value-type="float">
            <text:p>32025.2266</text:p>
          </table:table-cell>
          <table:table-cell/>
          <table:table-cell table:formula="of:=AVERAGE([.C198:.C204])" office:value-type="float" office:value="31871.4218714286" calcext:value-type="float">
            <text:p>31871.4218714286</text:p>
          </table:table-cell>
          <table:table-cell/>
          <table:table-cell table:formula="of:=[.$K$3]*COS((([.A201]+[.$K$2])/[.$K$6]))+[.$K$4]*COS((([.A201]+[.$K$2])*2/[.$K$6]))+[.$K$5]*COS((([.A201]+[.$K$2])/(2*[.$K$6])))+[.$K$1]" office:value-type="float" office:value="57011.0144628334" calcext:value-type="float">
            <text:p>57011.0144628334</text:p>
          </table:table-cell>
          <table:table-cell table:number-columns-repeated="1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2017-06-02 08:40:38</text:p>
          </table:table-cell>
          <table:table-cell office:value-type="float" office:value="32216.1699" calcext:value-type="float">
            <text:p>32216.1699</text:p>
          </table:table-cell>
          <table:table-cell/>
          <table:table-cell table:formula="of:=AVERAGE([.C199:.C205])" office:value-type="float" office:value="32103.0957" calcext:value-type="float">
            <text:p>32103.0957</text:p>
          </table:table-cell>
          <table:table-cell/>
          <table:table-cell table:formula="of:=[.$K$3]*COS((([.A202]+[.$K$2])/[.$K$6]))+[.$K$4]*COS((([.A202]+[.$K$2])*2/[.$K$6]))+[.$K$5]*COS((([.A202]+[.$K$2])/(2*[.$K$6])))+[.$K$1]" office:value-type="float" office:value="57463.3242993046" calcext:value-type="float">
            <text:p>57463.3242993046</text:p>
          </table:table-cell>
          <table:table-cell table:number-columns-repeated="1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2017-06-02 08:41:38</text:p>
          </table:table-cell>
          <table:table-cell office:value-type="float" office:value="32292.709" calcext:value-type="float">
            <text:p>32292.709</text:p>
          </table:table-cell>
          <table:table-cell/>
          <table:table-cell table:formula="of:=AVERAGE([.C200:.C206])" office:value-type="float" office:value="32305.0440857143" calcext:value-type="float">
            <text:p>32305.0440857143</text:p>
          </table:table-cell>
          <table:table-cell/>
          <table:table-cell table:formula="of:=[.$K$3]*COS((([.A203]+[.$K$2])/[.$K$6]))+[.$K$4]*COS((([.A203]+[.$K$2])*2/[.$K$6]))+[.$K$5]*COS((([.A203]+[.$K$2])/(2*[.$K$6])))+[.$K$1]" office:value-type="float" office:value="57913.0461114063" calcext:value-type="float">
            <text:p>57913.0461114063</text:p>
          </table:table-cell>
          <table:table-cell table:number-columns-repeated="1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2017-06-02 08:42:38</text:p>
          </table:table-cell>
          <table:table-cell office:value-type="float" office:value="32465.2129" calcext:value-type="float">
            <text:p>32465.2129</text:p>
          </table:table-cell>
          <table:table-cell/>
          <table:table-cell table:formula="of:=AVERAGE([.C201:.C207])" office:value-type="float" office:value="32519.9782428571" calcext:value-type="float">
            <text:p>32519.9782428571</text:p>
          </table:table-cell>
          <table:table-cell/>
          <table:table-cell table:formula="of:=[.$K$3]*COS((([.A204]+[.$K$2])/[.$K$6]))+[.$K$4]*COS((([.A204]+[.$K$2])*2/[.$K$6]))+[.$K$5]*COS((([.A204]+[.$K$2])/(2*[.$K$6])))+[.$K$1]" office:value-type="float" office:value="58360.113540492" calcext:value-type="float">
            <text:p>58360.113540492</text:p>
          </table:table-cell>
          <table:table-cell table:number-columns-repeated="1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2017-06-02 08:43:42</text:p>
          </table:table-cell>
          <table:table-cell office:value-type="float" office:value="32667.7441" calcext:value-type="float">
            <text:p>32667.7441</text:p>
          </table:table-cell>
          <table:table-cell/>
          <table:table-cell table:formula="of:=AVERAGE([.C202:.C208])" office:value-type="float" office:value="32710.8286857143" calcext:value-type="float">
            <text:p>32710.8286857143</text:p>
          </table:table-cell>
          <table:table-cell/>
          <table:table-cell table:formula="of:=[.$K$3]*COS((([.A205]+[.$K$2])/[.$K$6]))+[.$K$4]*COS((([.A205]+[.$K$2])*2/[.$K$6]))+[.$K$5]*COS((([.A205]+[.$K$2])/(2*[.$K$6])))+[.$K$1]" office:value-type="float" office:value="58804.4608753226" calcext:value-type="float">
            <text:p>58804.4608753226</text:p>
          </table:table-cell>
          <table:table-cell table:number-columns-repeated="1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2017-06-02 08:44:42</text:p>
          </table:table-cell>
          <table:table-cell office:value-type="float" office:value="32890.6758" calcext:value-type="float">
            <text:p>32890.6758</text:p>
          </table:table-cell>
          <table:table-cell/>
          <table:table-cell table:formula="of:=AVERAGE([.C203:.C209])" office:value-type="float" office:value="32896.2938142857" calcext:value-type="float">
            <text:p>32896.2938142857</text:p>
          </table:table-cell>
          <table:table-cell/>
          <table:table-cell table:formula="of:=[.$K$3]*COS((([.A206]+[.$K$2])/[.$K$6]))+[.$K$4]*COS((([.A206]+[.$K$2])*2/[.$K$6]))+[.$K$5]*COS((([.A206]+[.$K$2])/(2*[.$K$6])))+[.$K$1]" office:value-type="float" office:value="59246.0230662118" calcext:value-type="float">
            <text:p>59246.0230662118</text:p>
          </table:table-cell>
          <table:table-cell table:number-columns-repeated="1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2017-06-02 08:45:42</text:p>
          </table:table-cell>
          <table:table-cell office:value-type="float" office:value="33082.1094" calcext:value-type="float">
            <text:p>33082.1094</text:p>
          </table:table-cell>
          <table:table-cell/>
          <table:table-cell table:formula="of:=AVERAGE([.C204:.C210])" office:value-type="float" office:value="33110.3889571429" calcext:value-type="float">
            <text:p>33110.3889571429</text:p>
          </table:table-cell>
          <table:table-cell/>
          <table:table-cell table:formula="of:=[.$K$3]*COS((([.A207]+[.$K$2])/[.$K$6]))+[.$K$4]*COS((([.A207]+[.$K$2])*2/[.$K$6]))+[.$K$5]*COS((([.A207]+[.$K$2])/(2*[.$K$6])))+[.$K$1]" office:value-type="float" office:value="59684.7357390124" calcext:value-type="float">
            <text:p>59684.7357390124</text:p>
          </table:table-cell>
          <table:table-cell table:number-columns-repeated="1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2017-06-02 08:46:42</text:p>
          </table:table-cell>
          <table:table-cell office:value-type="float" office:value="33361.1797" calcext:value-type="float">
            <text:p>33361.1797</text:p>
          </table:table-cell>
          <table:table-cell/>
          <table:table-cell table:formula="of:=AVERAGE([.C205:.C211])" office:value-type="float" office:value="33333.3898" calcext:value-type="float">
            <text:p>33333.3898</text:p>
          </table:table-cell>
          <table:table-cell/>
          <table:table-cell table:formula="of:=[.$K$3]*COS((([.A208]+[.$K$2])/[.$K$6]))+[.$K$4]*COS((([.A208]+[.$K$2])*2/[.$K$6]))+[.$K$5]*COS((([.A208]+[.$K$2])/(2*[.$K$6])))+[.$K$1]" office:value-type="float" office:value="60120.5352089392" calcext:value-type="float">
            <text:p>60120.5352089392</text:p>
          </table:table-cell>
          <table:table-cell table:number-columns-repeated="1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2017-06-02 08:47:42</text:p>
          </table:table-cell>
          <table:table-cell office:value-type="float" office:value="33514.4258" calcext:value-type="float">
            <text:p>33514.4258</text:p>
          </table:table-cell>
          <table:table-cell/>
          <table:table-cell table:formula="of:=AVERAGE([.C206:.C212])" office:value-type="float" office:value="33554.0128571429" calcext:value-type="float">
            <text:p>33554.0128571429</text:p>
          </table:table-cell>
          <table:table-cell/>
          <table:table-cell table:formula="of:=[.$K$3]*COS((([.A209]+[.$K$2])/[.$K$6]))+[.$K$4]*COS((([.A209]+[.$K$2])*2/[.$K$6]))+[.$K$5]*COS((([.A209]+[.$K$2])/(2*[.$K$6])))+[.$K$1]" office:value-type="float" office:value="60553.3584942253" calcext:value-type="float">
            <text:p>60553.3584942253</text:p>
          </table:table-cell>
          <table:table-cell table:number-columns-repeated="1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2017-06-02 08:48:42</text:p>
          </table:table-cell>
          <table:table-cell office:value-type="float" office:value="33791.375" calcext:value-type="float">
            <text:p>33791.375</text:p>
          </table:table-cell>
          <table:table-cell/>
          <table:table-cell table:formula="of:=AVERAGE([.C207:.C213])" office:value-type="float" office:value="33731.4576142857" calcext:value-type="float">
            <text:p>33731.4576142857</text:p>
          </table:table-cell>
          <table:table-cell/>
          <table:table-cell table:formula="of:=[.$K$3]*COS((([.A210]+[.$K$2])/[.$K$6]))+[.$K$4]*COS((([.A210]+[.$K$2])*2/[.$K$6]))+[.$K$5]*COS((([.A210]+[.$K$2])/(2*[.$K$6])))+[.$K$1]" office:value-type="float" office:value="60983.1433296088" calcext:value-type="float">
            <text:p>60983.1433296088</text:p>
          </table:table-cell>
          <table:table-cell table:number-columns-repeated="1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2017-06-02 08:49:42</text:p>
          </table:table-cell>
          <table:table-cell office:value-type="float" office:value="34026.2188" calcext:value-type="float">
            <text:p>34026.2188</text:p>
          </table:table-cell>
          <table:table-cell/>
          <table:table-cell table:formula="of:=AVERAGE([.C208:.C214])" office:value-type="float" office:value="33933.2662" calcext:value-type="float">
            <text:p>33933.2662</text:p>
          </table:table-cell>
          <table:table-cell/>
          <table:table-cell table:formula="of:=[.$K$3]*COS((([.A211]+[.$K$2])/[.$K$6]))+[.$K$4]*COS((([.A211]+[.$K$2])*2/[.$K$6]))+[.$K$5]*COS((([.A211]+[.$K$2])/(2*[.$K$6])))+[.$K$1]" office:value-type="float" office:value="61409.8281796473" calcext:value-type="float">
            <text:p>61409.8281796473</text:p>
          </table:table-cell>
          <table:table-cell table:number-columns-repeated="1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2017-06-02 08:50:42</text:p>
          </table:table-cell>
          <table:table-cell office:value-type="float" office:value="34212.1055" calcext:value-type="float">
            <text:p>34212.1055</text:p>
          </table:table-cell>
          <table:table-cell/>
          <table:table-cell table:formula="of:=AVERAGE([.C209:.C215])" office:value-type="float" office:value="34106.6317142857" calcext:value-type="float">
            <text:p>34106.6317142857</text:p>
          </table:table-cell>
          <table:table-cell/>
          <table:table-cell table:formula="of:=[.$K$3]*COS((([.A212]+[.$K$2])/[.$K$6]))+[.$K$4]*COS((([.A212]+[.$K$2])*2/[.$K$6]))+[.$K$5]*COS((([.A212]+[.$K$2])/(2*[.$K$6])))+[.$K$1]" office:value-type="float" office:value="61833.3522518564" calcext:value-type="float">
            <text:p>61833.3522518564</text:p>
          </table:table-cell>
          <table:table-cell table:number-columns-repeated="1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2017-06-02 08:51:42</text:p>
          </table:table-cell>
          <table:table-cell office:value-type="float" office:value="34132.7891" calcext:value-type="float">
            <text:p>34132.7891</text:p>
          </table:table-cell>
          <table:table-cell/>
          <table:table-cell table:formula="of:=AVERAGE([.C210:.C216])" office:value-type="float" office:value="34288.5067142857" calcext:value-type="float">
            <text:p>34288.5067142857</text:p>
          </table:table-cell>
          <table:table-cell/>
          <table:table-cell table:formula="of:=[.$K$3]*COS((([.A213]+[.$K$2])/[.$K$6]))+[.$K$4]*COS((([.A213]+[.$K$2])*2/[.$K$6]))+[.$K$5]*COS((([.A213]+[.$K$2])/(2*[.$K$6])))+[.$K$1]" office:value-type="float" office:value="62253.6555096694" calcext:value-type="float">
            <text:p>62253.6555096694</text:p>
          </table:table-cell>
          <table:table-cell table:number-columns-repeated="1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2017-06-02 08:52:42</text:p>
          </table:table-cell>
          <table:table-cell office:value-type="float" office:value="34494.7695" calcext:value-type="float">
            <text:p>34494.7695</text:p>
          </table:table-cell>
          <table:table-cell/>
          <table:table-cell table:formula="of:=AVERAGE([.C211:.C217])" office:value-type="float" office:value="34461.8487857143" calcext:value-type="float">
            <text:p>34461.8487857143</text:p>
          </table:table-cell>
          <table:table-cell/>
          <table:table-cell table:formula="of:=[.$K$3]*COS((([.A214]+[.$K$2])/[.$K$6]))+[.$K$4]*COS((([.A214]+[.$K$2])*2/[.$K$6]))+[.$K$5]*COS((([.A214]+[.$K$2])/(2*[.$K$6])))+[.$K$1]" office:value-type="float" office:value="62670.6786852149" calcext:value-type="float">
            <text:p>62670.6786852149</text:p>
          </table:table-cell>
          <table:table-cell table:number-columns-repeated="1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2017-06-02 08:53:42</text:p>
          </table:table-cell>
          <table:table-cell office:value-type="float" office:value="34574.7383" calcext:value-type="float">
            <text:p>34574.7383</text:p>
          </table:table-cell>
          <table:table-cell/>
          <table:table-cell table:formula="of:=AVERAGE([.C212:.C218])" office:value-type="float" office:value="34659.6473285714" calcext:value-type="float">
            <text:p>34659.6473285714</text:p>
          </table:table-cell>
          <table:table-cell/>
          <table:table-cell table:formula="of:=[.$K$3]*COS((([.A215]+[.$K$2])/[.$K$6]))+[.$K$4]*COS((([.A215]+[.$K$2])*2/[.$K$6]))+[.$K$5]*COS((([.A215]+[.$K$2])/(2*[.$K$6])))+[.$K$1]" office:value-type="float" office:value="63084.3632919105" calcext:value-type="float">
            <text:p>63084.3632919105</text:p>
          </table:table-cell>
          <table:table-cell table:number-columns-repeated="1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2017-06-02 08:54:42</text:p>
          </table:table-cell>
          <table:table-cell office:value-type="float" office:value="34787.5508" calcext:value-type="float">
            <text:p>34787.5508</text:p>
          </table:table-cell>
          <table:table-cell/>
          <table:table-cell table:formula="of:=AVERAGE([.C213:.C219])" office:value-type="float" office:value="34870.851" calcext:value-type="float">
            <text:p>34870.851</text:p>
          </table:table-cell>
          <table:table-cell/>
          <table:table-cell table:formula="of:=[.$K$3]*COS((([.A216]+[.$K$2])/[.$K$6]))+[.$K$4]*COS((([.A216]+[.$K$2])*2/[.$K$6]))+[.$K$5]*COS((([.A216]+[.$K$2])/(2*[.$K$6])))+[.$K$1]" office:value-type="float" office:value="63494.651636868" calcext:value-type="float">
            <text:p>63494.651636868</text:p>
          </table:table-cell>
          <table:table-cell table:number-columns-repeated="1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2017-06-02 08:55:42</text:p>
          </table:table-cell>
          <table:table-cell office:value-type="float" office:value="35004.7695" calcext:value-type="float">
            <text:p>35004.7695</text:p>
          </table:table-cell>
          <table:table-cell/>
          <table:table-cell table:formula="of:=AVERAGE([.C214:.C220])" office:value-type="float" office:value="35152.7912857143" calcext:value-type="float">
            <text:p>35152.7912857143</text:p>
          </table:table-cell>
          <table:table-cell/>
          <table:table-cell table:formula="of:=[.$K$3]*COS((([.A217]+[.$K$2])/[.$K$6]))+[.$K$4]*COS((([.A217]+[.$K$2])*2/[.$K$6]))+[.$K$5]*COS((([.A217]+[.$K$2])/(2*[.$K$6])))+[.$K$1]" office:value-type="float" office:value="63901.4868331085" calcext:value-type="float">
            <text:p>63901.4868331085</text:p>
          </table:table-cell>
          <table:table-cell table:number-columns-repeated="1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2017-06-02 08:56:42</text:p>
          </table:table-cell>
          <table:table-cell office:value-type="float" office:value="35410.8086" calcext:value-type="float">
            <text:p>35410.8086</text:p>
          </table:table-cell>
          <table:table-cell/>
          <table:table-cell table:formula="of:=AVERAGE([.C215:.C221])" office:value-type="float" office:value="35413.3286714286" calcext:value-type="float">
            <text:p>35413.3286714286</text:p>
          </table:table-cell>
          <table:table-cell/>
          <table:table-cell table:formula="of:=[.$K$3]*COS((([.A218]+[.$K$2])/[.$K$6]))+[.$K$4]*COS((([.A218]+[.$K$2])*2/[.$K$6]))+[.$K$5]*COS((([.A218]+[.$K$2])/(2*[.$K$6])))+[.$K$1]" office:value-type="float" office:value="64304.8128115841" calcext:value-type="float">
            <text:p>64304.8128115841</text:p>
          </table:table-cell>
          <table:table-cell table:number-columns-repeated="1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2017-06-02 08:57:42</text:p>
          </table:table-cell>
          <table:table-cell office:value-type="float" office:value="35690.5312" calcext:value-type="float">
            <text:p>35690.5312</text:p>
          </table:table-cell>
          <table:table-cell/>
          <table:table-cell table:formula="of:=AVERAGE([.C216:.C222])" office:value-type="float" office:value="35710.6322428571" calcext:value-type="float">
            <text:p>35710.6322428571</text:p>
          </table:table-cell>
          <table:table-cell/>
          <table:table-cell table:formula="of:=[.$K$3]*COS((([.A219]+[.$K$2])/[.$K$6]))+[.$K$4]*COS((([.A219]+[.$K$2])*2/[.$K$6]))+[.$K$5]*COS((([.A219]+[.$K$2])/(2*[.$K$6])))+[.$K$1]" office:value-type="float" office:value="64704.5743330038" calcext:value-type="float">
            <text:p>64704.5743330038</text:p>
          </table:table-cell>
          <table:table-cell table:number-columns-repeated="1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2017-06-02 08:58:42</text:p>
          </table:table-cell>
          <table:table-cell office:value-type="float" office:value="36106.3711" calcext:value-type="float">
            <text:p>36106.3711</text:p>
          </table:table-cell>
          <table:table-cell/>
          <table:table-cell table:formula="of:=AVERAGE([.C217:.C223])" office:value-type="float" office:value="36060.9525571429" calcext:value-type="float">
            <text:p>36060.9525571429</text:p>
          </table:table-cell>
          <table:table-cell/>
          <table:table-cell table:formula="of:=[.$K$3]*COS((([.A220]+[.$K$2])/[.$K$6]))+[.$K$4]*COS((([.A220]+[.$K$2])*2/[.$K$6]))+[.$K$5]*COS((([.A220]+[.$K$2])/(2*[.$K$6])))+[.$K$1]" office:value-type="float" office:value="65100.7169994596" calcext:value-type="float">
            <text:p>65100.7169994596</text:p>
          </table:table-cell>
          <table:table-cell table:number-columns-repeated="1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2017-06-02 08:59:42</text:p>
          </table:table-cell>
          <table:table-cell office:value-type="float" office:value="36318.5312" calcext:value-type="float">
            <text:p>36318.5312</text:p>
          </table:table-cell>
          <table:table-cell/>
          <table:table-cell table:formula="of:=AVERAGE([.C218:.C224])" office:value-type="float" office:value="36418.1037857143" calcext:value-type="float">
            <text:p>36418.1037857143</text:p>
          </table:table-cell>
          <table:table-cell/>
          <table:table-cell table:formula="of:=[.$K$3]*COS((([.A221]+[.$K$2])/[.$K$6]))+[.$K$4]*COS((([.A221]+[.$K$2])*2/[.$K$6]))+[.$K$5]*COS((([.A221]+[.$K$2])/(2*[.$K$6])))+[.$K$1]" office:value-type="float" office:value="65493.1872658526" calcext:value-type="float">
            <text:p>65493.1872658526</text:p>
          </table:table-cell>
          <table:table-cell table:number-columns-repeated="1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2017-06-02 09:00:42</text:p>
          </table:table-cell>
          <table:table-cell office:value-type="float" office:value="36655.8633" calcext:value-type="float">
            <text:p>36655.8633</text:p>
          </table:table-cell>
          <table:table-cell/>
          <table:table-cell table:formula="of:=AVERAGE([.C219:.C225])" office:value-type="float" office:value="36784.7215285714" calcext:value-type="float">
            <text:p>36784.7215285714</text:p>
          </table:table-cell>
          <table:table-cell/>
          <table:table-cell table:formula="of:=[.$K$3]*COS((([.A222]+[.$K$2])/[.$K$6]))+[.$K$4]*COS((([.A222]+[.$K$2])*2/[.$K$6]))+[.$K$5]*COS((([.A222]+[.$K$2])/(2*[.$K$6])))+[.$K$1]" office:value-type="float" office:value="65881.9324511135" calcext:value-type="float">
            <text:p>65881.9324511135</text:p>
          </table:table-cell>
          <table:table-cell table:number-columns-repeated="1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2017-06-02 09:01:42</text:p>
          </table:table-cell>
          <table:table-cell office:value-type="float" office:value="37239.793" calcext:value-type="float">
            <text:p>37239.793</text:p>
          </table:table-cell>
          <table:table-cell/>
          <table:table-cell table:formula="of:=AVERAGE([.C220:.C226])" office:value-type="float" office:value="37129.1902857143" calcext:value-type="float">
            <text:p>37129.1902857143</text:p>
          </table:table-cell>
          <table:table-cell/>
          <table:table-cell table:formula="of:=[.$K$3]*COS((([.A223]+[.$K$2])/[.$K$6]))+[.$K$4]*COS((([.A223]+[.$K$2])*2/[.$K$6]))+[.$K$5]*COS((([.A223]+[.$K$2])/(2*[.$K$6])))+[.$K$1]" office:value-type="float" office:value="66266.9007492172" calcext:value-type="float">
            <text:p>66266.9007492172</text:p>
          </table:table-cell>
          <table:table-cell table:number-columns-repeated="1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2017-06-02 09:02:42</text:p>
          </table:table-cell>
          <table:table-cell office:value-type="float" office:value="37504.8281" calcext:value-type="float">
            <text:p>37504.8281</text:p>
          </table:table-cell>
          <table:table-cell/>
          <table:table-cell table:formula="of:=AVERAGE([.C221:.C227])" office:value-type="float" office:value="37453.7248857143" calcext:value-type="float">
            <text:p>37453.7248857143</text:p>
          </table:table-cell>
          <table:table-cell/>
          <table:table-cell table:formula="of:=[.$K$3]*COS((([.A224]+[.$K$2])/[.$K$6]))+[.$K$4]*COS((([.A224]+[.$K$2])*2/[.$K$6]))+[.$K$5]*COS((([.A224]+[.$K$2])/(2*[.$K$6])))+[.$K$1]" office:value-type="float" office:value="66648.0412399882" calcext:value-type="float">
            <text:p>66648.0412399882</text:p>
          </table:table-cell>
          <table:table-cell table:number-columns-repeated="1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2017-06-02 09:03:42</text:p>
          </table:table-cell>
          <table:table-cell office:value-type="float" office:value="37977.1328" calcext:value-type="float">
            <text:p>37977.1328</text:p>
          </table:table-cell>
          <table:table-cell/>
          <table:table-cell table:formula="of:=AVERAGE([.C222:.C228])" office:value-type="float" office:value="37791.5022428571" calcext:value-type="float">
            <text:p>37791.5022428571</text:p>
          </table:table-cell>
          <table:table-cell/>
          <table:table-cell table:formula="of:=[.$K$3]*COS((([.A225]+[.$K$2])/[.$K$6]))+[.$K$4]*COS((([.A225]+[.$K$2])*2/[.$K$6]))+[.$K$5]*COS((([.A225]+[.$K$2])/(2*[.$K$6])))+[.$K$1]" office:value-type="float" office:value="67025.3038996934" calcext:value-type="float">
            <text:p>67025.3038996934</text:p>
          </table:table-cell>
          <table:table-cell table:number-columns-repeated="1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2017-06-02 09:04:42</text:p>
          </table:table-cell>
          <table:table-cell office:value-type="float" office:value="38101.8125" calcext:value-type="float">
            <text:p>38101.8125</text:p>
          </table:table-cell>
          <table:table-cell/>
          <table:table-cell table:formula="of:=AVERAGE([.C223:.C229])" office:value-type="float" office:value="38140.0033571429" calcext:value-type="float">
            <text:p>38140.0033571429</text:p>
          </table:table-cell>
          <table:table-cell/>
          <table:table-cell table:formula="of:=[.$K$3]*COS((([.A226]+[.$K$2])/[.$K$6]))+[.$K$4]*COS((([.A226]+[.$K$2])*2/[.$K$6]))+[.$K$5]*COS((([.A226]+[.$K$2])/(2*[.$K$6])))+[.$K$1]" office:value-type="float" office:value="67398.639611422" calcext:value-type="float">
            <text:p>67398.639611422</text:p>
          </table:table-cell>
          <table:table-cell table:number-columns-repeated="1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2017-06-02 09:05:42</text:p>
          </table:table-cell>
          <table:table-cell office:value-type="float" office:value="38378.1133" calcext:value-type="float">
            <text:p>38378.1133</text:p>
          </table:table-cell>
          <table:table-cell/>
          <table:table-cell table:formula="of:=AVERAGE([.C224:.C230])" office:value-type="float" office:value="38411.5680857143" calcext:value-type="float">
            <text:p>38411.5680857143</text:p>
          </table:table-cell>
          <table:table-cell/>
          <table:table-cell table:formula="of:=[.$K$3]*COS((([.A227]+[.$K$2])/[.$K$6]))+[.$K$4]*COS((([.A227]+[.$K$2])*2/[.$K$6]))+[.$K$5]*COS((([.A227]+[.$K$2])/(2*[.$K$6])))+[.$K$1]" office:value-type="float" office:value="67768.0001752476" calcext:value-type="float">
            <text:p>67768.0001752476</text:p>
          </table:table-cell>
          <table:table-cell table:number-columns-repeated="1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2017-06-02 09:06:42</text:p>
          </table:table-cell>
          <table:table-cell office:value-type="float" office:value="38682.9727" calcext:value-type="float">
            <text:p>38682.9727</text:p>
          </table:table-cell>
          <table:table-cell/>
          <table:table-cell table:formula="of:=AVERAGE([.C225:.C231])" office:value-type="float" office:value="38684.9983285714" calcext:value-type="float">
            <text:p>38684.9983285714</text:p>
          </table:table-cell>
          <table:table-cell/>
          <table:table-cell table:formula="of:=[.$K$3]*COS((([.A228]+[.$K$2])/[.$K$6]))+[.$K$4]*COS((([.A228]+[.$K$2])*2/[.$K$6]))+[.$K$5]*COS((([.A228]+[.$K$2])/(2*[.$K$6])))+[.$K$1]" office:value-type="float" office:value="68133.3383181723" calcext:value-type="float">
            <text:p>68133.3383181723</text:p>
          </table:table-cell>
          <table:table-cell table:number-columns-repeated="1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2017-06-02 09:07:42</text:p>
          </table:table-cell>
          <table:table-cell office:value-type="float" office:value="39095.3711" calcext:value-type="float">
            <text:p>39095.3711</text:p>
          </table:table-cell>
          <table:table-cell/>
          <table:table-cell table:formula="of:=AVERAGE([.C226:.C232])" office:value-type="float" office:value="38921.8945285714" calcext:value-type="float">
            <text:p>38921.8945285714</text:p>
          </table:table-cell>
          <table:table-cell/>
          <table:table-cell table:formula="of:=[.$K$3]*COS((([.A229]+[.$K$2])/[.$K$6]))+[.$K$4]*COS((([.A229]+[.$K$2])*2/[.$K$6]))+[.$K$5]*COS((([.A229]+[.$K$2])/(2*[.$K$6])))+[.$K$1]" office:value-type="float" office:value="68494.6077038492" calcext:value-type="float">
            <text:p>68494.6077038492</text:p>
          </table:table-cell>
          <table:table-cell table:number-columns-repeated="1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2017-06-02 09:08:42</text:p>
          </table:table-cell>
          <table:table-cell office:value-type="float" office:value="39140.7461" calcext:value-type="float">
            <text:p>39140.7461</text:p>
          </table:table-cell>
          <table:table-cell/>
          <table:table-cell table:formula="of:=AVERAGE([.C227:.C233])" office:value-type="float" office:value="39150.4453142857" calcext:value-type="float">
            <text:p>39150.4453142857</text:p>
          </table:table-cell>
          <table:table-cell/>
          <table:table-cell table:formula="of:=[.$K$3]*COS((([.A230]+[.$K$2])/[.$K$6]))+[.$K$4]*COS((([.A230]+[.$K$2])*2/[.$K$6]))+[.$K$5]*COS((([.A230]+[.$K$2])/(2*[.$K$6])))+[.$K$1]" office:value-type="float" office:value="68851.7629420813" calcext:value-type="float">
            <text:p>68851.7629420813</text:p>
          </table:table-cell>
          <table:table-cell table:number-columns-repeated="1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2017-06-02 09:09:42</text:p>
          </table:table-cell>
          <table:table-cell office:value-type="float" office:value="39418.8398" calcext:value-type="float">
            <text:p>39418.8398</text:p>
          </table:table-cell>
          <table:table-cell/>
          <table:table-cell table:formula="of:=AVERAGE([.C228:.C234])" office:value-type="float" office:value="39349.6423" calcext:value-type="float">
            <text:p>39349.6423</text:p>
          </table:table-cell>
          <table:table-cell/>
          <table:table-cell table:formula="of:=[.$K$3]*COS((([.A231]+[.$K$2])/[.$K$6]))+[.$K$4]*COS((([.A231]+[.$K$2])*2/[.$K$6]))+[.$K$5]*COS((([.A231]+[.$K$2])/(2*[.$K$6])))+[.$K$1]" office:value-type="float" office:value="69204.7595980956" calcext:value-type="float">
            <text:p>69204.7595980956</text:p>
          </table:table-cell>
          <table:table-cell table:number-columns-repeated="1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2017-06-02 09:10:42</text:p>
          </table:table-cell>
          <table:table-cell office:value-type="float" office:value="39635.4062" calcext:value-type="float">
            <text:p>39635.4062</text:p>
          </table:table-cell>
          <table:table-cell/>
          <table:table-cell table:formula="of:=AVERAGE([.C229:.C235])" office:value-type="float" office:value="39551.3108142857" calcext:value-type="float">
            <text:p>39551.3108142857</text:p>
          </table:table-cell>
          <table:table-cell/>
          <table:table-cell table:formula="of:=[.$K$3]*COS((([.A232]+[.$K$2])/[.$K$6]))+[.$K$4]*COS((([.A232]+[.$K$2])*2/[.$K$6]))+[.$K$5]*COS((([.A232]+[.$K$2])/(2*[.$K$6])))+[.$K$1]" office:value-type="float" office:value="69553.5542015887" calcext:value-type="float">
            <text:p>69553.5542015887</text:p>
          </table:table-cell>
          <table:table-cell table:number-columns-repeated="15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2017-06-02 09:11:42</text:p>
          </table:table-cell>
          <table:table-cell office:value-type="float" office:value="39701.668" calcext:value-type="float">
            <text:p>39701.668</text:p>
          </table:table-cell>
          <table:table-cell/>
          <table:table-cell table:formula="of:=AVERAGE([.C230:.C236])" office:value-type="float" office:value="39726.1679571429" calcext:value-type="float">
            <text:p>39726.1679571429</text:p>
          </table:table-cell>
          <table:table-cell/>
          <table:table-cell table:formula="of:=[.$K$3]*COS((([.A233]+[.$K$2])/[.$K$6]))+[.$K$4]*COS((([.A233]+[.$K$2])*2/[.$K$6]))+[.$K$5]*COS((([.A233]+[.$K$2])/(2*[.$K$6])))+[.$K$1]" office:value-type="float" office:value="69898.1042555427" calcext:value-type="float">
            <text:p>69898.1042555427</text:p>
          </table:table-cell>
          <table:table-cell table:number-columns-repeated="15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2017-06-02 09:12:42</text:p>
          </table:table-cell>
          <table:table-cell office:value-type="float" office:value="39772.4922" calcext:value-type="float">
            <text:p>39772.4922</text:p>
          </table:table-cell>
          <table:table-cell/>
          <table:table-cell table:formula="of:=AVERAGE([.C231:.C237])" office:value-type="float" office:value="39982.928" calcext:value-type="float">
            <text:p>39982.928</text:p>
          </table:table-cell>
          <table:table-cell/>
          <table:table-cell table:formula="of:=[.$K$3]*COS((([.A234]+[.$K$2])/[.$K$6]))+[.$K$4]*COS((([.A234]+[.$K$2])*2/[.$K$6]))+[.$K$5]*COS((([.A234]+[.$K$2])/(2*[.$K$6])))+[.$K$1]" office:value-type="float" office:value="70238.3682448103" calcext:value-type="float">
            <text:p>70238.3682448103</text:p>
          </table:table-cell>
          <table:table-cell table:number-columns-repeated="15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2017-06-02 09:13:42</text:p>
          </table:table-cell>
          <table:table-cell office:value-type="float" office:value="40094.6523" calcext:value-type="float">
            <text:p>40094.6523</text:p>
          </table:table-cell>
          <table:table-cell/>
          <table:table-cell table:formula="of:=AVERAGE([.C232:.C238])" office:value-type="float" office:value="40240.6205285714" calcext:value-type="float">
            <text:p>40240.6205285714</text:p>
          </table:table-cell>
          <table:table-cell/>
          <table:table-cell table:formula="of:=[.$K$3]*COS((([.A235]+[.$K$2])/[.$K$6]))+[.$K$4]*COS((([.A235]+[.$K$2])*2/[.$K$6]))+[.$K$5]*COS((([.A235]+[.$K$2])/(2*[.$K$6])))+[.$K$1]" office:value-type="float" office:value="70574.3056444644" calcext:value-type="float">
            <text:p>70574.3056444644</text:p>
          </table:table-cell>
          <table:table-cell table:number-columns-repeated="1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2017-06-02 09:14:42</text:p>
          </table:table-cell>
          <table:table-cell office:value-type="float" office:value="40319.3711" calcext:value-type="float">
            <text:p>40319.3711</text:p>
          </table:table-cell>
          <table:table-cell/>
          <table:table-cell table:formula="of:=AVERAGE([.C233:.C239])" office:value-type="float" office:value="40546.9698714286" calcext:value-type="float">
            <text:p>40546.9698714286</text:p>
          </table:table-cell>
          <table:table-cell/>
          <table:table-cell table:formula="of:=[.$K$3]*COS((([.A236]+[.$K$2])/[.$K$6]))+[.$K$4]*COS((([.A236]+[.$K$2])*2/[.$K$6]))+[.$K$5]*COS((([.A236]+[.$K$2])/(2*[.$K$6])))+[.$K$1]" office:value-type="float" office:value="70905.876927914" calcext:value-type="float">
            <text:p>70905.876927914</text:p>
          </table:table-cell>
          <table:table-cell table:number-columns-repeated="1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2017-06-02 09:15:42</text:p>
          </table:table-cell>
          <table:table-cell office:value-type="float" office:value="40938.0664" calcext:value-type="float">
            <text:p>40938.0664</text:p>
          </table:table-cell>
          <table:table-cell/>
          <table:table-cell table:formula="of:=AVERAGE([.C234:.C240])" office:value-type="float" office:value="40873.2059142857" calcext:value-type="float">
            <text:p>40873.2059142857</text:p>
          </table:table-cell>
          <table:table-cell/>
          <table:table-cell table:formula="of:=[.$K$3]*COS((([.A237]+[.$K$2])/[.$K$6]))+[.$K$4]*COS((([.A237]+[.$K$2])*2/[.$K$6]))+[.$K$5]*COS((([.A237]+[.$K$2])/(2*[.$K$6])))+[.$K$1]" office:value-type="float" office:value="71233.0435747812" calcext:value-type="float">
            <text:p>71233.0435747812</text:p>
          </table:table-cell>
          <table:table-cell table:number-columns-repeated="15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2017-06-02 09:16:42</text:p>
          </table:table-cell>
          <table:table-cell office:value-type="float" office:value="41222.6875" calcext:value-type="float">
            <text:p>41222.6875</text:p>
          </table:table-cell>
          <table:table-cell/>
          <table:table-cell table:formula="of:=AVERAGE([.C235:.C241])" office:value-type="float" office:value="41237.5613857143" calcext:value-type="float">
            <text:p>41237.5613857143</text:p>
          </table:table-cell>
          <table:table-cell/>
          <table:table-cell table:formula="of:=[.$K$3]*COS((([.A238]+[.$K$2])/[.$K$6]))+[.$K$4]*COS((([.A238]+[.$K$2])*2/[.$K$6]))+[.$K$5]*COS((([.A238]+[.$K$2])/(2*[.$K$6])))+[.$K$1]" office:value-type="float" office:value="71555.7680785393" calcext:value-type="float">
            <text:p>71555.7680785393</text:p>
          </table:table-cell>
          <table:table-cell table:number-columns-repeated="15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2017-06-02 09:17:42</text:p>
          </table:table-cell>
          <table:table-cell office:value-type="float" office:value="41779.8516" calcext:value-type="float">
            <text:p>41779.8516</text:p>
          </table:table-cell>
          <table:table-cell/>
          <table:table-cell table:formula="of:=AVERAGE([.C236:.C242])" office:value-type="float" office:value="41668.9922" calcext:value-type="float">
            <text:p>41668.9922</text:p>
          </table:table-cell>
          <table:table-cell/>
          <table:table-cell table:formula="of:=[.$K$3]*COS((([.A239]+[.$K$2])/[.$K$6]))+[.$K$4]*COS((([.A239]+[.$K$2])*2/[.$K$6]))+[.$K$5]*COS((([.A239]+[.$K$2])/(2*[.$K$6])))+[.$K$1]" office:value-type="float" office:value="71874.0139539105" calcext:value-type="float">
            <text:p>71874.0139539105</text:p>
          </table:table-cell>
          <table:table-cell table:number-columns-repeated="15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2017-06-02 09:18:42</text:p>
          </table:table-cell>
          <table:table-cell office:value-type="float" office:value="41985.3203" calcext:value-type="float">
            <text:p>41985.3203</text:p>
          </table:table-cell>
          <table:table-cell/>
          <table:table-cell table:formula="of:=AVERAGE([.C237:.C243])" office:value-type="float" office:value="42037.9179857143" calcext:value-type="float">
            <text:p>42037.9179857143</text:p>
          </table:table-cell>
          <table:table-cell/>
          <table:table-cell table:formula="of:=[.$K$3]*COS((([.A240]+[.$K$2])/[.$K$6]))+[.$K$4]*COS((([.A240]+[.$K$2])*2/[.$K$6]))+[.$K$5]*COS((([.A240]+[.$K$2])/(2*[.$K$6])))+[.$K$1]" office:value-type="float" office:value="72187.7457440199" calcext:value-type="float">
            <text:p>72187.7457440199</text:p>
          </table:table-cell>
          <table:table-cell table:number-columns-repeated="15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2017-06-02 09:19:42</text:p>
          </table:table-cell>
          <table:table-cell office:value-type="float" office:value="42322.9805" calcext:value-type="float">
            <text:p>42322.9805</text:p>
          </table:table-cell>
          <table:table-cell/>
          <table:table-cell table:formula="of:=AVERAGE([.C238:.C244])" office:value-type="float" office:value="42423.6534714286" calcext:value-type="float">
            <text:p>42423.6534714286</text:p>
          </table:table-cell>
          <table:table-cell/>
          <table:table-cell table:formula="of:=[.$K$3]*COS((([.A241]+[.$K$2])/[.$K$6]))+[.$K$4]*COS((([.A241]+[.$K$2])*2/[.$K$6]))+[.$K$5]*COS((([.A241]+[.$K$2])/(2*[.$K$6])))+[.$K$1]" office:value-type="float" office:value="72496.929027306" calcext:value-type="float">
            <text:p>72496.929027306</text:p>
          </table:table-cell>
          <table:table-cell table:number-columns-repeated="1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2017-06-02 09:20:42</text:p>
          </table:table-cell>
          <table:table-cell office:value-type="float" office:value="43114.668" calcext:value-type="float">
            <text:p>43114.668</text:p>
          </table:table-cell>
          <table:table-cell/>
          <table:table-cell table:formula="of:=AVERAGE([.C239:.C245])" office:value-type="float" office:value="42768.9620714286" calcext:value-type="float">
            <text:p>42768.9620714286</text:p>
          </table:table-cell>
          <table:table-cell/>
          <table:table-cell table:formula="of:=[.$K$3]*COS((([.A242]+[.$K$2])/[.$K$6]))+[.$K$4]*COS((([.A242]+[.$K$2])*2/[.$K$6]))+[.$K$5]*COS((([.A242]+[.$K$2])/(2*[.$K$6])))+[.$K$1]" office:value-type="float" office:value="72801.5304241851" calcext:value-type="float">
            <text:p>72801.5304241851</text:p>
          </table:table-cell>
          <table:table-cell table:number-columns-repeated="15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2017-06-02 09:21:42</text:p>
          </table:table-cell>
          <table:table-cell office:value-type="float" office:value="42901.8516" calcext:value-type="float">
            <text:p>42901.8516</text:p>
          </table:table-cell>
          <table:table-cell/>
          <table:table-cell table:formula="of:=AVERAGE([.C240:.C246])" office:value-type="float" office:value="43055.6121714286" calcext:value-type="float">
            <text:p>43055.6121714286</text:p>
          </table:table-cell>
          <table:table-cell/>
          <table:table-cell table:formula="of:=[.$K$3]*COS((([.A243]+[.$K$2])/[.$K$6]))+[.$K$4]*COS((([.A243]+[.$K$2])*2/[.$K$6]))+[.$K$5]*COS((([.A243]+[.$K$2])/(2*[.$K$6])))+[.$K$1]" office:value-type="float" office:value="73101.5176034679" calcext:value-type="float">
            <text:p>73101.5176034679</text:p>
          </table:table-cell>
          <table:table-cell table:number-columns-repeated="15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2017-06-02 09:22:42</text:p>
          </table:table-cell>
          <table:table-cell office:value-type="float" office:value="43638.2148" calcext:value-type="float">
            <text:p>43638.2148</text:p>
          </table:table-cell>
          <table:table-cell/>
          <table:table-cell table:formula="of:=AVERAGE([.C241:.C247])" office:value-type="float" office:value="43326.8738857143" calcext:value-type="float">
            <text:p>43326.8738857143</text:p>
          </table:table-cell>
          <table:table-cell/>
          <table:table-cell table:formula="of:=[.$K$3]*COS((([.A244]+[.$K$2])/[.$K$6]))+[.$K$4]*COS((([.A244]+[.$K$2])*2/[.$K$6]))+[.$K$5]*COS((([.A244]+[.$K$2])/(2*[.$K$6])))+[.$K$1]" office:value-type="float" office:value="73396.8592885281" calcext:value-type="float">
            <text:p>73396.8592885281</text:p>
          </table:table-cell>
          <table:table-cell table:number-columns-repeated="15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2017-06-02 09:23:42</text:p>
          </table:table-cell>
          <table:table-cell office:value-type="float" office:value="43639.8477" calcext:value-type="float">
            <text:p>43639.8477</text:p>
          </table:table-cell>
          <table:table-cell/>
          <table:table-cell table:formula="of:=AVERAGE([.C242:.C248])" office:value-type="float" office:value="43480.9815857143" calcext:value-type="float">
            <text:p>43480.9815857143</text:p>
          </table:table-cell>
          <table:table-cell/>
          <table:table-cell table:formula="of:=[.$K$3]*COS((([.A245]+[.$K$2])/[.$K$6]))+[.$K$4]*COS((([.A245]+[.$K$2])*2/[.$K$6]))+[.$K$5]*COS((([.A245]+[.$K$2])/(2*[.$K$6])))+[.$K$1]" office:value-type="float" office:value="73687.52526322" calcext:value-type="float">
            <text:p>73687.52526322</text:p>
          </table:table-cell>
          <table:table-cell table:number-columns-repeated="15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2017-06-02 09:24:42</text:p>
          </table:table-cell>
          <table:table-cell office:value-type="float" office:value="43786.4023" calcext:value-type="float">
            <text:p>43786.4023</text:p>
          </table:table-cell>
          <table:table-cell/>
          <table:table-cell table:formula="of:=AVERAGE([.C243:.C249])" office:value-type="float" office:value="43582.5853714286" calcext:value-type="float">
            <text:p>43582.5853714286</text:p>
          </table:table-cell>
          <table:table-cell/>
          <table:table-cell table:formula="of:=[.$K$3]*COS((([.A246]+[.$K$2])/[.$K$6]))+[.$K$4]*COS((([.A246]+[.$K$2])*2/[.$K$6]))+[.$K$5]*COS((([.A246]+[.$K$2])/(2*[.$K$6])))+[.$K$1]" office:value-type="float" office:value="73973.4863775451" calcext:value-type="float">
            <text:p>73973.4863775451</text:p>
          </table:table-cell>
          <table:table-cell table:number-columns-repeated="1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2017-06-02 09:25:42</text:p>
          </table:table-cell>
          <table:table-cell office:value-type="float" office:value="43884.1523" calcext:value-type="float">
            <text:p>43884.1523</text:p>
          </table:table-cell>
          <table:table-cell/>
          <table:table-cell table:formula="of:=AVERAGE([.C244:.C250])" office:value-type="float" office:value="43756.4637142857" calcext:value-type="float">
            <text:p>43756.4637142857</text:p>
          </table:table-cell>
          <table:table-cell/>
          <table:table-cell table:formula="of:=[.$K$3]*COS((([.A247]+[.$K$2])/[.$K$6]))+[.$K$4]*COS((([.A247]+[.$K$2])*2/[.$K$6]))+[.$K$5]*COS((([.A247]+[.$K$2])/(2*[.$K$6])))+[.$K$1]" office:value-type="float" office:value="74254.7145530661" calcext:value-type="float">
            <text:p>74254.7145530661</text:p>
          </table:table-cell>
          <table:table-cell table:number-columns-repeated="15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2017-06-02 09:26:42</text:p>
          </table:table-cell>
          <table:table-cell office:value-type="float" office:value="43401.7344" calcext:value-type="float">
            <text:p>43401.7344</text:p>
          </table:table-cell>
          <table:table-cell/>
          <table:table-cell table:formula="of:=AVERAGE([.C245:.C251])" office:value-type="float" office:value="43906.5139428571" calcext:value-type="float">
            <text:p>43906.5139428571</text:p>
          </table:table-cell>
          <table:table-cell/>
          <table:table-cell table:formula="of:=[.$K$3]*COS((([.A248]+[.$K$2])/[.$K$6]))+[.$K$4]*COS((([.A248]+[.$K$2])*2/[.$K$6]))+[.$K$5]*COS((([.A248]+[.$K$2])/(2*[.$K$6])))+[.$K$1]" office:value-type="float" office:value="74531.1827880658" calcext:value-type="float">
            <text:p>74531.1827880658</text:p>
          </table:table-cell>
          <table:table-cell table:number-columns-repeated="15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2017-06-02 09:27:42</text:p>
          </table:table-cell>
          <table:table-cell office:value-type="float" office:value="43825.8945" calcext:value-type="float">
            <text:p>43825.8945</text:p>
          </table:table-cell>
          <table:table-cell/>
          <table:table-cell table:formula="of:=AVERAGE([.C246:.C252])" office:value-type="float" office:value="44058.4062428572" calcext:value-type="float">
            <text:p>44058.4062428572</text:p>
          </table:table-cell>
          <table:table-cell/>
          <table:table-cell table:formula="of:=[.$K$3]*COS((([.A249]+[.$K$2])/[.$K$6]))+[.$K$4]*COS((([.A249]+[.$K$2])*2/[.$K$6]))+[.$K$5]*COS((([.A249]+[.$K$2])/(2*[.$K$6])))+[.$K$1]" office:value-type="float" office:value="74802.8651624522" calcext:value-type="float">
            <text:p>74802.8651624522</text:p>
          </table:table-cell>
          <table:table-cell table:number-columns-repeated="15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2017-06-02 09:28:42</text:p>
          </table:table-cell>
          <table:table-cell office:value-type="float" office:value="44119" calcext:value-type="float">
            <text:p>44119</text:p>
          </table:table-cell>
          <table:table-cell/>
          <table:table-cell table:formula="of:=AVERAGE([.C247:.C253])" office:value-type="float" office:value="44274.5753285714" calcext:value-type="float">
            <text:p>44274.5753285714</text:p>
          </table:table-cell>
          <table:table-cell/>
          <table:table-cell table:formula="of:=[.$K$3]*COS((([.A250]+[.$K$2])/[.$K$6]))+[.$K$4]*COS((([.A250]+[.$K$2])*2/[.$K$6]))+[.$K$5]*COS((([.A250]+[.$K$2])/(2*[.$K$6])))+[.$K$1]" office:value-type="float" office:value="75069.7368424066" calcext:value-type="float">
            <text:p>75069.7368424066</text:p>
          </table:table-cell>
          <table:table-cell table:number-columns-repeated="15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2017-06-02 09:29:42</text:p>
          </table:table-cell>
          <table:table-cell office:value-type="float" office:value="44688.5664" calcext:value-type="float">
            <text:p>44688.5664</text:p>
          </table:table-cell>
          <table:table-cell/>
          <table:table-cell table:formula="of:=AVERAGE([.C248:.C254])" office:value-type="float" office:value="44587.4536857143" calcext:value-type="float">
            <text:p>44587.4536857143</text:p>
          </table:table-cell>
          <table:table-cell/>
          <table:table-cell table:formula="of:=[.$K$3]*COS((([.A251]+[.$K$2])/[.$K$6]))+[.$K$4]*COS((([.A251]+[.$K$2])*2/[.$K$6]))+[.$K$5]*COS((([.A251]+[.$K$2])/(2*[.$K$6])))+[.$K$1]" office:value-type="float" office:value="75331.7740847747" calcext:value-type="float">
            <text:p>75331.7740847747</text:p>
          </table:table-cell>
          <table:table-cell table:number-columns-repeated="15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2017-06-02 09:30:42</text:p>
          </table:table-cell>
          <table:table-cell office:value-type="float" office:value="44703.0938" calcext:value-type="float">
            <text:p>44703.0938</text:p>
          </table:table-cell>
          <table:table-cell/>
          <table:table-cell table:formula="of:=AVERAGE([.C249:.C255])" office:value-type="float" office:value="44968.9218714286" calcext:value-type="float">
            <text:p>44968.9218714286</text:p>
          </table:table-cell>
          <table:table-cell/>
          <table:table-cell table:formula="of:=[.$K$3]*COS((([.A252]+[.$K$2])/[.$K$6]))+[.$K$4]*COS((([.A252]+[.$K$2])*2/[.$K$6]))+[.$K$5]*COS((([.A252]+[.$K$2])/(2*[.$K$6])))+[.$K$1]" office:value-type="float" office:value="75588.9542411993" calcext:value-type="float">
            <text:p>75588.9542411993</text:p>
          </table:table-cell>
          <table:table-cell table:number-columns-repeated="15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2017-06-02 09:31:42</text:p>
          </table:table-cell>
          <table:table-cell office:value-type="float" office:value="45299.5859" calcext:value-type="float">
            <text:p>45299.5859</text:p>
          </table:table-cell>
          <table:table-cell/>
          <table:table-cell table:formula="of:=AVERAGE([.C250:.C256])" office:value-type="float" office:value="45403.476" calcext:value-type="float">
            <text:p>45403.476</text:p>
          </table:table-cell>
          <table:table-cell/>
          <table:table-cell table:formula="of:=[.$K$3]*COS((([.A253]+[.$K$2])/[.$K$6]))+[.$K$4]*COS((([.A253]+[.$K$2])*2/[.$K$6]))+[.$K$5]*COS((([.A253]+[.$K$2])/(2*[.$K$6])))+[.$K$1]" office:value-type="float" office:value="75841.2557619942" calcext:value-type="float">
            <text:p>75841.2557619942</text:p>
          </table:table-cell>
          <table:table-cell table:number-columns-repeated="15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2017-06-02 09:32:42</text:p>
          </table:table-cell>
          <table:table-cell office:value-type="float" office:value="46074.3008" calcext:value-type="float">
            <text:p>46074.3008</text:p>
          </table:table-cell>
          <table:table-cell/>
          <table:table-cell table:formula="of:=AVERAGE([.C251:.C257])" office:value-type="float" office:value="45832.4123857143" calcext:value-type="float">
            <text:p>45832.4123857143</text:p>
          </table:table-cell>
          <table:table-cell/>
          <table:table-cell table:formula="of:=[.$K$3]*COS((([.A254]+[.$K$2])/[.$K$6]))+[.$K$4]*COS((([.A254]+[.$K$2])*2/[.$K$6]))+[.$K$5]*COS((([.A254]+[.$K$2])/(2*[.$K$6])))+[.$K$1]" office:value-type="float" office:value="76088.6581997576" calcext:value-type="float">
            <text:p>76088.6581997576</text:p>
          </table:table-cell>
          <table:table-cell table:number-columns-repeated="1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2017-06-02 09:33:42</text:p>
          </table:table-cell>
          <table:table-cell office:value-type="float" office:value="46072.0117" calcext:value-type="float">
            <text:p>46072.0117</text:p>
          </table:table-cell>
          <table:table-cell/>
          <table:table-cell table:formula="of:=AVERAGE([.C252:.C258])" office:value-type="float" office:value="46273.1456428571" calcext:value-type="float">
            <text:p>46273.1456428571</text:p>
          </table:table-cell>
          <table:table-cell/>
          <table:table-cell table:formula="of:=[.$K$3]*COS((([.A255]+[.$K$2])/[.$K$6]))+[.$K$4]*COS((([.A255]+[.$K$2])*2/[.$K$6]))+[.$K$5]*COS((([.A255]+[.$K$2])/(2*[.$K$6])))+[.$K$1]" office:value-type="float" office:value="76331.1422127257" calcext:value-type="float">
            <text:p>76331.1422127257</text:p>
          </table:table-cell>
          <table:table-cell table:number-columns-repeated="1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2017-06-02 09:34:42</text:p>
          </table:table-cell>
          <table:table-cell office:value-type="float" office:value="46867.7734" calcext:value-type="float">
            <text:p>46867.7734</text:p>
          </table:table-cell>
          <table:table-cell/>
          <table:table-cell table:formula="of:=AVERAGE([.C253:.C259])" office:value-type="float" office:value="46759.8074714286" calcext:value-type="float">
            <text:p>46759.8074714286</text:p>
          </table:table-cell>
          <table:table-cell/>
          <table:table-cell table:formula="of:=[.$K$3]*COS((([.A256]+[.$K$2])/[.$K$6]))+[.$K$4]*COS((([.A256]+[.$K$2])*2/[.$K$6]))+[.$K$5]*COS((([.A256]+[.$K$2])/(2*[.$K$6])))+[.$K$1]" office:value-type="float" office:value="76568.6895678634" calcext:value-type="float">
            <text:p>76568.6895678634</text:p>
          </table:table-cell>
          <table:table-cell table:number-columns-repeated="15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2017-06-02 09:35:42</text:p>
          </table:table-cell>
          <table:table-cell office:value-type="float" office:value="47121.5547" calcext:value-type="float">
            <text:p>47121.5547</text:p>
          </table:table-cell>
          <table:table-cell/>
          <table:table-cell table:formula="of:=AVERAGE([.C254:.C260])" office:value-type="float" office:value="47143.5368285714" calcext:value-type="float">
            <text:p>47143.5368285714</text:p>
          </table:table-cell>
          <table:table-cell/>
          <table:table-cell table:formula="of:=[.$K$3]*COS((([.A257]+[.$K$2])/[.$K$6]))+[.$K$4]*COS((([.A257]+[.$K$2])*2/[.$K$6]))+[.$K$5]*COS((([.A257]+[.$K$2])/(2*[.$K$6])))+[.$K$1]" office:value-type="float" office:value="76801.2831436947" calcext:value-type="float">
            <text:p>76801.2831436947</text:p>
          </table:table-cell>
          <table:table-cell table:number-columns-repeated="15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2017-06-02 09:36:42</text:p>
          </table:table-cell>
          <table:table-cell office:value-type="float" office:value="47773.6992" calcext:value-type="float">
            <text:p>47773.6992</text:p>
          </table:table-cell>
          <table:table-cell/>
          <table:table-cell table:formula="of:=AVERAGE([.C255:.C261])" office:value-type="float" office:value="47481.5474285714" calcext:value-type="float">
            <text:p>47481.5474285714</text:p>
          </table:table-cell>
          <table:table-cell/>
          <table:table-cell table:formula="of:=[.$K$3]*COS((([.A258]+[.$K$2])/[.$K$6]))+[.$K$4]*COS((([.A258]+[.$K$2])*2/[.$K$6]))+[.$K$5]*COS((([.A258]+[.$K$2])/(2*[.$K$6])))+[.$K$1]" office:value-type="float" office:value="77028.9069328685" calcext:value-type="float">
            <text:p>77028.9069328685</text:p>
          </table:table-cell>
          <table:table-cell table:number-columns-repeated="15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2017-06-02 09:37:42</text:p>
          </table:table-cell>
          <table:table-cell office:value-type="float" office:value="48109.7266" calcext:value-type="float">
            <text:p>48109.7266</text:p>
          </table:table-cell>
          <table:table-cell/>
          <table:table-cell table:formula="of:=AVERAGE([.C256:.C262])" office:value-type="float" office:value="47837.5798" calcext:value-type="float">
            <text:p>47837.5798</text:p>
          </table:table-cell>
          <table:table-cell/>
          <table:table-cell table:formula="of:=[.$K$3]*COS((([.A259]+[.$K$2])/[.$K$6]))+[.$K$4]*COS((([.A259]+[.$K$2])*2/[.$K$6]))+[.$K$5]*COS((([.A259]+[.$K$2])/(2*[.$K$6])))+[.$K$1]" office:value-type="float" office:value="77251.5460444629" calcext:value-type="float">
            <text:p>77251.5460444629</text:p>
          </table:table-cell>
          <table:table-cell table:number-columns-repeated="15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2017-06-02 09:38:42</text:p>
          </table:table-cell>
          <table:table-cell office:value-type="float" office:value="47985.6914" calcext:value-type="float">
            <text:p>47985.6914</text:p>
          </table:table-cell>
          <table:table-cell/>
          <table:table-cell table:formula="of:=AVERAGE([.C257:.C263])" office:value-type="float" office:value="48040.8805857143" calcext:value-type="float">
            <text:p>48040.8805857143</text:p>
          </table:table-cell>
          <table:table-cell/>
          <table:table-cell table:formula="of:=[.$K$3]*COS((([.A260]+[.$K$2])/[.$K$6]))+[.$K$4]*COS((([.A260]+[.$K$2])*2/[.$K$6]))+[.$K$5]*COS((([.A260]+[.$K$2])/(2*[.$K$6])))+[.$K$1]" office:value-type="float" office:value="77469.1867060244" calcext:value-type="float">
            <text:p>77469.1867060244</text:p>
          </table:table-cell>
          <table:table-cell table:number-columns-repeated="15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2017-06-02 09:39:42</text:p>
          </table:table-cell>
          <table:table-cell office:value-type="float" office:value="48440.375" calcext:value-type="float">
            <text:p>48440.375</text:p>
          </table:table-cell>
          <table:table-cell/>
          <table:table-cell table:formula="of:=AVERAGE([.C258:.C264])" office:value-type="float" office:value="48250.0089285714" calcext:value-type="float">
            <text:p>48250.0089285714</text:p>
          </table:table-cell>
          <table:table-cell/>
          <table:table-cell table:formula="of:=[.$K$3]*COS((([.A261]+[.$K$2])/[.$K$6]))+[.$K$4]*COS((([.A261]+[.$K$2])*2/[.$K$6]))+[.$K$5]*COS((([.A261]+[.$K$2])/(2*[.$K$6])))+[.$K$1]" office:value-type="float" office:value="77681.8162653438" calcext:value-type="float">
            <text:p>77681.8162653438</text:p>
          </table:table-cell>
          <table:table-cell table:number-columns-repeated="15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2017-06-02 09:40:42</text:p>
          </table:table-cell>
          <table:table-cell office:value-type="float" office:value="48564.2383" calcext:value-type="float">
            <text:p>48564.2383</text:p>
          </table:table-cell>
          <table:table-cell/>
          <table:table-cell table:formula="of:=AVERAGE([.C259:.C265])" office:value-type="float" office:value="48355.8091571429" calcext:value-type="float">
            <text:p>48355.8091571429</text:p>
          </table:table-cell>
          <table:table-cell/>
          <table:table-cell table:formula="of:=[.$K$3]*COS((([.A262]+[.$K$2])/[.$K$6]))+[.$K$4]*COS((([.A262]+[.$K$2])*2/[.$K$6]))+[.$K$5]*COS((([.A262]+[.$K$2])/(2*[.$K$6])))+[.$K$1]" office:value-type="float" office:value="77889.4231919674" calcext:value-type="float">
            <text:p>77889.4231919674</text:p>
          </table:table-cell>
          <table:table-cell table:number-columns-repeated="15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2017-06-02 09:41:42</text:p>
          </table:table-cell>
          <table:table-cell office:value-type="float" office:value="48290.8789" calcext:value-type="float">
            <text:p>48290.8789</text:p>
          </table:table-cell>
          <table:table-cell/>
          <table:table-cell table:formula="of:=AVERAGE([.C260:.C266])" office:value-type="float" office:value="48486.649" calcext:value-type="float">
            <text:p>48486.649</text:p>
          </table:table-cell>
          <table:table-cell/>
          <table:table-cell table:formula="of:=[.$K$3]*COS((([.A263]+[.$K$2])/[.$K$6]))+[.$K$4]*COS((([.A263]+[.$K$2])*2/[.$K$6]))+[.$K$5]*COS((([.A263]+[.$K$2])/(2*[.$K$6])))+[.$K$1]" office:value-type="float" office:value="78091.9970784435" calcext:value-type="float">
            <text:p>78091.9970784435</text:p>
          </table:table-cell>
          <table:table-cell table:number-columns-repeated="15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2017-06-02 09:42:42</text:p>
          </table:table-cell>
          <table:table-cell office:value-type="float" office:value="48585.4531" calcext:value-type="float">
            <text:p>48585.4531</text:p>
          </table:table-cell>
          <table:table-cell/>
          <table:table-cell table:formula="of:=AVERAGE([.C261:.C267])" office:value-type="float" office:value="48669.7834857143" calcext:value-type="float">
            <text:p>48669.7834857143</text:p>
          </table:table-cell>
          <table:table-cell/>
          <table:table-cell table:formula="of:=[.$K$3]*COS((([.A264]+[.$K$2])/[.$K$6]))+[.$K$4]*COS((([.A264]+[.$K$2])*2/[.$K$6]))+[.$K$5]*COS((([.A264]+[.$K$2])/(2*[.$K$6])))+[.$K$1]" office:value-type="float" office:value="78289.5286413037" calcext:value-type="float">
            <text:p>78289.5286413037</text:p>
          </table:table-cell>
          <table:table-cell table:number-columns-repeated="1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2017-06-02 09:43:42</text:p>
          </table:table-cell>
          <table:table-cell office:value-type="float" office:value="48514.3008" calcext:value-type="float">
            <text:p>48514.3008</text:p>
          </table:table-cell>
          <table:table-cell/>
          <table:table-cell table:formula="of:=AVERAGE([.C262:.C268])" office:value-type="float" office:value="48877.0005571429" calcext:value-type="float">
            <text:p>48877.0005571429</text:p>
          </table:table-cell>
          <table:table-cell/>
          <table:table-cell table:formula="of:=[.$K$3]*COS((([.A265]+[.$K$2])/[.$K$6]))+[.$K$4]*COS((([.A265]+[.$K$2])*2/[.$K$6]))+[.$K$5]*COS((([.A265]+[.$K$2])/(2*[.$K$6])))+[.$K$1]" office:value-type="float" office:value="78482.0097217795" calcext:value-type="float">
            <text:p>78482.0097217795</text:p>
          </table:table-cell>
          <table:table-cell table:number-columns-repeated="1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2017-06-02 09:44:42</text:p>
          </table:table-cell>
          <table:table-cell office:value-type="float" office:value="49025.6055" calcext:value-type="float">
            <text:p>49025.6055</text:p>
          </table:table-cell>
          <table:table-cell/>
          <table:table-cell table:formula="of:=AVERAGE([.C263:.C269])" office:value-type="float" office:value="49108.3482142857" calcext:value-type="float">
            <text:p>49108.3482142857</text:p>
          </table:table-cell>
          <table:table-cell/>
          <table:table-cell table:formula="of:=[.$K$3]*COS((([.A266]+[.$K$2])/[.$K$6]))+[.$K$4]*COS((([.A266]+[.$K$2])*2/[.$K$6]))+[.$K$5]*COS((([.A266]+[.$K$2])/(2*[.$K$6])))+[.$K$1]" office:value-type="float" office:value="78669.4332862534" calcext:value-type="float">
            <text:p>78669.4332862534</text:p>
          </table:table-cell>
          <table:table-cell table:number-columns-repeated="15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2017-06-02 09:45:42</text:p>
          </table:table-cell>
          <table:table-cell office:value-type="float" office:value="49267.6328" calcext:value-type="float">
            <text:p>49267.6328</text:p>
          </table:table-cell>
          <table:table-cell/>
          <table:table-cell table:formula="of:=AVERAGE([.C264:.C270])" office:value-type="float" office:value="49482.1467714286" calcext:value-type="float">
            <text:p>49482.1467714286</text:p>
          </table:table-cell>
          <table:table-cell/>
          <table:table-cell table:formula="of:=[.$K$3]*COS((([.A267]+[.$K$2])/[.$K$6]))+[.$K$4]*COS((([.A267]+[.$K$2])*2/[.$K$6]))+[.$K$5]*COS((([.A267]+[.$K$2])/(2*[.$K$6])))+[.$K$1]" office:value-type="float" office:value="78851.7934264449" calcext:value-type="float">
            <text:p>78851.7934264449</text:p>
          </table:table-cell>
          <table:table-cell table:number-columns-repeated="15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2017-06-02 09:46:42</text:p>
          </table:table-cell>
          <table:table-cell office:value-type="float" office:value="49890.8945" calcext:value-type="float">
            <text:p>49890.8945</text:p>
          </table:table-cell>
          <table:table-cell/>
          <table:table-cell table:formula="of:=AVERAGE([.C265:.C271])" office:value-type="float" office:value="49896.6512428571" calcext:value-type="float">
            <text:p>49896.6512428571</text:p>
          </table:table-cell>
          <table:table-cell/>
          <table:table-cell table:formula="of:=[.$K$3]*COS((([.A268]+[.$K$2])/[.$K$6]))+[.$K$4]*COS((([.A268]+[.$K$2])*2/[.$K$6]))+[.$K$5]*COS((([.A268]+[.$K$2])/(2*[.$K$6])))+[.$K$1]" office:value-type="float" office:value="79029.0853593309" calcext:value-type="float">
            <text:p>79029.0853593309</text:p>
          </table:table-cell>
          <table:table-cell table:number-columns-repeated="15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2017-06-02 09:47:42</text:p>
          </table:table-cell>
          <table:table-cell office:value-type="float" office:value="50183.6719" calcext:value-type="float">
            <text:p>50183.6719</text:p>
          </table:table-cell>
          <table:table-cell/>
          <table:table-cell table:formula="of:=AVERAGE([.C266:.C272])" office:value-type="float" office:value="50416.0234428571" calcext:value-type="float">
            <text:p>50416.0234428571</text:p>
          </table:table-cell>
          <table:table-cell/>
          <table:table-cell table:formula="of:=[.$K$3]*COS((([.A269]+[.$K$2])/[.$K$6]))+[.$K$4]*COS((([.A269]+[.$K$2])*2/[.$K$6]))+[.$K$5]*COS((([.A269]+[.$K$2])/(2*[.$K$6])))+[.$K$1]" office:value-type="float" office:value="79201.3054268017" calcext:value-type="float">
            <text:p>79201.3054268017</text:p>
          </table:table-cell>
          <table:table-cell table:number-columns-repeated="15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2017-06-02 09:48:42</text:p>
          </table:table-cell>
          <table:table-cell office:value-type="float" office:value="50907.4688" calcext:value-type="float">
            <text:p>50907.4688</text:p>
          </table:table-cell>
          <table:table-cell/>
          <table:table-cell table:formula="of:=AVERAGE([.C267:.C273])" office:value-type="float" office:value="50912.1283428571" calcext:value-type="float">
            <text:p>50912.1283428571</text:p>
          </table:table-cell>
          <table:table-cell/>
          <table:table-cell table:formula="of:=[.$K$3]*COS((([.A270]+[.$K$2])/[.$K$6]))+[.$K$4]*COS((([.A270]+[.$K$2])*2/[.$K$6]))+[.$K$5]*COS((([.A270]+[.$K$2])/(2*[.$K$6])))+[.$K$1]" office:value-type="float" office:value="79368.4510950515" calcext:value-type="float">
            <text:p>79368.4510950515</text:p>
          </table:table-cell>
          <table:table-cell table:number-columns-repeated="1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2017-06-02 09:49:42</text:p>
          </table:table-cell>
          <table:table-cell office:value-type="float" office:value="51486.9844" calcext:value-type="float">
            <text:p>51486.9844</text:p>
          </table:table-cell>
          <table:table-cell/>
          <table:table-cell table:formula="of:=AVERAGE([.C268:.C274])" office:value-type="float" office:value="51436.0463142857" calcext:value-type="float">
            <text:p>51436.0463142857</text:p>
          </table:table-cell>
          <table:table-cell/>
          <table:table-cell table:formula="of:=[.$K$3]*COS((([.A271]+[.$K$2])/[.$K$6]))+[.$K$4]*COS((([.A271]+[.$K$2])*2/[.$K$6]))+[.$K$5]*COS((([.A271]+[.$K$2])/(2*[.$K$6])))+[.$K$1]" office:value-type="float" office:value="79530.5209537041" calcext:value-type="float">
            <text:p>79530.5209537041</text:p>
          </table:table-cell>
          <table:table-cell table:number-columns-repeated="15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2017-06-02 09:50:42</text:p>
          </table:table-cell>
          <table:table-cell office:value-type="float" office:value="52149.9062" calcext:value-type="float">
            <text:p>52149.9062</text:p>
          </table:table-cell>
          <table:table-cell/>
          <table:table-cell table:formula="of:=AVERAGE([.C269:.C275])" office:value-type="float" office:value="51882.5842714286" calcext:value-type="float">
            <text:p>51882.5842714286</text:p>
          </table:table-cell>
          <table:table-cell/>
          <table:table-cell table:formula="of:=[.$K$3]*COS((([.A272]+[.$K$2])/[.$K$6]))+[.$K$4]*COS((([.A272]+[.$K$2])*2/[.$K$6]))+[.$K$5]*COS((([.A272]+[.$K$2])/(2*[.$K$6])))+[.$K$1]" office:value-type="float" office:value="79687.5147146747" calcext:value-type="float">
            <text:p>79687.5147146747</text:p>
          </table:table-cell>
          <table:table-cell table:number-columns-repeated="15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2017-06-02 09:51:42</text:p>
          </table:table-cell>
          <table:table-cell office:value-type="float" office:value="52498.3398" calcext:value-type="float">
            <text:p>52498.3398</text:p>
          </table:table-cell>
          <table:table-cell/>
          <table:table-cell table:formula="of:=AVERAGE([.C270:.C276])" office:value-type="float" office:value="52311.4514571429" calcext:value-type="float">
            <text:p>52311.4514571429</text:p>
          </table:table-cell>
          <table:table-cell/>
          <table:table-cell table:formula="of:=[.$K$3]*COS((([.A273]+[.$K$2])/[.$K$6]))+[.$K$4]*COS((([.A273]+[.$K$2])*2/[.$K$6]))+[.$K$5]*COS((([.A273]+[.$K$2])/(2*[.$K$6])))+[.$K$1]" office:value-type="float" office:value="79839.4332107669" calcext:value-type="float">
            <text:p>79839.4332107669</text:p>
          </table:table-cell>
          <table:table-cell table:number-columns-repeated="15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2017-06-02 09:52:42</text:p>
          </table:table-cell>
          <table:table-cell office:value-type="float" office:value="52935.0586" calcext:value-type="float">
            <text:p>52935.0586</text:p>
          </table:table-cell>
          <table:table-cell/>
          <table:table-cell table:formula="of:=AVERAGE([.C271:.C277])" office:value-type="float" office:value="52610.5262285714" calcext:value-type="float">
            <text:p>52610.5262285714</text:p>
          </table:table-cell>
          <table:table-cell/>
          <table:table-cell table:formula="of:=[.$K$3]*COS((([.A274]+[.$K$2])/[.$K$6]))+[.$K$4]*COS((([.A274]+[.$K$2])*2/[.$K$6]))+[.$K$5]*COS((([.A274]+[.$K$2])/(2*[.$K$6])))+[.$K$1]" office:value-type="float" office:value="79986.2783940064" calcext:value-type="float">
            <text:p>79986.2783940064</text:p>
          </table:table-cell>
          <table:table-cell table:number-columns-repeated="1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2017-06-02 09:53:42</text:p>
          </table:table-cell>
          <table:table-cell office:value-type="float" office:value="53016.6602" calcext:value-type="float">
            <text:p>53016.6602</text:p>
          </table:table-cell>
          <table:table-cell/>
          <table:table-cell table:formula="of:=AVERAGE([.C272:.C278])" office:value-type="float" office:value="52819.7723142857" calcext:value-type="float">
            <text:p>52819.7723142857</text:p>
          </table:table-cell>
          <table:table-cell/>
          <table:table-cell table:formula="of:=[.$K$3]*COS((([.A275]+[.$K$2])/[.$K$6]))+[.$K$4]*COS((([.A275]+[.$K$2])*2/[.$K$6]))+[.$K$5]*COS((([.A275]+[.$K$2])/(2*[.$K$6])))+[.$K$1]" office:value-type="float" office:value="80128.0533337116" calcext:value-type="float">
            <text:p>80128.0533337116</text:p>
          </table:table-cell>
          <table:table-cell table:number-columns-repeated="15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2017-06-02 09:54:50</text:p>
          </table:table-cell>
          <table:table-cell office:value-type="float" office:value="53185.7422" calcext:value-type="float">
            <text:p>53185.7422</text:p>
          </table:table-cell>
          <table:table-cell/>
          <table:table-cell table:formula="of:=AVERAGE([.C273:.C279])" office:value-type="float" office:value="52906.3844857143" calcext:value-type="float">
            <text:p>52906.3844857143</text:p>
          </table:table-cell>
          <table:table-cell/>
          <table:table-cell table:formula="of:=[.$K$3]*COS((([.A276]+[.$K$2])/[.$K$6]))+[.$K$4]*COS((([.A276]+[.$K$2])*2/[.$K$6]))+[.$K$5]*COS((([.A276]+[.$K$2])/(2*[.$K$6])))+[.$K$1]" office:value-type="float" office:value="80264.7622143011" calcext:value-type="float">
            <text:p>80264.7622143011</text:p>
          </table:table-cell>
          <table:table-cell table:number-columns-repeated="15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2017-06-02 09:55:50</text:p>
          </table:table-cell>
          <table:table-cell office:value-type="float" office:value="53000.9922" calcext:value-type="float">
            <text:p>53000.9922</text:p>
          </table:table-cell>
          <table:table-cell/>
          <table:table-cell table:formula="of:=AVERAGE([.C274:.C280])" office:value-type="float" office:value="52892.7455428571" calcext:value-type="float">
            <text:p>52892.7455428571</text:p>
          </table:table-cell>
          <table:table-cell/>
          <table:table-cell table:formula="of:=[.$K$3]*COS((([.A277]+[.$K$2])/[.$K$6]))+[.$K$4]*COS((([.A277]+[.$K$2])*2/[.$K$6]))+[.$K$5]*COS((([.A277]+[.$K$2])/(2*[.$K$6])))+[.$K$1]" office:value-type="float" office:value="80396.4103328391" calcext:value-type="float">
            <text:p>80396.4103328391</text:p>
          </table:table-cell>
          <table:table-cell table:number-columns-repeated="15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2017-06-02 09:56:50</text:p>
          </table:table-cell>
          <table:table-cell office:value-type="float" office:value="52951.707" calcext:value-type="float">
            <text:p>52951.707</text:p>
          </table:table-cell>
          <table:table-cell/>
          <table:table-cell table:formula="of:=AVERAGE([.C275:.C281])" office:value-type="float" office:value="52747.4754571429" calcext:value-type="float">
            <text:p>52747.4754571429</text:p>
          </table:table-cell>
          <table:table-cell/>
          <table:table-cell table:formula="of:=[.$K$3]*COS((([.A278]+[.$K$2])/[.$K$6]))+[.$K$4]*COS((([.A278]+[.$K$2])*2/[.$K$6]))+[.$K$5]*COS((([.A278]+[.$K$2])/(2*[.$K$6])))+[.$K$1]" office:value-type="float" office:value="80523.00409632" calcext:value-type="float">
            <text:p>80523.00409632</text:p>
          </table:table-cell>
          <table:table-cell table:number-columns-repeated="15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2017-06-02 09:57:50</text:p>
          </table:table-cell>
          <table:table-cell office:value-type="float" office:value="52756.1914" calcext:value-type="float">
            <text:p>52756.1914</text:p>
          </table:table-cell>
          <table:table-cell/>
          <table:table-cell table:formula="of:=AVERAGE([.C276:.C282])" office:value-type="float" office:value="52636.5937571429" calcext:value-type="float">
            <text:p>52636.5937571429</text:p>
          </table:table-cell>
          <table:table-cell/>
          <table:table-cell table:formula="of:=[.$K$3]*COS((([.A279]+[.$K$2])/[.$K$6]))+[.$K$4]*COS((([.A279]+[.$K$2])*2/[.$K$6]))+[.$K$5]*COS((([.A279]+[.$K$2])/(2*[.$K$6])))+[.$K$1]" office:value-type="float" office:value="80644.5510186912" calcext:value-type="float">
            <text:p>80644.5510186912</text:p>
          </table:table-cell>
          <table:table-cell table:number-columns-repeated="15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2017-06-02 09:58:50</text:p>
          </table:table-cell>
          <table:table-cell office:value-type="float" office:value="52402.8672" calcext:value-type="float">
            <text:p>52402.8672</text:p>
          </table:table-cell>
          <table:table-cell/>
          <table:table-cell table:formula="of:=AVERAGE([.C277:.C283])" office:value-type="float" office:value="52448.8432" calcext:value-type="float">
            <text:p>52448.8432</text:p>
          </table:table-cell>
          <table:table-cell/>
          <table:table-cell table:formula="of:=[.$K$3]*COS((([.A280]+[.$K$2])/[.$K$6]))+[.$K$4]*COS((([.A280]+[.$K$2])*2/[.$K$6]))+[.$K$5]*COS((([.A280]+[.$K$2])/(2*[.$K$6])))+[.$K$1]" office:value-type="float" office:value="80761.0597176172" calcext:value-type="float">
            <text:p>80761.0597176172</text:p>
          </table:table-cell>
          <table:table-cell table:number-columns-repeated="15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2017-06-02 09:59:50</text:p>
          </table:table-cell>
          <table:table-cell office:value-type="float" office:value="51918.168" calcext:value-type="float">
            <text:p>51918.168</text:p>
          </table:table-cell>
          <table:table-cell/>
          <table:table-cell table:formula="of:=AVERAGE([.C278:.C284])" office:value-type="float" office:value="52341.2483285714" calcext:value-type="float">
            <text:p>52341.2483285714</text:p>
          </table:table-cell>
          <table:table-cell/>
          <table:table-cell table:formula="of:=[.$K$3]*COS((([.A281]+[.$K$2])/[.$K$6]))+[.$K$4]*COS((([.A281]+[.$K$2])*2/[.$K$6]))+[.$K$5]*COS((([.A281]+[.$K$2])/(2*[.$K$6])))+[.$K$1]" office:value-type="float" office:value="80872.5399109831" calcext:value-type="float">
            <text:p>80872.5399109831</text:p>
          </table:table-cell>
          <table:table-cell table:number-columns-repeated="15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2017-06-02 10:00:50</text:p>
          </table:table-cell>
          <table:table-cell office:value-type="float" office:value="52240.4883" calcext:value-type="float">
            <text:p>52240.4883</text:p>
          </table:table-cell>
          <table:table-cell/>
          <table:table-cell table:formula="of:=AVERAGE([.C279:.C285])" office:value-type="float" office:value="52315.5329285714" calcext:value-type="float">
            <text:p>52315.5329285714</text:p>
          </table:table-cell>
          <table:table-cell/>
          <table:table-cell table:formula="of:=[.$K$3]*COS((([.A282]+[.$K$2])/[.$K$6]))+[.$K$4]*COS((([.A282]+[.$K$2])*2/[.$K$6]))+[.$K$5]*COS((([.A282]+[.$K$2])/(2*[.$K$6])))+[.$K$1]" office:value-type="float" office:value="80979.0024131416" calcext:value-type="float">
            <text:p>80979.0024131416</text:p>
          </table:table-cell>
          <table:table-cell table:number-columns-repeated="15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2017-06-02 10:01:50</text:p>
          </table:table-cell>
          <table:table-cell office:value-type="float" office:value="51871.4883" calcext:value-type="float">
            <text:p>51871.4883</text:p>
          </table:table-cell>
          <table:table-cell/>
          <table:table-cell table:formula="of:=AVERAGE([.C280:.C286])" office:value-type="float" office:value="52458.0078142857" calcext:value-type="float">
            <text:p>52458.0078142857</text:p>
          </table:table-cell>
          <table:table-cell/>
          <table:table-cell table:formula="of:=[.$K$3]*COS((([.A283]+[.$K$2])/[.$K$6]))+[.$K$4]*COS((([.A283]+[.$K$2])*2/[.$K$6]))+[.$K$5]*COS((([.A283]+[.$K$2])/(2*[.$K$6])))+[.$K$1]" office:value-type="float" office:value="81080.4591309011" calcext:value-type="float">
            <text:p>81080.4591309011</text:p>
          </table:table-cell>
          <table:table-cell table:number-columns-repeated="15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2017-06-02 10:02:50</text:p>
          </table:table-cell>
          <table:table-cell office:value-type="float" office:value="52247.8281" calcext:value-type="float">
            <text:p>52247.8281</text:p>
          </table:table-cell>
          <table:table-cell/>
          <table:table-cell table:formula="of:=AVERAGE([.C281:.C287])" office:value-type="float" office:value="52782.9860428572" calcext:value-type="float">
            <text:p>52782.9860428572</text:p>
          </table:table-cell>
          <table:table-cell/>
          <table:table-cell table:formula="of:=[.$K$3]*COS((([.A284]+[.$K$2])/[.$K$6]))+[.$K$4]*COS((([.A284]+[.$K$2])*2/[.$K$6]))+[.$K$5]*COS((([.A284]+[.$K$2])/(2*[.$K$6])))+[.$K$1]" office:value-type="float" office:value="81176.9230592587" calcext:value-type="float">
            <text:p>81176.9230592587</text:p>
          </table:table-cell>
          <table:table-cell table:number-columns-repeated="15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2017-06-02 10:03:50</text:p>
          </table:table-cell>
          <table:table-cell office:value-type="float" office:value="52771.6992" calcext:value-type="float">
            <text:p>52771.6992</text:p>
          </table:table-cell>
          <table:table-cell/>
          <table:table-cell table:formula="of:=AVERAGE([.C282:.C288])" office:value-type="float" office:value="53302.2181857143" calcext:value-type="float">
            <text:p>53302.2181857143</text:p>
          </table:table-cell>
          <table:table-cell/>
          <table:table-cell table:formula="of:=[.$K$3]*COS((([.A285]+[.$K$2])/[.$K$6]))+[.$K$4]*COS((([.A285]+[.$K$2])*2/[.$K$6]))+[.$K$5]*COS((([.A285]+[.$K$2])/(2*[.$K$6])))+[.$K$1]" office:value-type="float" office:value="81268.4082768778" calcext:value-type="float">
            <text:p>81268.4082768778</text:p>
          </table:table-cell>
          <table:table-cell table:number-columns-repeated="15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2017-06-02 10:04:50</text:p>
          </table:table-cell>
          <table:table-cell office:value-type="float" office:value="53753.5156" calcext:value-type="float">
            <text:p>53753.5156</text:p>
          </table:table-cell>
          <table:table-cell/>
          <table:table-cell table:formula="of:=AVERAGE([.C283:.C289])" office:value-type="float" office:value="53854.3694142857" calcext:value-type="float">
            <text:p>53854.3694142857</text:p>
          </table:table-cell>
          <table:table-cell/>
          <table:table-cell table:formula="of:=[.$K$3]*COS((([.A286]+[.$K$2])/[.$K$6]))+[.$K$4]*COS((([.A286]+[.$K$2])*2/[.$K$6]))+[.$K$5]*COS((([.A286]+[.$K$2])/(2*[.$K$6])))+[.$K$1]" office:value-type="float" office:value="81354.9299413111" calcext:value-type="float">
            <text:p>81354.9299413111</text:p>
          </table:table-cell>
          <table:table-cell table:number-columns-repeated="15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2017-06-02 10:05:50</text:p>
          </table:table-cell>
          <table:table-cell office:value-type="float" office:value="54677.7148" calcext:value-type="float">
            <text:p>54677.7148</text:p>
          </table:table-cell>
          <table:table-cell/>
          <table:table-cell table:formula="of:=AVERAGE([.C284:.C290])" office:value-type="float" office:value="54489.2645" calcext:value-type="float">
            <text:p>54489.2645</text:p>
          </table:table-cell>
          <table:table-cell/>
          <table:table-cell table:formula="of:=[.$K$3]*COS((([.A287]+[.$K$2])/[.$K$6]))+[.$K$4]*COS((([.A287]+[.$K$2])*2/[.$K$6]))+[.$K$5]*COS((([.A287]+[.$K$2])/(2*[.$K$6])))+[.$K$1]" office:value-type="float" office:value="81436.5042839719" calcext:value-type="float">
            <text:p>81436.5042839719</text:p>
          </table:table-cell>
          <table:table-cell table:number-columns-repeated="15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2017-06-02 10:06:50</text:p>
          </table:table-cell>
          <table:table-cell office:value-type="float" office:value="55552.793" calcext:value-type="float">
            <text:p>55552.793</text:p>
          </table:table-cell>
          <table:table-cell/>
          <table:table-cell table:formula="of:=AVERAGE([.C285:.C291])" office:value-type="float" office:value="55143.9765571429" calcext:value-type="float">
            <text:p>55143.9765571429</text:p>
          </table:table-cell>
          <table:table-cell/>
          <table:table-cell table:formula="of:=[.$K$3]*COS((([.A288]+[.$K$2])/[.$K$6]))+[.$K$4]*COS((([.A288]+[.$K$2])*2/[.$K$6]))+[.$K$5]*COS((([.A288]+[.$K$2])/(2*[.$K$6])))+[.$K$1]" office:value-type="float" office:value="81513.1486048529" calcext:value-type="float">
            <text:p>81513.1486048529</text:p>
          </table:table-cell>
          <table:table-cell table:number-columns-repeated="15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2017-06-02 10:07:50</text:p>
          </table:table-cell>
          <table:table-cell office:value-type="float" office:value="56105.5469" calcext:value-type="float">
            <text:p>56105.5469</text:p>
          </table:table-cell>
          <table:table-cell/>
          <table:table-cell table:formula="of:=AVERAGE([.C286:.C292])" office:value-type="float" office:value="55733.7589285714" calcext:value-type="float">
            <text:p>55733.7589285714</text:p>
          </table:table-cell>
          <table:table-cell/>
          <table:table-cell table:formula="of:=[.$K$3]*COS((([.A289]+[.$K$2])/[.$K$6]))+[.$K$4]*COS((([.A289]+[.$K$2])*2/[.$K$6]))+[.$K$5]*COS((([.A289]+[.$K$2])/(2*[.$K$6])))+[.$K$1]" office:value-type="float" office:value="81584.8812669954" calcext:value-type="float">
            <text:p>81584.8812669954</text:p>
          </table:table-cell>
          <table:table-cell table:number-columns-repeated="15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2017-06-02 10:08:50</text:p>
          </table:table-cell>
          <table:table-cell office:value-type="float" office:value="56315.7539" calcext:value-type="float">
            <text:p>56315.7539</text:p>
          </table:table-cell>
          <table:table-cell/>
          <table:table-cell table:formula="of:=AVERAGE([.C287:.C293])" office:value-type="float" office:value="56198.9012285714" calcext:value-type="float">
            <text:p>56198.9012285714</text:p>
          </table:table-cell>
          <table:table-cell/>
          <table:table-cell table:formula="of:=[.$K$3]*COS((([.A290]+[.$K$2])/[.$K$6]))+[.$K$4]*COS((([.A290]+[.$K$2])*2/[.$K$6]))+[.$K$5]*COS((([.A290]+[.$K$2])/(2*[.$K$6])))+[.$K$1]" office:value-type="float" office:value="81651.7216907091" calcext:value-type="float">
            <text:p>81651.7216907091</text:p>
          </table:table-cell>
          <table:table-cell table:number-columns-repeated="15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2017-06-02 10:09:50</text:p>
          </table:table-cell>
          <table:table-cell office:value-type="float" office:value="56830.8125" calcext:value-type="float">
            <text:p>56830.8125</text:p>
          </table:table-cell>
          <table:table-cell/>
          <table:table-cell table:formula="of:=AVERAGE([.C288:.C294])" office:value-type="float" office:value="56526.4665285714" calcext:value-type="float">
            <text:p>56526.4665285714</text:p>
          </table:table-cell>
          <table:table-cell/>
          <table:table-cell table:formula="of:=[.$K$3]*COS((([.A291]+[.$K$2])/[.$K$6]))+[.$K$4]*COS((([.A291]+[.$K$2])*2/[.$K$6]))+[.$K$5]*COS((([.A291]+[.$K$2])/(2*[.$K$6])))+[.$K$1]" office:value-type="float" office:value="81713.6903475454" calcext:value-type="float">
            <text:p>81713.6903475454</text:p>
          </table:table-cell>
          <table:table-cell table:number-columns-repeated="1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2017-06-02 10:10:50</text:p>
          </table:table-cell>
          <table:table-cell office:value-type="float" office:value="56900.1758" calcext:value-type="float">
            <text:p>56900.1758</text:p>
          </table:table-cell>
          <table:table-cell/>
          <table:table-cell table:formula="of:=AVERAGE([.C289:.C295])" office:value-type="float" office:value="56636.2762285714" calcext:value-type="float">
            <text:p>56636.2762285714</text:p>
          </table:table-cell>
          <table:table-cell/>
          <table:table-cell table:formula="of:=[.$K$3]*COS((([.A292]+[.$K$2])/[.$K$6]))+[.$K$4]*COS((([.A292]+[.$K$2])*2/[.$K$6]))+[.$K$5]*COS((([.A292]+[.$K$2])/(2*[.$K$6])))+[.$K$1]" office:value-type="float" office:value="81770.808754024" calcext:value-type="float">
            <text:p>81770.808754024</text:p>
          </table:table-cell>
          <table:table-cell table:number-columns-repeated="15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2017-06-02 10:11:50</text:p>
          </table:table-cell>
          <table:table-cell office:value-type="float" office:value="57009.5117" calcext:value-type="float">
            <text:p>57009.5117</text:p>
          </table:table-cell>
          <table:table-cell/>
          <table:table-cell table:formula="of:=AVERAGE([.C290:.C296])" office:value-type="float" office:value="56643.4810285714" calcext:value-type="float">
            <text:p>56643.4810285714</text:p>
          </table:table-cell>
          <table:table-cell/>
          <table:table-cell table:formula="of:=[.$K$3]*COS((([.A293]+[.$K$2])/[.$K$6]))+[.$K$4]*COS((([.A293]+[.$K$2])*2/[.$K$6]))+[.$K$5]*COS((([.A293]+[.$K$2])/(2*[.$K$6])))+[.$K$1]" office:value-type="float" office:value="81823.0994651155" calcext:value-type="float">
            <text:p>81823.0994651155</text:p>
          </table:table-cell>
          <table:table-cell table:number-columns-repeated="15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2017-06-02 10:12:50</text:p>
          </table:table-cell>
          <table:table-cell office:value-type="float" office:value="56970.6719" calcext:value-type="float">
            <text:p>56970.6719</text:p>
          </table:table-cell>
          <table:table-cell/>
          <table:table-cell table:formula="of:=AVERAGE([.C291:.C297])" office:value-type="float" office:value="56617.0189714286" calcext:value-type="float">
            <text:p>56617.0189714286</text:p>
          </table:table-cell>
          <table:table-cell/>
          <table:table-cell table:formula="of:=[.$K$3]*COS((([.A294]+[.$K$2])/[.$K$6]))+[.$K$4]*COS((([.A294]+[.$K$2])*2/[.$K$6]))+[.$K$5]*COS((([.A294]+[.$K$2])/(2*[.$K$6])))+[.$K$1]" office:value-type="float" office:value="81870.5860674813" calcext:value-type="float">
            <text:p>81870.5860674813</text:p>
          </table:table-cell>
          <table:table-cell table:number-columns-repeated="15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2017-06-02 10:13:50</text:p>
          </table:table-cell>
          <table:table-cell office:value-type="float" office:value="56321.4609" calcext:value-type="float">
            <text:p>56321.4609</text:p>
          </table:table-cell>
          <table:table-cell/>
          <table:table-cell table:formula="of:=AVERAGE([.C292:.C298])" office:value-type="float" office:value="56541.0608285714" calcext:value-type="float">
            <text:p>56541.0608285714</text:p>
          </table:table-cell>
          <table:table-cell/>
          <table:table-cell table:formula="of:=[.$K$3]*COS((([.A295]+[.$K$2])/[.$K$6]))+[.$K$4]*COS((([.A295]+[.$K$2])*2/[.$K$6]))+[.$K$5]*COS((([.A295]+[.$K$2])/(2*[.$K$6])))+[.$K$1]" office:value-type="float" office:value="81913.2931724726" calcext:value-type="float">
            <text:p>81913.2931724726</text:p>
          </table:table-cell>
          <table:table-cell table:number-columns-repeated="15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2017-06-02 10:14:50</text:p>
          </table:table-cell>
          <table:table-cell office:value-type="float" office:value="56155.9805" calcext:value-type="float">
            <text:p>56155.9805</text:p>
          </table:table-cell>
          <table:table-cell/>
          <table:table-cell table:formula="of:=AVERAGE([.C293:.C299])" office:value-type="float" office:value="56499.9336" calcext:value-type="float">
            <text:p>56499.9336</text:p>
          </table:table-cell>
          <table:table-cell/>
          <table:table-cell table:formula="of:=[.$K$3]*COS((([.A296]+[.$K$2])/[.$K$6]))+[.$K$4]*COS((([.A296]+[.$K$2])*2/[.$K$6]))+[.$K$5]*COS((([.A296]+[.$K$2])/(2*[.$K$6])))+[.$K$1]" office:value-type="float" office:value="81951.2464088898" calcext:value-type="float">
            <text:p>81951.2464088898</text:p>
          </table:table-cell>
          <table:table-cell table:number-columns-repeated="15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2017-06-02 10:15:50</text:p>
          </table:table-cell>
          <table:table-cell office:value-type="float" office:value="56130.5195" calcext:value-type="float">
            <text:p>56130.5195</text:p>
          </table:table-cell>
          <table:table-cell/>
          <table:table-cell table:formula="of:=AVERAGE([.C294:.C300])" office:value-type="float" office:value="56457.4559285714" calcext:value-type="float">
            <text:p>56457.4559285714</text:p>
          </table:table-cell>
          <table:table-cell/>
          <table:table-cell table:formula="of:=[.$K$3]*COS((([.A297]+[.$K$2])/[.$K$6]))+[.$K$4]*COS((([.A297]+[.$K$2])*2/[.$K$6]))+[.$K$5]*COS((([.A297]+[.$K$2])/(2*[.$K$6])))+[.$K$1]" office:value-type="float" office:value="81984.4724155049" calcext:value-type="float">
            <text:p>81984.4724155049</text:p>
          </table:table-cell>
          <table:table-cell table:number-columns-repeated="15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2017-06-02 10:16:50</text:p>
          </table:table-cell>
          <table:table-cell office:value-type="float" office:value="56299.1055" calcext:value-type="float">
            <text:p>56299.1055</text:p>
          </table:table-cell>
          <table:table-cell/>
          <table:table-cell table:formula="of:=AVERAGE([.C295:.C301])" office:value-type="float" office:value="56527.7483428571" calcext:value-type="float">
            <text:p>56527.7483428571</text:p>
          </table:table-cell>
          <table:table-cell/>
          <table:table-cell table:formula="of:=[.$K$3]*COS((([.A298]+[.$K$2])/[.$K$6]))+[.$K$4]*COS((([.A298]+[.$K$2])*2/[.$K$6]))+[.$K$5]*COS((([.A298]+[.$K$2])/(2*[.$K$6])))+[.$K$1]" office:value-type="float" office:value="82012.9988333473" calcext:value-type="float">
            <text:p>82012.9988333473</text:p>
          </table:table-cell>
          <table:table-cell table:number-columns-repeated="15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2017-06-02 10:17:50</text:p>
          </table:table-cell>
          <table:table-cell office:value-type="float" office:value="56612.2852" calcext:value-type="float">
            <text:p>56612.2852</text:p>
          </table:table-cell>
          <table:table-cell/>
          <table:table-cell table:formula="of:=AVERAGE([.C296:.C302])" office:value-type="float" office:value="56718.0865142857" calcext:value-type="float">
            <text:p>56718.0865142857</text:p>
          </table:table-cell>
          <table:table-cell/>
          <table:table-cell table:formula="of:=[.$K$3]*COS((([.A299]+[.$K$2])/[.$K$6]))+[.$K$4]*COS((([.A299]+[.$K$2])*2/[.$K$6]))+[.$K$5]*COS((([.A299]+[.$K$2])/(2*[.$K$6])))+[.$K$1]" office:value-type="float" office:value="82036.8542977571" calcext:value-type="float">
            <text:p>82036.8542977571</text:p>
          </table:table-cell>
          <table:table-cell table:number-columns-repeated="15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2017-06-02 10:18:50</text:p>
          </table:table-cell>
          <table:table-cell office:value-type="float" office:value="56712.168" calcext:value-type="float">
            <text:p>56712.168</text:p>
          </table:table-cell>
          <table:table-cell/>
          <table:table-cell table:formula="of:=AVERAGE([.C297:.C303])" office:value-type="float" office:value="57087.2215571429" calcext:value-type="float">
            <text:p>57087.2215571429</text:p>
          </table:table-cell>
          <table:table-cell/>
          <table:table-cell table:formula="of:=[.$K$3]*COS((([.A300]+[.$K$2])/[.$K$6]))+[.$K$4]*COS((([.A300]+[.$K$2])*2/[.$K$6]))+[.$K$5]*COS((([.A300]+[.$K$2])/(2*[.$K$6])))+[.$K$1]" office:value-type="float" office:value="82056.0684302053" calcext:value-type="float">
            <text:p>82056.0684302053</text:p>
          </table:table-cell>
          <table:table-cell table:number-columns-repeated="15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2017-06-02 10:19:50</text:p>
          </table:table-cell>
          <table:table-cell office:value-type="float" office:value="57462.7188" calcext:value-type="float">
            <text:p>57462.7188</text:p>
          </table:table-cell>
          <table:table-cell/>
          <table:table-cell table:formula="of:=AVERAGE([.C298:.C304])" office:value-type="float" office:value="57523.8750285714" calcext:value-type="float">
            <text:p>57523.8750285714</text:p>
          </table:table-cell>
          <table:table-cell/>
          <table:table-cell table:formula="of:=[.$K$3]*COS((([.A301]+[.$K$2])/[.$K$6]))+[.$K$4]*COS((([.A301]+[.$K$2])*2/[.$K$6]))+[.$K$5]*COS((([.A301]+[.$K$2])/(2*[.$K$6])))+[.$K$1]" office:value-type="float" office:value="82070.6718298855" calcext:value-type="float">
            <text:p>82070.6718298855</text:p>
          </table:table-cell>
          <table:table-cell table:number-columns-repeated="1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2017-06-02 10:20:50</text:p>
          </table:table-cell>
          <table:table-cell office:value-type="float" office:value="57653.8281" calcext:value-type="float">
            <text:p>57653.8281</text:p>
          </table:table-cell>
          <table:table-cell/>
          <table:table-cell table:formula="of:=AVERAGE([.C299:.C305])" office:value-type="float" office:value="58077.1696714286" calcext:value-type="float">
            <text:p>58077.1696714286</text:p>
          </table:table-cell>
          <table:table-cell/>
          <table:table-cell table:formula="of:=[.$K$3]*COS((([.A302]+[.$K$2])/[.$K$6]))+[.$K$4]*COS((([.A302]+[.$K$2])*2/[.$K$6]))+[.$K$5]*COS((([.A302]+[.$K$2])/(2*[.$K$6])))+[.$K$1]" office:value-type="float" office:value="82080.6960650763" calcext:value-type="float">
            <text:p>82080.6960650763</text:p>
          </table:table-cell>
          <table:table-cell table:number-columns-repeated="15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2017-06-02 10:21:50</text:p>
          </table:table-cell>
          <table:table-cell office:value-type="float" office:value="58739.9258" calcext:value-type="float">
            <text:p>58739.9258</text:p>
          </table:table-cell>
          <table:table-cell/>
          <table:table-cell table:formula="of:=AVERAGE([.C300:.C306])" office:value-type="float" office:value="58714.5597285714" calcext:value-type="float">
            <text:p>58714.5597285714</text:p>
          </table:table-cell>
          <table:table-cell/>
          <table:table-cell table:formula="of:=[.$K$3]*COS((([.A303]+[.$K$2])/[.$K$6]))+[.$K$4]*COS((([.A303]+[.$K$2])*2/[.$K$6]))+[.$K$5]*COS((([.A303]+[.$K$2])/(2*[.$K$6])))+[.$K$1]" office:value-type="float" office:value="82086.1736642799" calcext:value-type="float">
            <text:p>82086.1736642799</text:p>
          </table:table-cell>
          <table:table-cell table:number-columns-repeated="15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2017-06-02 10:22:50</text:p>
          </table:table-cell>
          <table:table-cell office:value-type="float" office:value="59187.0938" calcext:value-type="float">
            <text:p>59187.0938</text:p>
          </table:table-cell>
          <table:table-cell/>
          <table:table-cell table:formula="of:=AVERAGE([.C301:.C307])" office:value-type="float" office:value="59387.7131857143" calcext:value-type="float">
            <text:p>59387.7131857143</text:p>
          </table:table-cell>
          <table:table-cell/>
          <table:table-cell table:formula="of:=[.$K$3]*COS((([.A304]+[.$K$2])/[.$K$6]))+[.$K$4]*COS((([.A304]+[.$K$2])*2/[.$K$6]))+[.$K$5]*COS((([.A304]+[.$K$2])/(2*[.$K$6])))+[.$K$1]" office:value-type="float" office:value="82087.1381071356" calcext:value-type="float">
            <text:p>82087.1381071356</text:p>
          </table:table-cell>
          <table:table-cell table:number-columns-repeated="15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2017-06-02 10:23:50</text:p>
          </table:table-cell>
          <table:table-cell office:value-type="float" office:value="60172.168" calcext:value-type="float">
            <text:p>60172.168</text:p>
          </table:table-cell>
          <table:table-cell/>
          <table:table-cell table:formula="of:=AVERAGE([.C302:.C308])" office:value-type="float" office:value="59978.2182" calcext:value-type="float">
            <text:p>59978.2182</text:p>
          </table:table-cell>
          <table:table-cell/>
          <table:table-cell table:formula="of:=[.$K$3]*COS((([.A305]+[.$K$2])/[.$K$6]))+[.$K$4]*COS((([.A305]+[.$K$2])*2/[.$K$6]))+[.$K$5]*COS((([.A305]+[.$K$2])/(2*[.$K$6])))+[.$K$1]" office:value-type="float" office:value="82083.623815113" calcext:value-type="float">
            <text:p>82083.623815113</text:p>
          </table:table-cell>
          <table:table-cell table:number-columns-repeated="15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2017-06-02 10:24:50</text:p>
          </table:table-cell>
          <table:table-cell office:value-type="float" office:value="61074.0156" calcext:value-type="float">
            <text:p>61074.0156</text:p>
          </table:table-cell>
          <table:table-cell/>
          <table:table-cell table:formula="of:=AVERAGE([.C303:.C309])" office:value-type="float" office:value="60467.2126285714" calcext:value-type="float">
            <text:p>60467.2126285714</text:p>
          </table:table-cell>
          <table:table-cell/>
          <table:table-cell table:formula="of:=[.$K$3]*COS((([.A306]+[.$K$2])/[.$K$6]))+[.$K$4]*COS((([.A306]+[.$K$2])*2/[.$K$6]))+[.$K$5]*COS((([.A306]+[.$K$2])/(2*[.$K$6])))+[.$K$1]" office:value-type="float" office:value="82075.6661419859" calcext:value-type="float">
            <text:p>82075.6661419859</text:p>
          </table:table-cell>
          <table:table-cell table:number-columns-repeated="15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2017-06-02 10:25:50</text:p>
          </table:table-cell>
          <table:table-cell office:value-type="float" office:value="61424.2422" calcext:value-type="float">
            <text:p>61424.2422</text:p>
          </table:table-cell>
          <table:table-cell/>
          <table:table-cell table:formula="of:=AVERAGE([.C304:.C310])" office:value-type="float" office:value="60709.1679857143" calcext:value-type="float">
            <text:p>60709.1679857143</text:p>
          </table:table-cell>
          <table:table-cell/>
          <table:table-cell table:formula="of:=[.$K$3]*COS((([.A307]+[.$K$2])/[.$K$6]))+[.$K$4]*COS((([.A307]+[.$K$2])*2/[.$K$6]))+[.$K$5]*COS((([.A307]+[.$K$2])/(2*[.$K$6])))+[.$K$1]" office:value-type="float" office:value="82063.3013640898" calcext:value-type="float">
            <text:p>82063.3013640898</text:p>
          </table:table-cell>
          <table:table-cell table:number-columns-repeated="15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2017-06-02 10:26:50</text:p>
          </table:table-cell>
          <table:table-cell office:value-type="float" office:value="61596.2539" calcext:value-type="float">
            <text:p>61596.2539</text:p>
          </table:table-cell>
          <table:table-cell/>
          <table:table-cell table:formula="of:=AVERAGE([.C305:.C311])" office:value-type="float" office:value="60864.9537" calcext:value-type="float">
            <text:p>60864.9537</text:p>
          </table:table-cell>
          <table:table-cell/>
          <table:table-cell table:formula="of:=[.$K$3]*COS((([.A308]+[.$K$2])/[.$K$6]))+[.$K$4]*COS((([.A308]+[.$K$2])*2/[.$K$6]))+[.$K$5]*COS((([.A308]+[.$K$2])/(2*[.$K$6])))+[.$K$1]" office:value-type="float" office:value="82046.5666703652" calcext:value-type="float">
            <text:p>82046.5666703652</text:p>
          </table:table-cell>
          <table:table-cell table:number-columns-repeated="15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2017-06-02 10:27:50</text:p>
          </table:table-cell>
          <table:table-cell office:value-type="float" office:value="61076.7891" calcext:value-type="float">
            <text:p>61076.7891</text:p>
          </table:table-cell>
          <table:table-cell/>
          <table:table-cell table:formula="of:=AVERAGE([.C306:.C312])" office:value-type="float" office:value="60813.0323857143" calcext:value-type="float">
            <text:p>60813.0323857143</text:p>
          </table:table-cell>
          <table:table-cell/>
          <table:table-cell table:formula="of:=[.$K$3]*COS((([.A309]+[.$K$2])/[.$K$6]))+[.$K$4]*COS((([.A309]+[.$K$2])*2/[.$K$6]))+[.$K$5]*COS((([.A309]+[.$K$2])/(2*[.$K$6])))+[.$K$1]" office:value-type="float" office:value="82025.5001521882" calcext:value-type="float">
            <text:p>82025.5001521882</text:p>
          </table:table-cell>
          <table:table-cell table:number-columns-repeated="15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2017-06-02 10:28:50</text:p>
          </table:table-cell>
          <table:table-cell office:value-type="float" office:value="60433.6133" calcext:value-type="float">
            <text:p>60433.6133</text:p>
          </table:table-cell>
          <table:table-cell/>
          <table:table-cell table:formula="of:=AVERAGE([.C307:.C313])" office:value-type="float" office:value="60673.8454428571" calcext:value-type="float">
            <text:p>60673.8454428571</text:p>
          </table:table-cell>
          <table:table-cell/>
          <table:table-cell table:formula="of:=[.$K$3]*COS((([.A310]+[.$K$2])/[.$K$6]))+[.$K$4]*COS((([.A310]+[.$K$2])*2/[.$K$6]))+[.$K$5]*COS((([.A310]+[.$K$2])/(2*[.$K$6])))+[.$K$1]" office:value-type="float" office:value="82000.1407929931" calcext:value-type="float">
            <text:p>82000.1407929931</text:p>
          </table:table-cell>
          <table:table-cell table:number-columns-repeated="15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2017-06-02 10:29:50</text:p>
          </table:table-cell>
          <table:table-cell office:value-type="float" office:value="60277.5938" calcext:value-type="float">
            <text:p>60277.5938</text:p>
          </table:table-cell>
          <table:table-cell/>
          <table:table-cell table:formula="of:=AVERAGE([.C308:.C314])" office:value-type="float" office:value="60447.7433142857" calcext:value-type="float">
            <text:p>60447.7433142857</text:p>
          </table:table-cell>
          <table:table-cell/>
          <table:table-cell table:formula="of:=[.$K$3]*COS((([.A311]+[.$K$2])/[.$K$6]))+[.$K$4]*COS((([.A311]+[.$K$2])*2/[.$K$6]))+[.$K$5]*COS((([.A311]+[.$K$2])/(2*[.$K$6])))+[.$K$1]" office:value-type="float" office:value="81970.5284576873" calcext:value-type="float">
            <text:p>81970.5284576873</text:p>
          </table:table-cell>
          <table:table-cell table:number-columns-repeated="15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2017-06-02 10:30:50</text:p>
          </table:table-cell>
          <table:table-cell office:value-type="float" office:value="59808.7188" calcext:value-type="float">
            <text:p>59808.7188</text:p>
          </table:table-cell>
          <table:table-cell/>
          <table:table-cell table:formula="of:=AVERAGE([.C309:.C315])" office:value-type="float" office:value="60235.3259" calcext:value-type="float">
            <text:p>60235.3259</text:p>
          </table:table-cell>
          <table:table-cell/>
          <table:table-cell table:formula="of:=[.$K$3]*COS((([.A312]+[.$K$2])/[.$K$6]))+[.$K$4]*COS((([.A312]+[.$K$2])*2/[.$K$6]))+[.$K$5]*COS((([.A312]+[.$K$2])/(2*[.$K$6])))+[.$K$1]" office:value-type="float" office:value="81936.7038818622" calcext:value-type="float">
            <text:p>81936.7038818622</text:p>
          </table:table-cell>
          <table:table-cell table:number-columns-repeated="15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2017-06-02 10:31:50</text:p>
          </table:table-cell>
          <table:table-cell office:value-type="float" office:value="60099.707" calcext:value-type="float">
            <text:p>60099.707</text:p>
          </table:table-cell>
          <table:table-cell/>
          <table:table-cell table:formula="of:=AVERAGE([.C310:.C316])" office:value-type="float" office:value="60162.9112714286" calcext:value-type="float">
            <text:p>60162.9112714286</text:p>
          </table:table-cell>
          <table:table-cell/>
          <table:table-cell table:formula="of:=[.$K$3]*COS((([.A313]+[.$K$2])/[.$K$6]))+[.$K$4]*COS((([.A313]+[.$K$2])*2/[.$K$6]))+[.$K$5]*COS((([.A313]+[.$K$2])/(2*[.$K$6])))+[.$K$1]" office:value-type="float" office:value="81898.7086608022" calcext:value-type="float">
            <text:p>81898.7086608022</text:p>
          </table:table-cell>
          <table:table-cell table:number-columns-repeated="15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2017-06-02 10:32:50</text:p>
          </table:table-cell>
          <table:table-cell office:value-type="float" office:value="59841.5273" calcext:value-type="float">
            <text:p>59841.5273</text:p>
          </table:table-cell>
          <table:table-cell/>
          <table:table-cell table:formula="of:=AVERAGE([.C311:.C317])" office:value-type="float" office:value="60171.9341428571" calcext:value-type="float">
            <text:p>60171.9341428571</text:p>
          </table:table-cell>
          <table:table-cell/>
          <table:table-cell table:formula="of:=[.$K$3]*COS((([.A314]+[.$K$2])/[.$K$6]))+[.$K$4]*COS((([.A314]+[.$K$2])*2/[.$K$6]))+[.$K$5]*COS((([.A314]+[.$K$2])/(2*[.$K$6])))+[.$K$1]" office:value-type="float" office:value="81856.5852382954" calcext:value-type="float">
            <text:p>81856.5852382954</text:p>
          </table:table-cell>
          <table:table-cell table:number-columns-repeated="15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2017-06-02 10:33:50</text:p>
          </table:table-cell>
          <table:table-cell office:value-type="float" office:value="60109.332" calcext:value-type="float">
            <text:p>60109.332</text:p>
          </table:table-cell>
          <table:table-cell/>
          <table:table-cell table:formula="of:=AVERAGE([.C312:.C318])" office:value-type="float" office:value="60318.4408285714" calcext:value-type="float">
            <text:p>60318.4408285714</text:p>
          </table:table-cell>
          <table:table-cell/>
          <table:table-cell table:formula="of:=[.$K$3]*COS((([.A315]+[.$K$2])/[.$K$6]))+[.$K$4]*COS((([.A315]+[.$K$2])*2/[.$K$6]))+[.$K$5]*COS((([.A315]+[.$K$2])/(2*[.$K$6])))+[.$K$1]" office:value-type="float" office:value="81810.3768952472" calcext:value-type="float">
            <text:p>81810.3768952472</text:p>
          </table:table-cell>
          <table:table-cell table:number-columns-repeated="15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2017-06-02 10:34:50</text:p>
          </table:table-cell>
          <table:table-cell office:value-type="float" office:value="60569.8867" calcext:value-type="float">
            <text:p>60569.8867</text:p>
          </table:table-cell>
          <table:table-cell/>
          <table:table-cell table:formula="of:=AVERAGE([.C313:.C319])" office:value-type="float" office:value="60690.0702857143" calcext:value-type="float">
            <text:p>60690.0702857143</text:p>
          </table:table-cell>
          <table:table-cell/>
          <table:table-cell table:formula="of:=[.$K$3]*COS((([.A316]+[.$K$2])/[.$K$6]))+[.$K$4]*COS((([.A316]+[.$K$2])*2/[.$K$6]))+[.$K$5]*COS((([.A316]+[.$K$2])/(2*[.$K$6])))+[.$K$1]" office:value-type="float" office:value="81760.1277381013" calcext:value-type="float">
            <text:p>81760.1277381013</text:p>
          </table:table-cell>
          <table:table-cell table:number-columns-repeated="15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2017-06-02 10:35:50</text:p>
          </table:table-cell>
          <table:table-cell office:value-type="float" office:value="60496.7734" calcext:value-type="float">
            <text:p>60496.7734</text:p>
          </table:table-cell>
          <table:table-cell/>
          <table:table-cell table:formula="of:=AVERAGE([.C314:.C320])" office:value-type="float" office:value="61080.4681714286" calcext:value-type="float">
            <text:p>61080.4681714286</text:p>
          </table:table-cell>
          <table:table-cell/>
          <table:table-cell table:formula="of:=[.$K$3]*COS((([.A317]+[.$K$2])/[.$K$6]))+[.$K$4]*COS((([.A317]+[.$K$2])*2/[.$K$6]))+[.$K$5]*COS((([.A317]+[.$K$2])/(2*[.$K$6])))+[.$K$1]" office:value-type="float" office:value="81705.8826870696" calcext:value-type="float">
            <text:p>81705.8826870696</text:p>
          </table:table-cell>
          <table:table-cell table:number-columns-repeated="15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2017-06-02 10:36:50</text:p>
          </table:table-cell>
          <table:table-cell office:value-type="float" office:value="61303.1406" calcext:value-type="float">
            <text:p>61303.1406</text:p>
          </table:table-cell>
          <table:table-cell/>
          <table:table-cell table:formula="of:=AVERAGE([.C315:.C321])" office:value-type="float" office:value="61634.5078" calcext:value-type="float">
            <text:p>61634.5078</text:p>
          </table:table-cell>
          <table:table-cell/>
          <table:table-cell table:formula="of:=[.$K$3]*COS((([.A318]+[.$K$2])/[.$K$6]))+[.$K$4]*COS((([.A318]+[.$K$2])*2/[.$K$6]))+[.$K$5]*COS((([.A318]+[.$K$2])/(2*[.$K$6])))+[.$K$1]" office:value-type="float" office:value="81647.6874641741" calcext:value-type="float">
            <text:p>81647.6874641741</text:p>
          </table:table-cell>
          <table:table-cell table:number-columns-repeated="15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2017-06-02 10:37:50</text:p>
          </table:table-cell>
          <table:table-cell office:value-type="float" office:value="62410.125" calcext:value-type="float">
            <text:p>62410.125</text:p>
          </table:table-cell>
          <table:table-cell/>
          <table:table-cell table:formula="of:=AVERAGE([.C316:.C322])" office:value-type="float" office:value="62191.0898285714" calcext:value-type="float">
            <text:p>62191.0898285714</text:p>
          </table:table-cell>
          <table:table-cell/>
          <table:table-cell table:formula="of:=[.$K$3]*COS((([.A319]+[.$K$2])/[.$K$6]))+[.$K$4]*COS((([.A319]+[.$K$2])*2/[.$K$6]))+[.$K$5]*COS((([.A319]+[.$K$2])/(2*[.$K$6])))+[.$K$1]" office:value-type="float" office:value="81585.588581104" calcext:value-type="float">
            <text:p>81585.588581104</text:p>
          </table:table-cell>
          <table:table-cell table:number-columns-repeated="15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2017-06-02 10:38:50</text:p>
          </table:table-cell>
          <table:table-cell office:value-type="float" office:value="62832.4922" calcext:value-type="float">
            <text:p>62832.4922</text:p>
          </table:table-cell>
          <table:table-cell/>
          <table:table-cell table:formula="of:=AVERAGE([.C317:.C323])" office:value-type="float" office:value="62782.5965285714" calcext:value-type="float">
            <text:p>62782.5965285714</text:p>
          </table:table-cell>
          <table:table-cell/>
          <table:table-cell table:formula="of:=[.$K$3]*COS((([.A320]+[.$K$2])/[.$K$6]))+[.$K$4]*COS((([.A320]+[.$K$2])*2/[.$K$6]))+[.$K$5]*COS((([.A320]+[.$K$2])/(2*[.$K$6])))+[.$K$1]" office:value-type="float" office:value="81519.6333268917" calcext:value-type="float">
            <text:p>81519.6333268917</text:p>
          </table:table-cell>
          <table:table-cell table:number-columns-repeated="1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2017-06-02 10:39:50</text:p>
          </table:table-cell>
          <table:table-cell office:value-type="float" office:value="63719.8047" calcext:value-type="float">
            <text:p>63719.8047</text:p>
          </table:table-cell>
          <table:table-cell/>
          <table:table-cell table:formula="of:=AVERAGE([.C318:.C324])" office:value-type="float" office:value="63397.7204142857" calcext:value-type="float">
            <text:p>63397.7204142857</text:p>
          </table:table-cell>
          <table:table-cell/>
          <table:table-cell table:formula="of:=[.$K$3]*COS((([.A321]+[.$K$2])/[.$K$6]))+[.$K$4]*COS((([.A321]+[.$K$2])*2/[.$K$6]))+[.$K$5]*COS((([.A321]+[.$K$2])/(2*[.$K$6])))+[.$K$1]" office:value-type="float" office:value="81449.8697554083" calcext:value-type="float">
            <text:p>81449.8697554083</text:p>
          </table:table-cell>
          <table:table-cell table:number-columns-repeated="1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2017-06-02 10:40:50</text:p>
          </table:table-cell>
          <table:table-cell office:value-type="float" office:value="64005.4062" calcext:value-type="float">
            <text:p>64005.4062</text:p>
          </table:table-cell>
          <table:table-cell/>
          <table:table-cell table:formula="of:=AVERAGE([.C319:.C325])" office:value-type="float" office:value="63896.6925142857" calcext:value-type="float">
            <text:p>63896.6925142857</text:p>
          </table:table-cell>
          <table:table-cell/>
          <table:table-cell table:formula="of:=[.$K$3]*COS((([.A322]+[.$K$2])/[.$K$6]))+[.$K$4]*COS((([.A322]+[.$K$2])*2/[.$K$6]))+[.$K$5]*COS((([.A322]+[.$K$2])/(2*[.$K$6])))+[.$K$1]" office:value-type="float" office:value="81376.3466726843" calcext:value-type="float">
            <text:p>81376.3466726843</text:p>
          </table:table-cell>
          <table:table-cell table:number-columns-repeated="15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2017-06-02 10:41:50</text:p>
          </table:table-cell>
          <table:table-cell office:value-type="float" office:value="64710.4336" calcext:value-type="float">
            <text:p>64710.4336</text:p>
          </table:table-cell>
          <table:table-cell/>
          <table:table-cell table:formula="of:=AVERAGE([.C320:.C326])" office:value-type="float" office:value="64112.6300142857" calcext:value-type="float">
            <text:p>64112.6300142857</text:p>
          </table:table-cell>
          <table:table-cell/>
          <table:table-cell table:formula="of:=[.$K$3]*COS((([.A323]+[.$K$2])/[.$K$6]))+[.$K$4]*COS((([.A323]+[.$K$2])*2/[.$K$6]))+[.$K$5]*COS((([.A323]+[.$K$2])/(2*[.$K$6])))+[.$K$1]" office:value-type="float" office:value="81299.1136240573" calcext:value-type="float">
            <text:p>81299.1136240573</text:p>
          </table:table-cell>
          <table:table-cell table:number-columns-repeated="15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2017-06-02 10:42:50</text:p>
          </table:table-cell>
          <table:table-cell office:value-type="float" office:value="64802.6406" calcext:value-type="float">
            <text:p>64802.6406</text:p>
          </table:table-cell>
          <table:table-cell/>
          <table:table-cell table:formula="of:=AVERAGE([.C321:.C327])" office:value-type="float" office:value="64238.7834714286" calcext:value-type="float">
            <text:p>64238.7834714286</text:p>
          </table:table-cell>
          <table:table-cell/>
          <table:table-cell table:formula="of:=[.$K$3]*COS((([.A324]+[.$K$2])/[.$K$6]))+[.$K$4]*COS((([.A324]+[.$K$2])*2/[.$K$6]))+[.$K$5]*COS((([.A324]+[.$K$2])/(2*[.$K$6])))+[.$K$1]" office:value-type="float" office:value="81218.2208811491" calcext:value-type="float">
            <text:p>81218.2208811491</text:p>
          </table:table-cell>
          <table:table-cell table:number-columns-repeated="15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2017-06-02 10:43:50</text:p>
          </table:table-cell>
          <table:table-cell office:value-type="float" office:value="64795.9453" calcext:value-type="float">
            <text:p>64795.9453</text:p>
          </table:table-cell>
          <table:table-cell/>
          <table:table-cell table:formula="of:=AVERAGE([.C322:.C328])" office:value-type="float" office:value="64108.7840285714" calcext:value-type="float">
            <text:p>64108.7840285714</text:p>
          </table:table-cell>
          <table:table-cell/>
          <table:table-cell table:formula="of:=[.$K$3]*COS((([.A325]+[.$K$2])/[.$K$6]))+[.$K$4]*COS((([.A325]+[.$K$2])*2/[.$K$6]))+[.$K$5]*COS((([.A325]+[.$K$2])/(2*[.$K$6])))+[.$K$1]" office:value-type="float" office:value="81133.7194286775" calcext:value-type="float">
            <text:p>81133.7194286775</text:p>
          </table:table-cell>
          <table:table-cell table:number-columns-repeated="1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2017-06-02 10:44:50</text:p>
          </table:table-cell>
          <table:table-cell office:value-type="float" office:value="63921.6875" calcext:value-type="float">
            <text:p>63921.6875</text:p>
          </table:table-cell>
          <table:table-cell/>
          <table:table-cell table:formula="of:=AVERAGE([.C323:.C329])" office:value-type="float" office:value="63785.5558" calcext:value-type="float">
            <text:p>63785.5558</text:p>
          </table:table-cell>
          <table:table-cell/>
          <table:table-cell table:formula="of:=[.$K$3]*COS((([.A326]+[.$K$2])/[.$K$6]))+[.$K$4]*COS((([.A326]+[.$K$2])*2/[.$K$6]))+[.$K$5]*COS((([.A326]+[.$K$2])/(2*[.$K$6])))+[.$K$1]" office:value-type="float" office:value="81045.6609511034" calcext:value-type="float">
            <text:p>81045.6609511034</text:p>
          </table:table-cell>
          <table:table-cell table:number-columns-repeated="15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2017-06-02 10:45:50</text:p>
          </table:table-cell>
          <table:table-cell office:value-type="float" office:value="63715.5664" calcext:value-type="float">
            <text:p>63715.5664</text:p>
          </table:table-cell>
          <table:table-cell/>
          <table:table-cell table:formula="of:=AVERAGE([.C324:.C330])" office:value-type="float" office:value="63458.7131714286" calcext:value-type="float">
            <text:p>63458.7131714286</text:p>
          </table:table-cell>
          <table:table-cell/>
          <table:table-cell table:formula="of:=[.$K$3]*COS((([.A327]+[.$K$2])/[.$K$6]))+[.$K$4]*COS((([.A327]+[.$K$2])*2/[.$K$6]))+[.$K$5]*COS((([.A327]+[.$K$2])/(2*[.$K$6])))+[.$K$1]" office:value-type="float" office:value="80954.0978191187" calcext:value-type="float">
            <text:p>80954.0978191187</text:p>
          </table:table-cell>
          <table:table-cell table:number-columns-repeated="15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2017-06-02 10:46:50</text:p>
          </table:table-cell>
          <table:table-cell office:value-type="float" office:value="62809.8086" calcext:value-type="float">
            <text:p>62809.8086</text:p>
          </table:table-cell>
          <table:table-cell/>
          <table:table-cell table:formula="of:=AVERAGE([.C325:.C331])" office:value-type="float" office:value="63293.6244428571" calcext:value-type="float">
            <text:p>63293.6244428571</text:p>
          </table:table-cell>
          <table:table-cell/>
          <table:table-cell table:formula="of:=[.$K$3]*COS((([.A328]+[.$K$2])/[.$K$6]))+[.$K$4]*COS((([.A328]+[.$K$2])*2/[.$K$6]))+[.$K$5]*COS((([.A328]+[.$K$2])/(2*[.$K$6])))+[.$K$1]" office:value-type="float" office:value="80859.0830759763" calcext:value-type="float">
            <text:p>80859.0830759763</text:p>
          </table:table-cell>
          <table:table-cell table:number-columns-repeated="15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2017-06-02 10:47:50</text:p>
          </table:table-cell>
          <table:table-cell office:value-type="float" office:value="61742.8086" calcext:value-type="float">
            <text:p>61742.8086</text:p>
          </table:table-cell>
          <table:table-cell/>
          <table:table-cell table:formula="of:=AVERAGE([.C326:.C332])" office:value-type="float" office:value="63105.6417428571" calcext:value-type="float">
            <text:p>63105.6417428571</text:p>
          </table:table-cell>
          <table:table-cell/>
          <table:table-cell table:formula="of:=[.$K$3]*COS((([.A329]+[.$K$2])/[.$K$6]))+[.$K$4]*COS((([.A329]+[.$K$2])*2/[.$K$6]))+[.$K$5]*COS((([.A329]+[.$K$2])/(2*[.$K$6])))+[.$K$1]" office:value-type="float" office:value="80760.6704236678" calcext:value-type="float">
            <text:p>80760.6704236678</text:p>
          </table:table-cell>
          <table:table-cell table:number-columns-repeated="15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2017-06-02 10:48:50</text:p>
          </table:table-cell>
          <table:table-cell office:value-type="float" office:value="62422.5352" calcext:value-type="float">
            <text:p>62422.5352</text:p>
          </table:table-cell>
          <table:table-cell/>
          <table:table-cell table:formula="of:=AVERAGE([.C327:.C333])" office:value-type="float" office:value="63101.7712142857" calcext:value-type="float">
            <text:p>63101.7712142857</text:p>
          </table:table-cell>
          <table:table-cell/>
          <table:table-cell table:formula="of:=[.$K$3]*COS((([.A330]+[.$K$2])/[.$K$6]))+[.$K$4]*COS((([.A330]+[.$K$2])*2/[.$K$6]))+[.$K$5]*COS((([.A330]+[.$K$2])/(2*[.$K$6])))+[.$K$1]" office:value-type="float" office:value="80658.9142089493" calcext:value-type="float">
            <text:p>80658.9142089493</text:p>
          </table:table-cell>
          <table:table-cell table:number-columns-repeated="1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2017-06-02 10:49:50</text:p>
          </table:table-cell>
          <table:table-cell office:value-type="float" office:value="63647.0195" calcext:value-type="float">
            <text:p>63647.0195</text:p>
          </table:table-cell>
          <table:table-cell/>
          <table:table-cell table:formula="of:=AVERAGE([.C328:.C334])" office:value-type="float" office:value="63406.2092714286" calcext:value-type="float">
            <text:p>63406.2092714286</text:p>
          </table:table-cell>
          <table:table-cell/>
          <table:table-cell table:formula="of:=[.$K$3]*COS((([.A331]+[.$K$2])/[.$K$6]))+[.$K$4]*COS((([.A331]+[.$K$2])*2/[.$K$6]))+[.$K$5]*COS((([.A331]+[.$K$2])/(2*[.$K$6])))+[.$K$1]" office:value-type="float" office:value="80553.8694092213" calcext:value-type="float">
            <text:p>80553.8694092213</text:p>
          </table:table-cell>
          <table:table-cell table:number-columns-repeated="15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2017-06-02 10:50:50</text:p>
          </table:table-cell>
          <table:table-cell office:value-type="float" office:value="63480.0664" calcext:value-type="float">
            <text:p>63480.0664</text:p>
          </table:table-cell>
          <table:table-cell/>
          <table:table-cell table:formula="of:=AVERAGE([.C329:.C335])" office:value-type="float" office:value="63922.4341571429" calcext:value-type="float">
            <text:p>63922.4341571429</text:p>
          </table:table-cell>
          <table:table-cell/>
          <table:table-cell table:formula="of:=[.$K$3]*COS((([.A332]+[.$K$2])/[.$K$6]))+[.$K$4]*COS((([.A332]+[.$K$2])*2/[.$K$6]))+[.$K$5]*COS((([.A332]+[.$K$2])/(2*[.$K$6])))+[.$K$1]" office:value-type="float" office:value="80445.5916182653" calcext:value-type="float">
            <text:p>80445.5916182653</text:p>
          </table:table-cell>
          <table:table-cell table:number-columns-repeated="15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2017-06-02 10:51:50</text:p>
          </table:table-cell>
          <table:table-cell office:value-type="float" office:value="63894.5938" calcext:value-type="float">
            <text:p>63894.5938</text:p>
          </table:table-cell>
          <table:table-cell/>
          <table:table-cell table:formula="of:=AVERAGE([.C330:.C336])" office:value-type="float" office:value="64763.3097142857" calcext:value-type="float">
            <text:p>64763.3097142857</text:p>
          </table:table-cell>
          <table:table-cell/>
          <table:table-cell table:formula="of:=[.$K$3]*COS((([.A333]+[.$K$2])/[.$K$6]))+[.$K$4]*COS((([.A333]+[.$K$2])*2/[.$K$6]))+[.$K$5]*COS((([.A333]+[.$K$2])/(2*[.$K$6])))+[.$K$1]" office:value-type="float" office:value="80334.1370318394" calcext:value-type="float">
            <text:p>80334.1370318394</text:p>
          </table:table-cell>
          <table:table-cell table:number-columns-repeated="15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2017-06-02 10:52:50</text:p>
          </table:table-cell>
          <table:table-cell office:value-type="float" office:value="65846.6328" calcext:value-type="float">
            <text:p>65846.6328</text:p>
          </table:table-cell>
          <table:table-cell/>
          <table:table-cell table:formula="of:=AVERAGE([.C331:.C337])" office:value-type="float" office:value="65536.9698571429" calcext:value-type="float">
            <text:p>65536.9698571429</text:p>
          </table:table-cell>
          <table:table-cell/>
          <table:table-cell table:formula="of:=[.$K$3]*COS((([.A334]+[.$K$2])/[.$K$6]))+[.$K$4]*COS((([.A334]+[.$K$2])*2/[.$K$6]))+[.$K$5]*COS((([.A334]+[.$K$2])/(2*[.$K$6])))+[.$K$1]" office:value-type="float" office:value="80219.5624331378" calcext:value-type="float">
            <text:p>80219.5624331378</text:p>
          </table:table-cell>
          <table:table-cell table:number-columns-repeated="15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2017-06-02 10:53:50</text:p>
          </table:table-cell>
          <table:table-cell office:value-type="float" office:value="66423.3828" calcext:value-type="float">
            <text:p>66423.3828</text:p>
          </table:table-cell>
          <table:table-cell/>
          <table:table-cell table:formula="of:=AVERAGE([.C332:.C338])" office:value-type="float" office:value="66098.0742142857" calcext:value-type="float">
            <text:p>66098.0742142857</text:p>
          </table:table-cell>
          <table:table-cell/>
          <table:table-cell table:formula="of:=[.$K$3]*COS((([.A335]+[.$K$2])/[.$K$6]))+[.$K$4]*COS((([.A335]+[.$K$2])*2/[.$K$6]))+[.$K$5]*COS((([.A335]+[.$K$2])/(2*[.$K$6])))+[.$K$1]" office:value-type="float" office:value="80101.9251781178" calcext:value-type="float">
            <text:p>80101.9251781178</text:p>
          </table:table-cell>
          <table:table-cell table:number-columns-repeated="15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2017-06-02 10:54:50</text:p>
          </table:table-cell>
          <table:table-cell office:value-type="float" office:value="67628.9375" calcext:value-type="float">
            <text:p>67628.9375</text:p>
          </table:table-cell>
          <table:table-cell/>
          <table:table-cell table:formula="of:=AVERAGE([.C333:.C339])" office:value-type="float" office:value="66641.6462" calcext:value-type="float">
            <text:p>66641.6462</text:p>
          </table:table-cell>
          <table:table-cell/>
          <table:table-cell table:formula="of:=[.$K$3]*COS((([.A336]+[.$K$2])/[.$K$6]))+[.$K$4]*COS((([.A336]+[.$K$2])*2/[.$K$6]))+[.$K$5]*COS((([.A336]+[.$K$2])/(2*[.$K$6])))+[.$K$1]" office:value-type="float" office:value="79981.2831806958" calcext:value-type="float">
            <text:p>79981.2831806958</text:p>
          </table:table-cell>
          <table:table-cell table:number-columns-repeated="15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2017-06-02 10:55:50</text:p>
          </table:table-cell>
          <table:table-cell office:value-type="float" office:value="67838.1562" calcext:value-type="float">
            <text:p>67838.1562</text:p>
          </table:table-cell>
          <table:table-cell/>
          <table:table-cell table:formula="of:=AVERAGE([.C334:.C340])" office:value-type="float" office:value="67076.5278857143" calcext:value-type="float">
            <text:p>67076.5278857143</text:p>
          </table:table-cell>
          <table:table-cell/>
          <table:table-cell table:formula="of:=[.$K$3]*COS((([.A337]+[.$K$2])/[.$K$6]))+[.$K$4]*COS((([.A337]+[.$K$2])*2/[.$K$6]))+[.$K$5]*COS((([.A337]+[.$K$2])/(2*[.$K$6])))+[.$K$1]" office:value-type="float" office:value="79857.6948978188" calcext:value-type="float">
            <text:p>79857.6948978188</text:p>
          </table:table-cell>
          <table:table-cell table:number-columns-repeated="15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2017-06-02 10:56:50</text:p>
          </table:table-cell>
          <table:table-cell office:value-type="float" office:value="67574.75" calcext:value-type="float">
            <text:p>67574.75</text:p>
          </table:table-cell>
          <table:table-cell/>
          <table:table-cell table:formula="of:=AVERAGE([.C335:.C341])" office:value-type="float" office:value="67218.3482" calcext:value-type="float">
            <text:p>67218.3482</text:p>
          </table:table-cell>
          <table:table-cell/>
          <table:table-cell table:formula="of:=[.$K$3]*COS((([.A338]+[.$K$2])/[.$K$6]))+[.$K$4]*COS((([.A338]+[.$K$2])*2/[.$K$6]))+[.$K$5]*COS((([.A338]+[.$K$2])/(2*[.$K$6])))+[.$K$1]" office:value-type="float" office:value="79731.2193144125" calcext:value-type="float">
            <text:p>79731.2193144125</text:p>
          </table:table-cell>
          <table:table-cell table:number-columns-repeated="15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2017-06-02 10:57:50</text:p>
          </table:table-cell>
          <table:table-cell office:value-type="float" office:value="67285.0703" calcext:value-type="float">
            <text:p>67285.0703</text:p>
          </table:table-cell>
          <table:table-cell/>
          <table:table-cell table:formula="of:=AVERAGE([.C336:.C342])" office:value-type="float" office:value="67290.2254285714" calcext:value-type="float">
            <text:p>67290.2254285714</text:p>
          </table:table-cell>
          <table:table-cell/>
          <table:table-cell table:formula="of:=[.$K$3]*COS((([.A339]+[.$K$2])/[.$K$6]))+[.$K$4]*COS((([.A339]+[.$K$2])*2/[.$K$6]))+[.$K$5]*COS((([.A339]+[.$K$2])/(2*[.$K$6])))+[.$K$1]" office:value-type="float" office:value="79601.9159282112" calcext:value-type="float">
            <text:p>79601.9159282112</text:p>
          </table:table-cell>
          <table:table-cell table:number-columns-repeated="15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2017-06-02 10:58:50</text:p>
          </table:table-cell>
          <table:table-cell office:value-type="float" office:value="66938.7656" calcext:value-type="float">
            <text:p>66938.7656</text:p>
          </table:table-cell>
          <table:table-cell/>
          <table:table-cell table:formula="of:=AVERAGE([.C337:.C343])" office:value-type="float" office:value="67083.7544428571" calcext:value-type="float">
            <text:p>67083.7544428571</text:p>
          </table:table-cell>
          <table:table-cell/>
          <table:table-cell table:formula="of:=[.$K$3]*COS((([.A340]+[.$K$2])/[.$K$6]))+[.$K$4]*COS((([.A340]+[.$K$2])*2/[.$K$6]))+[.$K$5]*COS((([.A340]+[.$K$2])/(2*[.$K$6])))+[.$K$1]" office:value-type="float" office:value="79469.8447344726" calcext:value-type="float">
            <text:p>79469.8447344726</text:p>
          </table:table-cell>
          <table:table-cell table:number-columns-repeated="1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2017-06-02 10:59:50</text:p>
          </table:table-cell>
          <table:table-cell office:value-type="float" office:value="66839.375" calcext:value-type="float">
            <text:p>66839.375</text:p>
          </table:table-cell>
          <table:table-cell/>
          <table:table-cell table:formula="of:=AVERAGE([.C338:.C344])" office:value-type="float" office:value="66916.6841428571" calcext:value-type="float">
            <text:p>66916.6841428571</text:p>
          </table:table-cell>
          <table:table-cell/>
          <table:table-cell table:formula="of:=[.$K$3]*COS((([.A341]+[.$K$2])/[.$K$6]))+[.$K$4]*COS((([.A341]+[.$K$2])*2/[.$K$6]))+[.$K$5]*COS((([.A341]+[.$K$2])/(2*[.$K$6])))+[.$K$1]" office:value-type="float" office:value="79335.0662105804" calcext:value-type="float">
            <text:p>79335.0662105804</text:p>
          </table:table-cell>
          <table:table-cell table:number-columns-repeated="15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2017-06-02 11:00:50</text:p>
          </table:table-cell>
          <table:table-cell office:value-type="float" office:value="66926.5234" calcext:value-type="float">
            <text:p>66926.5234</text:p>
          </table:table-cell>
          <table:table-cell/>
          <table:table-cell table:formula="of:=AVERAGE([.C339:.C345])" office:value-type="float" office:value="66755.6528857143" calcext:value-type="float">
            <text:p>66755.6528857143</text:p>
          </table:table-cell>
          <table:table-cell/>
          <table:table-cell table:formula="of:=[.$K$3]*COS((([.A342]+[.$K$2])/[.$K$6]))+[.$K$4]*COS((([.A342]+[.$K$2])*2/[.$K$6]))+[.$K$5]*COS((([.A342]+[.$K$2])/(2*[.$K$6])))+[.$K$1]" office:value-type="float" office:value="79197.6413005403" calcext:value-type="float">
            <text:p>79197.6413005403</text:p>
          </table:table-cell>
          <table:table-cell table:number-columns-repeated="15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2017-06-02 11:01:50</text:p>
          </table:table-cell>
          <table:table-cell office:value-type="float" office:value="66183.6406" calcext:value-type="float">
            <text:p>66183.6406</text:p>
          </table:table-cell>
          <table:table-cell/>
          <table:table-cell table:formula="of:=AVERAGE([.C340:.C346])" office:value-type="float" office:value="66622.8325714286" calcext:value-type="float">
            <text:p>66622.8325714286</text:p>
          </table:table-cell>
          <table:table-cell/>
          <table:table-cell table:formula="of:=[.$K$3]*COS((([.A343]+[.$K$2])/[.$K$6]))+[.$K$4]*COS((([.A343]+[.$K$2])*2/[.$K$6]))+[.$K$5]*COS((([.A343]+[.$K$2])/(2*[.$K$6])))+[.$K$1]" office:value-type="float" office:value="79057.6313993713" calcext:value-type="float">
            <text:p>79057.6313993713</text:p>
          </table:table-cell>
          <table:table-cell table:number-columns-repeated="15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2017-06-02 11:02:50</text:p>
          </table:table-cell>
          <table:table-cell office:value-type="float" office:value="66668.6641" calcext:value-type="float">
            <text:p>66668.6641</text:p>
          </table:table-cell>
          <table:table-cell/>
          <table:table-cell table:formula="of:=AVERAGE([.C341:.C347])" office:value-type="float" office:value="66589.9129285714" calcext:value-type="float">
            <text:p>66589.9129285714</text:p>
          </table:table-cell>
          <table:table-cell/>
          <table:table-cell table:formula="of:=[.$K$3]*COS((([.A344]+[.$K$2])/[.$K$6]))+[.$K$4]*COS((([.A344]+[.$K$2])*2/[.$K$6]))+[.$K$5]*COS((([.A344]+[.$K$2])/(2*[.$K$6])))+[.$K$1]" office:value-type="float" office:value="78915.0983373967" calcext:value-type="float">
            <text:p>78915.0983373967</text:p>
          </table:table-cell>
          <table:table-cell table:number-columns-repeated="15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2017-06-02 11:03:50</text:p>
          </table:table-cell>
          <table:table-cell office:value-type="float" office:value="66447.5312" calcext:value-type="float">
            <text:p>66447.5312</text:p>
          </table:table-cell>
          <table:table-cell/>
          <table:table-cell table:formula="of:=AVERAGE([.C342:.C348])" office:value-type="float" office:value="66841.5211857143" calcext:value-type="float">
            <text:p>66841.5211857143</text:p>
          </table:table-cell>
          <table:table-cell/>
          <table:table-cell table:formula="of:=[.$K$3]*COS((([.A345]+[.$K$2])/[.$K$6]))+[.$K$4]*COS((([.A345]+[.$K$2])*2/[.$K$6]))+[.$K$5]*COS((([.A345]+[.$K$2])/(2*[.$K$6])))+[.$K$1]" office:value-type="float" office:value="78770.1043644393" calcext:value-type="float">
            <text:p>78770.1043644393</text:p>
          </table:table-cell>
          <table:table-cell table:number-columns-repeated="15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2017-06-02 11:04:50</text:p>
          </table:table-cell>
          <table:table-cell office:value-type="float" office:value="66355.3281" calcext:value-type="float">
            <text:p>66355.3281</text:p>
          </table:table-cell>
          <table:table-cell/>
          <table:table-cell table:formula="of:=AVERAGE([.C343:.C349])" office:value-type="float" office:value="67132.5301142857" calcext:value-type="float">
            <text:p>67132.5301142857</text:p>
          </table:table-cell>
          <table:table-cell/>
          <table:table-cell table:formula="of:=[.$K$3]*COS((([.A346]+[.$K$2])/[.$K$6]))+[.$K$4]*COS((([.A346]+[.$K$2])*2/[.$K$6]))+[.$K$5]*COS((([.A346]+[.$K$2])/(2*[.$K$6])))+[.$K$1]" office:value-type="float" office:value="78622.7121339233" calcext:value-type="float">
            <text:p>78622.7121339233</text:p>
          </table:table-cell>
          <table:table-cell table:number-columns-repeated="15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2017-06-02 11:05:50</text:p>
          </table:table-cell>
          <table:table-cell office:value-type="float" office:value="66708.3281" calcext:value-type="float">
            <text:p>66708.3281</text:p>
          </table:table-cell>
          <table:table-cell/>
          <table:table-cell table:formula="of:=AVERAGE([.C344:.C350])" office:value-type="float" office:value="67453.6138285714" calcext:value-type="float">
            <text:p>67453.6138285714</text:p>
          </table:table-cell>
          <table:table-cell/>
          <table:table-cell table:formula="of:=[.$K$3]*COS((([.A347]+[.$K$2])/[.$K$6]))+[.$K$4]*COS((([.A347]+[.$K$2])*2/[.$K$6]))+[.$K$5]*COS((([.A347]+[.$K$2])/(2*[.$K$6])))+[.$K$1]" office:value-type="float" office:value="78472.9846868874" calcext:value-type="float">
            <text:p>78472.9846868874</text:p>
          </table:table-cell>
          <table:table-cell table:number-columns-repeated="15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2017-06-02 11:06:50</text:p>
          </table:table-cell>
          <table:table-cell office:value-type="float" office:value="68600.6328" calcext:value-type="float">
            <text:p>68600.6328</text:p>
          </table:table-cell>
          <table:table-cell/>
          <table:table-cell table:formula="of:=AVERAGE([.C345:.C351])" office:value-type="float" office:value="67624.1595857143" calcext:value-type="float">
            <text:p>67624.1595857143</text:p>
          </table:table-cell>
          <table:table-cell/>
          <table:table-cell table:formula="of:=[.$K$3]*COS((([.A348]+[.$K$2])/[.$K$6]))+[.$K$4]*COS((([.A348]+[.$K$2])*2/[.$K$6]))+[.$K$5]*COS((([.A348]+[.$K$2])/(2*[.$K$6])))+[.$K$1]" office:value-type="float" office:value="78320.9854359136" calcext:value-type="float">
            <text:p>78320.9854359136</text:p>
          </table:table-cell>
          <table:table-cell table:number-columns-repeated="15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2017-06-02 11:07:50</text:p>
          </table:table-cell>
          <table:table-cell office:value-type="float" office:value="68963.5859" calcext:value-type="float">
            <text:p>68963.5859</text:p>
          </table:table-cell>
          <table:table-cell/>
          <table:table-cell table:formula="of:=AVERAGE([.C346:.C352])" office:value-type="float" office:value="67730.7064714286" calcext:value-type="float">
            <text:p>67730.7064714286</text:p>
          </table:table-cell>
          <table:table-cell/>
          <table:table-cell table:formula="of:=[.$K$3]*COS((([.A349]+[.$K$2])/[.$K$6]))+[.$K$4]*COS((([.A349]+[.$K$2])*2/[.$K$6]))+[.$K$5]*COS((([.A349]+[.$K$2])/(2*[.$K$6])))+[.$K$1]" office:value-type="float" office:value="78166.7781489741" calcext:value-type="float">
            <text:p>78166.7781489741</text:p>
          </table:table-cell>
          <table:table-cell table:number-columns-repeated="15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2017-06-02 11:08:50</text:p>
          </table:table-cell>
          <table:table-cell office:value-type="float" office:value="68431.2266" calcext:value-type="float">
            <text:p>68431.2266</text:p>
          </table:table-cell>
          <table:table-cell/>
          <table:table-cell table:formula="of:=AVERAGE([.C347:.C353])" office:value-type="float" office:value="67755.7924142857" calcext:value-type="float">
            <text:p>67755.7924142857</text:p>
          </table:table-cell>
          <table:table-cell/>
          <table:table-cell table:formula="of:=[.$K$3]*COS((([.A350]+[.$K$2])/[.$K$6]))+[.$K$4]*COS((([.A350]+[.$K$2])*2/[.$K$6]))+[.$K$5]*COS((([.A350]+[.$K$2])/(2*[.$K$6])))+[.$K$1]" office:value-type="float" office:value="78010.4269332013" calcext:value-type="float">
            <text:p>78010.4269332013</text:p>
          </table:table-cell>
          <table:table-cell table:number-columns-repeated="15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2017-06-02 11:09:50</text:p>
          </table:table-cell>
          <table:table-cell office:value-type="float" office:value="67862.4844" calcext:value-type="float">
            <text:p>67862.4844</text:p>
          </table:table-cell>
          <table:table-cell/>
          <table:table-cell table:formula="of:=AVERAGE([.C348:.C354])" office:value-type="float" office:value="67668.3169714286" calcext:value-type="float">
            <text:p>67668.3169714286</text:p>
          </table:table-cell>
          <table:table-cell/>
          <table:table-cell table:formula="of:=[.$K$3]*COS((([.A351]+[.$K$2])/[.$K$6]))+[.$K$4]*COS((([.A351]+[.$K$2])*2/[.$K$6]))+[.$K$5]*COS((([.A351]+[.$K$2])/(2*[.$K$6])))+[.$K$1]" office:value-type="float" office:value="77851.9962185844" calcext:value-type="float">
            <text:p>77851.9962185844</text:p>
          </table:table-cell>
          <table:table-cell table:number-columns-repeated="15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2017-06-02 11:10:50</text:p>
          </table:table-cell>
          <table:table-cell office:value-type="float" office:value="67193.3594" calcext:value-type="float">
            <text:p>67193.3594</text:p>
          </table:table-cell>
          <table:table-cell/>
          <table:table-cell table:formula="of:=AVERAGE([.C349:.C355])" office:value-type="float" office:value="67295.2176428571" calcext:value-type="float">
            <text:p>67295.2176428571</text:p>
          </table:table-cell>
          <table:table-cell/>
          <table:table-cell table:formula="of:=[.$K$3]*COS((([.A352]+[.$K$2])/[.$K$6]))+[.$K$4]*COS((([.A352]+[.$K$2])*2/[.$K$6]))+[.$K$5]*COS((([.A352]+[.$K$2])/(2*[.$K$6])))+[.$K$1]" office:value-type="float" office:value="77691.5507415969" calcext:value-type="float">
            <text:p>77691.5507415969</text:p>
          </table:table-cell>
          <table:table-cell table:number-columns-repeated="15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2017-06-02 11:11:50</text:p>
          </table:table-cell>
          <table:table-cell office:value-type="float" office:value="66530.9297" calcext:value-type="float">
            <text:p>66530.9297</text:p>
          </table:table-cell>
          <table:table-cell/>
          <table:table-cell table:formula="of:=AVERAGE([.C350:.C356])" office:value-type="float" office:value="66792.8415285714" calcext:value-type="float">
            <text:p>66792.8415285714</text:p>
          </table:table-cell>
          <table:table-cell/>
          <table:table-cell table:formula="of:=[.$K$3]*COS((([.A353]+[.$K$2])/[.$K$6]))+[.$K$4]*COS((([.A353]+[.$K$2])*2/[.$K$6]))+[.$K$5]*COS((([.A353]+[.$K$2])/(2*[.$K$6])))+[.$K$1]" office:value-type="float" office:value="77529.1555287581" calcext:value-type="float">
            <text:p>77529.1555287581</text:p>
          </table:table-cell>
          <table:table-cell table:number-columns-repeated="15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2017-06-02 11:12:50</text:p>
          </table:table-cell>
          <table:table-cell office:value-type="float" office:value="66096" calcext:value-type="float">
            <text:p>66096</text:p>
          </table:table-cell>
          <table:table-cell/>
          <table:table-cell table:formula="of:=AVERAGE([.C351:.C357])" office:value-type="float" office:value="66312.0312571429" calcext:value-type="float">
            <text:p>66312.0312571429</text:p>
          </table:table-cell>
          <table:table-cell/>
          <table:table-cell table:formula="of:=[.$K$3]*COS((([.A354]+[.$K$2])/[.$K$6]))+[.$K$4]*COS((([.A354]+[.$K$2])*2/[.$K$6]))+[.$K$5]*COS((([.A354]+[.$K$2])/(2*[.$K$6])))+[.$K$1]" office:value-type="float" office:value="77364.8758801331" calcext:value-type="float">
            <text:p>77364.8758801331</text:p>
          </table:table-cell>
          <table:table-cell table:number-columns-repeated="15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2017-06-02 11:13:50</text:p>
          </table:table-cell>
          <table:table-cell office:value-type="float" office:value="65988.9375" calcext:value-type="float">
            <text:p>65988.9375</text:p>
          </table:table-cell>
          <table:table-cell/>
          <table:table-cell table:formula="of:=AVERAGE([.C352:.C358])" office:value-type="float" office:value="66002.3225428571" calcext:value-type="float">
            <text:p>66002.3225428571</text:p>
          </table:table-cell>
          <table:table-cell/>
          <table:table-cell table:formula="of:=[.$K$3]*COS((([.A355]+[.$K$2])/[.$K$6]))+[.$K$4]*COS((([.A355]+[.$K$2])*2/[.$K$6]))+[.$K$5]*COS((([.A355]+[.$K$2])/(2*[.$K$6])))+[.$K$1]" office:value-type="float" office:value="77198.777352776" calcext:value-type="float">
            <text:p>77198.777352776</text:p>
          </table:table-cell>
          <table:table-cell table:number-columns-repeated="15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2017-06-02 11:14:50</text:p>
          </table:table-cell>
          <table:table-cell office:value-type="float" office:value="65446.9531" calcext:value-type="float">
            <text:p>65446.9531</text:p>
          </table:table-cell>
          <table:table-cell/>
          <table:table-cell table:formula="of:=AVERAGE([.C353:.C359])" office:value-type="float" office:value="65867.5424" calcext:value-type="float">
            <text:p>65867.5424</text:p>
          </table:table-cell>
          <table:table-cell/>
          <table:table-cell table:formula="of:=[.$K$3]*COS((([.A356]+[.$K$2])/[.$K$6]))+[.$K$4]*COS((([.A356]+[.$K$2])*2/[.$K$6]))+[.$K$5]*COS((([.A356]+[.$K$2])/(2*[.$K$6])))+[.$K$1]" office:value-type="float" office:value="77030.9257441188" calcext:value-type="float">
            <text:p>77030.9257441188</text:p>
          </table:table-cell>
          <table:table-cell table:number-columns-repeated="15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2017-06-02 11:15:56</text:p>
          </table:table-cell>
          <table:table-cell office:value-type="float" office:value="65065.5547" calcext:value-type="float">
            <text:p>65065.5547</text:p>
          </table:table-cell>
          <table:table-cell/>
          <table:table-cell table:formula="of:=AVERAGE([.C354:.C360])" office:value-type="float" office:value="65862.7633857143" calcext:value-type="float">
            <text:p>65862.7633857143</text:p>
          </table:table-cell>
          <table:table-cell/>
          <table:table-cell table:formula="of:=[.$K$3]*COS((([.A357]+[.$K$2])/[.$K$6]))+[.$K$4]*COS((([.A357]+[.$K$2])*2/[.$K$6]))+[.$K$5]*COS((([.A357]+[.$K$2])/(2*[.$K$6])))+[.$K$1]" office:value-type="float" office:value="76861.3870753102" calcext:value-type="float">
            <text:p>76861.3870753102</text:p>
          </table:table-cell>
          <table:table-cell table:number-columns-repeated="15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2017-06-02 11:16:56</text:p>
          </table:table-cell>
          <table:table-cell office:value-type="float" office:value="65694.5234" calcext:value-type="float">
            <text:p>65694.5234</text:p>
          </table:table-cell>
          <table:table-cell/>
          <table:table-cell table:formula="of:=AVERAGE([.C355:.C361])" office:value-type="float" office:value="66007.1026714286" calcext:value-type="float">
            <text:p>66007.1026714286</text:p>
          </table:table-cell>
          <table:table-cell/>
          <table:table-cell table:formula="of:=[.$K$3]*COS((([.A358]+[.$K$2])/[.$K$6]))+[.$K$4]*COS((([.A358]+[.$K$2])*2/[.$K$6]))+[.$K$5]*COS((([.A358]+[.$K$2])/(2*[.$K$6])))+[.$K$1]" office:value-type="float" office:value="76690.2275745106" calcext:value-type="float">
            <text:p>76690.2275745106</text:p>
          </table:table-cell>
          <table:table-cell table:number-columns-repeated="1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2017-06-02 11:17:56</text:p>
          </table:table-cell>
          <table:table-cell office:value-type="float" office:value="66249.8984" calcext:value-type="float">
            <text:p>66249.8984</text:p>
          </table:table-cell>
          <table:table-cell/>
          <table:table-cell table:formula="of:=AVERAGE([.C356:.C362])" office:value-type="float" office:value="66140.9263285714" calcext:value-type="float">
            <text:p>66140.9263285714</text:p>
          </table:table-cell>
          <table:table-cell/>
          <table:table-cell table:formula="of:=[.$K$3]*COS((([.A359]+[.$K$2])/[.$K$6]))+[.$K$4]*COS((([.A359]+[.$K$2])*2/[.$K$6]))+[.$K$5]*COS((([.A359]+[.$K$2])/(2*[.$K$6])))+[.$K$1]" office:value-type="float" office:value="76517.5136601434" calcext:value-type="float">
            <text:p>76517.5136601434</text:p>
          </table:table-cell>
          <table:table-cell table:number-columns-repeated="15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2017-06-02 11:18:56</text:p>
          </table:table-cell>
          <table:table-cell office:value-type="float" office:value="66497.4766" calcext:value-type="float">
            <text:p>66497.4766</text:p>
          </table:table-cell>
          <table:table-cell/>
          <table:table-cell table:formula="of:=AVERAGE([.C357:.C363])" office:value-type="float" office:value="66316.8091428571" calcext:value-type="float">
            <text:p>66316.8091428571</text:p>
          </table:table-cell>
          <table:table-cell/>
          <table:table-cell table:formula="of:=[.$K$3]*COS((([.A360]+[.$K$2])/[.$K$6]))+[.$K$4]*COS((([.A360]+[.$K$2])*2/[.$K$6]))+[.$K$5]*COS((([.A360]+[.$K$2])/(2*[.$K$6])))+[.$K$1]" office:value-type="float" office:value="76343.3119241101" calcext:value-type="float">
            <text:p>76343.3119241101</text:p>
          </table:table-cell>
          <table:table-cell table:number-columns-repeated="15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2017-06-02 11:19:56</text:p>
          </table:table-cell>
          <table:table-cell office:value-type="float" office:value="67106.375" calcext:value-type="float">
            <text:p>67106.375</text:p>
          </table:table-cell>
          <table:table-cell/>
          <table:table-cell table:formula="of:=AVERAGE([.C358:.C364])" office:value-type="float" office:value="66616.9575857143" calcext:value-type="float">
            <text:p>66616.9575857143</text:p>
          </table:table-cell>
          <table:table-cell/>
          <table:table-cell table:formula="of:=[.$K$3]*COS((([.A361]+[.$K$2])/[.$K$6]))+[.$K$4]*COS((([.A361]+[.$K$2])*2/[.$K$6]))+[.$K$5]*COS((([.A361]+[.$K$2])/(2*[.$K$6])))+[.$K$1]" office:value-type="float" office:value="76167.6891149713" calcext:value-type="float">
            <text:p>76167.6891149713</text:p>
          </table:table-cell>
          <table:table-cell table:number-columns-repeated="15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2017-06-02 11:20:56</text:p>
          </table:table-cell>
          <table:table-cell office:value-type="float" office:value="66925.7031" calcext:value-type="float">
            <text:p>66925.7031</text:p>
          </table:table-cell>
          <table:table-cell/>
          <table:table-cell table:formula="of:=AVERAGE([.C359:.C365])" office:value-type="float" office:value="66825.3415142857" calcext:value-type="float">
            <text:p>66825.3415142857</text:p>
          </table:table-cell>
          <table:table-cell/>
          <table:table-cell table:formula="of:=[.$K$3]*COS((([.A362]+[.$K$2])/[.$K$6]))+[.$K$4]*COS((([.A362]+[.$K$2])*2/[.$K$6]))+[.$K$5]*COS((([.A362]+[.$K$2])/(2*[.$K$6])))+[.$K$1]" office:value-type="float" office:value="75990.7121210988" calcext:value-type="float">
            <text:p>75990.7121210988</text:p>
          </table:table-cell>
          <table:table-cell table:number-columns-repeated="15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2017-06-02 11:21:56</text:p>
          </table:table-cell>
          <table:table-cell office:value-type="float" office:value="66678.1328" calcext:value-type="float">
            <text:p>66678.1328</text:p>
          </table:table-cell>
          <table:table-cell/>
          <table:table-cell table:formula="of:=AVERAGE([.C360:.C366])" office:value-type="float" office:value="66798.5770142857" calcext:value-type="float">
            <text:p>66798.5770142857</text:p>
          </table:table-cell>
          <table:table-cell/>
          <table:table-cell table:formula="of:=[.$K$3]*COS((([.A363]+[.$K$2])/[.$K$6]))+[.$K$4]*COS((([.A363]+[.$K$2])*2/[.$K$6]))+[.$K$5]*COS((([.A363]+[.$K$2])/(2*[.$K$6])))+[.$K$1]" office:value-type="float" office:value="75812.4479538011" calcext:value-type="float">
            <text:p>75812.4479538011</text:p>
          </table:table-cell>
          <table:table-cell table:number-columns-repeated="15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2017-06-02 11:22:56</text:p>
          </table:table-cell>
          <table:table-cell office:value-type="float" office:value="67166.5938" calcext:value-type="float">
            <text:p>67166.5938</text:p>
          </table:table-cell>
          <table:table-cell/>
          <table:table-cell table:formula="of:=AVERAGE([.C361:.C367])" office:value-type="float" office:value="66671.4430857143" calcext:value-type="float">
            <text:p>66671.4430857143</text:p>
          </table:table-cell>
          <table:table-cell/>
          <table:table-cell table:formula="of:=[.$K$3]*COS((([.A364]+[.$K$2])/[.$K$6]))+[.$K$4]*COS((([.A364]+[.$K$2])*2/[.$K$6]))+[.$K$5]*COS((([.A364]+[.$K$2])/(2*[.$K$6])))+[.$K$1]" office:value-type="float" office:value="75632.9637304287" calcext:value-type="float">
            <text:p>75632.9637304287</text:p>
          </table:table-cell>
          <table:table-cell table:number-columns-repeated="15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2017-06-02 11:23:56</text:p>
          </table:table-cell>
          <table:table-cell office:value-type="float" office:value="67153.2109" calcext:value-type="float">
            <text:p>67153.2109</text:p>
          </table:table-cell>
          <table:table-cell/>
          <table:table-cell table:formula="of:=AVERAGE([.C362:.C368])" office:value-type="float" office:value="66365.5591571429" calcext:value-type="float">
            <text:p>66365.5591571429</text:p>
          </table:table-cell>
          <table:table-cell/>
          <table:table-cell table:formula="of:=[.$K$3]*COS((([.A365]+[.$K$2])/[.$K$6]))+[.$K$4]*COS((([.A365]+[.$K$2])*2/[.$K$6]))+[.$K$5]*COS((([.A365]+[.$K$2])/(2*[.$K$6])))+[.$K$1]" office:value-type="float" office:value="75452.3266574612" calcext:value-type="float">
            <text:p>75452.3266574612</text:p>
          </table:table-cell>
          <table:table-cell table:number-columns-repeated="15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2017-06-02 11:24:56</text:p>
          </table:table-cell>
          <table:table-cell office:value-type="float" office:value="66062.5469" calcext:value-type="float">
            <text:p>66062.5469</text:p>
          </table:table-cell>
          <table:table-cell/>
          <table:table-cell table:formula="of:=AVERAGE([.C363:.C369])" office:value-type="float" office:value="66168.6473285714" calcext:value-type="float">
            <text:p>66168.6473285714</text:p>
          </table:table-cell>
          <table:table-cell/>
          <table:table-cell table:formula="of:=[.$K$3]*COS((([.A366]+[.$K$2])/[.$K$6]))+[.$K$4]*COS((([.A366]+[.$K$2])*2/[.$K$6]))+[.$K$5]*COS((([.A366]+[.$K$2])/(2*[.$K$6])))+[.$K$1]" office:value-type="float" office:value="75270.6040135818" calcext:value-type="float">
            <text:p>75270.6040135818</text:p>
          </table:table-cell>
          <table:table-cell table:number-columns-repeated="15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2017-06-02 11:25:56</text:p>
          </table:table-cell>
          <table:table-cell office:value-type="float" office:value="65607.5391" calcext:value-type="float">
            <text:p>65607.5391</text:p>
          </table:table-cell>
          <table:table-cell/>
          <table:table-cell table:formula="of:=AVERAGE([.C364:.C370])" office:value-type="float" office:value="66083.5736714286" calcext:value-type="float">
            <text:p>66083.5736714286</text:p>
          </table:table-cell>
          <table:table-cell/>
          <table:table-cell table:formula="of:=[.$K$3]*COS((([.A367]+[.$K$2])/[.$K$6]))+[.$K$4]*COS((([.A367]+[.$K$2])*2/[.$K$6]))+[.$K$5]*COS((([.A367]+[.$K$2])/(2*[.$K$6])))+[.$K$1]" office:value-type="float" office:value="75087.8631327416" calcext:value-type="float">
            <text:p>75087.8631327416</text:p>
          </table:table-cell>
          <table:table-cell table:number-columns-repeated="15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2017-06-02 11:26:56</text:p>
          </table:table-cell>
          <table:table-cell office:value-type="float" office:value="64965.1875" calcext:value-type="float">
            <text:p>64965.1875</text:p>
          </table:table-cell>
          <table:table-cell/>
          <table:table-cell table:formula="of:=AVERAGE([.C365:.C371])" office:value-type="float" office:value="66045.3381714286" calcext:value-type="float">
            <text:p>66045.3381714286</text:p>
          </table:table-cell>
          <table:table-cell/>
          <table:table-cell table:formula="of:=[.$K$3]*COS((([.A368]+[.$K$2])/[.$K$6]))+[.$K$4]*COS((([.A368]+[.$K$2])*2/[.$K$6]))+[.$K$5]*COS((([.A368]+[.$K$2])/(2*[.$K$6])))+[.$K$1]" office:value-type="float" office:value="74904.1713872199" calcext:value-type="float">
            <text:p>74904.1713872199</text:p>
          </table:table-cell>
          <table:table-cell table:number-columns-repeated="15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2017-06-02 11:27:56</text:p>
          </table:table-cell>
          <table:table-cell office:value-type="float" office:value="65547.3203" calcext:value-type="float">
            <text:p>65547.3203</text:p>
          </table:table-cell>
          <table:table-cell/>
          <table:table-cell table:formula="of:=AVERAGE([.C366:.C372])" office:value-type="float" office:value="66010.9263428571" calcext:value-type="float">
            <text:p>66010.9263428571</text:p>
          </table:table-cell>
          <table:table-cell/>
          <table:table-cell table:formula="of:=[.$K$3]*COS((([.A369]+[.$K$2])/[.$K$6]))+[.$K$4]*COS((([.A369]+[.$K$2])*2/[.$K$6]))+[.$K$5]*COS((([.A369]+[.$K$2])/(2*[.$K$6])))+[.$K$1]" office:value-type="float" office:value="74719.5961706823" calcext:value-type="float">
            <text:p>74719.5961706823</text:p>
          </table:table-cell>
          <table:table-cell table:number-columns-repeated="15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2017-06-02 11:28:56</text:p>
          </table:table-cell>
          <table:table-cell office:value-type="float" office:value="66082.6172" calcext:value-type="float">
            <text:p>66082.6172</text:p>
          </table:table-cell>
          <table:table-cell/>
          <table:table-cell table:formula="of:=AVERAGE([.C367:.C373])" office:value-type="float" office:value="66113.2053571429" calcext:value-type="float">
            <text:p>66113.2053571429</text:p>
          </table:table-cell>
          <table:table-cell/>
          <table:table-cell table:formula="of:=[.$K$3]*COS((([.A370]+[.$K$2])/[.$K$6]))+[.$K$4]*COS((([.A370]+[.$K$2])*2/[.$K$6]))+[.$K$5]*COS((([.A370]+[.$K$2])/(2*[.$K$6])))+[.$K$1]" office:value-type="float" office:value="74534.2048812425" calcext:value-type="float">
            <text:p>74534.2048812425</text:p>
          </table:table-cell>
          <table:table-cell table:number-columns-repeated="15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2017-06-02 11:29:56</text:p>
          </table:table-cell>
          <table:table-cell office:value-type="float" office:value="66898.9453" calcext:value-type="float">
            <text:p>66898.9453</text:p>
          </table:table-cell>
          <table:table-cell/>
          <table:table-cell table:formula="of:=AVERAGE([.C368:.C374])" office:value-type="float" office:value="66295.7801285714" calcext:value-type="float">
            <text:p>66295.7801285714</text:p>
          </table:table-cell>
          <table:table-cell/>
          <table:table-cell table:formula="of:=[.$K$3]*COS((([.A371]+[.$K$2])/[.$K$6]))+[.$K$4]*COS((([.A371]+[.$K$2])*2/[.$K$6]))+[.$K$5]*COS((([.A371]+[.$K$2])/(2*[.$K$6])))+[.$K$1]" office:value-type="float" office:value="74348.0649045308" calcext:value-type="float">
            <text:p>74348.0649045308</text:p>
          </table:table-cell>
          <table:table-cell table:number-columns-repeated="15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2017-06-02 11:30:56</text:p>
          </table:table-cell>
          <table:table-cell office:value-type="float" office:value="66912.3281" calcext:value-type="float">
            <text:p>66912.3281</text:p>
          </table:table-cell>
          <table:table-cell/>
          <table:table-cell table:formula="of:=AVERAGE([.C369:.C375])" office:value-type="float" office:value="66561.5156142857" calcext:value-type="float">
            <text:p>66561.5156142857</text:p>
          </table:table-cell>
          <table:table-cell/>
          <table:table-cell table:formula="of:=[.$K$3]*COS((([.A372]+[.$K$2])/[.$K$6]))+[.$K$4]*COS((([.A372]+[.$K$2])*2/[.$K$6]))+[.$K$5]*COS((([.A372]+[.$K$2])/(2*[.$K$6])))+[.$K$1]" office:value-type="float" office:value="74161.2435967734" calcext:value-type="float">
            <text:p>74161.2435967734</text:p>
          </table:table-cell>
          <table:table-cell table:number-columns-repeated="15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2017-06-02 11:31:56</text:p>
          </table:table-cell>
          <table:table-cell office:value-type="float" office:value="66778.5" calcext:value-type="float">
            <text:p>66778.5</text:p>
          </table:table-cell>
          <table:table-cell/>
          <table:table-cell table:formula="of:=AVERAGE([.C370:.C376])" office:value-type="float" office:value="66745.0457428571" calcext:value-type="float">
            <text:p>66745.0457428571</text:p>
          </table:table-cell>
          <table:table-cell/>
          <table:table-cell table:formula="of:=[.$K$3]*COS((([.A373]+[.$K$2])/[.$K$6]))+[.$K$4]*COS((([.A373]+[.$K$2])*2/[.$K$6]))+[.$K$5]*COS((([.A373]+[.$K$2])/(2*[.$K$6])))+[.$K$1]" office:value-type="float" office:value="73973.8082678876" calcext:value-type="float">
            <text:p>73973.8082678876</text:p>
          </table:table-cell>
          <table:table-cell table:number-columns-repeated="15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2017-06-02 11:32:56</text:p>
          </table:table-cell>
          <table:table-cell office:value-type="float" office:value="66885.5625" calcext:value-type="float">
            <text:p>66885.5625</text:p>
          </table:table-cell>
          <table:table-cell/>
          <table:table-cell table:formula="of:=AVERAGE([.C371:.C377])" office:value-type="float" office:value="66901.8113714286" calcext:value-type="float">
            <text:p>66901.8113714286</text:p>
          </table:table-cell>
          <table:table-cell/>
          <table:table-cell table:formula="of:=[.$K$3]*COS((([.A374]+[.$K$2])/[.$K$6]))+[.$K$4]*COS((([.A374]+[.$K$2])*2/[.$K$6]))+[.$K$5]*COS((([.A374]+[.$K$2])/(2*[.$K$6])))+[.$K$1]" office:value-type="float" office:value="73785.8261645952" calcext:value-type="float">
            <text:p>73785.8261645952</text:p>
          </table:table-cell>
          <table:table-cell table:number-columns-repeated="15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2017-06-02 11:33:56</text:p>
          </table:table-cell>
          <table:table-cell office:value-type="float" office:value="66825.3359" calcext:value-type="float">
            <text:p>66825.3359</text:p>
          </table:table-cell>
          <table:table-cell/>
          <table:table-cell table:formula="of:=AVERAGE([.C372:.C378])" office:value-type="float" office:value="67025.1205285714" calcext:value-type="float">
            <text:p>67025.1205285714</text:p>
          </table:table-cell>
          <table:table-cell/>
          <table:table-cell table:formula="of:=[.$K$3]*COS((([.A375]+[.$K$2])/[.$K$6]))+[.$K$4]*COS((([.A375]+[.$K$2])*2/[.$K$6]))+[.$K$5]*COS((([.A375]+[.$K$2])/(2*[.$K$6])))+[.$K$1]" office:value-type="float" office:value="73597.3644535599" calcext:value-type="float">
            <text:p>73597.3644535599</text:p>
          </table:table-cell>
          <table:table-cell table:number-columns-repeated="15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2017-06-02 11:34:56</text:p>
          </table:table-cell>
          <table:table-cell office:value-type="float" office:value="66832.0312" calcext:value-type="float">
            <text:p>66832.0312</text:p>
          </table:table-cell>
          <table:table-cell/>
          <table:table-cell table:formula="of:=AVERAGE([.C373:.C379])" office:value-type="float" office:value="67159.9006714286" calcext:value-type="float">
            <text:p>67159.9006714286</text:p>
          </table:table-cell>
          <table:table-cell/>
          <table:table-cell table:formula="of:=[.$K$3]*COS((([.A376]+[.$K$2])/[.$K$6]))+[.$K$4]*COS((([.A376]+[.$K$2])*2/[.$K$6]))+[.$K$5]*COS((([.A376]+[.$K$2])/(2*[.$K$6])))+[.$K$1]" office:value-type="float" office:value="73408.4902045515" calcext:value-type="float">
            <text:p>73408.4902045515</text:p>
          </table:table-cell>
          <table:table-cell table:number-columns-repeated="15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2017-06-02 11:35:56</text:p>
          </table:table-cell>
          <table:table-cell office:value-type="float" office:value="67179.9766" calcext:value-type="float">
            <text:p>67179.9766</text:p>
          </table:table-cell>
          <table:table-cell/>
          <table:table-cell table:formula="of:=AVERAGE([.C374:.C380])" office:value-type="float" office:value="67367.3281285714" calcext:value-type="float">
            <text:p>67367.3281285714</text:p>
          </table:table-cell>
          <table:table-cell/>
          <table:table-cell table:formula="of:=[.$K$3]*COS((([.A377]+[.$K$2])/[.$K$6]))+[.$K$4]*COS((([.A377]+[.$K$2])*2/[.$K$6]))+[.$K$5]*COS((([.A377]+[.$K$2])/(2*[.$K$6])))+[.$K$1]" office:value-type="float" office:value="73219.2703736417" calcext:value-type="float">
            <text:p>73219.2703736417</text:p>
          </table:table-cell>
          <table:table-cell table:number-columns-repeated="15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2017-06-02 11:36:56</text:p>
          </table:table-cell>
          <table:table-cell office:value-type="float" office:value="67762.1094" calcext:value-type="float">
            <text:p>67762.1094</text:p>
          </table:table-cell>
          <table:table-cell/>
          <table:table-cell table:formula="of:=AVERAGE([.C375:.C381])" office:value-type="float" office:value="67537.4754571429" calcext:value-type="float">
            <text:p>67537.4754571429</text:p>
          </table:table-cell>
          <table:table-cell/>
          <table:table-cell table:formula="of:=[.$K$3]*COS((([.A378]+[.$K$2])/[.$K$6]))+[.$K$4]*COS((([.A378]+[.$K$2])*2/[.$K$6]))+[.$K$5]*COS((([.A378]+[.$K$2])/(2*[.$K$6])))+[.$K$1]" office:value-type="float" office:value="73029.7717864348" calcext:value-type="float">
            <text:p>73029.7717864348</text:p>
          </table:table-cell>
          <table:table-cell table:number-columns-repeated="1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2017-06-02 11:37:56</text:p>
          </table:table-cell>
          <table:table-cell office:value-type="float" office:value="67855.7891" calcext:value-type="float">
            <text:p>67855.7891</text:p>
          </table:table-cell>
          <table:table-cell/>
          <table:table-cell table:formula="of:=AVERAGE([.C376:.C382])" office:value-type="float" office:value="67707.6239" calcext:value-type="float">
            <text:p>67707.6239</text:p>
          </table:table-cell>
          <table:table-cell/>
          <table:table-cell table:formula="of:=[.$K$3]*COS((([.A379]+[.$K$2])/[.$K$6]))+[.$K$4]*COS((([.A379]+[.$K$2])*2/[.$K$6]))+[.$K$5]*COS((([.A379]+[.$K$2])/(2*[.$K$6])))+[.$K$1]" office:value-type="float" office:value="72840.0611213385" calcext:value-type="float">
            <text:p>72840.0611213385</text:p>
          </table:table-cell>
          <table:table-cell table:number-columns-repeated="15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2017-06-02 11:38:56</text:p>
          </table:table-cell>
          <table:table-cell office:value-type="float" office:value="68230.4922" calcext:value-type="float">
            <text:p>68230.4922</text:p>
          </table:table-cell>
          <table:table-cell/>
          <table:table-cell table:formula="of:=AVERAGE([.C377:.C383])" office:value-type="float" office:value="67894.0212285714" calcext:value-type="float">
            <text:p>67894.0212285714</text:p>
          </table:table-cell>
          <table:table-cell/>
          <table:table-cell table:formula="of:=[.$K$3]*COS((([.A380]+[.$K$2])/[.$K$6]))+[.$K$4]*COS((([.A380]+[.$K$2])*2/[.$K$6]))+[.$K$5]*COS((([.A380]+[.$K$2])/(2*[.$K$6])))+[.$K$1]" office:value-type="float" office:value="72650.2048928769" calcext:value-type="float">
            <text:p>72650.2048928769</text:p>
          </table:table-cell>
          <table:table-cell table:number-columns-repeated="15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2017-06-02 11:39:56</text:p>
          </table:table-cell>
          <table:table-cell office:value-type="float" office:value="68076.5938" calcext:value-type="float">
            <text:p>68076.5938</text:p>
          </table:table-cell>
          <table:table-cell/>
          <table:table-cell table:formula="of:=AVERAGE([.C378:.C384])" office:value-type="float" office:value="68009.6841714286" calcext:value-type="float">
            <text:p>68009.6841714286</text:p>
          </table:table-cell>
          <table:table-cell/>
          <table:table-cell table:formula="of:=[.$K$3]*COS((([.A381]+[.$K$2])/[.$K$6]))+[.$K$4]*COS((([.A381]+[.$K$2])*2/[.$K$6]))+[.$K$5]*COS((([.A381]+[.$K$2])/(2*[.$K$6])))+[.$K$1]" office:value-type="float" office:value="72460.2694350521" calcext:value-type="float">
            <text:p>72460.2694350521</text:p>
          </table:table-cell>
          <table:table-cell table:number-columns-repeated="15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2017-06-02 11:40:56</text:p>
          </table:table-cell>
          <table:table-cell office:value-type="float" office:value="68016.375" calcext:value-type="float">
            <text:p>68016.375</text:p>
          </table:table-cell>
          <table:table-cell/>
          <table:table-cell table:formula="of:=AVERAGE([.C379:.C385])" office:value-type="float" office:value="68062.2578285714" calcext:value-type="float">
            <text:p>68062.2578285714</text:p>
          </table:table-cell>
          <table:table-cell/>
          <table:table-cell table:formula="of:=[.$K$3]*COS((([.A382]+[.$K$2])/[.$K$6]))+[.$K$4]*COS((([.A382]+[.$K$2])*2/[.$K$6]))+[.$K$5]*COS((([.A382]+[.$K$2])/(2*[.$K$6])))+[.$K$1]" office:value-type="float" office:value="72270.3208847563" calcext:value-type="float">
            <text:p>72270.3208847563</text:p>
          </table:table-cell>
          <table:table-cell table:number-columns-repeated="15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2017-06-02 11:41:56</text:p>
          </table:table-cell>
          <table:table-cell office:value-type="float" office:value="68136.8125" calcext:value-type="float">
            <text:p>68136.8125</text:p>
          </table:table-cell>
          <table:table-cell/>
          <table:table-cell table:formula="of:=AVERAGE([.C380:.C386])" office:value-type="float" office:value="68053.6551428571" calcext:value-type="float">
            <text:p>68053.6551428571</text:p>
          </table:table-cell>
          <table:table-cell/>
          <table:table-cell table:formula="of:=[.$K$3]*COS((([.A383]+[.$K$2])/[.$K$6]))+[.$K$4]*COS((([.A383]+[.$K$2])*2/[.$K$6]))+[.$K$5]*COS((([.A383]+[.$K$2])/(2*[.$K$6])))+[.$K$1]" office:value-type="float" office:value="72080.4251652392" calcext:value-type="float">
            <text:p>72080.4251652392</text:p>
          </table:table-cell>
          <table:table-cell table:number-columns-repeated="15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2017-06-02 11:42:56</text:p>
          </table:table-cell>
          <table:table-cell office:value-type="float" office:value="67989.6172" calcext:value-type="float">
            <text:p>67989.6172</text:p>
          </table:table-cell>
          <table:table-cell/>
          <table:table-cell table:formula="of:=AVERAGE([.C381:.C387])" office:value-type="float" office:value="67969.5368428571" calcext:value-type="float">
            <text:p>67969.5368428571</text:p>
          </table:table-cell>
          <table:table-cell/>
          <table:table-cell table:formula="of:=[.$K$3]*COS((([.A384]+[.$K$2])/[.$K$6]))+[.$K$4]*COS((([.A384]+[.$K$2])*2/[.$K$6]))+[.$K$5]*COS((([.A384]+[.$K$2])/(2*[.$K$6])))+[.$K$1]" office:value-type="float" office:value="71890.6479696353" calcext:value-type="float">
            <text:p>71890.6479696353</text:p>
          </table:table-cell>
          <table:table-cell table:number-columns-repeated="15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2017-06-02 11:43:56</text:p>
          </table:table-cell>
          <table:table-cell office:value-type="float" office:value="68130.125" calcext:value-type="float">
            <text:p>68130.125</text:p>
          </table:table-cell>
          <table:table-cell/>
          <table:table-cell table:formula="of:=AVERAGE([.C382:.C388])" office:value-type="float" office:value="67974.3169714286" calcext:value-type="float">
            <text:p>67974.3169714286</text:p>
          </table:table-cell>
          <table:table-cell/>
          <table:table-cell table:formula="of:=[.$K$3]*COS((([.A385]+[.$K$2])/[.$K$6]))+[.$K$4]*COS((([.A385]+[.$K$2])*2/[.$K$6]))+[.$K$5]*COS((([.A385]+[.$K$2])/(2*[.$K$6])))+[.$K$1]" office:value-type="float" office:value="71701.0547445539" calcext:value-type="float">
            <text:p>71701.0547445539</text:p>
          </table:table-cell>
          <table:table-cell table:number-columns-repeated="15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2017-06-02 11:44:56</text:p>
          </table:table-cell>
          <table:table-cell office:value-type="float" office:value="67795.5703" calcext:value-type="float">
            <text:p>67795.5703</text:p>
          </table:table-cell>
          <table:table-cell/>
          <table:table-cell table:formula="of:=AVERAGE([.C383:.C389])" office:value-type="float" office:value="67984.8314857143" calcext:value-type="float">
            <text:p>67984.8314857143</text:p>
          </table:table-cell>
          <table:table-cell/>
          <table:table-cell table:formula="of:=[.$K$3]*COS((([.A386]+[.$K$2])/[.$K$6]))+[.$K$4]*COS((([.A386]+[.$K$2])*2/[.$K$6]))+[.$K$5]*COS((([.A386]+[.$K$2])/(2*[.$K$6])))+[.$K$1]" office:value-type="float" office:value="71511.7106737359" calcext:value-type="float">
            <text:p>71511.7106737359</text:p>
          </table:table-cell>
          <table:table-cell table:number-columns-repeated="15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2017-06-02 11:45:56</text:p>
          </table:table-cell>
          <table:table-cell office:value-type="float" office:value="67641.6641" calcext:value-type="float">
            <text:p>67641.6641</text:p>
          </table:table-cell>
          <table:table-cell/>
          <table:table-cell table:formula="of:=AVERAGE([.C384:.C390])" office:value-type="float" office:value="67982.9196571428" calcext:value-type="float">
            <text:p>67982.9196571428</text:p>
          </table:table-cell>
          <table:table-cell/>
          <table:table-cell table:formula="of:=[.$K$3]*COS((([.A387]+[.$K$2])/[.$K$6]))+[.$K$4]*COS((([.A387]+[.$K$2])*2/[.$K$6]))+[.$K$5]*COS((([.A387]+[.$K$2])/(2*[.$K$6])))+[.$K$1]" office:value-type="float" office:value="71322.6806617829" calcext:value-type="float">
            <text:p>71322.6806617829</text:p>
          </table:table-cell>
          <table:table-cell table:number-columns-repeated="15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2017-06-02 11:46:56</text:p>
          </table:table-cell>
          <table:table-cell office:value-type="float" office:value="68110.0547" calcext:value-type="float">
            <text:p>68110.0547</text:p>
          </table:table-cell>
          <table:table-cell/>
          <table:table-cell table:formula="of:=AVERAGE([.C385:.C391])" office:value-type="float" office:value="67905.4910857143" calcext:value-type="float">
            <text:p>67905.4910857143</text:p>
          </table:table-cell>
          <table:table-cell/>
          <table:table-cell table:formula="of:=[.$K$3]*COS((([.A388]+[.$K$2])/[.$K$6]))+[.$K$4]*COS((([.A388]+[.$K$2])*2/[.$K$6]))+[.$K$5]*COS((([.A388]+[.$K$2])/(2*[.$K$6])))+[.$K$1]" office:value-type="float" office:value="71134.0293179596" calcext:value-type="float">
            <text:p>71134.0293179596</text:p>
          </table:table-cell>
          <table:table-cell table:number-columns-repeated="15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2017-06-02 11:47:56</text:p>
          </table:table-cell>
          <table:table-cell office:value-type="float" office:value="68089.9766" calcext:value-type="float">
            <text:p>68089.9766</text:p>
          </table:table-cell>
          <table:table-cell/>
          <table:table-cell table:formula="of:=AVERAGE([.C386:.C392])" office:value-type="float" office:value="67705.7109571429" calcext:value-type="float">
            <text:p>67705.7109571429</text:p>
          </table:table-cell>
          <table:table-cell/>
          <table:table-cell table:formula="of:=[.$K$3]*COS((([.A389]+[.$K$2])/[.$K$6]))+[.$K$4]*COS((([.A389]+[.$K$2])*2/[.$K$6]))+[.$K$5]*COS((([.A389]+[.$K$2])/(2*[.$K$6])))+[.$K$1]" office:value-type="float" office:value="70945.8209400763" calcext:value-type="float">
            <text:p>70945.8209400763</text:p>
          </table:table-cell>
          <table:table-cell table:number-columns-repeated="15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2017-06-02 11:48:56</text:p>
          </table:table-cell>
          <table:table-cell office:value-type="float" office:value="68123.4297" calcext:value-type="float">
            <text:p>68123.4297</text:p>
          </table:table-cell>
          <table:table-cell/>
          <table:table-cell table:formula="of:=AVERAGE([.C387:.C393])" office:value-type="float" office:value="67425.6361857143" calcext:value-type="float">
            <text:p>67425.6361857143</text:p>
          </table:table-cell>
          <table:table-cell/>
          <table:table-cell table:formula="of:=[.$K$3]*COS((([.A390]+[.$K$2])/[.$K$6]))+[.$K$4]*COS((([.A390]+[.$K$2])*2/[.$K$6]))+[.$K$5]*COS((([.A390]+[.$K$2])/(2*[.$K$6])))+[.$K$1]" office:value-type="float" office:value="70758.1194984538" calcext:value-type="float">
            <text:p>70758.1194984538</text:p>
          </table:table-cell>
          <table:table-cell table:number-columns-repeated="15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2017-06-02 11:49:56</text:p>
          </table:table-cell>
          <table:table-cell office:value-type="float" office:value="67447.6172" calcext:value-type="float">
            <text:p>67447.6172</text:p>
          </table:table-cell>
          <table:table-cell/>
          <table:table-cell table:formula="of:=AVERAGE([.C388:.C394])" office:value-type="float" office:value="67016.5173142857" calcext:value-type="float">
            <text:p>67016.5173142857</text:p>
          </table:table-cell>
          <table:table-cell/>
          <table:table-cell table:formula="of:=[.$K$3]*COS((([.A391]+[.$K$2])/[.$K$6]))+[.$K$4]*COS((([.A391]+[.$K$2])*2/[.$K$6]))+[.$K$5]*COS((([.A391]+[.$K$2])/(2*[.$K$6])))+[.$K$1]" office:value-type="float" office:value="70570.988619974" calcext:value-type="float">
            <text:p>70570.988619974</text:p>
          </table:table-cell>
          <table:table-cell table:number-columns-repeated="15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2017-06-02 11:50:56</text:p>
          </table:table-cell>
          <table:table-cell office:value-type="float" office:value="66731.6641" calcext:value-type="float">
            <text:p>66731.6641</text:p>
          </table:table-cell>
          <table:table-cell/>
          <table:table-cell table:formula="of:=AVERAGE([.C389:.C395])" office:value-type="float" office:value="66389.4564857143" calcext:value-type="float">
            <text:p>66389.4564857143</text:p>
          </table:table-cell>
          <table:table-cell/>
          <table:table-cell table:formula="of:=[.$K$3]*COS((([.A392]+[.$K$2])/[.$K$6]))+[.$K$4]*COS((([.A392]+[.$K$2])*2/[.$K$6]))+[.$K$5]*COS((([.A392]+[.$K$2])/(2*[.$K$6])))+[.$K$1]" office:value-type="float" office:value="70384.4915722223" calcext:value-type="float">
            <text:p>70384.4915722223</text:p>
          </table:table-cell>
          <table:table-cell table:number-columns-repeated="15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2017-06-02 11:51:56</text:p>
          </table:table-cell>
          <table:table-cell office:value-type="float" office:value="65835.0469" calcext:value-type="float">
            <text:p>65835.0469</text:p>
          </table:table-cell>
          <table:table-cell/>
          <table:table-cell table:formula="of:=AVERAGE([.C390:.C396])" office:value-type="float" office:value="65694.5273571429" calcext:value-type="float">
            <text:p>65694.5273571429</text:p>
          </table:table-cell>
          <table:table-cell/>
          <table:table-cell table:formula="of:=[.$K$3]*COS((([.A393]+[.$K$2])/[.$K$6]))+[.$K$4]*COS((([.A393]+[.$K$2])*2/[.$K$6]))+[.$K$5]*COS((([.A393]+[.$K$2])/(2*[.$K$6])))+[.$K$1]" office:value-type="float" office:value="70198.6912477226" calcext:value-type="float">
            <text:p>70198.6912477226</text:p>
          </table:table-cell>
          <table:table-cell table:number-columns-repeated="15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2017-06-02 11:52:56</text:p>
          </table:table-cell>
          <table:table-cell office:value-type="float" office:value="64777.832" calcext:value-type="float">
            <text:p>64777.832</text:p>
          </table:table-cell>
          <table:table-cell/>
          <table:table-cell table:formula="of:=AVERAGE([.C391:.C397])" office:value-type="float" office:value="64878.2009" calcext:value-type="float">
            <text:p>64878.2009</text:p>
          </table:table-cell>
          <table:table-cell/>
          <table:table-cell table:formula="of:=[.$K$3]*COS((([.A394]+[.$K$2])/[.$K$6]))+[.$K$4]*COS((([.A394]+[.$K$2])*2/[.$K$6]))+[.$K$5]*COS((([.A394]+[.$K$2])/(2*[.$K$6])))+[.$K$1]" office:value-type="float" office:value="70013.6501482715" calcext:value-type="float">
            <text:p>70013.6501482715</text:p>
          </table:table-cell>
          <table:table-cell table:number-columns-repeated="15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2017-06-02 11:53:56</text:p>
          </table:table-cell>
          <table:table-cell office:value-type="float" office:value="63720.6289" calcext:value-type="float">
            <text:p>63720.6289</text:p>
          </table:table-cell>
          <table:table-cell/>
          <table:table-cell table:formula="of:=AVERAGE([.C392:.C398])" office:value-type="float" office:value="64101.0669714286" calcext:value-type="float">
            <text:p>64101.0669714286</text:p>
          </table:table-cell>
          <table:table-cell/>
          <table:table-cell table:formula="of:=[.$K$3]*COS((([.A395]+[.$K$2])/[.$K$6]))+[.$K$4]*COS((([.A395]+[.$K$2])*2/[.$K$6]))+[.$K$5]*COS((([.A395]+[.$K$2])/(2*[.$K$6])))+[.$K$1]" office:value-type="float" office:value="69829.4303693732" calcext:value-type="float">
            <text:p>69829.4303693732</text:p>
          </table:table-cell>
          <table:table-cell table:number-columns-repeated="15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2017-06-02 11:54:56</text:p>
          </table:table-cell>
          <table:table-cell office:value-type="float" office:value="63225.4727" calcext:value-type="float">
            <text:p>63225.4727</text:p>
          </table:table-cell>
          <table:table-cell/>
          <table:table-cell table:formula="of:=AVERAGE([.C393:.C399])" office:value-type="float" office:value="63495.9910714286" calcext:value-type="float">
            <text:p>63495.9910714286</text:p>
          </table:table-cell>
          <table:table-cell/>
          <table:table-cell table:formula="of:=[.$K$3]*COS((([.A396]+[.$K$2])/[.$K$6]))+[.$K$4]*COS((([.A396]+[.$K$2])*2/[.$K$6]))+[.$K$5]*COS((([.A396]+[.$K$2])/(2*[.$K$6])))+[.$K$1]" office:value-type="float" office:value="69646.0935847803" calcext:value-type="float">
            <text:p>69646.0935847803</text:p>
          </table:table-cell>
          <table:table-cell table:number-columns-repeated="15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2017-06-02 11:55:56</text:p>
          </table:table-cell>
          <table:table-cell office:value-type="float" office:value="62409.1445" calcext:value-type="float">
            <text:p>62409.1445</text:p>
          </table:table-cell>
          <table:table-cell/>
          <table:table-cell table:formula="of:=AVERAGE([.C394:.C400])" office:value-type="float" office:value="62985.5474285714" calcext:value-type="float">
            <text:p>62985.5474285714</text:p>
          </table:table-cell>
          <table:table-cell/>
          <table:table-cell table:formula="of:=[.$K$3]*COS((([.A397]+[.$K$2])/[.$K$6]))+[.$K$4]*COS((([.A397]+[.$K$2])*2/[.$K$6]))+[.$K$5]*COS((([.A397]+[.$K$2])/(2*[.$K$6])))+[.$K$1]" office:value-type="float" office:value="69463.7010311435" calcext:value-type="float">
            <text:p>69463.7010311435</text:p>
          </table:table-cell>
          <table:table-cell table:number-columns-repeated="15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2017-06-02 11:56:56</text:p>
          </table:table-cell>
          <table:table-cell office:value-type="float" office:value="62007.6797" calcext:value-type="float">
            <text:p>62007.6797</text:p>
          </table:table-cell>
          <table:table-cell/>
          <table:table-cell table:formula="of:=AVERAGE([.C395:.C401])" office:value-type="float" office:value="62703.5619428571" calcext:value-type="float">
            <text:p>62703.5619428571</text:p>
          </table:table-cell>
          <table:table-cell/>
          <table:table-cell table:formula="of:=[.$K$3]*COS((([.A398]+[.$K$2])/[.$K$6]))+[.$K$4]*COS((([.A398]+[.$K$2])*2/[.$K$6]))+[.$K$5]*COS((([.A398]+[.$K$2])/(2*[.$K$6])))+[.$K$1]" office:value-type="float" office:value="69282.3134927743" calcext:value-type="float">
            <text:p>69282.3134927743</text:p>
          </table:table-cell>
          <table:table-cell table:number-columns-repeated="15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2017-06-02 11:57:56</text:p>
          </table:table-cell>
          <table:table-cell office:value-type="float" office:value="62496.1328" calcext:value-type="float">
            <text:p>62496.1328</text:p>
          </table:table-cell>
          <table:table-cell/>
          <table:table-cell table:formula="of:=AVERAGE([.C396:.C402])" office:value-type="float" office:value="62704.5167428571" calcext:value-type="float">
            <text:p>62704.5167428571</text:p>
          </table:table-cell>
          <table:table-cell/>
          <table:table-cell table:formula="of:=[.$K$3]*COS((([.A399]+[.$K$2])/[.$K$6]))+[.$K$4]*COS((([.A399]+[.$K$2])*2/[.$K$6]))+[.$K$5]*COS((([.A399]+[.$K$2])/(2*[.$K$6])))+[.$K$1]" office:value-type="float" office:value="69101.9912865236" calcext:value-type="float">
            <text:p>69101.9912865236</text:p>
          </table:table-cell>
          <table:table-cell table:number-columns-repeated="15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2017-06-02 11:58:56</text:p>
          </table:table-cell>
          <table:table-cell office:value-type="float" office:value="62261.9414" calcext:value-type="float">
            <text:p>62261.9414</text:p>
          </table:table-cell>
          <table:table-cell/>
          <table:table-cell table:formula="of:=AVERAGE([.C397:.C403])" office:value-type="float" office:value="62810.6205285714" calcext:value-type="float">
            <text:p>62810.6205285714</text:p>
          </table:table-cell>
          <table:table-cell/>
          <table:table-cell table:formula="of:=[.$K$3]*COS((([.A400]+[.$K$2])/[.$K$6]))+[.$K$4]*COS((([.A400]+[.$K$2])*2/[.$K$6]))+[.$K$5]*COS((([.A400]+[.$K$2])/(2*[.$K$6])))+[.$K$1]" office:value-type="float" office:value="68922.7942467808" calcext:value-type="float">
            <text:p>68922.7942467808</text:p>
          </table:table-cell>
          <table:table-cell table:number-columns-repeated="15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2017-06-02 11:59:56</text:p>
          </table:table-cell>
          <table:table-cell office:value-type="float" office:value="62803.9336" calcext:value-type="float">
            <text:p>62803.9336</text:p>
          </table:table-cell>
          <table:table-cell/>
          <table:table-cell table:formula="of:=AVERAGE([.C398:.C404])" office:value-type="float" office:value="63064.8867142857" calcext:value-type="float">
            <text:p>63064.8867142857</text:p>
          </table:table-cell>
          <table:table-cell/>
          <table:table-cell table:formula="of:=[.$K$3]*COS((([.A401]+[.$K$2])/[.$K$6]))+[.$K$4]*COS((([.A401]+[.$K$2])*2/[.$K$6]))+[.$K$5]*COS((([.A401]+[.$K$2])/(2*[.$K$6])))+[.$K$1]" office:value-type="float" office:value="68744.7817105962" calcext:value-type="float">
            <text:p>68744.7817105962</text:p>
          </table:table-cell>
          <table:table-cell table:number-columns-repeated="15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2017-06-02 12:00:56</text:p>
          </table:table-cell>
          <table:table-cell office:value-type="float" office:value="63727.3125" calcext:value-type="float">
            <text:p>63727.3125</text:p>
          </table:table-cell>
          <table:table-cell/>
          <table:table-cell table:formula="of:=AVERAGE([.C399:.C405])" office:value-type="float" office:value="63541.8733142857" calcext:value-type="float">
            <text:p>63541.8733142857</text:p>
          </table:table-cell>
          <table:table-cell/>
          <table:table-cell table:formula="of:=[.$K$3]*COS((([.A402]+[.$K$2])/[.$K$6]))+[.$K$4]*COS((([.A402]+[.$K$2])*2/[.$K$6]))+[.$K$5]*COS((([.A402]+[.$K$2])/(2*[.$K$6])))+[.$K$1]" office:value-type="float" office:value="68568.0125029307" calcext:value-type="float">
            <text:p>68568.0125029307</text:p>
          </table:table-cell>
          <table:table-cell table:number-columns-repeated="15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2017-06-02 12:01:56</text:p>
          </table:table-cell>
          <table:table-cell office:value-type="float" office:value="63968.1992" calcext:value-type="float">
            <text:p>63968.1992</text:p>
          </table:table-cell>
          <table:table-cell/>
          <table:table-cell table:formula="of:=AVERAGE([.C400:.C406])" office:value-type="float" office:value="63880.2572428572" calcext:value-type="float">
            <text:p>63880.2572428572</text:p>
          </table:table-cell>
          <table:table-cell/>
          <table:table-cell table:formula="of:=[.$K$3]*COS((([.A403]+[.$K$2])/[.$K$6]))+[.$K$4]*COS((([.A403]+[.$K$2])*2/[.$K$6]))+[.$K$5]*COS((([.A403]+[.$K$2])/(2*[.$K$6])))+[.$K$1]" office:value-type="float" office:value="68392.5449220362" calcext:value-type="float">
            <text:p>68392.5449220362</text:p>
          </table:table-cell>
          <table:table-cell table:number-columns-repeated="15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2017-06-02 12:02:56</text:p>
          </table:table-cell>
          <table:table-cell office:value-type="float" office:value="64189.0078" calcext:value-type="float">
            <text:p>64189.0078</text:p>
          </table:table-cell>
          <table:table-cell/>
          <table:table-cell table:formula="of:=AVERAGE([.C401:.C407])" office:value-type="float" office:value="63958.6400571429" calcext:value-type="float">
            <text:p>63958.6400571429</text:p>
          </table:table-cell>
          <table:table-cell/>
          <table:table-cell table:formula="of:=[.$K$3]*COS((([.A404]+[.$K$2])/[.$K$6]))+[.$K$4]*COS((([.A404]+[.$K$2])*2/[.$K$6]))+[.$K$5]*COS((([.A404]+[.$K$2])/(2*[.$K$6])))+[.$K$1]" office:value-type="float" office:value="68218.4367249702" calcext:value-type="float">
            <text:p>68218.4367249702</text:p>
          </table:table-cell>
          <table:table-cell table:number-columns-repeated="15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2017-06-02 12:03:56</text:p>
          </table:table-cell>
          <table:table-cell office:value-type="float" office:value="65346.5859" calcext:value-type="float">
            <text:p>65346.5859</text:p>
          </table:table-cell>
          <table:table-cell/>
          <table:table-cell table:formula="of:=AVERAGE([.C402:.C408])" office:value-type="float" office:value="63907.0217571429" calcext:value-type="float">
            <text:p>63907.0217571429</text:p>
          </table:table-cell>
          <table:table-cell/>
          <table:table-cell table:formula="of:=[.$K$3]*COS((([.A405]+[.$K$2])/[.$K$6]))+[.$K$4]*COS((([.A405]+[.$K$2])*2/[.$K$6]))+[.$K$5]*COS((([.A405]+[.$K$2])/(2*[.$K$6])))+[.$K$1]" office:value-type="float" office:value="68045.745113248" calcext:value-type="float">
            <text:p>68045.745113248</text:p>
          </table:table-cell>
          <table:table-cell table:number-columns-repeated="15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2017-06-02 12:04:56</text:p>
          </table:table-cell>
          <table:table-cell office:value-type="float" office:value="64864.8203" calcext:value-type="float">
            <text:p>64864.8203</text:p>
          </table:table-cell>
          <table:table-cell/>
          <table:table-cell table:formula="of:=AVERAGE([.C403:.C409])" office:value-type="float" office:value="63671.8744285714" calcext:value-type="float">
            <text:p>63671.8744285714</text:p>
          </table:table-cell>
          <table:table-cell/>
          <table:table-cell table:formula="of:=[.$K$3]*COS((([.A406]+[.$K$2])/[.$K$6]))+[.$K$4]*COS((([.A406]+[.$K$2])*2/[.$K$6]))+[.$K$5]*COS((([.A406]+[.$K$2])/(2*[.$K$6])))+[.$K$1]" office:value-type="float" office:value="67874.5267186359" calcext:value-type="float">
            <text:p>67874.5267186359</text:p>
          </table:table-cell>
          <table:table-cell table:number-columns-repeated="15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2017-06-02 12:05:56</text:p>
          </table:table-cell>
          <table:table-cell office:value-type="float" office:value="62810.6211" calcext:value-type="float">
            <text:p>62810.6211</text:p>
          </table:table-cell>
          <table:table-cell/>
          <table:table-cell table:formula="of:=AVERAGE([.C404:.C410])" office:value-type="float" office:value="61475.3655" calcext:value-type="float">
            <text:p>61475.3655</text:p>
          </table:table-cell>
          <table:table-cell/>
          <table:table-cell table:formula="of:=[.$K$3]*COS((([.A407]+[.$K$2])/[.$K$6]))+[.$K$4]*COS((([.A407]+[.$K$2])*2/[.$K$6]))+[.$K$5]*COS((([.A407]+[.$K$2])/(2*[.$K$6])))+[.$K$1]" office:value-type="float" office:value="67704.837589089" calcext:value-type="float">
            <text:p>67704.837589089</text:p>
          </table:table-cell>
          <table:table-cell table:number-columns-repeated="15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2017-06-02 12:06:58</text:p>
          </table:table-cell>
          <table:table-cell office:value-type="float" office:value="62442.6055" calcext:value-type="float">
            <text:p>62442.6055</text:p>
          </table:table-cell>
          <table:table-cell/>
          <table:table-cell table:formula="of:=AVERAGE([.C405:.C411])" office:value-type="float" office:value="68175.1679571429" calcext:value-type="float">
            <text:p>68175.1679571429</text:p>
          </table:table-cell>
          <table:table-cell/>
          <table:table-cell table:formula="of:=[.$K$3]*COS((([.A408]+[.$K$2])/[.$K$6]))+[.$K$4]*COS((([.A408]+[.$K$2])*2/[.$K$6]))+[.$K$5]*COS((([.A408]+[.$K$2])/(2*[.$K$6])))+[.$K$1]" office:value-type="float" office:value="67536.7331748369" calcext:value-type="float">
            <text:p>67536.7331748369</text:p>
          </table:table-cell>
          <table:table-cell table:number-columns-repeated="15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2017-06-02 12:07:58</text:p>
          </table:table-cell>
          <table:table-cell office:value-type="float" office:value="62081.2812" calcext:value-type="float">
            <text:p>62081.2812</text:p>
          </table:table-cell>
          <table:table-cell/>
          <table:table-cell table:formula="of:=AVERAGE([.C406:.C412])" office:value-type="float" office:value="67767.0055714286" calcext:value-type="float">
            <text:p>67767.0055714286</text:p>
          </table:table-cell>
          <table:table-cell/>
          <table:table-cell table:formula="of:=[.$K$3]*COS((([.A409]+[.$K$2])/[.$K$6]))+[.$K$4]*COS((([.A409]+[.$K$2])*2/[.$K$6]))+[.$K$5]*COS((([.A409]+[.$K$2])/(2*[.$K$6])))+[.$K$1]" office:value-type="float" office:value="67370.2683146207" calcext:value-type="float">
            <text:p>67370.2683146207</text:p>
          </table:table-cell>
          <table:table-cell table:number-columns-repeated="15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2017-06-02 12:09:58</text:p>
          </table:table-cell>
          <table:table-cell office:value-type="float" office:value="48592.6367" calcext:value-type="float">
            <text:p>48592.6367</text:p>
          </table:table-cell>
          <table:table-cell/>
          <table:table-cell table:formula="of:=AVERAGE([.C407:.C413])" office:value-type="float" office:value="67341.6361571429" calcext:value-type="float">
            <text:p>67341.6361571429</text:p>
          </table:table-cell>
          <table:table-cell/>
          <table:table-cell table:formula="of:=[.$K$3]*COS((([.A410]+[.$K$2])/[.$K$6]))+[.$K$4]*COS((([.A410]+[.$K$2])*2/[.$K$6]))+[.$K$5]*COS((([.A410]+[.$K$2])/(2*[.$K$6])))+[.$K$1]" office:value-type="float" office:value="67205.4972220835" calcext:value-type="float">
            <text:p>67205.4972220835</text:p>
          </table:table-cell>
          <table:table-cell table:number-columns-repeated="15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2017-06-02 12:10:58</text:p>
          </table:table-cell>
          <table:table-cell office:value-type="float" office:value="111087.625" calcext:value-type="float">
            <text:p>111087.625</text:p>
          </table:table-cell>
          <table:table-cell/>
          <table:table-cell table:formula="of:=AVERAGE([.C408:.C414])" office:value-type="float" office:value="67030.9732142857" calcext:value-type="float">
            <text:p>67030.9732142857</text:p>
          </table:table-cell>
          <table:table-cell/>
          <table:table-cell table:formula="of:=[.$K$3]*COS((([.A411]+[.$K$2])/[.$K$6]))+[.$K$4]*COS((([.A411]+[.$K$2])*2/[.$K$6]))+[.$K$5]*COS((([.A411]+[.$K$2])/(2*[.$K$6])))+[.$K$1]" office:value-type="float" office:value="67042.4734723206" calcext:value-type="float">
            <text:p>67042.4734723206</text:p>
          </table:table-cell>
          <table:table-cell table:number-columns-repeated="15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2017-06-02 12:11:58</text:p>
          </table:table-cell>
          <table:table-cell office:value-type="float" office:value="62489.4492" calcext:value-type="float">
            <text:p>62489.4492</text:p>
          </table:table-cell>
          <table:table-cell/>
          <table:table-cell table:formula="of:=AVERAGE([.C409:.C415])" office:value-type="float" office:value="66772.8839285714" calcext:value-type="float">
            <text:p>66772.8839285714</text:p>
          </table:table-cell>
          <table:table-cell/>
          <table:table-cell table:formula="of:=[.$K$3]*COS((([.A412]+[.$K$2])/[.$K$6]))+[.$K$4]*COS((([.A412]+[.$K$2])*2/[.$K$6]))+[.$K$5]*COS((([.A412]+[.$K$2])/(2*[.$K$6])))+[.$K$1]" office:value-type="float" office:value="66881.2499885884" calcext:value-type="float">
            <text:p>66881.2499885884</text:p>
          </table:table-cell>
          <table:table-cell table:number-columns-repeated="15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2017-06-02 12:12:58</text:p>
          </table:table-cell>
          <table:table-cell office:value-type="float" office:value="61887.2344" calcext:value-type="float">
            <text:p>61887.2344</text:p>
          </table:table-cell>
          <table:table-cell/>
          <table:table-cell table:formula="of:=AVERAGE([.C410:.C416])" office:value-type="float" office:value="66509.0591571429" calcext:value-type="float">
            <text:p>66509.0591571429</text:p>
          </table:table-cell>
          <table:table-cell/>
          <table:table-cell table:formula="of:=[.$K$3]*COS((([.A413]+[.$K$2])/[.$K$6]))+[.$K$4]*COS((([.A413]+[.$K$2])*2/[.$K$6]))+[.$K$5]*COS((([.A413]+[.$K$2])/(2*[.$K$6])))+[.$K$1]" office:value-type="float" office:value="66721.8790291788" calcext:value-type="float">
            <text:p>66721.8790291788</text:p>
          </table:table-cell>
          <table:table-cell table:number-columns-repeated="15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2017-06-02 12:13:58</text:p>
          </table:table-cell>
          <table:table-cell office:value-type="float" office:value="60635.9805" calcext:value-type="float">
            <text:p>60635.9805</text:p>
          </table:table-cell>
          <table:table-cell/>
          <table:table-cell table:formula="of:=AVERAGE([.C411:.C417])" office:value-type="float" office:value="68341.3761285714" calcext:value-type="float">
            <text:p>68341.3761285714</text:p>
          </table:table-cell>
          <table:table-cell/>
          <table:table-cell table:formula="of:=[.$K$3]*COS((([.A414]+[.$K$2])/[.$K$6]))+[.$K$4]*COS((([.A414]+[.$K$2])*2/[.$K$6]))+[.$K$5]*COS((([.A414]+[.$K$2])/(2*[.$K$6])))+[.$K$1]" office:value-type="float" office:value="66564.4121744605" calcext:value-type="float">
            <text:p>66564.4121744605</text:p>
          </table:table-cell>
          <table:table-cell table:number-columns-repeated="15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2017-06-02 12:14:58</text:p>
          </table:table-cell>
          <table:table-cell office:value-type="float" office:value="60635.9805" calcext:value-type="float">
            <text:p>60635.9805</text:p>
          </table:table-cell>
          <table:table-cell/>
          <table:table-cell table:formula="of:=AVERAGE([.C412:.C418])" office:value-type="float" office:value="61380.6172" calcext:value-type="float">
            <text:p>61380.6172</text:p>
          </table:table-cell>
          <table:table-cell/>
          <table:table-cell table:formula="of:=[.$K$3]*COS((([.A415]+[.$K$2])/[.$K$6]))+[.$K$4]*COS((([.A415]+[.$K$2])*2/[.$K$6]))+[.$K$5]*COS((([.A415]+[.$K$2])/(2*[.$K$6])))+[.$K$1]" office:value-type="float" office:value="66408.9003140909" calcext:value-type="float">
            <text:p>66408.9003140909</text:p>
          </table:table-cell>
          <table:table-cell table:number-columns-repeated="1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2017-06-02 12:15:58</text:p>
          </table:table-cell>
          <table:table-cell office:value-type="float" office:value="60234.5078" calcext:value-type="float">
            <text:p>60234.5078</text:p>
          </table:table-cell>
          <table:table-cell/>
          <table:table-cell table:formula="of:=AVERAGE([.C413:.C419])" office:value-type="float" office:value="61388.2634142857" calcext:value-type="float">
            <text:p>61388.2634142857</text:p>
          </table:table-cell>
          <table:table-cell/>
          <table:table-cell table:formula="of:=[.$K$3]*COS((([.A416]+[.$K$2])/[.$K$6]))+[.$K$4]*COS((([.A416]+[.$K$2])*2/[.$K$6]))+[.$K$5]*COS((([.A416]+[.$K$2])/(2*[.$K$6])))+[.$K$1]" office:value-type="float" office:value="66255.3936344007" calcext:value-type="float">
            <text:p>66255.3936344007</text:p>
          </table:table-cell>
          <table:table-cell table:number-columns-repeated="15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2017-06-02 12:16:58</text:p>
          </table:table-cell>
          <table:table-cell office:value-type="float" office:value="61418.8555" calcext:value-type="float">
            <text:p>61418.8555</text:p>
          </table:table-cell>
          <table:table-cell/>
          <table:table-cell table:formula="of:=AVERAGE([.C414:.C420])" office:value-type="float" office:value="61545.0290428571" calcext:value-type="float">
            <text:p>61545.0290428571</text:p>
          </table:table-cell>
          <table:table-cell/>
          <table:table-cell table:formula="of:=[.$K$3]*COS((([.A417]+[.$K$2])/[.$K$6]))+[.$K$4]*COS((([.A417]+[.$K$2])*2/[.$K$6]))+[.$K$5]*COS((([.A417]+[.$K$2])/(2*[.$K$6])))+[.$K$1]" office:value-type="float" office:value="66103.9416059557" calcext:value-type="float">
            <text:p>66103.9416059557</text:p>
          </table:table-cell>
          <table:table-cell table:number-columns-repeated="15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2017-06-02 12:17:58</text:p>
          </table:table-cell>
          <table:table-cell office:value-type="float" office:value="62362.3125" calcext:value-type="float">
            <text:p>62362.3125</text:p>
          </table:table-cell>
          <table:table-cell/>
          <table:table-cell table:formula="of:=AVERAGE([.C415:.C421])" office:value-type="float" office:value="61887.2366285714" calcext:value-type="float">
            <text:p>61887.2366285714</text:p>
          </table:table-cell>
          <table:table-cell/>
          <table:table-cell table:formula="of:=[.$K$3]*COS((([.A418]+[.$K$2])/[.$K$6]))+[.$K$4]*COS((([.A418]+[.$K$2])*2/[.$K$6]))+[.$K$5]*COS((([.A418]+[.$K$2])/(2*[.$K$6])))+[.$K$1]" office:value-type="float" office:value="65954.5929712974" calcext:value-type="float">
            <text:p>65954.5929712974</text:p>
          </table:table-cell>
          <table:table-cell table:number-columns-repeated="15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2017-06-02 12:18:58</text:p>
          </table:table-cell>
          <table:table-cell office:value-type="float" office:value="62542.9727" calcext:value-type="float">
            <text:p>62542.9727</text:p>
          </table:table-cell>
          <table:table-cell/>
          <table:table-cell table:formula="of:=AVERAGE([.C416:.C422])" office:value-type="float" office:value="62225.6205571429" calcext:value-type="float">
            <text:p>62225.6205571429</text:p>
          </table:table-cell>
          <table:table-cell/>
          <table:table-cell table:formula="of:=[.$K$3]*COS((([.A419]+[.$K$2])/[.$K$6]))+[.$K$4]*COS((([.A419]+[.$K$2])*2/[.$K$6]))+[.$K$5]*COS((([.A419]+[.$K$2])/(2*[.$K$6])))+[.$K$1]" office:value-type="float" office:value="65807.3957328666" calcext:value-type="float">
            <text:p>65807.3957328666</text:p>
          </table:table-cell>
          <table:table-cell table:number-columns-repeated="15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2017-06-02 12:19:58</text:p>
          </table:table-cell>
          <table:table-cell office:value-type="float" office:value="62984.5938" calcext:value-type="float">
            <text:p>62984.5938</text:p>
          </table:table-cell>
          <table:table-cell/>
          <table:table-cell table:formula="of:=AVERAGE([.C417:.C423])" office:value-type="float" office:value="62607.9743571429" calcext:value-type="float">
            <text:p>62607.9743571429</text:p>
          </table:table-cell>
          <table:table-cell/>
          <table:table-cell table:formula="of:=[.$K$3]*COS((([.A420]+[.$K$2])/[.$K$6]))+[.$K$4]*COS((([.A420]+[.$K$2])*2/[.$K$6]))+[.$K$5]*COS((([.A420]+[.$K$2])/(2*[.$K$6])))+[.$K$1]" office:value-type="float" office:value="65662.3971411114" calcext:value-type="float">
            <text:p>65662.3971411114</text:p>
          </table:table-cell>
          <table:table-cell table:number-columns-repeated="15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2017-06-02 12:20:58</text:p>
          </table:table-cell>
          <table:table-cell office:value-type="float" office:value="63031.4336" calcext:value-type="float">
            <text:p>63031.4336</text:p>
          </table:table-cell>
          <table:table-cell/>
          <table:table-cell table:formula="of:=AVERAGE([.C418:.C424])" office:value-type="float" office:value="62685.4006857143" calcext:value-type="float">
            <text:p>62685.4006857143</text:p>
          </table:table-cell>
          <table:table-cell/>
          <table:table-cell table:formula="of:=[.$K$3]*COS((([.A421]+[.$K$2])/[.$K$6]))+[.$K$4]*COS((([.A421]+[.$K$2])*2/[.$K$6]))+[.$K$5]*COS((([.A421]+[.$K$2])/(2*[.$K$6])))+[.$K$1]" office:value-type="float" office:value="65519.6436827842" calcext:value-type="float">
            <text:p>65519.6436827842</text:p>
          </table:table-cell>
          <table:table-cell table:number-columns-repeated="1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2017-06-02 12:21:58</text:p>
          </table:table-cell>
          <table:table-cell office:value-type="float" office:value="63004.668" calcext:value-type="float">
            <text:p>63004.668</text:p>
          </table:table-cell>
          <table:table-cell/>
          <table:table-cell table:formula="of:=AVERAGE([.C419:.C425])" office:value-type="float" office:value="62448.3409714286" calcext:value-type="float">
            <text:p>62448.3409714286</text:p>
          </table:table-cell>
          <table:table-cell/>
          <table:table-cell table:formula="of:=[.$K$3]*COS((([.A422]+[.$K$2])/[.$K$6]))+[.$K$4]*COS((([.A422]+[.$K$2])*2/[.$K$6]))+[.$K$5]*COS((([.A422]+[.$K$2])/(2*[.$K$6])))+[.$K$1]" office:value-type="float" office:value="65379.1810694285" calcext:value-type="float">
            <text:p>65379.1810694285</text:p>
          </table:table-cell>
          <table:table-cell table:number-columns-repeated="15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2017-06-02 12:22:58</text:p>
          </table:table-cell>
          <table:table-cell office:value-type="float" office:value="62910.9844" calcext:value-type="float">
            <text:p>62910.9844</text:p>
          </table:table-cell>
          <table:table-cell/>
          <table:table-cell table:formula="of:=AVERAGE([.C420:.C426])" office:value-type="float" office:value="62055.4726571429" calcext:value-type="float">
            <text:p>62055.4726571429</text:p>
          </table:table-cell>
          <table:table-cell/>
          <table:table-cell table:formula="of:=[.$K$3]*COS((([.A423]+[.$K$2])/[.$K$6]))+[.$K$4]*COS((([.A423]+[.$K$2])*2/[.$K$6]))+[.$K$5]*COS((([.A423]+[.$K$2])/(2*[.$K$6])))+[.$K$1]" office:value-type="float" office:value="65241.0542260603" calcext:value-type="float">
            <text:p>65241.0542260603</text:p>
          </table:table-cell>
          <table:table-cell table:number-columns-repeated="15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2017-06-02 12:23:58</text:p>
          </table:table-cell>
          <table:table-cell office:value-type="float" office:value="61960.8398" calcext:value-type="float">
            <text:p>61960.8398</text:p>
          </table:table-cell>
          <table:table-cell/>
          <table:table-cell table:formula="of:=AVERAGE([.C421:.C427])" office:value-type="float" office:value="61745.7661714286" calcext:value-type="float">
            <text:p>61745.7661714286</text:p>
          </table:table-cell>
          <table:table-cell/>
          <table:table-cell table:formula="of:=[.$K$3]*COS((([.A424]+[.$K$2])/[.$K$6]))+[.$K$4]*COS((([.A424]+[.$K$2])*2/[.$K$6]))+[.$K$5]*COS((([.A424]+[.$K$2])/(2*[.$K$6])))+[.$K$1]" office:value-type="float" office:value="65105.3072800449" calcext:value-type="float">
            <text:p>65105.3072800449</text:p>
          </table:table-cell>
          <table:table-cell table:number-columns-repeated="15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2017-06-02 12:24:58</text:p>
          </table:table-cell>
          <table:table-cell office:value-type="float" office:value="60702.8945" calcext:value-type="float">
            <text:p>60702.8945</text:p>
          </table:table-cell>
          <table:table-cell/>
          <table:table-cell table:formula="of:=AVERAGE([.C422:.C428])" office:value-type="float" office:value="61415.029" calcext:value-type="float">
            <text:p>61415.029</text:p>
          </table:table-cell>
          <table:table-cell/>
          <table:table-cell table:formula="of:=[.$K$3]*COS((([.A425]+[.$K$2])/[.$K$6]))+[.$K$4]*COS((([.A425]+[.$K$2])*2/[.$K$6]))+[.$K$5]*COS((([.A425]+[.$K$2])/(2*[.$K$6])))+[.$K$1]" office:value-type="float" office:value="64971.9835501736" calcext:value-type="float">
            <text:p>64971.9835501736</text:p>
          </table:table-cell>
          <table:table-cell table:number-columns-repeated="15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2017-06-02 12:25:58</text:p>
          </table:table-cell>
          <table:table-cell office:value-type="float" office:value="59792.8945" calcext:value-type="float">
            <text:p>59792.8945</text:p>
          </table:table-cell>
          <table:table-cell/>
          <table:table-cell table:formula="of:=AVERAGE([.C423:.C429])" office:value-type="float" office:value="61016.4240857143" calcext:value-type="float">
            <text:p>61016.4240857143</text:p>
          </table:table-cell>
          <table:table-cell/>
          <table:table-cell table:formula="of:=[.$K$3]*COS((([.A426]+[.$K$2])/[.$K$6]))+[.$K$4]*COS((([.A426]+[.$K$2])*2/[.$K$6]))+[.$K$5]*COS((([.A426]+[.$K$2])/(2*[.$K$6])))+[.$K$1]" office:value-type="float" office:value="64841.1255359414" calcext:value-type="float">
            <text:p>64841.1255359414</text:p>
          </table:table-cell>
          <table:table-cell table:number-columns-repeated="15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2017-06-02 12:26:58</text:p>
          </table:table-cell>
          <table:table-cell office:value-type="float" office:value="60816.6484" calcext:value-type="float">
            <text:p>60816.6484</text:p>
          </table:table-cell>
          <table:table-cell/>
          <table:table-cell table:formula="of:=AVERAGE([.C424:.C430])" office:value-type="float" office:value="60492.5998571429" calcext:value-type="float">
            <text:p>60492.5998571429</text:p>
          </table:table-cell>
          <table:table-cell/>
          <table:table-cell table:formula="of:=[.$K$3]*COS((([.A427]+[.$K$2])/[.$K$6]))+[.$K$4]*COS((([.A427]+[.$K$2])*2/[.$K$6]))+[.$K$5]*COS((([.A427]+[.$K$2])/(2*[.$K$6])))+[.$K$1]" office:value-type="float" office:value="64712.7749070288" calcext:value-type="float">
            <text:p>64712.7749070288</text:p>
          </table:table-cell>
          <table:table-cell table:number-columns-repeated="15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2017-06-02 12:27:58</text:p>
          </table:table-cell>
          <table:table-cell office:value-type="float" office:value="60716.2734" calcext:value-type="float">
            <text:p>60716.2734</text:p>
          </table:table-cell>
          <table:table-cell/>
          <table:table-cell table:formula="of:=AVERAGE([.C425:.C431])" office:value-type="float" office:value="60209.6579" calcext:value-type="float">
            <text:p>60209.6579</text:p>
          </table:table-cell>
          <table:table-cell/>
          <table:table-cell table:formula="of:=[.$K$3]*COS((([.A428]+[.$K$2])/[.$K$6]))+[.$K$4]*COS((([.A428]+[.$K$2])*2/[.$K$6]))+[.$K$5]*COS((([.A428]+[.$K$2])/(2*[.$K$6])))+[.$K$1]" office:value-type="float" office:value="64586.9724929905" calcext:value-type="float">
            <text:p>64586.9724929905</text:p>
          </table:table-cell>
          <table:table-cell table:number-columns-repeated="15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2017-06-02 12:28:58</text:p>
          </table:table-cell>
          <table:table-cell office:value-type="float" office:value="60214.4336" calcext:value-type="float">
            <text:p>60214.4336</text:p>
          </table:table-cell>
          <table:table-cell/>
          <table:table-cell table:formula="of:=AVERAGE([.C426:.C432])" office:value-type="float" office:value="60088.2605857143" calcext:value-type="float">
            <text:p>60088.2605857143</text:p>
          </table:table-cell>
          <table:table-cell/>
          <table:table-cell table:formula="of:=[.$K$3]*COS((([.A429]+[.$K$2])/[.$K$6]))+[.$K$4]*COS((([.A429]+[.$K$2])*2/[.$K$6]))+[.$K$5]*COS((([.A429]+[.$K$2])/(2*[.$K$6])))+[.$K$1]" office:value-type="float" office:value="64463.7582731533" calcext:value-type="float">
            <text:p>64463.7582731533</text:p>
          </table:table-cell>
          <table:table-cell table:number-columns-repeated="15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2017-06-02 12:29:58</text:p>
          </table:table-cell>
          <table:table-cell office:value-type="float" office:value="59244.2148" calcext:value-type="float">
            <text:p>59244.2148</text:p>
          </table:table-cell>
          <table:table-cell/>
          <table:table-cell table:formula="of:=AVERAGE([.C427:.C433])" office:value-type="float" office:value="60042.3777714286" calcext:value-type="float">
            <text:p>60042.3777714286</text:p>
          </table:table-cell>
          <table:table-cell/>
          <table:table-cell table:formula="of:=[.$K$3]*COS((([.A430]+[.$K$2])/[.$K$6]))+[.$K$4]*COS((([.A430]+[.$K$2])*2/[.$K$6]))+[.$K$5]*COS((([.A430]+[.$K$2])/(2*[.$K$6])))+[.$K$1]" office:value-type="float" office:value="64343.1713667253" calcext:value-type="float">
            <text:p>64343.1713667253</text:p>
          </table:table-cell>
          <table:table-cell table:number-columns-repeated="1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2017-06-02 12:30:58</text:p>
          </table:table-cell>
          <table:table-cell office:value-type="float" office:value="59980.2461" calcext:value-type="float">
            <text:p>59980.2461</text:p>
          </table:table-cell>
          <table:table-cell/>
          <table:table-cell table:formula="of:=AVERAGE([.C428:.C434])" office:value-type="float" office:value="59738.4051142857" calcext:value-type="float">
            <text:p>59738.4051142857</text:p>
          </table:table-cell>
          <table:table-cell/>
          <table:table-cell table:formula="of:=[.$K$3]*COS((([.A431]+[.$K$2])/[.$K$6]))+[.$K$4]*COS((([.A431]+[.$K$2])*2/[.$K$6]))+[.$K$5]*COS((([.A431]+[.$K$2])/(2*[.$K$6])))+[.$K$1]" office:value-type="float" office:value="64225.250023119" calcext:value-type="float">
            <text:p>64225.250023119</text:p>
          </table:table-cell>
          <table:table-cell table:number-columns-repeated="15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2017-06-02 12:31:58</text:p>
          </table:table-cell>
          <table:table-cell office:value-type="float" office:value="59853.1133" calcext:value-type="float">
            <text:p>59853.1133</text:p>
          </table:table-cell>
          <table:table-cell/>
          <table:table-cell table:formula="of:=AVERAGE([.C429:.C435])" office:value-type="float" office:value="59135.2410571429" calcext:value-type="float">
            <text:p>59135.2410571429</text:p>
          </table:table-cell>
          <table:table-cell/>
          <table:table-cell table:formula="of:=[.$K$3]*COS((([.A432]+[.$K$2])/[.$K$6]))+[.$K$4]*COS((([.A432]+[.$K$2])*2/[.$K$6]))+[.$K$5]*COS((([.A432]+[.$K$2])/(2*[.$K$6])))+[.$K$1]" office:value-type="float" office:value="64110.0316124909" calcext:value-type="float">
            <text:p>64110.0316124909</text:p>
          </table:table-cell>
          <table:table-cell table:number-columns-repeated="15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2017-06-02 12:32:58</text:p>
          </table:table-cell>
          <table:table-cell office:value-type="float" office:value="59471.7148" calcext:value-type="float">
            <text:p>59471.7148</text:p>
          </table:table-cell>
          <table:table-cell/>
          <table:table-cell table:formula="of:=AVERAGE([.C430:.C436])" office:value-type="float" office:value="58368.6210857143" calcext:value-type="float">
            <text:p>58368.6210857143</text:p>
          </table:table-cell>
          <table:table-cell/>
          <table:table-cell table:formula="of:=[.$K$3]*COS((([.A433]+[.$K$2])/[.$K$6]))+[.$K$4]*COS((([.A433]+[.$K$2])*2/[.$K$6]))+[.$K$5]*COS((([.A433]+[.$K$2])/(2*[.$K$6])))+[.$K$1]" office:value-type="float" office:value="63997.5526164992" calcext:value-type="float">
            <text:p>63997.5526164992</text:p>
          </table:table-cell>
          <table:table-cell table:number-columns-repeated="15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2017-06-02 12:33:58</text:p>
          </table:table-cell>
          <table:table-cell office:value-type="float" office:value="58688.8398" calcext:value-type="float">
            <text:p>58688.8398</text:p>
          </table:table-cell>
          <table:table-cell/>
          <table:table-cell table:formula="of:=AVERAGE([.C431:.C437])" office:value-type="float" office:value="50440.4169571429" calcext:value-type="float">
            <text:p>50440.4169571429</text:p>
          </table:table-cell>
          <table:table-cell/>
          <table:table-cell table:formula="of:=[.$K$3]*COS((([.A434]+[.$K$2])/[.$K$6]))+[.$K$4]*COS((([.A434]+[.$K$2])*2/[.$K$6]))+[.$K$5]*COS((([.A434]+[.$K$2])/(2*[.$K$6])))+[.$K$1]" office:value-type="float" office:value="63887.8486192826" calcext:value-type="float">
            <text:p>63887.8486192826</text:p>
          </table:table-cell>
          <table:table-cell table:number-columns-repeated="15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2017-06-02 12:34:58</text:p>
          </table:table-cell>
          <table:table-cell office:value-type="float" office:value="56494.125" calcext:value-type="float">
            <text:p>56494.125</text:p>
          </table:table-cell>
          <table:table-cell/>
          <table:table-cell table:formula="of:=AVERAGE([.C432:.C438])" office:value-type="float" office:value="61807.8103714286" calcext:value-type="float">
            <text:p>61807.8103714286</text:p>
          </table:table-cell>
          <table:table-cell/>
          <table:table-cell table:formula="of:=[.$K$3]*COS((([.A435]+[.$K$2])/[.$K$6]))+[.$K$4]*COS((([.A435]+[.$K$2])*2/[.$K$6]))+[.$K$5]*COS((([.A435]+[.$K$2])/(2*[.$K$6])))+[.$K$1]" office:value-type="float" office:value="63780.9542986616" calcext:value-type="float">
            <text:p>63780.9542986616</text:p>
          </table:table-cell>
          <table:table-cell table:number-columns-repeated="15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2017-06-02 12:35:58</text:p>
          </table:table-cell>
          <table:table-cell office:value-type="float" office:value="54848.0938" calcext:value-type="float">
            <text:p>54848.0938</text:p>
          </table:table-cell>
          <table:table-cell/>
          <table:table-cell table:formula="of:=AVERAGE([.C433:.C439])" office:value-type="float" office:value="61225.6764428571" calcext:value-type="float">
            <text:p>61225.6764428571</text:p>
          </table:table-cell>
          <table:table-cell/>
          <table:table-cell table:formula="of:=[.$K$3]*COS((([.A436]+[.$K$2])/[.$K$6]))+[.$K$4]*COS((([.A436]+[.$K$2])*2/[.$K$6]))+[.$K$5]*COS((([.A436]+[.$K$2])/(2*[.$K$6])))+[.$K$1]" office:value-type="float" office:value="63676.9034175645" calcext:value-type="float">
            <text:p>63676.9034175645</text:p>
          </table:table-cell>
          <table:table-cell table:number-columns-repeated="15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2017-06-02 12:37:58</text:p>
          </table:table-cell>
          <table:table-cell office:value-type="float" office:value="3746.7859" calcext:value-type="float">
            <text:p>3746.7859</text:p>
          </table:table-cell>
          <table:table-cell/>
          <table:table-cell table:formula="of:=AVERAGE([.C434:.C440])" office:value-type="float" office:value="60977.1457571429" calcext:value-type="float">
            <text:p>60977.1457571429</text:p>
          </table:table-cell>
          <table:table-cell/>
          <table:table-cell table:formula="of:=[.$K$3]*COS((([.A437]+[.$K$2])/[.$K$6]))+[.$K$4]*COS((([.A437]+[.$K$2])*2/[.$K$6]))+[.$K$5]*COS((([.A437]+[.$K$2])/(2*[.$K$6])))+[.$K$1]" office:value-type="float" office:value="63575.7288156817" calcext:value-type="float">
            <text:p>63575.7288156817</text:p>
          </table:table-cell>
          <table:table-cell table:number-columns-repeated="15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2017-06-02 12:38:58</text:p>
          </table:table-cell>
          <table:table-cell office:value-type="float" office:value="139552" calcext:value-type="float">
            <text:p>139552</text:p>
          </table:table-cell>
          <table:table-cell/>
          <table:table-cell table:formula="of:=AVERAGE([.C435:.C441])" office:value-type="float" office:value="60795.5274571429" calcext:value-type="float">
            <text:p>60795.5274571429</text:p>
          </table:table-cell>
          <table:table-cell/>
          <table:table-cell table:formula="of:=[.$K$3]*COS((([.A438]+[.$K$2])/[.$K$6]))+[.$K$4]*COS((([.A438]+[.$K$2])*2/[.$K$6]))+[.$K$5]*COS((([.A438]+[.$K$2])/(2*[.$K$6])))+[.$K$1]" office:value-type="float" office:value="63477.4624013469" calcext:value-type="float">
            <text:p>63477.4624013469</text:p>
          </table:table-cell>
          <table:table-cell table:number-columns-repeated="15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2017-06-02 12:39:58</text:p>
          </table:table-cell>
          <table:table-cell office:value-type="float" office:value="55778.1758" calcext:value-type="float">
            <text:p>55778.1758</text:p>
          </table:table-cell>
          <table:table-cell/>
          <table:table-cell table:formula="of:=AVERAGE([.C436:.C442])" office:value-type="float" office:value="60632.0715428572" calcext:value-type="float">
            <text:p>60632.0715428572</text:p>
          </table:table-cell>
          <table:table-cell/>
          <table:table-cell table:formula="of:=[.$K$3]*COS((([.A439]+[.$K$2])/[.$K$6]))+[.$K$4]*COS((([.A439]+[.$K$2])*2/[.$K$6]))+[.$K$5]*COS((([.A439]+[.$K$2])/(2*[.$K$6])))+[.$K$1]" office:value-type="float" office:value="63382.1351436511" calcext:value-type="float">
            <text:p>63382.1351436511</text:p>
          </table:table-cell>
          <table:table-cell table:number-columns-repeated="15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2017-06-02 12:40:58</text:p>
          </table:table-cell>
          <table:table-cell office:value-type="float" office:value="57732" calcext:value-type="float">
            <text:p>57732</text:p>
          </table:table-cell>
          <table:table-cell/>
          <table:table-cell table:formula="of:=AVERAGE([.C437:.C443])" office:value-type="float" office:value="60560.3801285714" calcext:value-type="float">
            <text:p>60560.3801285714</text:p>
          </table:table-cell>
          <table:table-cell/>
          <table:table-cell table:formula="of:=[.$K$3]*COS((([.A440]+[.$K$2])/[.$K$6]))+[.$K$4]*COS((([.A440]+[.$K$2])*2/[.$K$6]))+[.$K$5]*COS((([.A440]+[.$K$2])/(2*[.$K$6])))+[.$K$1]" office:value-type="float" office:value="63289.7770647886" calcext:value-type="float">
            <text:p>63289.7770647886</text:p>
          </table:table-cell>
          <table:table-cell table:number-columns-repeated="15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2017-06-02 12:41:58</text:p>
          </table:table-cell>
          <table:table-cell office:value-type="float" office:value="57417.5117" calcext:value-type="float">
            <text:p>57417.5117</text:p>
          </table:table-cell>
          <table:table-cell/>
          <table:table-cell table:formula="of:=AVERAGE([.C438:.C444])" office:value-type="float" office:value="67648.3604857143" calcext:value-type="float">
            <text:p>67648.3604857143</text:p>
          </table:table-cell>
          <table:table-cell/>
          <table:table-cell table:formula="of:=[.$K$3]*COS((([.A441]+[.$K$2])/[.$K$6]))+[.$K$4]*COS((([.A441]+[.$K$2])*2/[.$K$6]))+[.$K$5]*COS((([.A441]+[.$K$2])/(2*[.$K$6])))+[.$K$1]" office:value-type="float" office:value="63200.4172326373" calcext:value-type="float">
            <text:p>63200.4172326373</text:p>
          </table:table-cell>
          <table:table-cell table:number-columns-repeated="15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2017-06-02 12:42:58</text:p>
          </table:table-cell>
          <table:table-cell office:value-type="float" office:value="55349.9336" calcext:value-type="float">
            <text:p>55349.9336</text:p>
          </table:table-cell>
          <table:table-cell/>
          <table:table-cell table:formula="of:=AVERAGE([.C439:.C445])" office:value-type="float" office:value="55727.5089285714" calcext:value-type="float">
            <text:p>55727.5089285714</text:p>
          </table:table-cell>
          <table:table-cell/>
          <table:table-cell table:formula="of:=[.$K$3]*COS((([.A442]+[.$K$2])/[.$K$6]))+[.$K$4]*COS((([.A442]+[.$K$2])*2/[.$K$6]))+[.$K$5]*COS((([.A442]+[.$K$2])/(2*[.$K$6])))+[.$K$1]" office:value-type="float" office:value="63114.0837535764" calcext:value-type="float">
            <text:p>63114.0837535764</text:p>
          </table:table-cell>
          <table:table-cell table:number-columns-repeated="15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2017-06-02 12:43:58</text:p>
          </table:table-cell>
          <table:table-cell office:value-type="float" office:value="54346.2539" calcext:value-type="float">
            <text:p>54346.2539</text:p>
          </table:table-cell>
          <table:table-cell/>
          <table:table-cell table:formula="of:=AVERAGE([.C440:.C446])" office:value-type="float" office:value="55667.2879428572" calcext:value-type="float">
            <text:p>55667.2879428572</text:p>
          </table:table-cell>
          <table:table-cell/>
          <table:table-cell table:formula="of:=[.$K$3]*COS((([.A443]+[.$K$2])/[.$K$6]))+[.$K$4]*COS((([.A443]+[.$K$2])*2/[.$K$6]))+[.$K$5]*COS((([.A443]+[.$K$2])/(2*[.$K$6])))+[.$K$1]" office:value-type="float" office:value="63030.803765541" calcext:value-type="float">
            <text:p>63030.803765541</text:p>
          </table:table-cell>
          <table:table-cell table:number-columns-repeated="1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2017-06-02 12:44:58</text:p>
          </table:table-cell>
          <table:table-cell office:value-type="float" office:value="53362.6484" calcext:value-type="float">
            <text:p>53362.6484</text:p>
          </table:table-cell>
          <table:table-cell/>
          <table:table-cell table:formula="of:=AVERAGE([.C441:.C447])" office:value-type="float" office:value="55244.7868285714" calcext:value-type="float">
            <text:p>55244.7868285714</text:p>
          </table:table-cell>
          <table:table-cell/>
          <table:table-cell table:formula="of:=[.$K$3]*COS((([.A444]+[.$K$2])/[.$K$6]))+[.$K$4]*COS((([.A444]+[.$K$2])*2/[.$K$6]))+[.$K$5]*COS((([.A444]+[.$K$2])/(2*[.$K$6])))+[.$K$1]" office:value-type="float" office:value="62950.6034313179" calcext:value-type="float">
            <text:p>62950.6034313179</text:p>
          </table:table-cell>
          <table:table-cell table:number-columns-repeated="15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2017-06-02 12:45:58</text:p>
          </table:table-cell>
          <table:table-cell office:value-type="float" office:value="56106.0391" calcext:value-type="float">
            <text:p>56106.0391</text:p>
          </table:table-cell>
          <table:table-cell/>
          <table:table-cell table:formula="of:=AVERAGE([.C442:.C448])" office:value-type="float" office:value="54532.6529" calcext:value-type="float">
            <text:p>54532.6529</text:p>
          </table:table-cell>
          <table:table-cell/>
          <table:table-cell table:formula="of:=[.$K$3]*COS((([.A445]+[.$K$2])/[.$K$6]))+[.$K$4]*COS((([.A445]+[.$K$2])*2/[.$K$6]))+[.$K$5]*COS((([.A445]+[.$K$2])/(2*[.$K$6])))+[.$K$1]" office:value-type="float" office:value="62873.5079320812" calcext:value-type="float">
            <text:p>62873.5079320812</text:p>
          </table:table-cell>
          <table:table-cell table:number-columns-repeated="15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2017-06-02 12:46:58</text:p>
          </table:table-cell>
          <table:table-cell office:value-type="float" office:value="55356.6289" calcext:value-type="float">
            <text:p>55356.6289</text:p>
          </table:table-cell>
          <table:table-cell/>
          <table:table-cell table:formula="of:=AVERAGE([.C443:.C449])" office:value-type="float" office:value="54061.4012285714" calcext:value-type="float">
            <text:p>54061.4012285714</text:p>
          </table:table-cell>
          <table:table-cell/>
          <table:table-cell table:formula="of:=[.$K$3]*COS((([.A446]+[.$K$2])/[.$K$6]))+[.$K$4]*COS((([.A446]+[.$K$2])*2/[.$K$6]))+[.$K$5]*COS((([.A446]+[.$K$2])/(2*[.$K$6])))+[.$K$1]" office:value-type="float" office:value="62799.5414611723" calcext:value-type="float">
            <text:p>62799.5414611723</text:p>
          </table:table-cell>
          <table:table-cell table:number-columns-repeated="15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2017-06-02 12:47:58</text:p>
          </table:table-cell>
          <table:table-cell office:value-type="float" office:value="54774.4922" calcext:value-type="float">
            <text:p>54774.4922</text:p>
          </table:table-cell>
          <table:table-cell/>
          <table:table-cell table:formula="of:=AVERAGE([.C444:.C450])" office:value-type="float" office:value="53676.1791285714" calcext:value-type="float">
            <text:p>53676.1791285714</text:p>
          </table:table-cell>
          <table:table-cell/>
          <table:table-cell table:formula="of:=[.$K$3]*COS((([.A447]+[.$K$2])/[.$K$6]))+[.$K$4]*COS((([.A447]+[.$K$2])*2/[.$K$6]))+[.$K$5]*COS((([.A447]+[.$K$2])/(2*[.$K$6])))+[.$K$1]" office:value-type="float" office:value="62728.7272181234" calcext:value-type="float">
            <text:p>62728.7272181234</text:p>
          </table:table-cell>
          <table:table-cell table:number-columns-repeated="15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2017-06-02 12:48:58</text:p>
          </table:table-cell>
          <table:table-cell office:value-type="float" office:value="52432.5742" calcext:value-type="float">
            <text:p>52432.5742</text:p>
          </table:table-cell>
          <table:table-cell/>
          <table:table-cell table:formula="of:=AVERAGE([.C445:.C451])" office:value-type="float" office:value="53010.8828142857" calcext:value-type="float">
            <text:p>53010.8828142857</text:p>
          </table:table-cell>
          <table:table-cell/>
          <table:table-cell table:formula="of:=[.$K$3]*COS((([.A448]+[.$K$2])/[.$K$6]))+[.$K$4]*COS((([.A448]+[.$K$2])*2/[.$K$6]))+[.$K$5]*COS((([.A448]+[.$K$2])/(2*[.$K$6])))+[.$K$1]" office:value-type="float" office:value="62661.0874029273" calcext:value-type="float">
            <text:p>62661.0874029273</text:p>
          </table:table-cell>
          <table:table-cell table:number-columns-repeated="1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2017-06-02 12:49:58</text:p>
          </table:table-cell>
          <table:table-cell office:value-type="float" office:value="52051.1719" calcext:value-type="float">
            <text:p>52051.1719</text:p>
          </table:table-cell>
          <table:table-cell/>
          <table:table-cell table:formula="of:=AVERAGE([.C446:.C452])" office:value-type="float" office:value="51649.702" calcext:value-type="float">
            <text:p>51649.702</text:p>
          </table:table-cell>
          <table:table-cell/>
          <table:table-cell table:formula="of:=[.$K$3]*COS((([.A449]+[.$K$2])/[.$K$6]))+[.$K$4]*COS((([.A449]+[.$K$2])*2/[.$K$6]))+[.$K$5]*COS((([.A449]+[.$K$2])/(2*[.$K$6])))+[.$K$1]" office:value-type="float" office:value="62596.6432105538" calcext:value-type="float">
            <text:p>62596.6432105538</text:p>
          </table:table-cell>
          <table:table-cell table:number-columns-repeated="15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2017-06-02 12:50:58</text:p>
          </table:table-cell>
          <table:table-cell office:value-type="float" office:value="51649.6992" calcext:value-type="float">
            <text:p>51649.6992</text:p>
          </table:table-cell>
          <table:table-cell/>
          <table:table-cell table:formula="of:=AVERAGE([.C447:.C453])" office:value-type="float" office:value="50799.9190714286" calcext:value-type="float">
            <text:p>50799.9190714286</text:p>
          </table:table-cell>
          <table:table-cell/>
          <table:table-cell table:formula="of:=[.$K$3]*COS((([.A450]+[.$K$2])/[.$K$6]))+[.$K$4]*COS((([.A450]+[.$K$2])*2/[.$K$6]))+[.$K$5]*COS((([.A450]+[.$K$2])/(2*[.$K$6])))+[.$K$1]" office:value-type="float" office:value="62535.4148257157" calcext:value-type="float">
            <text:p>62535.4148257157</text:p>
          </table:table-cell>
          <table:table-cell table:number-columns-repeated="15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2017-06-02 12:51:58</text:p>
          </table:table-cell>
          <table:table-cell office:value-type="float" office:value="48705.5742" calcext:value-type="float">
            <text:p>48705.5742</text:p>
          </table:table-cell>
          <table:table-cell/>
          <table:table-cell table:formula="of:=AVERAGE([.C448:.C454])" office:value-type="float" office:value="50139.4023285714" calcext:value-type="float">
            <text:p>50139.4023285714</text:p>
          </table:table-cell>
          <table:table-cell/>
          <table:table-cell table:formula="of:=[.$K$3]*COS((([.A451]+[.$K$2])/[.$K$6]))+[.$K$4]*COS((([.A451]+[.$K$2])*2/[.$K$6]))+[.$K$5]*COS((([.A451]+[.$K$2])/(2*[.$K$6])))+[.$K$1]" office:value-type="float" office:value="62477.4214178834" calcext:value-type="float">
            <text:p>62477.4214178834</text:p>
          </table:table-cell>
          <table:table-cell table:number-columns-repeated="15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2017-06-02 12:52:58</text:p>
          </table:table-cell>
          <table:table-cell office:value-type="float" office:value="46577.7734" calcext:value-type="float">
            <text:p>46577.7734</text:p>
          </table:table-cell>
          <table:table-cell/>
          <table:table-cell table:formula="of:=AVERAGE([.C449:.C455])" office:value-type="float" office:value="49935.7985428571" calcext:value-type="float">
            <text:p>49935.7985428571</text:p>
          </table:table-cell>
          <table:table-cell/>
          <table:table-cell table:formula="of:=[.$K$3]*COS((([.A452]+[.$K$2])/[.$K$6]))+[.$K$4]*COS((([.A452]+[.$K$2])*2/[.$K$6]))+[.$K$5]*COS((([.A452]+[.$K$2])/(2*[.$K$6])))+[.$K$1]" office:value-type="float" office:value="62422.6811365513" calcext:value-type="float">
            <text:p>62422.6811365513</text:p>
          </table:table-cell>
          <table:table-cell table:number-columns-repeated="15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2017-06-02 12:53:58</text:p>
          </table:table-cell>
          <table:table-cell office:value-type="float" office:value="49408.1484" calcext:value-type="float">
            <text:p>49408.1484</text:p>
          </table:table-cell>
          <table:table-cell/>
          <table:table-cell table:formula="of:=AVERAGE([.C450:.C456])" office:value-type="float" office:value="49672.9302428571" calcext:value-type="float">
            <text:p>49672.9302428571</text:p>
          </table:table-cell>
          <table:table-cell/>
          <table:table-cell table:formula="of:=[.$K$3]*COS((([.A453]+[.$K$2])/[.$K$6]))+[.$K$4]*COS((([.A453]+[.$K$2])*2/[.$K$6]))+[.$K$5]*COS((([.A453]+[.$K$2])/(2*[.$K$6])))+[.$K$1]" office:value-type="float" office:value="62371.211106756" calcext:value-type="float">
            <text:p>62371.211106756</text:p>
          </table:table-cell>
          <table:table-cell table:number-columns-repeated="15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2017-06-02 12:54:58</text:p>
          </table:table-cell>
          <table:table-cell office:value-type="float" office:value="50150.875" calcext:value-type="float">
            <text:p>50150.875</text:p>
          </table:table-cell>
          <table:table-cell/>
          <table:table-cell table:formula="of:=AVERAGE([.C451:.C457])" office:value-type="float" office:value="49714.9894" calcext:value-type="float">
            <text:p>49714.9894</text:p>
          </table:table-cell>
          <table:table-cell/>
          <table:table-cell table:formula="of:=[.$K$3]*COS((([.A454]+[.$K$2])/[.$K$6]))+[.$K$4]*COS((([.A454]+[.$K$2])*2/[.$K$6]))+[.$K$5]*COS((([.A454]+[.$K$2])/(2*[.$K$6])))+[.$K$1]" office:value-type="float" office:value="62323.0274248474" calcext:value-type="float">
            <text:p>62323.0274248474</text:p>
          </table:table-cell>
          <table:table-cell table:number-columns-repeated="15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2017-06-02 12:55:58</text:p>
          </table:table-cell>
          <table:table-cell office:value-type="float" office:value="51007.3477" calcext:value-type="float">
            <text:p>51007.3477</text:p>
          </table:table-cell>
          <table:table-cell/>
          <table:table-cell table:formula="of:=AVERAGE([.C452:.C458])" office:value-type="float" office:value="50411.8303571429" calcext:value-type="float">
            <text:p>50411.8303571429</text:p>
          </table:table-cell>
          <table:table-cell/>
          <table:table-cell table:formula="of:=[.$K$3]*COS((([.A455]+[.$K$2])/[.$K$6]))+[.$K$4]*COS((([.A455]+[.$K$2])*2/[.$K$6]))+[.$K$5]*COS((([.A455]+[.$K$2])/(2*[.$K$6])))+[.$K$1]" office:value-type="float" office:value="62278.1451545148" calcext:value-type="float">
            <text:p>62278.1451545148</text:p>
          </table:table-cell>
          <table:table-cell table:number-columns-repeated="15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2017-06-02 12:56:58</text:p>
          </table:table-cell>
          <table:table-cell office:value-type="float" office:value="50211.0938" calcext:value-type="float">
            <text:p>50211.0938</text:p>
          </table:table-cell>
          <table:table-cell/>
          <table:table-cell table:formula="of:=AVERAGE([.C453:.C459])" office:value-type="float" office:value="51329.4799142857" calcext:value-type="float">
            <text:p>51329.4799142857</text:p>
          </table:table-cell>
          <table:table-cell/>
          <table:table-cell table:formula="of:=[.$K$3]*COS((([.A456]+[.$K$2])/[.$K$6]))+[.$K$4]*COS((([.A456]+[.$K$2])*2/[.$K$6]))+[.$K$5]*COS((([.A456]+[.$K$2])/(2*[.$K$6])))+[.$K$1]" office:value-type="float" office:value="62236.578323067" calcext:value-type="float">
            <text:p>62236.578323067</text:p>
          </table:table-cell>
          <table:table-cell table:number-columns-repeated="15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2017-06-02 12:57:58</text:p>
          </table:table-cell>
          <table:table-cell office:value-type="float" office:value="51944.1133" calcext:value-type="float">
            <text:p>51944.1133</text:p>
          </table:table-cell>
          <table:table-cell/>
          <table:table-cell table:formula="of:=AVERAGE([.C454:.C460])" office:value-type="float" office:value="51903.9670857143" calcext:value-type="float">
            <text:p>51903.9670857143</text:p>
          </table:table-cell>
          <table:table-cell/>
          <table:table-cell table:formula="of:=[.$K$3]*COS((([.A457]+[.$K$2])/[.$K$6]))+[.$K$4]*COS((([.A457]+[.$K$2])*2/[.$K$6]))+[.$K$5]*COS((([.A457]+[.$K$2])/(2*[.$K$6])))+[.$K$1]" office:value-type="float" office:value="62198.3399179694" calcext:value-type="float">
            <text:p>62198.3399179694</text:p>
          </table:table-cell>
          <table:table-cell table:number-columns-repeated="15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2017-06-02 12:58:58</text:p>
          </table:table-cell>
          <table:table-cell office:value-type="float" office:value="53583.4609" calcext:value-type="float">
            <text:p>53583.4609</text:p>
          </table:table-cell>
          <table:table-cell/>
          <table:table-cell table:formula="of:=AVERAGE([.C455:.C461])" office:value-type="float" office:value="52142.9386285714" calcext:value-type="float">
            <text:p>52142.9386285714</text:p>
          </table:table-cell>
          <table:table-cell/>
          <table:table-cell table:formula="of:=[.$K$3]*COS((([.A458]+[.$K$2])/[.$K$6]))+[.$K$4]*COS((([.A458]+[.$K$2])*2/[.$K$6]))+[.$K$5]*COS((([.A458]+[.$K$2])/(2*[.$K$6])))+[.$K$1]" office:value-type="float" office:value="62163.4418836372" calcext:value-type="float">
            <text:p>62163.4418836372</text:p>
          </table:table-cell>
          <table:table-cell table:number-columns-repeated="15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2017-06-02 12:59:58</text:p>
          </table:table-cell>
          <table:table-cell office:value-type="float" office:value="53001.3203" calcext:value-type="float">
            <text:p>53001.3203</text:p>
          </table:table-cell>
          <table:table-cell/>
          <table:table-cell table:formula="of:=AVERAGE([.C456:.C462])" office:value-type="float" office:value="51985.2176428572" calcext:value-type="float">
            <text:p>51985.2176428572</text:p>
          </table:table-cell>
          <table:table-cell/>
          <table:table-cell table:formula="of:=[.$K$3]*COS((([.A459]+[.$K$2])/[.$K$6]))+[.$K$4]*COS((([.A459]+[.$K$2])*2/[.$K$6]))+[.$K$5]*COS((([.A459]+[.$K$2])/(2*[.$K$6])))+[.$K$1]" office:value-type="float" office:value="62131.8951184869" calcext:value-type="float">
            <text:p>62131.8951184869</text:p>
          </table:table-cell>
          <table:table-cell table:number-columns-repeated="15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2017-06-02 13:00:58</text:p>
          </table:table-cell>
          <table:table-cell office:value-type="float" office:value="53429.5586" calcext:value-type="float">
            <text:p>53429.5586</text:p>
          </table:table-cell>
          <table:table-cell/>
          <table:table-cell table:formula="of:=AVERAGE([.C457:.C463])" office:value-type="float" office:value="46116.1421571429" calcext:value-type="float">
            <text:p>46116.1421571429</text:p>
          </table:table-cell>
          <table:table-cell/>
          <table:table-cell table:formula="of:=[.$K$3]*COS((([.A460]+[.$K$2])/[.$K$6]))+[.$K$4]*COS((([.A460]+[.$K$2])*2/[.$K$6]))+[.$K$5]*COS((([.A460]+[.$K$2])/(2*[.$K$6])))+[.$K$1]" office:value-type="float" office:value="62103.7094722458" calcext:value-type="float">
            <text:p>62103.7094722458</text:p>
          </table:table-cell>
          <table:table-cell table:number-columns-repeated="15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2017-06-02 13:01:58</text:p>
          </table:table-cell>
          <table:table-cell office:value-type="float" office:value="51823.6758" calcext:value-type="float">
            <text:p>51823.6758</text:p>
          </table:table-cell>
          <table:table-cell/>
          <table:table-cell table:formula="of:=AVERAGE([.C458:.C464])" office:value-type="float" office:value="40378.7759428571" calcext:value-type="float">
            <text:p>40378.7759428571</text:p>
          </table:table-cell>
          <table:table-cell/>
          <table:table-cell table:formula="of:=[.$K$3]*COS((([.A461]+[.$K$2])/[.$K$6]))+[.$K$4]*COS((([.A461]+[.$K$2])*2/[.$K$6]))+[.$K$5]*COS((([.A461]+[.$K$2])/(2*[.$K$6])))+[.$K$1]" office:value-type="float" office:value="62078.8937435198" calcext:value-type="float">
            <text:p>62078.8937435198</text:p>
          </table:table-cell>
          <table:table-cell table:number-columns-repeated="1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2017-06-02 13:02:58</text:p>
          </table:table-cell>
          <table:table-cell office:value-type="float" office:value="49903.3008" calcext:value-type="float">
            <text:p>49903.3008</text:p>
          </table:table-cell>
          <table:table-cell/>
          <table:table-cell table:formula="of:=AVERAGE([.C459:.C465])" office:value-type="float" office:value="34666.2391142857" calcext:value-type="float">
            <text:p>34666.2391142857</text:p>
          </table:table-cell>
          <table:table-cell/>
          <table:table-cell table:formula="of:=[.$K$3]*COS((([.A462]+[.$K$2])/[.$K$6]))+[.$K$4]*COS((([.A462]+[.$K$2])*2/[.$K$6]))+[.$K$5]*COS((([.A462]+[.$K$2])/(2*[.$K$6])))+[.$K$1]" office:value-type="float" office:value="62057.4556776222" calcext:value-type="float">
            <text:p>62057.4556776222</text:p>
          </table:table-cell>
          <table:table-cell table:number-columns-repeated="15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2017-06-02 13:03:58</text:p>
          </table:table-cell>
          <table:table-cell office:value-type="float" office:value="9127.5654" calcext:value-type="float">
            <text:p>9127.5654</text:p>
          </table:table-cell>
          <table:table-cell/>
          <table:table-cell table:formula="of:=AVERAGE([.C460:.C466])" office:value-type="float" office:value="28606.5067" calcext:value-type="float">
            <text:p>28606.5067</text:p>
          </table:table-cell>
          <table:table-cell/>
          <table:table-cell table:formula="of:=[.$K$3]*COS((([.A463]+[.$K$2])/[.$K$6]))+[.$K$4]*COS((([.A463]+[.$K$2])*2/[.$K$6]))+[.$K$5]*COS((([.A463]+[.$K$2])/(2*[.$K$6])))+[.$K$1]" office:value-type="float" office:value="62039.4019646613" calcext:value-type="float">
            <text:p>62039.4019646613</text:p>
          </table:table-cell>
          <table:table-cell table:number-columns-repeated="15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2017-06-02 13:05:58</text:p>
          </table:table-cell>
          <table:table-cell office:value-type="float" office:value="11782.5498" calcext:value-type="float">
            <text:p>11782.5498</text:p>
          </table:table-cell>
          <table:table-cell/>
          <table:table-cell table:formula="of:=AVERAGE([.C461:.C467])" office:value-type="float" office:value="24381.6317" calcext:value-type="float">
            <text:p>24381.6317</text:p>
          </table:table-cell>
          <table:table-cell/>
          <table:table-cell table:formula="of:=[.$K$3]*COS((([.A464]+[.$K$2])/[.$K$6]))+[.$K$4]*COS((([.A464]+[.$K$2])*2/[.$K$6]))+[.$K$5]*COS((([.A464]+[.$K$2])/(2*[.$K$6])))+[.$K$1]" office:value-type="float" office:value="62024.7382378887" calcext:value-type="float">
            <text:p>62024.7382378887</text:p>
          </table:table-cell>
          <table:table-cell table:number-columns-repeated="15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2017-06-02 13:06:58</text:p>
          </table:table-cell>
          <table:table-cell office:value-type="float" office:value="13595.7031" calcext:value-type="float">
            <text:p>13595.7031</text:p>
          </table:table-cell>
          <table:table-cell/>
          <table:table-cell table:formula="of:=AVERAGE([.C462:.C468])" office:value-type="float" office:value="35868.5083714286" calcext:value-type="float">
            <text:p>35868.5083714286</text:p>
          </table:table-cell>
          <table:table-cell/>
          <table:table-cell table:formula="of:=[.$K$3]*COS((([.A465]+[.$K$2])/[.$K$6]))+[.$K$4]*COS((([.A465]+[.$K$2])*2/[.$K$6]))+[.$K$5]*COS((([.A465]+[.$K$2])/(2*[.$K$6])))+[.$K$1]" office:value-type="float" office:value="62013.4690723094" calcext:value-type="float">
            <text:p>62013.4690723094</text:p>
          </table:table-cell>
          <table:table-cell table:number-columns-repeated="15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2017-06-02 13:07:58</text:p>
          </table:table-cell>
          <table:table-cell office:value-type="float" office:value="10583.1934" calcext:value-type="float">
            <text:p>10583.1934</text:p>
          </table:table-cell>
          <table:table-cell/>
          <table:table-cell table:formula="of:=AVERAGE([.C463:.C469])" office:value-type="float" office:value="29853.9809571429" calcext:value-type="float">
            <text:p>29853.9809571429</text:p>
          </table:table-cell>
          <table:table-cell/>
          <table:table-cell table:formula="of:=[.$K$3]*COS((([.A466]+[.$K$2])/[.$K$6]))+[.$K$4]*COS((([.A466]+[.$K$2])*2/[.$K$6]))+[.$K$5]*COS((([.A466]+[.$K$2])/(2*[.$K$6])))+[.$K$1]" office:value-type="float" office:value="62005.5979835519" calcext:value-type="float">
            <text:p>62005.5979835519</text:p>
          </table:table-cell>
          <table:table-cell table:number-columns-repeated="1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2017-06-02 13:08:58</text:p>
          </table:table-cell>
          <table:table-cell office:value-type="float" office:value="23855.4336" calcext:value-type="float">
            <text:p>23855.4336</text:p>
          </table:table-cell>
          <table:table-cell/>
          <table:table-cell table:formula="of:=AVERAGE([.C464:.C470])" office:value-type="float" office:value="29637.8641857143" calcext:value-type="float">
            <text:p>29637.8641857143</text:p>
          </table:table-cell>
          <table:table-cell/>
          <table:table-cell table:formula="of:=[.$K$3]*COS((([.A467]+[.$K$2])/[.$K$6]))+[.$K$4]*COS((([.A467]+[.$K$2])*2/[.$K$6]))+[.$K$5]*COS((([.A467]+[.$K$2])/(2*[.$K$6])))+[.$K$1]" office:value-type="float" office:value="62001.1274270005" calcext:value-type="float">
            <text:p>62001.1274270005</text:p>
          </table:table-cell>
          <table:table-cell table:number-columns-repeated="15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2017-06-02 13:09:58</text:p>
          </table:table-cell>
          <table:table-cell office:value-type="float" office:value="132231.8125" calcext:value-type="float">
            <text:p>132231.8125</text:p>
          </table:table-cell>
          <table:table-cell/>
          <table:table-cell table:formula="of:=AVERAGE([.C465:.C471])" office:value-type="float" office:value="30571.1118142857" calcext:value-type="float">
            <text:p>30571.1118142857</text:p>
          </table:table-cell>
          <table:table-cell/>
          <table:table-cell table:formula="of:=[.$K$3]*COS((([.A468]+[.$K$2])/[.$K$6]))+[.$K$4]*COS((([.A468]+[.$K$2])*2/[.$K$6]))+[.$K$5]*COS((([.A468]+[.$K$2])/(2*[.$K$6])))+[.$K$1]" office:value-type="float" office:value="62000.0587971895" calcext:value-type="float">
            <text:p>62000.0587971895</text:p>
          </table:table-cell>
          <table:table-cell table:number-columns-repeated="15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2017-06-02 13:10:58</text:p>
          </table:table-cell>
          <table:table-cell office:value-type="float" office:value="7801.6089" calcext:value-type="float">
            <text:p>7801.6089</text:p>
          </table:table-cell>
          <table:table-cell/>
          <table:table-cell table:formula="of:=AVERAGE([.C466:.C472])" office:value-type="float" office:value="47709.3506571429" calcext:value-type="float">
            <text:p>47709.3506571429</text:p>
          </table:table-cell>
          <table:table-cell/>
          <table:table-cell table:formula="of:=[.$K$3]*COS((([.A469]+[.$K$2])/[.$K$6]))+[.$K$4]*COS((([.A469]+[.$K$2])*2/[.$K$6]))+[.$K$5]*COS((([.A469]+[.$K$2])/(2*[.$K$6])))+[.$K$1]" office:value-type="float" office:value="62002.3924274588" calcext:value-type="float">
            <text:p>62002.3924274588</text:p>
          </table:table-cell>
          <table:table-cell table:number-columns-repeated="15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2017-06-02 13:12:58</text:p>
          </table:table-cell>
          <table:table-cell office:value-type="float" office:value="7614.748" calcext:value-type="float">
            <text:p>7614.748</text:p>
          </table:table-cell>
          <table:table-cell/>
          <table:table-cell table:formula="of:=AVERAGE([.C467:.C473])" office:value-type="float" office:value="48088.9773285714" calcext:value-type="float">
            <text:p>48088.9773285714</text:p>
          </table:table-cell>
          <table:table-cell/>
          <table:table-cell table:formula="of:=[.$K$3]*COS((([.A470]+[.$K$2])/[.$K$6]))+[.$K$4]*COS((([.A470]+[.$K$2])*2/[.$K$6]))+[.$K$5]*COS((([.A470]+[.$K$2])/(2*[.$K$6])))+[.$K$1]" office:value-type="float" office:value="62008.1275898714" calcext:value-type="float">
            <text:p>62008.1275898714</text:p>
          </table:table-cell>
          <table:table-cell table:number-columns-repeated="15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2017-06-02 13:13:58</text:p>
          </table:table-cell>
          <table:table-cell office:value-type="float" office:value="18315.2832" calcext:value-type="float">
            <text:p>18315.2832</text:p>
          </table:table-cell>
          <table:table-cell/>
          <table:table-cell table:formula="of:=AVERAGE([.C468:.C474])" office:value-type="float" office:value="45805.8093571429" calcext:value-type="float">
            <text:p>45805.8093571429</text:p>
          </table:table-cell>
          <table:table-cell/>
          <table:table-cell table:formula="of:=[.$K$3]*COS((([.A471]+[.$K$2])/[.$K$6]))+[.$K$4]*COS((([.A471]+[.$K$2])*2/[.$K$6]))+[.$K$5]*COS((([.A471]+[.$K$2])/(2*[.$K$6])))+[.$K$1]" office:value-type="float" office:value="62017.2624953935" calcext:value-type="float">
            <text:p>62017.2624953935</text:p>
          </table:table-cell>
          <table:table-cell table:number-columns-repeated="15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2017-06-02 13:14:58</text:p>
          </table:table-cell>
          <table:table-cell office:value-type="float" office:value="133563.375" calcext:value-type="float">
            <text:p>133563.375</text:p>
          </table:table-cell>
          <table:table-cell/>
          <table:table-cell table:formula="of:=AVERAGE([.C469:.C475])" office:value-type="float" office:value="28681.1881285714" calcext:value-type="float">
            <text:p>28681.1881285714</text:p>
          </table:table-cell>
          <table:table-cell/>
          <table:table-cell table:formula="of:=[.$K$3]*COS((([.A472]+[.$K$2])/[.$K$6]))+[.$K$4]*COS((([.A472]+[.$K$2])*2/[.$K$6]))+[.$K$5]*COS((([.A472]+[.$K$2])/(2*[.$K$6])))+[.$K$1]" office:value-type="float" office:value="62029.7942943358" calcext:value-type="float">
            <text:p>62029.7942943358</text:p>
          </table:table-cell>
          <table:table-cell table:number-columns-repeated="15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2017-06-02 13:16:58</text:p>
          </table:table-cell>
          <table:table-cell office:value-type="float" office:value="13240.5801" calcext:value-type="float">
            <text:p>13240.5801</text:p>
          </table:table-cell>
          <table:table-cell/>
          <table:table-cell table:formula="of:=AVERAGE([.C470:.C476])" office:value-type="float" office:value="43502.1502571429" calcext:value-type="float">
            <text:p>43502.1502571429</text:p>
          </table:table-cell>
          <table:table-cell/>
          <table:table-cell table:formula="of:=[.$K$3]*COS((([.A473]+[.$K$2])/[.$K$6]))+[.$K$4]*COS((([.A473]+[.$K$2])*2/[.$K$6]))+[.$K$5]*COS((([.A473]+[.$K$2])/(2*[.$K$6])))+[.$K$1]" office:value-type="float" office:value="62045.719077057" calcext:value-type="float">
            <text:p>62045.719077057</text:p>
          </table:table-cell>
          <table:table-cell table:number-columns-repeated="15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2017-06-02 13:18:02</text:p>
          </table:table-cell>
          <table:table-cell office:value-type="float" office:value="7873.2578" calcext:value-type="float">
            <text:p>7873.2578</text:p>
          </table:table-cell>
          <table:table-cell/>
          <table:table-cell table:formula="of:=AVERAGE([.C471:.C477])" office:value-type="float" office:value="44041.3634285714" calcext:value-type="float">
            <text:p>44041.3634285714</text:p>
          </table:table-cell>
          <table:table-cell/>
          <table:table-cell table:formula="of:=[.$K$3]*COS((([.A474]+[.$K$2])/[.$K$6]))+[.$K$4]*COS((([.A474]+[.$K$2])*2/[.$K$6]))+[.$K$5]*COS((([.A474]+[.$K$2])/(2*[.$K$6])))+[.$K$1]" office:value-type="float" office:value="62065.031874929" calcext:value-type="float">
            <text:p>62065.031874929</text:p>
          </table:table-cell>
          <table:table-cell table:number-columns-repeated="15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2017-06-02 13:19:02</text:p>
          </table:table-cell>
          <table:table-cell office:value-type="float" office:value="12359.4639" calcext:value-type="float">
            <text:p>12359.4639</text:p>
          </table:table-cell>
          <table:table-cell/>
          <table:table-cell table:formula="of:=AVERAGE([.C472:.C478])" office:value-type="float" office:value="48515.328" calcext:value-type="float">
            <text:p>48515.328</text:p>
          </table:table-cell>
          <table:table-cell/>
          <table:table-cell table:formula="of:=[.$K$3]*COS((([.A475]+[.$K$2])/[.$K$6]))+[.$K$4]*COS((([.A475]+[.$K$2])*2/[.$K$6]))+[.$K$5]*COS((([.A475]+[.$K$2])/(2*[.$K$6])))+[.$K$1]" office:value-type="float" office:value="62087.726661563" calcext:value-type="float">
            <text:p>62087.726661563</text:p>
          </table:table-cell>
          <table:table-cell table:number-columns-repeated="1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2017-06-02 13:20:02</text:p>
          </table:table-cell>
          <table:table-cell office:value-type="float" office:value="111548.3438" calcext:value-type="float">
            <text:p>111548.3438</text:p>
          </table:table-cell>
          <table:table-cell/>
          <table:table-cell table:formula="of:=AVERAGE([.C473:.C479])" office:value-type="float" office:value="48301.2097" calcext:value-type="float">
            <text:p>48301.2097</text:p>
          </table:table-cell>
          <table:table-cell/>
          <table:table-cell table:formula="of:=[.$K$3]*COS((([.A476]+[.$K$2])/[.$K$6]))+[.$K$4]*COS((([.A476]+[.$K$2])*2/[.$K$6]))+[.$K$5]*COS((([.A476]+[.$K$2])/(2*[.$K$6])))+[.$K$1]" office:value-type="float" office:value="62113.7963542977" calcext:value-type="float">
            <text:p>62113.7963542977</text:p>
          </table:table-cell>
          <table:table-cell table:number-columns-repeated="15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2017-06-02 13:21:02</text:p>
          </table:table-cell>
          <table:table-cell office:value-type="float" office:value="11389.2402" calcext:value-type="float">
            <text:p>11389.2402</text:p>
          </table:table-cell>
          <table:table-cell/>
          <table:table-cell table:formula="of:=AVERAGE([.C474:.C480])" office:value-type="float" office:value="62135.0196857143" calcext:value-type="float">
            <text:p>62135.0196857143</text:p>
          </table:table-cell>
          <table:table-cell/>
          <table:table-cell table:formula="of:=[.$K$3]*COS((([.A477]+[.$K$2])/[.$K$6]))+[.$K$4]*COS((([.A477]+[.$K$2])*2/[.$K$6]))+[.$K$5]*COS((([.A477]+[.$K$2])/(2*[.$K$6])))+[.$K$1]" office:value-type="float" office:value="62143.2328159472" calcext:value-type="float">
            <text:p>62143.2328159472</text:p>
          </table:table-cell>
          <table:table-cell table:number-columns-repeated="15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2017-06-02 13:22:02</text:p>
          </table:table-cell>
          <table:table-cell office:value-type="float" office:value="49633.0352" calcext:value-type="float">
            <text:p>49633.0352</text:p>
          </table:table-cell>
          <table:table-cell/>
          <table:table-cell table:formula="of:=AVERAGE([.C475:.C481])" office:value-type="float" office:value="67669.0152285714" calcext:value-type="float">
            <text:p>67669.0152285714</text:p>
          </table:table-cell>
          <table:table-cell/>
          <table:table-cell table:formula="of:=[.$K$3]*COS((([.A478]+[.$K$2])/[.$K$6]))+[.$K$4]*COS((([.A478]+[.$K$2])*2/[.$K$6]))+[.$K$5]*COS((([.A478]+[.$K$2])/(2*[.$K$6])))+[.$K$1]" office:value-type="float" office:value="62176.0268568097" calcext:value-type="float">
            <text:p>62176.0268568097</text:p>
          </table:table-cell>
          <table:table-cell table:number-columns-repeated="15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2017-06-02 13:24:02</text:p>
          </table:table-cell>
          <table:table-cell office:value-type="float" office:value="132064.5469" calcext:value-type="float">
            <text:p>132064.5469</text:p>
          </table:table-cell>
          <table:table-cell/>
          <table:table-cell table:formula="of:=AVERAGE([.C476:.C482])" office:value-type="float" office:value="72845.0661428572" calcext:value-type="float">
            <text:p>72845.0661428572</text:p>
          </table:table-cell>
          <table:table-cell/>
          <table:table-cell table:formula="of:=[.$K$3]*COS((([.A479]+[.$K$2])/[.$K$6]))+[.$K$4]*COS((([.A479]+[.$K$2])*2/[.$K$6]))+[.$K$5]*COS((([.A479]+[.$K$2])/(2*[.$K$6])))+[.$K$1]" office:value-type="float" office:value="62212.1682369366" calcext:value-type="float">
            <text:p>62212.1682369366</text:p>
          </table:table-cell>
          <table:table-cell table:number-columns-repeated="15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2017-06-02 13:26:02</text:p>
          </table:table-cell>
          <table:table-cell office:value-type="float" office:value="110077.25" calcext:value-type="float">
            <text:p>110077.25</text:p>
          </table:table-cell>
          <table:table-cell/>
          <table:table-cell table:formula="of:=AVERAGE([.C477:.C483])" office:value-type="float" office:value="62585.8010714286" calcext:value-type="float">
            <text:p>62585.8010714286</text:p>
          </table:table-cell>
          <table:table-cell/>
          <table:table-cell table:formula="of:=[.$K$3]*COS((([.A480]+[.$K$2])/[.$K$6]))+[.$K$4]*COS((([.A480]+[.$K$2])*2/[.$K$6]))+[.$K$5]*COS((([.A480]+[.$K$2])/(2*[.$K$6])))+[.$K$1]" office:value-type="float" office:value="62251.6456686599" calcext:value-type="float">
            <text:p>62251.6456686599</text:p>
          </table:table-cell>
          <table:table-cell table:number-columns-repeated="15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2017-06-02 13:27:02</text:p>
          </table:table-cell>
          <table:table-cell office:value-type="float" office:value="46611.2266" calcext:value-type="float">
            <text:p>46611.2266</text:p>
          </table:table-cell>
          <table:table-cell/>
          <table:table-cell table:formula="of:=AVERAGE([.C478:.C484])" office:value-type="float" office:value="71283.9408714286" calcext:value-type="float">
            <text:p>71283.9408714286</text:p>
          </table:table-cell>
          <table:table-cell/>
          <table:table-cell table:formula="of:=[.$K$3]*COS((([.A481]+[.$K$2])/[.$K$6]))+[.$K$4]*COS((([.A481]+[.$K$2])*2/[.$K$6]))+[.$K$5]*COS((([.A481]+[.$K$2])/(2*[.$K$6])))+[.$K$1]" office:value-type="float" office:value="62294.4468193792" calcext:value-type="float">
            <text:p>62294.4468193792</text:p>
          </table:table-cell>
          <table:table-cell table:number-columns-repeated="15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2017-06-02 13:28:02</text:p>
          </table:table-cell>
          <table:table-cell office:value-type="float" office:value="48591.8203" calcext:value-type="float">
            <text:p>48591.8203</text:p>
          </table:table-cell>
          <table:table-cell/>
          <table:table-cell table:formula="of:=AVERAGE([.C479:.C485])" office:value-type="float" office:value="65825.1342285714" calcext:value-type="float">
            <text:p>65825.1342285714</text:p>
          </table:table-cell>
          <table:table-cell/>
          <table:table-cell table:formula="of:=[.$K$3]*COS((([.A482]+[.$K$2])/[.$K$6]))+[.$K$4]*COS((([.A482]+[.$K$2])*2/[.$K$6]))+[.$K$5]*COS((([.A482]+[.$K$2])/(2*[.$K$6])))+[.$K$1]" office:value-type="float" office:value="62340.5583146062" calcext:value-type="float">
            <text:p>62340.5583146062</text:p>
          </table:table-cell>
          <table:table-cell table:number-columns-repeated="1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2017-06-02 13:29:02</text:p>
          </table:table-cell>
          <table:table-cell office:value-type="float" office:value="39733.4883" calcext:value-type="float">
            <text:p>39733.4883</text:p>
          </table:table-cell>
          <table:table-cell/>
          <table:table-cell table:formula="of:=AVERAGE([.C480:.C486])" office:value-type="float" office:value="66808.7391285714" calcext:value-type="float">
            <text:p>66808.7391285714</text:p>
          </table:table-cell>
          <table:table-cell/>
          <table:table-cell table:formula="of:=[.$K$3]*COS((([.A483]+[.$K$2])/[.$K$6]))+[.$K$4]*COS((([.A483]+[.$K$2])*2/[.$K$6]))+[.$K$5]*COS((([.A483]+[.$K$2])/(2*[.$K$6])))+[.$K$1]" office:value-type="float" office:value="62389.9657412668" calcext:value-type="float">
            <text:p>62389.9657412668</text:p>
          </table:table-cell>
          <table:table-cell table:number-columns-repeated="15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2017-06-02 13:30:02</text:p>
          </table:table-cell>
          <table:table-cell office:value-type="float" office:value="72276.2188" calcext:value-type="float">
            <text:p>72276.2188</text:p>
          </table:table-cell>
          <table:table-cell/>
          <table:table-cell table:formula="of:=AVERAGE([.C481:.C487])" office:value-type="float" office:value="58955.1833285714" calcext:value-type="float">
            <text:p>58955.1833285714</text:p>
          </table:table-cell>
          <table:table-cell/>
          <table:table-cell table:formula="of:=[.$K$3]*COS((([.A484]+[.$K$2])/[.$K$6]))+[.$K$4]*COS((([.A484]+[.$K$2])*2/[.$K$6]))+[.$K$5]*COS((([.A484]+[.$K$2])/(2*[.$K$6])))+[.$K$1]" office:value-type="float" office:value="62442.6536512597" calcext:value-type="float">
            <text:p>62442.6536512597</text:p>
          </table:table-cell>
          <table:table-cell table:number-columns-repeated="15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2017-06-02 13:32:02</text:p>
          </table:table-cell>
          <table:table-cell office:value-type="float" office:value="11421.3887" calcext:value-type="float">
            <text:p>11421.3887</text:p>
          </table:table-cell>
          <table:table-cell/>
          <table:table-cell table:formula="of:=AVERAGE([.C482:.C488])" office:value-type="float" office:value="60063.0549714286" calcext:value-type="float">
            <text:p>60063.0549714286</text:p>
          </table:table-cell>
          <table:table-cell/>
          <table:table-cell table:formula="of:=[.$K$3]*COS((([.A485]+[.$K$2])/[.$K$6]))+[.$K$4]*COS((([.A485]+[.$K$2])*2/[.$K$6]))+[.$K$5]*COS((([.A485]+[.$K$2])/(2*[.$K$6])))+[.$K$1]" office:value-type="float" office:value="62498.6055652708" calcext:value-type="float">
            <text:p>62498.6055652708</text:p>
          </table:table-cell>
          <table:table-cell table:number-columns-repeated="1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2017-06-02 13:33:02</text:p>
          </table:table-cell>
          <table:table-cell office:value-type="float" office:value="138949.7812" calcext:value-type="float">
            <text:p>138949.7812</text:p>
          </table:table-cell>
          <table:table-cell/>
          <table:table-cell table:formula="of:=AVERAGE([.C483:.C489])" office:value-type="float" office:value="61091.5884571429" calcext:value-type="float">
            <text:p>61091.5884571429</text:p>
          </table:table-cell>
          <table:table-cell/>
          <table:table-cell table:formula="of:=[.$K$3]*COS((([.A486]+[.$K$2])/[.$K$6]))+[.$K$4]*COS((([.A486]+[.$K$2])*2/[.$K$6]))+[.$K$5]*COS((([.A486]+[.$K$2])/(2*[.$K$6])))+[.$K$1]" office:value-type="float" office:value="62557.8039768421" calcext:value-type="float">
            <text:p>62557.8039768421</text:p>
          </table:table-cell>
          <table:table-cell table:number-columns-repeated="15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2017-06-02 13:34:02</text:p>
          </table:table-cell>
          <table:table-cell office:value-type="float" office:value="55102.3594" calcext:value-type="float">
            <text:p>55102.3594</text:p>
          </table:table-cell>
          <table:table-cell/>
          <table:table-cell table:formula="of:=AVERAGE([.C484:.C490])" office:value-type="float" office:value="63231.6995" calcext:value-type="float">
            <text:p>63231.6995</text:p>
          </table:table-cell>
          <table:table-cell/>
          <table:table-cell table:formula="of:=[.$K$3]*COS((([.A487]+[.$K$2])/[.$K$6]))+[.$K$4]*COS((([.A487]+[.$K$2])*2/[.$K$6]))+[.$K$5]*COS((([.A487]+[.$K$2])/(2*[.$K$6])))+[.$K$1]" office:value-type="float" office:value="62620.2303566947" calcext:value-type="float">
            <text:p>62620.2303566947</text:p>
          </table:table-cell>
          <table:table-cell table:number-columns-repeated="15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2017-06-02 13:35:02</text:p>
          </table:table-cell>
          <table:table-cell office:value-type="float" office:value="54366.3281" calcext:value-type="float">
            <text:p>54366.3281</text:p>
          </table:table-cell>
          <table:table-cell/>
          <table:table-cell table:formula="of:=AVERAGE([.C485:.C491])" office:value-type="float" office:value="55055.6828857143" calcext:value-type="float">
            <text:p>55055.6828857143</text:p>
          </table:table-cell>
          <table:table-cell/>
          <table:table-cell table:formula="of:=[.$K$3]*COS((([.A488]+[.$K$2])/[.$K$6]))+[.$K$4]*COS((([.A488]+[.$K$2])*2/[.$K$6]))+[.$K$5]*COS((([.A488]+[.$K$2])/(2*[.$K$6])))+[.$K$1]" office:value-type="float" office:value="62685.8651573043" calcext:value-type="float">
            <text:p>62685.8651573043</text:p>
          </table:table-cell>
          <table:table-cell table:number-columns-repeated="15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2017-06-02 13:36:02</text:p>
          </table:table-cell>
          <table:table-cell office:value-type="float" office:value="55791.5547" calcext:value-type="float">
            <text:p>55791.5547</text:p>
          </table:table-cell>
          <table:table-cell/>
          <table:table-cell table:formula="of:=AVERAGE([.C486:.C492])" office:value-type="float" office:value="73310.3483428571" calcext:value-type="float">
            <text:p>73310.3483428571</text:p>
          </table:table-cell>
          <table:table-cell/>
          <table:table-cell table:formula="of:=[.$K$3]*COS((([.A489]+[.$K$2])/[.$K$6]))+[.$K$4]*COS((([.A489]+[.$K$2])*2/[.$K$6]))+[.$K$5]*COS((([.A489]+[.$K$2])/(2*[.$K$6])))+[.$K$1]" office:value-type="float" office:value="62754.6878177288" calcext:value-type="float">
            <text:p>62754.6878177288</text:p>
          </table:table-cell>
          <table:table-cell table:number-columns-repeated="15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2017-06-02 13:37:02</text:p>
          </table:table-cell>
          <table:table-cell office:value-type="float" office:value="54714.2656" calcext:value-type="float">
            <text:p>54714.2656</text:p>
          </table:table-cell>
          <table:table-cell/>
          <table:table-cell table:formula="of:=AVERAGE([.C487:.C493])" office:value-type="float" office:value="61401.9253571429" calcext:value-type="float">
            <text:p>61401.9253571429</text:p>
          </table:table-cell>
          <table:table-cell/>
          <table:table-cell table:formula="of:=[.$K$3]*COS((([.A490]+[.$K$2])/[.$K$6]))+[.$K$4]*COS((([.A490]+[.$K$2])*2/[.$K$6]))+[.$K$5]*COS((([.A490]+[.$K$2])/(2*[.$K$6])))+[.$K$1]" office:value-type="float" office:value="62826.6767686859" calcext:value-type="float">
            <text:p>62826.6767686859</text:p>
          </table:table-cell>
          <table:table-cell table:number-columns-repeated="1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2017-06-02 13:39:02</text:p>
          </table:table-cell>
          <table:table-cell office:value-type="float" office:value="15044.1025" calcext:value-type="float">
            <text:p>15044.1025</text:p>
          </table:table-cell>
          <table:table-cell/>
          <table:table-cell table:formula="of:=AVERAGE([.C488:.C494])" office:value-type="float" office:value="61322.5860714286" calcext:value-type="float">
            <text:p>61322.5860714286</text:p>
          </table:table-cell>
          <table:table-cell/>
          <table:table-cell table:formula="of:=[.$K$3]*COS((([.A491]+[.$K$2])/[.$K$6]))+[.$K$4]*COS((([.A491]+[.$K$2])*2/[.$K$6]))+[.$K$5]*COS((([.A491]+[.$K$2])/(2*[.$K$6])))+[.$K$1]" office:value-type="float" office:value="62901.8094378803" calcext:value-type="float">
            <text:p>62901.8094378803</text:p>
          </table:table-cell>
          <table:table-cell table:number-columns-repeated="15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2017-06-02 13:40:02</text:p>
          </table:table-cell>
          <table:table-cell office:value-type="float" office:value="139204.0469" calcext:value-type="float">
            <text:p>139204.0469</text:p>
          </table:table-cell>
          <table:table-cell/>
          <table:table-cell table:formula="of:=AVERAGE([.C489:.C495])" office:value-type="float" office:value="61229.8650857143" calcext:value-type="float">
            <text:p>61229.8650857143</text:p>
          </table:table-cell>
          <table:table-cell/>
          <table:table-cell table:formula="of:=[.$K$3]*COS((([.A492]+[.$K$2])/[.$K$6]))+[.$K$4]*COS((([.A492]+[.$K$2])*2/[.$K$6]))+[.$K$5]*COS((([.A492]+[.$K$2])/(2*[.$K$6])))+[.$K$1]" office:value-type="float" office:value="62980.0622555793" calcext:value-type="float">
            <text:p>62980.0622555793</text:p>
          </table:table-cell>
          <table:table-cell table:number-columns-repeated="15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2017-06-02 13:41:02</text:p>
          </table:table-cell>
          <table:table-cell office:value-type="float" office:value="55590.8203" calcext:value-type="float">
            <text:p>55590.8203</text:p>
          </table:table-cell>
          <table:table-cell/>
          <table:table-cell table:formula="of:=AVERAGE([.C490:.C496])" office:value-type="float" office:value="60534.9365142857" calcext:value-type="float">
            <text:p>60534.9365142857</text:p>
          </table:table-cell>
          <table:table-cell/>
          <table:table-cell table:formula="of:=[.$K$3]*COS((([.A493]+[.$K$2])/[.$K$6]))+[.$K$4]*COS((([.A493]+[.$K$2])*2/[.$K$6]))+[.$K$5]*COS((([.A493]+[.$K$2])/(2*[.$K$6])))+[.$K$1]" office:value-type="float" office:value="63061.4106604344" calcext:value-type="float">
            <text:p>63061.4106604344</text:p>
          </table:table-cell>
          <table:table-cell table:number-columns-repeated="1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2017-06-02 13:42:02</text:p>
          </table:table-cell>
          <table:table-cell office:value-type="float" office:value="54546.9844" calcext:value-type="float">
            <text:p>54546.9844</text:p>
          </table:table-cell>
          <table:table-cell/>
          <table:table-cell table:formula="of:=AVERAGE([.C491:.C497])" office:value-type="float" office:value="59565.6692142857" calcext:value-type="float">
            <text:p>59565.6692142857</text:p>
          </table:table-cell>
          <table:table-cell/>
          <table:table-cell table:formula="of:=[.$K$3]*COS((([.A494]+[.$K$2])/[.$K$6]))+[.$K$4]*COS((([.A494]+[.$K$2])*2/[.$K$6]))+[.$K$5]*COS((([.A494]+[.$K$2])/(2*[.$K$6])))+[.$K$1]" office:value-type="float" office:value="63145.8291055484" calcext:value-type="float">
            <text:p>63145.8291055484</text:p>
          </table:table-cell>
          <table:table-cell table:number-columns-repeated="15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2017-06-02 13:43:02</text:p>
          </table:table-cell>
          <table:table-cell office:value-type="float" office:value="53717.2812" calcext:value-type="float">
            <text:p>53717.2812</text:p>
          </table:table-cell>
          <table:table-cell/>
          <table:table-cell table:formula="of:=AVERAGE([.C492:.C498])" office:value-type="float" office:value="59149.8822571429" calcext:value-type="float">
            <text:p>59149.8822571429</text:p>
          </table:table-cell>
          <table:table-cell/>
          <table:table-cell table:formula="of:=[.$K$3]*COS((([.A495]+[.$K$2])/[.$K$6]))+[.$K$4]*COS((([.A495]+[.$K$2])*2/[.$K$6]))+[.$K$5]*COS((([.A495]+[.$K$2])/(2*[.$K$6])))+[.$K$1]" office:value-type="float" office:value="63233.2910647873" calcext:value-type="float">
            <text:p>63233.2910647873</text:p>
          </table:table-cell>
          <table:table-cell table:number-columns-repeated="15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2017-06-02 13:44:02</text:p>
          </table:table-cell>
          <table:table-cell office:value-type="float" office:value="50927.0547" calcext:value-type="float">
            <text:p>50927.0547</text:p>
          </table:table-cell>
          <table:table-cell/>
          <table:table-cell table:formula="of:=AVERAGE([.C493:.C499])" office:value-type="float" office:value="40100.0832857143" calcext:value-type="float">
            <text:p>40100.0832857143</text:p>
          </table:table-cell>
          <table:table-cell/>
          <table:table-cell table:formula="of:=[.$K$3]*COS((([.A496]+[.$K$2])/[.$K$6]))+[.$K$4]*COS((([.A496]+[.$K$2])*2/[.$K$6]))+[.$K$5]*COS((([.A496]+[.$K$2])/(2*[.$K$6])))+[.$K$1]" office:value-type="float" office:value="63323.7690393328" calcext:value-type="float">
            <text:p>63323.7690393328</text:p>
          </table:table-cell>
          <table:table-cell table:number-columns-repeated="15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2017-06-02 13:45:02</text:p>
          </table:table-cell>
          <table:table-cell office:value-type="float" office:value="47929.3945" calcext:value-type="float">
            <text:p>47929.3945</text:p>
          </table:table-cell>
          <table:table-cell/>
          <table:table-cell table:formula="of:=AVERAGE([.C494:.C500])" office:value-type="float" office:value="33449.4495" calcext:value-type="float">
            <text:p>33449.4495</text:p>
          </table:table-cell>
          <table:table-cell/>
          <table:table-cell table:formula="of:=[.$K$3]*COS((([.A497]+[.$K$2])/[.$K$6]))+[.$K$4]*COS((([.A497]+[.$K$2])*2/[.$K$6]))+[.$K$5]*COS((([.A497]+[.$K$2])/(2*[.$K$6])))+[.$K$1]" office:value-type="float" office:value="63417.2345644775" calcext:value-type="float">
            <text:p>63417.2345644775</text:p>
          </table:table-cell>
          <table:table-cell table:number-columns-repeated="15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2017-06-02 13:47:02</text:p>
          </table:table-cell>
          <table:table-cell office:value-type="float" office:value="12133.5938" calcext:value-type="float">
            <text:p>12133.5938</text:p>
          </table:table-cell>
          <table:table-cell/>
          <table:table-cell table:formula="of:=AVERAGE([.C495:.C501])" office:value-type="float" office:value="27050.8211428571" calcext:value-type="float">
            <text:p>27050.8211428571</text:p>
          </table:table-cell>
          <table:table-cell/>
          <table:table-cell table:formula="of:=[.$K$3]*COS((([.A498]+[.$K$2])/[.$K$6]))+[.$K$4]*COS((([.A498]+[.$K$2])*2/[.$K$6]))+[.$K$5]*COS((([.A498]+[.$K$2])/(2*[.$K$6])))+[.$K$1]" office:value-type="float" office:value="63513.6582166579" calcext:value-type="float">
            <text:p>63513.6582166579</text:p>
          </table:table-cell>
          <table:table-cell table:number-columns-repeated="15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2017-06-02 13:48:02</text:p>
          </table:table-cell>
          <table:table-cell office:value-type="float" office:value="5855.4541" calcext:value-type="float">
            <text:p>5855.4541</text:p>
          </table:table-cell>
          <table:table-cell/>
          <table:table-cell table:formula="of:=AVERAGE([.C496:.C502])" office:value-type="float" office:value="21723.0636142857" calcext:value-type="float">
            <text:p>21723.0636142857</text:p>
          </table:table-cell>
          <table:table-cell/>
          <table:table-cell table:formula="of:=[.$K$3]*COS((([.A499]+[.$K$2])/[.$K$6]))+[.$K$4]*COS((([.A499]+[.$K$2])*2/[.$K$6]))+[.$K$5]*COS((([.A499]+[.$K$2])/(2*[.$K$6])))+[.$K$1]" office:value-type="float" office:value="63613.0096207254" calcext:value-type="float">
            <text:p>63613.0096207254</text:p>
          </table:table-cell>
          <table:table-cell table:number-columns-repeated="15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2017-06-02 13:49:02</text:p>
          </table:table-cell>
          <table:table-cell office:value-type="float" office:value="9036.3838" calcext:value-type="float">
            <text:p>9036.3838</text:p>
          </table:table-cell>
          <table:table-cell/>
          <table:table-cell table:formula="of:=AVERAGE([.C497:.C503])" office:value-type="float" office:value="19957.1450857143" calcext:value-type="float">
            <text:p>19957.1450857143</text:p>
          </table:table-cell>
          <table:table-cell/>
          <table:table-cell table:formula="of:=[.$K$3]*COS((([.A500]+[.$K$2])/[.$K$6]))+[.$K$4]*COS((([.A500]+[.$K$2])*2/[.$K$6]))+[.$K$5]*COS((([.A500]+[.$K$2])/(2*[.$K$6])))+[.$K$1]" office:value-type="float" office:value="63715.2574574534" calcext:value-type="float">
            <text:p>63715.2574574534</text:p>
          </table:table-cell>
          <table:table-cell table:number-columns-repeated="15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2017-06-02 13:50:02</text:p>
          </table:table-cell>
          <table:table-cell office:value-type="float" office:value="9756.5859" calcext:value-type="float">
            <text:p>9756.5859</text:p>
          </table:table-cell>
          <table:table-cell/>
          <table:table-cell table:formula="of:=AVERAGE([.C498:.C504])" office:value-type="float" office:value="30898.2126142857" calcext:value-type="float">
            <text:p>30898.2126142857</text:p>
          </table:table-cell>
          <table:table-cell/>
          <table:table-cell table:formula="of:=[.$K$3]*COS((([.A501]+[.$K$2])/[.$K$6]))+[.$K$4]*COS((([.A501]+[.$K$2])*2/[.$K$6]))+[.$K$5]*COS((([.A501]+[.$K$2])/(2*[.$K$6])))+[.$K$1]" office:value-type="float" office:value="63820.3694712774" calcext:value-type="float">
            <text:p>63820.3694712774</text:p>
          </table:table-cell>
          <table:table-cell table:number-columns-repeated="15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2017-06-02 13:51:02</text:p>
          </table:table-cell>
          <table:table-cell office:value-type="float" office:value="16422.9785" calcext:value-type="float">
            <text:p>16422.9785</text:p>
          </table:table-cell>
          <table:table-cell/>
          <table:table-cell table:formula="of:=AVERAGE([.C499:.C505])" office:value-type="float" office:value="49130.4737714286" calcext:value-type="float">
            <text:p>49130.4737714286</text:p>
          </table:table-cell>
          <table:table-cell/>
          <table:table-cell table:formula="of:=[.$K$3]*COS((([.A502]+[.$K$2])/[.$K$6]))+[.$K$4]*COS((([.A502]+[.$K$2])*2/[.$K$6]))+[.$K$5]*COS((([.A502]+[.$K$2])/(2*[.$K$6])))+[.$K$1]" office:value-type="float" office:value="63928.3124782685" calcext:value-type="float">
            <text:p>63928.3124782685</text:p>
          </table:table-cell>
          <table:table-cell table:number-columns-repeated="15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2017-06-02 13:52:02</text:p>
          </table:table-cell>
          <table:table-cell office:value-type="float" office:value="38565.625" calcext:value-type="float">
            <text:p>38565.625</text:p>
          </table:table-cell>
          <table:table-cell/>
          <table:table-cell table:formula="of:=AVERAGE([.C500:.C506])" office:value-type="float" office:value="56285.232" calcext:value-type="float">
            <text:p>56285.232</text:p>
          </table:table-cell>
          <table:table-cell/>
          <table:table-cell table:formula="of:=[.$K$3]*COS((([.A503]+[.$K$2])/[.$K$6]))+[.$K$4]*COS((([.A503]+[.$K$2])*2/[.$K$6]))+[.$K$5]*COS((([.A503]+[.$K$2])/(2*[.$K$6])))+[.$K$1]" office:value-type="float" office:value="64039.052374336" calcext:value-type="float">
            <text:p>64039.052374336</text:p>
          </table:table-cell>
          <table:table-cell table:number-columns-repeated="15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2017-06-02 13:53:02</text:p>
          </table:table-cell>
          <table:table-cell office:value-type="float" office:value="124516.8672" calcext:value-type="float">
            <text:p>124516.8672</text:p>
          </table:table-cell>
          <table:table-cell/>
          <table:table-cell table:formula="of:=AVERAGE([.C501:.C507])" office:value-type="float" office:value="63214.0276142857" calcext:value-type="float">
            <text:p>63214.0276142857</text:p>
          </table:table-cell>
          <table:table-cell/>
          <table:table-cell table:formula="of:=[.$K$3]*COS((([.A504]+[.$K$2])/[.$K$6]))+[.$K$4]*COS((([.A504]+[.$K$2])*2/[.$K$6]))+[.$K$5]*COS((([.A504]+[.$K$2])/(2*[.$K$6])))+[.$K$1]" office:value-type="float" office:value="64152.5541436587" calcext:value-type="float">
            <text:p>64152.5541436587</text:p>
          </table:table-cell>
          <table:table-cell table:number-columns-repeated="15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2017-06-02 13:55:02</text:p>
          </table:table-cell>
          <table:table-cell office:value-type="float" office:value="139759.4219" calcext:value-type="float">
            <text:p>139759.4219</text:p>
          </table:table-cell>
          <table:table-cell/>
          <table:table-cell table:formula="of:=AVERAGE([.C502:.C508])" office:value-type="float" office:value="69671.9221571429" calcext:value-type="float">
            <text:p>69671.9221571429</text:p>
          </table:table-cell>
          <table:table-cell/>
          <table:table-cell table:formula="of:=[.$K$3]*COS((([.A505]+[.$K$2])/[.$K$6]))+[.$K$4]*COS((([.A505]+[.$K$2])*2/[.$K$6]))+[.$K$5]*COS((([.A505]+[.$K$2])/(2*[.$K$6])))+[.$K$1]" office:value-type="float" office:value="64268.7818673427" calcext:value-type="float">
            <text:p>64268.7818673427</text:p>
          </table:table-cell>
          <table:table-cell table:number-columns-repeated="15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2017-06-02 13:56:02</text:p>
          </table:table-cell>
          <table:table-cell office:value-type="float" office:value="55938.7617" calcext:value-type="float">
            <text:p>55938.7617</text:p>
          </table:table-cell>
          <table:table-cell/>
          <table:table-cell table:formula="of:=AVERAGE([.C503:.C509])" office:value-type="float" office:value="70748.3660714286" calcext:value-type="float">
            <text:p>70748.3660714286</text:p>
          </table:table-cell>
          <table:table-cell/>
          <table:table-cell table:formula="of:=[.$K$3]*COS((([.A506]+[.$K$2])/[.$K$6]))+[.$K$4]*COS((([.A506]+[.$K$2])*2/[.$K$6]))+[.$K$5]*COS((([.A506]+[.$K$2])/(2*[.$K$6])))+[.$K$1]" office:value-type="float" office:value="64387.6987323027" calcext:value-type="float">
            <text:p>64387.6987323027</text:p>
          </table:table-cell>
          <table:table-cell table:number-columns-repeated="15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2017-06-02 13:57:02</text:p>
          </table:table-cell>
          <table:table-cell office:value-type="float" office:value="57537.9531" calcext:value-type="float">
            <text:p>57537.9531</text:p>
          </table:table-cell>
          <table:table-cell/>
          <table:table-cell table:formula="of:=AVERAGE([.C504:.C510])" office:value-type="float" office:value="77556.5814714286" calcext:value-type="float">
            <text:p>77556.5814714286</text:p>
          </table:table-cell>
          <table:table-cell/>
          <table:table-cell table:formula="of:=[.$K$3]*COS((([.A507]+[.$K$2])/[.$K$6]))+[.$K$4]*COS((([.A507]+[.$K$2])*2/[.$K$6]))+[.$K$5]*COS((([.A507]+[.$K$2])/(2*[.$K$6])))+[.$K$1]" office:value-type="float" office:value="64509.2670403662" calcext:value-type="float">
            <text:p>64509.2670403662</text:p>
          </table:table-cell>
          <table:table-cell table:number-columns-repeated="15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2017-06-02 13:58:02</text:p>
          </table:table-cell>
          <table:table-cell office:value-type="float" office:value="54961.8477" calcext:value-type="float">
            <text:p>54961.8477</text:p>
          </table:table-cell>
          <table:table-cell/>
          <table:table-cell table:formula="of:=AVERAGE([.C505:.C511])" office:value-type="float" office:value="68469.9319142857" calcext:value-type="float">
            <text:p>68469.9319142857</text:p>
          </table:table-cell>
          <table:table-cell/>
          <table:table-cell table:formula="of:=[.$K$3]*COS((([.A508]+[.$K$2])/[.$K$6]))+[.$K$4]*COS((([.A508]+[.$K$2])*2/[.$K$6]))+[.$K$5]*COS((([.A508]+[.$K$2])/(2*[.$K$6])))+[.$K$1]" office:value-type="float" office:value="64633.4482175966" calcext:value-type="float">
            <text:p>64633.4482175966</text:p>
          </table:table-cell>
          <table:table-cell table:number-columns-repeated="15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2017-06-02 13:59:02</text:p>
          </table:table-cell>
          <table:table-cell office:value-type="float" office:value="23958.0859" calcext:value-type="float">
            <text:p>23958.0859</text:p>
          </table:table-cell>
          <table:table-cell/>
          <table:table-cell table:formula="of:=AVERAGE([.C506:.C512])" office:value-type="float" office:value="57351.0686285714" calcext:value-type="float">
            <text:p>57351.0686285714</text:p>
          </table:table-cell>
          <table:table-cell/>
          <table:table-cell table:formula="of:=[.$K$3]*COS((([.A509]+[.$K$2])/[.$K$6]))+[.$K$4]*COS((([.A509]+[.$K$2])*2/[.$K$6]))+[.$K$5]*COS((([.A509]+[.$K$2])/(2*[.$K$6])))+[.$K$1]" office:value-type="float" office:value="64760.2028238349" calcext:value-type="float">
            <text:p>64760.2028238349</text:p>
          </table:table-cell>
          <table:table-cell table:number-columns-repeated="15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2017-06-02 14:00:02</text:p>
          </table:table-cell>
          <table:table-cell office:value-type="float" office:value="86223.1328" calcext:value-type="float">
            <text:p>86223.1328</text:p>
          </table:table-cell>
          <table:table-cell/>
          <table:table-cell table:formula="of:=AVERAGE([.C507:.C513])" office:value-type="float" office:value="58079.4531142857" calcext:value-type="float">
            <text:p>58079.4531142857</text:p>
          </table:table-cell>
          <table:table-cell/>
          <table:table-cell table:formula="of:=[.$K$3]*COS((([.A510]+[.$K$2])/[.$K$6]))+[.$K$4]*COS((([.A510]+[.$K$2])*2/[.$K$6]))+[.$K$5]*COS((([.A510]+[.$K$2])/(2*[.$K$6])))+[.$K$1]" office:value-type="float" office:value="64889.490562456" calcext:value-type="float">
            <text:p>64889.490562456</text:p>
          </table:table-cell>
          <table:table-cell table:number-columns-repeated="15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2017-06-02 14:01:02</text:p>
          </table:table-cell>
          <table:table-cell office:value-type="float" office:value="60910.3203" calcext:value-type="float">
            <text:p>60910.3203</text:p>
          </table:table-cell>
          <table:table-cell/>
          <table:table-cell table:formula="of:=AVERAGE([.C508:.C514])" office:value-type="float" office:value="58357.6160714286" calcext:value-type="float">
            <text:p>58357.6160714286</text:p>
          </table:table-cell>
          <table:table-cell/>
          <table:table-cell table:formula="of:=[.$K$3]*COS((([.A511]+[.$K$2])/[.$K$6]))+[.$K$4]*COS((([.A511]+[.$K$2])*2/[.$K$6]))+[.$K$5]*COS((([.A511]+[.$K$2])/(2*[.$K$6])))+[.$K$1]" office:value-type="float" office:value="65021.2702903383" calcext:value-type="float">
            <text:p>65021.2702903383</text:p>
          </table:table-cell>
          <table:table-cell table:number-columns-repeated="15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2017-06-02 14:02:02</text:p>
          </table:table-cell>
          <table:table-cell office:value-type="float" office:value="61927.3789" calcext:value-type="float">
            <text:p>61927.3789</text:p>
          </table:table-cell>
          <table:table-cell/>
          <table:table-cell table:formula="of:=AVERAGE([.C509:.C515])" office:value-type="float" office:value="58889.0881571429" calcext:value-type="float">
            <text:p>58889.0881571429</text:p>
          </table:table-cell>
          <table:table-cell/>
          <table:table-cell table:formula="of:=[.$K$3]*COS((([.A512]+[.$K$2])/[.$K$6]))+[.$K$4]*COS((([.A512]+[.$K$2])*2/[.$K$6]))+[.$K$5]*COS((([.A512]+[.$K$2])/(2*[.$K$6])))+[.$K$1]" office:value-type="float" office:value="65155.5000280446" calcext:value-type="float">
            <text:p>65155.5000280446</text:p>
          </table:table-cell>
          <table:table-cell table:number-columns-repeated="15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2017-06-02 14:03:02</text:p>
          </table:table-cell>
          <table:table-cell office:value-type="float" office:value="61037.4531" calcext:value-type="float">
            <text:p>61037.4531</text:p>
          </table:table-cell>
          <table:table-cell/>
          <table:table-cell table:formula="of:=AVERAGE([.C510:.C516])" office:value-type="float" office:value="63907.0217571429" calcext:value-type="float">
            <text:p>63907.0217571429</text:p>
          </table:table-cell>
          <table:table-cell/>
          <table:table-cell table:formula="of:=[.$K$3]*COS((([.A513]+[.$K$2])/[.$K$6]))+[.$K$4]*COS((([.A513]+[.$K$2])*2/[.$K$6]))+[.$K$5]*COS((([.A513]+[.$K$2])/(2*[.$K$6])))+[.$K$1]" office:value-type="float" office:value="65292.1369702095" calcext:value-type="float">
            <text:p>65292.1369702095</text:p>
          </table:table-cell>
          <table:table-cell table:number-columns-repeated="15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2017-06-02 14:04:02</text:p>
          </table:table-cell>
          <table:table-cell office:value-type="float" office:value="59485.0938" calcext:value-type="float">
            <text:p>59485.0938</text:p>
          </table:table-cell>
          <table:table-cell/>
          <table:table-cell table:formula="of:=AVERAGE([.C511:.C517])" office:value-type="float" office:value="60050.9782285714" calcext:value-type="float">
            <text:p>60050.9782285714</text:p>
          </table:table-cell>
          <table:table-cell/>
          <table:table-cell table:formula="of:=[.$K$3]*COS((([.A514]+[.$K$2])/[.$K$6]))+[.$K$4]*COS((([.A514]+[.$K$2])*2/[.$K$6]))+[.$K$5]*COS((([.A514]+[.$K$2])/(2*[.$K$6])))+[.$K$1]" office:value-type="float" office:value="65431.1374961347" calcext:value-type="float">
            <text:p>65431.1374961347</text:p>
          </table:table-cell>
          <table:table-cell table:number-columns-repeated="15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2017-06-02 14:05:02</text:p>
          </table:table-cell>
          <table:table-cell office:value-type="float" office:value="58682.1523" calcext:value-type="float">
            <text:p>58682.1523</text:p>
          </table:table-cell>
          <table:table-cell/>
          <table:table-cell table:formula="of:=AVERAGE([.C512:.C518])" office:value-type="float" office:value="59762.3013285714" calcext:value-type="float">
            <text:p>59762.3013285714</text:p>
          </table:table-cell>
          <table:table-cell/>
          <table:table-cell table:formula="of:=[.$K$3]*COS((([.A515]+[.$K$2])/[.$K$6]))+[.$K$4]*COS((([.A515]+[.$K$2])*2/[.$K$6]))+[.$K$5]*COS((([.A515]+[.$K$2])/(2*[.$K$6])))+[.$K$1]" office:value-type="float" office:value="65572.4571805857" calcext:value-type="float">
            <text:p>65572.4571805857</text:p>
          </table:table-cell>
          <table:table-cell table:number-columns-repeated="15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2017-06-02 14:06:02</text:p>
          </table:table-cell>
          <table:table-cell office:value-type="float" office:value="59083.6211" calcext:value-type="float">
            <text:p>59083.6211</text:p>
          </table:table-cell>
          <table:table-cell/>
          <table:table-cell table:formula="of:=AVERAGE([.C513:.C519])" office:value-type="float" office:value="59111.3431857143" calcext:value-type="float">
            <text:p>59111.3431857143</text:p>
          </table:table-cell>
          <table:table-cell/>
          <table:table-cell table:formula="of:=[.$K$3]*COS((([.A516]+[.$K$2])/[.$K$6]))+[.$K$4]*COS((([.A516]+[.$K$2])*2/[.$K$6]))+[.$K$5]*COS((([.A516]+[.$K$2])/(2*[.$K$6])))+[.$K$1]" office:value-type="float" office:value="65716.0508047905" calcext:value-type="float">
            <text:p>65716.0508047905</text:p>
          </table:table-cell>
          <table:table-cell table:number-columns-repeated="15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2017-06-02 14:07:02</text:p>
          </table:table-cell>
          <table:table-cell office:value-type="float" office:value="59230.8281" calcext:value-type="float">
            <text:p>59230.8281</text:p>
          </table:table-cell>
          <table:table-cell/>
          <table:table-cell table:formula="of:=AVERAGE([.C514:.C520])" office:value-type="float" office:value="58537.8119428571" calcext:value-type="float">
            <text:p>58537.8119428571</text:p>
          </table:table-cell>
          <table:table-cell/>
          <table:table-cell table:formula="of:=[.$K$3]*COS((([.A517]+[.$K$2])/[.$K$6]))+[.$K$4]*COS((([.A517]+[.$K$2])*2/[.$K$6]))+[.$K$5]*COS((([.A517]+[.$K$2])/(2*[.$K$6])))+[.$K$1]" office:value-type="float" office:value="65861.8723676348" calcext:value-type="float">
            <text:p>65861.8723676348</text:p>
          </table:table-cell>
          <table:table-cell table:number-columns-repeated="15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2017-06-02 14:08:02</text:p>
          </table:table-cell>
          <table:table-cell office:value-type="float" office:value="58889.582" calcext:value-type="float">
            <text:p>58889.582</text:p>
          </table:table-cell>
          <table:table-cell/>
          <table:table-cell table:formula="of:=AVERAGE([.C515:.C521])" office:value-type="float" office:value="58016.8549" calcext:value-type="float">
            <text:p>58016.8549</text:p>
          </table:table-cell>
          <table:table-cell/>
          <table:table-cell table:formula="of:=[.$K$3]*COS((([.A518]+[.$K$2])/[.$K$6]))+[.$K$4]*COS((([.A518]+[.$K$2])*2/[.$K$6]))+[.$K$5]*COS((([.A518]+[.$K$2])/(2*[.$K$6])))+[.$K$1]" office:value-type="float" office:value="66009.8750970543" calcext:value-type="float">
            <text:p>66009.8750970543</text:p>
          </table:table-cell>
          <table:table-cell table:number-columns-repeated="15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2017-06-02 14:09:02</text:p>
          </table:table-cell>
          <table:table-cell office:value-type="float" office:value="57370.6719" calcext:value-type="float">
            <text:p>57370.6719</text:p>
          </table:table-cell>
          <table:table-cell/>
          <table:table-cell table:formula="of:=AVERAGE([.C516:.C522])" office:value-type="float" office:value="57190.6428571429" calcext:value-type="float">
            <text:p>57190.6428571429</text:p>
          </table:table-cell>
          <table:table-cell/>
          <table:table-cell table:formula="of:=[.$K$3]*COS((([.A519]+[.$K$2])/[.$K$6]))+[.$K$4]*COS((([.A519]+[.$K$2])*2/[.$K$6]))+[.$K$5]*COS((([.A519]+[.$K$2])/(2*[.$K$6])))+[.$K$1]" office:value-type="float" office:value="66160.0114616177" calcext:value-type="float">
            <text:p>66160.0114616177</text:p>
          </table:table-cell>
          <table:table-cell table:number-columns-repeated="15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2017-06-02 14:10:02</text:p>
          </table:table-cell>
          <table:table-cell office:value-type="float" office:value="57022.7344" calcext:value-type="float">
            <text:p>57022.7344</text:p>
          </table:table-cell>
          <table:table-cell/>
          <table:table-cell table:formula="of:=AVERAGE([.C517:.C523])" office:value-type="float" office:value="58782.1936428571" calcext:value-type="float">
            <text:p>58782.1936428571</text:p>
          </table:table-cell>
          <table:table-cell/>
          <table:table-cell table:formula="of:=[.$K$3]*COS((([.A520]+[.$K$2])/[.$K$6]))+[.$K$4]*COS((([.A520]+[.$K$2])*2/[.$K$6]))+[.$K$5]*COS((([.A520]+[.$K$2])/(2*[.$K$6])))+[.$K$1]" office:value-type="float" office:value="66312.2331823013" calcext:value-type="float">
            <text:p>66312.2331823013</text:p>
          </table:table-cell>
          <table:table-cell table:number-columns-repeated="15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2017-06-02 14:11:02</text:p>
          </table:table-cell>
          <table:table-cell office:value-type="float" office:value="55838.3945" calcext:value-type="float">
            <text:p>55838.3945</text:p>
          </table:table-cell>
          <table:table-cell/>
          <table:table-cell table:formula="of:=AVERAGE([.C518:.C524])" office:value-type="float" office:value="58367.3393" calcext:value-type="float">
            <text:p>58367.3393</text:p>
          </table:table-cell>
          <table:table-cell/>
          <table:table-cell table:formula="of:=[.$K$3]*COS((([.A521]+[.$K$2])/[.$K$6]))+[.$K$4]*COS((([.A521]+[.$K$2])*2/[.$K$6]))+[.$K$5]*COS((([.A521]+[.$K$2])/(2*[.$K$6])))+[.$K$1]" office:value-type="float" office:value="66466.4912444492" calcext:value-type="float">
            <text:p>66466.4912444492</text:p>
          </table:table-cell>
          <table:table-cell table:number-columns-repeated="15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2017-06-02 14:12:02</text:p>
          </table:table-cell>
          <table:table-cell office:value-type="float" office:value="52898.668" calcext:value-type="float">
            <text:p>52898.668</text:p>
          </table:table-cell>
          <table:table-cell/>
          <table:table-cell table:formula="of:=AVERAGE([.C519:.C525])" office:value-type="float" office:value="57918.0725571429" calcext:value-type="float">
            <text:p>57918.0725571429</text:p>
          </table:table-cell>
          <table:table-cell/>
          <table:table-cell table:formula="of:=[.$K$3]*COS((([.A522]+[.$K$2])/[.$K$6]))+[.$K$4]*COS((([.A522]+[.$K$2])*2/[.$K$6]))+[.$K$5]*COS((([.A522]+[.$K$2])/(2*[.$K$6])))+[.$K$1]" office:value-type="float" office:value="66622.7359099185" calcext:value-type="float">
            <text:p>66622.7359099185</text:p>
          </table:table-cell>
          <table:table-cell table:number-columns-repeated="15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2017-06-02 14:13:02</text:p>
          </table:table-cell>
          <table:table-cell office:value-type="float" office:value="70224.4766" calcext:value-type="float">
            <text:p>70224.4766</text:p>
          </table:table-cell>
          <table:table-cell/>
          <table:table-cell table:formula="of:=AVERAGE([.C520:.C526])" office:value-type="float" office:value="58176.1624" calcext:value-type="float">
            <text:p>58176.1624</text:p>
          </table:table-cell>
          <table:table-cell/>
          <table:table-cell table:formula="of:=[.$K$3]*COS((([.A523]+[.$K$2])/[.$K$6]))+[.$K$4]*COS((([.A523]+[.$K$2])*2/[.$K$6]))+[.$K$5]*COS((([.A523]+[.$K$2])/(2*[.$K$6])))+[.$K$1]" office:value-type="float" office:value="66780.9167294053" calcext:value-type="float">
            <text:p>66780.9167294053</text:p>
          </table:table-cell>
          <table:table-cell table:number-columns-repeated="15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2017-06-02 14:14:02</text:p>
          </table:table-cell>
          <table:table-cell office:value-type="float" office:value="56326.8477" calcext:value-type="float">
            <text:p>56326.8477</text:p>
          </table:table-cell>
          <table:table-cell/>
          <table:table-cell table:formula="of:=AVERAGE([.C521:.C527])" office:value-type="float" office:value="58391.2366142857" calcext:value-type="float">
            <text:p>58391.2366142857</text:p>
          </table:table-cell>
          <table:table-cell/>
          <table:table-cell table:formula="of:=[.$K$3]*COS((([.A524]+[.$K$2])/[.$K$6]))+[.$K$4]*COS((([.A524]+[.$K$2])*2/[.$K$6]))+[.$K$5]*COS((([.A524]+[.$K$2])/(2*[.$K$6])))+[.$K$1]" office:value-type="float" office:value="66940.9825549496" calcext:value-type="float">
            <text:p>66940.9825549496</text:p>
          </table:table-cell>
          <table:table-cell table:number-columns-repeated="15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2017-06-02 14:15:02</text:p>
          </table:table-cell>
          <table:table-cell office:value-type="float" office:value="55744.7148" calcext:value-type="float">
            <text:p>55744.7148</text:p>
          </table:table-cell>
          <table:table-cell/>
          <table:table-cell table:formula="of:=AVERAGE([.C522:.C528])" office:value-type="float" office:value="70088.4079428571" calcext:value-type="float">
            <text:p>70088.4079428571</text:p>
          </table:table-cell>
          <table:table-cell/>
          <table:table-cell table:formula="of:=[.$K$3]*COS((([.A525]+[.$K$2])/[.$K$6]))+[.$K$4]*COS((([.A525]+[.$K$2])*2/[.$K$6]))+[.$K$5]*COS((([.A525]+[.$K$2])/(2*[.$K$6])))+[.$K$1]" office:value-type="float" office:value="67102.8815526142" calcext:value-type="float">
            <text:p>67102.8815526142</text:p>
          </table:table-cell>
          <table:table-cell table:number-columns-repeated="15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2017-06-02 14:16:02</text:p>
          </table:table-cell>
          <table:table-cell office:value-type="float" office:value="59177.3008" calcext:value-type="float">
            <text:p>59177.3008</text:p>
          </table:table-cell>
          <table:table-cell/>
          <table:table-cell table:formula="of:=AVERAGE([.C523:.C529])" office:value-type="float" office:value="63620.2792428571" calcext:value-type="float">
            <text:p>63620.2792428571</text:p>
          </table:table-cell>
          <table:table-cell/>
          <table:table-cell table:formula="of:=[.$K$3]*COS((([.A526]+[.$K$2])/[.$K$6]))+[.$K$4]*COS((([.A526]+[.$K$2])*2/[.$K$6]))+[.$K$5]*COS((([.A526]+[.$K$2])/(2*[.$K$6])))+[.$K$1]" office:value-type="float" office:value="67266.5612153377" calcext:value-type="float">
            <text:p>67266.5612153377</text:p>
          </table:table-cell>
          <table:table-cell table:number-columns-repeated="15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2017-06-02 14:17:02</text:p>
          </table:table-cell>
          <table:table-cell office:value-type="float" office:value="58528.2539" calcext:value-type="float">
            <text:p>58528.2539</text:p>
          </table:table-cell>
          <table:table-cell/>
          <table:table-cell table:formula="of:=AVERAGE([.C524:.C530])" office:value-type="float" office:value="55540.2464571429" calcext:value-type="float">
            <text:p>55540.2464571429</text:p>
          </table:table-cell>
          <table:table-cell/>
          <table:table-cell table:formula="of:=[.$K$3]*COS((([.A527]+[.$K$2])/[.$K$6]))+[.$K$4]*COS((([.A527]+[.$K$2])*2/[.$K$6]))+[.$K$5]*COS((([.A527]+[.$K$2])/(2*[.$K$6])))+[.$K$1]" office:value-type="float" office:value="67431.9683759552" calcext:value-type="float">
            <text:p>67431.9683759552</text:p>
          </table:table-cell>
          <table:table-cell table:number-columns-repeated="15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2017-06-02 14:19:02</text:p>
          </table:table-cell>
          <table:table-cell office:value-type="float" office:value="137718.5938" calcext:value-type="float">
            <text:p>137718.5938</text:p>
          </table:table-cell>
          <table:table-cell/>
          <table:table-cell table:formula="of:=AVERAGE([.C525:.C531])" office:value-type="float" office:value="67368.3775857143" calcext:value-type="float">
            <text:p>67368.3775857143</text:p>
          </table:table-cell>
          <table:table-cell/>
          <table:table-cell table:formula="of:=[.$K$3]*COS((([.A528]+[.$K$2])/[.$K$6]))+[.$K$4]*COS((([.A528]+[.$K$2])*2/[.$K$6]))+[.$K$5]*COS((([.A528]+[.$K$2])/(2*[.$K$6])))+[.$K$1]" office:value-type="float" office:value="67599.0492203858" calcext:value-type="float">
            <text:p>67599.0492203858</text:p>
          </table:table-cell>
          <table:table-cell table:number-columns-repeated="15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2017-06-02 14:21:02</text:p>
          </table:table-cell>
          <table:table-cell office:value-type="float" office:value="7621.7671" calcext:value-type="float">
            <text:p>7621.7671</text:p>
          </table:table-cell>
          <table:table-cell/>
          <table:table-cell table:formula="of:=AVERAGE([.C526:.C532])" office:value-type="float" office:value="66625.9105142857" calcext:value-type="float">
            <text:p>66625.9105142857</text:p>
          </table:table-cell>
          <table:table-cell/>
          <table:table-cell table:formula="of:=[.$K$3]*COS((([.A529]+[.$K$2])/[.$K$6]))+[.$K$4]*COS((([.A529]+[.$K$2])*2/[.$K$6]))+[.$K$5]*COS((([.A529]+[.$K$2])/(2*[.$K$6])))+[.$K$1]" office:value-type="float" office:value="67767.7493009828" calcext:value-type="float">
            <text:p>67767.7493009828</text:p>
          </table:table-cell>
          <table:table-cell table:number-columns-repeated="15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2017-06-02 14:22:02</text:p>
          </table:table-cell>
          <table:table-cell office:value-type="float" office:value="13664.2471" calcext:value-type="float">
            <text:p>13664.2471</text:p>
          </table:table-cell>
          <table:table-cell/>
          <table:table-cell table:formula="of:=AVERAGE([.C527:.C533])" office:value-type="float" office:value="60890.7595571429" calcext:value-type="float">
            <text:p>60890.7595571429</text:p>
          </table:table-cell>
          <table:table-cell/>
          <table:table-cell table:formula="of:=[.$K$3]*COS((([.A530]+[.$K$2])/[.$K$6]))+[.$K$4]*COS((([.A530]+[.$K$2])*2/[.$K$6]))+[.$K$5]*COS((([.A530]+[.$K$2])/(2*[.$K$6])))+[.$K$1]" office:value-type="float" office:value="67938.0135500439" calcext:value-type="float">
            <text:p>67938.0135500439</text:p>
          </table:table-cell>
          <table:table-cell table:number-columns-repeated="1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2017-06-02 14:23:02</text:p>
          </table:table-cell>
          <table:table-cell office:value-type="float" office:value="139123.7656" calcext:value-type="float">
            <text:p>139123.7656</text:p>
          </table:table-cell>
          <table:table-cell/>
          <table:table-cell table:formula="of:=AVERAGE([.C528:.C534])" office:value-type="float" office:value="70412.3360142857" calcext:value-type="float">
            <text:p>70412.3360142857</text:p>
          </table:table-cell>
          <table:table-cell/>
          <table:table-cell table:formula="of:=[.$K$3]*COS((([.A531]+[.$K$2])/[.$K$6]))+[.$K$4]*COS((([.A531]+[.$K$2])*2/[.$K$6]))+[.$K$5]*COS((([.A531]+[.$K$2])/(2*[.$K$6])))+[.$K$1]" office:value-type="float" office:value="68109.7862934776" calcext:value-type="float">
            <text:p>68109.7862934776</text:p>
          </table:table-cell>
          <table:table-cell table:number-columns-repeated="15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2017-06-02 14:25:02</text:p>
          </table:table-cell>
          <table:table-cell office:value-type="float" office:value="50547.4453" calcext:value-type="float">
            <text:p>50547.4453</text:p>
          </table:table-cell>
          <table:table-cell/>
          <table:table-cell table:formula="of:=AVERAGE([.C529:.C535])" office:value-type="float" office:value="59204.5776428571" calcext:value-type="float">
            <text:p>59204.5776428571</text:p>
          </table:table-cell>
          <table:table-cell/>
          <table:table-cell table:formula="of:=[.$K$3]*COS((([.A532]+[.$K$2])/[.$K$6]))+[.$K$4]*COS((([.A532]+[.$K$2])*2/[.$K$6]))+[.$K$5]*COS((([.A532]+[.$K$2])/(2*[.$K$6])))+[.$K$1]" office:value-type="float" office:value="68283.011264623" calcext:value-type="float">
            <text:p>68283.011264623</text:p>
          </table:table-cell>
          <table:table-cell table:number-columns-repeated="15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2017-06-02 14:26:02</text:p>
          </table:table-cell>
          <table:table-cell office:value-type="float" office:value="19031.2441" calcext:value-type="float">
            <text:p>19031.2441</text:p>
          </table:table-cell>
          <table:table-cell/>
          <table:table-cell table:formula="of:=AVERAGE([.C530:.C536])" office:value-type="float" office:value="66941.4937285714" calcext:value-type="float">
            <text:p>66941.4937285714</text:p>
          </table:table-cell>
          <table:table-cell/>
          <table:table-cell table:formula="of:=[.$K$3]*COS((([.A533]+[.$K$2])/[.$K$6]))+[.$K$4]*COS((([.A533]+[.$K$2])*2/[.$K$6]))+[.$K$5]*COS((([.A533]+[.$K$2])/(2*[.$K$6])))+[.$K$1]" office:value-type="float" office:value="68457.6316182198" calcext:value-type="float">
            <text:p>68457.6316182198</text:p>
          </table:table-cell>
          <table:table-cell table:number-columns-repeated="15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2017-06-02 14:27:02</text:p>
          </table:table-cell>
          <table:table-cell office:value-type="float" office:value="125179.2891" calcext:value-type="float">
            <text:p>125179.2891</text:p>
          </table:table-cell>
          <table:table-cell/>
          <table:table-cell table:formula="of:=AVERAGE([.C531:.C537])" office:value-type="float" office:value="73851.5214857143" calcext:value-type="float">
            <text:p>73851.5214857143</text:p>
          </table:table-cell>
          <table:table-cell/>
          <table:table-cell table:formula="of:=[.$K$3]*COS((([.A534]+[.$K$2])/[.$K$6]))+[.$K$4]*COS((([.A534]+[.$K$2])*2/[.$K$6]))+[.$K$5]*COS((([.A534]+[.$K$2])/(2*[.$K$6])))+[.$K$1]" office:value-type="float" office:value="68633.589944524" calcext:value-type="float">
            <text:p>68633.589944524</text:p>
          </table:table-cell>
          <table:table-cell table:number-columns-repeated="15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2017-06-02 14:28:02</text:p>
          </table:table-cell>
          <table:table-cell office:value-type="float" office:value="59264.2852" calcext:value-type="float">
            <text:p>59264.2852</text:p>
          </table:table-cell>
          <table:table-cell/>
          <table:table-cell table:formula="of:=AVERAGE([.C532:.C538])" office:value-type="float" office:value="62903.762" calcext:value-type="float">
            <text:p>62903.762</text:p>
          </table:table-cell>
          <table:table-cell/>
          <table:table-cell table:formula="of:=[.$K$3]*COS((([.A535]+[.$K$2])/[.$K$6]))+[.$K$4]*COS((([.A535]+[.$K$2])*2/[.$K$6]))+[.$K$5]*COS((([.A535]+[.$K$2])/(2*[.$K$6])))+[.$K$1]" office:value-type="float" office:value="68810.8282835682" calcext:value-type="float">
            <text:p>68810.8282835682</text:p>
          </table:table-cell>
          <table:table-cell table:number-columns-repeated="15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2017-06-02 14:29:02</text:p>
          </table:table-cell>
          <table:table-cell office:value-type="float" office:value="61780.1797" calcext:value-type="float">
            <text:p>61780.1797</text:p>
          </table:table-cell>
          <table:table-cell/>
          <table:table-cell table:formula="of:=AVERAGE([.C533:.C539])" office:value-type="float" office:value="64607.8496142857" calcext:value-type="float">
            <text:p>64607.8496142857</text:p>
          </table:table-cell>
          <table:table-cell/>
          <table:table-cell table:formula="of:=[.$K$3]*COS((([.A536]+[.$K$2])/[.$K$6]))+[.$K$4]*COS((([.A536]+[.$K$2])*2/[.$K$6]))+[.$K$5]*COS((([.A536]+[.$K$2])/(2*[.$K$6])))+[.$K$1]" office:value-type="float" office:value="68989.2881395606" calcext:value-type="float">
            <text:p>68989.2881395606</text:p>
          </table:table-cell>
          <table:table-cell table:number-columns-repeated="15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2017-06-02 14:30:02</text:p>
          </table:table-cell>
          <table:table-cell office:value-type="float" office:value="62034.4414" calcext:value-type="float">
            <text:p>62034.4414</text:p>
          </table:table-cell>
          <table:table-cell/>
          <table:table-cell table:formula="of:=AVERAGE([.C534:.C540])" office:value-type="float" office:value="70699.5463285714" calcext:value-type="float">
            <text:p>70699.5463285714</text:p>
          </table:table-cell>
          <table:table-cell/>
          <table:table-cell table:formula="of:=[.$K$3]*COS((([.A537]+[.$K$2])/[.$K$6]))+[.$K$4]*COS((([.A537]+[.$K$2])*2/[.$K$6]))+[.$K$5]*COS((([.A537]+[.$K$2])/(2*[.$K$6])))+[.$K$1]" office:value-type="float" office:value="69168.9104954207" calcext:value-type="float">
            <text:p>69168.9104954207</text:p>
          </table:table-cell>
          <table:table-cell table:number-columns-repeated="15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2017-06-02 14:31:02</text:p>
          </table:table-cell>
          <table:table-cell office:value-type="float" office:value="62489.4492" calcext:value-type="float">
            <text:p>62489.4492</text:p>
          </table:table-cell>
          <table:table-cell/>
          <table:table-cell table:formula="of:=AVERAGE([.C535:.C541])" office:value-type="float" office:value="61498.1919714286" calcext:value-type="float">
            <text:p>61498.1919714286</text:p>
          </table:table-cell>
          <table:table-cell/>
          <table:table-cell table:formula="of:=[.$K$3]*COS((([.A538]+[.$K$2])/[.$K$6]))+[.$K$4]*COS((([.A538]+[.$K$2])*2/[.$K$6]))+[.$K$5]*COS((([.A538]+[.$K$2])/(2*[.$K$6])))+[.$K$1]" office:value-type="float" office:value="69349.6358274479" calcext:value-type="float">
            <text:p>69349.6358274479</text:p>
          </table:table-cell>
          <table:table-cell table:number-columns-repeated="15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2017-06-02 14:32:02</text:p>
          </table:table-cell>
          <table:table-cell office:value-type="float" office:value="62476.0586" calcext:value-type="float">
            <text:p>62476.0586</text:p>
          </table:table-cell>
          <table:table-cell/>
          <table:table-cell table:formula="of:=AVERAGE([.C536:.C542])" office:value-type="float" office:value="61627.2371714286" calcext:value-type="float">
            <text:p>61627.2371714286</text:p>
          </table:table-cell>
          <table:table-cell/>
          <table:table-cell table:formula="of:=[.$K$3]*COS((([.A539]+[.$K$2])/[.$K$6]))+[.$K$4]*COS((([.A539]+[.$K$2])*2/[.$K$6]))+[.$K$5]*COS((([.A539]+[.$K$2])/(2*[.$K$6])))+[.$K$1]" office:value-type="float" office:value="69531.4041201199" calcext:value-type="float">
            <text:p>69531.4041201199</text:p>
          </table:table-cell>
          <table:table-cell table:number-columns-repeated="15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2017-06-02 14:33:02</text:p>
          </table:table-cell>
          <table:table-cell office:value-type="float" office:value="61673.1211" calcext:value-type="float">
            <text:p>61673.1211</text:p>
          </table:table-cell>
          <table:table-cell/>
          <table:table-cell table:formula="of:=AVERAGE([.C537:.C543])" office:value-type="float" office:value="53646.1909285714" calcext:value-type="float">
            <text:p>53646.1909285714</text:p>
          </table:table-cell>
          <table:table-cell/>
          <table:table-cell table:formula="of:=[.$K$3]*COS((([.A540]+[.$K$2])/[.$K$6]))+[.$K$4]*COS((([.A540]+[.$K$2])*2/[.$K$6]))+[.$K$5]*COS((([.A540]+[.$K$2])/(2*[.$K$6])))+[.$K$1]" office:value-type="float" office:value="69714.1548810161" calcext:value-type="float">
            <text:p>69714.1548810161</text:p>
          </table:table-cell>
          <table:table-cell table:number-columns-repeated="15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2017-06-02 14:34:02</text:p>
          </table:table-cell>
          <table:table-cell office:value-type="float" office:value="60769.8086" calcext:value-type="float">
            <text:p>60769.8086</text:p>
          </table:table-cell>
          <table:table-cell/>
          <table:table-cell table:formula="of:=AVERAGE([.C538:.C544])" office:value-type="float" office:value="59335.6234142857" calcext:value-type="float">
            <text:p>59335.6234142857</text:p>
          </table:table-cell>
          <table:table-cell/>
          <table:table-cell table:formula="of:=[.$K$3]*COS((([.A541]+[.$K$2])/[.$K$6]))+[.$K$4]*COS((([.A541]+[.$K$2])*2/[.$K$6]))+[.$K$5]*COS((([.A541]+[.$K$2])/(2*[.$K$6])))+[.$K$1]" office:value-type="float" office:value="69897.827155864" calcext:value-type="float">
            <text:p>69897.827155864</text:p>
          </table:table-cell>
          <table:table-cell table:number-columns-repeated="15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2017-06-02 14:35:02</text:p>
          </table:table-cell>
          <table:table-cell office:value-type="float" office:value="60167.6016" calcext:value-type="float">
            <text:p>60167.6016</text:p>
          </table:table-cell>
          <table:table-cell/>
          <table:table-cell table:formula="of:=AVERAGE([.C539:.C545])" office:value-type="float" office:value="58955.1803428571" calcext:value-type="float">
            <text:p>58955.1803428571</text:p>
          </table:table-cell>
          <table:table-cell/>
          <table:table-cell table:formula="of:=[.$K$3]*COS((([.A542]+[.$K$2])/[.$K$6]))+[.$K$4]*COS((([.A542]+[.$K$2])*2/[.$K$6]))+[.$K$5]*COS((([.A542]+[.$K$2])/(2*[.$K$6])))+[.$K$1]" office:value-type="float" office:value="70082.3595437041" calcext:value-type="float">
            <text:p>70082.3595437041</text:p>
          </table:table-cell>
          <table:table-cell table:number-columns-repeated="1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2017-06-02 14:36:02</text:p>
          </table:table-cell>
          <table:table-cell office:value-type="float" office:value="5912.856" calcext:value-type="float">
            <text:p>5912.856</text:p>
          </table:table-cell>
          <table:table-cell/>
          <table:table-cell table:formula="of:=AVERAGE([.C540:.C546])" office:value-type="float" office:value="58870.1072428571" calcext:value-type="float">
            <text:p>58870.1072428571</text:p>
          </table:table-cell>
          <table:table-cell/>
          <table:table-cell table:formula="of:=[.$K$3]*COS((([.A543]+[.$K$2])/[.$K$6]))+[.$K$4]*COS((([.A543]+[.$K$2])*2/[.$K$6]))+[.$K$5]*COS((([.A543]+[.$K$2])/(2*[.$K$6])))+[.$K$1]" office:value-type="float" office:value="70267.6902121692" calcext:value-type="float">
            <text:p>70267.6902121692</text:p>
          </table:table-cell>
          <table:table-cell table:number-columns-repeated="15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2017-06-02 14:37:02</text:p>
          </table:table-cell>
          <table:table-cell office:value-type="float" office:value="101860.4688" calcext:value-type="float">
            <text:p>101860.4688</text:p>
          </table:table-cell>
          <table:table-cell/>
          <table:table-cell table:formula="of:=AVERAGE([.C541:.C547])" office:value-type="float" office:value="58627.3120428571" calcext:value-type="float">
            <text:p>58627.3120428571</text:p>
          </table:table-cell>
          <table:table-cell/>
          <table:table-cell table:formula="of:=[.$K$3]*COS((([.A544]+[.$K$2])/[.$K$6]))+[.$K$4]*COS((([.A544]+[.$K$2])*2/[.$K$6]))+[.$K$5]*COS((([.A544]+[.$K$2])/(2*[.$K$6])))+[.$K$1]" office:value-type="float" office:value="70453.7569128765" calcext:value-type="float">
            <text:p>70453.7569128765</text:p>
          </table:table-cell>
          <table:table-cell table:number-columns-repeated="15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2017-06-02 14:38:02</text:p>
          </table:table-cell>
          <table:table-cell office:value-type="float" office:value="59826.3477" calcext:value-type="float">
            <text:p>59826.3477</text:p>
          </table:table-cell>
          <table:table-cell/>
          <table:table-cell table:formula="of:=AVERAGE([.C542:.C548])" office:value-type="float" office:value="58340.5458571429" calcext:value-type="float">
            <text:p>58340.5458571429</text:p>
          </table:table-cell>
          <table:table-cell/>
          <table:table-cell table:formula="of:=[.$K$3]*COS((([.A545]+[.$K$2])/[.$K$6]))+[.$K$4]*COS((([.A545]+[.$K$2])*2/[.$K$6]))+[.$K$5]*COS((([.A545]+[.$K$2])/(2*[.$K$6])))+[.$K$1]" office:value-type="float" office:value="70640.4969969258" calcext:value-type="float">
            <text:p>70640.4969969258</text:p>
          </table:table-cell>
          <table:table-cell table:number-columns-repeated="15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2017-06-02 14:39:10</text:p>
          </table:table-cell>
          <table:table-cell office:value-type="float" office:value="61880.5469" calcext:value-type="float">
            <text:p>61880.5469</text:p>
          </table:table-cell>
          <table:table-cell/>
          <table:table-cell table:formula="of:=AVERAGE([.C543:.C549])" office:value-type="float" office:value="50782.6650571429" calcext:value-type="float">
            <text:p>50782.6650571429</text:p>
          </table:table-cell>
          <table:table-cell/>
          <table:table-cell table:formula="of:=[.$K$3]*COS((([.A546]+[.$K$2])/[.$K$6]))+[.$K$4]*COS((([.A546]+[.$K$2])*2/[.$K$6]))+[.$K$5]*COS((([.A546]+[.$K$2])/(2*[.$K$6])))+[.$K$1]" office:value-type="float" office:value="70827.8474305029" calcext:value-type="float">
            <text:p>70827.8474305029</text:p>
          </table:table-cell>
          <table:table-cell table:number-columns-repeated="15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2017-06-02 14:40:10</text:p>
          </table:table-cell>
          <table:table-cell office:value-type="float" office:value="59973.5547" calcext:value-type="float">
            <text:p>59973.5547</text:p>
          </table:table-cell>
          <table:table-cell/>
          <table:table-cell table:formula="of:=AVERAGE([.C544:.C550])" office:value-type="float" office:value="66780.5383142857" calcext:value-type="float">
            <text:p>66780.5383142857</text:p>
          </table:table-cell>
          <table:table-cell/>
          <table:table-cell table:formula="of:=[.$K$3]*COS((([.A547]+[.$K$2])/[.$K$6]))+[.$K$4]*COS((([.A547]+[.$K$2])*2/[.$K$6]))+[.$K$5]*COS((([.A547]+[.$K$2])/(2*[.$K$6])))+[.$K$1]" office:value-type="float" office:value="71015.7448105826" calcext:value-type="float">
            <text:p>71015.7448105826</text:p>
          </table:table-cell>
          <table:table-cell table:number-columns-repeated="15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2017-06-02 14:41:10</text:p>
          </table:table-cell>
          <table:table-cell office:value-type="float" office:value="58762.4453" calcext:value-type="float">
            <text:p>58762.4453</text:p>
          </table:table-cell>
          <table:table-cell/>
          <table:table-cell table:formula="of:=AVERAGE([.C545:.C551])" office:value-type="float" office:value="63752.2916571429" calcext:value-type="float">
            <text:p>63752.2916571429</text:p>
          </table:table-cell>
          <table:table-cell/>
          <table:table-cell table:formula="of:=[.$K$3]*COS((([.A548]+[.$K$2])/[.$K$6]))+[.$K$4]*COS((([.A548]+[.$K$2])*2/[.$K$6]))+[.$K$5]*COS((([.A548]+[.$K$2])/(2*[.$K$6])))+[.$K$1]" office:value-type="float" office:value="71204.1253807286" calcext:value-type="float">
            <text:p>71204.1253807286</text:p>
          </table:table-cell>
          <table:table-cell table:number-columns-repeated="15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2017-06-02 14:42:10</text:p>
          </table:table-cell>
          <table:table-cell office:value-type="float" office:value="7262.436" calcext:value-type="float">
            <text:p>7262.436</text:p>
          </table:table-cell>
          <table:table-cell/>
          <table:table-cell table:formula="of:=AVERAGE([.C546:.C552])" office:value-type="float" office:value="63846.9239" calcext:value-type="float">
            <text:p>63846.9239</text:p>
          </table:table-cell>
          <table:table-cell/>
          <table:table-cell table:formula="of:=[.$K$3]*COS((([.A549]+[.$K$2])/[.$K$6]))+[.$K$4]*COS((([.A549]+[.$K$2])*2/[.$K$6]))+[.$K$5]*COS((([.A549]+[.$K$2])/(2*[.$K$6])))+[.$K$1]" office:value-type="float" office:value="71392.9250469855" calcext:value-type="float">
            <text:p>71392.9250469855</text:p>
          </table:table-cell>
          <table:table-cell table:number-columns-repeated="15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2017-06-02 14:44:10</text:p>
          </table:table-cell>
          <table:table-cell office:value-type="float" office:value="117897.9688" calcext:value-type="float">
            <text:p>117897.9688</text:p>
          </table:table-cell>
          <table:table-cell/>
          <table:table-cell table:formula="of:=AVERAGE([.C547:.C553])" office:value-type="float" office:value="63671.9964428571" calcext:value-type="float">
            <text:p>63671.9964428571</text:p>
          </table:table-cell>
          <table:table-cell/>
          <table:table-cell table:formula="of:=[.$K$3]*COS((([.A550]+[.$K$2])/[.$K$6]))+[.$K$4]*COS((([.A550]+[.$K$2])*2/[.$K$6]))+[.$K$5]*COS((([.A550]+[.$K$2])/(2*[.$K$6])))+[.$K$1]" office:value-type="float" office:value="71582.079393861" calcext:value-type="float">
            <text:p>71582.079393861</text:p>
          </table:table-cell>
          <table:table-cell table:number-columns-repeated="15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2017-06-02 14:45:10</text:p>
          </table:table-cell>
          <table:table-cell office:value-type="float" office:value="80662.7422" calcext:value-type="float">
            <text:p>80662.7422</text:p>
          </table:table-cell>
          <table:table-cell/>
          <table:table-cell table:formula="of:=AVERAGE([.C548:.C554])" office:value-type="float" office:value="63774.2765714286" calcext:value-type="float">
            <text:p>63774.2765714286</text:p>
          </table:table-cell>
          <table:table-cell/>
          <table:table-cell table:formula="of:=[.$K$3]*COS((([.A551]+[.$K$2])/[.$K$6]))+[.$K$4]*COS((([.A551]+[.$K$2])*2/[.$K$6]))+[.$K$5]*COS((([.A551]+[.$K$2])/(2*[.$K$6])))+[.$K$1]" office:value-type="float" office:value="71771.5237003914" calcext:value-type="float">
            <text:p>71771.5237003914</text:p>
          </table:table-cell>
          <table:table-cell table:number-columns-repeated="15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2017-06-02 14:46:10</text:p>
          </table:table-cell>
          <table:table-cell office:value-type="float" office:value="60488.7734" calcext:value-type="float">
            <text:p>60488.7734</text:p>
          </table:table-cell>
          <table:table-cell/>
          <table:table-cell table:formula="of:=AVERAGE([.C549:.C555])" office:value-type="float" office:value="63925.3061428571" calcext:value-type="float">
            <text:p>63925.3061428571</text:p>
          </table:table-cell>
          <table:table-cell/>
          <table:table-cell table:formula="of:=[.$K$3]*COS((([.A552]+[.$K$2])/[.$K$6]))+[.$K$4]*COS((([.A552]+[.$K$2])*2/[.$K$6]))+[.$K$5]*COS((([.A552]+[.$K$2])/(2*[.$K$6])))+[.$K$1]" office:value-type="float" office:value="71961.19295629" calcext:value-type="float">
            <text:p>71961.19295629</text:p>
          </table:table-cell>
          <table:table-cell table:number-columns-repeated="15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2017-06-02 14:47:10</text:p>
          </table:table-cell>
          <table:table-cell office:value-type="float" office:value="60656.0547" calcext:value-type="float">
            <text:p>60656.0547</text:p>
          </table:table-cell>
          <table:table-cell/>
          <table:table-cell table:formula="of:=AVERAGE([.C550:.C556])" office:value-type="float" office:value="71732.6724285714" calcext:value-type="float">
            <text:p>71732.6724285714</text:p>
          </table:table-cell>
          <table:table-cell/>
          <table:table-cell table:formula="of:=[.$K$3]*COS((([.A553]+[.$K$2])/[.$K$6]))+[.$K$4]*COS((([.A553]+[.$K$2])*2/[.$K$6]))+[.$K$5]*COS((([.A553]+[.$K$2])/(2*[.$K$6])))+[.$K$1]" office:value-type="float" office:value="72151.0218781718" calcext:value-type="float">
            <text:p>72151.0218781718</text:p>
          </table:table-cell>
          <table:table-cell table:number-columns-repeated="15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2017-06-02 14:48:10</text:p>
          </table:table-cell>
          <table:table-cell office:value-type="float" office:value="60689.5156" calcext:value-type="float">
            <text:p>60689.5156</text:p>
          </table:table-cell>
          <table:table-cell/>
          <table:table-cell table:formula="of:=AVERAGE([.C551:.C557])" office:value-type="float" office:value="63907.0228714286" calcext:value-type="float">
            <text:p>63907.0228714286</text:p>
          </table:table-cell>
          <table:table-cell/>
          <table:table-cell table:formula="of:=[.$K$3]*COS((([.A554]+[.$K$2])/[.$K$6]))+[.$K$4]*COS((([.A554]+[.$K$2])*2/[.$K$6]))+[.$K$5]*COS((([.A554]+[.$K$2])/(2*[.$K$6])))+[.$K$1]" office:value-type="float" office:value="72340.9449258524" calcext:value-type="float">
            <text:p>72340.9449258524</text:p>
          </table:table-cell>
          <table:table-cell table:number-columns-repeated="15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2017-06-02 14:49:10</text:p>
          </table:table-cell>
          <table:table-cell office:value-type="float" office:value="59819.6523" calcext:value-type="float">
            <text:p>59819.6523</text:p>
          </table:table-cell>
          <table:table-cell/>
          <table:table-cell table:formula="of:=AVERAGE([.C552:.C558])" office:value-type="float" office:value="61431.2784428572" calcext:value-type="float">
            <text:p>61431.2784428572</text:p>
          </table:table-cell>
          <table:table-cell/>
          <table:table-cell table:formula="of:=[.$K$3]*COS((([.A555]+[.$K$2])/[.$K$6]))+[.$K$4]*COS((([.A555]+[.$K$2])*2/[.$K$6]))+[.$K$5]*COS((([.A555]+[.$K$2])/(2*[.$K$6])))+[.$K$1]" office:value-type="float" office:value="72530.8963187158" calcext:value-type="float">
            <text:p>72530.8963187158</text:p>
          </table:table-cell>
          <table:table-cell table:number-columns-repeated="15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2017-06-02 14:50:10</text:p>
          </table:table-cell>
          <table:table-cell office:value-type="float" office:value="61914" calcext:value-type="float">
            <text:p>61914</text:p>
          </table:table-cell>
          <table:table-cell/>
          <table:table-cell table:formula="of:=AVERAGE([.C553:.C559])" office:value-type="float" office:value="61905.3984285714" calcext:value-type="float">
            <text:p>61905.3984285714</text:p>
          </table:table-cell>
          <table:table-cell/>
          <table:table-cell table:formula="of:=[.$K$3]*COS((([.A556]+[.$K$2])/[.$K$6]))+[.$K$4]*COS((([.A556]+[.$K$2])*2/[.$K$6]))+[.$K$5]*COS((([.A556]+[.$K$2])/(2*[.$K$6])))+[.$K$1]" office:value-type="float" office:value="72720.8100521487" calcext:value-type="float">
            <text:p>72720.8100521487</text:p>
          </table:table-cell>
          <table:table-cell table:number-columns-repeated="15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2017-06-02 14:51:10</text:p>
          </table:table-cell>
          <table:table-cell office:value-type="float" office:value="63118.4219" calcext:value-type="float">
            <text:p>63118.4219</text:p>
          </table:table-cell>
          <table:table-cell/>
          <table:table-cell table:formula="of:=AVERAGE([.C554:.C560])" office:value-type="float" office:value="62440.6941857143" calcext:value-type="float">
            <text:p>62440.6941857143</text:p>
          </table:table-cell>
          <table:table-cell/>
          <table:table-cell table:formula="of:=[.$K$3]*COS((([.A557]+[.$K$2])/[.$K$6]))+[.$K$4]*COS((([.A557]+[.$K$2])*2/[.$K$6]))+[.$K$5]*COS((([.A557]+[.$K$2])/(2*[.$K$6])))+[.$K$1]" office:value-type="float" office:value="72910.6199140358" calcext:value-type="float">
            <text:p>72910.6199140358</text:p>
          </table:table-cell>
          <table:table-cell table:number-columns-repeated="1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2017-06-02 14:52:10</text:p>
          </table:table-cell>
          <table:table-cell office:value-type="float" office:value="63332.5312" calcext:value-type="float">
            <text:p>63332.5312</text:p>
          </table:table-cell>
          <table:table-cell/>
          <table:table-cell table:formula="of:=AVERAGE([.C555:.C561])" office:value-type="float" office:value="63029.5195285714" calcext:value-type="float">
            <text:p>63029.5195285714</text:p>
          </table:table-cell>
          <table:table-cell/>
          <table:table-cell table:formula="of:=[.$K$3]*COS((([.A558]+[.$K$2])/[.$K$6]))+[.$K$4]*COS((([.A558]+[.$K$2])*2/[.$K$6]))+[.$K$5]*COS((([.A558]+[.$K$2])/(2*[.$K$6])))+[.$K$1]" office:value-type="float" office:value="73100.2595013131" calcext:value-type="float">
            <text:p>73100.2595013131</text:p>
          </table:table-cell>
          <table:table-cell table:number-columns-repeated="15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2017-06-02 14:53:10</text:p>
          </table:table-cell>
          <table:table-cell office:value-type="float" office:value="63807.6133" calcext:value-type="float">
            <text:p>63807.6133</text:p>
          </table:table-cell>
          <table:table-cell/>
          <table:table-cell table:formula="of:=AVERAGE([.C556:.C562])" office:value-type="float" office:value="63746.4341571429" calcext:value-type="float">
            <text:p>63746.4341571429</text:p>
          </table:table-cell>
          <table:table-cell/>
          <table:table-cell table:formula="of:=[.$K$3]*COS((([.A559]+[.$K$2])/[.$K$6]))+[.$K$4]*COS((([.A559]+[.$K$2])*2/[.$K$6]))+[.$K$5]*COS((([.A559]+[.$K$2])/(2*[.$K$6])))+[.$K$1]" office:value-type="float" office:value="73289.6622365755" calcext:value-type="float">
            <text:p>73289.6622365755</text:p>
          </table:table-cell>
          <table:table-cell table:number-columns-repeated="15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2017-06-02 14:54:10</text:p>
          </table:table-cell>
          <table:table-cell office:value-type="float" office:value="64403.125" calcext:value-type="float">
            <text:p>64403.125</text:p>
          </table:table-cell>
          <table:table-cell/>
          <table:table-cell table:formula="of:=AVERAGE([.C557:.C563])" office:value-type="float" office:value="64175.6266857143" calcext:value-type="float">
            <text:p>64175.6266857143</text:p>
          </table:table-cell>
          <table:table-cell/>
          <table:table-cell table:formula="of:=[.$K$3]*COS((([.A560]+[.$K$2])/[.$K$6]))+[.$K$4]*COS((([.A560]+[.$K$2])*2/[.$K$6]))+[.$K$5]*COS((([.A560]+[.$K$2])/(2*[.$K$6])))+[.$K$1]" office:value-type="float" office:value="73478.7613847337" calcext:value-type="float">
            <text:p>73478.7613847337</text:p>
          </table:table-cell>
          <table:table-cell table:number-columns-repeated="15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2017-06-02 14:55:10</text:p>
          </table:table-cell>
          <table:table-cell office:value-type="float" office:value="64811.293" calcext:value-type="float">
            <text:p>64811.293</text:p>
          </table:table-cell>
          <table:table-cell/>
          <table:table-cell table:formula="of:=AVERAGE([.C558:.C564])" office:value-type="float" office:value="64513.0541428571" calcext:value-type="float">
            <text:p>64513.0541428571</text:p>
          </table:table-cell>
          <table:table-cell/>
          <table:table-cell table:formula="of:=[.$K$3]*COS((([.A561]+[.$K$2])/[.$K$6]))+[.$K$4]*COS((([.A561]+[.$K$2])*2/[.$K$6]))+[.$K$5]*COS((([.A561]+[.$K$2])/(2*[.$K$6])))+[.$K$1]" office:value-type="float" office:value="73667.4900697168" calcext:value-type="float">
            <text:p>73667.4900697168</text:p>
          </table:table-cell>
          <table:table-cell table:number-columns-repeated="15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2017-06-02 14:56:10</text:p>
          </table:table-cell>
          <table:table-cell office:value-type="float" office:value="64838.0547" calcext:value-type="float">
            <text:p>64838.0547</text:p>
          </table:table-cell>
          <table:table-cell/>
          <table:table-cell table:formula="of:=AVERAGE([.C559:.C565])" office:value-type="float" office:value="64912.6144142857" calcext:value-type="float">
            <text:p>64912.6144142857</text:p>
          </table:table-cell>
          <table:table-cell/>
          <table:table-cell table:formula="of:=[.$K$3]*COS((([.A562]+[.$K$2])/[.$K$6]))+[.$K$4]*COS((([.A562]+[.$K$2])*2/[.$K$6]))+[.$K$5]*COS((([.A562]+[.$K$2])/(2*[.$K$6])))+[.$K$1]" office:value-type="float" office:value="73855.7812912176" calcext:value-type="float">
            <text:p>73855.7812912176</text:p>
          </table:table-cell>
          <table:table-cell table:number-columns-repeated="15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2017-06-02 14:57:10</text:p>
          </table:table-cell>
          <table:table-cell office:value-type="float" office:value="64918.3477" calcext:value-type="float">
            <text:p>64918.3477</text:p>
          </table:table-cell>
          <table:table-cell/>
          <table:table-cell table:formula="of:=AVERAGE([.C560:.C566])" office:value-type="float" office:value="65207.9832714286" calcext:value-type="float">
            <text:p>65207.9832714286</text:p>
          </table:table-cell>
          <table:table-cell/>
          <table:table-cell table:formula="of:=[.$K$3]*COS((([.A563]+[.$K$2])/[.$K$6]))+[.$K$4]*COS((([.A563]+[.$K$2])*2/[.$K$6]))+[.$K$5]*COS((([.A563]+[.$K$2])/(2*[.$K$6])))+[.$K$1]" office:value-type="float" office:value="74043.5679414751" calcext:value-type="float">
            <text:p>74043.5679414751</text:p>
          </table:table-cell>
          <table:table-cell table:number-columns-repeated="15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2017-06-02 14:58:10</text:p>
          </table:table-cell>
          <table:table-cell office:value-type="float" office:value="65480.4141" calcext:value-type="float">
            <text:p>65480.4141</text:p>
          </table:table-cell>
          <table:table-cell/>
          <table:table-cell table:formula="of:=AVERAGE([.C561:.C567])" office:value-type="float" office:value="65467.0279142857" calcext:value-type="float">
            <text:p>65467.0279142857</text:p>
          </table:table-cell>
          <table:table-cell/>
          <table:table-cell table:formula="of:=[.$K$3]*COS((([.A564]+[.$K$2])/[.$K$6]))+[.$K$4]*COS((([.A564]+[.$K$2])*2/[.$K$6]))+[.$K$5]*COS((([.A564]+[.$K$2])/(2*[.$K$6])))+[.$K$1]" office:value-type="float" office:value="74230.7828220904" calcext:value-type="float">
            <text:p>74230.7828220904</text:p>
          </table:table-cell>
          <table:table-cell table:number-columns-repeated="15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2017-06-02 14:59:10</text:p>
          </table:table-cell>
          <table:table-cell office:value-type="float" office:value="66129.4531" calcext:value-type="float">
            <text:p>66129.4531</text:p>
          </table:table-cell>
          <table:table-cell/>
          <table:table-cell table:formula="of:=AVERAGE([.C562:.C568])" office:value-type="float" office:value="65785.3376142857" calcext:value-type="float">
            <text:p>65785.3376142857</text:p>
          </table:table-cell>
          <table:table-cell/>
          <table:table-cell table:formula="of:=[.$K$3]*COS((([.A565]+[.$K$2])/[.$K$6]))+[.$K$4]*COS((([.A565]+[.$K$2])*2/[.$K$6]))+[.$K$5]*COS((([.A565]+[.$K$2])/(2*[.$K$6])))+[.$K$1]" office:value-type="float" office:value="74417.3586608739" calcext:value-type="float">
            <text:p>74417.3586608739</text:p>
          </table:table-cell>
          <table:table-cell table:number-columns-repeated="15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2017-06-02 15:00:10</text:p>
          </table:table-cell>
          <table:table-cell office:value-type="float" office:value="65875.1953" calcext:value-type="float">
            <text:p>65875.1953</text:p>
          </table:table-cell>
          <table:table-cell/>
          <table:table-cell table:formula="of:=AVERAGE([.C563:.C569])" office:value-type="float" office:value="66153.3532428571" calcext:value-type="float">
            <text:p>66153.3532428571</text:p>
          </table:table-cell>
          <table:table-cell/>
          <table:table-cell table:formula="of:=[.$K$3]*COS((([.A566]+[.$K$2])/[.$K$6]))+[.$K$4]*COS((([.A566]+[.$K$2])*2/[.$K$6]))+[.$K$5]*COS((([.A566]+[.$K$2])/(2*[.$K$6])))+[.$K$1]" office:value-type="float" office:value="74603.2281287165" calcext:value-type="float">
            <text:p>74603.2281287165</text:p>
          </table:table-cell>
          <table:table-cell table:number-columns-repeated="15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2017-06-02 15:01:10</text:p>
          </table:table-cell>
          <table:table-cell office:value-type="float" office:value="66216.4375" calcext:value-type="float">
            <text:p>66216.4375</text:p>
          </table:table-cell>
          <table:table-cell/>
          <table:table-cell table:formula="of:=AVERAGE([.C564:.C570])" office:value-type="float" office:value="66526.1495571429" calcext:value-type="float">
            <text:p>66526.1495571429</text:p>
          </table:table-cell>
          <table:table-cell/>
          <table:table-cell table:formula="of:=[.$K$3]*COS((([.A567]+[.$K$2])/[.$K$6]))+[.$K$4]*COS((([.A567]+[.$K$2])*2/[.$K$6]))+[.$K$5]*COS((([.A567]+[.$K$2])/(2*[.$K$6])))+[.$K$1]" office:value-type="float" office:value="74788.3238564838" calcext:value-type="float">
            <text:p>74788.3238564838</text:p>
          </table:table-cell>
          <table:table-cell table:number-columns-repeated="15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2017-06-02 15:02:10</text:p>
          </table:table-cell>
          <table:table-cell office:value-type="float" office:value="67039.4609" calcext:value-type="float">
            <text:p>67039.4609</text:p>
          </table:table-cell>
          <table:table-cell/>
          <table:table-cell table:formula="of:=AVERAGE([.C565:.C571])" office:value-type="float" office:value="66841.5915142857" calcext:value-type="float">
            <text:p>66841.5915142857</text:p>
          </table:table-cell>
          <table:table-cell/>
          <table:table-cell table:formula="of:=[.$K$3]*COS((([.A568]+[.$K$2])/[.$K$6]))+[.$K$4]*COS((([.A568]+[.$K$2])*2/[.$K$6]))+[.$K$5]*COS((([.A568]+[.$K$2])/(2*[.$K$6])))+[.$K$1]" office:value-type="float" office:value="74972.5784519272" calcext:value-type="float">
            <text:p>74972.5784519272</text:p>
          </table:table-cell>
          <table:table-cell table:number-columns-repeated="15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2017-06-02 15:03:10</text:p>
          </table:table-cell>
          <table:table-cell office:value-type="float" office:value="67414.1641" calcext:value-type="float">
            <text:p>67414.1641</text:p>
          </table:table-cell>
          <table:table-cell/>
          <table:table-cell table:formula="of:=AVERAGE([.C566:.C572])" office:value-type="float" office:value="67008.8716571429" calcext:value-type="float">
            <text:p>67008.8716571429</text:p>
          </table:table-cell>
          <table:table-cell/>
          <table:table-cell table:formula="of:=[.$K$3]*COS((([.A569]+[.$K$2])/[.$K$6]))+[.$K$4]*COS((([.A569]+[.$K$2])*2/[.$K$6]))+[.$K$5]*COS((([.A569]+[.$K$2])/(2*[.$K$6])))+[.$K$1]" office:value-type="float" office:value="75155.924516609" calcext:value-type="float">
            <text:p>75155.924516609</text:p>
          </table:table-cell>
          <table:table-cell table:number-columns-repeated="15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2017-06-02 15:04:10</text:p>
          </table:table-cell>
          <table:table-cell office:value-type="float" office:value="67527.9219" calcext:value-type="float">
            <text:p>67527.9219</text:p>
          </table:table-cell>
          <table:table-cell/>
          <table:table-cell table:formula="of:=AVERAGE([.C567:.C573])" office:value-type="float" office:value="67214.3861714286" calcext:value-type="float">
            <text:p>67214.3861714286</text:p>
          </table:table-cell>
          <table:table-cell/>
          <table:table-cell table:formula="of:=[.$K$3]*COS((([.A570]+[.$K$2])/[.$K$6]))+[.$K$4]*COS((([.A570]+[.$K$2])*2/[.$K$6]))+[.$K$5]*COS((([.A570]+[.$K$2])/(2*[.$K$6])))+[.$K$1]" office:value-type="float" office:value="75338.2946628372" calcext:value-type="float">
            <text:p>75338.2946628372</text:p>
          </table:table-cell>
          <table:table-cell table:number-columns-repeated="15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2017-06-02 15:05:10</text:p>
          </table:table-cell>
          <table:table-cell office:value-type="float" office:value="67688.5078" calcext:value-type="float">
            <text:p>67688.5078</text:p>
          </table:table-cell>
          <table:table-cell/>
          <table:table-cell table:formula="of:=AVERAGE([.C568:.C574])" office:value-type="float" office:value="67333.8716571429" calcext:value-type="float">
            <text:p>67333.8716571429</text:p>
          </table:table-cell>
          <table:table-cell/>
          <table:table-cell table:formula="of:=[.$K$3]*COS((([.A571]+[.$K$2])/[.$K$6]))+[.$K$4]*COS((([.A571]+[.$K$2])*2/[.$K$6]))+[.$K$5]*COS((([.A571]+[.$K$2])/(2*[.$K$6])))+[.$K$1]" office:value-type="float" office:value="75519.621530605" calcext:value-type="float">
            <text:p>75519.621530605</text:p>
          </table:table-cell>
          <table:table-cell table:number-columns-repeated="15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2017-06-02 15:06:10</text:p>
          </table:table-cell>
          <table:table-cell office:value-type="float" office:value="67300.4141" calcext:value-type="float">
            <text:p>67300.4141</text:p>
          </table:table-cell>
          <table:table-cell/>
          <table:table-cell table:formula="of:=AVERAGE([.C569:.C575])" office:value-type="float" office:value="67290.8560428571" calcext:value-type="float">
            <text:p>67290.8560428571</text:p>
          </table:table-cell>
          <table:table-cell/>
          <table:table-cell table:formula="of:=[.$K$3]*COS((([.A572]+[.$K$2])/[.$K$6]))+[.$K$4]*COS((([.A572]+[.$K$2])*2/[.$K$6]))+[.$K$5]*COS((([.A572]+[.$K$2])/(2*[.$K$6])))+[.$K$1]" office:value-type="float" office:value="75699.8378045329" calcext:value-type="float">
            <text:p>75699.8378045329</text:p>
          </table:table-cell>
          <table:table-cell table:number-columns-repeated="15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2017-06-02 15:07:10</text:p>
          </table:table-cell>
          <table:table-cell office:value-type="float" office:value="67313.7969" calcext:value-type="float">
            <text:p>67313.7969</text:p>
          </table:table-cell>
          <table:table-cell/>
          <table:table-cell table:formula="of:=AVERAGE([.C570:.C576])" office:value-type="float" office:value="67111.1495714286" calcext:value-type="float">
            <text:p>67111.1495714286</text:p>
          </table:table-cell>
          <table:table-cell/>
          <table:table-cell table:formula="of:=[.$K$3]*COS((([.A573]+[.$K$2])/[.$K$6]))+[.$K$4]*COS((([.A573]+[.$K$2])*2/[.$K$6]))+[.$K$5]*COS((([.A573]+[.$K$2])/(2*[.$K$6])))+[.$K$1]" office:value-type="float" office:value="75878.8762308072" calcext:value-type="float">
            <text:p>75878.8762308072</text:p>
          </table:table-cell>
          <table:table-cell table:number-columns-repeated="15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2017-06-02 15:08:10</text:p>
          </table:table-cell>
          <table:table-cell office:value-type="float" office:value="67052.8359" calcext:value-type="float">
            <text:p>67052.8359</text:p>
          </table:table-cell>
          <table:table-cell/>
          <table:table-cell table:formula="of:=AVERAGE([.C571:.C577])" office:value-type="float" office:value="66908.5011285714" calcext:value-type="float">
            <text:p>66908.5011285714</text:p>
          </table:table-cell>
          <table:table-cell/>
          <table:table-cell table:formula="of:=[.$K$3]*COS((([.A574]+[.$K$2])/[.$K$6]))+[.$K$4]*COS((([.A574]+[.$K$2])*2/[.$K$6]))+[.$K$5]*COS((([.A574]+[.$K$2])/(2*[.$K$6])))+[.$K$1]" office:value-type="float" office:value="76056.669634112" calcext:value-type="float">
            <text:p>76056.669634112</text:p>
          </table:table-cell>
          <table:table-cell table:number-columns-repeated="15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2017-06-02 15:09:10</text:p>
          </table:table-cell>
          <table:table-cell office:value-type="float" office:value="66738.3516" calcext:value-type="float">
            <text:p>66738.3516</text:p>
          </table:table-cell>
          <table:table-cell/>
          <table:table-cell table:formula="of:=AVERAGE([.C572:.C578])" office:value-type="float" office:value="66686.7355" calcext:value-type="float">
            <text:p>66686.7355</text:p>
          </table:table-cell>
          <table:table-cell/>
          <table:table-cell table:formula="of:=[.$K$3]*COS((([.A575]+[.$K$2])/[.$K$6]))+[.$K$4]*COS((([.A575]+[.$K$2])*2/[.$K$6]))+[.$K$5]*COS((([.A575]+[.$K$2])/(2*[.$K$6])))+[.$K$1]" office:value-type="float" office:value="76233.1509345512" calcext:value-type="float">
            <text:p>76233.1509345512</text:p>
          </table:table-cell>
          <table:table-cell table:number-columns-repeated="15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2017-06-02 15:10:10</text:p>
          </table:table-cell>
          <table:table-cell office:value-type="float" office:value="66156.2188" calcext:value-type="float">
            <text:p>66156.2188</text:p>
          </table:table-cell>
          <table:table-cell/>
          <table:table-cell table:formula="of:=AVERAGE([.C573:.C579])" office:value-type="float" office:value="66550.0435285714" calcext:value-type="float">
            <text:p>66550.0435285714</text:p>
          </table:table-cell>
          <table:table-cell/>
          <table:table-cell table:formula="of:=[.$K$3]*COS((([.A576]+[.$K$2])/[.$K$6]))+[.$K$4]*COS((([.A576]+[.$K$2])*2/[.$K$6]))+[.$K$5]*COS((([.A576]+[.$K$2])/(2*[.$K$6])))+[.$K$1]" office:value-type="float" office:value="76408.2531645546" calcext:value-type="float">
            <text:p>76408.2531645546</text:p>
          </table:table-cell>
          <table:table-cell table:number-columns-repeated="15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2017-06-02 15:11:10</text:p>
          </table:table-cell>
          <table:table-cell office:value-type="float" office:value="66109.3828" calcext:value-type="float">
            <text:p>66109.3828</text:p>
          </table:table-cell>
          <table:table-cell/>
          <table:table-cell table:formula="of:=AVERAGE([.C574:.C580])" office:value-type="float" office:value="66508.9408428571" calcext:value-type="float">
            <text:p>66508.9408428571</text:p>
          </table:table-cell>
          <table:table-cell/>
          <table:table-cell table:formula="of:=[.$K$3]*COS((([.A577]+[.$K$2])/[.$K$6]))+[.$K$4]*COS((([.A577]+[.$K$2])*2/[.$K$6]))+[.$K$5]*COS((([.A577]+[.$K$2])/(2*[.$K$6])))+[.$K$1]" office:value-type="float" office:value="76581.9094857657" calcext:value-type="float">
            <text:p>76581.9094857657</text:p>
          </table:table-cell>
          <table:table-cell table:number-columns-repeated="15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2017-06-02 15:12:10</text:p>
          </table:table-cell>
          <table:table-cell office:value-type="float" office:value="66136.1484" calcext:value-type="float">
            <text:p>66136.1484</text:p>
          </table:table-cell>
          <table:table-cell/>
          <table:table-cell table:formula="of:=AVERAGE([.C575:.C581])" office:value-type="float" office:value="66513.1149571429" calcext:value-type="float">
            <text:p>66513.1149571429</text:p>
          </table:table-cell>
          <table:table-cell/>
          <table:table-cell table:formula="of:=[.$K$3]*COS((([.A578]+[.$K$2])/[.$K$6]))+[.$K$4]*COS((([.A578]+[.$K$2])*2/[.$K$6]))+[.$K$5]*COS((([.A578]+[.$K$2])/(2*[.$K$6])))+[.$K$1]" office:value-type="float" office:value="76754.0532059067" calcext:value-type="float">
            <text:p>76754.0532059067</text:p>
          </table:table-cell>
          <table:table-cell table:number-columns-repeated="15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2017-06-02 15:13:10</text:p>
          </table:table-cell>
          <table:table-cell office:value-type="float" office:value="66343.5703" calcext:value-type="float">
            <text:p>66343.5703</text:p>
          </table:table-cell>
          <table:table-cell/>
          <table:table-cell table:formula="of:=AVERAGE([.C576:.C582])" office:value-type="float" office:value="66512.8125" calcext:value-type="float">
            <text:p>66512.8125</text:p>
          </table:table-cell>
          <table:table-cell/>
          <table:table-cell table:formula="of:=[.$K$3]*COS((([.A579]+[.$K$2])/[.$K$6]))+[.$K$4]*COS((([.A579]+[.$K$2])*2/[.$K$6]))+[.$K$5]*COS((([.A579]+[.$K$2])/(2*[.$K$6])))+[.$K$1]" office:value-type="float" office:value="76924.6177956163" calcext:value-type="float">
            <text:p>76924.6177956163</text:p>
          </table:table-cell>
          <table:table-cell table:number-columns-repeated="15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2017-06-02 15:14:10</text:p>
          </table:table-cell>
          <table:table-cell office:value-type="float" office:value="67026.0781" calcext:value-type="float">
            <text:p>67026.0781</text:p>
          </table:table-cell>
          <table:table-cell/>
          <table:table-cell table:formula="of:=AVERAGE([.C577:.C583])" office:value-type="float" office:value="66556.2712" calcext:value-type="float">
            <text:p>66556.2712</text:p>
          </table:table-cell>
          <table:table-cell/>
          <table:table-cell table:formula="of:=[.$K$3]*COS((([.A580]+[.$K$2])/[.$K$6]))+[.$K$4]*COS((([.A580]+[.$K$2])*2/[.$K$6]))+[.$K$5]*COS((([.A580]+[.$K$2])/(2*[.$K$6])))+[.$K$1]" office:value-type="float" office:value="77093.5369052562" calcext:value-type="float">
            <text:p>77093.5369052562</text:p>
          </table:table-cell>
          <table:table-cell table:number-columns-repeated="15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2017-06-02 15:15:10</text:p>
          </table:table-cell>
          <table:table-cell office:value-type="float" office:value="67082.0547" calcext:value-type="float">
            <text:p>67082.0547</text:p>
          </table:table-cell>
          <table:table-cell/>
          <table:table-cell table:formula="of:=AVERAGE([.C578:.C584])" office:value-type="float" office:value="66637.3113857143" calcext:value-type="float">
            <text:p>66637.3113857143</text:p>
          </table:table-cell>
          <table:table-cell/>
          <table:table-cell table:formula="of:=[.$K$3]*COS((([.A581]+[.$K$2])/[.$K$6]))+[.$K$4]*COS((([.A581]+[.$K$2])*2/[.$K$6]))+[.$K$5]*COS((([.A581]+[.$K$2])/(2*[.$K$6])))+[.$K$1]" office:value-type="float" office:value="77260.7443816837" calcext:value-type="float">
            <text:p>77260.7443816837</text:p>
          </table:table-cell>
          <table:table-cell table:number-columns-repeated="15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2017-06-02 15:16:10</text:p>
          </table:table-cell>
          <table:table-cell office:value-type="float" office:value="66736.2344" calcext:value-type="float">
            <text:p>66736.2344</text:p>
          </table:table-cell>
          <table:table-cell/>
          <table:table-cell table:formula="of:=AVERAGE([.C579:.C585])" office:value-type="float" office:value="66702.7310285714" calcext:value-type="float">
            <text:p>66702.7310285714</text:p>
          </table:table-cell>
          <table:table-cell/>
          <table:table-cell table:formula="of:=[.$K$3]*COS((([.A582]+[.$K$2])/[.$K$6]))+[.$K$4]*COS((([.A582]+[.$K$2])*2/[.$K$6]))+[.$K$5]*COS((([.A582]+[.$K$2])/(2*[.$K$6])))+[.$K$1]" office:value-type="float" office:value="77426.1742849834" calcext:value-type="float">
            <text:p>77426.1742849834</text:p>
          </table:table-cell>
          <table:table-cell table:number-columns-repeated="15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2017-06-02 15:17:10</text:p>
          </table:table-cell>
          <table:table-cell office:value-type="float" office:value="66460.4297" calcext:value-type="float">
            <text:p>66460.4297</text:p>
          </table:table-cell>
          <table:table-cell/>
          <table:table-cell table:formula="of:=AVERAGE([.C580:.C586])" office:value-type="float" office:value="66798.0401857143" calcext:value-type="float">
            <text:p>66798.0401857143</text:p>
          </table:table-cell>
          <table:table-cell/>
          <table:table-cell table:formula="of:=[.$K$3]*COS((([.A583]+[.$K$2])/[.$K$6]))+[.$K$4]*COS((([.A583]+[.$K$2])*2/[.$K$6]))+[.$K$5]*COS((([.A583]+[.$K$2])/(2*[.$K$6])))+[.$K$1]" office:value-type="float" office:value="77589.7609051579" calcext:value-type="float">
            <text:p>77589.7609051579</text:p>
          </table:table-cell>
          <table:table-cell table:number-columns-repeated="15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2017-06-02 15:18:10</text:p>
          </table:table-cell>
          <table:table-cell office:value-type="float" office:value="66676.6641" calcext:value-type="float">
            <text:p>66676.6641</text:p>
          </table:table-cell>
          <table:table-cell/>
          <table:table-cell table:formula="of:=AVERAGE([.C581:.C587])" office:value-type="float" office:value="66809.5111714286" calcext:value-type="float">
            <text:p>66809.5111714286</text:p>
          </table:table-cell>
          <table:table-cell/>
          <table:table-cell table:formula="of:=[.$K$3]*COS((([.A584]+[.$K$2])/[.$K$6]))+[.$K$4]*COS((([.A584]+[.$K$2])*2/[.$K$6]))+[.$K$5]*COS((([.A584]+[.$K$2])/(2*[.$K$6])))+[.$K$1]" office:value-type="float" office:value="77751.4387787694" calcext:value-type="float">
            <text:p>77751.4387787694</text:p>
          </table:table-cell>
          <table:table-cell table:number-columns-repeated="15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2017-06-02 15:19:10</text:p>
          </table:table-cell>
          <table:table-cell office:value-type="float" office:value="66594.0859" calcext:value-type="float">
            <text:p>66594.0859</text:p>
          </table:table-cell>
          <table:table-cell/>
          <table:table-cell table:formula="of:=AVERAGE([.C582:.C588])" office:value-type="float" office:value="66758.5000142857" calcext:value-type="float">
            <text:p>66758.5000142857</text:p>
          </table:table-cell>
          <table:table-cell/>
          <table:table-cell table:formula="of:=[.$K$3]*COS((([.A585]+[.$K$2])/[.$K$6]))+[.$K$4]*COS((([.A585]+[.$K$2])*2/[.$K$6]))+[.$K$5]*COS((([.A585]+[.$K$2])/(2*[.$K$6])))+[.$K$1]" office:value-type="float" office:value="77911.142705532" calcext:value-type="float">
            <text:p>77911.142705532</text:p>
          </table:table-cell>
          <table:table-cell table:number-columns-repeated="15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2017-06-02 15:20:10</text:p>
          </table:table-cell>
          <table:table-cell office:value-type="float" office:value="67010.7344" calcext:value-type="float">
            <text:p>67010.7344</text:p>
          </table:table-cell>
          <table:table-cell/>
          <table:table-cell table:formula="of:=AVERAGE([.C583:.C589])" office:value-type="float" office:value="66681.3761285714" calcext:value-type="float">
            <text:p>66681.3761285714</text:p>
          </table:table-cell>
          <table:table-cell/>
          <table:table-cell table:formula="of:=[.$K$3]*COS((([.A586]+[.$K$2])/[.$K$6]))+[.$K$4]*COS((([.A586]+[.$K$2])*2/[.$K$6]))+[.$K$5]*COS((([.A586]+[.$K$2])/(2*[.$K$6])))+[.$K$1]" office:value-type="float" office:value="78068.8077648476" calcext:value-type="float">
            <text:p>78068.8077648476</text:p>
          </table:table-cell>
          <table:table-cell table:number-columns-repeated="15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2017-06-02 15:21:10</text:p>
          </table:table-cell>
          <table:table-cell office:value-type="float" office:value="67106.375" calcext:value-type="float">
            <text:p>67106.375</text:p>
          </table:table-cell>
          <table:table-cell/>
          <table:table-cell table:formula="of:=AVERAGE([.C584:.C590])" office:value-type="float" office:value="66616.1183142857" calcext:value-type="float">
            <text:p>66616.1183142857</text:p>
          </table:table-cell>
          <table:table-cell/>
          <table:table-cell table:formula="of:=[.$K$3]*COS((([.A587]+[.$K$2])/[.$K$6]))+[.$K$4]*COS((([.A587]+[.$K$2])*2/[.$K$6]))+[.$K$5]*COS((([.A587]+[.$K$2])/(2*[.$K$6])))+[.$K$1]" office:value-type="float" office:value="78224.3693322833" calcext:value-type="float">
            <text:p>78224.3693322833</text:p>
          </table:table-cell>
          <table:table-cell table:number-columns-repeated="15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2017-06-02 15:22:10</text:p>
          </table:table-cell>
          <table:table-cell office:value-type="float" office:value="66724.9766" calcext:value-type="float">
            <text:p>66724.9766</text:p>
          </table:table-cell>
          <table:table-cell/>
          <table:table-cell table:formula="of:=AVERAGE([.C585:.C591])" office:value-type="float" office:value="66548.3906285714" calcext:value-type="float">
            <text:p>66548.3906285714</text:p>
          </table:table-cell>
          <table:table-cell/>
          <table:table-cell table:formula="of:=[.$K$3]*COS((([.A588]+[.$K$2])/[.$K$6]))+[.$K$4]*COS((([.A588]+[.$K$2])*2/[.$K$6]))+[.$K$5]*COS((([.A588]+[.$K$2])/(2*[.$K$6])))+[.$K$1]" office:value-type="float" office:value="78377.7630959863" calcext:value-type="float">
            <text:p>78377.7630959863</text:p>
          </table:table-cell>
          <table:table-cell table:number-columns-repeated="15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2017-06-02 15:23:10</text:p>
          </table:table-cell>
          <table:table-cell office:value-type="float" office:value="66196.3672" calcext:value-type="float">
            <text:p>66196.3672</text:p>
          </table:table-cell>
          <table:table-cell/>
          <table:table-cell table:formula="of:=AVERAGE([.C586:.C592])" office:value-type="float" office:value="66426.9464428571" calcext:value-type="float">
            <text:p>66426.9464428571</text:p>
          </table:table-cell>
          <table:table-cell/>
          <table:table-cell table:formula="of:=[.$K$3]*COS((([.A589]+[.$K$2])/[.$K$6]))+[.$K$4]*COS((([.A589]+[.$K$2])*2/[.$K$6]))+[.$K$5]*COS((([.A589]+[.$K$2])/(2*[.$K$6])))+[.$K$1]" office:value-type="float" office:value="78528.9250730304" calcext:value-type="float">
            <text:p>78528.9250730304</text:p>
          </table:table-cell>
          <table:table-cell table:number-columns-repeated="15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2017-06-02 15:24:10</text:p>
          </table:table-cell>
          <table:table-cell office:value-type="float" office:value="66003.625" calcext:value-type="float">
            <text:p>66003.625</text:p>
          </table:table-cell>
          <table:table-cell/>
          <table:table-cell table:formula="of:=AVERAGE([.C587:.C593])" office:value-type="float" office:value="66133.6060428571" calcext:value-type="float">
            <text:p>66133.6060428571</text:p>
          </table:table-cell>
          <table:table-cell/>
          <table:table-cell table:formula="of:=[.$K$3]*COS((([.A590]+[.$K$2])/[.$K$6]))+[.$K$4]*COS((([.A590]+[.$K$2])*2/[.$K$6]))+[.$K$5]*COS((([.A590]+[.$K$2])/(2*[.$K$6])))+[.$K$1]" office:value-type="float" office:value="78677.7916256934" calcext:value-type="float">
            <text:p>78677.7916256934</text:p>
          </table:table-cell>
          <table:table-cell table:number-columns-repeated="15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2017-06-02 15:25:10</text:p>
          </table:table-cell>
          <table:table-cell office:value-type="float" office:value="66202.5703" calcext:value-type="float">
            <text:p>66202.5703</text:p>
          </table:table-cell>
          <table:table-cell/>
          <table:table-cell table:formula="of:=AVERAGE([.C588:.C594])" office:value-type="float" office:value="65722.7851714286" calcext:value-type="float">
            <text:p>65722.7851714286</text:p>
          </table:table-cell>
          <table:table-cell/>
          <table:table-cell table:formula="of:=[.$K$3]*COS((([.A591]+[.$K$2])/[.$K$6]))+[.$K$4]*COS((([.A591]+[.$K$2])*2/[.$K$6]))+[.$K$5]*COS((([.A591]+[.$K$2])/(2*[.$K$6])))+[.$K$1]" office:value-type="float" office:value="78824.2994776584" calcext:value-type="float">
            <text:p>78824.2994776584</text:p>
          </table:table-cell>
          <table:table-cell table:number-columns-repeated="15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2017-06-02 15:26:10</text:p>
          </table:table-cell>
          <table:table-cell office:value-type="float" office:value="65743.9766" calcext:value-type="float">
            <text:p>65743.9766</text:p>
          </table:table-cell>
          <table:table-cell/>
          <table:table-cell table:formula="of:=AVERAGE([.C589:.C595])" office:value-type="float" office:value="65293.4057" calcext:value-type="float">
            <text:p>65293.4057</text:p>
          </table:table-cell>
          <table:table-cell/>
          <table:table-cell table:formula="of:=[.$K$3]*COS((([.A592]+[.$K$2])/[.$K$6]))+[.$K$4]*COS((([.A592]+[.$K$2])*2/[.$K$6]))+[.$K$5]*COS((([.A592]+[.$K$2])/(2*[.$K$6])))+[.$K$1]" office:value-type="float" office:value="78968.3857301369" calcext:value-type="float">
            <text:p>78968.3857301369</text:p>
          </table:table-cell>
          <table:table-cell table:number-columns-repeated="15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2017-06-02 15:27:10</text:p>
          </table:table-cell>
          <table:table-cell office:value-type="float" office:value="64957.3516" calcext:value-type="float">
            <text:p>64957.3516</text:p>
          </table:table-cell>
          <table:table-cell/>
          <table:table-cell table:formula="of:=AVERAGE([.C590:.C596])" office:value-type="float" office:value="64505.6400714286" calcext:value-type="float">
            <text:p>64505.6400714286</text:p>
          </table:table-cell>
          <table:table-cell/>
          <table:table-cell table:formula="of:=[.$K$3]*COS((([.A593]+[.$K$2])/[.$K$6]))+[.$K$4]*COS((([.A593]+[.$K$2])*2/[.$K$6]))+[.$K$5]*COS((([.A593]+[.$K$2])/(2*[.$K$6])))+[.$K$1]" office:value-type="float" office:value="79109.9878779098" calcext:value-type="float">
            <text:p>79109.9878779098</text:p>
          </table:table-cell>
          <table:table-cell table:number-columns-repeated="15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2017-06-02 15:28:10</text:p>
          </table:table-cell>
          <table:table-cell office:value-type="float" office:value="64230.6289" calcext:value-type="float">
            <text:p>64230.6289</text:p>
          </table:table-cell>
          <table:table-cell/>
          <table:table-cell table:formula="of:=AVERAGE([.C591:.C597])" office:value-type="float" office:value="63678.6127285714" calcext:value-type="float">
            <text:p>63678.6127285714</text:p>
          </table:table-cell>
          <table:table-cell/>
          <table:table-cell table:formula="of:=[.$K$3]*COS((([.A594]+[.$K$2])/[.$K$6]))+[.$K$4]*COS((([.A594]+[.$K$2])*2/[.$K$6]))+[.$K$5]*COS((([.A594]+[.$K$2])/(2*[.$K$6])))+[.$K$1]" office:value-type="float" office:value="79249.0438252808" calcext:value-type="float">
            <text:p>79249.0438252808</text:p>
          </table:table-cell>
          <table:table-cell table:number-columns-repeated="1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2017-06-02 15:29:10</text:p>
          </table:table-cell>
          <table:table-cell office:value-type="float" office:value="63719.3203" calcext:value-type="float">
            <text:p>63719.3203</text:p>
          </table:table-cell>
          <table:table-cell/>
          <table:table-cell table:formula="of:=AVERAGE([.C592:.C598])" office:value-type="float" office:value="62809.7360571429" calcext:value-type="float">
            <text:p>62809.7360571429</text:p>
          </table:table-cell>
          <table:table-cell/>
          <table:table-cell table:formula="of:=[.$K$3]*COS((([.A595]+[.$K$2])/[.$K$6]))+[.$K$4]*COS((([.A595]+[.$K$2])*2/[.$K$6]))+[.$K$5]*COS((([.A595]+[.$K$2])/(2*[.$K$6])))+[.$K$1]" office:value-type="float" office:value="79385.4919019406" calcext:value-type="float">
            <text:p>79385.4919019406</text:p>
          </table:table-cell>
          <table:table-cell table:number-columns-repeated="15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2017-06-02 15:40:27</text:p>
          </table:table-cell>
          <table:table-cell office:value-type="float" office:value="60682.0078" calcext:value-type="float">
            <text:p>60682.0078</text:p>
          </table:table-cell>
          <table:table-cell/>
          <table:table-cell table:formula="of:=AVERAGE([.C593:.C599])" office:value-type="float" office:value="61984.7829285714" calcext:value-type="float">
            <text:p>61984.7829285714</text:p>
          </table:table-cell>
          <table:table-cell/>
          <table:table-cell table:formula="of:=[.$K$3]*COS((([.A596]+[.$K$2])/[.$K$6]))+[.$K$4]*COS((([.A596]+[.$K$2])*2/[.$K$6]))+[.$K$5]*COS((([.A596]+[.$K$2])/(2*[.$K$6])))+[.$K$1]" office:value-type="float" office:value="79519.2708787369" calcext:value-type="float">
            <text:p>79519.2708787369</text:p>
          </table:table-cell>
          <table:table-cell table:number-columns-repeated="15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2017-06-02 15:41:27</text:p>
          </table:table-cell>
          <table:table-cell office:value-type="float" office:value="60214.4336" calcext:value-type="float">
            <text:p>60214.4336</text:p>
          </table:table-cell>
          <table:table-cell/>
          <table:table-cell table:formula="of:=AVERAGE([.C594:.C600])" office:value-type="float" office:value="61240.1718714286" calcext:value-type="float">
            <text:p>61240.1718714286</text:p>
          </table:table-cell>
          <table:table-cell/>
          <table:table-cell table:formula="of:=[.$K$3]*COS((([.A597]+[.$K$2])/[.$K$6]))+[.$K$4]*COS((([.A597]+[.$K$2])*2/[.$K$6]))+[.$K$5]*COS((([.A597]+[.$K$2])/(2*[.$K$6])))+[.$K$1]" office:value-type="float" office:value="79650.319983346" calcext:value-type="float">
            <text:p>79650.319983346</text:p>
          </table:table-cell>
          <table:table-cell table:number-columns-repeated="15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2017-06-02 15:42:27</text:p>
          </table:table-cell>
          <table:table-cell office:value-type="float" office:value="60120.4336" calcext:value-type="float">
            <text:p>60120.4336</text:p>
          </table:table-cell>
          <table:table-cell/>
          <table:table-cell table:formula="of:=AVERAGE([.C595:.C601])" office:value-type="float" office:value="60482.7137285714" calcext:value-type="float">
            <text:p>60482.7137285714</text:p>
          </table:table-cell>
          <table:table-cell/>
          <table:table-cell table:formula="of:=[.$K$3]*COS((([.A598]+[.$K$2])/[.$K$6]))+[.$K$4]*COS((([.A598]+[.$K$2])*2/[.$K$6]))+[.$K$5]*COS((([.A598]+[.$K$2])/(2*[.$K$6])))+[.$K$1]" office:value-type="float" office:value="79778.5789158434" calcext:value-type="float">
            <text:p>79778.5789158434</text:p>
          </table:table-cell>
          <table:table-cell table:number-columns-repeated="15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2017-06-02 15:43:27</text:p>
          </table:table-cell>
          <table:table-cell office:value-type="float" office:value="59969.3047" calcext:value-type="float">
            <text:p>59969.3047</text:p>
          </table:table-cell>
          <table:table-cell/>
          <table:table-cell table:formula="of:=AVERAGE([.C596:.C602])" office:value-type="float" office:value="59735.7003428572" calcext:value-type="float">
            <text:p>59735.7003428572</text:p>
          </table:table-cell>
          <table:table-cell/>
          <table:table-cell table:formula="of:=[.$K$3]*COS((([.A599]+[.$K$2])/[.$K$6]))+[.$K$4]*COS((([.A599]+[.$K$2])*2/[.$K$6]))+[.$K$5]*COS((([.A599]+[.$K$2])/(2*[.$K$6])))+[.$K$1]" office:value-type="float" office:value="79903.9878641683" calcext:value-type="float">
            <text:p>79903.9878641683</text:p>
          </table:table-cell>
          <table:table-cell table:number-columns-repeated="15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2017-06-02 15:44:27</text:p>
          </table:table-cell>
          <table:table-cell office:value-type="float" office:value="59745.0742" calcext:value-type="float">
            <text:p>59745.0742</text:p>
          </table:table-cell>
          <table:table-cell/>
          <table:table-cell table:formula="of:=AVERAGE([.C597:.C603])" office:value-type="float" office:value="59366.2382857143" calcext:value-type="float">
            <text:p>59366.2382857143</text:p>
          </table:table-cell>
          <table:table-cell/>
          <table:table-cell table:formula="of:=[.$K$3]*COS((([.A600]+[.$K$2])/[.$K$6]))+[.$K$4]*COS((([.A600]+[.$K$2])*2/[.$K$6]))+[.$K$5]*COS((([.A600]+[.$K$2])/(2*[.$K$6])))+[.$K$1]" office:value-type="float" office:value="80026.48751948" calcext:value-type="float">
            <text:p>80026.48751948</text:p>
          </table:table-cell>
          <table:table-cell table:number-columns-repeated="15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2017-06-02 15:45:27</text:p>
          </table:table-cell>
          <table:table-cell office:value-type="float" office:value="58928.4219" calcext:value-type="float">
            <text:p>58928.4219</text:p>
          </table:table-cell>
          <table:table-cell/>
          <table:table-cell table:formula="of:=AVERAGE([.C598:.C604])" office:value-type="float" office:value="59087.6099428571" calcext:value-type="float">
            <text:p>59087.6099428571</text:p>
          </table:table-cell>
          <table:table-cell/>
          <table:table-cell table:formula="of:=[.$K$3]*COS((([.A601]+[.$K$2])/[.$K$6]))+[.$K$4]*COS((([.A601]+[.$K$2])*2/[.$K$6]))+[.$K$5]*COS((([.A601]+[.$K$2])/(2*[.$K$6])))+[.$K$1]" office:value-type="float" office:value="80146.0190914005" calcext:value-type="float">
            <text:p>80146.0190914005</text:p>
          </table:table-cell>
          <table:table-cell table:number-columns-repeated="15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2017-06-02 15:46:27</text:p>
          </table:table-cell>
          <table:table-cell office:value-type="float" office:value="58490.2266" calcext:value-type="float">
            <text:p>58490.2266</text:p>
          </table:table-cell>
          <table:table-cell/>
          <table:table-cell table:formula="of:=AVERAGE([.C599:.C605])" office:value-type="float" office:value="58819.2862857143" calcext:value-type="float">
            <text:p>58819.2862857143</text:p>
          </table:table-cell>
          <table:table-cell/>
          <table:table-cell table:formula="of:=[.$K$3]*COS((([.A602]+[.$K$2])/[.$K$6]))+[.$K$4]*COS((([.A602]+[.$K$2])*2/[.$K$6]))+[.$K$5]*COS((([.A602]+[.$K$2])/(2*[.$K$6])))+[.$K$1]" office:value-type="float" office:value="80262.5243231411" calcext:value-type="float">
            <text:p>80262.5243231411</text:p>
          </table:table-cell>
          <table:table-cell table:number-columns-repeated="15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2017-06-02 15:47:27</text:p>
          </table:table-cell>
          <table:table-cell office:value-type="float" office:value="58095.7734" calcext:value-type="float">
            <text:p>58095.7734</text:p>
          </table:table-cell>
          <table:table-cell/>
          <table:table-cell table:formula="of:=AVERAGE([.C600:.C606])" office:value-type="float" office:value="58652.1467714286" calcext:value-type="float">
            <text:p>58652.1467714286</text:p>
          </table:table-cell>
          <table:table-cell/>
          <table:table-cell table:formula="of:=[.$K$3]*COS((([.A603]+[.$K$2])/[.$K$6]))+[.$K$4]*COS((([.A603]+[.$K$2])*2/[.$K$6]))+[.$K$5]*COS((([.A603]+[.$K$2])/(2*[.$K$6])))+[.$K$1]" office:value-type="float" office:value="80375.945506509" calcext:value-type="float">
            <text:p>80375.945506509</text:p>
          </table:table-cell>
          <table:table-cell table:number-columns-repeated="15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2017-06-02 15:48:27</text:p>
          </table:table-cell>
          <table:table-cell office:value-type="float" office:value="58264.0352" calcext:value-type="float">
            <text:p>58264.0352</text:p>
          </table:table-cell>
          <table:table-cell/>
          <table:table-cell table:formula="of:=AVERAGE([.C601:.C607])" office:value-type="float" office:value="58601.5312571429" calcext:value-type="float">
            <text:p>58601.5312571429</text:p>
          </table:table-cell>
          <table:table-cell/>
          <table:table-cell table:formula="of:=[.$K$3]*COS((([.A604]+[.$K$2])/[.$K$6]))+[.$K$4]*COS((([.A604]+[.$K$2])*2/[.$K$6]))+[.$K$5]*COS((([.A604]+[.$K$2])/(2*[.$K$6])))+[.$K$1]" office:value-type="float" office:value="80486.2254967899" calcext:value-type="float">
            <text:p>80486.2254967899</text:p>
          </table:table-cell>
          <table:table-cell table:number-columns-repeated="15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2017-06-02 15:49:27</text:p>
          </table:table-cell>
          <table:table-cell office:value-type="float" office:value="58242.168" calcext:value-type="float">
            <text:p>58242.168</text:p>
          </table:table-cell>
          <table:table-cell/>
          <table:table-cell table:formula="of:=AVERAGE([.C602:.C608])" office:value-type="float" office:value="58644.4531285714" calcext:value-type="float">
            <text:p>58644.4531285714</text:p>
          </table:table-cell>
          <table:table-cell/>
          <table:table-cell table:formula="of:=[.$K$3]*COS((([.A605]+[.$K$2])/[.$K$6]))+[.$K$4]*COS((([.A605]+[.$K$2])*2/[.$K$6]))+[.$K$5]*COS((([.A605]+[.$K$2])/(2*[.$K$6])))+[.$K$1]" office:value-type="float" office:value="80593.3077275035" calcext:value-type="float">
            <text:p>80593.3077275035</text:p>
          </table:table-cell>
          <table:table-cell table:number-columns-repeated="15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2017-06-02 15:50:27</text:p>
          </table:table-cell>
          <table:table-cell office:value-type="float" office:value="58799.3281" calcext:value-type="float">
            <text:p>58799.3281</text:p>
          </table:table-cell>
          <table:table-cell/>
          <table:table-cell table:formula="of:=AVERAGE([.C603:.C609])" office:value-type="float" office:value="58815.0675142857" calcext:value-type="float">
            <text:p>58815.0675142857</text:p>
          </table:table-cell>
          <table:table-cell/>
          <table:table-cell table:formula="of:=[.$K$3]*COS((([.A606]+[.$K$2])/[.$K$6]))+[.$K$4]*COS((([.A606]+[.$K$2])*2/[.$K$6]))+[.$K$5]*COS((([.A606]+[.$K$2])/(2*[.$K$6])))+[.$K$1]" office:value-type="float" office:value="80697.1362250277" calcext:value-type="float">
            <text:p>80697.1362250277</text:p>
          </table:table-cell>
          <table:table-cell table:number-columns-repeated="15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2017-06-02 15:51:27</text:p>
          </table:table-cell>
          <table:table-cell office:value-type="float" office:value="59390.7656" calcext:value-type="float">
            <text:p>59390.7656</text:p>
          </table:table-cell>
          <table:table-cell/>
          <table:table-cell table:formula="of:=AVERAGE([.C604:.C610])" office:value-type="float" office:value="59063.5044571429" calcext:value-type="float">
            <text:p>59063.5044571429</text:p>
          </table:table-cell>
          <table:table-cell/>
          <table:table-cell table:formula="of:=[.$K$3]*COS((([.A607]+[.$K$2])/[.$K$6]))+[.$K$4]*COS((([.A607]+[.$K$2])*2/[.$K$6]))+[.$K$5]*COS((([.A607]+[.$K$2])/(2*[.$K$6])))+[.$K$1]" office:value-type="float" office:value="80797.6556230894" calcext:value-type="float">
            <text:p>80797.6556230894</text:p>
          </table:table-cell>
          <table:table-cell table:number-columns-repeated="15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2017-06-02 15:52:27</text:p>
          </table:table-cell>
          <table:table-cell office:value-type="float" office:value="59228.875" calcext:value-type="float">
            <text:p>59228.875</text:p>
          </table:table-cell>
          <table:table-cell/>
          <table:table-cell table:formula="of:=AVERAGE([.C605:.C611])" office:value-type="float" office:value="59233.5357" calcext:value-type="float">
            <text:p>59233.5357</text:p>
          </table:table-cell>
          <table:table-cell/>
          <table:table-cell table:formula="of:=[.$K$3]*COS((([.A608]+[.$K$2])/[.$K$6]))+[.$K$4]*COS((([.A608]+[.$K$2])*2/[.$K$6]))+[.$K$5]*COS((([.A608]+[.$K$2])/(2*[.$K$6])))+[.$K$1]" office:value-type="float" office:value="80894.8111771158" calcext:value-type="float">
            <text:p>80894.8111771158</text:p>
          </table:table-cell>
          <table:table-cell table:number-columns-repeated="15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2017-06-02 15:53:27</text:p>
          </table:table-cell>
          <table:table-cell office:value-type="float" office:value="59684.5273" calcext:value-type="float">
            <text:p>59684.5273</text:p>
          </table:table-cell>
          <table:table-cell/>
          <table:table-cell table:formula="of:=AVERAGE([.C606:.C612])" office:value-type="float" office:value="59153.9162714286" calcext:value-type="float">
            <text:p>59153.9162714286</text:p>
          </table:table-cell>
          <table:table-cell/>
          <table:table-cell table:formula="of:=[.$K$3]*COS((([.A609]+[.$K$2])/[.$K$6]))+[.$K$4]*COS((([.A609]+[.$K$2])*2/[.$K$6]))+[.$K$5]*COS((([.A609]+[.$K$2])/(2*[.$K$6])))+[.$K$1]" office:value-type="float" office:value="80988.5487784462" calcext:value-type="float">
            <text:p>80988.5487784462</text:p>
          </table:table-cell>
          <table:table-cell table:number-columns-repeated="15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2017-06-02 15:54:27</text:p>
          </table:table-cell>
          <table:table-cell office:value-type="float" office:value="59834.832" calcext:value-type="float">
            <text:p>59834.832</text:p>
          </table:table-cell>
          <table:table-cell/>
          <table:table-cell table:formula="of:=AVERAGE([.C607:.C613])" office:value-type="float" office:value="58884.4492" calcext:value-type="float">
            <text:p>58884.4492</text:p>
          </table:table-cell>
          <table:table-cell/>
          <table:table-cell table:formula="of:=[.$K$3]*COS((([.A610]+[.$K$2])/[.$K$6]))+[.$K$4]*COS((([.A610]+[.$K$2])*2/[.$K$6]))+[.$K$5]*COS((([.A610]+[.$K$2])/(2*[.$K$6])))+[.$K$1]" office:value-type="float" office:value="81078.8149683973" calcext:value-type="float">
            <text:p>81078.8149683973</text:p>
          </table:table-cell>
          <table:table-cell table:number-columns-repeated="15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2017-06-02 15:55:27</text:p>
          </table:table-cell>
          <table:table-cell office:value-type="float" office:value="59454.2539" calcext:value-type="float">
            <text:p>59454.2539</text:p>
          </table:table-cell>
          <table:table-cell/>
          <table:table-cell table:formula="of:=AVERAGE([.C608:.C614])" office:value-type="float" office:value="58504.6361428571" calcext:value-type="float">
            <text:p>58504.6361428571</text:p>
          </table:table-cell>
          <table:table-cell/>
          <table:table-cell table:formula="of:=[.$K$3]*COS((([.A611]+[.$K$2])/[.$K$6]))+[.$K$4]*COS((([.A611]+[.$K$2])*2/[.$K$6]))+[.$K$5]*COS((([.A611]+[.$K$2])/(2*[.$K$6])))+[.$K$1]" office:value-type="float" office:value="81165.5569521818" calcext:value-type="float">
            <text:p>81165.5569521818</text:p>
          </table:table-cell>
          <table:table-cell table:number-columns-repeated="15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2017-06-02 15:56:27</text:p>
          </table:table-cell>
          <table:table-cell office:value-type="float" office:value="57684.832" calcext:value-type="float">
            <text:p>57684.832</text:p>
          </table:table-cell>
          <table:table-cell/>
          <table:table-cell table:formula="of:=AVERAGE([.C609:.C615])" office:value-type="float" office:value="58103.3967428572" calcext:value-type="float">
            <text:p>58103.3967428572</text:p>
          </table:table-cell>
          <table:table-cell/>
          <table:table-cell table:formula="of:=[.$K$3]*COS((([.A612]+[.$K$2])/[.$K$6]))+[.$K$4]*COS((([.A612]+[.$K$2])*2/[.$K$6]))+[.$K$5]*COS((([.A612]+[.$K$2])/(2*[.$K$6])))+[.$K$1]" office:value-type="float" office:value="81248.7226126742" calcext:value-type="float">
            <text:p>81248.7226126742</text:p>
          </table:table-cell>
          <table:table-cell table:number-columns-repeated="15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2017-06-02 15:57:27</text:p>
          </table:table-cell>
          <table:table-cell office:value-type="float" office:value="56913.0586" calcext:value-type="float">
            <text:p>56913.0586</text:p>
          </table:table-cell>
          <table:table-cell/>
          <table:table-cell table:formula="of:=AVERAGE([.C610:.C616])" office:value-type="float" office:value="57563.2511" calcext:value-type="float">
            <text:p>57563.2511</text:p>
          </table:table-cell>
          <table:table-cell/>
          <table:table-cell table:formula="of:=[.$K$3]*COS((([.A613]+[.$K$2])/[.$K$6]))+[.$K$4]*COS((([.A613]+[.$K$2])*2/[.$K$6]))+[.$K$5]*COS((([.A613]+[.$K$2])/(2*[.$K$6])))+[.$K$1]" office:value-type="float" office:value="81328.2605240225" calcext:value-type="float">
            <text:p>81328.2605240225</text:p>
          </table:table-cell>
          <table:table-cell table:number-columns-repeated="15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2017-06-02 15:58:27</text:p>
          </table:table-cell>
          <table:table-cell office:value-type="float" office:value="56732.0742" calcext:value-type="float">
            <text:p>56732.0742</text:p>
          </table:table-cell>
          <table:table-cell/>
          <table:table-cell table:formula="of:=AVERAGE([.C611:.C617])" office:value-type="float" office:value="57082.7209714286" calcext:value-type="float">
            <text:p>57082.7209714286</text:p>
          </table:table-cell>
          <table:table-cell/>
          <table:table-cell table:formula="of:=[.$K$3]*COS((([.A614]+[.$K$2])/[.$K$6]))+[.$K$4]*COS((([.A614]+[.$K$2])*2/[.$K$6]))+[.$K$5]*COS((([.A614]+[.$K$2])/(2*[.$K$6])))+[.$K$1]" office:value-type="float" office:value="81404.1199651018" calcext:value-type="float">
            <text:p>81404.1199651018</text:p>
          </table:table-cell>
          <table:table-cell table:number-columns-repeated="15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2017-06-02 15:59:27</text:p>
          </table:table-cell>
          <table:table-cell office:value-type="float" office:value="56420.1992" calcext:value-type="float">
            <text:p>56420.1992</text:p>
          </table:table-cell>
          <table:table-cell/>
          <table:table-cell table:formula="of:=AVERAGE([.C612:.C618])" office:value-type="float" office:value="56559.4313571429" calcext:value-type="float">
            <text:p>56559.4313571429</text:p>
          </table:table-cell>
          <table:table-cell/>
          <table:table-cell table:formula="of:=[.$K$3]*COS((([.A615]+[.$K$2])/[.$K$6]))+[.$K$4]*COS((([.A615]+[.$K$2])*2/[.$K$6]))+[.$K$5]*COS((([.A615]+[.$K$2])/(2*[.$K$6])))+[.$K$1]" office:value-type="float" office:value="81476.2509328058" calcext:value-type="float">
            <text:p>81476.2509328058</text:p>
          </table:table-cell>
          <table:table-cell table:number-columns-repeated="15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2017-06-02 16:00:27</text:p>
          </table:table-cell>
          <table:table-cell office:value-type="float" office:value="55903.5078" calcext:value-type="float">
            <text:p>55903.5078</text:p>
          </table:table-cell>
          <table:table-cell/>
          <table:table-cell table:formula="of:=AVERAGE([.C613:.C619])" office:value-type="float" office:value="56127.8141714286" calcext:value-type="float">
            <text:p>56127.8141714286</text:p>
          </table:table-cell>
          <table:table-cell/>
          <table:table-cell table:formula="of:=[.$K$3]*COS((([.A616]+[.$K$2])/[.$K$6]))+[.$K$4]*COS((([.A616]+[.$K$2])*2/[.$K$6]))+[.$K$5]*COS((([.A616]+[.$K$2])/(2*[.$K$6])))+[.$K$1]" office:value-type="float" office:value="81544.6041551745" calcext:value-type="float">
            <text:p>81544.6041551745</text:p>
          </table:table-cell>
          <table:table-cell table:number-columns-repeated="15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2017-06-02 16:01:31</text:p>
          </table:table-cell>
          <table:table-cell office:value-type="float" office:value="56471.1211" calcext:value-type="float">
            <text:p>56471.1211</text:p>
          </table:table-cell>
          <table:table-cell/>
          <table:table-cell table:formula="of:=AVERAGE([.C614:.C620])" office:value-type="float" office:value="55905.9564714286" calcext:value-type="float">
            <text:p>55905.9564714286</text:p>
          </table:table-cell>
          <table:table-cell/>
          <table:table-cell table:formula="of:=[.$K$3]*COS((([.A617]+[.$K$2])/[.$K$6]))+[.$K$4]*COS((([.A617]+[.$K$2])*2/[.$K$6]))+[.$K$5]*COS((([.A617]+[.$K$2])/(2*[.$K$6])))+[.$K$1]" office:value-type="float" office:value="81609.1311043535" calcext:value-type="float">
            <text:p>81609.1311043535</text:p>
          </table:table-cell>
          <table:table-cell table:number-columns-repeated="15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2017-06-02 16:02:31</text:p>
          </table:table-cell>
          <table:table-cell office:value-type="float" office:value="55791.2266" calcext:value-type="float">
            <text:p>55791.2266</text:p>
          </table:table-cell>
          <table:table-cell/>
          <table:table-cell table:formula="of:=AVERAGE([.C615:.C621])" office:value-type="float" office:value="55751.6166285714" calcext:value-type="float">
            <text:p>55751.6166285714</text:p>
          </table:table-cell>
          <table:table-cell/>
          <table:table-cell table:formula="of:=[.$K$3]*COS((([.A618]+[.$K$2])/[.$K$6]))+[.$K$4]*COS((([.A618]+[.$K$2])*2/[.$K$6]))+[.$K$5]*COS((([.A618]+[.$K$2])/(2*[.$K$6])))+[.$K$1]" office:value-type="float" office:value="81669.7840093826" calcext:value-type="float">
            <text:p>81669.7840093826</text:p>
          </table:table-cell>
          <table:table-cell table:number-columns-repeated="15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2017-06-02 16:03:31</text:p>
          </table:table-cell>
          <table:table-cell office:value-type="float" office:value="54663.5117" calcext:value-type="float">
            <text:p>54663.5117</text:p>
          </table:table-cell>
          <table:table-cell/>
          <table:table-cell table:formula="of:=AVERAGE([.C616:.C622])" office:value-type="float" office:value="55625.8599285714" calcext:value-type="float">
            <text:p>55625.8599285714</text:p>
          </table:table-cell>
          <table:table-cell/>
          <table:table-cell table:formula="of:=[.$K$3]*COS((([.A619]+[.$K$2])/[.$K$6]))+[.$K$4]*COS((([.A619]+[.$K$2])*2/[.$K$6]))+[.$K$5]*COS((([.A619]+[.$K$2])/(2*[.$K$6])))+[.$K$1]" office:value-type="float" office:value="81726.5158688107" calcext:value-type="float">
            <text:p>81726.5158688107</text:p>
          </table:table-cell>
          <table:table-cell table:number-columns-repeated="15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2017-06-02 16:04:31</text:p>
          </table:table-cell>
          <table:table-cell office:value-type="float" office:value="55360.0547" calcext:value-type="float">
            <text:p>55360.0547</text:p>
          </table:table-cell>
          <table:table-cell/>
          <table:table-cell table:formula="of:=AVERAGE([.C617:.C623])" office:value-type="float" office:value="55526.0513428571" calcext:value-type="float">
            <text:p>55526.0513428571</text:p>
          </table:table-cell>
          <table:table-cell/>
          <table:table-cell table:formula="of:=[.$K$3]*COS((([.A620]+[.$K$2])/[.$K$6]))+[.$K$4]*COS((([.A620]+[.$K$2])*2/[.$K$6]))+[.$K$5]*COS((([.A620]+[.$K$2])/(2*[.$K$6])))+[.$K$1]" office:value-type="float" office:value="81779.2804631329" calcext:value-type="float">
            <text:p>81779.2804631329</text:p>
          </table:table-cell>
          <table:table-cell table:number-columns-repeated="15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2017-06-02 16:05:31</text:p>
          </table:table-cell>
          <table:table-cell office:value-type="float" office:value="55651.6953" calcext:value-type="float">
            <text:p>55651.6953</text:p>
          </table:table-cell>
          <table:table-cell/>
          <table:table-cell table:formula="of:=AVERAGE([.C618:.C624])" office:value-type="float" office:value="55380.5932" calcext:value-type="float">
            <text:p>55380.5932</text:p>
          </table:table-cell>
          <table:table-cell/>
          <table:table-cell table:formula="of:=[.$K$3]*COS((([.A621]+[.$K$2])/[.$K$6]))+[.$K$4]*COS((([.A621]+[.$K$2])*2/[.$K$6]))+[.$K$5]*COS((([.A621]+[.$K$2])/(2*[.$K$6])))+[.$K$1]" office:value-type="float" office:value="81828.0323670481" calcext:value-type="float">
            <text:p>81828.0323670481</text:p>
          </table:table-cell>
          <table:table-cell table:number-columns-repeated="15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2017-06-02 16:06:31</text:p>
          </table:table-cell>
          <table:table-cell office:value-type="float" office:value="55539.9023" calcext:value-type="float">
            <text:p>55539.9023</text:p>
          </table:table-cell>
          <table:table-cell/>
          <table:table-cell table:formula="of:=AVERAGE([.C619:.C625])" office:value-type="float" office:value="55405.7254428571" calcext:value-type="float">
            <text:p>55405.7254428571</text:p>
          </table:table-cell>
          <table:table-cell/>
          <table:table-cell table:formula="of:=[.$K$3]*COS((([.A622]+[.$K$2])/[.$K$6]))+[.$K$4]*COS((([.A622]+[.$K$2])*2/[.$K$6]))+[.$K$5]*COS((([.A622]+[.$K$2])/(2*[.$K$6])))+[.$K$1]" office:value-type="float" office:value="81872.7269615333" calcext:value-type="float">
            <text:p>81872.7269615333</text:p>
          </table:table-cell>
          <table:table-cell table:number-columns-repeated="15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2017-06-02 16:07:31</text:p>
          </table:table-cell>
          <table:table-cell office:value-type="float" office:value="55204.8477" calcext:value-type="float">
            <text:p>55204.8477</text:p>
          </table:table-cell>
          <table:table-cell/>
          <table:table-cell table:formula="of:=AVERAGE([.C620:.C626])" office:value-type="float" office:value="55699.4631714286" calcext:value-type="float">
            <text:p>55699.4631714286</text:p>
          </table:table-cell>
          <table:table-cell/>
          <table:table-cell table:formula="of:=[.$K$3]*COS((([.A623]+[.$K$2])/[.$K$6]))+[.$K$4]*COS((([.A623]+[.$K$2])*2/[.$K$6]))+[.$K$5]*COS((([.A623]+[.$K$2])/(2*[.$K$6])))+[.$K$1]" office:value-type="float" office:value="81913.3204457322" calcext:value-type="float">
            <text:p>81913.3204457322</text:p>
          </table:table-cell>
          <table:table-cell table:number-columns-repeated="15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2017-06-02 16:08:31</text:p>
          </table:table-cell>
          <table:table-cell office:value-type="float" office:value="55452.9141" calcext:value-type="float">
            <text:p>55452.9141</text:p>
          </table:table-cell>
          <table:table-cell/>
          <table:table-cell table:formula="of:=AVERAGE([.C621:.C627])" office:value-type="float" office:value="55930.5078142857" calcext:value-type="float">
            <text:p>55930.5078142857</text:p>
          </table:table-cell>
          <table:table-cell/>
          <table:table-cell table:formula="of:=[.$K$3]*COS((([.A624]+[.$K$2])/[.$K$6]))+[.$K$4]*COS((([.A624]+[.$K$2])*2/[.$K$6]))+[.$K$5]*COS((([.A624]+[.$K$2])/(2*[.$K$6])))+[.$K$1]" office:value-type="float" office:value="81949.7698486542" calcext:value-type="float">
            <text:p>81949.7698486542</text:p>
          </table:table-cell>
          <table:table-cell table:number-columns-repeated="15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2017-06-02 16:09:31</text:p>
          </table:table-cell>
          <table:table-cell office:value-type="float" office:value="55967.1523" calcext:value-type="float">
            <text:p>55967.1523</text:p>
          </table:table-cell>
          <table:table-cell/>
          <table:table-cell table:formula="of:=AVERAGE([.C622:.C628])" office:value-type="float" office:value="56246.8125" calcext:value-type="float">
            <text:p>56246.8125</text:p>
          </table:table-cell>
          <table:table-cell/>
          <table:table-cell table:formula="of:=[.$K$3]*COS((([.A625]+[.$K$2])/[.$K$6]))+[.$K$4]*COS((([.A625]+[.$K$2])*2/[.$K$6]))+[.$K$5]*COS((([.A625]+[.$K$2])/(2*[.$K$6])))+[.$K$1]" office:value-type="float" office:value="81982.0330406829" calcext:value-type="float">
            <text:p>81982.0330406829</text:p>
          </table:table-cell>
          <table:table-cell table:number-columns-repeated="15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2017-06-02 16:10:31</text:p>
          </table:table-cell>
          <table:table-cell office:value-type="float" office:value="56719.6758" calcext:value-type="float">
            <text:p>56719.6758</text:p>
          </table:table-cell>
          <table:table-cell/>
          <table:table-cell table:formula="of:=AVERAGE([.C623:.C629])" office:value-type="float" office:value="56564.5390714286" calcext:value-type="float">
            <text:p>56564.5390714286</text:p>
          </table:table-cell>
          <table:table-cell/>
          <table:table-cell table:formula="of:=[.$K$3]*COS((([.A626]+[.$K$2])/[.$K$6]))+[.$K$4]*COS((([.A626]+[.$K$2])*2/[.$K$6]))+[.$K$5]*COS((([.A626]+[.$K$2])/(2*[.$K$6])))+[.$K$1]" office:value-type="float" office:value="82010.0687448887" calcext:value-type="float">
            <text:p>82010.0687448887</text:p>
          </table:table-cell>
          <table:table-cell table:number-columns-repeated="15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2017-06-02 16:11:31</text:p>
          </table:table-cell>
          <table:table-cell office:value-type="float" office:value="56977.3672" calcext:value-type="float">
            <text:p>56977.3672</text:p>
          </table:table-cell>
          <table:table-cell/>
          <table:table-cell table:formula="of:=AVERAGE([.C624:.C630])" office:value-type="float" office:value="57269.0731" calcext:value-type="float">
            <text:p>57269.0731</text:p>
          </table:table-cell>
          <table:table-cell/>
          <table:table-cell table:formula="of:=[.$K$3]*COS((([.A627]+[.$K$2])/[.$K$6]))+[.$K$4]*COS((([.A627]+[.$K$2])*2/[.$K$6]))+[.$K$5]*COS((([.A627]+[.$K$2])/(2*[.$K$6])))+[.$K$1]" office:value-type="float" office:value="82033.8365481452" calcext:value-type="float">
            <text:p>82033.8365481452</text:p>
          </table:table-cell>
          <table:table-cell table:number-columns-repeated="15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2017-06-02 16:12:31</text:p>
          </table:table-cell>
          <table:table-cell office:value-type="float" office:value="57865.8281" calcext:value-type="float">
            <text:p>57865.8281</text:p>
          </table:table-cell>
          <table:table-cell/>
          <table:table-cell table:formula="of:=AVERAGE([.C625:.C631])" office:value-type="float" office:value="58045.0424" calcext:value-type="float">
            <text:p>58045.0424</text:p>
          </table:table-cell>
          <table:table-cell/>
          <table:table-cell table:formula="of:=[.$K$3]*COS((([.A628]+[.$K$2])/[.$K$6]))+[.$K$4]*COS((([.A628]+[.$K$2])*2/[.$K$6]))+[.$K$5]*COS((([.A628]+[.$K$2])/(2*[.$K$6])))+[.$K$1]" office:value-type="float" office:value="82053.2969120454" calcext:value-type="float">
            <text:p>82053.2969120454</text:p>
          </table:table-cell>
          <table:table-cell table:number-columns-repeated="15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2017-06-02 16:13:31</text:p>
          </table:table-cell>
          <table:table-cell office:value-type="float" office:value="57763.9883" calcext:value-type="float">
            <text:p>57763.9883</text:p>
          </table:table-cell>
          <table:table-cell/>
          <table:table-cell table:formula="of:=AVERAGE([.C626:.C632])" office:value-type="float" office:value="58511.0491" calcext:value-type="float">
            <text:p>58511.0491</text:p>
          </table:table-cell>
          <table:table-cell/>
          <table:table-cell table:formula="of:=[.$K$3]*COS((([.A629]+[.$K$2])/[.$K$6]))+[.$K$4]*COS((([.A629]+[.$K$2])*2/[.$K$6]))+[.$K$5]*COS((([.A629]+[.$K$2])/(2*[.$K$6])))+[.$K$1]" office:value-type="float" office:value="82068.411183615" calcext:value-type="float">
            <text:p>82068.411183615</text:p>
          </table:table-cell>
          <table:table-cell table:number-columns-repeated="15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2017-06-02 16:14:31</text:p>
          </table:table-cell>
          <table:table-cell office:value-type="float" office:value="60136.5859" calcext:value-type="float">
            <text:p>60136.5859</text:p>
          </table:table-cell>
          <table:table-cell/>
          <table:table-cell table:formula="of:=AVERAGE([.C627:.C633])" office:value-type="float" office:value="58613.6076857143" calcext:value-type="float">
            <text:p>58613.6076857143</text:p>
          </table:table-cell>
          <table:table-cell/>
          <table:table-cell table:formula="of:=[.$K$3]*COS((([.A630]+[.$K$2])/[.$K$6]))+[.$K$4]*COS((([.A630]+[.$K$2])*2/[.$K$6]))+[.$K$5]*COS((([.A630]+[.$K$2])/(2*[.$K$6])))+[.$K$1]" office:value-type="float" office:value="82079.1416058206" calcext:value-type="float">
            <text:p>82079.1416058206</text:p>
          </table:table-cell>
          <table:table-cell table:number-columns-repeated="15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2017-06-02 16:15:31</text:p>
          </table:table-cell>
          <table:table-cell office:value-type="float" office:value="60884.6992" calcext:value-type="float">
            <text:p>60884.6992</text:p>
          </table:table-cell>
          <table:table-cell/>
          <table:table-cell table:formula="of:=AVERAGE([.C628:.C634])" office:value-type="float" office:value="58386.0602571429" calcext:value-type="float">
            <text:p>58386.0602571429</text:p>
          </table:table-cell>
          <table:table-cell/>
          <table:table-cell table:formula="of:=[.$K$3]*COS((([.A631]+[.$K$2])/[.$K$6]))+[.$K$4]*COS((([.A631]+[.$K$2])*2/[.$K$6]))+[.$K$5]*COS((([.A631]+[.$K$2])/(2*[.$K$6])))+[.$K$1]" office:value-type="float" office:value="82085.4513278705" calcext:value-type="float">
            <text:p>82085.4513278705</text:p>
          </table:table-cell>
          <table:table-cell table:number-columns-repeated="15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2017-06-02 16:16:31</text:p>
          </table:table-cell>
          <table:table-cell office:value-type="float" office:value="59229.1992" calcext:value-type="float">
            <text:p>59229.1992</text:p>
          </table:table-cell>
          <table:table-cell/>
          <table:table-cell table:formula="of:=AVERAGE([.C629:.C635])" office:value-type="float" office:value="57673.9955285714" calcext:value-type="float">
            <text:p>57673.9955285714</text:p>
          </table:table-cell>
          <table:table-cell/>
          <table:table-cell table:formula="of:=[.$K$3]*COS((([.A632]+[.$K$2])/[.$K$6]))+[.$K$4]*COS((([.A632]+[.$K$2])*2/[.$K$6]))+[.$K$5]*COS((([.A632]+[.$K$2])/(2*[.$K$6])))+[.$K$1]" office:value-type="float" office:value="82087.3044153048" calcext:value-type="float">
            <text:p>82087.3044153048</text:p>
          </table:table-cell>
          <table:table-cell table:number-columns-repeated="15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2017-06-02 16:17:31</text:p>
          </table:table-cell>
          <table:table-cell office:value-type="float" office:value="57437.5859" calcext:value-type="float">
            <text:p>57437.5859</text:p>
          </table:table-cell>
          <table:table-cell/>
          <table:table-cell table:formula="of:=AVERAGE([.C630:.C636])" office:value-type="float" office:value="56881.6121571429" calcext:value-type="float">
            <text:p>56881.6121571429</text:p>
          </table:table-cell>
          <table:table-cell/>
          <table:table-cell table:formula="of:=[.$K$3]*COS((([.A633]+[.$K$2])/[.$K$6]))+[.$K$4]*COS((([.A633]+[.$K$2])*2/[.$K$6]))+[.$K$5]*COS((([.A633]+[.$K$2])/(2*[.$K$6])))+[.$K$1]" office:value-type="float" office:value="82084.6658598728" calcext:value-type="float">
            <text:p>82084.6658598728</text:p>
          </table:table-cell>
          <table:table-cell table:number-columns-repeated="15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2017-06-02 16:18:31</text:p>
          </table:table-cell>
          <table:table-cell office:value-type="float" office:value="55384.5352" calcext:value-type="float">
            <text:p>55384.5352</text:p>
          </table:table-cell>
          <table:table-cell/>
          <table:table-cell table:formula="of:=AVERAGE([.C631:.C637])" office:value-type="float" office:value="55960.7221" calcext:value-type="float">
            <text:p>55960.7221</text:p>
          </table:table-cell>
          <table:table-cell/>
          <table:table-cell table:formula="of:=[.$K$3]*COS((([.A634]+[.$K$2])/[.$K$6]))+[.$K$4]*COS((([.A634]+[.$K$2])*2/[.$K$6]))+[.$K$5]*COS((([.A634]+[.$K$2])/(2*[.$K$6])))+[.$K$1]" office:value-type="float" office:value="82077.5015891954" calcext:value-type="float">
            <text:p>82077.5015891954</text:p>
          </table:table-cell>
          <table:table-cell table:number-columns-repeated="15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2017-06-02 16:19:31</text:p>
          </table:table-cell>
          <table:table-cell office:value-type="float" office:value="52881.375" calcext:value-type="float">
            <text:p>52881.375</text:p>
          </table:table-cell>
          <table:table-cell/>
          <table:table-cell table:formula="of:=AVERAGE([.C632:.C638])" office:value-type="float" office:value="54921.0680857143" calcext:value-type="float">
            <text:p>54921.0680857143</text:p>
          </table:table-cell>
          <table:table-cell/>
          <table:table-cell table:formula="of:=[.$K$3]*COS((([.A635]+[.$K$2])/[.$K$6]))+[.$K$4]*COS((([.A635]+[.$K$2])*2/[.$K$6]))+[.$K$5]*COS((([.A635]+[.$K$2])/(2*[.$K$6])))+[.$K$1]" office:value-type="float" office:value="82065.7784762103" calcext:value-type="float">
            <text:p>82065.7784762103</text:p>
          </table:table-cell>
          <table:table-cell table:number-columns-repeated="1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2017-06-02 16:20:31</text:p>
          </table:table-cell>
          <table:table-cell office:value-type="float" office:value="52217.3047" calcext:value-type="float">
            <text:p>52217.3047</text:p>
          </table:table-cell>
          <table:table-cell/>
          <table:table-cell table:formula="of:=AVERAGE([.C633:.C639])" office:value-type="float" office:value="54195.4576" calcext:value-type="float">
            <text:p>54195.4576</text:p>
          </table:table-cell>
          <table:table-cell/>
          <table:table-cell table:formula="of:=[.$K$3]*COS((([.A636]+[.$K$2])/[.$K$6]))+[.$K$4]*COS((([.A636]+[.$K$2])*2/[.$K$6]))+[.$K$5]*COS((([.A636]+[.$K$2])/(2*[.$K$6])))+[.$K$1]" office:value-type="float" office:value="82049.4643483965" calcext:value-type="float">
            <text:p>82049.4643483965</text:p>
          </table:table-cell>
          <table:table-cell table:number-columns-repeated="15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2017-06-02 16:21:31</text:p>
          </table:table-cell>
          <table:table-cell office:value-type="float" office:value="53690.3555" calcext:value-type="float">
            <text:p>53690.3555</text:p>
          </table:table-cell>
          <table:table-cell/>
          <table:table-cell table:formula="of:=AVERAGE([.C634:.C640])" office:value-type="float" office:value="53754.8415285714" calcext:value-type="float">
            <text:p>53754.8415285714</text:p>
          </table:table-cell>
          <table:table-cell/>
          <table:table-cell table:formula="of:=[.$K$3]*COS((([.A637]+[.$K$2])/[.$K$6]))+[.$K$4]*COS((([.A637]+[.$K$2])*2/[.$K$6]))+[.$K$5]*COS((([.A637]+[.$K$2])/(2*[.$K$6])))+[.$K$1]" office:value-type="float" office:value="82028.5279967776" calcext:value-type="float">
            <text:p>82028.5279967776</text:p>
          </table:table-cell>
          <table:table-cell table:number-columns-repeated="15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2017-06-02 16:22:31</text:p>
          </table:table-cell>
          <table:table-cell office:value-type="float" office:value="53607.1211" calcext:value-type="float">
            <text:p>53607.1211</text:p>
          </table:table-cell>
          <table:table-cell/>
          <table:table-cell table:formula="of:=AVERAGE([.C635:.C641])" office:value-type="float" office:value="53864.4654" calcext:value-type="float">
            <text:p>53864.4654</text:p>
          </table:table-cell>
          <table:table-cell/>
          <table:table-cell table:formula="of:=[.$K$3]*COS((([.A638]+[.$K$2])/[.$K$6]))+[.$K$4]*COS((([.A638]+[.$K$2])*2/[.$K$6]))+[.$K$5]*COS((([.A638]+[.$K$2])/(2*[.$K$6])))+[.$K$1]" office:value-type="float" office:value="82002.9391847007" calcext:value-type="float">
            <text:p>82002.9391847007</text:p>
          </table:table-cell>
          <table:table-cell table:number-columns-repeated="15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2017-06-02 16:23:31</text:p>
          </table:table-cell>
          <table:table-cell office:value-type="float" office:value="54149.9258" calcext:value-type="float">
            <text:p>54149.9258</text:p>
          </table:table-cell>
          <table:table-cell/>
          <table:table-cell table:formula="of:=AVERAGE([.C636:.C642])" office:value-type="float" office:value="54489.5200857143" calcext:value-type="float">
            <text:p>54489.5200857143</text:p>
          </table:table-cell>
          <table:table-cell/>
          <table:table-cell table:formula="of:=[.$K$3]*COS((([.A639]+[.$K$2])/[.$K$6]))+[.$K$4]*COS((([.A639]+[.$K$2])*2/[.$K$6]))+[.$K$5]*COS((([.A639]+[.$K$2])/(2*[.$K$6])))+[.$K$1]" office:value-type="float" office:value="81972.668656388" calcext:value-type="float">
            <text:p>81972.668656388</text:p>
          </table:table-cell>
          <table:table-cell table:number-columns-repeated="15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2017-06-02 16:24:31</text:p>
          </table:table-cell>
          <table:table-cell office:value-type="float" office:value="54353.2734" calcext:value-type="float">
            <text:p>54353.2734</text:p>
          </table:table-cell>
          <table:table-cell/>
          <table:table-cell table:formula="of:=AVERAGE([.C637:.C643])" office:value-type="float" office:value="64487.5256714286" calcext:value-type="float">
            <text:p>64487.5256714286</text:p>
          </table:table-cell>
          <table:table-cell/>
          <table:table-cell table:formula="of:=[.$K$3]*COS((([.A640]+[.$K$2])/[.$K$6]))+[.$K$4]*COS((([.A640]+[.$K$2])*2/[.$K$6]))+[.$K$5]*COS((([.A640]+[.$K$2])/(2*[.$K$6])))+[.$K$1]" office:value-type="float" office:value="81937.6881452613" calcext:value-type="float">
            <text:p>81937.6881452613</text:p>
          </table:table-cell>
          <table:table-cell table:number-columns-repeated="15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2017-06-02 16:25:31</text:p>
          </table:table-cell>
          <table:table-cell office:value-type="float" office:value="56151.9023" calcext:value-type="float">
            <text:p>56151.9023</text:p>
          </table:table-cell>
          <table:table-cell/>
          <table:table-cell table:formula="of:=AVERAGE([.C638:.C644])" office:value-type="float" office:value="64567.4464285714" calcext:value-type="float">
            <text:p>64567.4464285714</text:p>
          </table:table-cell>
          <table:table-cell/>
          <table:table-cell table:formula="of:=[.$K$3]*COS((([.A641]+[.$K$2])/[.$K$6]))+[.$K$4]*COS((([.A641]+[.$K$2])*2/[.$K$6]))+[.$K$5]*COS((([.A641]+[.$K$2])/(2*[.$K$6])))+[.$K$1]" office:value-type="float" office:value="81897.9703820352" calcext:value-type="float">
            <text:p>81897.9703820352</text:p>
          </table:table-cell>
          <table:table-cell table:number-columns-repeated="15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2017-06-02 16:26:31</text:p>
          </table:table-cell>
          <table:table-cell office:value-type="float" office:value="57256.7578" calcext:value-type="float">
            <text:p>57256.7578</text:p>
          </table:table-cell>
          <table:table-cell/>
          <table:table-cell table:formula="of:=AVERAGE([.C639:.C645])" office:value-type="float" office:value="65174.2243285714" calcext:value-type="float">
            <text:p>65174.2243285714</text:p>
          </table:table-cell>
          <table:table-cell/>
          <table:table-cell table:formula="of:=[.$K$3]*COS((([.A642]+[.$K$2])/[.$K$6]))+[.$K$4]*COS((([.A642]+[.$K$2])*2/[.$K$6]))+[.$K$5]*COS((([.A642]+[.$K$2])/(2*[.$K$6])))+[.$K$1]" office:value-type="float" office:value="81853.489102577" calcext:value-type="float">
            <text:p>81853.489102577</text:p>
          </table:table-cell>
          <table:table-cell table:number-columns-repeated="15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2017-06-02 16:28:31</text:p>
          </table:table-cell>
          <table:table-cell office:value-type="float" office:value="122203.3438" calcext:value-type="float">
            <text:p>122203.3438</text:p>
          </table:table-cell>
          <table:table-cell/>
          <table:table-cell table:formula="of:=AVERAGE([.C640:.C646])" office:value-type="float" office:value="65132.2120428571" calcext:value-type="float">
            <text:p>65132.2120428571</text:p>
          </table:table-cell>
          <table:table-cell/>
          <table:table-cell table:formula="of:=[.$K$3]*COS((([.A643]+[.$K$2])/[.$K$6]))+[.$K$4]*COS((([.A643]+[.$K$2])*2/[.$K$6]))+[.$K$5]*COS((([.A643]+[.$K$2])/(2*[.$K$6])))+[.$K$1]" office:value-type="float" office:value="81804.2190555339" calcext:value-type="float">
            <text:p>81804.2190555339</text:p>
          </table:table-cell>
          <table:table-cell table:number-columns-repeated="15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2017-06-02 16:29:31</text:p>
          </table:table-cell>
          <table:table-cell office:value-type="float" office:value="54249.8008" calcext:value-type="float">
            <text:p>54249.8008</text:p>
          </table:table-cell>
          <table:table-cell/>
          <table:table-cell table:formula="of:=AVERAGE([.C641:.C647])" office:value-type="float" office:value="64525.2712" calcext:value-type="float">
            <text:p>64525.2712</text:p>
          </table:table-cell>
          <table:table-cell/>
          <table:table-cell table:formula="of:=[.$K$3]*COS((([.A644]+[.$K$2])/[.$K$6]))+[.$K$4]*COS((([.A644]+[.$K$2])*2/[.$K$6]))+[.$K$5]*COS((([.A644]+[.$K$2])/(2*[.$K$6])))+[.$K$1]" office:value-type="float" office:value="81750.136009722" calcext:value-type="float">
            <text:p>81750.136009722</text:p>
          </table:table-cell>
          <table:table-cell table:number-columns-repeated="15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2017-06-02 16:30:31</text:p>
          </table:table-cell>
          <table:table-cell office:value-type="float" office:value="57854.5664" calcext:value-type="float">
            <text:p>57854.5664</text:p>
          </table:table-cell>
          <table:table-cell/>
          <table:table-cell table:formula="of:=AVERAGE([.C642:.C648])" office:value-type="float" office:value="63719.7159571429" calcext:value-type="float">
            <text:p>63719.7159571429</text:p>
          </table:table-cell>
          <table:table-cell/>
          <table:table-cell table:formula="of:=[.$K$3]*COS((([.A645]+[.$K$2])/[.$K$6]))+[.$K$4]*COS((([.A645]+[.$K$2])*2/[.$K$6]))+[.$K$5]*COS((([.A645]+[.$K$2])/(2*[.$K$6])))+[.$K$1]" office:value-type="float" office:value="81691.2167612786" calcext:value-type="float">
            <text:p>81691.2167612786</text:p>
          </table:table-cell>
          <table:table-cell table:number-columns-repeated="15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2017-06-02 16:31:31</text:p>
          </table:table-cell>
          <table:table-cell office:value-type="float" office:value="53855.8398" calcext:value-type="float">
            <text:p>53855.8398</text:p>
          </table:table-cell>
          <table:table-cell/>
          <table:table-cell table:formula="of:=AVERAGE([.C643:.C649])" office:value-type="float" office:value="62376.7438571429" calcext:value-type="float">
            <text:p>62376.7438571429</text:p>
          </table:table-cell>
          <table:table-cell/>
          <table:table-cell table:formula="of:=[.$K$3]*COS((([.A646]+[.$K$2])/[.$K$6]))+[.$K$4]*COS((([.A646]+[.$K$2])*2/[.$K$6]))+[.$K$5]*COS((([.A646]+[.$K$2])/(2*[.$K$6])))+[.$K$1]" office:value-type="float" office:value="81627.4391405735" calcext:value-type="float">
            <text:p>81627.4391405735</text:p>
          </table:table-cell>
          <table:table-cell table:number-columns-repeated="15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2017-06-02 16:32:31</text:p>
          </table:table-cell>
          <table:table-cell office:value-type="float" office:value="50104.6875" calcext:value-type="float">
            <text:p>50104.6875</text:p>
          </table:table-cell>
          <table:table-cell/>
          <table:table-cell table:formula="of:=AVERAGE([.C644:.C650])" office:value-type="float" office:value="51873.6344714286" calcext:value-type="float">
            <text:p>51873.6344714286</text:p>
          </table:table-cell>
          <table:table-cell/>
          <table:table-cell table:formula="of:=[.$K$3]*COS((([.A647]+[.$K$2])/[.$K$6]))+[.$K$4]*COS((([.A647]+[.$K$2])*2/[.$K$6]))+[.$K$5]*COS((([.A647]+[.$K$2])/(2*[.$K$6])))+[.$K$1]" office:value-type="float" office:value="81558.7820188791" calcext:value-type="float">
            <text:p>81558.7820188791</text:p>
          </table:table-cell>
          <table:table-cell table:number-columns-repeated="15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2017-06-02 16:33:31</text:p>
          </table:table-cell>
          <table:table-cell office:value-type="float" office:value="50513.0156" calcext:value-type="float">
            <text:p>50513.0156</text:p>
          </table:table-cell>
          <table:table-cell/>
          <table:table-cell table:formula="of:=AVERAGE([.C645:.C651])" office:value-type="float" office:value="50585.38" calcext:value-type="float">
            <text:p>50585.38</text:p>
          </table:table-cell>
          <table:table-cell/>
          <table:table-cell table:formula="of:=[.$K$3]*COS((([.A648]+[.$K$2])/[.$K$6]))+[.$K$4]*COS((([.A648]+[.$K$2])*2/[.$K$6]))+[.$K$5]*COS((([.A648]+[.$K$2])/(2*[.$K$6])))+[.$K$1]" office:value-type="float" office:value="81485.2253147974" calcext:value-type="float">
            <text:p>81485.2253147974</text:p>
          </table:table-cell>
          <table:table-cell table:number-columns-repeated="15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2017-06-02 16:34:31</text:p>
          </table:table-cell>
          <table:table-cell office:value-type="float" office:value="47855.9531" calcext:value-type="float">
            <text:p>47855.9531</text:p>
          </table:table-cell>
          <table:table-cell/>
          <table:table-cell table:formula="of:=AVERAGE([.C646:.C652])" office:value-type="float" office:value="45002.0276" calcext:value-type="float">
            <text:p>45002.0276</text:p>
          </table:table-cell>
          <table:table-cell/>
          <table:table-cell table:formula="of:=[.$K$3]*COS((([.A649]+[.$K$2])/[.$K$6]))+[.$K$4]*COS((([.A649]+[.$K$2])*2/[.$K$6]))+[.$K$5]*COS((([.A649]+[.$K$2])/(2*[.$K$6])))+[.$K$1]" office:value-type="float" office:value="81406.7500004415" calcext:value-type="float">
            <text:p>81406.7500004415</text:p>
          </table:table-cell>
          <table:table-cell table:number-columns-repeated="15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2017-06-02 16:35:31</text:p>
          </table:table-cell>
          <table:table-cell office:value-type="float" office:value="48681.5781" calcext:value-type="float">
            <text:p>48681.5781</text:p>
          </table:table-cell>
          <table:table-cell/>
          <table:table-cell table:formula="of:=AVERAGE([.C647:.C653])" office:value-type="float" office:value="45779.1626571429" calcext:value-type="float">
            <text:p>45779.1626571429</text:p>
          </table:table-cell>
          <table:table-cell/>
          <table:table-cell table:formula="of:=[.$K$3]*COS((([.A650]+[.$K$2])/[.$K$6]))+[.$K$4]*COS((([.A650]+[.$K$2])*2/[.$K$6]))+[.$K$5]*COS((([.A650]+[.$K$2])/(2*[.$K$6])))+[.$K$1]" office:value-type="float" office:value="81323.3381073713" calcext:value-type="float">
            <text:p>81323.3381073713</text:p>
          </table:table-cell>
          <table:table-cell table:number-columns-repeated="15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2017-06-02 16:36:31</text:p>
          </table:table-cell>
          <table:table-cell office:value-type="float" office:value="45232.0195" calcext:value-type="float">
            <text:p>45232.0195</text:p>
          </table:table-cell>
          <table:table-cell/>
          <table:table-cell table:formula="of:=AVERAGE([.C648:.C654])" office:value-type="float" office:value="44557.1208" calcext:value-type="float">
            <text:p>44557.1208</text:p>
          </table:table-cell>
          <table:table-cell/>
          <table:table-cell table:formula="of:=[.$K$3]*COS((([.A651]+[.$K$2])/[.$K$6]))+[.$K$4]*COS((([.A651]+[.$K$2])*2/[.$K$6]))+[.$K$5]*COS((([.A651]+[.$K$2])/(2*[.$K$6])))+[.$K$1]" office:value-type="float" office:value="81234.972732281" calcext:value-type="float">
            <text:p>81234.972732281</text:p>
          </table:table-cell>
          <table:table-cell table:number-columns-repeated="15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2017-06-02 16:37:31</text:p>
          </table:table-cell>
          <table:table-cell office:value-type="float" office:value="18771.0996" calcext:value-type="float">
            <text:p>18771.0996</text:p>
          </table:table-cell>
          <table:table-cell/>
          <table:table-cell table:formula="of:=AVERAGE([.C649:.C655])" office:value-type="float" office:value="44081.8585285714" calcext:value-type="float">
            <text:p>44081.8585285714</text:p>
          </table:table-cell>
          <table:table-cell/>
          <table:table-cell table:formula="of:=[.$K$3]*COS((([.A652]+[.$K$2])/[.$K$6]))+[.$K$4]*COS((([.A652]+[.$K$2])*2/[.$K$6]))+[.$K$5]*COS((([.A652]+[.$K$2])/(2*[.$K$6])))+[.$K$1]" office:value-type="float" office:value="81141.6380424368" calcext:value-type="float">
            <text:p>81141.6380424368</text:p>
          </table:table-cell>
          <table:table-cell table:number-columns-repeated="15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2017-06-02 16:38:31</text:p>
          </table:table-cell>
          <table:table-cell office:value-type="float" office:value="59295.7852" calcext:value-type="float">
            <text:p>59295.7852</text:p>
          </table:table-cell>
          <table:table-cell/>
          <table:table-cell table:formula="of:=AVERAGE([.C650:.C656])" office:value-type="float" office:value="43876.2965857143" calcext:value-type="float">
            <text:p>43876.2965857143</text:p>
          </table:table-cell>
          <table:table-cell/>
          <table:table-cell table:formula="of:=[.$K$3]*COS((([.A653]+[.$K$2])/[.$K$6]))+[.$K$4]*COS((([.A653]+[.$K$2])*2/[.$K$6]))+[.$K$5]*COS((([.A653]+[.$K$2])/(2*[.$K$6])))+[.$K$1]" office:value-type="float" office:value="81043.3192808649" calcext:value-type="float">
            <text:p>81043.3192808649</text:p>
          </table:table-cell>
          <table:table-cell table:number-columns-repeated="15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2017-06-02 16:39:31</text:p>
          </table:table-cell>
          <table:table-cell office:value-type="float" office:value="41550.3945" calcext:value-type="float">
            <text:p>41550.3945</text:p>
          </table:table-cell>
          <table:table-cell/>
          <table:table-cell table:formula="of:=AVERAGE([.C651:.C657])" office:value-type="float" office:value="43115.2960285714" calcext:value-type="float">
            <text:p>43115.2960285714</text:p>
          </table:table-cell>
          <table:table-cell/>
          <table:table-cell table:formula="of:=[.$K$3]*COS((([.A654]+[.$K$2])/[.$K$6]))+[.$K$4]*COS((([.A654]+[.$K$2])*2/[.$K$6]))+[.$K$5]*COS((([.A654]+[.$K$2])/(2*[.$K$6])))+[.$K$1]" office:value-type="float" office:value="80940.0027712866" calcext:value-type="float">
            <text:p>80940.0027712866</text:p>
          </table:table-cell>
          <table:table-cell table:number-columns-repeated="15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2017-06-02 16:40:31</text:p>
          </table:table-cell>
          <table:table-cell office:value-type="float" office:value="47186.1797" calcext:value-type="float">
            <text:p>47186.1797</text:p>
          </table:table-cell>
          <table:table-cell/>
          <table:table-cell table:formula="of:=AVERAGE([.C652:.C658])" office:value-type="float" office:value="43122.6637857143" calcext:value-type="float">
            <text:p>43122.6637857143</text:p>
          </table:table-cell>
          <table:table-cell/>
          <table:table-cell table:formula="of:=[.$K$3]*COS((([.A655]+[.$K$2])/[.$K$6]))+[.$K$4]*COS((([.A655]+[.$K$2])*2/[.$K$6]))+[.$K$5]*COS((([.A655]+[.$K$2])/(2*[.$K$6])))+[.$K$1]" office:value-type="float" office:value="80831.6759228007" calcext:value-type="float">
            <text:p>80831.6759228007</text:p>
          </table:table-cell>
          <table:table-cell table:number-columns-repeated="15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2017-06-02 16:41:31</text:p>
          </table:table-cell>
          <table:table-cell office:value-type="float" office:value="46417.0195" calcext:value-type="float">
            <text:p>46417.0195</text:p>
          </table:table-cell>
          <table:table-cell/>
          <table:table-cell table:formula="of:=AVERAGE([.C653:.C659])" office:value-type="float" office:value="47003.2332571429" calcext:value-type="float">
            <text:p>47003.2332571429</text:p>
          </table:table-cell>
          <table:table-cell/>
          <table:table-cell table:formula="of:=[.$K$3]*COS((([.A656]+[.$K$2])/[.$K$6]))+[.$K$4]*COS((([.A656]+[.$K$2])*2/[.$K$6]))+[.$K$5]*COS((([.A656]+[.$K$2])/(2*[.$K$6])))+[.$K$1]" office:value-type="float" office:value="80718.3272343111" calcext:value-type="float">
            <text:p>80718.3272343111</text:p>
          </table:table-cell>
          <table:table-cell table:number-columns-repeated="15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2017-06-02 16:42:31</text:p>
          </table:table-cell>
          <table:table-cell office:value-type="float" office:value="43354.5742" calcext:value-type="float">
            <text:p>43354.5742</text:p>
          </table:table-cell>
          <table:table-cell/>
          <table:table-cell table:formula="of:=AVERAGE([.C654:.C660])" office:value-type="float" office:value="45098.3392714286" calcext:value-type="float">
            <text:p>45098.3392714286</text:p>
          </table:table-cell>
          <table:table-cell/>
          <table:table-cell table:formula="of:=[.$K$3]*COS((([.A657]+[.$K$2])/[.$K$6]))+[.$K$4]*COS((([.A657]+[.$K$2])*2/[.$K$6]))+[.$K$5]*COS((([.A657]+[.$K$2])/(2*[.$K$6])))+[.$K$1]" office:value-type="float" office:value="80599.9462986992" calcext:value-type="float">
            <text:p>80599.9462986992</text:p>
          </table:table-cell>
          <table:table-cell table:number-columns-repeated="15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2017-06-02 16:43:31</text:p>
          </table:table-cell>
          <table:table-cell office:value-type="float" office:value="45283.5938" calcext:value-type="float">
            <text:p>45283.5938</text:p>
          </table:table-cell>
          <table:table-cell/>
          <table:table-cell table:formula="of:=AVERAGE([.C655:.C661])" office:value-type="float" office:value="45722.2522285714" calcext:value-type="float">
            <text:p>45722.2522285714</text:p>
          </table:table-cell>
          <table:table-cell/>
          <table:table-cell table:formula="of:=[.$K$3]*COS((([.A658]+[.$K$2])/[.$K$6]))+[.$K$4]*COS((([.A658]+[.$K$2])*2/[.$K$6]))+[.$K$5]*COS((([.A658]+[.$K$2])/(2*[.$K$6])))+[.$K$1]" office:value-type="float" office:value="80476.5238067393" calcext:value-type="float">
            <text:p>80476.5238067393</text:p>
          </table:table-cell>
          <table:table-cell table:number-columns-repeated="15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2017-06-02 16:44:31</text:p>
          </table:table-cell>
          <table:table-cell office:value-type="float" office:value="45935.0859" calcext:value-type="float">
            <text:p>45935.0859</text:p>
          </table:table-cell>
          <table:table-cell/>
          <table:table-cell table:formula="of:=AVERAGE([.C656:.C662])" office:value-type="float" office:value="45484.1662857143" calcext:value-type="float">
            <text:p>45484.1662857143</text:p>
          </table:table-cell>
          <table:table-cell/>
          <table:table-cell table:formula="of:=[.$K$3]*COS((([.A659]+[.$K$2])/[.$K$6]))+[.$K$4]*COS((([.A659]+[.$K$2])*2/[.$K$6]))+[.$K$5]*COS((([.A659]+[.$K$2])/(2*[.$K$6])))+[.$K$1]" office:value-type="float" office:value="80348.0515507568" calcext:value-type="float">
            <text:p>80348.0515507568</text:p>
          </table:table-cell>
          <table:table-cell table:number-columns-repeated="15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2017-06-02 16:45:31</text:p>
          </table:table-cell>
          <table:table-cell office:value-type="float" office:value="45961.5273" calcext:value-type="float">
            <text:p>45961.5273</text:p>
          </table:table-cell>
          <table:table-cell/>
          <table:table-cell table:formula="of:=AVERAGE([.C657:.C663])" office:value-type="float" office:value="45398.9988857143" calcext:value-type="float">
            <text:p>45398.9988857143</text:p>
          </table:table-cell>
          <table:table-cell/>
          <table:table-cell table:formula="of:=[.$K$3]*COS((([.A660]+[.$K$2])/[.$K$6]))+[.$K$4]*COS((([.A660]+[.$K$2])*2/[.$K$6]))+[.$K$5]*COS((([.A660]+[.$K$2])/(2*[.$K$6])))+[.$K$1]" office:value-type="float" office:value="80214.5224280275" calcext:value-type="float">
            <text:p>80214.5224280275</text:p>
          </table:table-cell>
          <table:table-cell table:number-columns-repeated="15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2017-06-02 16:46:31</text:p>
          </table:table-cell>
          <table:table-cell office:value-type="float" office:value="45917.7852" calcext:value-type="float">
            <text:p>45917.7852</text:p>
          </table:table-cell>
          <table:table-cell/>
          <table:table-cell table:formula="of:=AVERAGE([.C658:.C664])" office:value-type="float" office:value="45636.0814714286" calcext:value-type="float">
            <text:p>45636.0814714286</text:p>
          </table:table-cell>
          <table:table-cell/>
          <table:table-cell table:formula="of:=[.$K$3]*COS((([.A661]+[.$K$2])/[.$K$6]))+[.$K$4]*COS((([.A661]+[.$K$2])*2/[.$K$6]))+[.$K$5]*COS((([.A661]+[.$K$2])/(2*[.$K$6])))+[.$K$1]" office:value-type="float" office:value="80075.9304439179" calcext:value-type="float">
            <text:p>80075.9304439179</text:p>
          </table:table-cell>
          <table:table-cell table:number-columns-repeated="15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2017-06-02 16:47:31</text:p>
          </table:table-cell>
          <table:table-cell office:value-type="float" office:value="45519.5781" calcext:value-type="float">
            <text:p>45519.5781</text:p>
          </table:table-cell>
          <table:table-cell/>
          <table:table-cell table:formula="of:=AVERAGE([.C659:.C665])" office:value-type="float" office:value="45455.2555714286" calcext:value-type="float">
            <text:p>45455.2555714286</text:p>
          </table:table-cell>
          <table:table-cell/>
          <table:table-cell table:formula="of:=[.$K$3]*COS((([.A662]+[.$K$2])/[.$K$6]))+[.$K$4]*COS((([.A662]+[.$K$2])*2/[.$K$6]))+[.$K$5]*COS((([.A662]+[.$K$2])/(2*[.$K$6])))+[.$K$1]" office:value-type="float" office:value="79932.2707147643" calcext:value-type="float">
            <text:p>79932.2707147643</text:p>
          </table:table-cell>
          <table:table-cell table:number-columns-repeated="15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2017-06-02 16:48:31</text:p>
          </table:table-cell>
          <table:table-cell office:value-type="float" office:value="45820.8477" calcext:value-type="float">
            <text:p>45820.8477</text:p>
          </table:table-cell>
          <table:table-cell/>
          <table:table-cell table:formula="of:=AVERAGE([.C660:.C666])" office:value-type="float" office:value="45146.4815857143" calcext:value-type="float">
            <text:p>45146.4815857143</text:p>
          </table:table-cell>
          <table:table-cell/>
          <table:table-cell table:formula="of:=[.$K$3]*COS((([.A663]+[.$K$2])/[.$K$6]))+[.$K$4]*COS((([.A663]+[.$K$2])*2/[.$K$6]))+[.$K$5]*COS((([.A663]+[.$K$2])/(2*[.$K$6])))+[.$K$1]" office:value-type="float" office:value="79783.5394704924" calcext:value-type="float">
            <text:p>79783.5394704924</text:p>
          </table:table-cell>
          <table:table-cell table:number-columns-repeated="15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2017-06-02 16:49:31</text:p>
          </table:table-cell>
          <table:table-cell office:value-type="float" office:value="45014.1523" calcext:value-type="float">
            <text:p>45014.1523</text:p>
          </table:table-cell>
          <table:table-cell/>
          <table:table-cell table:formula="of:=AVERAGE([.C661:.C667])" office:value-type="float" office:value="44809.4034714286" calcext:value-type="float">
            <text:p>44809.4034714286</text:p>
          </table:table-cell>
          <table:table-cell/>
          <table:table-cell table:formula="of:=[.$K$3]*COS((([.A664]+[.$K$2])/[.$K$6]))+[.$K$4]*COS((([.A664]+[.$K$2])*2/[.$K$6]))+[.$K$5]*COS((([.A664]+[.$K$2])/(2*[.$K$6])))+[.$K$1]" office:value-type="float" office:value="79629.7340569736" calcext:value-type="float">
            <text:p>79629.7340569736</text:p>
          </table:table-cell>
          <table:table-cell table:number-columns-repeated="15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2017-06-02 16:50:31</text:p>
          </table:table-cell>
          <table:table-cell office:value-type="float" office:value="44017.8125" calcext:value-type="float">
            <text:p>44017.8125</text:p>
          </table:table-cell>
          <table:table-cell/>
          <table:table-cell table:formula="of:=AVERAGE([.C662:.C668])" office:value-type="float" office:value="44616.5714285714" calcext:value-type="float">
            <text:p>44616.5714285714</text:p>
          </table:table-cell>
          <table:table-cell/>
          <table:table-cell table:formula="of:=[.$K$3]*COS((([.A665]+[.$K$2])/[.$K$6]))+[.$K$4]*COS((([.A665]+[.$K$2])*2/[.$K$6]))+[.$K$5]*COS((([.A665]+[.$K$2])/(2*[.$K$6])))+[.$K$1]" office:value-type="float" office:value="79470.8529381203" calcext:value-type="float">
            <text:p>79470.8529381203</text:p>
          </table:table-cell>
          <table:table-cell table:number-columns-repeated="15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2017-06-02 16:51:31</text:p>
          </table:table-cell>
          <table:table-cell office:value-type="float" office:value="43773.668" calcext:value-type="float">
            <text:p>43773.668</text:p>
          </table:table-cell>
          <table:table-cell/>
          <table:table-cell table:formula="of:=AVERAGE([.C663:.C669])" office:value-type="float" office:value="44543.5982142857" calcext:value-type="float">
            <text:p>44543.5982142857</text:p>
          </table:table-cell>
          <table:table-cell/>
          <table:table-cell table:formula="of:=[.$K$3]*COS((([.A666]+[.$K$2])/[.$K$6]))+[.$K$4]*COS((([.A666]+[.$K$2])*2/[.$K$6]))+[.$K$5]*COS((([.A666]+[.$K$2])/(2*[.$K$6])))+[.$K$1]" office:value-type="float" office:value="79306.895697717" calcext:value-type="float">
            <text:p>79306.895697717</text:p>
          </table:table-cell>
          <table:table-cell table:number-columns-repeated="15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2017-06-02 16:52:31</text:p>
          </table:table-cell>
          <table:table-cell office:value-type="float" office:value="43601.9805" calcext:value-type="float">
            <text:p>43601.9805</text:p>
          </table:table-cell>
          <table:table-cell/>
          <table:table-cell table:formula="of:=AVERAGE([.C664:.C670])" office:value-type="float" office:value="44450.3649428571" calcext:value-type="float">
            <text:p>44450.3649428571</text:p>
          </table:table-cell>
          <table:table-cell/>
          <table:table-cell table:formula="of:=[.$K$3]*COS((([.A667]+[.$K$2])/[.$K$6]))+[.$K$4]*COS((([.A667]+[.$K$2])*2/[.$K$6]))+[.$K$5]*COS((([.A667]+[.$K$2])/(2*[.$K$6])))+[.$K$1]" office:value-type="float" office:value="79137.8630409896" calcext:value-type="float">
            <text:p>79137.8630409896</text:p>
          </table:table-cell>
          <table:table-cell table:number-columns-repeated="15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2017-06-02 16:53:31</text:p>
          </table:table-cell>
          <table:table-cell office:value-type="float" office:value="44567.9609" calcext:value-type="float">
            <text:p>44567.9609</text:p>
          </table:table-cell>
          <table:table-cell/>
          <table:table-cell table:formula="of:=AVERAGE([.C665:.C671])" office:value-type="float" office:value="44387.1830285714" calcext:value-type="float">
            <text:p>44387.1830285714</text:p>
          </table:table-cell>
          <table:table-cell/>
          <table:table-cell table:formula="of:=[.$K$3]*COS((([.A668]+[.$K$2])/[.$K$6]))+[.$K$4]*COS((([.A668]+[.$K$2])*2/[.$K$6]))+[.$K$5]*COS((([.A668]+[.$K$2])/(2*[.$K$6])))+[.$K$1]" office:value-type="float" office:value="78963.756795909" calcext:value-type="float">
            <text:p>78963.756795909</text:p>
          </table:table-cell>
          <table:table-cell table:number-columns-repeated="15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2017-06-02 16:54:31</text:p>
          </table:table-cell>
          <table:table-cell office:value-type="float" office:value="45008.7656" calcext:value-type="float">
            <text:p>45008.7656</text:p>
          </table:table-cell>
          <table:table-cell/>
          <table:table-cell table:formula="of:=AVERAGE([.C666:.C672])" office:value-type="float" office:value="44406.3242142857" calcext:value-type="float">
            <text:p>44406.3242142857</text:p>
          </table:table-cell>
          <table:table-cell/>
          <table:table-cell table:formula="of:=[.$K$3]*COS((([.A669]+[.$K$2])/[.$K$6]))+[.$K$4]*COS((([.A669]+[.$K$2])*2/[.$K$6]))+[.$K$5]*COS((([.A669]+[.$K$2])/(2*[.$K$6])))+[.$K$1]" office:value-type="float" office:value="78784.579914232" calcext:value-type="float">
            <text:p>78784.579914232</text:p>
          </table:table-cell>
          <table:table-cell table:number-columns-repeated="15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2017-06-02 16:55:31</text:p>
          </table:table-cell>
          <table:table-cell office:value-type="float" office:value="45168.2148" calcext:value-type="float">
            <text:p>45168.2148</text:p>
          </table:table-cell>
          <table:table-cell/>
          <table:table-cell table:formula="of:=AVERAGE([.C667:.C673])" office:value-type="float" office:value="44508.8136142857" calcext:value-type="float">
            <text:p>44508.8136142857</text:p>
          </table:table-cell>
          <table:table-cell/>
          <table:table-cell table:formula="of:=[.$K$3]*COS((([.A670]+[.$K$2])/[.$K$6]))+[.$K$4]*COS((([.A670]+[.$K$2])*2/[.$K$6]))+[.$K$5]*COS((([.A670]+[.$K$2])/(2*[.$K$6])))+[.$K$1]" office:value-type="float" office:value="78600.3364722767" calcext:value-type="float">
            <text:p>78600.3364722767</text:p>
          </table:table-cell>
          <table:table-cell table:number-columns-repeated="15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2017-06-02 16:56:31</text:p>
          </table:table-cell>
          <table:table-cell office:value-type="float" office:value="44571.8789" calcext:value-type="float">
            <text:p>44571.8789</text:p>
          </table:table-cell>
          <table:table-cell/>
          <table:table-cell table:formula="of:=AVERAGE([.C668:.C674])" office:value-type="float" office:value="44173.0652857143" calcext:value-type="float">
            <text:p>44173.0652857143</text:p>
          </table:table-cell>
          <table:table-cell/>
          <table:table-cell table:formula="of:=[.$K$3]*COS((([.A671]+[.$K$2])/[.$K$6]))+[.$K$4]*COS((([.A671]+[.$K$2])*2/[.$K$6]))+[.$K$5]*COS((([.A671]+[.$K$2])/(2*[.$K$6])))+[.$K$1]" office:value-type="float" office:value="78411.0316714335" calcext:value-type="float">
            <text:p>78411.0316714335</text:p>
          </table:table-cell>
          <table:table-cell table:number-columns-repeated="15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2017-06-02 16:57:31</text:p>
          </table:table-cell>
          <table:table-cell office:value-type="float" office:value="44151.8008" calcext:value-type="float">
            <text:p>44151.8008</text:p>
          </table:table-cell>
          <table:table-cell/>
          <table:table-cell table:formula="of:=AVERAGE([.C669:.C675])" office:value-type="float" office:value="43683.7226571429" calcext:value-type="float">
            <text:p>43683.7226571429</text:p>
          </table:table-cell>
          <table:table-cell/>
          <table:table-cell table:formula="of:=[.$K$3]*COS((([.A672]+[.$K$2])/[.$K$6]))+[.$K$4]*COS((([.A672]+[.$K$2])*2/[.$K$6]))+[.$K$5]*COS((([.A672]+[.$K$2])/(2*[.$K$6])))+[.$K$1]" office:value-type="float" office:value="78216.6718384106" calcext:value-type="float">
            <text:p>78216.6718384106</text:p>
          </table:table-cell>
          <table:table-cell table:number-columns-repeated="15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2017-06-02 16:58:31</text:p>
          </table:table-cell>
          <table:table-cell office:value-type="float" office:value="44491.0938" calcext:value-type="float">
            <text:p>44491.0938</text:p>
          </table:table-cell>
          <table:table-cell/>
          <table:table-cell table:formula="of:=AVERAGE([.C670:.C676])" office:value-type="float" office:value="43143.9503428572" calcext:value-type="float">
            <text:p>43143.9503428572</text:p>
          </table:table-cell>
          <table:table-cell/>
          <table:table-cell table:formula="of:=[.$K$3]*COS((([.A673]+[.$K$2])/[.$K$6]))+[.$K$4]*COS((([.A673]+[.$K$2])*2/[.$K$6]))+[.$K$5]*COS((([.A673]+[.$K$2])/(2*[.$K$6])))+[.$K$1]" office:value-type="float" office:value="78017.2644252155" calcext:value-type="float">
            <text:p>78017.2644252155</text:p>
          </table:table-cell>
          <table:table-cell table:number-columns-repeated="15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2017-06-02 16:59:31</text:p>
          </table:table-cell>
          <table:table-cell office:value-type="float" office:value="41251.7422" calcext:value-type="float">
            <text:p>41251.7422</text:p>
          </table:table-cell>
          <table:table-cell/>
          <table:table-cell table:formula="of:=AVERAGE([.C671:.C677])" office:value-type="float" office:value="42535.8197714286" calcext:value-type="float">
            <text:p>42535.8197714286</text:p>
          </table:table-cell>
          <table:table-cell/>
          <table:table-cell table:formula="of:=[.$K$3]*COS((([.A674]+[.$K$2])/[.$K$6]))+[.$K$4]*COS((([.A674]+[.$K$2])*2/[.$K$6]))+[.$K$5]*COS((([.A674]+[.$K$2])/(2*[.$K$6])))+[.$K$1]" office:value-type="float" office:value="77812.8180088693" calcext:value-type="float">
            <text:p>77812.8180088693</text:p>
          </table:table-cell>
          <table:table-cell table:number-columns-repeated="15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2017-06-02 17:00:31</text:p>
          </table:table-cell>
          <table:table-cell office:value-type="float" office:value="41142.5625" calcext:value-type="float">
            <text:p>41142.5625</text:p>
          </table:table-cell>
          <table:table-cell/>
          <table:table-cell table:formula="of:=AVERAGE([.C672:.C678])" office:value-type="float" office:value="41866.5134142857" calcext:value-type="float">
            <text:p>41866.5134142857</text:p>
          </table:table-cell>
          <table:table-cell/>
          <table:table-cell table:formula="of:=[.$K$3]*COS((([.A675]+[.$K$2])/[.$K$6]))+[.$K$4]*COS((([.A675]+[.$K$2])*2/[.$K$6]))+[.$K$5]*COS((([.A675]+[.$K$2])/(2*[.$K$6])))+[.$K$1]" office:value-type="float" office:value="77603.342290858" calcext:value-type="float">
            <text:p>77603.342290858</text:p>
          </table:table-cell>
          <table:table-cell table:number-columns-repeated="15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2017-06-02 17:01:31</text:p>
          </table:table-cell>
          <table:table-cell office:value-type="float" office:value="41230.3594" calcext:value-type="float">
            <text:p>41230.3594</text:p>
          </table:table-cell>
          <table:table-cell/>
          <table:table-cell table:formula="of:=AVERAGE([.C673:.C679])" office:value-type="float" office:value="41305.3153142857" calcext:value-type="float">
            <text:p>41305.3153142857</text:p>
          </table:table-cell>
          <table:table-cell/>
          <table:table-cell table:formula="of:=[.$K$3]*COS((([.A676]+[.$K$2])/[.$K$6]))+[.$K$4]*COS((([.A676]+[.$K$2])*2/[.$K$6]))+[.$K$5]*COS((([.A676]+[.$K$2])/(2*[.$K$6])))+[.$K$1]" office:value-type="float" office:value="77388.8480963168" calcext:value-type="float">
            <text:p>77388.8480963168</text:p>
          </table:table-cell>
          <table:table-cell table:number-columns-repeated="15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2017-06-02 17:02:31</text:p>
          </table:table-cell>
          <table:table-cell office:value-type="float" office:value="40911.3008" calcext:value-type="float">
            <text:p>40911.3008</text:p>
          </table:table-cell>
          <table:table-cell/>
          <table:table-cell table:formula="of:=AVERAGE([.C674:.C680])" office:value-type="float" office:value="40559.5848428571" calcext:value-type="float">
            <text:p>40559.5848428571</text:p>
          </table:table-cell>
          <table:table-cell/>
          <table:table-cell table:formula="of:=[.$K$3]*COS((([.A677]+[.$K$2])/[.$K$6]))+[.$K$4]*COS((([.A677]+[.$K$2])*2/[.$K$6]))+[.$K$5]*COS((([.A677]+[.$K$2])/(2*[.$K$6])))+[.$K$1]" office:value-type="float" office:value="77169.3473729504" calcext:value-type="float">
            <text:p>77169.3473729504</text:p>
          </table:table-cell>
          <table:table-cell table:number-columns-repeated="15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2017-06-02 17:03:31</text:p>
          </table:table-cell>
          <table:table-cell office:value-type="float" office:value="39886.7344" calcext:value-type="float">
            <text:p>39886.7344</text:p>
          </table:table-cell>
          <table:table-cell/>
          <table:table-cell table:formula="of:=AVERAGE([.C675:.C681])" office:value-type="float" office:value="40166.3655285714" calcext:value-type="float">
            <text:p>40166.3655285714</text:p>
          </table:table-cell>
          <table:table-cell/>
          <table:table-cell table:formula="of:=[.$K$3]*COS((([.A678]+[.$K$2])/[.$K$6]))+[.$K$4]*COS((([.A678]+[.$K$2])*2/[.$K$6]))+[.$K$5]*COS((([.A678]+[.$K$2])/(2*[.$K$6])))+[.$K$1]" office:value-type="float" office:value="76944.853189688" calcext:value-type="float">
            <text:p>76944.853189688</text:p>
          </table:table-cell>
          <table:table-cell table:number-columns-repeated="15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2017-06-02 17:04:31</text:p>
          </table:table-cell>
          <table:table-cell office:value-type="float" office:value="40223.4141" calcext:value-type="float">
            <text:p>40223.4141</text:p>
          </table:table-cell>
          <table:table-cell/>
          <table:table-cell table:formula="of:=AVERAGE([.C676:.C682])" office:value-type="float" office:value="39741.0887428571" calcext:value-type="float">
            <text:p>39741.0887428571</text:p>
          </table:table-cell>
          <table:table-cell/>
          <table:table-cell table:formula="of:=[.$K$3]*COS((([.A679]+[.$K$2])/[.$K$6]))+[.$K$4]*COS((([.A679]+[.$K$2])*2/[.$K$6]))+[.$K$5]*COS((([.A679]+[.$K$2])/(2*[.$K$6])))+[.$K$1]" office:value-type="float" office:value="76715.3797350736" calcext:value-type="float">
            <text:p>76715.3797350736</text:p>
          </table:table-cell>
          <table:table-cell table:number-columns-repeated="15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2017-06-02 17:05:31</text:p>
          </table:table-cell>
          <table:table-cell office:value-type="float" office:value="39270.9805" calcext:value-type="float">
            <text:p>39270.9805</text:p>
          </table:table-cell>
          <table:table-cell/>
          <table:table-cell table:formula="of:=AVERAGE([.C677:.C683])" office:value-type="float" office:value="39185.9994571429" calcext:value-type="float">
            <text:p>39185.9994571429</text:p>
          </table:table-cell>
          <table:table-cell/>
          <table:table-cell table:formula="of:=[.$K$3]*COS((([.A680]+[.$K$2])/[.$K$6]))+[.$K$4]*COS((([.A680]+[.$K$2])*2/[.$K$6]))+[.$K$5]*COS((([.A680]+[.$K$2])/(2*[.$K$6])))+[.$K$1]" office:value-type="float" office:value="76480.9423153923" calcext:value-type="float">
            <text:p>76480.9423153923</text:p>
          </table:table-cell>
          <table:table-cell table:number-columns-repeated="15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2017-06-02 17:06:31</text:p>
          </table:table-cell>
          <table:table-cell office:value-type="float" office:value="38499.207" calcext:value-type="float">
            <text:p>38499.207</text:p>
          </table:table-cell>
          <table:table-cell/>
          <table:table-cell table:formula="of:=AVERAGE([.C678:.C684])" office:value-type="float" office:value="38875.2667571429" calcext:value-type="float">
            <text:p>38875.2667571429</text:p>
          </table:table-cell>
          <table:table-cell/>
          <table:table-cell table:formula="of:=[.$K$3]*COS((([.A681]+[.$K$2])/[.$K$6]))+[.$K$4]*COS((([.A681]+[.$K$2])*2/[.$K$6]))+[.$K$5]*COS((([.A681]+[.$K$2])/(2*[.$K$6])))+[.$K$1]" office:value-type="float" office:value="76241.5573525324" calcext:value-type="float">
            <text:p>76241.5573525324</text:p>
          </table:table-cell>
          <table:table-cell table:number-columns-repeated="15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2017-06-02 17:07:31</text:p>
          </table:table-cell>
          <table:table-cell office:value-type="float" office:value="38165.625" calcext:value-type="float">
            <text:p>38165.625</text:p>
          </table:table-cell>
          <table:table-cell/>
          <table:table-cell table:formula="of:=AVERAGE([.C679:.C685])" office:value-type="float" office:value="38633.6144142857" calcext:value-type="float">
            <text:p>38633.6144142857</text:p>
          </table:table-cell>
          <table:table-cell/>
          <table:table-cell table:formula="of:=[.$K$3]*COS((([.A682]+[.$K$2])/[.$K$6]))+[.$K$4]*COS((([.A682]+[.$K$2])*2/[.$K$6]))+[.$K$5]*COS((([.A682]+[.$K$2])/(2*[.$K$6])))+[.$K$1]" office:value-type="float" office:value="75997.2423815837" calcext:value-type="float">
            <text:p>75997.2423815837</text:p>
          </table:table-cell>
          <table:table-cell table:number-columns-repeated="15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2017-06-02 17:08:31</text:p>
          </table:table-cell>
          <table:table-cell office:value-type="float" office:value="37344.7344" calcext:value-type="float">
            <text:p>37344.7344</text:p>
          </table:table-cell>
          <table:table-cell/>
          <table:table-cell table:formula="of:=AVERAGE([.C680:.C686])" office:value-type="float" office:value="38258.8141857143" calcext:value-type="float">
            <text:p>38258.8141857143</text:p>
          </table:table-cell>
          <table:table-cell/>
          <table:table-cell table:formula="of:=[.$K$3]*COS((([.A683]+[.$K$2])/[.$K$6]))+[.$K$4]*COS((([.A683]+[.$K$2])*2/[.$K$6]))+[.$K$5]*COS((([.A683]+[.$K$2])/(2*[.$K$6])))+[.$K$1]" office:value-type="float" office:value="75748.0160481734" calcext:value-type="float">
            <text:p>75748.0160481734</text:p>
          </table:table-cell>
          <table:table-cell table:number-columns-repeated="15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2017-06-02 17:09:31</text:p>
          </table:table-cell>
          <table:table-cell office:value-type="float" office:value="38736.1719" calcext:value-type="float">
            <text:p>38736.1719</text:p>
          </table:table-cell>
          <table:table-cell/>
          <table:table-cell table:formula="of:=AVERAGE([.C681:.C687])" office:value-type="float" office:value="37947.4525714286" calcext:value-type="float">
            <text:p>37947.4525714286</text:p>
          </table:table-cell>
          <table:table-cell/>
          <table:table-cell table:formula="of:=[.$K$3]*COS((([.A684]+[.$K$2])/[.$K$6]))+[.$K$4]*COS((([.A684]+[.$K$2])*2/[.$K$6]))+[.$K$5]*COS((([.A684]+[.$K$2])/(2*[.$K$6])))+[.$K$1]" office:value-type="float" office:value="75493.8981055388" calcext:value-type="float">
            <text:p>75493.8981055388</text:p>
          </table:table-cell>
          <table:table-cell table:number-columns-repeated="15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2017-06-02 17:10:31</text:p>
          </table:table-cell>
          <table:table-cell office:value-type="float" office:value="38195.168" calcext:value-type="float">
            <text:p>38195.168</text:p>
          </table:table-cell>
          <table:table-cell/>
          <table:table-cell table:formula="of:=AVERAGE([.C682:.C688])" office:value-type="float" office:value="37697.3839428571" calcext:value-type="float">
            <text:p>37697.3839428571</text:p>
          </table:table-cell>
          <table:table-cell/>
          <table:table-cell table:formula="of:=[.$K$3]*COS((([.A685]+[.$K$2])/[.$K$6]))+[.$K$4]*COS((([.A685]+[.$K$2])*2/[.$K$6]))+[.$K$5]*COS((([.A685]+[.$K$2])/(2*[.$K$6])))+[.$K$1]" office:value-type="float" office:value="75234.9094113388" calcext:value-type="float">
            <text:p>75234.9094113388</text:p>
          </table:table-cell>
          <table:table-cell table:number-columns-repeated="15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2017-06-02 17:11:31</text:p>
          </table:table-cell>
          <table:table-cell office:value-type="float" office:value="37599.8125" calcext:value-type="float">
            <text:p>37599.8125</text:p>
          </table:table-cell>
          <table:table-cell/>
          <table:table-cell table:formula="of:=AVERAGE([.C683:.C689])" office:value-type="float" office:value="37433.0005714286" calcext:value-type="float">
            <text:p>37433.0005714286</text:p>
          </table:table-cell>
          <table:table-cell/>
          <table:table-cell table:formula="of:=[.$K$3]*COS((([.A686]+[.$K$2])/[.$K$6]))+[.$K$4]*COS((([.A686]+[.$K$2])*2/[.$K$6]))+[.$K$5]*COS((([.A686]+[.$K$2])/(2*[.$K$6])))+[.$K$1]" office:value-type="float" office:value="74971.0719242034" calcext:value-type="float">
            <text:p>74971.0719242034</text:p>
          </table:table-cell>
          <table:table-cell table:number-columns-repeated="15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2017-06-02 17:12:31</text:p>
          </table:table-cell>
          <table:table-cell office:value-type="float" office:value="37091.4492" calcext:value-type="float">
            <text:p>37091.4492</text:p>
          </table:table-cell>
          <table:table-cell/>
          <table:table-cell table:formula="of:=AVERAGE([.C684:.C690])" office:value-type="float" office:value="37232.7070428571" calcext:value-type="float">
            <text:p>37232.7070428571</text:p>
          </table:table-cell>
          <table:table-cell/>
          <table:table-cell table:formula="of:=[.$K$3]*COS((([.A687]+[.$K$2])/[.$K$6]))+[.$K$4]*COS((([.A687]+[.$K$2])*2/[.$K$6]))+[.$K$5]*COS((([.A687]+[.$K$2])/(2*[.$K$6])))+[.$K$1]" office:value-type="float" office:value="74702.4087000237" calcext:value-type="float">
            <text:p>74702.4087000237</text:p>
          </table:table-cell>
          <table:table-cell table:number-columns-repeated="15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2017-06-02 17:13:31</text:p>
          </table:table-cell>
          <table:table-cell office:value-type="float" office:value="36748.7266" calcext:value-type="float">
            <text:p>36748.7266</text:p>
          </table:table-cell>
          <table:table-cell/>
          <table:table-cell table:formula="of:=AVERAGE([.C685:.C691])" office:value-type="float" office:value="36718.2779142857" calcext:value-type="float">
            <text:p>36718.2779142857</text:p>
          </table:table-cell>
          <table:table-cell/>
          <table:table-cell table:formula="of:=[.$K$3]*COS((([.A688]+[.$K$2])/[.$K$6]))+[.$K$4]*COS((([.A688]+[.$K$2])*2/[.$K$6]))+[.$K$5]*COS((([.A688]+[.$K$2])/(2*[.$K$6])))+[.$K$1]" office:value-type="float" office:value="74428.9438879816" calcext:value-type="float">
            <text:p>74428.9438879816</text:p>
          </table:table-cell>
          <table:table-cell table:number-columns-repeated="15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2017-06-02 17:14:31</text:p>
          </table:table-cell>
          <table:table-cell office:value-type="float" office:value="36314.9414" calcext:value-type="float">
            <text:p>36314.9414</text:p>
          </table:table-cell>
          <table:table-cell/>
          <table:table-cell table:formula="of:=AVERAGE([.C686:.C692])" office:value-type="float" office:value="36361.4057" calcext:value-type="float">
            <text:p>36361.4057</text:p>
          </table:table-cell>
          <table:table-cell/>
          <table:table-cell table:formula="of:=[.$K$3]*COS((([.A689]+[.$K$2])/[.$K$6]))+[.$K$4]*COS((([.A689]+[.$K$2])*2/[.$K$6]))+[.$K$5]*COS((([.A689]+[.$K$2])/(2*[.$K$6])))+[.$K$1]" office:value-type="float" office:value="74150.7027263205" calcext:value-type="float">
            <text:p>74150.7027263205</text:p>
          </table:table-cell>
          <table:table-cell table:number-columns-repeated="15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2017-06-02 17:15:31</text:p>
          </table:table-cell>
          <table:table-cell office:value-type="float" office:value="35942.6797" calcext:value-type="float">
            <text:p>35942.6797</text:p>
          </table:table-cell>
          <table:table-cell/>
          <table:table-cell table:formula="of:=AVERAGE([.C687:.C693])" office:value-type="float" office:value="36185.3365" calcext:value-type="float">
            <text:p>36185.3365</text:p>
          </table:table-cell>
          <table:table-cell/>
          <table:table-cell table:formula="of:=[.$K$3]*COS((([.A690]+[.$K$2])/[.$K$6]))+[.$K$4]*COS((([.A690]+[.$K$2])*2/[.$K$6]))+[.$K$5]*COS((([.A690]+[.$K$2])/(2*[.$K$6])))+[.$K$1]" office:value-type="float" office:value="73867.711537859" calcext:value-type="float">
            <text:p>73867.711537859</text:p>
          </table:table-cell>
          <table:table-cell table:number-columns-repeated="15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2017-06-02 17:16:31</text:p>
          </table:table-cell>
          <table:table-cell office:value-type="float" office:value="35135.168" calcext:value-type="float">
            <text:p>35135.168</text:p>
          </table:table-cell>
          <table:table-cell/>
          <table:table-cell table:formula="of:=AVERAGE([.C688:.C694])" office:value-type="float" office:value="36022.1356142857" calcext:value-type="float">
            <text:p>36022.1356142857</text:p>
          </table:table-cell>
          <table:table-cell/>
          <table:table-cell table:formula="of:=[.$K$3]*COS((([.A691]+[.$K$2])/[.$K$6]))+[.$K$4]*COS((([.A691]+[.$K$2])*2/[.$K$6]))+[.$K$5]*COS((([.A691]+[.$K$2])/(2*[.$K$6])))+[.$K$1]" office:value-type="float" office:value="73579.9977252469" calcext:value-type="float">
            <text:p>73579.9977252469</text:p>
          </table:table-cell>
          <table:table-cell table:number-columns-repeated="15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2017-06-02 17:17:31</text:p>
          </table:table-cell>
          <table:table-cell office:value-type="float" office:value="35697.0625" calcext:value-type="float">
            <text:p>35697.0625</text:p>
          </table:table-cell>
          <table:table-cell/>
          <table:table-cell table:formula="of:=AVERAGE([.C689:.C695])" office:value-type="float" office:value="35911.8119428571" calcext:value-type="float">
            <text:p>35911.8119428571</text:p>
          </table:table-cell>
          <table:table-cell/>
          <table:table-cell table:formula="of:=[.$K$3]*COS((([.A692]+[.$K$2])/[.$K$6]))+[.$K$4]*COS((([.A692]+[.$K$2])*2/[.$K$6]))+[.$K$5]*COS((([.A692]+[.$K$2])/(2*[.$K$6])))+[.$K$1]" office:value-type="float" office:value="73287.5897659657" calcext:value-type="float">
            <text:p>73287.5897659657</text:p>
          </table:table-cell>
          <table:table-cell table:number-columns-repeated="15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2017-06-02 17:18:31</text:p>
          </table:table-cell>
          <table:table-cell office:value-type="float" office:value="36367.3281" calcext:value-type="float">
            <text:p>36367.3281</text:p>
          </table:table-cell>
          <table:table-cell/>
          <table:table-cell table:formula="of:=AVERAGE([.C690:.C696])" office:value-type="float" office:value="35869.7527857143" calcext:value-type="float">
            <text:p>35869.7527857143</text:p>
          </table:table-cell>
          <table:table-cell/>
          <table:table-cell table:formula="of:=[.$K$3]*COS((([.A693]+[.$K$2])/[.$K$6]))+[.$K$4]*COS((([.A693]+[.$K$2])*2/[.$K$6]))+[.$K$5]*COS((([.A693]+[.$K$2])/(2*[.$K$6])))+[.$K$1]" office:value-type="float" office:value="72990.5172070748" calcext:value-type="float">
            <text:p>72990.5172070748</text:p>
          </table:table-cell>
          <table:table-cell table:number-columns-repeated="15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2017-06-02 17:19:31</text:p>
          </table:table-cell>
          <table:table-cell office:value-type="float" office:value="35949.043" calcext:value-type="float">
            <text:p>35949.043</text:p>
          </table:table-cell>
          <table:table-cell/>
          <table:table-cell table:formula="of:=AVERAGE([.C691:.C697])" office:value-type="float" office:value="35925.9866" calcext:value-type="float">
            <text:p>35925.9866</text:p>
          </table:table-cell>
          <table:table-cell/>
          <table:table-cell table:formula="of:=[.$K$3]*COS((([.A694]+[.$K$2])/[.$K$6]))+[.$K$4]*COS((([.A694]+[.$K$2])*2/[.$K$6]))+[.$K$5]*COS((([.A694]+[.$K$2])/(2*[.$K$6])))+[.$K$1]" office:value-type="float" office:value="72688.810659703" calcext:value-type="float">
            <text:p>72688.810659703</text:p>
          </table:table-cell>
          <table:table-cell table:number-columns-repeated="15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2017-06-02 17:20:31</text:p>
          </table:table-cell>
          <table:table-cell office:value-type="float" office:value="35976.4609" calcext:value-type="float">
            <text:p>35976.4609</text:p>
          </table:table-cell>
          <table:table-cell/>
          <table:table-cell table:formula="of:=AVERAGE([.C692:.C698])" office:value-type="float" office:value="36056.8962" calcext:value-type="float">
            <text:p>36056.8962</text:p>
          </table:table-cell>
          <table:table-cell/>
          <table:table-cell table:formula="of:=[.$K$3]*COS((([.A695]+[.$K$2])/[.$K$6]))+[.$K$4]*COS((([.A695]+[.$K$2])*2/[.$K$6]))+[.$K$5]*COS((([.A695]+[.$K$2])/(2*[.$K$6])))+[.$K$1]" office:value-type="float" office:value="72382.5017932888" calcext:value-type="float">
            <text:p>72382.5017932888</text:p>
          </table:table-cell>
          <table:table-cell table:number-columns-repeated="1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2017-06-02 17:21:31</text:p>
          </table:table-cell>
          <table:table-cell office:value-type="float" office:value="36020.5273" calcext:value-type="float">
            <text:p>36020.5273</text:p>
          </table:table-cell>
          <table:table-cell/>
          <table:table-cell table:formula="of:=AVERAGE([.C693:.C699])" office:value-type="float" office:value="35990.0078142857" calcext:value-type="float">
            <text:p>35990.0078142857</text:p>
          </table:table-cell>
          <table:table-cell/>
          <table:table-cell table:formula="of:=[.$K$3]*COS((([.A696]+[.$K$2])/[.$K$6]))+[.$K$4]*COS((([.A696]+[.$K$2])*2/[.$K$6]))+[.$K$5]*COS((([.A696]+[.$K$2])/(2*[.$K$6])))+[.$K$1]" office:value-type="float" office:value="72071.6233295695" calcext:value-type="float">
            <text:p>72071.6233295695</text:p>
          </table:table-cell>
          <table:table-cell table:number-columns-repeated="15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2017-06-02 17:22:36</text:p>
          </table:table-cell>
          <table:table-cell office:value-type="float" office:value="36336.3164" calcext:value-type="float">
            <text:p>36336.3164</text:p>
          </table:table-cell>
          <table:table-cell/>
          <table:table-cell table:formula="of:=AVERAGE([.C694:.C700])" office:value-type="float" office:value="35833.8945428571" calcext:value-type="float">
            <text:p>35833.8945428571</text:p>
          </table:table-cell>
          <table:table-cell/>
          <table:table-cell table:formula="of:=[.$K$3]*COS((([.A697]+[.$K$2])/[.$K$6]))+[.$K$4]*COS((([.A697]+[.$K$2])*2/[.$K$6]))+[.$K$5]*COS((([.A697]+[.$K$2])/(2*[.$K$6])))+[.$K$1]" office:value-type="float" office:value="71756.2090363197" calcext:value-type="float">
            <text:p>71756.2090363197</text:p>
          </table:table-cell>
          <table:table-cell table:number-columns-repeated="15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2017-06-02 17:23:36</text:p>
          </table:table-cell>
          <table:table-cell office:value-type="float" office:value="36051.5352" calcext:value-type="float">
            <text:p>36051.5352</text:p>
          </table:table-cell>
          <table:table-cell/>
          <table:table-cell table:formula="of:=AVERAGE([.C695:.C701])" office:value-type="float" office:value="35557.8069285714" calcext:value-type="float">
            <text:p>35557.8069285714</text:p>
          </table:table-cell>
          <table:table-cell/>
          <table:table-cell table:formula="of:=[.$K$3]*COS((([.A698]+[.$K$2])/[.$K$6]))+[.$K$4]*COS((([.A698]+[.$K$2])*2/[.$K$6]))+[.$K$5]*COS((([.A698]+[.$K$2])/(2*[.$K$6])))+[.$K$1]" office:value-type="float" office:value="71436.2937208427" calcext:value-type="float">
            <text:p>71436.2937208427</text:p>
          </table:table-cell>
          <table:table-cell table:number-columns-repeated="15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2017-06-02 17:24:36</text:p>
          </table:table-cell>
          <table:table-cell office:value-type="float" office:value="35228.8438" calcext:value-type="float">
            <text:p>35228.8438</text:p>
          </table:table-cell>
          <table:table-cell/>
          <table:table-cell table:formula="of:=AVERAGE([.C696:.C702])" office:value-type="float" office:value="35338.5597285714" calcext:value-type="float">
            <text:p>35338.5597285714</text:p>
          </table:table-cell>
          <table:table-cell/>
          <table:table-cell table:formula="of:=[.$K$3]*COS((([.A699]+[.$K$2])/[.$K$6]))+[.$K$4]*COS((([.A699]+[.$K$2])*2/[.$K$6]))+[.$K$5]*COS((([.A699]+[.$K$2])/(2*[.$K$6])))+[.$K$1]" office:value-type="float" office:value="71111.9132232144" calcext:value-type="float">
            <text:p>71111.9132232144</text:p>
          </table:table-cell>
          <table:table-cell table:number-columns-repeated="15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2017-06-02 17:25:36</text:p>
          </table:table-cell>
          <table:table-cell office:value-type="float" office:value="35274.5352" calcext:value-type="float">
            <text:p>35274.5352</text:p>
          </table:table-cell>
          <table:table-cell/>
          <table:table-cell table:formula="of:=AVERAGE([.C697:.C703])" office:value-type="float" office:value="35024.7025857143" calcext:value-type="float">
            <text:p>35024.7025857143</text:p>
          </table:table-cell>
          <table:table-cell/>
          <table:table-cell table:formula="of:=[.$K$3]*COS((([.A700]+[.$K$2])/[.$K$6]))+[.$K$4]*COS((([.A700]+[.$K$2])*2/[.$K$6]))+[.$K$5]*COS((([.A700]+[.$K$2])/(2*[.$K$6])))+[.$K$1]" office:value-type="float" office:value="70783.1044092822" calcext:value-type="float">
            <text:p>70783.1044092822</text:p>
          </table:table-cell>
          <table:table-cell table:number-columns-repeated="15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2017-06-02 17:26:36</text:p>
          </table:table-cell>
          <table:table-cell office:value-type="float" office:value="34016.4297" calcext:value-type="float">
            <text:p>34016.4297</text:p>
          </table:table-cell>
          <table:table-cell/>
          <table:table-cell table:formula="of:=AVERAGE([.C698:.C704])" office:value-type="float" office:value="34597.7014714286" calcext:value-type="float">
            <text:p>34597.7014714286</text:p>
          </table:table-cell>
          <table:table-cell/>
          <table:table-cell table:formula="of:=[.$K$3]*COS((([.A701]+[.$K$2])/[.$K$6]))+[.$K$4]*COS((([.A701]+[.$K$2])*2/[.$K$6]))+[.$K$5]*COS((([.A701]+[.$K$2])/(2*[.$K$6])))+[.$K$1]" office:value-type="float" office:value="70449.9051634196" calcext:value-type="float">
            <text:p>70449.9051634196</text:p>
          </table:table-cell>
          <table:table-cell table:number-columns-repeated="15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2017-06-02 17:27:36</text:p>
          </table:table-cell>
          <table:table-cell office:value-type="float" office:value="34441.7305" calcext:value-type="float">
            <text:p>34441.7305</text:p>
          </table:table-cell>
          <table:table-cell/>
          <table:table-cell table:formula="of:=AVERAGE([.C699:.C705])" office:value-type="float" office:value="34179.0697714286" calcext:value-type="float">
            <text:p>34179.0697714286</text:p>
          </table:table-cell>
          <table:table-cell/>
          <table:table-cell table:formula="of:=[.$K$3]*COS((([.A702]+[.$K$2])/[.$K$6]))+[.$K$4]*COS((([.A702]+[.$K$2])*2/[.$K$6]))+[.$K$5]*COS((([.A702]+[.$K$2])/(2*[.$K$6])))+[.$K$1]" office:value-type="float" office:value="70112.3543810397" calcext:value-type="float">
            <text:p>70112.3543810397</text:p>
          </table:table-cell>
          <table:table-cell table:number-columns-repeated="15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2017-06-02 17:28:36</text:p>
          </table:table-cell>
          <table:table-cell office:value-type="float" office:value="33823.5273" calcext:value-type="float">
            <text:p>33823.5273</text:p>
          </table:table-cell>
          <table:table-cell/>
          <table:table-cell table:formula="of:=AVERAGE([.C700:.C706])" office:value-type="float" office:value="33778.2034142857" calcext:value-type="float">
            <text:p>33778.2034142857</text:p>
          </table:table-cell>
          <table:table-cell/>
          <table:table-cell table:formula="of:=[.$K$3]*COS((([.A703]+[.$K$2])/[.$K$6]))+[.$K$4]*COS((([.A703]+[.$K$2])*2/[.$K$6]))+[.$K$5]*COS((([.A703]+[.$K$2])/(2*[.$K$6])))+[.$K$1]" office:value-type="float" office:value="69770.4919608678" calcext:value-type="float">
            <text:p>69770.4919608678</text:p>
          </table:table-cell>
          <table:table-cell table:number-columns-repeated="15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2017-06-02 17:29:36</text:p>
          </table:table-cell>
          <table:table-cell office:value-type="float" office:value="33347.3086" calcext:value-type="float">
            <text:p>33347.3086</text:p>
          </table:table-cell>
          <table:table-cell/>
          <table:table-cell table:formula="of:=AVERAGE([.C701:.C707])" office:value-type="float" office:value="33332.9006714286" calcext:value-type="float">
            <text:p>33332.9006714286</text:p>
          </table:table-cell>
          <table:table-cell/>
          <table:table-cell table:formula="of:=[.$K$3]*COS((([.A704]+[.$K$2])/[.$K$6]))+[.$K$4]*COS((([.A704]+[.$K$2])*2/[.$K$6]))+[.$K$5]*COS((([.A704]+[.$K$2])/(2*[.$K$6])))+[.$K$1]" office:value-type="float" office:value="69424.3587969751" calcext:value-type="float">
            <text:p>69424.3587969751</text:p>
          </table:table-cell>
          <table:table-cell table:number-columns-repeated="15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2017-06-02 17:30:36</text:p>
          </table:table-cell>
          <table:table-cell office:value-type="float" office:value="33121.1133" calcext:value-type="float">
            <text:p>33121.1133</text:p>
          </table:table-cell>
          <table:table-cell/>
          <table:table-cell table:formula="of:=AVERAGE([.C702:.C708])" office:value-type="float" office:value="33027.9732142857" calcext:value-type="float">
            <text:p>33027.9732142857</text:p>
          </table:table-cell>
          <table:table-cell/>
          <table:table-cell table:formula="of:=[.$K$3]*COS((([.A705]+[.$K$2])/[.$K$6]))+[.$K$4]*COS((([.A705]+[.$K$2])*2/[.$K$6]))+[.$K$5]*COS((([.A705]+[.$K$2])/(2*[.$K$6])))+[.$K$1]" office:value-type="float" office:value="69073.9967705758" calcext:value-type="float">
            <text:p>69073.9967705758</text:p>
          </table:table-cell>
          <table:table-cell table:number-columns-repeated="15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2017-06-02 17:31:36</text:p>
          </table:table-cell>
          <table:table-cell office:value-type="float" office:value="32422.7793" calcext:value-type="float">
            <text:p>32422.7793</text:p>
          </table:table-cell>
          <table:table-cell/>
          <table:table-cell table:formula="of:=AVERAGE([.C703:.C709])" office:value-type="float" office:value="32674.7617142857" calcext:value-type="float">
            <text:p>32674.7617142857</text:p>
          </table:table-cell>
          <table:table-cell/>
          <table:table-cell table:formula="of:=[.$K$3]*COS((([.A706]+[.$K$2])/[.$K$6]))+[.$K$4]*COS((([.A706]+[.$K$2])*2/[.$K$6]))+[.$K$5]*COS((([.A706]+[.$K$2])/(2*[.$K$6])))+[.$K$1]" office:value-type="float" office:value="68719.4487415899" calcext:value-type="float">
            <text:p>68719.4487415899</text:p>
          </table:table-cell>
          <table:table-cell table:number-columns-repeated="15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2017-06-02 17:32:36</text:p>
          </table:table-cell>
          <table:table-cell office:value-type="float" office:value="32157.416" calcext:value-type="float">
            <text:p>32157.416</text:p>
          </table:table-cell>
          <table:table-cell/>
          <table:table-cell table:formula="of:=AVERAGE([.C704:.C710])" office:value-type="float" office:value="32336.6810857143" calcext:value-type="float">
            <text:p>32336.6810857143</text:p>
          </table:table-cell>
          <table:table-cell/>
          <table:table-cell table:formula="of:=[.$K$3]*COS((([.A707]+[.$K$2])/[.$K$6]))+[.$K$4]*COS((([.A707]+[.$K$2])*2/[.$K$6]))+[.$K$5]*COS((([.A707]+[.$K$2])/(2*[.$K$6])))+[.$K$1]" office:value-type="float" office:value="68360.7585399721" calcext:value-type="float">
            <text:p>68360.7585399721</text:p>
          </table:table-cell>
          <table:table-cell table:number-columns-repeated="15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2017-06-02 17:33:36</text:p>
          </table:table-cell>
          <table:table-cell office:value-type="float" office:value="31881.9375" calcext:value-type="float">
            <text:p>31881.9375</text:p>
          </table:table-cell>
          <table:table-cell/>
          <table:table-cell table:formula="of:=AVERAGE([.C705:.C711])" office:value-type="float" office:value="31969.9009571429" calcext:value-type="float">
            <text:p>31969.9009571429</text:p>
          </table:table-cell>
          <table:table-cell/>
          <table:table-cell table:formula="of:=[.$K$3]*COS((([.A708]+[.$K$2])/[.$K$6]))+[.$K$4]*COS((([.A708]+[.$K$2])*2/[.$K$6]))+[.$K$5]*COS((([.A708]+[.$K$2])/(2*[.$K$6])))+[.$K$1]" office:value-type="float" office:value="67997.9709568097" calcext:value-type="float">
            <text:p>67997.9709568097</text:p>
          </table:table-cell>
          <table:table-cell table:number-columns-repeated="15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2017-06-02 17:34:36</text:p>
          </table:table-cell>
          <table:table-cell office:value-type="float" office:value="31969.25" calcext:value-type="float">
            <text:p>31969.25</text:p>
          </table:table-cell>
          <table:table-cell/>
          <table:table-cell table:formula="of:=AVERAGE([.C706:.C712])" office:value-type="float" office:value="31635.7377285714" calcext:value-type="float">
            <text:p>31635.7377285714</text:p>
          </table:table-cell>
          <table:table-cell/>
          <table:table-cell table:formula="of:=[.$K$3]*COS((([.A709]+[.$K$2])/[.$K$6]))+[.$K$4]*COS((([.A709]+[.$K$2])*2/[.$K$6]))+[.$K$5]*COS((([.A709]+[.$K$2])/(2*[.$K$6])))+[.$K$1]" office:value-type="float" office:value="67631.1317351925" calcext:value-type="float">
            <text:p>67631.1317351925</text:p>
          </table:table-cell>
          <table:table-cell table:number-columns-repeated="15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2017-06-02 17:35:36</text:p>
          </table:table-cell>
          <table:table-cell office:value-type="float" office:value="31456.9629" calcext:value-type="float">
            <text:p>31456.9629</text:p>
          </table:table-cell>
          <table:table-cell/>
          <table:table-cell table:formula="of:=AVERAGE([.C707:.C713])" office:value-type="float" office:value="31448.5940285714" calcext:value-type="float">
            <text:p>31448.5940285714</text:p>
          </table:table-cell>
          <table:table-cell/>
          <table:table-cell table:formula="of:=[.$K$3]*COS((([.A710]+[.$K$2])/[.$K$6]))+[.$K$4]*COS((([.A710]+[.$K$2])*2/[.$K$6]))+[.$K$5]*COS((([.A710]+[.$K$2])/(2*[.$K$6])))+[.$K$1]" office:value-type="float" office:value="67260.2875608544" calcext:value-type="float">
            <text:p>67260.2875608544</text:p>
          </table:table-cell>
          <table:table-cell table:number-columns-repeated="15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2017-06-02 17:36:36</text:p>
          </table:table-cell>
          <table:table-cell office:value-type="float" office:value="30779.8477" calcext:value-type="float">
            <text:p>30779.8477</text:p>
          </table:table-cell>
          <table:table-cell/>
          <table:table-cell table:formula="of:=AVERAGE([.C708:.C714])" office:value-type="float" office:value="31287.2360571429" calcext:value-type="float">
            <text:p>31287.2360571429</text:p>
          </table:table-cell>
          <table:table-cell/>
          <table:table-cell table:formula="of:=[.$K$3]*COS((([.A711]+[.$K$2])/[.$K$6]))+[.$K$4]*COS((([.A711]+[.$K$2])*2/[.$K$6]))+[.$K$5]*COS((([.A711]+[.$K$2])/(2*[.$K$6])))+[.$K$1]" office:value-type="float" office:value="66885.4860525913" calcext:value-type="float">
            <text:p>66885.4860525913</text:p>
          </table:table-cell>
          <table:table-cell table:number-columns-repeated="15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2017-06-02 17:37:36</text:p>
          </table:table-cell>
          <table:table-cell office:value-type="float" office:value="30781.9707" calcext:value-type="float">
            <text:p>30781.9707</text:p>
          </table:table-cell>
          <table:table-cell/>
          <table:table-cell table:formula="of:=AVERAGE([.C709:.C715])" office:value-type="float" office:value="31126.9735" calcext:value-type="float">
            <text:p>31126.9735</text:p>
          </table:table-cell>
          <table:table-cell/>
          <table:table-cell table:formula="of:=[.$K$3]*COS((([.A712]+[.$K$2])/[.$K$6]))+[.$K$4]*COS((([.A712]+[.$K$2])*2/[.$K$6]))+[.$K$5]*COS((([.A712]+[.$K$2])/(2*[.$K$6])))+[.$K$1]" office:value-type="float" office:value="66506.7757524559" calcext:value-type="float">
            <text:p>66506.7757524559</text:p>
          </table:table-cell>
          <table:table-cell table:number-columns-repeated="15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2017-06-02 17:38:36</text:p>
          </table:table-cell>
          <table:table-cell office:value-type="float" office:value="31112.7734" calcext:value-type="float">
            <text:p>31112.7734</text:p>
          </table:table-cell>
          <table:table-cell/>
          <table:table-cell table:formula="of:=AVERAGE([.C710:.C716])" office:value-type="float" office:value="30907.8192" calcext:value-type="float">
            <text:p>30907.8192</text:p>
          </table:table-cell>
          <table:table-cell/>
          <table:table-cell table:formula="of:=[.$K$3]*COS((([.A713]+[.$K$2])/[.$K$6]))+[.$K$4]*COS((([.A713]+[.$K$2])*2/[.$K$6]))+[.$K$5]*COS((([.A713]+[.$K$2])/(2*[.$K$6])))+[.$K$1]" office:value-type="float" office:value="66124.2061157322" calcext:value-type="float">
            <text:p>66124.2061157322</text:p>
          </table:table-cell>
          <table:table-cell table:number-columns-repeated="15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2017-06-02 17:39:36</text:p>
          </table:table-cell>
          <table:table-cell office:value-type="float" office:value="31027.9102" calcext:value-type="float">
            <text:p>31027.9102</text:p>
          </table:table-cell>
          <table:table-cell/>
          <table:table-cell table:formula="of:=AVERAGE([.C711:.C717])" office:value-type="float" office:value="30708.6922428571" calcext:value-type="float">
            <text:p>30708.6922428571</text:p>
          </table:table-cell>
          <table:table-cell/>
          <table:table-cell table:formula="of:=[.$K$3]*COS((([.A714]+[.$K$2])/[.$K$6]))+[.$K$4]*COS((([.A714]+[.$K$2])*2/[.$K$6]))+[.$K$5]*COS((([.A714]+[.$K$2])/(2*[.$K$6])))+[.$K$1]" office:value-type="float" office:value="65737.8275006923" calcext:value-type="float">
            <text:p>65737.8275006923</text:p>
          </table:table-cell>
          <table:table-cell table:number-columns-repeated="15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2017-06-02 17:40:36</text:p>
          </table:table-cell>
          <table:table-cell office:value-type="float" office:value="30760.0996" calcext:value-type="float">
            <text:p>30760.0996</text:p>
          </table:table-cell>
          <table:table-cell/>
          <table:table-cell table:formula="of:=AVERAGE([.C712:.C718])" office:value-type="float" office:value="30531.5502142857" calcext:value-type="float">
            <text:p>30531.5502142857</text:p>
          </table:table-cell>
          <table:table-cell/>
          <table:table-cell table:formula="of:=[.$K$3]*COS((([.A715]+[.$K$2])/[.$K$6]))+[.$K$4]*COS((([.A715]+[.$K$2])*2/[.$K$6]))+[.$K$5]*COS((([.A715]+[.$K$2])/(2*[.$K$6])))+[.$K$1]" office:value-type="float" office:value="65347.691158137" calcext:value-type="float">
            <text:p>65347.691158137</text:p>
          </table:table-cell>
          <table:table-cell table:number-columns-repeated="15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2017-06-02 17:41:36</text:p>
          </table:table-cell>
          <table:table-cell office:value-type="float" office:value="30435.1699" calcext:value-type="float">
            <text:p>30435.1699</text:p>
          </table:table-cell>
          <table:table-cell/>
          <table:table-cell table:formula="of:=AVERAGE([.C713:.C719])" office:value-type="float" office:value="30250.1230428571" calcext:value-type="float">
            <text:p>30250.1230428571</text:p>
          </table:table-cell>
          <table:table-cell/>
          <table:table-cell table:formula="of:=[.$K$3]*COS((([.A716]+[.$K$2])/[.$K$6]))+[.$K$4]*COS((([.A716]+[.$K$2])*2/[.$K$6]))+[.$K$5]*COS((([.A716]+[.$K$2])/(2*[.$K$6])))+[.$K$1]" office:value-type="float" office:value="64953.8492207235" calcext:value-type="float">
            <text:p>64953.8492207235</text:p>
          </table:table-cell>
          <table:table-cell table:number-columns-repeated="15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2017-06-02 17:42:36</text:p>
          </table:table-cell>
          <table:table-cell office:value-type="float" office:value="30063.0742" calcext:value-type="float">
            <text:p>30063.0742</text:p>
          </table:table-cell>
          <table:table-cell/>
          <table:table-cell table:formula="of:=AVERAGE([.C714:.C720])" office:value-type="float" office:value="29953.9389" calcext:value-type="float">
            <text:p>29953.9389</text:p>
          </table:table-cell>
          <table:table-cell/>
          <table:table-cell table:formula="of:=[.$K$3]*COS((([.A717]+[.$K$2])/[.$K$6]))+[.$K$4]*COS((([.A717]+[.$K$2])*2/[.$K$6]))+[.$K$5]*COS((([.A717]+[.$K$2])/(2*[.$K$6])))+[.$K$1]" office:value-type="float" office:value="64556.354692082" calcext:value-type="float">
            <text:p>64556.354692082</text:p>
          </table:table-cell>
          <table:table-cell table:number-columns-repeated="15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2017-06-02 17:43:36</text:p>
          </table:table-cell>
          <table:table-cell office:value-type="float" office:value="29539.8535" calcext:value-type="float">
            <text:p>29539.8535</text:p>
          </table:table-cell>
          <table:table-cell/>
          <table:table-cell table:formula="of:=AVERAGE([.C715:.C721])" office:value-type="float" office:value="29582.7756714286" calcext:value-type="float">
            <text:p>29582.7756714286</text:p>
          </table:table-cell>
          <table:table-cell/>
          <table:table-cell table:formula="of:=[.$K$3]*COS((([.A718]+[.$K$2])/[.$K$6]))+[.$K$4]*COS((([.A718]+[.$K$2])*2/[.$K$6]))+[.$K$5]*COS((([.A718]+[.$K$2])/(2*[.$K$6])))+[.$K$1]" office:value-type="float" office:value="64155.2614357246" calcext:value-type="float">
            <text:p>64155.2614357246</text:p>
          </table:table-cell>
          <table:table-cell table:number-columns-repeated="15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2017-06-02 17:44:36</text:p>
          </table:table-cell>
          <table:table-cell office:value-type="float" office:value="28811.9805" calcext:value-type="float">
            <text:p>28811.9805</text:p>
          </table:table-cell>
          <table:table-cell/>
          <table:table-cell table:formula="of:=AVERAGE([.C716:.C722])" office:value-type="float" office:value="29246.4905142857" calcext:value-type="float">
            <text:p>29246.4905142857</text:p>
          </table:table-cell>
          <table:table-cell/>
          <table:table-cell table:formula="of:=[.$K$3]*COS((([.A719]+[.$K$2])/[.$K$6]))+[.$K$4]*COS((([.A719]+[.$K$2])*2/[.$K$6]))+[.$K$5]*COS((([.A719]+[.$K$2])/(2*[.$K$6])))+[.$K$1]" office:value-type="float" office:value="63750.6241637473" calcext:value-type="float">
            <text:p>63750.6241637473</text:p>
          </table:table-cell>
          <table:table-cell table:number-columns-repeated="15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2017-06-02 17:45:36</text:p>
          </table:table-cell>
          <table:table-cell office:value-type="float" office:value="29039.4844" calcext:value-type="float">
            <text:p>29039.4844</text:p>
          </table:table-cell>
          <table:table-cell/>
          <table:table-cell table:formula="of:=AVERAGE([.C717:.C723])" office:value-type="float" office:value="28890.9243857143" calcext:value-type="float">
            <text:p>28890.9243857143</text:p>
          </table:table-cell>
          <table:table-cell/>
          <table:table-cell table:formula="of:=[.$K$3]*COS((([.A720]+[.$K$2])/[.$K$6]))+[.$K$4]*COS((([.A720]+[.$K$2])*2/[.$K$6]))+[.$K$5]*COS((([.A720]+[.$K$2])/(2*[.$K$6])))+[.$K$1]" office:value-type="float" office:value="63342.4984253302" calcext:value-type="float">
            <text:p>63342.4984253302</text:p>
          </table:table-cell>
          <table:table-cell table:number-columns-repeated="15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2017-06-02 17:46:36</text:p>
          </table:table-cell>
          <table:table-cell office:value-type="float" office:value="28429.7676" calcext:value-type="float">
            <text:p>28429.7676</text:p>
          </table:table-cell>
          <table:table-cell/>
          <table:table-cell table:formula="of:=AVERAGE([.C718:.C724])" office:value-type="float" office:value="28541.6760571429" calcext:value-type="float">
            <text:p>28541.6760571429</text:p>
          </table:table-cell>
          <table:table-cell/>
          <table:table-cell table:formula="of:=[.$K$3]*COS((([.A721]+[.$K$2])/[.$K$6]))+[.$K$4]*COS((([.A721]+[.$K$2])*2/[.$K$6]))+[.$K$5]*COS((([.A721]+[.$K$2])/(2*[.$K$6])))+[.$K$1]" office:value-type="float" office:value="62930.9405950359" calcext:value-type="float">
            <text:p>62930.9405950359</text:p>
          </table:table-cell>
          <table:table-cell table:number-columns-repeated="15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2017-06-02 17:47:36</text:p>
          </table:table-cell>
          <table:table-cell office:value-type="float" office:value="28406.1035" calcext:value-type="float">
            <text:p>28406.1035</text:p>
          </table:table-cell>
          <table:table-cell/>
          <table:table-cell table:formula="of:=AVERAGE([.C719:.C725])" office:value-type="float" office:value="28206.8593714286" calcext:value-type="float">
            <text:p>28206.8593714286</text:p>
          </table:table-cell>
          <table:table-cell/>
          <table:table-cell table:formula="of:=[.$K$3]*COS((([.A722]+[.$K$2])/[.$K$6]))+[.$K$4]*COS((([.A722]+[.$K$2])*2/[.$K$6]))+[.$K$5]*COS((([.A722]+[.$K$2])/(2*[.$K$6])))+[.$K$1]" office:value-type="float" office:value="62516.0078609109" calcext:value-type="float">
            <text:p>62516.0078609109</text:p>
          </table:table-cell>
          <table:table-cell table:number-columns-repeated="15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2017-06-02 17:48:36</text:p>
          </table:table-cell>
          <table:table-cell office:value-type="float" office:value="27946.207" calcext:value-type="float">
            <text:p>27946.207</text:p>
          </table:table-cell>
          <table:table-cell/>
          <table:table-cell table:formula="of:=AVERAGE([.C720:.C726])" office:value-type="float" office:value="27907.2706428571" calcext:value-type="float">
            <text:p>27907.2706428571</text:p>
          </table:table-cell>
          <table:table-cell/>
          <table:table-cell table:formula="of:=[.$K$3]*COS((([.A723]+[.$K$2])/[.$K$6]))+[.$K$4]*COS((([.A723]+[.$K$2])*2/[.$K$6]))+[.$K$5]*COS((([.A723]+[.$K$2])/(2*[.$K$6])))+[.$K$1]" office:value-type="float" office:value="62097.7582123916" calcext:value-type="float">
            <text:p>62097.7582123916</text:p>
          </table:table-cell>
          <table:table-cell table:number-columns-repeated="15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2017-06-02 17:49:36</text:p>
          </table:table-cell>
          <table:table-cell office:value-type="float" office:value="27618.3359" calcext:value-type="float">
            <text:p>27618.3359</text:p>
          </table:table-cell>
          <table:table-cell/>
          <table:table-cell table:formula="of:=AVERAGE([.C721:.C727])" office:value-type="float" office:value="27638.6199714286" calcext:value-type="float">
            <text:p>27638.6199714286</text:p>
          </table:table-cell>
          <table:table-cell/>
          <table:table-cell table:formula="of:=[.$K$3]*COS((([.A724]+[.$K$2])/[.$K$6]))+[.$K$4]*COS((([.A724]+[.$K$2])*2/[.$K$6]))+[.$K$5]*COS((([.A724]+[.$K$2])/(2*[.$K$6])))+[.$K$1]" office:value-type="float" office:value="61676.2504280184" calcext:value-type="float">
            <text:p>61676.2504280184</text:p>
          </table:table-cell>
          <table:table-cell table:number-columns-repeated="15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2017-06-02 17:50:36</text:p>
          </table:table-cell>
          <table:table-cell office:value-type="float" office:value="27196.1367" calcext:value-type="float">
            <text:p>27196.1367</text:p>
          </table:table-cell>
          <table:table-cell/>
          <table:table-cell table:formula="of:=AVERAGE([.C722:.C728])" office:value-type="float" office:value="27387.9213142857" calcext:value-type="float">
            <text:p>27387.9213142857</text:p>
          </table:table-cell>
          <table:table-cell/>
          <table:table-cell table:formula="of:=[.$K$3]*COS((([.A725]+[.$K$2])/[.$K$6]))+[.$K$4]*COS((([.A725]+[.$K$2])*2/[.$K$6]))+[.$K$5]*COS((([.A725]+[.$K$2])/(2*[.$K$6])))+[.$K$1]" office:value-type="float" office:value="61251.5440629596" calcext:value-type="float">
            <text:p>61251.5440629596</text:p>
          </table:table-cell>
          <table:table-cell table:number-columns-repeated="15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2017-06-02 17:51:36</text:p>
          </table:table-cell>
          <table:table-cell office:value-type="float" office:value="26714.8594" calcext:value-type="float">
            <text:p>26714.8594</text:p>
          </table:table-cell>
          <table:table-cell/>
          <table:table-cell table:formula="of:=AVERAGE([.C723:.C729])" office:value-type="float" office:value="27059.2832" calcext:value-type="float">
            <text:p>27059.2832</text:p>
          </table:table-cell>
          <table:table-cell/>
          <table:table-cell table:formula="of:=[.$K$3]*COS((([.A726]+[.$K$2])/[.$K$6]))+[.$K$4]*COS((([.A726]+[.$K$2])*2/[.$K$6]))+[.$K$5]*COS((([.A726]+[.$K$2])/(2*[.$K$6])))+[.$K$1]" office:value-type="float" office:value="60823.6994363495" calcext:value-type="float">
            <text:p>60823.6994363495</text:p>
          </table:table-cell>
          <table:table-cell table:number-columns-repeated="15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2017-06-02 17:52:36</text:p>
          </table:table-cell>
          <table:table-cell office:value-type="float" office:value="27158.9297" calcext:value-type="float">
            <text:p>27158.9297</text:p>
          </table:table-cell>
          <table:table-cell/>
          <table:table-cell table:formula="of:=AVERAGE([.C724:.C730])" office:value-type="float" office:value="26747.6406285714" calcext:value-type="float">
            <text:p>26747.6406285714</text:p>
          </table:table-cell>
          <table:table-cell/>
          <table:table-cell table:formula="of:=[.$K$3]*COS((([.A727]+[.$K$2])/[.$K$6]))+[.$K$4]*COS((([.A727]+[.$K$2])*2/[.$K$6]))+[.$K$5]*COS((([.A727]+[.$K$2])/(2*[.$K$6])))+[.$K$1]" office:value-type="float" office:value="60392.7776184422" calcext:value-type="float">
            <text:p>60392.7776184422</text:p>
          </table:table-cell>
          <table:table-cell table:number-columns-repeated="15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2017-06-02 17:53:36</text:p>
          </table:table-cell>
          <table:table-cell office:value-type="float" office:value="26674.877" calcext:value-type="float">
            <text:p>26674.877</text:p>
          </table:table-cell>
          <table:table-cell/>
          <table:table-cell table:formula="of:=AVERAGE([.C725:.C731])" office:value-type="float" office:value="26485.4483857143" calcext:value-type="float">
            <text:p>26485.4483857143</text:p>
          </table:table-cell>
          <table:table-cell/>
          <table:table-cell table:formula="of:=[.$K$3]*COS((([.A728]+[.$K$2])/[.$K$6]))+[.$K$4]*COS((([.A728]+[.$K$2])*2/[.$K$6]))+[.$K$5]*COS((([.A728]+[.$K$2])/(2*[.$K$6])))+[.$K$1]" office:value-type="float" office:value="59958.8404175856" calcext:value-type="float">
            <text:p>59958.8404175856</text:p>
          </table:table-cell>
          <table:table-cell table:number-columns-repeated="15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2017-06-02 17:54:36</text:p>
          </table:table-cell>
          <table:table-cell office:value-type="float" office:value="26105.6367" calcext:value-type="float">
            <text:p>26105.6367</text:p>
          </table:table-cell>
          <table:table-cell/>
          <table:table-cell table:formula="of:=AVERAGE([.C726:.C732])" office:value-type="float" office:value="26184.0418571429" calcext:value-type="float">
            <text:p>26184.0418571429</text:p>
          </table:table-cell>
          <table:table-cell/>
          <table:table-cell table:formula="of:=[.$K$3]*COS((([.A729]+[.$K$2])/[.$K$6]))+[.$K$4]*COS((([.A729]+[.$K$2])*2/[.$K$6]))+[.$K$5]*COS((([.A729]+[.$K$2])/(2*[.$K$6])))+[.$K$1]" office:value-type="float" office:value="59521.9503670167" calcext:value-type="float">
            <text:p>59521.9503670167</text:p>
          </table:table-cell>
          <table:table-cell table:number-columns-repeated="15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2017-06-02 17:55:36</text:p>
          </table:table-cell>
          <table:table-cell office:value-type="float" office:value="25764.709" calcext:value-type="float">
            <text:p>25764.709</text:p>
          </table:table-cell>
          <table:table-cell/>
          <table:table-cell table:formula="of:=AVERAGE([.C727:.C733])" office:value-type="float" office:value="25969.3178" calcext:value-type="float">
            <text:p>25969.3178</text:p>
          </table:table-cell>
          <table:table-cell/>
          <table:table-cell table:formula="of:=[.$K$3]*COS((([.A730]+[.$K$2])/[.$K$6]))+[.$K$4]*COS((([.A730]+[.$K$2])*2/[.$K$6]))+[.$K$5]*COS((([.A730]+[.$K$2])/(2*[.$K$6])))+[.$K$1]" office:value-type="float" office:value="59082.170711483" calcext:value-type="float">
            <text:p>59082.170711483</text:p>
          </table:table-cell>
          <table:table-cell table:number-columns-repeated="1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2017-06-02 17:56:36</text:p>
          </table:table-cell>
          <table:table-cell office:value-type="float" office:value="25782.9902" calcext:value-type="float">
            <text:p>25782.9902</text:p>
          </table:table-cell>
          <table:table-cell/>
          <table:table-cell table:formula="of:=AVERAGE([.C728:.C734])" office:value-type="float" office:value="25637.4854857143" calcext:value-type="float">
            <text:p>25637.4854857143</text:p>
          </table:table-cell>
          <table:table-cell/>
          <table:table-cell table:formula="of:=[.$K$3]*COS((([.A731]+[.$K$2])/[.$K$6]))+[.$K$4]*COS((([.A731]+[.$K$2])*2/[.$K$6]))+[.$K$5]*COS((([.A731]+[.$K$2])/(2*[.$K$6])))+[.$K$1]" office:value-type="float" office:value="58639.5653936923" calcext:value-type="float">
            <text:p>58639.5653936923</text:p>
          </table:table-cell>
          <table:table-cell table:number-columns-repeated="15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2017-06-02 17:57:36</text:p>
          </table:table-cell>
          <table:table-cell office:value-type="float" office:value="25086.291" calcext:value-type="float">
            <text:p>25086.291</text:p>
          </table:table-cell>
          <table:table-cell/>
          <table:table-cell table:formula="of:=AVERAGE([.C729:.C735])" office:value-type="float" office:value="25334.1902714286" calcext:value-type="float">
            <text:p>25334.1902714286</text:p>
          </table:table-cell>
          <table:table-cell/>
          <table:table-cell table:formula="of:=[.$K$3]*COS((([.A732]+[.$K$2])/[.$K$6]))+[.$K$4]*COS((([.A732]+[.$K$2])*2/[.$K$6]))+[.$K$5]*COS((([.A732]+[.$K$2])/(2*[.$K$6])))+[.$K$1]" office:value-type="float" office:value="58194.1990405937" calcext:value-type="float">
            <text:p>58194.1990405937</text:p>
          </table:table-cell>
          <table:table-cell table:number-columns-repeated="15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2017-06-02 17:58:36</text:p>
          </table:table-cell>
          <table:table-cell office:value-type="float" office:value="25211.791" calcext:value-type="float">
            <text:p>25211.791</text:p>
          </table:table-cell>
          <table:table-cell/>
          <table:table-cell table:formula="of:=AVERAGE([.C730:.C736])" office:value-type="float" office:value="25017.3256" calcext:value-type="float">
            <text:p>25017.3256</text:p>
          </table:table-cell>
          <table:table-cell/>
          <table:table-cell table:formula="of:=[.$K$3]*COS((([.A733]+[.$K$2])/[.$K$6]))+[.$K$4]*COS((([.A733]+[.$K$2])*2/[.$K$6]))+[.$K$5]*COS((([.A733]+[.$K$2])/(2*[.$K$6])))+[.$K$1]" office:value-type="float" office:value="57746.1369494943" calcext:value-type="float">
            <text:p>57746.1369494943</text:p>
          </table:table-cell>
          <table:table-cell table:number-columns-repeated="15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2017-06-02 17:59:36</text:p>
          </table:table-cell>
          <table:table-cell office:value-type="float" office:value="24836.1035" calcext:value-type="float">
            <text:p>24836.1035</text:p>
          </table:table-cell>
          <table:table-cell/>
          <table:table-cell table:formula="of:=AVERAGE([.C731:.C737])" office:value-type="float" office:value="24673.8367571429" calcext:value-type="float">
            <text:p>24673.8367571429</text:p>
          </table:table-cell>
          <table:table-cell/>
          <table:table-cell table:formula="of:=[.$K$3]*COS((([.A734]+[.$K$2])/[.$K$6]))+[.$K$4]*COS((([.A734]+[.$K$2])*2/[.$K$6]))+[.$K$5]*COS((([.A734]+[.$K$2])/(2*[.$K$6])))+[.$K$1]" office:value-type="float" office:value="57295.4450740127" calcext:value-type="float">
            <text:p>57295.4450740127</text:p>
          </table:table-cell>
          <table:table-cell table:number-columns-repeated="15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2017-06-02 18:00:36</text:p>
          </table:table-cell>
          <table:table-cell office:value-type="float" office:value="24551.8105" calcext:value-type="float">
            <text:p>24551.8105</text:p>
          </table:table-cell>
          <table:table-cell/>
          <table:table-cell table:formula="of:=AVERAGE([.C732:.C738])" office:value-type="float" office:value="24251.1718571429" calcext:value-type="float">
            <text:p>24251.1718571429</text:p>
          </table:table-cell>
          <table:table-cell/>
          <table:table-cell table:formula="of:=[.$K$3]*COS((([.A735]+[.$K$2])/[.$K$6]))+[.$K$4]*COS((([.A735]+[.$K$2])*2/[.$K$6]))+[.$K$5]*COS((([.A735]+[.$K$2])/(2*[.$K$6])))+[.$K$1]" office:value-type="float" office:value="56842.1900098749" calcext:value-type="float">
            <text:p>56842.1900098749</text:p>
          </table:table-cell>
          <table:table-cell table:number-columns-repeated="15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2017-06-02 18:01:36</text:p>
          </table:table-cell>
          <table:table-cell office:value-type="float" office:value="23887.584" calcext:value-type="float">
            <text:p>23887.584</text:p>
          </table:table-cell>
          <table:table-cell/>
          <table:table-cell table:formula="of:=AVERAGE([.C733:.C739])" office:value-type="float" office:value="23914.8163857143" calcext:value-type="float">
            <text:p>23914.8163857143</text:p>
          </table:table-cell>
          <table:table-cell/>
          <table:table-cell table:formula="of:=[.$K$3]*COS((([.A736]+[.$K$2])/[.$K$6]))+[.$K$4]*COS((([.A736]+[.$K$2])*2/[.$K$6]))+[.$K$5]*COS((([.A736]+[.$K$2])/(2*[.$K$6])))+[.$K$1]" office:value-type="float" office:value="56386.4389805541" calcext:value-type="float">
            <text:p>56386.4389805541</text:p>
          </table:table-cell>
          <table:table-cell table:number-columns-repeated="15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2017-06-02 18:02:36</text:p>
          </table:table-cell>
          <table:table-cell office:value-type="float" office:value="23360.2871" calcext:value-type="float">
            <text:p>23360.2871</text:p>
          </table:table-cell>
          <table:table-cell/>
          <table:table-cell table:formula="of:=AVERAGE([.C734:.C740])" office:value-type="float" office:value="23506.8163857143" calcext:value-type="float">
            <text:p>23506.8163857143</text:p>
          </table:table-cell>
          <table:table-cell/>
          <table:table-cell table:formula="of:=[.$K$3]*COS((([.A737]+[.$K$2])/[.$K$6]))+[.$K$4]*COS((([.A737]+[.$K$2])*2/[.$K$6]))+[.$K$5]*COS((([.A737]+[.$K$2])/(2*[.$K$6])))+[.$K$1]" office:value-type="float" office:value="55928.2598227589" calcext:value-type="float">
            <text:p>55928.2598227589</text:p>
          </table:table-cell>
          <table:table-cell table:number-columns-repeated="15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2017-06-02 18:03:36</text:p>
          </table:table-cell>
          <table:table-cell office:value-type="float" office:value="22824.3359" calcext:value-type="float">
            <text:p>22824.3359</text:p>
          </table:table-cell>
          <table:table-cell/>
          <table:table-cell table:formula="of:=AVERAGE([.C735:.C741])" office:value-type="float" office:value="23076.5979142857" calcext:value-type="float">
            <text:p>23076.5979142857</text:p>
          </table:table-cell>
          <table:table-cell/>
          <table:table-cell table:formula="of:=[.$K$3]*COS((([.A738]+[.$K$2])/[.$K$6]))+[.$K$4]*COS((([.A738]+[.$K$2])*2/[.$K$6]))+[.$K$5]*COS((([.A738]+[.$K$2])/(2*[.$K$6])))+[.$K$1]" office:value-type="float" office:value="55467.720971772" calcext:value-type="float">
            <text:p>55467.720971772</text:p>
          </table:table-cell>
          <table:table-cell table:number-columns-repeated="15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2017-06-02 18:04:36</text:p>
          </table:table-cell>
          <table:table-cell office:value-type="float" office:value="22731.8027" calcext:value-type="float">
            <text:p>22731.8027</text:p>
          </table:table-cell>
          <table:table-cell/>
          <table:table-cell table:formula="of:=AVERAGE([.C736:.C742])" office:value-type="float" office:value="22709.7706285714" calcext:value-type="float">
            <text:p>22709.7706285714</text:p>
          </table:table-cell>
          <table:table-cell/>
          <table:table-cell table:formula="of:=[.$K$3]*COS((([.A739]+[.$K$2])/[.$K$6]))+[.$K$4]*COS((([.A739]+[.$K$2])*2/[.$K$6]))+[.$K$5]*COS((([.A739]+[.$K$2])/(2*[.$K$6])))+[.$K$1]" office:value-type="float" office:value="55004.8914466444" calcext:value-type="float">
            <text:p>55004.8914466444</text:p>
          </table:table-cell>
          <table:table-cell table:number-columns-repeated="15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2017-06-02 18:05:36</text:p>
          </table:table-cell>
          <table:table-cell office:value-type="float" office:value="22355.791" calcext:value-type="float">
            <text:p>22355.791</text:p>
          </table:table-cell>
          <table:table-cell/>
          <table:table-cell table:formula="of:=AVERAGE([.C737:.C743])" office:value-type="float" office:value="22361.1752" calcext:value-type="float">
            <text:p>22361.1752</text:p>
          </table:table-cell>
          <table:table-cell/>
          <table:table-cell table:formula="of:=[.$K$3]*COS((([.A740]+[.$K$2])/[.$K$6]))+[.$K$4]*COS((([.A740]+[.$K$2])*2/[.$K$6]))+[.$K$5]*COS((([.A740]+[.$K$2])/(2*[.$K$6])))+[.$K$1]" office:value-type="float" office:value="54539.8408352474" calcext:value-type="float">
            <text:p>54539.8408352474</text:p>
          </table:table-cell>
          <table:table-cell table:number-columns-repeated="15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2017-06-02 18:06:36</text:p>
          </table:table-cell>
          <table:table-cell office:value-type="float" office:value="21824.5742" calcext:value-type="float">
            <text:p>21824.5742</text:p>
          </table:table-cell>
          <table:table-cell/>
          <table:table-cell table:formula="of:=AVERAGE([.C738:.C744])" office:value-type="float" office:value="22091.8719142857" calcext:value-type="float">
            <text:p>22091.8719142857</text:p>
          </table:table-cell>
          <table:table-cell/>
          <table:table-cell table:formula="of:=[.$K$3]*COS((([.A741]+[.$K$2])/[.$K$6]))+[.$K$4]*COS((([.A741]+[.$K$2])*2/[.$K$6]))+[.$K$5]*COS((([.A741]+[.$K$2])/(2*[.$K$6])))+[.$K$1]" office:value-type="float" office:value="54072.6392791858" calcext:value-type="float">
            <text:p>54072.6392791858</text:p>
          </table:table-cell>
          <table:table-cell table:number-columns-repeated="15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2017-06-02 18:07:36</text:p>
          </table:table-cell>
          <table:table-cell office:value-type="float" office:value="21984.0195" calcext:value-type="float">
            <text:p>21984.0195</text:p>
          </table:table-cell>
          <table:table-cell/>
          <table:table-cell table:formula="of:=AVERAGE([.C739:.C745])" office:value-type="float" office:value="21834.4826857143" calcext:value-type="float">
            <text:p>21834.4826857143</text:p>
          </table:table-cell>
          <table:table-cell/>
          <table:table-cell table:formula="of:=[.$K$3]*COS((([.A742]+[.$K$2])/[.$K$6]))+[.$K$4]*COS((([.A742]+[.$K$2])*2/[.$K$6]))+[.$K$5]*COS((([.A742]+[.$K$2])/(2*[.$K$6])))+[.$K$1]" office:value-type="float" office:value="53603.357458577" calcext:value-type="float">
            <text:p>53603.357458577</text:p>
          </table:table-cell>
          <table:table-cell table:number-columns-repeated="15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2017-06-02 18:08:36</text:p>
          </table:table-cell>
          <table:table-cell office:value-type="float" office:value="21447.416" calcext:value-type="float">
            <text:p>21447.416</text:p>
          </table:table-cell>
          <table:table-cell/>
          <table:table-cell table:formula="of:=AVERAGE([.C740:.C746])" office:value-type="float" office:value="21599.2179" calcext:value-type="float">
            <text:p>21599.2179</text:p>
          </table:table-cell>
          <table:table-cell/>
          <table:table-cell table:formula="of:=[.$K$3]*COS((([.A743]+[.$K$2])/[.$K$6]))+[.$K$4]*COS((([.A743]+[.$K$2])*2/[.$K$6]))+[.$K$5]*COS((([.A743]+[.$K$2])/(2*[.$K$6])))+[.$K$1]" office:value-type="float" office:value="53132.066576698" calcext:value-type="float">
            <text:p>53132.066576698</text:p>
          </table:table-cell>
          <table:table-cell table:number-columns-repeated="15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2017-06-02 18:09:36</text:p>
          </table:table-cell>
          <table:table-cell office:value-type="float" office:value="21475.1641" calcext:value-type="float">
            <text:p>21475.1641</text:p>
          </table:table-cell>
          <table:table-cell/>
          <table:table-cell table:formula="of:=AVERAGE([.C741:.C747])" office:value-type="float" office:value="21413.0064" calcext:value-type="float">
            <text:p>21413.0064</text:p>
          </table:table-cell>
          <table:table-cell/>
          <table:table-cell table:formula="of:=[.$K$3]*COS((([.A744]+[.$K$2])/[.$K$6]))+[.$K$4]*COS((([.A744]+[.$K$2])*2/[.$K$6]))+[.$K$5]*COS((([.A744]+[.$K$2])/(2*[.$K$6])))+[.$K$1]" office:value-type="float" office:value="52658.8383445044" calcext:value-type="float">
            <text:p>52658.8383445044</text:p>
          </table:table-cell>
          <table:table-cell table:number-columns-repeated="15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2017-06-02 18:10:36</text:p>
          </table:table-cell>
          <table:table-cell office:value-type="float" office:value="21022.6113" calcext:value-type="float">
            <text:p>21022.6113</text:p>
          </table:table-cell>
          <table:table-cell/>
          <table:table-cell table:formula="of:=AVERAGE([.C742:.C748])" office:value-type="float" office:value="21169.8615857143" calcext:value-type="float">
            <text:p>21169.8615857143</text:p>
          </table:table-cell>
          <table:table-cell/>
          <table:table-cell table:formula="of:=[.$K$3]*COS((([.A745]+[.$K$2])/[.$K$6]))+[.$K$4]*COS((([.A745]+[.$K$2])*2/[.$K$6]))+[.$K$5]*COS((([.A745]+[.$K$2])/(2*[.$K$6])))+[.$K$1]" office:value-type="float" office:value="52183.7449650266" calcext:value-type="float">
            <text:p>52183.7449650266</text:p>
          </table:table-cell>
          <table:table-cell table:number-columns-repeated="15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2017-06-02 18:11:36</text:p>
          </table:table-cell>
          <table:table-cell office:value-type="float" office:value="21084.9492" calcext:value-type="float">
            <text:p>21084.9492</text:p>
          </table:table-cell>
          <table:table-cell/>
          <table:table-cell table:formula="of:=AVERAGE([.C743:.C749])" office:value-type="float" office:value="20992.3002" calcext:value-type="float">
            <text:p>20992.3002</text:p>
          </table:table-cell>
          <table:table-cell/>
          <table:table-cell table:formula="of:=[.$K$3]*COS((([.A746]+[.$K$2])/[.$K$6]))+[.$K$4]*COS((([.A746]+[.$K$2])*2/[.$K$6]))+[.$K$5]*COS((([.A746]+[.$K$2])/(2*[.$K$6])))+[.$K$1]" office:value-type="float" office:value="51706.8591176433" calcext:value-type="float">
            <text:p>51706.8591176433</text:p>
          </table:table-cell>
          <table:table-cell table:number-columns-repeated="15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2017-06-02 18:12:36</text:p>
          </table:table-cell>
          <table:table-cell office:value-type="float" office:value="21052.3105" calcext:value-type="float">
            <text:p>21052.3105</text:p>
          </table:table-cell>
          <table:table-cell/>
          <table:table-cell table:formula="of:=AVERAGE([.C744:.C750])" office:value-type="float" office:value="20817.1168857143" calcext:value-type="float">
            <text:p>20817.1168857143</text:p>
          </table:table-cell>
          <table:table-cell/>
          <table:table-cell table:formula="of:=[.$K$3]*COS((([.A747]+[.$K$2])/[.$K$6]))+[.$K$4]*COS((([.A747]+[.$K$2])*2/[.$K$6]))+[.$K$5]*COS((([.A747]+[.$K$2])/(2*[.$K$6])))+[.$K$1]" office:value-type="float" office:value="51228.2539422401" calcext:value-type="float">
            <text:p>51228.2539422401</text:p>
          </table:table-cell>
          <table:table-cell table:number-columns-repeated="15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2017-06-02 18:13:36</text:p>
          </table:table-cell>
          <table:table-cell office:value-type="float" office:value="20122.5605" calcext:value-type="float">
            <text:p>20122.5605</text:p>
          </table:table-cell>
          <table:table-cell/>
          <table:table-cell table:formula="of:=AVERAGE([.C745:.C751])" office:value-type="float" office:value="20510.8367428571" calcext:value-type="float">
            <text:p>20510.8367428571</text:p>
          </table:table-cell>
          <table:table-cell/>
          <table:table-cell table:formula="of:=[.$K$3]*COS((([.A748]+[.$K$2])/[.$K$6]))+[.$K$4]*COS((([.A748]+[.$K$2])*2/[.$K$6]))+[.$K$5]*COS((([.A748]+[.$K$2])/(2*[.$K$6])))+[.$K$1]" office:value-type="float" office:value="50748.0030232532" calcext:value-type="float">
            <text:p>50748.0030232532</text:p>
          </table:table-cell>
          <table:table-cell table:number-columns-repeated="15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2017-06-02 18:14:36</text:p>
          </table:table-cell>
          <table:table-cell office:value-type="float" office:value="20741.0898" calcext:value-type="float">
            <text:p>20741.0898</text:p>
          </table:table-cell>
          <table:table-cell/>
          <table:table-cell table:formula="of:=AVERAGE([.C746:.C752])" office:value-type="float" office:value="20252.3509714286" calcext:value-type="float">
            <text:p>20252.3509714286</text:p>
          </table:table-cell>
          <table:table-cell/>
          <table:table-cell table:formula="of:=[.$K$3]*COS((([.A749]+[.$K$2])/[.$K$6]))+[.$K$4]*COS((([.A749]+[.$K$2])*2/[.$K$6]))+[.$K$5]*COS((([.A749]+[.$K$2])/(2*[.$K$6])))+[.$K$1]" office:value-type="float" office:value="50266.180373605" calcext:value-type="float">
            <text:p>50266.180373605</text:p>
          </table:table-cell>
          <table:table-cell table:number-columns-repeated="15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2017-06-02 18:15:36</text:p>
          </table:table-cell>
          <table:table-cell office:value-type="float" office:value="20221.1328" calcext:value-type="float">
            <text:p>20221.1328</text:p>
          </table:table-cell>
          <table:table-cell/>
          <table:table-cell table:formula="of:=AVERAGE([.C747:.C753])" office:value-type="float" office:value="19922.8741285714" calcext:value-type="float">
            <text:p>19922.8741285714</text:p>
          </table:table-cell>
          <table:table-cell/>
          <table:table-cell table:formula="of:=[.$K$3]*COS((([.A750]+[.$K$2])/[.$K$6]))+[.$K$4]*COS((([.A750]+[.$K$2])*2/[.$K$6]))+[.$K$5]*COS((([.A750]+[.$K$2])/(2*[.$K$6])))+[.$K$1]" office:value-type="float" office:value="49782.8604185324" calcext:value-type="float">
            <text:p>49782.8604185324</text:p>
          </table:table-cell>
          <table:table-cell table:number-columns-repeated="15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2017-06-02 18:16:36</text:p>
          </table:table-cell>
          <table:table-cell office:value-type="float" office:value="19331.2031" calcext:value-type="float">
            <text:p>19331.2031</text:p>
          </table:table-cell>
          <table:table-cell/>
          <table:table-cell table:formula="of:=AVERAGE([.C748:.C754])" office:value-type="float" office:value="19535.3906" calcext:value-type="float">
            <text:p>19535.3906</text:p>
          </table:table-cell>
          <table:table-cell/>
          <table:table-cell table:formula="of:=[.$K$3]*COS((([.A751]+[.$K$2])/[.$K$6]))+[.$K$4]*COS((([.A751]+[.$K$2])*2/[.$K$6]))+[.$K$5]*COS((([.A751]+[.$K$2])/(2*[.$K$6])))+[.$K$1]" office:value-type="float" office:value="49298.1179793143" calcext:value-type="float">
            <text:p>49298.1179793143</text:p>
          </table:table-cell>
          <table:table-cell table:number-columns-repeated="15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2017-06-02 18:17:36</text:p>
          </table:table-cell>
          <table:table-cell office:value-type="float" office:value="19213.2109" calcext:value-type="float">
            <text:p>19213.2109</text:p>
          </table:table-cell>
          <table:table-cell/>
          <table:table-cell table:formula="of:=AVERAGE([.C749:.C755])" office:value-type="float" office:value="19162.642" calcext:value-type="float">
            <text:p>19162.642</text:p>
          </table:table-cell>
          <table:table-cell/>
          <table:table-cell table:formula="of:=[.$K$3]*COS((([.A752]+[.$K$2])/[.$K$6]))+[.$K$4]*COS((([.A752]+[.$K$2])*2/[.$K$6]))+[.$K$5]*COS((([.A752]+[.$K$2])/(2*[.$K$6])))+[.$K$1]" office:value-type="float" office:value="48812.0282569006" calcext:value-type="float">
            <text:p>48812.0282569006</text:p>
          </table:table-cell>
          <table:table-cell table:number-columns-repeated="15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2017-06-02 18:18:36</text:p>
          </table:table-cell>
          <table:table-cell office:value-type="float" office:value="18778.6113" calcext:value-type="float">
            <text:p>18778.6113</text:p>
          </table:table-cell>
          <table:table-cell/>
          <table:table-cell table:formula="of:=AVERAGE([.C750:.C756])" office:value-type="float" office:value="18132.6634857143" calcext:value-type="float">
            <text:p>18132.6634857143</text:p>
          </table:table-cell>
          <table:table-cell/>
          <table:table-cell table:formula="of:=[.$K$3]*COS((([.A753]+[.$K$2])/[.$K$6]))+[.$K$4]*COS((([.A753]+[.$K$2])*2/[.$K$6]))+[.$K$5]*COS((([.A753]+[.$K$2])/(2*[.$K$6])))+[.$K$1]" office:value-type="float" office:value="48324.6668154459" calcext:value-type="float">
            <text:p>48324.6668154459</text:p>
          </table:table-cell>
          <table:table-cell table:number-columns-repeated="15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2017-06-02 18:19:36</text:p>
          </table:table-cell>
          <table:table-cell office:value-type="float" office:value="18339.9258" calcext:value-type="float">
            <text:p>18339.9258</text:p>
          </table:table-cell>
          <table:table-cell/>
          <table:table-cell table:formula="of:=AVERAGE([.C751:.C757])" office:value-type="float" office:value="16516.3073142857" calcext:value-type="float">
            <text:p>16516.3073142857</text:p>
          </table:table-cell>
          <table:table-cell/>
          <table:table-cell table:formula="of:=[.$K$3]*COS((([.A754]+[.$K$2])/[.$K$6]))+[.$K$4]*COS((([.A754]+[.$K$2])*2/[.$K$6]))+[.$K$5]*COS((([.A754]+[.$K$2])/(2*[.$K$6])))+[.$K$1]" office:value-type="float" office:value="47836.1095657536" calcext:value-type="float">
            <text:p>47836.1095657536</text:p>
          </table:table-cell>
          <table:table-cell table:number-columns-repeated="15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2017-06-02 18:20:36</text:p>
          </table:table-cell>
          <table:table-cell office:value-type="float" office:value="17513.3203" calcext:value-type="float">
            <text:p>17513.3203</text:p>
          </table:table-cell>
          <table:table-cell/>
          <table:table-cell table:formula="of:=AVERAGE([.C752:.C758])" office:value-type="float" office:value="16606.1139571429" calcext:value-type="float">
            <text:p>16606.1139571429</text:p>
          </table:table-cell>
          <table:table-cell/>
          <table:table-cell table:formula="of:=[.$K$3]*COS((([.A755]+[.$K$2])/[.$K$6]))+[.$K$4]*COS((([.A755]+[.$K$2])*2/[.$K$6]))+[.$K$5]*COS((([.A755]+[.$K$2])/(2*[.$K$6])))+[.$K$1]" office:value-type="float" office:value="47346.4327486331" calcext:value-type="float">
            <text:p>47346.4327486331</text:p>
          </table:table-cell>
          <table:table-cell table:number-columns-repeated="15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2017-06-02 18:21:36</text:p>
          </table:table-cell>
          <table:table-cell office:value-type="float" office:value="13531.2402" calcext:value-type="float">
            <text:p>13531.2402</text:p>
          </table:table-cell>
          <table:table-cell/>
          <table:table-cell table:formula="of:=AVERAGE([.C753:.C759])" office:value-type="float" office:value="16844.0595571429" calcext:value-type="float">
            <text:p>16844.0595571429</text:p>
          </table:table-cell>
          <table:table-cell/>
          <table:table-cell table:formula="of:=[.$K$3]*COS((([.A756]+[.$K$2])/[.$K$6]))+[.$K$4]*COS((([.A756]+[.$K$2])*2/[.$K$6]))+[.$K$5]*COS((([.A756]+[.$K$2])/(2*[.$K$6])))+[.$K$1]" office:value-type="float" office:value="46855.7129181734" calcext:value-type="float">
            <text:p>46855.7129181734</text:p>
          </table:table-cell>
          <table:table-cell table:number-columns-repeated="15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2017-06-02 18:22:36</text:p>
          </table:table-cell>
          <table:table-cell office:value-type="float" office:value="8906.6396" calcext:value-type="float">
            <text:p>8906.6396</text:p>
          </table:table-cell>
          <table:table-cell/>
          <table:table-cell table:formula="of:=AVERAGE([.C754:.C760])" office:value-type="float" office:value="16389.6636285714" calcext:value-type="float">
            <text:p>16389.6636285714</text:p>
          </table:table-cell>
          <table:table-cell/>
          <table:table-cell table:formula="of:=[.$K$3]*COS((([.A757]+[.$K$2])/[.$K$6]))+[.$K$4]*COS((([.A757]+[.$K$2])*2/[.$K$6]))+[.$K$5]*COS((([.A757]+[.$K$2])/(2*[.$K$6])))+[.$K$1]" office:value-type="float" office:value="46364.0269249384" calcext:value-type="float">
            <text:p>46364.0269249384</text:p>
          </table:table-cell>
          <table:table-cell table:number-columns-repeated="15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2017-06-02 18:23:36</text:p>
          </table:table-cell>
          <table:table-cell office:value-type="float" office:value="19959.8496" calcext:value-type="float">
            <text:p>19959.8496</text:p>
          </table:table-cell>
          <table:table-cell/>
          <table:table-cell table:formula="of:=AVERAGE([.C755:.C761])" office:value-type="float" office:value="16285.5656857143" calcext:value-type="float">
            <text:p>16285.5656857143</text:p>
          </table:table-cell>
          <table:table-cell/>
          <table:table-cell table:formula="of:=[.$K$3]*COS((([.A758]+[.$K$2])/[.$K$6]))+[.$K$4]*COS((([.A758]+[.$K$2])*2/[.$K$6]))+[.$K$5]*COS((([.A758]+[.$K$2])/(2*[.$K$6])))+[.$K$1]" office:value-type="float" office:value="45871.451899087" calcext:value-type="float">
            <text:p>45871.451899087</text:p>
          </table:table-cell>
          <table:table-cell table:number-columns-repeated="15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2017-06-02 18:24:36</text:p>
          </table:table-cell>
          <table:table-cell office:value-type="float" office:value="20878.8301" calcext:value-type="float">
            <text:p>20878.8301</text:p>
          </table:table-cell>
          <table:table-cell/>
          <table:table-cell table:formula="of:=AVERAGE([.C756:.C762])" office:value-type="float" office:value="14807.3403857143" calcext:value-type="float">
            <text:p>14807.3403857143</text:p>
          </table:table-cell>
          <table:table-cell/>
          <table:table-cell table:formula="of:=[.$K$3]*COS((([.A759]+[.$K$2])/[.$K$6]))+[.$K$4]*COS((([.A759]+[.$K$2])*2/[.$K$6]))+[.$K$5]*COS((([.A759]+[.$K$2])/(2*[.$K$6])))+[.$K$1]" office:value-type="float" office:value="45378.0652334221" calcext:value-type="float">
            <text:p>45378.0652334221</text:p>
          </table:table-cell>
          <table:table-cell table:number-columns-repeated="15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2017-06-02 18:25:36</text:p>
          </table:table-cell>
          <table:table-cell office:value-type="float" office:value="15597.8398" calcext:value-type="float">
            <text:p>15597.8398</text:p>
          </table:table-cell>
          <table:table-cell/>
          <table:table-cell table:formula="of:=AVERAGE([.C757:.C763])" office:value-type="float" office:value="15002.8770857143" calcext:value-type="float">
            <text:p>15002.8770857143</text:p>
          </table:table-cell>
          <table:table-cell/>
          <table:table-cell table:formula="of:=[.$K$3]*COS((([.A760]+[.$K$2])/[.$K$6]))+[.$K$4]*COS((([.A760]+[.$K$2])*2/[.$K$6]))+[.$K$5]*COS((([.A760]+[.$K$2])/(2*[.$K$6])))+[.$K$1]" office:value-type="float" office:value="44883.9445663721" calcext:value-type="float">
            <text:p>44883.9445663721</text:p>
          </table:table-cell>
          <table:table-cell table:number-columns-repeated="15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2017-06-02 18:26:36</text:p>
          </table:table-cell>
          <table:table-cell office:value-type="float" office:value="17611.2402" calcext:value-type="float">
            <text:p>17611.2402</text:p>
          </table:table-cell>
          <table:table-cell/>
          <table:table-cell table:formula="of:=AVERAGE([.C758:.C764])" office:value-type="float" office:value="16747.3685857143" calcext:value-type="float">
            <text:p>16747.3685857143</text:p>
          </table:table-cell>
          <table:table-cell/>
          <table:table-cell table:formula="of:=[.$K$3]*COS((([.A761]+[.$K$2])/[.$K$6]))+[.$K$4]*COS((([.A761]+[.$K$2])*2/[.$K$6]))+[.$K$5]*COS((([.A761]+[.$K$2])/(2*[.$K$6])))+[.$K$1]" office:value-type="float" office:value="44389.1677649093" calcext:value-type="float">
            <text:p>44389.1677649093</text:p>
          </table:table-cell>
          <table:table-cell table:number-columns-repeated="15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2017-06-02 18:27:36</text:p>
          </table:table-cell>
          <table:table-cell office:value-type="float" office:value="7165.7432" calcext:value-type="float">
            <text:p>7165.7432</text:p>
          </table:table-cell>
          <table:table-cell/>
          <table:table-cell table:formula="of:=AVERAGE([.C759:.C765])" office:value-type="float" office:value="15060.3466142857" calcext:value-type="float">
            <text:p>15060.3466142857</text:p>
          </table:table-cell>
          <table:table-cell/>
          <table:table-cell table:formula="of:=[.$K$3]*COS((([.A762]+[.$K$2])/[.$K$6]))+[.$K$4]*COS((([.A762]+[.$K$2])*2/[.$K$6]))+[.$K$5]*COS((([.A762]+[.$K$2])/(2*[.$K$6])))+[.$K$1]" office:value-type="float" office:value="43893.8129074095" calcext:value-type="float">
            <text:p>43893.8129074095</text:p>
          </table:table-cell>
          <table:table-cell table:number-columns-repeated="15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2017-06-02 18:28:36</text:p>
          </table:table-cell>
          <table:table-cell office:value-type="float" office:value="14899.9971" calcext:value-type="float">
            <text:p>14899.9971</text:p>
          </table:table-cell>
          <table:table-cell/>
          <table:table-cell table:formula="of:=AVERAGE([.C760:.C766])" office:value-type="float" office:value="15472.0064857143" calcext:value-type="float">
            <text:p>15472.0064857143</text:p>
          </table:table-cell>
          <table:table-cell/>
          <table:table-cell table:formula="of:=[.$K$3]*COS((([.A763]+[.$K$2])/[.$K$6]))+[.$K$4]*COS((([.A763]+[.$K$2])*2/[.$K$6]))+[.$K$5]*COS((([.A763]+[.$K$2])/(2*[.$K$6])))+[.$K$1]" office:value-type="float" office:value="43397.9582664557" calcext:value-type="float">
            <text:p>43397.9582664557</text:p>
          </table:table-cell>
          <table:table-cell table:number-columns-repeated="15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2017-06-02 18:29:36</text:p>
          </table:table-cell>
          <table:table-cell office:value-type="float" office:value="21118.0801" calcext:value-type="float">
            <text:p>21118.0801</text:p>
          </table:table-cell>
          <table:table-cell/>
          <table:table-cell table:formula="of:=AVERAGE([.C761:.C767])" office:value-type="float" office:value="15470.9575285714" calcext:value-type="float">
            <text:p>15470.9575285714</text:p>
          </table:table-cell>
          <table:table-cell/>
          <table:table-cell table:formula="of:=[.$K$3]*COS((([.A764]+[.$K$2])/[.$K$6]))+[.$K$4]*COS((([.A764]+[.$K$2])*2/[.$K$6]))+[.$K$5]*COS((([.A764]+[.$K$2])/(2*[.$K$6])))+[.$K$1]" office:value-type="float" office:value="42901.682291591" calcext:value-type="float">
            <text:p>42901.682291591</text:p>
          </table:table-cell>
          <table:table-cell table:number-columns-repeated="15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2017-06-02 18:30:36</text:p>
          </table:table-cell>
          <table:table-cell office:value-type="float" office:value="8150.6958" calcext:value-type="float">
            <text:p>8150.6958</text:p>
          </table:table-cell>
          <table:table-cell/>
          <table:table-cell table:formula="of:=AVERAGE([.C762:.C768])" office:value-type="float" office:value="15227.4394" calcext:value-type="float">
            <text:p>15227.4394</text:p>
          </table:table-cell>
          <table:table-cell/>
          <table:table-cell table:formula="of:=[.$K$3]*COS((([.A765]+[.$K$2])/[.$K$6]))+[.$K$4]*COS((([.A765]+[.$K$2])*2/[.$K$6]))+[.$K$5]*COS((([.A765]+[.$K$2])/(2*[.$K$6])))+[.$K$1]" office:value-type="float" office:value="42405.0635920241" calcext:value-type="float">
            <text:p>42405.0635920241</text:p>
          </table:table-cell>
          <table:table-cell table:number-columns-repeated="15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2017-06-02 18:31:36</text:p>
          </table:table-cell>
          <table:table-cell office:value-type="float" office:value="23760.4492" calcext:value-type="float">
            <text:p>23760.4492</text:p>
          </table:table-cell>
          <table:table-cell/>
          <table:table-cell table:formula="of:=AVERAGE([.C763:.C769])" office:value-type="float" office:value="16391.4580857143" calcext:value-type="float">
            <text:p>16391.4580857143</text:p>
          </table:table-cell>
          <table:table-cell/>
          <table:table-cell table:formula="of:=[.$K$3]*COS((([.A766]+[.$K$2])/[.$K$6]))+[.$K$4]*COS((([.A766]+[.$K$2])*2/[.$K$6]))+[.$K$5]*COS((([.A766]+[.$K$2])/(2*[.$K$6])))+[.$K$1]" office:value-type="float" office:value="41908.1809192918" calcext:value-type="float">
            <text:p>41908.1809192918</text:p>
          </table:table-cell>
          <table:table-cell table:number-columns-repeated="15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2017-06-02 18:32:36</text:p>
          </table:table-cell>
          <table:table-cell office:value-type="float" office:value="15590.4971" calcext:value-type="float">
            <text:p>15590.4971</text:p>
          </table:table-cell>
          <table:table-cell/>
          <table:table-cell table:formula="of:=AVERAGE([.C764:.C770])" office:value-type="float" office:value="14428.9370714286" calcext:value-type="float">
            <text:p>14428.9370714286</text:p>
          </table:table-cell>
          <table:table-cell/>
          <table:table-cell table:formula="of:=[.$K$3]*COS((([.A767]+[.$K$2])/[.$K$6]))+[.$K$4]*COS((([.A767]+[.$K$2])*2/[.$K$6]))+[.$K$5]*COS((([.A767]+[.$K$2])/(2*[.$K$6])))+[.$K$1]" office:value-type="float" office:value="41411.113149882" calcext:value-type="float">
            <text:p>41411.113149882</text:p>
          </table:table-cell>
          <table:table-cell table:number-columns-repeated="15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2017-06-02 18:33:36</text:p>
          </table:table-cell>
          <table:table-cell office:value-type="float" office:value="15906.6133" calcext:value-type="float">
            <text:p>15906.6133</text:p>
          </table:table-cell>
          <table:table-cell/>
          <table:table-cell table:formula="of:=AVERAGE([.C765:.C771])" office:value-type="float" office:value="12704.8222571429" calcext:value-type="float">
            <text:p>12704.8222571429</text:p>
          </table:table-cell>
          <table:table-cell/>
          <table:table-cell table:formula="of:=[.$K$3]*COS((([.A768]+[.$K$2])/[.$K$6]))+[.$K$4]*COS((([.A768]+[.$K$2])*2/[.$K$6]))+[.$K$5]*COS((([.A768]+[.$K$2])/(2*[.$K$6])))+[.$K$1]" office:value-type="float" office:value="40913.9392678221" calcext:value-type="float">
            <text:p>40913.9392678221</text:p>
          </table:table-cell>
          <table:table-cell table:number-columns-repeated="15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2017-06-02 18:34:36</text:p>
          </table:table-cell>
          <table:table-cell office:value-type="float" office:value="15313.874" calcext:value-type="float">
            <text:p>15313.874</text:p>
          </table:table-cell>
          <table:table-cell/>
          <table:table-cell table:formula="of:=AVERAGE([.C766:.C772])" office:value-type="float" office:value="15762.7011" calcext:value-type="float">
            <text:p>15762.7011</text:p>
          </table:table-cell>
          <table:table-cell/>
          <table:table-cell table:formula="of:=[.$K$3]*COS((([.A769]+[.$K$2])/[.$K$6]))+[.$K$4]*COS((([.A769]+[.$K$2])*2/[.$K$6]))+[.$K$5]*COS((([.A769]+[.$K$2])/(2*[.$K$6])))+[.$K$1]" office:value-type="float" office:value="40416.7383472359" calcext:value-type="float">
            <text:p>40416.7383472359</text:p>
          </table:table-cell>
          <table:table-cell table:number-columns-repeated="15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2017-06-02 18:35:36</text:p>
          </table:table-cell>
          <table:table-cell office:value-type="float" office:value="1162.35" calcext:value-type="float">
            <text:p>1162.35</text:p>
          </table:table-cell>
          <table:table-cell/>
          <table:table-cell table:formula="of:=AVERAGE([.C767:.C773])" office:value-type="float" office:value="13984.0546142857" calcext:value-type="float">
            <text:p>13984.0546142857</text:p>
          </table:table-cell>
          <table:table-cell/>
          <table:table-cell table:formula="of:=[.$K$3]*COS((([.A770]+[.$K$2])/[.$K$6]))+[.$K$4]*COS((([.A770]+[.$K$2])*2/[.$K$6]))+[.$K$5]*COS((([.A770]+[.$K$2])/(2*[.$K$6])))+[.$K$1]" office:value-type="float" office:value="39919.589534874" calcext:value-type="float">
            <text:p>39919.589534874</text:p>
          </table:table-cell>
          <table:table-cell table:number-columns-repeated="15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2017-06-02 18:36:36</text:p>
          </table:table-cell>
          <table:table-cell office:value-type="float" office:value="9049.2764" calcext:value-type="float">
            <text:p>9049.2764</text:p>
          </table:table-cell>
          <table:table-cell/>
          <table:table-cell table:formula="of:=AVERAGE([.C768:.C774])" office:value-type="float" office:value="14159.6579857143" calcext:value-type="float">
            <text:p>14159.6579857143</text:p>
          </table:table-cell>
          <table:table-cell/>
          <table:table-cell table:formula="of:=[.$K$3]*COS((([.A771]+[.$K$2])/[.$K$6]))+[.$K$4]*COS((([.A771]+[.$K$2])*2/[.$K$6]))+[.$K$5]*COS((([.A771]+[.$K$2])/(2*[.$K$6])))+[.$K$1]" office:value-type="float" office:value="39422.5720326211" calcext:value-type="float">
            <text:p>39422.5720326211</text:p>
          </table:table-cell>
          <table:table-cell table:number-columns-repeated="15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2017-06-02 18:37:36</text:p>
          </table:table-cell>
          <table:table-cell office:value-type="float" office:value="29555.8477" calcext:value-type="float">
            <text:p>29555.8477</text:p>
          </table:table-cell>
          <table:table-cell/>
          <table:table-cell table:formula="of:=AVERAGE([.C769:.C775])" office:value-type="float" office:value="13823.7461571429" calcext:value-type="float">
            <text:p>13823.7461571429</text:p>
          </table:table-cell>
          <table:table-cell/>
          <table:table-cell table:formula="of:=[.$K$3]*COS((([.A772]+[.$K$2])/[.$K$6]))+[.$K$4]*COS((([.A772]+[.$K$2])*2/[.$K$6]))+[.$K$5]*COS((([.A772]+[.$K$2])/(2*[.$K$6])))+[.$K$1]" office:value-type="float" office:value="38925.7650799842" calcext:value-type="float">
            <text:p>38925.7650799842</text:p>
          </table:table-cell>
          <table:table-cell table:number-columns-repeated="15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2017-06-02 18:38:36</text:p>
          </table:table-cell>
          <table:table-cell office:value-type="float" office:value="11309.9238" calcext:value-type="float">
            <text:p>11309.9238</text:p>
          </table:table-cell>
          <table:table-cell/>
          <table:table-cell table:formula="of:=AVERAGE([.C770:.C776])" office:value-type="float" office:value="13549.1503142857" calcext:value-type="float">
            <text:p>13549.1503142857</text:p>
          </table:table-cell>
          <table:table-cell/>
          <table:table-cell table:formula="of:=[.$K$3]*COS((([.A773]+[.$K$2])/[.$K$6]))+[.$K$4]*COS((([.A773]+[.$K$2])*2/[.$K$6]))+[.$K$5]*COS((([.A773]+[.$K$2])/(2*[.$K$6])))+[.$K$1]" office:value-type="float" office:value="38429.2479365669" calcext:value-type="float">
            <text:p>38429.2479365669</text:p>
          </table:table-cell>
          <table:table-cell table:number-columns-repeated="15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2017-06-02 18:39:36</text:p>
          </table:table-cell>
          <table:table-cell office:value-type="float" office:value="16819.7207" calcext:value-type="float">
            <text:p>16819.7207</text:p>
          </table:table-cell>
          <table:table-cell/>
          <table:table-cell table:formula="of:=AVERAGE([.C771:.C777])" office:value-type="float" office:value="15274.6117571429" calcext:value-type="float">
            <text:p>15274.6117571429</text:p>
          </table:table-cell>
          <table:table-cell/>
          <table:table-cell table:formula="of:=[.$K$3]*COS((([.A774]+[.$K$2])/[.$K$6]))+[.$K$4]*COS((([.A774]+[.$K$2])*2/[.$K$6]))+[.$K$5]*COS((([.A774]+[.$K$2])/(2*[.$K$6])))+[.$K$1]" office:value-type="float" office:value="37933.0998645321" calcext:value-type="float">
            <text:p>37933.0998645321</text:p>
          </table:table-cell>
          <table:table-cell table:number-columns-repeated="15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2017-06-02 18:40:36</text:p>
          </table:table-cell>
          <table:table-cell office:value-type="float" office:value="13555.2305" calcext:value-type="float">
            <text:p>13555.2305</text:p>
          </table:table-cell>
          <table:table-cell/>
          <table:table-cell table:formula="of:=AVERAGE([.C772:.C778])" office:value-type="float" office:value="15850.2184714286" calcext:value-type="float">
            <text:p>15850.2184714286</text:p>
          </table:table-cell>
          <table:table-cell/>
          <table:table-cell table:formula="of:=[.$K$3]*COS((([.A775]+[.$K$2])/[.$K$6]))+[.$K$4]*COS((([.A775]+[.$K$2])*2/[.$K$6]))+[.$K$5]*COS((([.A775]+[.$K$2])/(2*[.$K$6])))+[.$K$1]" office:value-type="float" office:value="37437.4001110589" calcext:value-type="float">
            <text:p>37437.4001110589</text:p>
          </table:table-cell>
          <table:table-cell table:number-columns-repeated="15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2017-06-02 18:41:36</text:p>
          </table:table-cell>
          <table:table-cell office:value-type="float" office:value="13391.7031" calcext:value-type="float">
            <text:p>13391.7031</text:p>
          </table:table-cell>
          <table:table-cell/>
          <table:table-cell table:formula="of:=AVERAGE([.C773:.C779])" office:value-type="float" office:value="13472.5806285714" calcext:value-type="float">
            <text:p>13472.5806285714</text:p>
          </table:table-cell>
          <table:table-cell/>
          <table:table-cell table:formula="of:=[.$K$3]*COS((([.A776]+[.$K$2])/[.$K$6]))+[.$K$4]*COS((([.A776]+[.$K$2])*2/[.$K$6]))+[.$K$5]*COS((([.A776]+[.$K$2])/(2*[.$K$6])))+[.$K$1]" office:value-type="float" office:value="36942.2278907971" calcext:value-type="float">
            <text:p>36942.2278907971</text:p>
          </table:table-cell>
          <table:table-cell table:number-columns-repeated="15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2017-06-02 18:42:36</text:p>
          </table:table-cell>
          <table:table-cell office:value-type="float" office:value="13240.5801" calcext:value-type="float">
            <text:p>13240.5801</text:p>
          </table:table-cell>
          <table:table-cell/>
          <table:table-cell table:formula="of:=AVERAGE([.C774:.C780])" office:value-type="float" office:value="13703.7414857143" calcext:value-type="float">
            <text:p>13703.7414857143</text:p>
          </table:table-cell>
          <table:table-cell/>
          <table:table-cell table:formula="of:=[.$K$3]*COS((([.A777]+[.$K$2])/[.$K$6]))+[.$K$4]*COS((([.A777]+[.$K$2])*2/[.$K$6]))+[.$K$5]*COS((([.A777]+[.$K$2])/(2*[.$K$6])))+[.$K$1]" office:value-type="float" office:value="36447.6623683226" calcext:value-type="float">
            <text:p>36447.6623683226</text:p>
          </table:table-cell>
          <table:table-cell table:number-columns-repeated="15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2017-06-02 18:43:42</text:p>
          </table:table-cell>
          <table:table-cell office:value-type="float" office:value="13078.5234" calcext:value-type="float">
            <text:p>13078.5234</text:p>
          </table:table-cell>
          <table:table-cell/>
          <table:table-cell table:formula="of:=AVERAGE([.C775:.C781])" office:value-type="float" office:value="13141.0276142857" calcext:value-type="float">
            <text:p>13141.0276142857</text:p>
          </table:table-cell>
          <table:table-cell/>
          <table:table-cell table:formula="of:=[.$K$3]*COS((([.A778]+[.$K$2])/[.$K$6]))+[.$K$4]*COS((([.A778]+[.$K$2])*2/[.$K$6]))+[.$K$5]*COS((([.A778]+[.$K$2])/(2*[.$K$6])))+[.$K$1]" office:value-type="float" office:value="35953.7826405995" calcext:value-type="float">
            <text:p>35953.7826405995</text:p>
          </table:table-cell>
          <table:table-cell table:number-columns-repeated="15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2017-06-02 18:44:42</text:p>
          </table:table-cell>
          <table:table-cell office:value-type="float" office:value="12912.3828" calcext:value-type="float">
            <text:p>12912.3828</text:p>
          </table:table-cell>
          <table:table-cell/>
          <table:table-cell table:formula="of:=AVERAGE([.C776:.C782])" office:value-type="float" office:value="12840.1799571429" calcext:value-type="float">
            <text:p>12840.1799571429</text:p>
          </table:table-cell>
          <table:table-cell/>
          <table:table-cell table:formula="of:=[.$K$3]*COS((([.A779]+[.$K$2])/[.$K$6]))+[.$K$4]*COS((([.A779]+[.$K$2])*2/[.$K$6]))+[.$K$5]*COS((([.A779]+[.$K$2])/(2*[.$K$6])))+[.$K$1]" office:value-type="float" office:value="35460.6677194514" calcext:value-type="float">
            <text:p>35460.6677194514</text:p>
          </table:table-cell>
          <table:table-cell table:number-columns-repeated="15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2017-06-02 18:45:42</text:p>
          </table:table-cell>
          <table:table-cell office:value-type="float" office:value="12928.0498" calcext:value-type="float">
            <text:p>12928.0498</text:p>
          </table:table-cell>
          <table:table-cell/>
          <table:table-cell table:formula="of:=AVERAGE([.C777:.C783])" office:value-type="float" office:value="11955.9858285714" calcext:value-type="float">
            <text:p>11955.9858285714</text:p>
          </table:table-cell>
          <table:table-cell/>
          <table:table-cell table:formula="of:=[.$K$3]*COS((([.A780]+[.$K$2])/[.$K$6]))+[.$K$4]*COS((([.A780]+[.$K$2])*2/[.$K$6]))+[.$K$5]*COS((([.A780]+[.$K$2])/(2*[.$K$6])))+[.$K$1]" office:value-type="float" office:value="34968.396514047" calcext:value-type="float">
            <text:p>34968.396514047</text:p>
          </table:table-cell>
          <table:table-cell table:number-columns-repeated="15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2017-06-02 18:46:42</text:p>
          </table:table-cell>
          <table:table-cell office:value-type="float" office:value="12880.7236" calcext:value-type="float">
            <text:p>12880.7236</text:p>
          </table:table-cell>
          <table:table-cell/>
          <table:table-cell table:formula="of:=AVERAGE([.C778:.C784])" office:value-type="float" office:value="10763.5125428571" calcext:value-type="float">
            <text:p>10763.5125428571</text:p>
          </table:table-cell>
          <table:table-cell/>
          <table:table-cell table:formula="of:=[.$K$3]*COS((([.A781]+[.$K$2])/[.$K$6]))+[.$K$4]*COS((([.A781]+[.$K$2])*2/[.$K$6]))+[.$K$5]*COS((([.A781]+[.$K$2])/(2*[.$K$6])))+[.$K$1]" office:value-type="float" office:value="34477.0478134038" calcext:value-type="float">
            <text:p>34477.0478134038</text:p>
          </table:table-cell>
          <table:table-cell table:number-columns-repeated="15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2017-06-02 18:47:42</text:p>
          </table:table-cell>
          <table:table-cell office:value-type="float" office:value="11449.2969" calcext:value-type="float">
            <text:p>11449.2969</text:p>
          </table:table-cell>
          <table:table-cell/>
          <table:table-cell table:formula="of:=AVERAGE([.C779:.C785])" office:value-type="float" office:value="9777.03821428571" calcext:value-type="float">
            <text:p>9777.03821428571</text:p>
          </table:table-cell>
          <table:table-cell/>
          <table:table-cell table:formula="of:=[.$K$3]*COS((([.A782]+[.$K$2])/[.$K$6]))+[.$K$4]*COS((([.A782]+[.$K$2])*2/[.$K$6]))+[.$K$5]*COS((([.A782]+[.$K$2])/(2*[.$K$6])))+[.$K$1]" office:value-type="float" office:value="33986.7002689135" calcext:value-type="float">
            <text:p>33986.7002689135</text:p>
          </table:table-cell>
          <table:table-cell table:number-columns-repeated="15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2017-06-02 18:48:42</text:p>
          </table:table-cell>
          <table:table-cell office:value-type="float" office:value="7202.3442" calcext:value-type="float">
            <text:p>7202.3442</text:p>
          </table:table-cell>
          <table:table-cell/>
          <table:table-cell table:formula="of:=AVERAGE([.C780:.C786])" office:value-type="float" office:value="8381.14194285714" calcext:value-type="float">
            <text:p>8381.14194285714</text:p>
          </table:table-cell>
          <table:table-cell/>
          <table:table-cell table:formula="of:=[.$K$3]*COS((([.A783]+[.$K$2])/[.$K$6]))+[.$K$4]*COS((([.A783]+[.$K$2])*2/[.$K$6]))+[.$K$5]*COS((([.A783]+[.$K$2])/(2*[.$K$6])))+[.$K$1]" office:value-type="float" office:value="33497.4323768941" calcext:value-type="float">
            <text:p>33497.4323768941</text:p>
          </table:table-cell>
          <table:table-cell table:number-columns-repeated="15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2017-06-02 18:49:42</text:p>
          </table:table-cell>
          <table:table-cell office:value-type="float" office:value="4893.2671" calcext:value-type="float">
            <text:p>4893.2671</text:p>
          </table:table-cell>
          <table:table-cell/>
          <table:table-cell table:formula="of:=AVERAGE([.C781:.C787])" office:value-type="float" office:value="7262.476" calcext:value-type="float">
            <text:p>7262.476</text:p>
          </table:table-cell>
          <table:table-cell/>
          <table:table-cell table:formula="of:=[.$K$3]*COS((([.A784]+[.$K$2])/[.$K$6]))+[.$K$4]*COS((([.A784]+[.$K$2])*2/[.$K$6]))+[.$K$5]*COS((([.A784]+[.$K$2])/(2*[.$K$6])))+[.$K$1]" office:value-type="float" office:value="33009.3224611721" calcext:value-type="float">
            <text:p>33009.3224611721</text:p>
          </table:table-cell>
          <table:table-cell table:number-columns-repeated="15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2017-06-02 18:50:42</text:p>
          </table:table-cell>
          <table:table-cell office:value-type="float" office:value="6173.2031" calcext:value-type="float">
            <text:p>6173.2031</text:p>
          </table:table-cell>
          <table:table-cell/>
          <table:table-cell table:formula="of:=AVERAGE([.C782:.C788])" office:value-type="float" office:value="6700.32212857143" calcext:value-type="float">
            <text:p>6700.32212857143</text:p>
          </table:table-cell>
          <table:table-cell/>
          <table:table-cell table:formula="of:=[.$K$3]*COS((([.A785]+[.$K$2])/[.$K$6]))+[.$K$4]*COS((([.A785]+[.$K$2])*2/[.$K$6]))+[.$K$5]*COS((([.A785]+[.$K$2])/(2*[.$K$6])))+[.$K$1]" office:value-type="float" office:value="32522.4486556989" calcext:value-type="float">
            <text:p>32522.4486556989</text:p>
          </table:table-cell>
          <table:table-cell table:number-columns-repeated="15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2017-06-02 18:51:42</text:p>
          </table:table-cell>
          <table:table-cell office:value-type="float" office:value="3141.1089" calcext:value-type="float">
            <text:p>3141.1089</text:p>
          </table:table-cell>
          <table:table-cell/>
          <table:table-cell table:formula="of:=AVERAGE([.C783:.C789])" office:value-type="float" office:value="8400.93597142857" calcext:value-type="float">
            <text:p>8400.93597142857</text:p>
          </table:table-cell>
          <table:table-cell/>
          <table:table-cell table:formula="of:=[.$K$3]*COS((([.A786]+[.$K$2])/[.$K$6]))+[.$K$4]*COS((([.A786]+[.$K$2])*2/[.$K$6]))+[.$K$5]*COS((([.A786]+[.$K$2])/(2*[.$K$6])))+[.$K$1]" office:value-type="float" office:value="32036.8888872059" calcext:value-type="float">
            <text:p>32036.8888872059</text:p>
          </table:table-cell>
          <table:table-cell table:number-columns-repeated="15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2017-06-02 18:52:42</text:p>
          </table:table-cell>
          <table:table-cell office:value-type="float" office:value="5097.3882" calcext:value-type="float">
            <text:p>5097.3882</text:p>
          </table:table-cell>
          <table:table-cell/>
          <table:table-cell table:formula="of:=AVERAGE([.C784:.C790])" office:value-type="float" office:value="9389.01877142857" calcext:value-type="float">
            <text:p>9389.01877142857</text:p>
          </table:table-cell>
          <table:table-cell/>
          <table:table-cell table:formula="of:=[.$K$3]*COS((([.A787]+[.$K$2])/[.$K$6]))+[.$K$4]*COS((([.A787]+[.$K$2])*2/[.$K$6]))+[.$K$5]*COS((([.A787]+[.$K$2])/(2*[.$K$6])))+[.$K$1]" office:value-type="float" office:value="31552.7208579022" calcext:value-type="float">
            <text:p>31552.7208579022</text:p>
          </table:table-cell>
          <table:table-cell table:number-columns-repeated="15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2017-06-02 18:53:42</text:p>
          </table:table-cell>
          <table:table-cell office:value-type="float" office:value="8945.6465" calcext:value-type="float">
            <text:p>8945.6465</text:p>
          </table:table-cell>
          <table:table-cell/>
          <table:table-cell table:formula="of:=AVERAGE([.C785:.C791])" office:value-type="float" office:value="10208.3934142857" calcext:value-type="float">
            <text:p>10208.3934142857</text:p>
          </table:table-cell>
          <table:table-cell/>
          <table:table-cell table:formula="of:=[.$K$3]*COS((([.A788]+[.$K$2])/[.$K$6]))+[.$K$4]*COS((([.A788]+[.$K$2])*2/[.$K$6]))+[.$K$5]*COS((([.A788]+[.$K$2])/(2*[.$K$6])))+[.$K$1]" office:value-type="float" office:value="31070.0220282181" calcext:value-type="float">
            <text:p>31070.0220282181</text:p>
          </table:table-cell>
          <table:table-cell table:number-columns-repeated="15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2017-06-02 18:54:42</text:p>
          </table:table-cell>
          <table:table-cell office:value-type="float" office:value="23353.5938" calcext:value-type="float">
            <text:p>23353.5938</text:p>
          </table:table-cell>
          <table:table-cell/>
          <table:table-cell table:formula="of:=AVERAGE([.C786:.C792])" office:value-type="float" office:value="10815.8006428571" calcext:value-type="float">
            <text:p>10815.8006428571</text:p>
          </table:table-cell>
          <table:table-cell/>
          <table:table-cell table:formula="of:=[.$K$3]*COS((([.A789]+[.$K$2])/[.$K$6]))+[.$K$4]*COS((([.A789]+[.$K$2])*2/[.$K$6]))+[.$K$5]*COS((([.A789]+[.$K$2])/(2*[.$K$6])))+[.$K$1]" office:value-type="float" office:value="30588.8695995998" calcext:value-type="float">
            <text:p>30588.8695995998</text:p>
          </table:table-cell>
          <table:table-cell table:number-columns-repeated="15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2017-06-02 18:55:42</text:p>
          </table:table-cell>
          <table:table-cell office:value-type="float" office:value="14118.9238" calcext:value-type="float">
            <text:p>14118.9238</text:p>
          </table:table-cell>
          <table:table-cell/>
          <table:table-cell table:formula="of:=AVERAGE([.C787:.C793])" office:value-type="float" office:value="11505.5540571429" calcext:value-type="float">
            <text:p>11505.5540571429</text:p>
          </table:table-cell>
          <table:table-cell/>
          <table:table-cell table:formula="of:=[.$K$3]*COS((([.A790]+[.$K$2])/[.$K$6]))+[.$K$4]*COS((([.A790]+[.$K$2])*2/[.$K$6]))+[.$K$5]*COS((([.A790]+[.$K$2])/(2*[.$K$6])))+[.$K$1]" office:value-type="float" office:value="30109.3404973589" calcext:value-type="float">
            <text:p>30109.3404973589</text:p>
          </table:table-cell>
          <table:table-cell table:number-columns-repeated="15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2017-06-02 18:56:42</text:p>
          </table:table-cell>
          <table:table-cell office:value-type="float" office:value="10628.8896" calcext:value-type="float">
            <text:p>10628.8896</text:p>
          </table:table-cell>
          <table:table-cell/>
          <table:table-cell table:formula="of:=AVERAGE([.C788:.C794])" office:value-type="float" office:value="12431.5510571429" calcext:value-type="float">
            <text:p>12431.5510571429</text:p>
          </table:table-cell>
          <table:table-cell/>
          <table:table-cell table:formula="of:=[.$K$3]*COS((([.A791]+[.$K$2])/[.$K$6]))+[.$K$4]*COS((([.A791]+[.$K$2])*2/[.$K$6]))+[.$K$5]*COS((([.A791]+[.$K$2])/(2*[.$K$6])))+[.$K$1]" office:value-type="float" office:value="29631.5113535797" calcext:value-type="float">
            <text:p>29631.5113535797</text:p>
          </table:table-cell>
          <table:table-cell table:number-columns-repeated="15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2017-06-02 18:57:42</text:p>
          </table:table-cell>
          <table:table-cell office:value-type="float" office:value="10425.0537" calcext:value-type="float">
            <text:p>10425.0537</text:p>
          </table:table-cell>
          <table:table-cell/>
          <table:table-cell table:formula="of:=AVERAGE([.C789:.C795])" office:value-type="float" office:value="11909.2872428571" calcext:value-type="float">
            <text:p>11909.2872428571</text:p>
          </table:table-cell>
          <table:table-cell/>
          <table:table-cell table:formula="of:=[.$K$3]*COS((([.A792]+[.$K$2])/[.$K$6]))+[.$K$4]*COS((([.A792]+[.$K$2])*2/[.$K$6]))+[.$K$5]*COS((([.A792]+[.$K$2])/(2*[.$K$6])))+[.$K$1]" office:value-type="float" office:value="29155.4584900895" calcext:value-type="float">
            <text:p>29155.4584900895</text:p>
          </table:table-cell>
          <table:table-cell table:number-columns-repeated="15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2017-06-02 18:58:42</text:p>
          </table:table-cell>
          <table:table-cell office:value-type="float" office:value="7969.3828" calcext:value-type="float">
            <text:p>7969.3828</text:p>
          </table:table-cell>
          <table:table-cell/>
          <table:table-cell table:formula="of:=AVERAGE([.C790:.C796])" office:value-type="float" office:value="10596.9959428571" calcext:value-type="float">
            <text:p>10596.9959428571</text:p>
          </table:table-cell>
          <table:table-cell/>
          <table:table-cell table:formula="of:=[.$K$3]*COS((([.A793]+[.$K$2])/[.$K$6]))+[.$K$4]*COS((([.A793]+[.$K$2])*2/[.$K$6]))+[.$K$5]*COS((([.A793]+[.$K$2])/(2*[.$K$6])))+[.$K$1]" office:value-type="float" office:value="28681.2579014954" calcext:value-type="float">
            <text:p>28681.2579014954</text:p>
          </table:table-cell>
          <table:table-cell table:number-columns-repeated="15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2017-06-02 18:59:42</text:p>
          </table:table-cell>
          <table:table-cell office:value-type="float" office:value="11579.3672" calcext:value-type="float">
            <text:p>11579.3672</text:p>
          </table:table-cell>
          <table:table-cell/>
          <table:table-cell table:formula="of:=AVERAGE([.C791:.C797])" office:value-type="float" office:value="9888.3344" calcext:value-type="float">
            <text:p>9888.3344</text:p>
          </table:table-cell>
          <table:table-cell/>
          <table:table-cell table:formula="of:=[.$K$3]*COS((([.A794]+[.$K$2])/[.$K$6]))+[.$K$4]*COS((([.A794]+[.$K$2])*2/[.$K$6]))+[.$K$5]*COS((([.A794]+[.$K$2])/(2*[.$K$6])))+[.$K$1]" office:value-type="float" office:value="28208.985238292" calcext:value-type="float">
            <text:p>28208.985238292</text:p>
          </table:table-cell>
          <table:table-cell table:number-columns-repeated="15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2017-06-02 19:00:42</text:p>
          </table:table-cell>
          <table:table-cell office:value-type="float" office:value="5289.7998" calcext:value-type="float">
            <text:p>5289.7998</text:p>
          </table:table-cell>
          <table:table-cell/>
          <table:table-cell table:formula="of:=AVERAGE([.C792:.C798])" office:value-type="float" office:value="9440.5602" calcext:value-type="float">
            <text:p>9440.5602</text:p>
          </table:table-cell>
          <table:table-cell/>
          <table:table-cell table:formula="of:=[.$K$3]*COS((([.A795]+[.$K$2])/[.$K$6]))+[.$K$4]*COS((([.A795]+[.$K$2])*2/[.$K$6]))+[.$K$5]*COS((([.A795]+[.$K$2])/(2*[.$K$6])))+[.$K$1]" office:value-type="float" office:value="27738.7157900429" calcext:value-type="float">
            <text:p>27738.7157900429</text:p>
          </table:table-cell>
          <table:table-cell table:number-columns-repeated="15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2017-06-02 19:01:42</text:p>
          </table:table-cell>
          <table:table-cell office:value-type="float" office:value="14167.5547" calcext:value-type="float">
            <text:p>14167.5547</text:p>
          </table:table-cell>
          <table:table-cell/>
          <table:table-cell table:formula="of:=AVERAGE([.C793:.C799])" office:value-type="float" office:value="8898.9458" calcext:value-type="float">
            <text:p>8898.9458</text:p>
          </table:table-cell>
          <table:table-cell/>
          <table:table-cell table:formula="of:=[.$K$3]*COS((([.A796]+[.$K$2])/[.$K$6]))+[.$K$4]*COS((([.A796]+[.$K$2])*2/[.$K$6]))+[.$K$5]*COS((([.A796]+[.$K$2])/(2*[.$K$6])))+[.$K$1]" office:value-type="float" office:value="27270.524468641" calcext:value-type="float">
            <text:p>27270.524468641</text:p>
          </table:table-cell>
          <table:table-cell table:number-columns-repeated="15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2017-06-02 19:02:42</text:p>
          </table:table-cell>
          <table:table-cell office:value-type="float" office:value="9158.293" calcext:value-type="float">
            <text:p>9158.293</text:p>
          </table:table-cell>
          <table:table-cell/>
          <table:table-cell table:formula="of:=AVERAGE([.C794:.C800])" office:value-type="float" office:value="8600.40638571429" calcext:value-type="float">
            <text:p>8600.40638571429</text:p>
          </table:table-cell>
          <table:table-cell/>
          <table:table-cell table:formula="of:=[.$K$3]*COS((([.A797]+[.$K$2])/[.$K$6]))+[.$K$4]*COS((([.A797]+[.$K$2])*2/[.$K$6]))+[.$K$5]*COS((([.A797]+[.$K$2])/(2*[.$K$6])))+[.$K$1]" office:value-type="float" office:value="26804.4857916511" calcext:value-type="float">
            <text:p>26804.4857916511</text:p>
          </table:table-cell>
          <table:table-cell table:number-columns-repeated="15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2017-06-02 19:03:42</text:p>
          </table:table-cell>
          <table:table-cell office:value-type="float" office:value="7494.4702" calcext:value-type="float">
            <text:p>7494.4702</text:p>
          </table:table-cell>
          <table:table-cell/>
          <table:table-cell table:formula="of:=AVERAGE([.C795:.C801])" office:value-type="float" office:value="7930.72677142857" calcext:value-type="float">
            <text:p>7930.72677142857</text:p>
          </table:table-cell>
          <table:table-cell/>
          <table:table-cell table:formula="of:=[.$K$3]*COS((([.A798]+[.$K$2])/[.$K$6]))+[.$K$4]*COS((([.A798]+[.$K$2])*2/[.$K$6]))+[.$K$5]*COS((([.A798]+[.$K$2])/(2*[.$K$6])))+[.$K$1]" office:value-type="float" office:value="26340.673865739" calcext:value-type="float">
            <text:p>26340.673865739</text:p>
          </table:table-cell>
          <table:table-cell table:number-columns-repeated="15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2017-06-02 19:06:42</text:p>
          </table:table-cell>
          <table:table-cell office:value-type="float" office:value="6633.7529" calcext:value-type="float">
            <text:p>6633.7529</text:p>
          </table:table-cell>
          <table:table-cell/>
          <table:table-cell table:formula="of:=AVERAGE([.C796:.C802])" office:value-type="float" office:value="10468.3240142857" calcext:value-type="float">
            <text:p>10468.3240142857</text:p>
          </table:table-cell>
          <table:table-cell/>
          <table:table-cell table:formula="of:=[.$K$3]*COS((([.A799]+[.$K$2])/[.$K$6]))+[.$K$4]*COS((([.A799]+[.$K$2])*2/[.$K$6]))+[.$K$5]*COS((([.A799]+[.$K$2])/(2*[.$K$6])))+[.$K$1]" office:value-type="float" office:value="25879.1623701896" calcext:value-type="float">
            <text:p>25879.1623701896</text:p>
          </table:table-cell>
          <table:table-cell table:number-columns-repeated="15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2017-06-02 19:07:42</text:p>
          </table:table-cell>
          <table:table-cell office:value-type="float" office:value="5879.6069" calcext:value-type="float">
            <text:p>5879.6069</text:p>
          </table:table-cell>
          <table:table-cell/>
          <table:table-cell table:formula="of:=AVERAGE([.C797:.C803])" office:value-type="float" office:value="9467.48835714286" calcext:value-type="float">
            <text:p>9467.48835714286</text:p>
          </table:table-cell>
          <table:table-cell/>
          <table:table-cell table:formula="of:=[.$K$3]*COS((([.A800]+[.$K$2])/[.$K$6]))+[.$K$4]*COS((([.A800]+[.$K$2])*2/[.$K$6]))+[.$K$5]*COS((([.A800]+[.$K$2])/(2*[.$K$6])))+[.$K$1]" office:value-type="float" office:value="25420.0245405207" calcext:value-type="float">
            <text:p>25420.0245405207</text:p>
          </table:table-cell>
          <table:table-cell table:number-columns-repeated="15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2017-06-02 19:08:42</text:p>
          </table:table-cell>
          <table:table-cell office:value-type="float" office:value="6891.6099" calcext:value-type="float">
            <text:p>6891.6099</text:p>
          </table:table-cell>
          <table:table-cell/>
          <table:table-cell table:formula="of:=AVERAGE([.C798:.C804])" office:value-type="float" office:value="9281.62722857143" calcext:value-type="float">
            <text:p>9281.62722857143</text:p>
          </table:table-cell>
          <table:table-cell/>
          <table:table-cell table:formula="of:=[.$K$3]*COS((([.A801]+[.$K$2])/[.$K$6]))+[.$K$4]*COS((([.A801]+[.$K$2])*2/[.$K$6]))+[.$K$5]*COS((([.A801]+[.$K$2])/(2*[.$K$6])))+[.$K$1]" office:value-type="float" office:value="24963.3331521926" calcext:value-type="float">
            <text:p>24963.3331521926</text:p>
          </table:table-cell>
          <table:table-cell table:number-columns-repeated="15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2017-06-02 19:09:42</text:p>
          </table:table-cell>
          <table:table-cell office:value-type="float" office:value="23052.9805" calcext:value-type="float">
            <text:p>23052.9805</text:p>
          </table:table-cell>
          <table:table-cell/>
          <table:table-cell table:formula="of:=AVERAGE([.C799:.C805])" office:value-type="float" office:value="9259.82832857143" calcext:value-type="float">
            <text:p>9259.82832857143</text:p>
          </table:table-cell>
          <table:table-cell/>
          <table:table-cell table:formula="of:=[.$K$3]*COS((([.A802]+[.$K$2])/[.$K$6]))+[.$K$4]*COS((([.A802]+[.$K$2])*2/[.$K$6]))+[.$K$5]*COS((([.A802]+[.$K$2])/(2*[.$K$6])))+[.$K$1]" office:value-type="float" office:value="24509.1605044211" calcext:value-type="float">
            <text:p>24509.1605044211</text:p>
          </table:table-cell>
          <table:table-cell table:number-columns-repeated="15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2017-06-02 19:10:42</text:p>
          </table:table-cell>
          <table:table-cell office:value-type="float" office:value="7161.7051" calcext:value-type="float">
            <text:p>7161.7051</text:p>
          </table:table-cell>
          <table:table-cell/>
          <table:table-cell table:formula="of:=AVERAGE([.C800:.C806])" office:value-type="float" office:value="9378.54491428571" calcext:value-type="float">
            <text:p>9378.54491428571</text:p>
          </table:table-cell>
          <table:table-cell/>
          <table:table-cell table:formula="of:=[.$K$3]*COS((([.A803]+[.$K$2])/[.$K$6]))+[.$K$4]*COS((([.A803]+[.$K$2])*2/[.$K$6]))+[.$K$5]*COS((([.A803]+[.$K$2])/(2*[.$K$6])))+[.$K$1]" office:value-type="float" office:value="24057.5784040946" calcext:value-type="float">
            <text:p>24057.5784040946</text:p>
          </table:table-cell>
          <table:table-cell table:number-columns-repeated="15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2017-06-02 19:11:42</text:p>
          </table:table-cell>
          <table:table-cell office:value-type="float" office:value="7857.2651" calcext:value-type="float">
            <text:p>7857.2651</text:p>
          </table:table-cell>
          <table:table-cell/>
          <table:table-cell table:formula="of:=AVERAGE([.C801:.C807])" office:value-type="float" office:value="9582.1951" calcext:value-type="float">
            <text:p>9582.1951</text:p>
          </table:table-cell>
          <table:table-cell/>
          <table:table-cell table:formula="of:=[.$K$3]*COS((([.A804]+[.$K$2])/[.$K$6]))+[.$K$4]*COS((([.A804]+[.$K$2])*2/[.$K$6]))+[.$K$5]*COS((([.A804]+[.$K$2])/(2*[.$K$6])))+[.$K$1]" office:value-type="float" office:value="23608.6581498011" calcext:value-type="float">
            <text:p>23608.6581498011</text:p>
          </table:table-cell>
          <table:table-cell table:number-columns-repeated="15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2017-06-02 19:12:42</text:p>
          </table:table-cell>
          <table:table-cell office:value-type="float" office:value="7341.8779" calcext:value-type="float">
            <text:p>7341.8779</text:p>
          </table:table-cell>
          <table:table-cell/>
          <table:table-cell table:formula="of:=AVERAGE([.C802:.C808])" office:value-type="float" office:value="9596.90624285714" calcext:value-type="float">
            <text:p>9596.90624285714</text:p>
          </table:table-cell>
          <table:table-cell/>
          <table:table-cell table:formula="of:=[.$K$3]*COS((([.A805]+[.$K$2])/[.$K$6]))+[.$K$4]*COS((([.A805]+[.$K$2])*2/[.$K$6]))+[.$K$5]*COS((([.A805]+[.$K$2])/(2*[.$K$6])))+[.$K$1]" office:value-type="float" office:value="23162.4705159675" calcext:value-type="float">
            <text:p>23162.4705159675</text:p>
          </table:table-cell>
          <table:table-cell table:number-columns-repeated="15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2017-06-02 19:13:42</text:p>
          </table:table-cell>
          <table:table-cell office:value-type="float" office:value="7464.769" calcext:value-type="float">
            <text:p>7464.769</text:p>
          </table:table-cell>
          <table:table-cell/>
          <table:table-cell table:formula="of:=AVERAGE([.C803:.C809])" office:value-type="float" office:value="7241.51045714286" calcext:value-type="float">
            <text:p>7241.51045714286</text:p>
          </table:table-cell>
          <table:table-cell/>
          <table:table-cell table:formula="of:=[.$K$3]*COS((([.A806]+[.$K$2])/[.$K$6]))+[.$K$4]*COS((([.A806]+[.$K$2])*2/[.$K$6]))+[.$K$5]*COS((([.A806]+[.$K$2])/(2*[.$K$6])))+[.$K$1]" office:value-type="float" office:value="22719.0857371157" calcext:value-type="float">
            <text:p>22719.0857371157</text:p>
          </table:table-cell>
          <table:table-cell table:number-columns-repeated="15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2017-06-02 19:14:42</text:p>
          </table:table-cell>
          <table:table-cell office:value-type="float" office:value="7305.1582" calcext:value-type="float">
            <text:p>7305.1582</text:p>
          </table:table-cell>
          <table:table-cell/>
          <table:table-cell table:formula="of:=AVERAGE([.C804:.C810])" office:value-type="float" office:value="7086.16761428571" calcext:value-type="float">
            <text:p>7086.16761428571</text:p>
          </table:table-cell>
          <table:table-cell/>
          <table:table-cell table:formula="of:=[.$K$3]*COS((([.A807]+[.$K$2])/[.$K$6]))+[.$K$4]*COS((([.A807]+[.$K$2])*2/[.$K$6]))+[.$K$5]*COS((([.A807]+[.$K$2])/(2*[.$K$6])))+[.$K$1]" office:value-type="float" office:value="22278.5734922393" calcext:value-type="float">
            <text:p>22278.5734922393</text:p>
          </table:table-cell>
          <table:table-cell table:number-columns-repeated="15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2017-06-02 19:15:42</text:p>
          </table:table-cell>
          <table:table-cell office:value-type="float" office:value="6994.5879" calcext:value-type="float">
            <text:p>6994.5879</text:p>
          </table:table-cell>
          <table:table-cell/>
          <table:table-cell table:formula="of:=AVERAGE([.C805:.C811])" office:value-type="float" office:value="6841.67048571429" calcext:value-type="float">
            <text:p>6841.67048571429</text:p>
          </table:table-cell>
          <table:table-cell/>
          <table:table-cell table:formula="of:=[.$K$3]*COS((([.A808]+[.$K$2])/[.$K$6]))+[.$K$4]*COS((([.A808]+[.$K$2])*2/[.$K$6]))+[.$K$5]*COS((([.A808]+[.$K$2])/(2*[.$K$6])))+[.$K$1]" office:value-type="float" office:value="21841.0028893038" calcext:value-type="float">
            <text:p>21841.0028893038</text:p>
          </table:table-cell>
          <table:table-cell table:number-columns-repeated="15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2017-06-02 19:16:42</text:p>
          </table:table-cell>
          <table:table-cell office:value-type="float" office:value="6565.21" calcext:value-type="float">
            <text:p>6565.21</text:p>
          </table:table-cell>
          <table:table-cell/>
          <table:table-cell table:formula="of:=AVERAGE([.C806:.C812])" office:value-type="float" office:value="6625.08078571429" calcext:value-type="float">
            <text:p>6625.08078571429</text:p>
          </table:table-cell>
          <table:table-cell/>
          <table:table-cell table:formula="of:=[.$K$3]*COS((([.A809]+[.$K$2])/[.$K$6]))+[.$K$4]*COS((([.A809]+[.$K$2])*2/[.$K$6]))+[.$K$5]*COS((([.A809]+[.$K$2])/(2*[.$K$6])))+[.$K$1]" office:value-type="float" office:value="21406.4424498745" calcext:value-type="float">
            <text:p>21406.4424498745</text:p>
          </table:table-cell>
          <table:table-cell table:number-columns-repeated="15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2017-06-02 19:17:42</text:p>
          </table:table-cell>
          <table:table-cell office:value-type="float" office:value="6074.3052" calcext:value-type="float">
            <text:p>6074.3052</text:p>
          </table:table-cell>
          <table:table-cell/>
          <table:table-cell table:formula="of:=AVERAGE([.C807:.C813])" office:value-type="float" office:value="6376.45704285714" calcext:value-type="float">
            <text:p>6376.45704285714</text:p>
          </table:table-cell>
          <table:table-cell/>
          <table:table-cell table:formula="of:=[.$K$3]*COS((([.A810]+[.$K$2])/[.$K$6]))+[.$K$4]*COS((([.A810]+[.$K$2])*2/[.$K$6]))+[.$K$5]*COS((([.A810]+[.$K$2])/(2*[.$K$6])))+[.$K$1]" office:value-type="float" office:value="20974.9600938754" calcext:value-type="float">
            <text:p>20974.9600938754</text:p>
          </table:table-cell>
          <table:table-cell table:number-columns-repeated="15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2017-06-02 19:18:42</text:p>
          </table:table-cell>
          <table:table-cell office:value-type="float" office:value="6145.7852" calcext:value-type="float">
            <text:p>6145.7852</text:p>
          </table:table-cell>
          <table:table-cell/>
          <table:table-cell table:formula="of:=AVERAGE([.C808:.C814])" office:value-type="float" office:value="6137.08944285714" calcext:value-type="float">
            <text:p>6137.08944285714</text:p>
          </table:table-cell>
          <table:table-cell/>
          <table:table-cell table:formula="of:=[.$K$3]*COS((([.A811]+[.$K$2])/[.$K$6]))+[.$K$4]*COS((([.A811]+[.$K$2])*2/[.$K$6]))+[.$K$5]*COS((([.A811]+[.$K$2])/(2*[.$K$6])))+[.$K$1]" office:value-type="float" office:value="20546.623124483" calcext:value-type="float">
            <text:p>20546.623124483</text:p>
          </table:table-cell>
          <table:table-cell table:number-columns-repeated="15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2017-06-02 19:19:42</text:p>
          </table:table-cell>
          <table:table-cell office:value-type="float" office:value="5825.75" calcext:value-type="float">
            <text:p>5825.75</text:p>
          </table:table-cell>
          <table:table-cell/>
          <table:table-cell table:formula="of:=AVERAGE([.C809:.C815])" office:value-type="float" office:value="5896.43947142857" calcext:value-type="float">
            <text:p>5896.43947142857</text:p>
          </table:table-cell>
          <table:table-cell/>
          <table:table-cell table:formula="of:=[.$K$3]*COS((([.A812]+[.$K$2])/[.$K$6]))+[.$K$4]*COS((([.A812]+[.$K$2])*2/[.$K$6]))+[.$K$5]*COS((([.A812]+[.$K$2])/(2*[.$K$6])))+[.$K$1]" office:value-type="float" office:value="20121.4982131583" calcext:value-type="float">
            <text:p>20121.4982131583</text:p>
          </table:table-cell>
          <table:table-cell table:number-columns-repeated="15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2017-06-02 19:20:42</text:p>
          </table:table-cell>
          <table:table-cell office:value-type="float" office:value="5724.4028" calcext:value-type="float">
            <text:p>5724.4028</text:p>
          </table:table-cell>
          <table:table-cell/>
          <table:table-cell table:formula="of:=AVERAGE([.C810:.C816])" office:value-type="float" office:value="5645.08804285714" calcext:value-type="float">
            <text:p>5645.08804285714</text:p>
          </table:table-cell>
          <table:table-cell/>
          <table:table-cell table:formula="of:=[.$K$3]*COS((([.A813]+[.$K$2])/[.$K$6]))+[.$K$4]*COS((([.A813]+[.$K$2])*2/[.$K$6]))+[.$K$5]*COS((([.A813]+[.$K$2])/(2*[.$K$6])))+[.$K$1]" office:value-type="float" office:value="19699.6513848207" calcext:value-type="float">
            <text:p>19699.6513848207</text:p>
          </table:table-cell>
          <table:table-cell table:number-columns-repeated="15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2017-06-02 19:21:42</text:p>
          </table:table-cell>
          <table:table-cell office:value-type="float" office:value="5629.585" calcext:value-type="float">
            <text:p>5629.585</text:p>
          </table:table-cell>
          <table:table-cell/>
          <table:table-cell table:formula="of:=AVERAGE([.C811:.C817])" office:value-type="float" office:value="5250.91317142857" calcext:value-type="float">
            <text:p>5250.91317142857</text:p>
          </table:table-cell>
          <table:table-cell/>
          <table:table-cell table:formula="of:=[.$K$3]*COS((([.A814]+[.$K$2])/[.$K$6]))+[.$K$4]*COS((([.A814]+[.$K$2])*2/[.$K$6]))+[.$K$5]*COS((([.A814]+[.$K$2])/(2*[.$K$6])))+[.$K$1]" office:value-type="float" office:value="19281.1480031663" calcext:value-type="float">
            <text:p>19281.1480031663</text:p>
          </table:table-cell>
          <table:table-cell table:number-columns-repeated="15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2017-06-02 19:22:42</text:p>
          </table:table-cell>
          <table:table-cell office:value-type="float" office:value="5310.0381" calcext:value-type="float">
            <text:p>5310.0381</text:p>
          </table:table-cell>
          <table:table-cell/>
          <table:table-cell table:formula="of:=AVERAGE([.C812:.C818])" office:value-type="float" office:value="4490.97814285714" calcext:value-type="float">
            <text:p>4490.97814285714</text:p>
          </table:table-cell>
          <table:table-cell/>
          <table:table-cell table:formula="of:=[.$K$3]*COS((([.A815]+[.$K$2])/[.$K$6]))+[.$K$4]*COS((([.A815]+[.$K$2])*2/[.$K$6]))+[.$K$5]*COS((([.A815]+[.$K$2])/(2*[.$K$6])))+[.$K$1]" office:value-type="float" office:value="18866.0527561363" calcext:value-type="float">
            <text:p>18866.0527561363</text:p>
          </table:table-cell>
          <table:table-cell table:number-columns-repeated="15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2017-06-02 19:23:42</text:p>
          </table:table-cell>
          <table:table-cell office:value-type="float" office:value="4805.75" calcext:value-type="float">
            <text:p>4805.75</text:p>
          </table:table-cell>
          <table:table-cell/>
          <table:table-cell table:formula="of:=AVERAGE([.C813:.C819])" office:value-type="float" office:value="4051.55058571429" calcext:value-type="float">
            <text:p>4051.55058571429</text:p>
          </table:table-cell>
          <table:table-cell/>
          <table:table-cell table:formula="of:=[.$K$3]*COS((([.A816]+[.$K$2])/[.$K$6]))+[.$K$4]*COS((([.A816]+[.$K$2])*2/[.$K$6]))+[.$K$5]*COS((([.A816]+[.$K$2])/(2*[.$K$6])))+[.$K$1]" office:value-type="float" office:value="18454.4296415359" calcext:value-type="float">
            <text:p>18454.4296415359</text:p>
          </table:table-cell>
          <table:table-cell table:number-columns-repeated="15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2017-06-02 19:24:42</text:p>
          </table:table-cell>
          <table:table-cell office:value-type="float" office:value="3315.0811" calcext:value-type="float">
            <text:p>3315.0811</text:p>
          </table:table-cell>
          <table:table-cell/>
          <table:table-cell table:formula="of:=AVERAGE([.C814:.C820])" office:value-type="float" office:value="3923.01905714286" calcext:value-type="float">
            <text:p>3923.01905714286</text:p>
          </table:table-cell>
          <table:table-cell/>
          <table:table-cell table:formula="of:=[.$K$3]*COS((([.A817]+[.$K$2])/[.$K$6]))+[.$K$4]*COS((([.A817]+[.$K$2])*2/[.$K$6]))+[.$K$5]*COS((([.A817]+[.$K$2])/(2*[.$K$6])))+[.$K$1]" office:value-type="float" office:value="18046.3419528097" calcext:value-type="float">
            <text:p>18046.3419528097</text:p>
          </table:table-cell>
          <table:table-cell table:number-columns-repeated="15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2017-06-02 19:26:42</text:p>
          </table:table-cell>
          <table:table-cell office:value-type="float" office:value="826.24" calcext:value-type="float">
            <text:p>826.24</text:p>
          </table:table-cell>
          <table:table-cell/>
          <table:table-cell table:formula="of:=AVERAGE([.C815:.C821])" office:value-type="float" office:value="4082.6052" calcext:value-type="float">
            <text:p>4082.6052</text:p>
          </table:table-cell>
          <table:table-cell/>
          <table:table-cell table:formula="of:=[.$K$3]*COS((([.A818]+[.$K$2])/[.$K$6]))+[.$K$4]*COS((([.A818]+[.$K$2])*2/[.$K$6]))+[.$K$5]*COS((([.A818]+[.$K$2])/(2*[.$K$6])))+[.$K$1]" office:value-type="float" office:value="17641.8522649756" calcext:value-type="float">
            <text:p>17641.8522649756</text:p>
          </table:table-cell>
          <table:table-cell table:number-columns-repeated="15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2017-06-02 19:27:42</text:p>
          </table:table-cell>
          <table:table-cell office:value-type="float" office:value="2749.7571" calcext:value-type="float">
            <text:p>2749.7571</text:p>
          </table:table-cell>
          <table:table-cell/>
          <table:table-cell table:formula="of:=AVERAGE([.C816:.C822])" office:value-type="float" office:value="3545.58977142857" calcext:value-type="float">
            <text:p>3545.58977142857</text:p>
          </table:table-cell>
          <table:table-cell/>
          <table:table-cell table:formula="of:=[.$K$3]*COS((([.A819]+[.$K$2])/[.$K$6]))+[.$K$4]*COS((([.A819]+[.$K$2])*2/[.$K$6]))+[.$K$5]*COS((([.A819]+[.$K$2])/(2*[.$K$6])))+[.$K$1]" office:value-type="float" office:value="17241.0224207201" calcext:value-type="float">
            <text:p>17241.0224207201</text:p>
          </table:table-cell>
          <table:table-cell table:number-columns-repeated="15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2017-06-02 19:28:42</text:p>
          </table:table-cell>
          <table:table-cell office:value-type="float" office:value="4824.6821" calcext:value-type="float">
            <text:p>4824.6821</text:p>
          </table:table-cell>
          <table:table-cell/>
          <table:table-cell table:formula="of:=AVERAGE([.C817:.C823])" office:value-type="float" office:value="4491.03075714286" calcext:value-type="float">
            <text:p>4491.03075714286</text:p>
          </table:table-cell>
          <table:table-cell/>
          <table:table-cell table:formula="of:=[.$K$3]*COS((([.A820]+[.$K$2])/[.$K$6]))+[.$K$4]*COS((([.A820]+[.$K$2])*2/[.$K$6]))+[.$K$5]*COS((([.A820]+[.$K$2])/(2*[.$K$6])))+[.$K$1]" office:value-type="float" office:value="16843.9135166601" calcext:value-type="float">
            <text:p>16843.9135166601</text:p>
          </table:table-cell>
          <table:table-cell table:number-columns-repeated="15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2017-06-02 19:29:42</text:p>
          </table:table-cell>
          <table:table-cell office:value-type="float" office:value="6746.688" calcext:value-type="float">
            <text:p>6746.688</text:p>
          </table:table-cell>
          <table:table-cell/>
          <table:table-cell table:formula="of:=AVERAGE([.C818:.C824])" office:value-type="float" office:value="4732.10057142857" calcext:value-type="float">
            <text:p>4732.10057142857</text:p>
          </table:table-cell>
          <table:table-cell/>
          <table:table-cell table:formula="of:=[.$K$3]*COS((([.A821]+[.$K$2])/[.$K$6]))+[.$K$4]*COS((([.A821]+[.$K$2])*2/[.$K$6]))+[.$K$5]*COS((([.A821]+[.$K$2])/(2*[.$K$6])))+[.$K$1]" office:value-type="float" office:value="16450.5858897716" calcext:value-type="float">
            <text:p>16450.5858897716</text:p>
          </table:table-cell>
          <table:table-cell table:number-columns-repeated="15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2017-06-02 19:30:42</text:p>
          </table:table-cell>
          <table:table-cell office:value-type="float" office:value="1550.9301" calcext:value-type="float">
            <text:p>1550.9301</text:p>
          </table:table-cell>
          <table:table-cell/>
          <table:table-cell table:formula="of:=AVERAGE([.C819:.C825])" office:value-type="float" office:value="5073.03698571429" calcext:value-type="float">
            <text:p>5073.03698571429</text:p>
          </table:table-cell>
          <table:table-cell/>
          <table:table-cell table:formula="of:=[.$K$3]*COS((([.A822]+[.$K$2])/[.$K$6]))+[.$K$4]*COS((([.A822]+[.$K$2])*2/[.$K$6]))+[.$K$5]*COS((([.A822]+[.$K$2])/(2*[.$K$6])))+[.$K$1]" office:value-type="float" office:value="16061.099103992" calcext:value-type="float">
            <text:p>16061.099103992</text:p>
          </table:table-cell>
          <table:table-cell table:number-columns-repeated="15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2017-06-02 19:31:42</text:p>
          </table:table-cell>
          <table:table-cell office:value-type="float" office:value="11423.8369" calcext:value-type="float">
            <text:p>11423.8369</text:p>
          </table:table-cell>
          <table:table-cell/>
          <table:table-cell table:formula="of:=AVERAGE([.C820:.C826])" office:value-type="float" office:value="4843.33868571429" calcext:value-type="float">
            <text:p>4843.33868571429</text:p>
          </table:table-cell>
          <table:table-cell/>
          <table:table-cell table:formula="of:=[.$K$3]*COS((([.A823]+[.$K$2])/[.$K$6]))+[.$K$4]*COS((([.A823]+[.$K$2])*2/[.$K$6]))+[.$K$5]*COS((([.A823]+[.$K$2])/(2*[.$K$6])))+[.$K$1]" office:value-type="float" office:value="15675.5119369952" calcext:value-type="float">
            <text:p>15675.5119369952</text:p>
          </table:table-cell>
          <table:table-cell table:number-columns-repeated="15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2017-06-02 19:32:42</text:p>
          </table:table-cell>
          <table:table-cell office:value-type="float" office:value="5002.5698" calcext:value-type="float">
            <text:p>5002.5698</text:p>
          </table:table-cell>
          <table:table-cell/>
          <table:table-cell table:formula="of:=AVERAGE([.C821:.C827])" office:value-type="float" office:value="4893.06797142857" calcext:value-type="float">
            <text:p>4893.06797142857</text:p>
          </table:table-cell>
          <table:table-cell/>
          <table:table-cell table:formula="of:=[.$K$3]*COS((([.A824]+[.$K$2])/[.$K$6]))+[.$K$4]*COS((([.A824]+[.$K$2])*2/[.$K$6]))+[.$K$5]*COS((([.A824]+[.$K$2])/(2*[.$K$6])))+[.$K$1]" office:value-type="float" office:value="15293.8823671462" calcext:value-type="float">
            <text:p>15293.8823671462</text:p>
          </table:table-cell>
          <table:table-cell table:number-columns-repeated="15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2017-06-02 19:33:42</text:p>
          </table:table-cell>
          <table:table-cell office:value-type="float" office:value="3212.7949" calcext:value-type="float">
            <text:p>3212.7949</text:p>
          </table:table-cell>
          <table:table-cell/>
          <table:table-cell table:formula="of:=AVERAGE([.C822:.C828])" office:value-type="float" office:value="4413.65638571429" calcext:value-type="float">
            <text:p>4413.65638571429</text:p>
          </table:table-cell>
          <table:table-cell/>
          <table:table-cell table:formula="of:=[.$K$3]*COS((([.A825]+[.$K$2])/[.$K$6]))+[.$K$4]*COS((([.A825]+[.$K$2])*2/[.$K$6]))+[.$K$5]*COS((([.A825]+[.$K$2])/(2*[.$K$6])))+[.$K$1]" office:value-type="float" office:value="14916.2675606361" calcext:value-type="float">
            <text:p>14916.2675606361</text:p>
          </table:table-cell>
          <table:table-cell table:number-columns-repeated="15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2017-06-02 19:34:42</text:p>
          </table:table-cell>
          <table:table-cell office:value-type="float" office:value="1141.869" calcext:value-type="float">
            <text:p>1141.869</text:p>
          </table:table-cell>
          <table:table-cell/>
          <table:table-cell table:formula="of:=AVERAGE([.C823:.C829])" office:value-type="float" office:value="4576.14537142857" calcext:value-type="float">
            <text:p>4576.14537142857</text:p>
          </table:table-cell>
          <table:table-cell/>
          <table:table-cell table:formula="of:=[.$K$3]*COS((([.A826]+[.$K$2])/[.$K$6]))+[.$K$4]*COS((([.A826]+[.$K$2])*2/[.$K$6]))+[.$K$5]*COS((([.A826]+[.$K$2])/(2*[.$K$6])))+[.$K$1]" office:value-type="float" office:value="14542.7238588005" calcext:value-type="float">
            <text:p>14542.7238588005</text:p>
          </table:table-cell>
          <table:table-cell table:number-columns-repeated="15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2017-06-02 19:35:42</text:p>
          </table:table-cell>
          <table:table-cell office:value-type="float" office:value="5172.7871" calcext:value-type="float">
            <text:p>5172.7871</text:p>
          </table:table-cell>
          <table:table-cell/>
          <table:table-cell table:formula="of:=AVERAGE([.C824:.C830])" office:value-type="float" office:value="3290.0361" calcext:value-type="float">
            <text:p>3290.0361</text:p>
          </table:table-cell>
          <table:table-cell/>
          <table:table-cell table:formula="of:=[.$K$3]*COS((([.A827]+[.$K$2])/[.$K$6]))+[.$K$4]*COS((([.A827]+[.$K$2])*2/[.$K$6]))+[.$K$5]*COS((([.A827]+[.$K$2])/(2*[.$K$6])))+[.$K$1]" office:value-type="float" office:value="14173.3067656259" calcext:value-type="float">
            <text:p>14173.3067656259</text:p>
          </table:table-cell>
          <table:table-cell table:number-columns-repeated="15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2017-06-02 19:36:42</text:p>
          </table:table-cell>
          <table:table-cell office:value-type="float" office:value="3390.8069" calcext:value-type="float">
            <text:p>3390.8069</text:p>
          </table:table-cell>
          <table:table-cell/>
          <table:table-cell table:formula="of:=AVERAGE([.C825:.C831])" office:value-type="float" office:value="2656.77927142857" calcext:value-type="float">
            <text:p>2656.77927142857</text:p>
          </table:table-cell>
          <table:table-cell/>
          <table:table-cell table:formula="of:=[.$K$3]*COS((([.A828]+[.$K$2])/[.$K$6]))+[.$K$4]*COS((([.A828]+[.$K$2])*2/[.$K$6]))+[.$K$5]*COS((([.A828]+[.$K$2])/(2*[.$K$6])))+[.$K$1]" office:value-type="float" office:value="13808.070935445" calcext:value-type="float">
            <text:p>13808.070935445</text:p>
          </table:table-cell>
          <table:table-cell table:number-columns-repeated="1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2017-06-02 19:37:42</text:p>
          </table:table-cell>
          <table:table-cell office:value-type="float" office:value="2688.353" calcext:value-type="float">
            <text:p>2688.353</text:p>
          </table:table-cell>
          <table:table-cell/>
          <table:table-cell table:formula="of:=AVERAGE([.C826:.C832])" office:value-type="float" office:value="2419.42242857143" calcext:value-type="float">
            <text:p>2419.42242857143</text:p>
          </table:table-cell>
          <table:table-cell/>
          <table:table-cell table:formula="of:=[.$K$3]*COS((([.A829]+[.$K$2])/[.$K$6]))+[.$K$4]*COS((([.A829]+[.$K$2])*2/[.$K$6]))+[.$K$5]*COS((([.A829]+[.$K$2])/(2*[.$K$6])))+[.$K$1]" office:value-type="float" office:value="13447.0701608254" calcext:value-type="float">
            <text:p>13447.0701608254</text:p>
          </table:table-cell>
          <table:table-cell table:number-columns-repeated="15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2017-06-02 19:38:42</text:p>
          </table:table-cell>
          <table:table-cell office:value-type="float" office:value="2421.072" calcext:value-type="float">
            <text:p>2421.072</text:p>
          </table:table-cell>
          <table:table-cell/>
          <table:table-cell table:formula="of:=AVERAGE([.C827:.C833])" office:value-type="float" office:value="2506.309" calcext:value-type="float">
            <text:p>2506.309</text:p>
          </table:table-cell>
          <table:table-cell/>
          <table:table-cell table:formula="of:=[.$K$3]*COS((([.A830]+[.$K$2])/[.$K$6]))+[.$K$4]*COS((([.A830]+[.$K$2])*2/[.$K$6]))+[.$K$5]*COS((([.A830]+[.$K$2])/(2*[.$K$6])))+[.$K$1]" office:value-type="float" office:value="13090.3573606538" calcext:value-type="float">
            <text:p>13090.3573606538</text:p>
          </table:table-cell>
          <table:table-cell table:number-columns-repeated="15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2017-06-02 19:39:42</text:p>
          </table:table-cell>
          <table:table-cell office:value-type="float" office:value="569.772" calcext:value-type="float">
            <text:p>569.772</text:p>
          </table:table-cell>
          <table:table-cell/>
          <table:table-cell table:formula="of:=AVERAGE([.C828:.C834])" office:value-type="float" office:value="1886.08484285714" calcext:value-type="float">
            <text:p>1886.08484285714</text:p>
          </table:table-cell>
          <table:table-cell/>
          <table:table-cell table:formula="of:=[.$K$3]*COS((([.A831]+[.$K$2])/[.$K$6]))+[.$K$4]*COS((([.A831]+[.$K$2])*2/[.$K$6]))+[.$K$5]*COS((([.A831]+[.$K$2])/(2*[.$K$6])))+[.$K$1]" office:value-type="float" office:value="12737.9845684179" calcext:value-type="float">
            <text:p>12737.9845684179</text:p>
          </table:table-cell>
          <table:table-cell table:number-columns-repeated="15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2017-06-02 19:40:42</text:p>
          </table:table-cell>
          <table:table-cell office:value-type="float" office:value="1551.297" calcext:value-type="float">
            <text:p>1551.297</text:p>
          </table:table-cell>
          <table:table-cell/>
          <table:table-cell table:formula="of:=AVERAGE([.C829:.C835])" office:value-type="float" office:value="1612.72471428571" calcext:value-type="float">
            <text:p>1612.72471428571</text:p>
          </table:table-cell>
          <table:table-cell/>
          <table:table-cell table:formula="of:=[.$K$3]*COS((([.A832]+[.$K$2])/[.$K$6]))+[.$K$4]*COS((([.A832]+[.$K$2])*2/[.$K$6]))+[.$K$5]*COS((([.A832]+[.$K$2])/(2*[.$K$6])))+[.$K$1]" office:value-type="float" office:value="12390.0029206904" calcext:value-type="float">
            <text:p>12390.0029206904</text:p>
          </table:table-cell>
          <table:table-cell table:number-columns-repeated="15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2017-06-02 19:41:42</text:p>
          </table:table-cell>
          <table:table-cell office:value-type="float" office:value="1750.075" calcext:value-type="float">
            <text:p>1750.075</text:p>
          </table:table-cell>
          <table:table-cell/>
          <table:table-cell table:formula="of:=AVERAGE([.C830:.C836])" office:value-type="float" office:value="1483.42942857143" calcext:value-type="float">
            <text:p>1483.42942857143</text:p>
          </table:table-cell>
          <table:table-cell/>
          <table:table-cell table:formula="of:=[.$K$3]*COS((([.A833]+[.$K$2])/[.$K$6]))+[.$K$4]*COS((([.A833]+[.$K$2])*2/[.$K$6]))+[.$K$5]*COS((([.A833]+[.$K$2])/(2*[.$K$6])))+[.$K$1]" office:value-type="float" office:value="12046.4626458161" calcext:value-type="float">
            <text:p>12046.4626458161</text:p>
          </table:table-cell>
          <table:table-cell table:number-columns-repeated="15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2017-06-02 19:43:42</text:p>
          </table:table-cell>
          <table:table-cell office:value-type="float" office:value="831.218" calcext:value-type="float">
            <text:p>831.218</text:p>
          </table:table-cell>
          <table:table-cell/>
          <table:table-cell table:formula="of:=AVERAGE([.C831:.C837])" office:value-type="float" office:value="1453.02757142857" calcext:value-type="float">
            <text:p>1453.02757142857</text:p>
          </table:table-cell>
          <table:table-cell/>
          <table:table-cell table:formula="of:=[.$K$3]*COS((([.A834]+[.$K$2])/[.$K$6]))+[.$K$4]*COS((([.A834]+[.$K$2])*2/[.$K$6]))+[.$K$5]*COS((([.A834]+[.$K$2])/(2*[.$K$6])))+[.$K$1]" office:value-type="float" office:value="11707.4130528055" calcext:value-type="float">
            <text:p>11707.4130528055</text:p>
          </table:table-cell>
          <table:table-cell table:number-columns-repeated="15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2017-06-02 19:44:42</text:p>
          </table:table-cell>
          <table:table-cell office:value-type="float" office:value="1477.286" calcext:value-type="float">
            <text:p>1477.286</text:p>
          </table:table-cell>
          <table:table-cell/>
          <table:table-cell table:formula="of:=AVERAGE([.C832:.C838])" office:value-type="float" office:value="1832.2753" calcext:value-type="float">
            <text:p>1832.2753</text:p>
          </table:table-cell>
          <table:table-cell/>
          <table:table-cell table:formula="of:=[.$K$3]*COS((([.A835]+[.$K$2])/[.$K$6]))+[.$K$4]*COS((([.A835]+[.$K$2])*2/[.$K$6]))+[.$K$5]*COS((([.A835]+[.$K$2])/(2*[.$K$6])))+[.$K$1]" office:value-type="float" office:value="11372.9025204379" calcext:value-type="float">
            <text:p>11372.9025204379</text:p>
          </table:table-cell>
          <table:table-cell table:number-columns-repeated="15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2017-06-02 19:45:42</text:p>
          </table:table-cell>
          <table:table-cell office:value-type="float" office:value="1783.286" calcext:value-type="float">
            <text:p>1783.286</text:p>
          </table:table-cell>
          <table:table-cell/>
          <table:table-cell table:formula="of:=AVERAGE([.C833:.C839])" office:value-type="float" office:value="2128.86815714286" calcext:value-type="float">
            <text:p>2128.86815714286</text:p>
          </table:table-cell>
          <table:table-cell/>
          <table:table-cell table:formula="of:=[.$K$3]*COS((([.A836]+[.$K$2])/[.$K$6]))+[.$K$4]*COS((([.A836]+[.$K$2])*2/[.$K$6]))+[.$K$5]*COS((([.A836]+[.$K$2])/(2*[.$K$6])))+[.$K$1]" office:value-type="float" office:value="11042.9784865758" calcext:value-type="float">
            <text:p>11042.9784865758</text:p>
          </table:table-cell>
          <table:table-cell table:number-columns-repeated="15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2017-06-02 19:46:42</text:p>
          </table:table-cell>
          <table:table-cell office:value-type="float" office:value="2208.259" calcext:value-type="float">
            <text:p>2208.259</text:p>
          </table:table-cell>
          <table:table-cell/>
          <table:table-cell table:formula="of:=AVERAGE([.C834:.C840])" office:value-type="float" office:value="2170.0763" calcext:value-type="float">
            <text:p>2170.0763</text:p>
          </table:table-cell>
          <table:table-cell/>
          <table:table-cell table:formula="of:=[.$K$3]*COS((([.A837]+[.$K$2])/[.$K$6]))+[.$K$4]*COS((([.A837]+[.$K$2])*2/[.$K$6]))+[.$K$5]*COS((([.A837]+[.$K$2])/(2*[.$K$6])))+[.$K$1]" office:value-type="float" office:value="10717.6874376932" calcext:value-type="float">
            <text:p>10717.6874376932</text:p>
          </table:table-cell>
          <table:table-cell table:number-columns-repeated="15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2017-06-02 19:47:42</text:p>
          </table:table-cell>
          <table:table-cell office:value-type="float" office:value="3224.5061" calcext:value-type="float">
            <text:p>3224.5061</text:p>
          </table:table-cell>
          <table:table-cell/>
          <table:table-cell table:formula="of:=AVERAGE([.C835:.C841])" office:value-type="float" office:value="2092.15415714286" calcext:value-type="float">
            <text:p>2092.15415714286</text:p>
          </table:table-cell>
          <table:table-cell/>
          <table:table-cell table:formula="of:=[.$K$3]*COS((([.A838]+[.$K$2])/[.$K$6]))+[.$K$4]*COS((([.A838]+[.$K$2])*2/[.$K$6]))+[.$K$5]*COS((([.A838]+[.$K$2])/(2*[.$K$6])))+[.$K$1]" office:value-type="float" office:value="10397.0748986206" calcext:value-type="float">
            <text:p>10397.0748986206</text:p>
          </table:table-cell>
          <table:table-cell table:number-columns-repeated="15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2017-06-02 19:48:42</text:p>
          </table:table-cell>
          <table:table-cell office:value-type="float" office:value="3627.447" calcext:value-type="float">
            <text:p>3627.447</text:p>
          </table:table-cell>
          <table:table-cell/>
          <table:table-cell table:formula="of:=AVERAGE([.C836:.C842])" office:value-type="float" office:value="1947.27915714286" calcext:value-type="float">
            <text:p>1947.27915714286</text:p>
          </table:table-cell>
          <table:table-cell/>
          <table:table-cell table:formula="of:=[.$K$3]*COS((([.A839]+[.$K$2])/[.$K$6]))+[.$K$4]*COS((([.A839]+[.$K$2])*2/[.$K$6]))+[.$K$5]*COS((([.A839]+[.$K$2])/(2*[.$K$6])))+[.$K$1]" office:value-type="float" office:value="10081.1854225094" calcext:value-type="float">
            <text:p>10081.1854225094</text:p>
          </table:table-cell>
          <table:table-cell table:number-columns-repeated="15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2017-06-02 19:49:42</text:p>
          </table:table-cell>
          <table:table-cell office:value-type="float" office:value="2038.532" calcext:value-type="float">
            <text:p>2038.532</text:p>
          </table:table-cell>
          <table:table-cell/>
          <table:table-cell table:formula="of:=AVERAGE([.C837:.C843])" office:value-type="float" office:value="1780.73358571429" calcext:value-type="float">
            <text:p>1780.73358571429</text:p>
          </table:table-cell>
          <table:table-cell/>
          <table:table-cell table:formula="of:=[.$K$3]*COS((([.A840]+[.$K$2])/[.$K$6]))+[.$K$4]*COS((([.A840]+[.$K$2])*2/[.$K$6]))+[.$K$5]*COS((([.A840]+[.$K$2])/(2*[.$K$6])))+[.$K$1]" office:value-type="float" office:value="9770.06258101663" calcext:value-type="float">
            <text:p>9770.06258101663</text:p>
          </table:table-cell>
          <table:table-cell table:number-columns-repeated="15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2017-06-02 19:50:42</text:p>
          </table:table-cell>
          <table:table-cell office:value-type="float" office:value="285.763" calcext:value-type="float">
            <text:p>285.763</text:p>
          </table:table-cell>
          <table:table-cell/>
          <table:table-cell table:formula="of:=AVERAGE([.C838:.C844])" office:value-type="float" office:value="1670.80672857143" calcext:value-type="float">
            <text:p>1670.80672857143</text:p>
          </table:table-cell>
          <table:table-cell/>
          <table:table-cell table:formula="of:=[.$K$3]*COS((([.A841]+[.$K$2])/[.$K$6]))+[.$K$4]*COS((([.A841]+[.$K$2])*2/[.$K$6]))+[.$K$5]*COS((([.A841]+[.$K$2])/(2*[.$K$6])))+[.$K$1]" office:value-type="float" office:value="9463.74895471444" calcext:value-type="float">
            <text:p>9463.74895471444</text:p>
          </table:table-cell>
          <table:table-cell table:number-columns-repeated="15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2017-06-02 19:51:42</text:p>
          </table:table-cell>
          <table:table-cell office:value-type="float" office:value="463.161" calcext:value-type="float">
            <text:p>463.161</text:p>
          </table:table-cell>
          <table:table-cell/>
          <table:table-cell table:formula="of:=AVERAGE([.C839:.C845])" office:value-type="float" office:value="1416.56444285714" calcext:value-type="float">
            <text:p>1416.56444285714</text:p>
          </table:table-cell>
          <table:table-cell/>
          <table:table-cell table:formula="of:=[.$K$3]*COS((([.A842]+[.$K$2])/[.$K$6]))+[.$K$4]*COS((([.A842]+[.$K$2])*2/[.$K$6]))+[.$K$5]*COS((([.A842]+[.$K$2])/(2*[.$K$6])))+[.$K$1]" office:value-type="float" office:value="9162.28612372435" calcext:value-type="float">
            <text:p>9162.28612372435</text:p>
          </table:table-cell>
          <table:table-cell table:number-columns-repeated="15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2017-06-02 19:52:42</text:p>
          </table:table-cell>
          <table:table-cell office:value-type="float" office:value="617.467" calcext:value-type="float">
            <text:p>617.467</text:p>
          </table:table-cell>
          <table:table-cell/>
          <table:table-cell table:formula="of:=AVERAGE([.C840:.C846])" office:value-type="float" office:value="1097.64831428571" calcext:value-type="float">
            <text:p>1097.64831428571</text:p>
          </table:table-cell>
          <table:table-cell/>
          <table:table-cell table:formula="of:=[.$K$3]*COS((([.A843]+[.$K$2])/[.$K$6]))+[.$K$4]*COS((([.A843]+[.$K$2])*2/[.$K$6]))+[.$K$5]*COS((([.A843]+[.$K$2])/(2*[.$K$6])))+[.$K$1]" office:value-type="float" office:value="8865.71465858024" calcext:value-type="float">
            <text:p>8865.71465858024</text:p>
          </table:table-cell>
          <table:table-cell table:number-columns-repeated="15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2017-06-02 19:53:42</text:p>
          </table:table-cell>
          <table:table-cell office:value-type="float" office:value="1438.771" calcext:value-type="float">
            <text:p>1438.771</text:p>
          </table:table-cell>
          <table:table-cell/>
          <table:table-cell table:formula="of:=AVERAGE([.C841:.C847])" office:value-type="float" office:value="995.9046" calcext:value-type="float">
            <text:p>995.9046</text:p>
          </table:table-cell>
          <table:table-cell/>
          <table:table-cell table:formula="of:=[.$K$3]*COS((([.A844]+[.$K$2])/[.$K$6]))+[.$K$4]*COS((([.A844]+[.$K$2])*2/[.$K$6]))+[.$K$5]*COS((([.A844]+[.$K$2])/(2*[.$K$6])))+[.$K$1]" office:value-type="float" office:value="8574.07411132119" calcext:value-type="float">
            <text:p>8574.07411132119</text:p>
          </table:table-cell>
          <table:table-cell table:number-columns-repeated="15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2017-06-02 19:54:46</text:p>
          </table:table-cell>
          <table:table-cell office:value-type="float" office:value="1444.8101" calcext:value-type="float">
            <text:p>1444.8101</text:p>
          </table:table-cell>
          <table:table-cell/>
          <table:table-cell table:formula="of:=AVERAGE([.C842:.C848])" office:value-type="float" office:value="1132.78274285714" calcext:value-type="float">
            <text:p>1132.78274285714</text:p>
          </table:table-cell>
          <table:table-cell/>
          <table:table-cell table:formula="of:=[.$K$3]*COS((([.A845]+[.$K$2])/[.$K$6]))+[.$K$4]*COS((([.A845]+[.$K$2])*2/[.$K$6]))+[.$K$5]*COS((([.A845]+[.$K$2])/(2*[.$K$6])))+[.$K$1]" office:value-type="float" office:value="8287.40300681665" calcext:value-type="float">
            <text:p>8287.40300681665</text:p>
          </table:table-cell>
          <table:table-cell table:number-columns-repeated="15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2017-06-02 19:55:46</text:p>
          </table:table-cell>
          <table:table-cell office:value-type="float" office:value="1395.0341" calcext:value-type="float">
            <text:p>1395.0341</text:p>
          </table:table-cell>
          <table:table-cell/>
          <table:table-cell table:formula="of:=AVERAGE([.C843:.C849])" office:value-type="float" office:value="1235.41231428571" calcext:value-type="float">
            <text:p>1235.41231428571</text:p>
          </table:table-cell>
          <table:table-cell/>
          <table:table-cell table:formula="of:=[.$K$3]*COS((([.A846]+[.$K$2])/[.$K$6]))+[.$K$4]*COS((([.A846]+[.$K$2])*2/[.$K$6]))+[.$K$5]*COS((([.A846]+[.$K$2])/(2*[.$K$6])))+[.$K$1]" office:value-type="float" office:value="8005.73883432592" calcext:value-type="float">
            <text:p>8005.73883432592</text:p>
          </table:table-cell>
          <table:table-cell table:number-columns-repeated="15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2017-06-02 19:56:46</text:p>
          </table:table-cell>
          <table:table-cell office:value-type="float" office:value="1326.326" calcext:value-type="float">
            <text:p>1326.326</text:p>
          </table:table-cell>
          <table:table-cell/>
          <table:table-cell table:formula="of:=AVERAGE([.C844:.C850])" office:value-type="float" office:value="1306.29945714286" calcext:value-type="float">
            <text:p>1306.29945714286</text:p>
          </table:table-cell>
          <table:table-cell/>
          <table:table-cell table:formula="of:=[.$K$3]*COS((([.A847]+[.$K$2])/[.$K$6]))+[.$K$4]*COS((([.A847]+[.$K$2])*2/[.$K$6]))+[.$K$5]*COS((([.A847]+[.$K$2])/(2*[.$K$6])))+[.$K$1]" office:value-type="float" office:value="7729.11803929383" calcext:value-type="float">
            <text:p>7729.11803929383</text:p>
          </table:table-cell>
          <table:table-cell table:number-columns-repeated="15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2017-06-02 19:57:46</text:p>
          </table:table-cell>
          <table:table-cell office:value-type="float" office:value="1243.91" calcext:value-type="float">
            <text:p>1243.91</text:p>
          </table:table-cell>
          <table:table-cell/>
          <table:table-cell table:formula="of:=AVERAGE([.C845:.C851])" office:value-type="float" office:value="1252.07045714286" calcext:value-type="float">
            <text:p>1252.07045714286</text:p>
          </table:table-cell>
          <table:table-cell/>
          <table:table-cell table:formula="of:=[.$K$3]*COS((([.A848]+[.$K$2])/[.$K$6]))+[.$K$4]*COS((([.A848]+[.$K$2])*2/[.$K$6]))+[.$K$5]*COS((([.A848]+[.$K$2])/(2*[.$K$6])))+[.$K$1]" office:value-type="float" office:value="7457.57601538455" calcext:value-type="float">
            <text:p>7457.57601538455</text:p>
          </table:table-cell>
          <table:table-cell table:number-columns-repeated="15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2017-06-02 19:58:46</text:p>
          </table:table-cell>
          <table:table-cell office:value-type="float" office:value="1181.568" calcext:value-type="float">
            <text:p>1181.568</text:p>
          </table:table-cell>
          <table:table-cell/>
          <table:table-cell table:formula="of:=AVERAGE([.C846:.C852])" office:value-type="float" office:value="1188.23587142857" calcext:value-type="float">
            <text:p>1188.23587142857</text:p>
          </table:table-cell>
          <table:table-cell/>
          <table:table-cell table:formula="of:=[.$K$3]*COS((([.A849]+[.$K$2])/[.$K$6]))+[.$K$4]*COS((([.A849]+[.$K$2])*2/[.$K$6]))+[.$K$5]*COS((([.A849]+[.$K$2])/(2*[.$K$6])))+[.$K$1]" office:value-type="float" office:value="7191.14709675561" calcext:value-type="float">
            <text:p>7191.14709675561</text:p>
          </table:table-cell>
          <table:table-cell table:number-columns-repeated="15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2017-06-02 19:59:46</text:p>
          </table:table-cell>
          <table:table-cell office:value-type="float" office:value="1113.677" calcext:value-type="float">
            <text:p>1113.677</text:p>
          </table:table-cell>
          <table:table-cell/>
          <table:table-cell table:formula="of:=AVERAGE([.C847:.C853])" office:value-type="float" office:value="1124.308" calcext:value-type="float">
            <text:p>1124.308</text:p>
          </table:table-cell>
          <table:table-cell/>
          <table:table-cell table:formula="of:=[.$K$3]*COS((([.A850]+[.$K$2])/[.$K$6]))+[.$K$4]*COS((([.A850]+[.$K$2])*2/[.$K$6]))+[.$K$5]*COS((([.A850]+[.$K$2])/(2*[.$K$6])))+[.$K$1]" office:value-type="float" office:value="6929.86455057351" calcext:value-type="float">
            <text:p>6929.86455057351</text:p>
          </table:table-cell>
          <table:table-cell table:number-columns-repeated="15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2017-06-02 20:00:46</text:p>
          </table:table-cell>
          <table:table-cell office:value-type="float" office:value="1059.168" calcext:value-type="float">
            <text:p>1059.168</text:p>
          </table:table-cell>
          <table:table-cell/>
          <table:table-cell table:formula="of:=AVERAGE([.C848:.C854])" office:value-type="float" office:value="1061.45271428571" calcext:value-type="float">
            <text:p>1061.45271428571</text:p>
          </table:table-cell>
          <table:table-cell/>
          <table:table-cell table:formula="of:=[.$K$3]*COS((([.A851]+[.$K$2])/[.$K$6]))+[.$K$4]*COS((([.A851]+[.$K$2])*2/[.$K$6]))+[.$K$5]*COS((([.A851]+[.$K$2])/(2*[.$K$6])))+[.$K$1]" office:value-type="float" office:value="6673.76056977317" calcext:value-type="float">
            <text:p>6673.76056977317</text:p>
          </table:table-cell>
          <table:table-cell table:number-columns-repeated="15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2017-06-02 20:01:46</text:p>
          </table:table-cell>
          <table:table-cell office:value-type="float" office:value="997.968" calcext:value-type="float">
            <text:p>997.968</text:p>
          </table:table-cell>
          <table:table-cell/>
          <table:table-cell table:formula="of:=AVERAGE([.C849:.C855])" office:value-type="float" office:value="1003.74985714286" calcext:value-type="float">
            <text:p>1003.74985714286</text:p>
          </table:table-cell>
          <table:table-cell/>
          <table:table-cell table:formula="of:=[.$K$3]*COS((([.A852]+[.$K$2])/[.$K$6]))+[.$K$4]*COS((([.A852]+[.$K$2])*2/[.$K$6]))+[.$K$5]*COS((([.A852]+[.$K$2])/(2*[.$K$6])))+[.$K$1]" office:value-type="float" office:value="6422.86626606246" calcext:value-type="float">
            <text:p>6422.86626606246</text:p>
          </table:table-cell>
          <table:table-cell table:number-columns-repeated="15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2017-06-02 20:02:46</text:p>
          </table:table-cell>
          <table:table-cell office:value-type="float" office:value="947.539" calcext:value-type="float">
            <text:p>947.539</text:p>
          </table:table-cell>
          <table:table-cell/>
          <table:table-cell table:formula="of:=AVERAGE([.C850:.C856])" office:value-type="float" office:value="946.793" calcext:value-type="float">
            <text:p>946.793</text:p>
          </table:table-cell>
          <table:table-cell/>
          <table:table-cell table:formula="of:=[.$K$3]*COS((([.A853]+[.$K$2])/[.$K$6]))+[.$K$4]*COS((([.A853]+[.$K$2])*2/[.$K$6]))+[.$K$5]*COS((([.A853]+[.$K$2])/(2*[.$K$6])))+[.$K$1]" office:value-type="float" office:value="6177.2116631738" calcext:value-type="float">
            <text:p>6177.2116631738</text:p>
          </table:table-cell>
          <table:table-cell table:number-columns-repeated="15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2017-06-02 20:03:46</text:p>
          </table:table-cell>
          <table:table-cell office:value-type="float" office:value="886.339" calcext:value-type="float">
            <text:p>886.339</text:p>
          </table:table-cell>
          <table:table-cell/>
          <table:table-cell table:formula="of:=AVERAGE([.C851:.C857])" office:value-type="float" office:value="893.123428571428" calcext:value-type="float">
            <text:p>893.123428571428</text:p>
          </table:table-cell>
          <table:table-cell/>
          <table:table-cell table:formula="of:=[.$K$3]*COS((([.A854]+[.$K$2])/[.$K$6]))+[.$K$4]*COS((([.A854]+[.$K$2])*2/[.$K$6]))+[.$K$5]*COS((([.A854]+[.$K$2])/(2*[.$K$6])))+[.$K$1]" office:value-type="float" office:value="5936.8256903641" calcext:value-type="float">
            <text:p>5936.8256903641</text:p>
          </table:table-cell>
          <table:table-cell table:number-columns-repeated="15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2017-06-02 20:04:46</text:p>
          </table:table-cell>
          <table:table-cell office:value-type="float" office:value="839.99" calcext:value-type="float">
            <text:p>839.99</text:p>
          </table:table-cell>
          <table:table-cell/>
          <table:table-cell table:formula="of:=AVERAGE([.C852:.C858])" office:value-type="float" office:value="838.917714285714" calcext:value-type="float">
            <text:p>838.917714285714</text:p>
          </table:table-cell>
          <table:table-cell/>
          <table:table-cell table:formula="of:=[.$K$3]*COS((([.A855]+[.$K$2])/[.$K$6]))+[.$K$4]*COS((([.A855]+[.$K$2])*2/[.$K$6]))+[.$K$5]*COS((([.A855]+[.$K$2])/(2*[.$K$6])))+[.$K$1]" office:value-type="float" office:value="5701.73617616506" calcext:value-type="float">
            <text:p>5701.73617616506</text:p>
          </table:table-cell>
          <table:table-cell table:number-columns-repeated="15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2017-06-02 20:05:46</text:p>
          </table:table-cell>
          <table:table-cell office:value-type="float" office:value="782.87" calcext:value-type="float">
            <text:p>782.87</text:p>
          </table:table-cell>
          <table:table-cell/>
          <table:table-cell table:formula="of:=AVERAGE([.C853:.C859])" office:value-type="float" office:value="783.173285714286" calcext:value-type="float">
            <text:p>783.173285714286</text:p>
          </table:table-cell>
          <table:table-cell/>
          <table:table-cell table:formula="of:=[.$K$3]*COS((([.A856]+[.$K$2])/[.$K$6]))+[.$K$4]*COS((([.A856]+[.$K$2])*2/[.$K$6]))+[.$K$5]*COS((([.A856]+[.$K$2])/(2*[.$K$6])))+[.$K$1]" office:value-type="float" office:value="5471.96984238437" calcext:value-type="float">
            <text:p>5471.96984238437</text:p>
          </table:table-cell>
          <table:table-cell table:number-columns-repeated="15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2017-06-02 20:06:46</text:p>
          </table:table-cell>
          <table:table-cell office:value-type="float" office:value="737.99" calcext:value-type="float">
            <text:p>737.99</text:p>
          </table:table-cell>
          <table:table-cell/>
          <table:table-cell table:formula="of:=AVERAGE([.C854:.C860])" office:value-type="float" office:value="726.426285714286" calcext:value-type="float">
            <text:p>726.426285714286</text:p>
          </table:table-cell>
          <table:table-cell/>
          <table:table-cell table:formula="of:=[.$K$3]*COS((([.A857]+[.$K$2])/[.$K$6]))+[.$K$4]*COS((([.A857]+[.$K$2])*2/[.$K$6]))+[.$K$5]*COS((([.A857]+[.$K$2])/(2*[.$K$6])))+[.$K$1]" office:value-type="float" office:value="5247.55229836028" calcext:value-type="float">
            <text:p>5247.55229836028</text:p>
          </table:table-cell>
          <table:table-cell table:number-columns-repeated="15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2017-06-02 20:07:46</text:p>
          </table:table-cell>
          <table:table-cell office:value-type="float" office:value="679.728" calcext:value-type="float">
            <text:p>679.728</text:p>
          </table:table-cell>
          <table:table-cell/>
          <table:table-cell table:formula="of:=AVERAGE([.C855:.C861])" office:value-type="float" office:value="677.955857142857" calcext:value-type="float">
            <text:p>677.955857142857</text:p>
          </table:table-cell>
          <table:table-cell/>
          <table:table-cell table:formula="of:=[.$K$3]*COS((([.A858]+[.$K$2])/[.$K$6]))+[.$K$4]*COS((([.A858]+[.$K$2])*2/[.$K$6]))+[.$K$5]*COS((([.A858]+[.$K$2])/(2*[.$K$6])))+[.$K$1]" office:value-type="float" office:value="5028.50803547026" calcext:value-type="float">
            <text:p>5028.50803547026</text:p>
          </table:table-cell>
          <table:table-cell table:number-columns-repeated="15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2017-06-02 20:08:46</text:p>
          </table:table-cell>
          <table:table-cell office:value-type="float" office:value="607.757" calcext:value-type="float">
            <text:p>607.757</text:p>
          </table:table-cell>
          <table:table-cell/>
          <table:table-cell table:formula="of:=AVERAGE([.C856:.C862])" office:value-type="float" office:value="636.526428571429" calcext:value-type="float">
            <text:p>636.526428571429</text:p>
          </table:table-cell>
          <table:table-cell/>
          <table:table-cell table:formula="of:=[.$K$3]*COS((([.A859]+[.$K$2])/[.$K$6]))+[.$K$4]*COS((([.A859]+[.$K$2])*2/[.$K$6]))+[.$K$5]*COS((([.A859]+[.$K$2])/(2*[.$K$6])))+[.$K$1]" office:value-type="float" office:value="4814.86042189508" calcext:value-type="float">
            <text:p>4814.86042189508</text:p>
          </table:table-cell>
          <table:table-cell table:number-columns-repeated="15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2017-06-02 20:09:46</text:p>
          </table:table-cell>
          <table:table-cell office:value-type="float" office:value="550.31" calcext:value-type="float">
            <text:p>550.31</text:p>
          </table:table-cell>
          <table:table-cell/>
          <table:table-cell table:formula="of:=AVERAGE([.C857:.C863])" office:value-type="float" office:value="600.482571428571" calcext:value-type="float">
            <text:p>600.482571428571</text:p>
          </table:table-cell>
          <table:table-cell/>
          <table:table-cell table:formula="of:=[.$K$3]*COS((([.A860]+[.$K$2])/[.$K$6]))+[.$K$4]*COS((([.A860]+[.$K$2])*2/[.$K$6]))+[.$K$5]*COS((([.A860]+[.$K$2])/(2*[.$K$6])))+[.$K$1]" office:value-type="float" office:value="4606.6316976397" calcext:value-type="float">
            <text:p>4606.6316976397</text:p>
          </table:table-cell>
          <table:table-cell table:number-columns-repeated="15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2017-06-02 20:10:46</text:p>
          </table:table-cell>
          <table:table-cell office:value-type="float" office:value="547.046" calcext:value-type="float">
            <text:p>547.046</text:p>
          </table:table-cell>
          <table:table-cell/>
          <table:table-cell table:formula="of:=AVERAGE([.C858:.C864])" office:value-type="float" office:value="565.418" calcext:value-type="float">
            <text:p>565.418</text:p>
          </table:table-cell>
          <table:table-cell/>
          <table:table-cell table:formula="of:=[.$K$3]*COS((([.A861]+[.$K$2])/[.$K$6]))+[.$K$4]*COS((([.A861]+[.$K$2])*2/[.$K$6]))+[.$K$5]*COS((([.A861]+[.$K$2])/(2*[.$K$6])))+[.$K$1]" office:value-type="float" office:value="4403.84296981198" calcext:value-type="float">
            <text:p>4403.84296981198</text:p>
          </table:table-cell>
          <table:table-cell table:number-columns-repeated="15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2017-06-02 20:11:46</text:p>
          </table:table-cell>
          <table:table-cell office:value-type="float" office:value="549.984" calcext:value-type="float">
            <text:p>549.984</text:p>
          </table:table-cell>
          <table:table-cell/>
          <table:table-cell table:formula="of:=AVERAGE([.C859:.C865])" office:value-type="float" office:value="533.827142857143" calcext:value-type="float">
            <text:p>533.827142857143</text:p>
          </table:table-cell>
          <table:table-cell/>
          <table:table-cell table:formula="of:=[.$K$3]*COS((([.A862]+[.$K$2])/[.$K$6]))+[.$K$4]*COS((([.A862]+[.$K$2])*2/[.$K$6]))+[.$K$5]*COS((([.A862]+[.$K$2])/(2*[.$K$6])))+[.$K$1]" office:value-type="float" office:value="4206.51420816045" calcext:value-type="float">
            <text:p>4206.51420816045</text:p>
          </table:table-cell>
          <table:table-cell table:number-columns-repeated="15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2017-06-02 20:12:46</text:p>
          </table:table-cell>
          <table:table-cell office:value-type="float" office:value="530.563" calcext:value-type="float">
            <text:p>530.563</text:p>
          </table:table-cell>
          <table:table-cell/>
          <table:table-cell table:formula="of:=AVERAGE([.C860:.C866])" office:value-type="float" office:value="467.264857142857" calcext:value-type="float">
            <text:p>467.264857142857</text:p>
          </table:table-cell>
          <table:table-cell/>
          <table:table-cell table:formula="of:=[.$K$3]*COS((([.A863]+[.$K$2])/[.$K$6]))+[.$K$4]*COS((([.A863]+[.$K$2])*2/[.$K$6]))+[.$K$5]*COS((([.A863]+[.$K$2])/(2*[.$K$6])))+[.$K$1]" office:value-type="float" office:value="4014.66424087209" calcext:value-type="float">
            <text:p>4014.66424087209</text:p>
          </table:table-cell>
          <table:table-cell table:number-columns-repeated="15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2017-06-02 20:13:46</text:p>
          </table:table-cell>
          <table:table-cell office:value-type="float" office:value="492.538" calcext:value-type="float">
            <text:p>492.538</text:p>
          </table:table-cell>
          <table:table-cell/>
          <table:table-cell table:formula="of:=AVERAGE([.C861:.C867])" office:value-type="float" office:value="405.901714285714" calcext:value-type="float">
            <text:p>405.901714285714</text:p>
          </table:table-cell>
          <table:table-cell/>
          <table:table-cell table:formula="of:=[.$K$3]*COS((([.A864]+[.$K$2])/[.$K$6]))+[.$K$4]*COS((([.A864]+[.$K$2])*2/[.$K$6]))+[.$K$5]*COS((([.A864]+[.$K$2])/(2*[.$K$6])))+[.$K$1]" office:value-type="float" office:value="3828.31075063111" calcext:value-type="float">
            <text:p>3828.31075063111</text:p>
          </table:table-cell>
          <table:table-cell table:number-columns-repeated="15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2017-06-02 20:14:46</text:p>
          </table:table-cell>
          <table:table-cell office:value-type="float" office:value="458.592" calcext:value-type="float">
            <text:p>458.592</text:p>
          </table:table-cell>
          <table:table-cell/>
          <table:table-cell table:formula="of:=AVERAGE([.C862:.C868])" office:value-type="float" office:value="342.580142857143" calcext:value-type="float">
            <text:p>342.580142857143</text:p>
          </table:table-cell>
          <table:table-cell/>
          <table:table-cell table:formula="of:=[.$K$3]*COS((([.A865]+[.$K$2])/[.$K$6]))+[.$K$4]*COS((([.A865]+[.$K$2])*2/[.$K$6]))+[.$K$5]*COS((([.A865]+[.$K$2])/(2*[.$K$6])))+[.$K$1]" office:value-type="float" office:value="3647.47027093964" calcext:value-type="float">
            <text:p>3647.47027093964</text:p>
          </table:table-cell>
          <table:table-cell table:number-columns-repeated="15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2017-06-02 20:25:46</text:p>
          </table:table-cell>
          <table:table-cell office:value-type="float" office:value="141.821" calcext:value-type="float">
            <text:p>141.821</text:p>
          </table:table-cell>
          <table:table-cell/>
          <table:table-cell table:formula="of:=AVERAGE([.C863:.C869])" office:value-type="float" office:value="276.414142857143" calcext:value-type="float">
            <text:p>276.414142857143</text:p>
          </table:table-cell>
          <table:table-cell/>
          <table:table-cell table:formula="of:=[.$K$3]*COS((([.A866]+[.$K$2])/[.$K$6]))+[.$K$4]*COS((([.A866]+[.$K$2])*2/[.$K$6]))+[.$K$5]*COS((([.A866]+[.$K$2])/(2*[.$K$6])))+[.$K$1]" office:value-type="float" office:value="3472.1581827013" calcext:value-type="float">
            <text:p>3472.1581827013</text:p>
          </table:table-cell>
          <table:table-cell table:number-columns-repeated="15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2017-06-02 20:26:46</text:p>
          </table:table-cell>
          <table:table-cell office:value-type="float" office:value="120.768" calcext:value-type="float">
            <text:p>120.768</text:p>
          </table:table-cell>
          <table:table-cell/>
          <table:table-cell table:formula="of:=AVERAGE([.C864:.C870])" office:value-type="float" office:value="211.763714285714" calcext:value-type="float">
            <text:p>211.763714285714</text:p>
          </table:table-cell>
          <table:table-cell/>
          <table:table-cell table:formula="of:=[.$K$3]*COS((([.A867]+[.$K$2])/[.$K$6]))+[.$K$4]*COS((([.A867]+[.$K$2])*2/[.$K$6]))+[.$K$5]*COS((([.A867]+[.$K$2])/(2*[.$K$6])))+[.$K$1]" office:value-type="float" office:value="3302.38871106824" calcext:value-type="float">
            <text:p>3302.38871106824</text:p>
          </table:table-cell>
          <table:table-cell table:number-columns-repeated="15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2017-06-02 20:27:46</text:p>
          </table:table-cell>
          <table:table-cell office:value-type="float" office:value="103.795" calcext:value-type="float">
            <text:p>103.795</text:p>
          </table:table-cell>
          <table:table-cell/>
          <table:table-cell table:formula="of:=AVERAGE([.C865:.C871])" office:value-type="float" office:value="150.913428571429" calcext:value-type="float">
            <text:p>150.913428571429</text:p>
          </table:table-cell>
          <table:table-cell/>
          <table:table-cell table:formula="of:=[.$K$3]*COS((([.A868]+[.$K$2])/[.$K$6]))+[.$K$4]*COS((([.A868]+[.$K$2])*2/[.$K$6]))+[.$K$5]*COS((([.A868]+[.$K$2])/(2*[.$K$6])))+[.$K$1]" office:value-type="float" office:value="3138.17492255257" calcext:value-type="float">
            <text:p>3138.17492255257</text:p>
          </table:table-cell>
          <table:table-cell table:number-columns-repeated="15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2017-06-02 20:28:46</text:p>
          </table:table-cell>
          <table:table-cell office:value-type="float" office:value="86.822" calcext:value-type="float">
            <text:p>86.822</text:p>
          </table:table-cell>
          <table:table-cell/>
          <table:table-cell table:formula="of:=AVERAGE([.C866:.C872])" office:value-type="float" office:value="93.8634285714286" calcext:value-type="float">
            <text:p>93.8634285714286</text:p>
          </table:table-cell>
          <table:table-cell/>
          <table:table-cell table:formula="of:=[.$K$3]*COS((([.A869]+[.$K$2])/[.$K$6]))+[.$K$4]*COS((([.A869]+[.$K$2])*2/[.$K$6]))+[.$K$5]*COS((([.A869]+[.$K$2])/(2*[.$K$6])))+[.$K$1]" office:value-type="float" office:value="2979.52872240281" calcext:value-type="float">
            <text:p>2979.52872240281</text:p>
          </table:table-cell>
          <table:table-cell table:number-columns-repeated="15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2017-06-02 20:29:46</text:p>
          </table:table-cell>
          <table:table-cell office:value-type="float" office:value="78.01" calcext:value-type="float">
            <text:p>78.01</text:p>
          </table:table-cell>
          <table:table-cell/>
          <table:table-cell table:formula="of:=AVERAGE([.C867:.C873])" office:value-type="float" office:value="80.6441428571429" calcext:value-type="float">
            <text:p>80.6441428571429</text:p>
          </table:table-cell>
          <table:table-cell/>
          <table:table-cell table:formula="of:=[.$K$3]*COS((([.A870]+[.$K$2])/[.$K$6]))+[.$K$4]*COS((([.A870]+[.$K$2])*2/[.$K$6]))+[.$K$5]*COS((([.A870]+[.$K$2])/(2*[.$K$6])))+[.$K$1]" office:value-type="float" office:value="2826.46085224582" calcext:value-type="float">
            <text:p>2826.46085224582</text:p>
          </table:table-cell>
          <table:table-cell table:number-columns-repeated="15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2017-06-02 20:30:46</text:p>
          </table:table-cell>
          <table:table-cell office:value-type="float" office:value="66.586" calcext:value-type="float">
            <text:p>66.586</text:p>
          </table:table-cell>
          <table:table-cell/>
          <table:table-cell table:formula="of:=AVERAGE([.C868:.C874])" office:value-type="float" office:value="68.6372857142857" calcext:value-type="float">
            <text:p>68.6372857142857</text:p>
          </table:table-cell>
          <table:table-cell/>
          <table:table-cell table:formula="of:=[.$K$3]*COS((([.A871]+[.$K$2])/[.$K$6]))+[.$K$4]*COS((([.A871]+[.$K$2])*2/[.$K$6]))+[.$K$5]*COS((([.A871]+[.$K$2])/(2*[.$K$6])))+[.$K$1]" office:value-type="float" office:value="2678.98088799504" calcext:value-type="float">
            <text:p>2678.98088799504</text:p>
          </table:table-cell>
          <table:table-cell table:number-columns-repeated="15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2017-06-02 20:31:46</text:p>
          </table:table-cell>
          <table:table-cell office:value-type="float" office:value="59.242" calcext:value-type="float">
            <text:p>59.242</text:p>
          </table:table-cell>
          <table:table-cell/>
          <table:table-cell table:formula="of:=AVERAGE([.C869:.C875])" office:value-type="float" office:value="58.2158571428571" calcext:value-type="float">
            <text:p>58.2158571428571</text:p>
          </table:table-cell>
          <table:table-cell/>
          <table:table-cell table:formula="of:=[.$K$3]*COS((([.A872]+[.$K$2])/[.$K$6]))+[.$K$4]*COS((([.A872]+[.$K$2])*2/[.$K$6]))+[.$K$5]*COS((([.A872]+[.$K$2])/(2*[.$K$6])))+[.$K$1]" office:value-type="float" office:value="2537.09723802526" calcext:value-type="float">
            <text:p>2537.09723802526</text:p>
          </table:table-cell>
          <table:table-cell table:number-columns-repeated="15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2017-06-02 20:32:46</text:p>
          </table:table-cell>
          <table:table-cell office:value-type="float" office:value="49.286" calcext:value-type="float">
            <text:p>49.286</text:p>
          </table:table-cell>
          <table:table-cell/>
          <table:table-cell table:formula="of:=AVERAGE([.C870:.C876])" office:value-type="float" office:value="49.0067142857143" calcext:value-type="float">
            <text:p>49.0067142857143</text:p>
          </table:table-cell>
          <table:table-cell/>
          <table:table-cell table:formula="of:=[.$K$3]*COS((([.A873]+[.$K$2])/[.$K$6]))+[.$K$4]*COS((([.A873]+[.$K$2])*2/[.$K$6]))+[.$K$5]*COS((([.A873]+[.$K$2])/(2*[.$K$6])))+[.$K$1]" office:value-type="float" office:value="2400.81714161441" calcext:value-type="float">
            <text:p>2400.81714161441</text:p>
          </table:table-cell>
          <table:table-cell table:number-columns-repeated="15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2017-06-02 20:33:46</text:p>
          </table:table-cell>
          <table:table-cell office:value-type="float" office:value="36.72" calcext:value-type="float">
            <text:p>36.72</text:p>
          </table:table-cell>
          <table:table-cell/>
          <table:table-cell table:formula="of:=AVERAGE([.C871:.C877])" office:value-type="float" office:value="41.3828571428571" calcext:value-type="float">
            <text:p>41.3828571428571</text:p>
          </table:table-cell>
          <table:table-cell/>
          <table:table-cell table:formula="of:=[.$K$3]*COS((([.A874]+[.$K$2])/[.$K$6]))+[.$K$4]*COS((([.A874]+[.$K$2])*2/[.$K$6]))+[.$K$5]*COS((([.A874]+[.$K$2])/(2*[.$K$6])))+[.$K$1]" office:value-type="float" office:value="2270.14666765297" calcext:value-type="float">
            <text:p>2270.14666765297</text:p>
          </table:table-cell>
          <table:table-cell table:number-columns-repeated="15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2017-06-02 20:34:46</text:p>
          </table:table-cell>
          <table:table-cell office:value-type="float" office:value="30.845" calcext:value-type="float">
            <text:p>30.845</text:p>
          </table:table-cell>
          <table:table-cell/>
          <table:table-cell table:formula="of:=AVERAGE([.C872:.C878])" office:value-type="float" office:value="34.3885714285714" calcext:value-type="float">
            <text:p>34.3885714285714</text:p>
          </table:table-cell>
          <table:table-cell/>
          <table:table-cell table:formula="of:=[.$K$3]*COS((([.A875]+[.$K$2])/[.$K$6]))+[.$K$4]*COS((([.A875]+[.$K$2])*2/[.$K$6]))+[.$K$5]*COS((([.A875]+[.$K$2])/(2*[.$K$6])))+[.$K$1]" office:value-type="float" office:value="2145.0907136208" calcext:value-type="float">
            <text:p>2145.0907136208</text:p>
          </table:table-cell>
          <table:table-cell table:number-columns-repeated="15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2017-06-02 20:35:46</text:p>
          </table:table-cell>
          <table:table-cell office:value-type="float" office:value="22.358" calcext:value-type="float">
            <text:p>22.358</text:p>
          </table:table-cell>
          <table:table-cell/>
          <table:table-cell table:formula="of:=AVERAGE([.C873:.C879])" office:value-type="float" office:value="28.0237142857143" calcext:value-type="float">
            <text:p>28.0237142857143</text:p>
          </table:table-cell>
          <table:table-cell/>
          <table:table-cell table:formula="of:=[.$K$3]*COS((([.A876]+[.$K$2])/[.$K$6]))+[.$K$4]*COS((([.A876]+[.$K$2])*2/[.$K$6]))+[.$K$5]*COS((([.A876]+[.$K$2])/(2*[.$K$6])))+[.$K$1]" office:value-type="float" office:value="2025.65300483221" calcext:value-type="float">
            <text:p>2025.65300483221</text:p>
          </table:table-cell>
          <table:table-cell table:number-columns-repeated="15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2017-06-02 20:36:46</text:p>
          </table:table-cell>
          <table:table-cell office:value-type="float" office:value="24.643" calcext:value-type="float">
            <text:p>24.643</text:p>
          </table:table-cell>
          <table:table-cell/>
          <table:table-cell table:formula="of:=AVERAGE([.C874:.C880])" office:value-type="float" office:value="22.6614285714286" calcext:value-type="float">
            <text:p>22.6614285714286</text:p>
          </table:table-cell>
          <table:table-cell/>
          <table:table-cell table:formula="of:=[.$K$3]*COS((([.A877]+[.$K$2])/[.$K$6]))+[.$K$4]*COS((([.A877]+[.$K$2])*2/[.$K$6]))+[.$K$5]*COS((([.A877]+[.$K$2])/(2*[.$K$6])))+[.$K$1]" office:value-type="float" office:value="1911.83609394892" calcext:value-type="float">
            <text:p>1911.83609394892</text:p>
          </table:table-cell>
          <table:table-cell table:number-columns-repeated="15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2017-06-02 20:37:46</text:p>
          </table:table-cell>
          <table:table-cell office:value-type="float" office:value="17.626" calcext:value-type="float">
            <text:p>17.626</text:p>
          </table:table-cell>
          <table:table-cell/>
          <table:table-cell table:formula="of:=AVERAGE([.C875:.C881])" office:value-type="float" office:value="19.2575714285714" calcext:value-type="float">
            <text:p>19.2575714285714</text:p>
          </table:table-cell>
          <table:table-cell/>
          <table:table-cell table:formula="of:=[.$K$3]*COS((([.A878]+[.$K$2])/[.$K$6]))+[.$K$4]*COS((([.A878]+[.$K$2])*2/[.$K$6]))+[.$K$5]*COS((([.A878]+[.$K$2])/(2*[.$K$6])))+[.$K$1]" office:value-type="float" office:value="1803.64136076141" calcext:value-type="float">
            <text:p>1803.64136076141</text:p>
          </table:table-cell>
          <table:table-cell table:number-columns-repeated="15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2017-06-02 20:38:46</text:p>
          </table:table-cell>
          <table:table-cell office:value-type="float" office:value="14.688" calcext:value-type="float">
            <text:p>14.688</text:p>
          </table:table-cell>
          <table:table-cell/>
          <table:table-cell table:formula="of:=AVERAGE([.C876:.C882])" office:value-type="float" office:value="15.9002857142857" calcext:value-type="float">
            <text:p>15.9002857142857</text:p>
          </table:table-cell>
          <table:table-cell/>
          <table:table-cell table:formula="of:=[.$K$3]*COS((([.A879]+[.$K$2])/[.$K$6]))+[.$K$4]*COS((([.A879]+[.$K$2])*2/[.$K$6]))+[.$K$5]*COS((([.A879]+[.$K$2])/(2*[.$K$6])))+[.$K$1]" office:value-type="float" office:value="1701.06901223846" calcext:value-type="float">
            <text:p>1701.06901223846</text:p>
          </table:table-cell>
          <table:table-cell table:number-columns-repeated="15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2017-06-02 20:39:46</text:p>
          </table:table-cell>
          <table:table-cell office:value-type="float" office:value="11.75" calcext:value-type="float">
            <text:p>11.75</text:p>
          </table:table-cell>
          <table:table-cell/>
          <table:table-cell table:formula="of:=AVERAGE([.C877:.C883])" office:value-type="float" office:value="14.1284285714286" calcext:value-type="float">
            <text:p>14.1284285714286</text:p>
          </table:table-cell>
          <table:table-cell/>
          <table:table-cell table:formula="of:=[.$K$3]*COS((([.A880]+[.$K$2])/[.$K$6]))+[.$K$4]*COS((([.A880]+[.$K$2])*2/[.$K$6]))+[.$K$5]*COS((([.A880]+[.$K$2])/(2*[.$K$6])))+[.$K$1]" office:value-type="float" office:value="1604.11808284497" calcext:value-type="float">
            <text:p>1604.11808284497</text:p>
          </table:table-cell>
          <table:table-cell table:number-columns-repeated="15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2017-06-02 20:40:46</text:p>
          </table:table-cell>
          <table:table-cell office:value-type="float" office:value="12.893" calcext:value-type="float">
            <text:p>12.893</text:p>
          </table:table-cell>
          <table:table-cell/>
          <table:table-cell table:formula="of:=AVERAGE([.C878:.C884])" office:value-type="float" office:value="11.8202857142857" calcext:value-type="float">
            <text:p>11.8202857142857</text:p>
          </table:table-cell>
          <table:table-cell/>
          <table:table-cell table:formula="of:=[.$K$3]*COS((([.A881]+[.$K$2])/[.$K$6]))+[.$K$4]*COS((([.A881]+[.$K$2])*2/[.$K$6]))+[.$K$5]*COS((([.A881]+[.$K$2])/(2*[.$K$6])))+[.$K$1]" office:value-type="float" office:value="1512.78643512798" calcext:value-type="float">
            <text:p>1512.78643512798</text:p>
          </table:table-cell>
          <table:table-cell table:number-columns-repeated="15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2017-06-02 20:41:46</text:p>
          </table:table-cell>
          <table:table-cell office:value-type="float" office:value="7.344" calcext:value-type="float">
            <text:p>7.344</text:p>
          </table:table-cell>
          <table:table-cell/>
          <table:table-cell table:formula="of:=AVERAGE([.C879:.C885])" office:value-type="float" office:value="10.8877142857143" calcext:value-type="float">
            <text:p>10.8877142857143</text:p>
          </table:table-cell>
          <table:table-cell/>
          <table:table-cell table:formula="of:=[.$K$3]*COS((([.A882]+[.$K$2])/[.$K$6]))+[.$K$4]*COS((([.A882]+[.$K$2])*2/[.$K$6]))+[.$K$5]*COS((([.A882]+[.$K$2])/(2*[.$K$6])))+[.$K$1]" office:value-type="float" office:value="1427.07076057068" calcext:value-type="float">
            <text:p>1427.07076057068</text:p>
          </table:table-cell>
          <table:table-cell table:number-columns-repeated="15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2017-06-02 20:42:46</text:p>
          </table:table-cell>
          <table:table-cell office:value-type="float" office:value="9.955" calcext:value-type="float">
            <text:p>9.955</text:p>
          </table:table-cell>
          <table:table-cell/>
          <table:table-cell table:formula="of:=AVERAGE([.C880:.C886])" office:value-type="float" office:value="9.20914285714286" calcext:value-type="float">
            <text:p>9.20914285714286</text:p>
          </table:table-cell>
          <table:table-cell/>
          <table:table-cell table:formula="of:=[.$K$3]*COS((([.A883]+[.$K$2])/[.$K$6]))+[.$K$4]*COS((([.A883]+[.$K$2])*2/[.$K$6]))+[.$K$5]*COS((([.A883]+[.$K$2])/(2*[.$K$6])))+[.$K$1]" office:value-type="float" office:value="1346.96658071431" calcext:value-type="float">
            <text:p>1346.96658071431</text:p>
          </table:table-cell>
          <table:table-cell table:number-columns-repeated="15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2017-06-02 20:43:46</text:p>
          </table:table-cell>
          <table:table-cell office:value-type="float" office:value="8.486" calcext:value-type="float">
            <text:p>8.486</text:p>
          </table:table-cell>
          <table:table-cell/>
          <table:table-cell table:formula="of:=AVERAGE([.C881:.C887])" office:value-type="float" office:value="8.90614285714286" calcext:value-type="float">
            <text:p>8.90614285714286</text:p>
          </table:table-cell>
          <table:table-cell/>
          <table:table-cell table:formula="of:=[.$K$3]*COS((([.A884]+[.$K$2])/[.$K$6]))+[.$K$4]*COS((([.A884]+[.$K$2])*2/[.$K$6]))+[.$K$5]*COS((([.A884]+[.$K$2])/(2*[.$K$6])))+[.$K$1]" office:value-type="float" office:value="1272.46824854754" calcext:value-type="float">
            <text:p>1272.46824854754</text:p>
          </table:table-cell>
          <table:table-cell table:number-columns-repeated="15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2017-06-02 20:44:46</text:p>
          </table:table-cell>
          <table:table-cell office:value-type="float" office:value="11.098" calcext:value-type="float">
            <text:p>11.098</text:p>
          </table:table-cell>
          <table:table-cell/>
          <table:table-cell table:formula="of:=AVERAGE([.C882:.C888])" office:value-type="float" office:value="7.857" calcext:value-type="float">
            <text:p>7.857</text:p>
          </table:table-cell>
          <table:table-cell/>
          <table:table-cell table:formula="of:=[.$K$3]*COS((([.A885]+[.$K$2])/[.$K$6]))+[.$K$4]*COS((([.A885]+[.$K$2])*2/[.$K$6]))+[.$K$5]*COS((([.A885]+[.$K$2])/(2*[.$K$6])))+[.$K$1]" office:value-type="float" office:value="1203.56895016319" calcext:value-type="float">
            <text:p>1203.56895016319</text:p>
          </table:table-cell>
          <table:table-cell table:number-columns-repeated="15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2017-06-02 20:45:46</text:p>
          </table:table-cell>
          <table:table-cell office:value-type="float" office:value="2.938" calcext:value-type="float">
            <text:p>2.938</text:p>
          </table:table-cell>
          <table:table-cell/>
          <table:table-cell table:formula="of:=AVERAGE([.C883:.C889])" office:value-type="float" office:value="7.01771428571429" calcext:value-type="float">
            <text:p>7.01771428571429</text:p>
          </table:table-cell>
          <table:table-cell/>
          <table:table-cell table:formula="of:=[.$K$3]*COS((([.A886]+[.$K$2])/[.$K$6]))+[.$K$4]*COS((([.A886]+[.$K$2])*2/[.$K$6]))+[.$K$5]*COS((([.A886]+[.$K$2])/(2*[.$K$6])))+[.$K$1]" office:value-type="float" office:value="1140.26070668165" calcext:value-type="float">
            <text:p>1140.26070668165</text:p>
          </table:table-cell>
          <table:table-cell table:number-columns-repeated="15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2017-06-02 20:46:46</text:p>
          </table:table-cell>
          <table:table-cell office:value-type="float" office:value="9.629" calcext:value-type="float">
            <text:p>9.629</text:p>
          </table:table-cell>
          <table:table-cell/>
          <table:table-cell table:formula="of:=AVERAGE([.C884:.C890])" office:value-type="float" office:value="5.80542857142857" calcext:value-type="float">
            <text:p>5.80542857142857</text:p>
          </table:table-cell>
          <table:table-cell/>
          <table:table-cell table:formula="of:=[.$K$3]*COS((([.A887]+[.$K$2])/[.$K$6]))+[.$K$4]*COS((([.A887]+[.$K$2])*2/[.$K$6]))+[.$K$5]*COS((([.A887]+[.$K$2])/(2*[.$K$6])))+[.$K$1]" office:value-type="float" office:value="1082.5343764408" calcext:value-type="float">
            <text:p>1082.5343764408</text:p>
          </table:table-cell>
          <table:table-cell table:number-columns-repeated="15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2017-06-02 20:47:46</text:p>
          </table:table-cell>
          <table:table-cell office:value-type="float" office:value="5.549" calcext:value-type="float">
            <text:p>5.549</text:p>
          </table:table-cell>
          <table:table-cell/>
          <table:table-cell table:formula="of:=AVERAGE([.C885:.C891])" office:value-type="float" office:value="5.176" calcext:value-type="float">
            <text:p>5.176</text:p>
          </table:table-cell>
          <table:table-cell/>
          <table:table-cell table:formula="of:=[.$K$3]*COS((([.A888]+[.$K$2])/[.$K$6]))+[.$K$4]*COS((([.A888]+[.$K$2])*2/[.$K$6]))+[.$K$5]*COS((([.A888]+[.$K$2])/(2*[.$K$6])))+[.$K$1]" office:value-type="float" office:value="1030.37965745174" calcext:value-type="float">
            <text:p>1030.37965745174</text:p>
          </table:table-cell>
          <table:table-cell table:number-columns-repeated="15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2017-06-02 20:48:46</text:p>
          </table:table-cell>
          <table:table-cell office:value-type="float" office:value="1.469" calcext:value-type="float">
            <text:p>1.469</text:p>
          </table:table-cell>
          <table:table-cell/>
          <table:table-cell table:formula="of:=AVERAGE([.C886:.C892])" office:value-type="float" office:value="4.17342857142857" calcext:value-type="float">
            <text:p>4.17342857142857</text:p>
          </table:table-cell>
          <table:table-cell/>
          <table:table-cell table:formula="of:=[.$K$3]*COS((([.A889]+[.$K$2])/[.$K$6]))+[.$K$4]*COS((([.A889]+[.$K$2])*2/[.$K$6]))+[.$K$5]*COS((([.A889]+[.$K$2])/(2*[.$K$6])))+[.$K$1]" office:value-type="float" office:value="983.785090119774" calcext:value-type="float">
            <text:p>983.785090119774</text:p>
          </table:table-cell>
          <table:table-cell table:number-columns-repeated="15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2017-06-02 20:49:46</text:p>
          </table:table-cell>
          <table:table-cell office:value-type="float" office:value="1.469" calcext:value-type="float">
            <text:p>1.469</text:p>
          </table:table-cell>
          <table:table-cell/>
          <table:table-cell table:formula="of:=AVERAGE([.C887:.C893])" office:value-type="float" office:value="4.33657142857143" calcext:value-type="float">
            <text:p>4.33657142857143</text:p>
          </table:table-cell>
          <table:table-cell/>
          <table:table-cell table:formula="of:=[.$K$3]*COS((([.A890]+[.$K$2])/[.$K$6]))+[.$K$4]*COS((([.A890]+[.$K$2])*2/[.$K$6]))+[.$K$5]*COS((([.A890]+[.$K$2])/(2*[.$K$6])))+[.$K$1]" office:value-type="float" office:value="942.738060230033" calcext:value-type="float">
            <text:p>942.738060230033</text:p>
          </table:table-cell>
          <table:table-cell table:number-columns-repeated="15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2017-06-02 20:50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88:.C894])" office:value-type="float" office:value="3.54385714285714" calcext:value-type="float">
            <text:p>3.54385714285714</text:p>
          </table:table-cell>
          <table:table-cell/>
          <table:table-cell table:formula="of:=[.$K$3]*COS((([.A891]+[.$K$2])/[.$K$6]))+[.$K$4]*COS((([.A891]+[.$K$2])*2/[.$K$6]))+[.$K$5]*COS((([.A891]+[.$K$2])/(2*[.$K$6])))+[.$K$1]" office:value-type="float" office:value="907.224802197096" calcext:value-type="float">
            <text:p>907.224802197096</text:p>
          </table:table-cell>
          <table:table-cell table:number-columns-repeated="15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2017-06-02 20:51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89:.C895])" office:value-type="float" office:value="2.75114285714286" calcext:value-type="float">
            <text:p>2.75114285714286</text:p>
          </table:table-cell>
          <table:table-cell/>
          <table:table-cell table:formula="of:=[.$K$3]*COS((([.A892]+[.$K$2])/[.$K$6]))+[.$K$4]*COS((([.A892]+[.$K$2])*2/[.$K$6]))+[.$K$5]*COS((([.A892]+[.$K$2])/(2*[.$K$6])))+[.$K$1]" office:value-type="float" office:value="877.230402577647" calcext:value-type="float">
            <text:p>877.230402577647</text:p>
          </table:table-cell>
          <table:table-cell table:number-columns-repeated="15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2017-06-02 20:52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90:.C896])" office:value-type="float" office:value="2.54128571428571" calcext:value-type="float">
            <text:p>2.54128571428571</text:p>
          </table:table-cell>
          <table:table-cell/>
          <table:table-cell table:formula="of:=[.$K$3]*COS((([.A893]+[.$K$2])/[.$K$6]))+[.$K$4]*COS((([.A893]+[.$K$2])*2/[.$K$6]))+[.$K$5]*COS((([.A893]+[.$K$2])/(2*[.$K$6])))+[.$K$1]" office:value-type="float" office:value="852.73880384559" calcext:value-type="float">
            <text:p>852.73880384559</text:p>
          </table:table-cell>
          <table:table-cell table:number-columns-repeated="15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2017-06-02 20:53:46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AVERAGE([.C891:.C897])" office:value-type="float" office:value="2.33142857142857" calcext:value-type="float">
            <text:p>2.33142857142857</text:p>
          </table:table-cell>
          <table:table-cell/>
          <table:table-cell table:formula="of:=[.$K$3]*COS((([.A894]+[.$K$2])/[.$K$6]))+[.$K$4]*COS((([.A894]+[.$K$2])*2/[.$K$6]))+[.$K$5]*COS((([.A894]+[.$K$2])/(2*[.$K$6])))+[.$K$1]" office:value-type="float" office:value="833.732808428518" calcext:value-type="float">
            <text:p>833.732808428518</text:p>
          </table:table-cell>
          <table:table-cell table:number-columns-repeated="15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2017-06-02 20:54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2:.C898])" office:value-type="float" office:value="1.74857142857143" calcext:value-type="float">
            <text:p>1.74857142857143</text:p>
          </table:table-cell>
          <table:table-cell/>
          <table:table-cell table:formula="of:=[.$K$3]*COS((([.A895]+[.$K$2])/[.$K$6]))+[.$K$4]*COS((([.A895]+[.$K$2])*2/[.$K$6]))+[.$K$5]*COS((([.A895]+[.$K$2])/(2*[.$K$6])))+[.$K$1]" office:value-type="float" office:value="820.194083004681" calcext:value-type="float">
            <text:p>820.194083004681</text:p>
          </table:table-cell>
          <table:table-cell table:number-columns-repeated="15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2017-06-02 20:55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3:.C899])" office:value-type="float" office:value="1.16571428571429" calcext:value-type="float">
            <text:p>1.16571428571429</text:p>
          </table:table-cell>
          <table:table-cell/>
          <table:table-cell table:formula="of:=[.$K$3]*COS((([.A896]+[.$K$2])/[.$K$6]))+[.$K$4]*COS((([.A896]+[.$K$2])*2/[.$K$6]))+[.$K$5]*COS((([.A896]+[.$K$2])/(2*[.$K$6])))+[.$K$1]" office:value-type="float" office:value="812.103163059452" calcext:value-type="float">
            <text:p>812.103163059452</text:p>
          </table:table-cell>
          <table:table-cell table:number-columns-repeated="15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2017-06-02 20:56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4:.C900])" office:value-type="float" office:value="0.582857142857143" calcext:value-type="float">
            <text:p>0.582857142857143</text:p>
          </table:table-cell>
          <table:table-cell/>
          <table:table-cell table:formula="of:=[.$K$3]*COS((([.A897]+[.$K$2])/[.$K$6]))+[.$K$4]*COS((([.A897]+[.$K$2])*2/[.$K$6]))+[.$K$5]*COS((([.A897]+[.$K$2])/(2*[.$K$6])))+[.$K$1]" office:value-type="float" office:value="809.439457700159" calcext:value-type="float">
            <text:p>809.439457700159</text:p>
          </table:table-cell>
          <table:table-cell table:number-columns-repeated="15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2017-06-02 20:58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5:.C901])" office:value-type="float" office:value="0" calcext:value-type="float">
            <text:p>0</text:p>
          </table:table-cell>
          <table:table-cell/>
          <table:table-cell table:formula="of:=[.$K$3]*COS((([.A898]+[.$K$2])/[.$K$6]))+[.$K$4]*COS((([.A898]+[.$K$2])*2/[.$K$6]))+[.$K$5]*COS((([.A898]+[.$K$2])/(2*[.$K$6])))+[.$K$1]" office:value-type="float" office:value="812.18125472821" calcext:value-type="float">
            <text:p>812.18125472821</text:p>
          </table:table-cell>
          <table:table-cell table:number-columns-repeated="15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2017-06-02 20:59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6:.C902])" office:value-type="float" office:value="0" calcext:value-type="float">
            <text:p>0</text:p>
          </table:table-cell>
          <table:table-cell/>
          <table:table-cell table:formula="of:=[.$K$3]*COS((([.A899]+[.$K$2])/[.$K$6]))+[.$K$4]*COS((([.A899]+[.$K$2])*2/[.$K$6]))+[.$K$5]*COS((([.A899]+[.$K$2])/(2*[.$K$6])))+[.$K$1]" office:value-type="float" office:value="820.305725967286" calcext:value-type="float">
            <text:p>820.305725967286</text:p>
          </table:table-cell>
          <table:table-cell table:number-columns-repeated="15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2017-06-02 21:00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7:.C903])" office:value-type="float" office:value="0" calcext:value-type="float">
            <text:p>0</text:p>
          </table:table-cell>
          <table:table-cell/>
          <table:table-cell table:formula="of:=[.$K$3]*COS((([.A900]+[.$K$2])/[.$K$6]))+[.$K$4]*COS((([.A900]+[.$K$2])*2/[.$K$6]))+[.$K$5]*COS((([.A900]+[.$K$2])/(2*[.$K$6])))+[.$K$1]" office:value-type="float" office:value="833.788932846292" calcext:value-type="float">
            <text:p>833.788932846292</text:p>
          </table:table-cell>
          <table:table-cell table:number-columns-repeated="15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2017-06-02 21:01:46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C898:.C904])" office:value-type="float" office:value="0" calcext:value-type="float">
            <text:p>0</text:p>
          </table:table-cell>
          <table:table-cell/>
          <table:table-cell table:formula="of:=[.$K$3]*COS((([.A901]+[.$K$2])/[.$K$6]))+[.$K$4]*COS((([.A901]+[.$K$2])*2/[.$K$6]))+[.$K$5]*COS((([.A901]+[.$K$2])/(2*[.$K$6])))+[.$K$1]" office:value-type="float" office:value="852.605832235888" calcext:value-type="float">
            <text:p>852.605832235888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percentage-style style:name="N125">
      <number:number number:decimal-places="3" loext:min-decimal-places="3" number:min-integer-digits="1"/>
      <number:text>%</number:text>
    </number:percentage-style>
    <number:percentage-style style:name="N126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3">00/00/0000</text:date>, <text:time style:data-style-name="N2" text:time-value="21:09:29.407352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3T11:30:35.273783827</dc:date>
    <meta:editing-duration>P4DT57M12S</meta:editing-duration>
    <meta:editing-cycles>28</meta:editing-cycles>
    <meta:generator>LibreOffice/5.4.4.2$Linux_X86_64 LibreOffice_project/40m0$Build-2</meta:generator>
    <meta:document-statistic meta:table-count="1" meta:cell-count="51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7cm" svg:height="9.006cm" xlink:href=".." xlink:type="simple" chart:class="chart:scatter" chart:style-name="ch1">
        <chart:legend chart:legend-position="end" svg:x="12.913cm" svg:y="3.706cm" style:legend-expansion="high" chart:style-name="ch2"/>
        <chart:plot-area chart:style-name="ch3" table:cell-range-address="data.A2:data.A901 data.E2:data.E901 data.G2:data.G901 data.K37:data.K47" chart:data-source-has-labels="row" svg:x="0.319cm" svg:y="0.18cm" svg:width="12.275cm" svg:height="8.646cm">
          <chartooo:coordinate-region svg:x="1.628cm" svg:y="0.379cm" svg:width="10.541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E2:data.E901" loext:label-string="data" chart:class="chart:scatter">
            <chart:domain table:cell-range-address="data.A2:data.A901"/>
            <chart:data-point chart:repeated="900"/>
          </chart:series>
          <chart:series chart:style-name="ch7" chart:values-cell-range-address="data.G2:data.G901" loext:label-string="eq" chart:class="chart:scatter">
            <chart:data-point chart:repeated="900"/>
          </chart:series>
          <chart:series chart:style-name="ch8" chart:values-cell-range-address="data.K37:data.K47" loext:label-string="piecewise" chart:class="chart:scatter">
            <chart:domain table:cell-range-address="data.J37:data.J47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ta</text:p>
              </table:table-cell>
              <table:table-cell office:value-type="string">
                <text:p>eq</text:p>
              </table:table-cell>
              <table:table-cell office:value-type="string">
                <text:p>Column J</text:p>
              </table:table-cell>
              <table:table-cell office:value-type="string">
                <text:p>piecewi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1">
                <text:p>771</text:p>
                <draw:g>
                  <svg:desc>data.A2:data.A901</svg:desc>
                </draw:g>
              </table:table-cell>
              <table:table-cell office:value-type="float" office:value="1.02">
                <text:p>1.02</text:p>
                <draw:g>
                  <svg:desc>data.E2:data.E901</svg:desc>
                </draw:g>
              </table:table-cell>
              <table:table-cell office:value-type="float" office:value="4174.85973810015">
                <text:p>4174.85973810015</text:p>
                <draw:g>
                  <svg:desc>data.G2:data.G901</svg:desc>
                </draw:g>
              </table:table-cell>
              <table:table-cell office:value-type="float" office:value="771">
                <text:p>771</text:p>
                <draw:g>
                  <svg:desc>data.J37:data.J47</svg:desc>
                </draw:g>
              </table:table-cell>
              <table:table-cell office:value-type="float" office:value="0">
                <text:p>0</text:p>
                <draw:g>
                  <svg:desc>data.K37:data.K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2">
                <text:p>772</text:p>
              </table:table-cell>
              <table:table-cell office:value-type="float" office:value="1.632">
                <text:p>1.632</text:p>
              </table:table-cell>
              <table:table-cell office:value-type="float" office:value="4002.31805074921">
                <text:p>4002.31805074921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3">
                <text:p>773</text:p>
              </table:table-cell>
              <table:table-cell office:value-type="float" office:value="1.60483333333333">
                <text:p>1.60483333333333</text:p>
              </table:table-cell>
              <table:table-cell office:value-type="float" office:value="3833.73753351567">
                <text:p>3833.73753351567</text:p>
              </table:table-cell>
              <table:table-cell office:value-type="float" office:value="880">
                <text:p>88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4">
                <text:p>774</text:p>
              </table:table-cell>
              <table:table-cell office:value-type="float" office:value="2.16828571428571">
                <text:p>2.16828571428571</text:p>
              </table:table-cell>
              <table:table-cell office:value-type="float" office:value="3669.17455993502">
                <text:p>3669.17455993502</text:p>
              </table:table-cell>
              <table:table-cell office:value-type="float" office:value="881">
                <text:p>881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">
                <text:p>775</text:p>
              </table:table-cell>
              <table:table-cell office:value-type="float" office:value="2.961">
                <text:p>2.961</text:p>
              </table:table-cell>
              <table:table-cell office:value-type="float" office:value="3508.68471694793">
                <text:p>3508.68471694793</text:p>
              </table:table-cell>
              <table:table-cell office:value-type="float" office:value="1081">
                <text:p>1081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6">
                <text:p>776</text:p>
              </table:table-cell>
              <table:table-cell office:value-type="float" office:value="4.33657142857143">
                <text:p>4.33657142857143</text:p>
              </table:table-cell>
              <table:table-cell office:value-type="float" office:value="3352.32279187028">
                <text:p>3352.32279187028</text:p>
              </table:table-cell>
              <table:table-cell office:value-type="float" office:value="1381">
                <text:p>1381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7">
                <text:p>777</text:p>
              </table:table-cell>
              <table:table-cell office:value-type="float" office:value="5.33914285714286">
                <text:p>5.33914285714286</text:p>
              </table:table-cell>
              <table:table-cell office:value-type="float" office:value="3200.14275954367">
                <text:p>3200.14275954367</text:p>
              </table:table-cell>
              <table:table-cell office:value-type="float" office:value="1381">
                <text:p>1381</text:p>
              </table:table-cell>
              <table:table-cell office:value-type="float" office:value="68000">
                <text:p>68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8">
                <text:p>778</text:p>
              </table:table-cell>
              <table:table-cell office:value-type="float" office:value="6.92457142857143">
                <text:p>6.92457142857143</text:p>
              </table:table-cell>
              <table:table-cell office:value-type="float" office:value="3052.19776966939">
                <text:p>3052.19776966939</text:p>
              </table:table-cell>
              <table:table-cell office:value-type="float" office:value="1581">
                <text:p>1581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9">
                <text:p>779</text:p>
              </table:table-cell>
              <table:table-cell office:value-type="float" office:value="8.13685714285714">
                <text:p>8.13685714285714</text:p>
              </table:table-cell>
              <table:table-cell office:value-type="float" office:value="2908.54013432876">
                <text:p>2908.54013432876</text:p>
              </table:table-cell>
              <table:table-cell office:value-type="float" office:value="1582">
                <text:p>158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0">
                <text:p>780</text:p>
              </table:table-cell>
              <table:table-cell office:value-type="float" office:value="9.932">
                <text:p>9.932</text:p>
              </table:table-cell>
              <table:table-cell office:value-type="float" office:value="2769.22131569289">
                <text:p>2769.22131569289</text:p>
              </table:table-cell>
              <table:table-cell office:value-type="float" office:value="1622">
                <text:p>1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1">
                <text:p>781</text:p>
              </table:table-cell>
              <table:table-cell office:value-type="float" office:value="12.31">
                <text:p>12.31</text:p>
              </table:table-cell>
              <table:table-cell office:value-type="float" office:value="2634.29191392467">
                <text:p>2634.2919139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2">
                <text:p>782</text:p>
              </table:table-cell>
              <table:table-cell office:value-type="float" office:value="15.4807142857143">
                <text:p>15.4807142857143</text:p>
              </table:table-cell>
              <table:table-cell office:value-type="float" office:value="2503.80165527584">
                <text:p>2503.80165527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3">
                <text:p>783</text:p>
              </table:table-cell>
              <table:table-cell office:value-type="float" office:value="18.2784285714286">
                <text:p>18.2784285714286</text:p>
              </table:table-cell>
              <table:table-cell office:value-type="float" office:value="2377.79938038194">
                <text:p>2377.79938038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4">
                <text:p>784</text:p>
              </table:table-cell>
              <table:table-cell office:value-type="float" office:value="21.8687142857143">
                <text:p>21.8687142857143</text:p>
              </table:table-cell>
              <table:table-cell office:value-type="float" office:value="2256.3330327579">
                <text:p>2256.3330327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5">
                <text:p>785</text:p>
              </table:table-cell>
              <table:table-cell office:value-type="float" office:value="25.086">
                <text:p>25.086</text:p>
              </table:table-cell>
              <table:table-cell office:value-type="float" office:value="2139.44964749704">
                <text:p>2139.44964749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6">
                <text:p>786</text:p>
              </table:table-cell>
              <table:table-cell office:value-type="float" office:value="29.0961428571429">
                <text:p>29.0961428571429</text:p>
              </table:table-cell>
              <table:table-cell office:value-type="float" office:value="2027.19534017586">
                <text:p>2027.19534017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7">
                <text:p>787</text:p>
              </table:table-cell>
              <table:table-cell office:value-type="float" office:value="34.8548571428571">
                <text:p>34.8548571428571</text:p>
              </table:table-cell>
              <table:table-cell office:value-type="float" office:value="1919.61529596774">
                <text:p>1919.6152959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8">
                <text:p>788</text:p>
              </table:table-cell>
              <table:table-cell office:value-type="float" office:value="40.4502857142857">
                <text:p>40.4502857142857</text:p>
              </table:table-cell>
              <table:table-cell office:value-type="float" office:value="1816.75375896751">
                <text:p>1816.75375896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9">
                <text:p>789</text:p>
              </table:table-cell>
              <table:table-cell office:value-type="float" office:value="46.8384285714286">
                <text:p>46.8384285714286</text:p>
              </table:table-cell>
              <table:table-cell office:value-type="float" office:value="1718.65402172982">
                <text:p>1718.6540217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0">
                <text:p>790</text:p>
              </table:table-cell>
              <table:table-cell office:value-type="float" office:value="53.6461428571429">
                <text:p>53.6461428571429</text:p>
              </table:table-cell>
              <table:table-cell office:value-type="float" office:value="1625.3584150237">
                <text:p>1625.358415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1">
                <text:p>791</text:p>
              </table:table-cell>
              <table:table-cell office:value-type="float" office:value="62.7854285714286">
                <text:p>62.7854285714286</text:p>
              </table:table-cell>
              <table:table-cell office:value-type="float" office:value="1536.90829780547">
                <text:p>1536.9082978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2">
                <text:p>792</text:p>
              </table:table-cell>
              <table:table-cell office:value-type="float" office:value="72.3442857142857">
                <text:p>72.3442857142857</text:p>
              </table:table-cell>
              <table:table-cell office:value-type="float" office:value="1453.34404741273">
                <text:p>1453.34404741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3">
                <text:p>793</text:p>
              </table:table-cell>
              <table:table-cell office:value-type="float" office:value="82.9055714285714">
                <text:p>82.9055714285714</text:p>
              </table:table-cell>
              <table:table-cell office:value-type="float" office:value="1374.70504998147">
                <text:p>1374.7050499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4">
                <text:p>794</text:p>
              </table:table-cell>
              <table:table-cell office:value-type="float" office:value="93.8865714285714">
                <text:p>93.8865714285714</text:p>
              </table:table-cell>
              <table:table-cell office:value-type="float" office:value="1301.02969108861">
                <text:p>1301.02969108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5">
                <text:p>795</text:p>
              </table:table-cell>
              <table:table-cell office:value-type="float" office:value="105.870142857143">
                <text:p>105.870142857143</text:p>
              </table:table-cell>
              <table:table-cell office:value-type="float" office:value="1232.35534662221">
                <text:p>1232.35534662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6">
                <text:p>796</text:p>
              </table:table-cell>
              <table:table-cell office:value-type="float" office:value="119.229142857143">
                <text:p>119.229142857143</text:p>
              </table:table-cell>
              <table:table-cell office:value-type="float" office:value="1168.7183738815">
                <text:p>1168.718373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7">
                <text:p>797</text:p>
              </table:table-cell>
              <table:table-cell office:value-type="float" office:value="133.590714285714">
                <text:p>133.590714285714</text:p>
              </table:table-cell>
              <table:table-cell office:value-type="float" office:value="1110.15410290877">
                <text:p>1110.15410290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8">
                <text:p>798</text:p>
              </table:table-cell>
              <table:table-cell office:value-type="float" office:value="148.372">
                <text:p>148.372</text:p>
              </table:table-cell>
              <table:table-cell office:value-type="float" office:value="1056.6968280552">
                <text:p>1056.696828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9">
                <text:p>799</text:p>
              </table:table-cell>
              <table:table-cell office:value-type="float" office:value="165.694571428571">
                <text:p>165.694571428571</text:p>
              </table:table-cell>
              <table:table-cell office:value-type="float" office:value="1008.37979978264">
                <text:p>1008.37979978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">
                <text:p>800</text:p>
              </table:table-cell>
              <table:table-cell office:value-type="float" office:value="184.975571428571">
                <text:p>184.975571428571</text:p>
              </table:table-cell>
              <table:table-cell office:value-type="float" office:value="965.235216703164">
                <text:p>965.235216703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01">
                <text:p>801</text:p>
              </table:table-cell>
              <table:table-cell office:value-type="float" office:value="205.841857142857">
                <text:p>205.841857142857</text:p>
              </table:table-cell>
              <table:table-cell office:value-type="float" office:value="927.294217858369">
                <text:p>927.29421785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2">
                <text:p>802</text:p>
              </table:table-cell>
              <table:table-cell office:value-type="float" office:value="228.293571428571">
                <text:p>228.293571428571</text:p>
              </table:table-cell>
              <table:table-cell office:value-type="float" office:value="894.586875240246">
                <text:p>894.586875240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3">
                <text:p>803</text:p>
              </table:table-cell>
              <table:table-cell office:value-type="float" office:value="252.540428571429">
                <text:p>252.540428571429</text:p>
              </table:table-cell>
              <table:table-cell office:value-type="float" office:value="867.142186555291">
                <text:p>867.142186555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4">
                <text:p>804</text:p>
              </table:table-cell>
              <table:table-cell office:value-type="float" office:value="278.955571428571">
                <text:p>278.955571428571</text:p>
              </table:table-cell>
              <table:table-cell office:value-type="float" office:value="844.988068233608">
                <text:p>844.98806823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5">
                <text:p>805</text:p>
              </table:table-cell>
              <table:table-cell office:value-type="float" office:value="306.000142857143">
                <text:p>306.000142857143</text:p>
              </table:table-cell>
              <table:table-cell office:value-type="float" office:value="828.151348684682">
                <text:p>828.15134868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6">
                <text:p>806</text:p>
              </table:table-cell>
              <table:table-cell office:value-type="float" office:value="333.884">
                <text:p>333.884</text:p>
              </table:table-cell>
              <table:table-cell office:value-type="float" office:value="816.657761801369">
                <text:p>816.65776180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7">
                <text:p>807</text:p>
              </table:table-cell>
              <table:table-cell office:value-type="float" office:value="362.980142857143">
                <text:p>362.980142857143</text:p>
              </table:table-cell>
              <table:table-cell office:value-type="float" office:value="810.531940713656">
                <text:p>810.531940713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8">
                <text:p>808</text:p>
              </table:table-cell>
              <table:table-cell office:value-type="float" office:value="393.871571428571">
                <text:p>393.871571428571</text:p>
              </table:table-cell>
              <table:table-cell office:value-type="float" office:value="809.797411793617">
                <text:p>809.79741179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9">
                <text:p>809</text:p>
              </table:table-cell>
              <table:table-cell office:value-type="float" office:value="425.602285714286">
                <text:p>425.602285714286</text:p>
              </table:table-cell>
              <table:table-cell office:value-type="float" office:value="814.476588913007">
                <text:p>814.47658891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0">
                <text:p>810</text:p>
              </table:table-cell>
              <table:table-cell office:value-type="float" office:value="458.545428571429">
                <text:p>458.545428571429</text:p>
              </table:table-cell>
              <table:table-cell office:value-type="float" office:value="824.590767954913">
                <text:p>824.59076795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1">
                <text:p>811</text:p>
              </table:table-cell>
              <table:table-cell office:value-type="float" office:value="492.700857142857">
                <text:p>492.700857142857</text:p>
              </table:table-cell>
              <table:table-cell office:value-type="float" office:value="840.160121580579">
                <text:p>840.16012158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2">
                <text:p>812</text:p>
              </table:table-cell>
              <table:table-cell office:value-type="float" office:value="528.651428571429">
                <text:p>528.651428571429</text:p>
              </table:table-cell>
              <table:table-cell office:value-type="float" office:value="861.203694252887">
                <text:p>861.203694252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13">
                <text:p>813</text:p>
              </table:table-cell>
              <table:table-cell office:value-type="float" office:value="565.814428571429">
                <text:p>565.814428571429</text:p>
              </table:table-cell>
              <table:table-cell office:value-type="float" office:value="887.739397517413">
                <text:p>887.739397517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4">
                <text:p>814</text:p>
              </table:table-cell>
              <table:table-cell office:value-type="float" office:value="604.772714285714">
                <text:p>604.772714285714</text:p>
              </table:table-cell>
              <table:table-cell office:value-type="float" office:value="919.784005542315">
                <text:p>919.784005542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15">
                <text:p>815</text:p>
              </table:table-cell>
              <table:table-cell office:value-type="float" office:value="643.987285714286">
                <text:p>643.987285714286</text:p>
              </table:table-cell>
              <table:table-cell office:value-type="float" office:value="957.353150918149">
                <text:p>957.353150918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6">
                <text:p>816</text:p>
              </table:table-cell>
              <table:table-cell office:value-type="float" office:value="685.370142857143">
                <text:p>685.370142857143</text:p>
              </table:table-cell>
              <table:table-cell office:value-type="float" office:value="1000.46132071842">
                <text:p>1000.4613207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7">
                <text:p>817</text:p>
              </table:table-cell>
              <table:table-cell office:value-type="float" office:value="728.548142857143">
                <text:p>728.548142857143</text:p>
              </table:table-cell>
              <table:table-cell office:value-type="float" office:value="1049.12185282202">
                <text:p>1049.12185282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8">
                <text:p>818</text:p>
              </table:table-cell>
              <table:table-cell office:value-type="float" office:value="775.27">
                <text:p>775.27</text:p>
              </table:table-cell>
              <table:table-cell office:value-type="float" office:value="1103.34693249819">
                <text:p>1103.34693249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9">
                <text:p>819</text:p>
              </table:table-cell>
              <table:table-cell office:value-type="float" office:value="823.623857142857">
                <text:p>823.623857142857</text:p>
              </table:table-cell>
              <table:table-cell office:value-type="float" office:value="1163.14758925504">
                <text:p>1163.14758925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20">
                <text:p>820</text:p>
              </table:table-cell>
              <table:table-cell office:value-type="float" office:value="876.314157142857">
                <text:p>876.314157142857</text:p>
              </table:table-cell>
              <table:table-cell office:value-type="float" office:value="1228.53369395225">
                <text:p>1228.53369395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1">
                <text:p>821</text:p>
              </table:table-cell>
              <table:table-cell office:value-type="float" office:value="931.056028571429">
                <text:p>931.056028571429</text:p>
              </table:table-cell>
              <table:table-cell office:value-type="float" office:value="1299.5139561786">
                <text:p>1299.5139561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2">
                <text:p>822</text:p>
              </table:table-cell>
              <table:table-cell office:value-type="float" office:value="985.518171428572">
                <text:p>985.518171428572</text:p>
              </table:table-cell>
              <table:table-cell office:value-type="float" office:value="1376.095921895">
                <text:p>1376.09592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23">
                <text:p>823</text:p>
              </table:table-cell>
              <table:table-cell office:value-type="float" office:value="1047.06788571429">
                <text:p>1047.06788571429</text:p>
              </table:table-cell>
              <table:table-cell office:value-type="float" office:value="1458.28597134368">
                <text:p>1458.2859713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24">
                <text:p>824</text:p>
              </table:table-cell>
              <table:table-cell office:value-type="float" office:value="1113.04731428571">
                <text:p>1113.04731428571</text:p>
              </table:table-cell>
              <table:table-cell office:value-type="float" office:value="1546.08931722381">
                <text:p>1546.08931722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25">
                <text:p>825</text:p>
              </table:table-cell>
              <table:table-cell office:value-type="float" office:value="1190.6606">
                <text:p>1190.6606</text:p>
              </table:table-cell>
              <table:table-cell office:value-type="float" office:value="1639.51000313412">
                <text:p>1639.51000313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6">
                <text:p>826</text:p>
              </table:table-cell>
              <table:table-cell office:value-type="float" office:value="1271.25802857143">
                <text:p>1271.25802857143</text:p>
              </table:table-cell>
              <table:table-cell office:value-type="float" office:value="1738.55090228306">
                <text:p>1738.55090228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27">
                <text:p>827</text:p>
              </table:table-cell>
              <table:table-cell office:value-type="float" office:value="1351.13272857143">
                <text:p>1351.13272857143</text:p>
              </table:table-cell>
              <table:table-cell office:value-type="float" office:value="1843.21371646637">
                <text:p>1843.21371646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8">
                <text:p>828</text:p>
              </table:table-cell>
              <table:table-cell office:value-type="float" office:value="1423.034">
                <text:p>1423.034</text:p>
              </table:table-cell>
              <table:table-cell office:value-type="float" office:value="1953.49897531269">
                <text:p>1953.4989753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29">
                <text:p>829</text:p>
              </table:table-cell>
              <table:table-cell office:value-type="float" office:value="1490.31914285714">
                <text:p>1490.31914285714</text:p>
              </table:table-cell>
              <table:table-cell office:value-type="float" office:value="2069.40603579732">
                <text:p>2069.4060357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0">
                <text:p>830</text:p>
              </table:table-cell>
              <table:table-cell office:value-type="float" office:value="1550.60985714286">
                <text:p>1550.60985714286</text:p>
              </table:table-cell>
              <table:table-cell office:value-type="float" office:value="2190.93308202412">
                <text:p>2190.93308202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1">
                <text:p>831</text:p>
              </table:table-cell>
              <table:table-cell office:value-type="float" office:value="1607.35685714286">
                <text:p>1607.35685714286</text:p>
              </table:table-cell>
              <table:table-cell office:value-type="float" office:value="2318.07712527564">
                <text:p>2318.07712527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2">
                <text:p>832</text:p>
              </table:table-cell>
              <table:table-cell office:value-type="float" office:value="1631.46371428571">
                <text:p>1631.46371428571</text:p>
              </table:table-cell>
              <table:table-cell office:value-type="float" office:value="2450.83400433163">
                <text:p>2450.83400433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3">
                <text:p>833</text:p>
              </table:table-cell>
              <table:table-cell office:value-type="float" office:value="1618.68757142857">
                <text:p>1618.68757142857</text:p>
              </table:table-cell>
              <table:table-cell office:value-type="float" office:value="2589.19838605568">
                <text:p>2589.19838605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4">
                <text:p>834</text:p>
              </table:table-cell>
              <table:table-cell office:value-type="float" office:value="1582.01414285714">
                <text:p>1582.01414285714</text:p>
              </table:table-cell>
              <table:table-cell office:value-type="float" office:value="2733.16376624994">
                <text:p>2733.16376624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35">
                <text:p>835</text:p>
              </table:table-cell>
              <table:table-cell office:value-type="float" office:value="1528.78757142857">
                <text:p>1528.78757142857</text:p>
              </table:table-cell>
              <table:table-cell office:value-type="float" office:value="2882.72247077768">
                <text:p>2882.72247077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6">
                <text:p>836</text:p>
              </table:table-cell>
              <table:table-cell office:value-type="float" office:value="1510.15942857143">
                <text:p>1510.15942857143</text:p>
              </table:table-cell>
              <table:table-cell office:value-type="float" office:value="3037.86565695352">
                <text:p>3037.86565695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37">
                <text:p>837</text:p>
              </table:table-cell>
              <table:table-cell office:value-type="float" office:value="1489.06">
                <text:p>1489.06</text:p>
              </table:table-cell>
              <table:table-cell office:value-type="float" office:value="3198.58331520086">
                <text:p>3198.58331520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8">
                <text:p>838</text:p>
              </table:table-cell>
              <table:table-cell office:value-type="float" office:value="1483.02157142857">
                <text:p>1483.02157142857</text:p>
              </table:table-cell>
              <table:table-cell office:value-type="float" office:value="3364.8642709764">
                <text:p>3364.86427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9">
                <text:p>839</text:p>
              </table:table-cell>
              <table:table-cell office:value-type="float" office:value="1546.11014285714">
                <text:p>1546.11014285714</text:p>
              </table:table-cell>
              <table:table-cell office:value-type="float" office:value="3536.69618696083">
                <text:p>3536.6961869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0">
                <text:p>840</text:p>
              </table:table-cell>
              <table:table-cell office:value-type="float" office:value="1628.47942857143">
                <text:p>1628.47942857143</text:p>
              </table:table-cell>
              <table:table-cell office:value-type="float" office:value="3714.0655655158">
                <text:p>3714.0655655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1">
                <text:p>841</text:p>
              </table:table-cell>
              <table:table-cell office:value-type="float" office:value="1693.68958571429">
                <text:p>1693.68958571429</text:p>
              </table:table-cell>
              <table:table-cell office:value-type="float" office:value="3896.95775140601">
                <text:p>3896.95775140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2">
                <text:p>842</text:p>
              </table:table-cell>
              <table:table-cell office:value-type="float" office:value="1766.94315714286">
                <text:p>1766.94315714286</text:p>
              </table:table-cell>
              <table:table-cell office:value-type="float" office:value="4085.35693478623">
                <text:p>4085.35693478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3">
                <text:p>843</text:p>
              </table:table-cell>
              <table:table-cell office:value-type="float" office:value="1723.8583">
                <text:p>1723.8583</text:p>
              </table:table-cell>
              <table:table-cell office:value-type="float" office:value="4279.24615445222">
                <text:p>4279.24615445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4">
                <text:p>844</text:p>
              </table:table-cell>
              <table:table-cell office:value-type="float" office:value="1799.07015714286">
                <text:p>1799.07015714286</text:p>
              </table:table-cell>
              <table:table-cell office:value-type="float" office:value="4478.6073013551">
                <text:p>4478.6073013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45">
                <text:p>845</text:p>
              </table:table-cell>
              <table:table-cell office:value-type="float" office:value="1718.2163">
                <text:p>1718.2163</text:p>
              </table:table-cell>
              <table:table-cell office:value-type="float" office:value="4683.42112237809">
                <text:p>4683.42112237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6">
                <text:p>846</text:p>
              </table:table-cell>
              <table:table-cell office:value-type="float" office:value="1792.79874285714">
                <text:p>1792.79874285714</text:p>
              </table:table-cell>
              <table:table-cell office:value-type="float" office:value="4893.66722437488">
                <text:p>4893.66722437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7">
                <text:p>847</text:p>
              </table:table-cell>
              <table:table-cell office:value-type="float" office:value="1791.91288571429">
                <text:p>1791.91288571429</text:p>
              </table:table-cell>
              <table:table-cell office:value-type="float" office:value="5109.32407846871">
                <text:p>5109.32407846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48">
                <text:p>848</text:p>
              </table:table-cell>
              <table:table-cell office:value-type="float" office:value="1640.32344285714">
                <text:p>1640.32344285714</text:p>
              </table:table-cell>
              <table:table-cell office:value-type="float" office:value="5330.36902461094">
                <text:p>5330.3690246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9">
                <text:p>849</text:p>
              </table:table-cell>
              <table:table-cell office:value-type="float" office:value="1794.78057142857">
                <text:p>1794.78057142857</text:p>
              </table:table-cell>
              <table:table-cell office:value-type="float" office:value="5556.77827639845">
                <text:p>5556.77827639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0">
                <text:p>850</text:p>
              </table:table-cell>
              <table:table-cell office:value-type="float" office:value="1846.445">
                <text:p>1846.445</text:p>
              </table:table-cell>
              <table:table-cell office:value-type="float" office:value="5788.5269261483">
                <text:p>5788.526926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1">
                <text:p>851</text:p>
              </table:table-cell>
              <table:table-cell office:value-type="float" office:value="1810.541">
                <text:p>1810.541</text:p>
              </table:table-cell>
              <table:table-cell office:value-type="float" office:value="6025.58895022878">
                <text:p>6025.58895022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2">
                <text:p>852</text:p>
              </table:table-cell>
              <table:table-cell office:value-type="float" office:value="1936.53142857143">
                <text:p>1936.53142857143</text:p>
              </table:table-cell>
              <table:table-cell office:value-type="float" office:value="6267.93721464536">
                <text:p>6267.93721464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53">
                <text:p>853</text:p>
              </table:table-cell>
              <table:table-cell office:value-type="float" office:value="2083.52784285714">
                <text:p>2083.52784285714</text:p>
              </table:table-cell>
              <table:table-cell office:value-type="float" office:value="6515.54348088065">
                <text:p>6515.54348088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4">
                <text:p>854</text:p>
              </table:table-cell>
              <table:table-cell office:value-type="float" office:value="2099.125">
                <text:p>2099.125</text:p>
              </table:table-cell>
              <table:table-cell office:value-type="float" office:value="6768.37841198636">
                <text:p>6768.37841198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5">
                <text:p>855</text:p>
              </table:table-cell>
              <table:table-cell office:value-type="float" office:value="2309.86271428571">
                <text:p>2309.86271428571</text:p>
              </table:table-cell>
              <table:table-cell office:value-type="float" office:value="7026.41157892652">
                <text:p>7026.4115789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6">
                <text:p>856</text:p>
              </table:table-cell>
              <table:table-cell office:value-type="float" office:value="2244.27957142857">
                <text:p>2244.27957142857</text:p>
              </table:table-cell>
              <table:table-cell office:value-type="float" office:value="7289.61146716991">
                <text:p>7289.61146716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7">
                <text:p>857</text:p>
              </table:table-cell>
              <table:table-cell office:value-type="float" office:value="2402.51372857143">
                <text:p>2402.51372857143</text:p>
              </table:table-cell>
              <table:table-cell office:value-type="float" office:value="7557.9454835306">
                <text:p>7557.945483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58">
                <text:p>858</text:p>
              </table:table-cell>
              <table:table-cell office:value-type="float" office:value="2475.2543">
                <text:p>2475.2543</text:p>
              </table:table-cell>
              <table:table-cell office:value-type="float" office:value="7831.3799632547">
                <text:p>7831.3799632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59">
                <text:p>859</text:p>
              </table:table-cell>
              <table:table-cell office:value-type="float" office:value="2637.21858571429">
                <text:p>2637.21858571429</text:p>
              </table:table-cell>
              <table:table-cell office:value-type="float" office:value="8109.88017735178">
                <text:p>8109.8801773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0">
                <text:p>860</text:p>
              </table:table-cell>
              <table:table-cell office:value-type="float" office:value="2646.31114285714">
                <text:p>2646.31114285714</text:p>
              </table:table-cell>
              <table:table-cell office:value-type="float" office:value="8393.41034016927">
                <text:p>8393.4103401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61">
                <text:p>861</text:p>
              </table:table-cell>
              <table:table-cell office:value-type="float" office:value="2723.52811428571">
                <text:p>2723.52811428571</text:p>
              </table:table-cell>
              <table:table-cell office:value-type="float" office:value="8681.93361720805">
                <text:p>8681.93361720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62">
                <text:p>862</text:p>
              </table:table-cell>
              <table:table-cell office:value-type="float" office:value="2756.75098571429">
                <text:p>2756.75098571429</text:p>
              </table:table-cell>
              <table:table-cell office:value-type="float" office:value="8975.41213317732">
                <text:p>8975.41213317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63">
                <text:p>863</text:p>
              </table:table-cell>
              <table:table-cell office:value-type="float" office:value="2823.84944285714">
                <text:p>2823.84944285714</text:p>
              </table:table-cell>
              <table:table-cell office:value-type="float" office:value="9273.80698028697">
                <text:p>9273.80698028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64">
                <text:p>864</text:p>
              </table:table-cell>
              <table:table-cell office:value-type="float" office:value="2864.95257142857">
                <text:p>2864.95257142857</text:p>
              </table:table-cell>
              <table:table-cell office:value-type="float" office:value="9577.07822677553">
                <text:p>9577.0782267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65">
                <text:p>865</text:p>
              </table:table-cell>
              <table:table-cell office:value-type="float" office:value="2905.40287142857">
                <text:p>2905.40287142857</text:p>
              </table:table-cell>
              <table:table-cell office:value-type="float" office:value="9885.18492567153">
                <text:p>9885.18492567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6">
                <text:p>866</text:p>
              </table:table-cell>
              <table:table-cell office:value-type="float" office:value="2599.3853">
                <text:p>2599.3853</text:p>
              </table:table-cell>
              <table:table-cell office:value-type="float" office:value="10198.0851237865">
                <text:p>10198.0851237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7">
                <text:p>867</text:p>
              </table:table-cell>
              <table:table-cell office:value-type="float" office:value="2577.00374285714">
                <text:p>2577.00374285714</text:p>
              </table:table-cell>
              <table:table-cell office:value-type="float" office:value="10515.7358709371">
                <text:p>10515.7358709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68">
                <text:p>868</text:p>
              </table:table-cell>
              <table:table-cell office:value-type="float" office:value="2727.14775714286">
                <text:p>2727.14775714286</text:p>
              </table:table-cell>
              <table:table-cell office:value-type="float" office:value="10838.0932293949">
                <text:p>10838.093229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69">
                <text:p>869</text:p>
              </table:table-cell>
              <table:table-cell office:value-type="float" office:value="2480.76817142857">
                <text:p>2480.76817142857</text:p>
              </table:table-cell>
              <table:table-cell office:value-type="float" office:value="11165.1122835605">
                <text:p>11165.112283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70">
                <text:p>870</text:p>
              </table:table-cell>
              <table:table-cell office:value-type="float" office:value="2195.76858571429">
                <text:p>2195.76858571429</text:p>
              </table:table-cell>
              <table:table-cell office:value-type="float" office:value="11496.7471498611">
                <text:p>11496.7471498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1">
                <text:p>871</text:p>
              </table:table-cell>
              <table:table-cell office:value-type="float" office:value="2299.214">
                <text:p>2299.214</text:p>
              </table:table-cell>
              <table:table-cell office:value-type="float" office:value="11832.9509868683">
                <text:p>11832.9509868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72">
                <text:p>872</text:p>
              </table:table-cell>
              <table:table-cell office:value-type="float" office:value="2582.13282857143">
                <text:p>2582.13282857143</text:p>
              </table:table-cell>
              <table:table-cell office:value-type="float" office:value="12173.6760056332">
                <text:p>12173.6760056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3">
                <text:p>873</text:p>
              </table:table-cell>
              <table:table-cell office:value-type="float" office:value="2930.09281428571">
                <text:p>2930.09281428571</text:p>
              </table:table-cell>
              <table:table-cell office:value-type="float" office:value="12518.8734802387">
                <text:p>12518.8734802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4">
                <text:p>874</text:p>
              </table:table-cell>
              <table:table-cell office:value-type="float" office:value="2584.22524285714">
                <text:p>2584.22524285714</text:p>
              </table:table-cell>
              <table:table-cell office:value-type="float" office:value="12868.4937585633">
                <text:p>12868.4937585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75">
                <text:p>875</text:p>
              </table:table-cell>
              <table:table-cell office:value-type="float" office:value="2389.48095714286">
                <text:p>2389.48095714286</text:p>
              </table:table-cell>
              <table:table-cell office:value-type="float" office:value="13222.4862732567">
                <text:p>13222.4862732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76">
                <text:p>876</text:p>
              </table:table-cell>
              <table:table-cell office:value-type="float" office:value="2700.67422857143">
                <text:p>2700.67422857143</text:p>
              </table:table-cell>
              <table:table-cell office:value-type="float" office:value="13580.7995529231">
                <text:p>13580.799552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77">
                <text:p>877</text:p>
              </table:table-cell>
              <table:table-cell office:value-type="float" office:value="3013.1148">
                <text:p>3013.1148</text:p>
              </table:table-cell>
              <table:table-cell office:value-type="float" office:value="13943.3812335098">
                <text:p>13943.3812335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8">
                <text:p>878</text:p>
              </table:table-cell>
              <table:table-cell office:value-type="float" office:value="2925.54637142857">
                <text:p>2925.54637142857</text:p>
              </table:table-cell>
              <table:table-cell office:value-type="float" office:value="14310.1780698989">
                <text:p>14310.1780698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9">
                <text:p>879</text:p>
              </table:table-cell>
              <table:table-cell office:value-type="float" office:value="2713.8761">
                <text:p>2713.8761</text:p>
              </table:table-cell>
              <table:table-cell office:value-type="float" office:value="14681.1359476991">
                <text:p>14681.1359476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80">
                <text:p>880</text:p>
              </table:table-cell>
              <table:table-cell office:value-type="float" office:value="2658.76111428571">
                <text:p>2658.76111428571</text:p>
              </table:table-cell>
              <table:table-cell office:value-type="float" office:value="15056.1998952345">
                <text:p>15056.199895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81">
                <text:p>881</text:p>
              </table:table-cell>
              <table:table-cell office:value-type="float" office:value="2939.20882857143">
                <text:p>2939.20882857143</text:p>
              </table:table-cell>
              <table:table-cell office:value-type="float" office:value="15435.3140957281">
                <text:p>15435.314095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82">
                <text:p>882</text:p>
              </table:table-cell>
              <table:table-cell office:value-type="float" office:value="3082.0321">
                <text:p>3082.0321</text:p>
              </table:table-cell>
              <table:table-cell office:value-type="float" office:value="15818.4218996774">
                <text:p>15818.421899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83">
                <text:p>883</text:p>
              </table:table-cell>
              <table:table-cell office:value-type="float" office:value="7110.57732857143">
                <text:p>7110.57732857143</text:p>
              </table:table-cell>
              <table:table-cell office:value-type="float" office:value="16205.4658374177">
                <text:p>16205.465837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84">
                <text:p>884</text:p>
              </table:table-cell>
              <table:table-cell office:value-type="float" office:value="7951.12727142857">
                <text:p>7951.12727142857</text:p>
              </table:table-cell>
              <table:table-cell office:value-type="float" office:value="16596.3876318728">
                <text:p>16596.387631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5">
                <text:p>885</text:p>
              </table:table-cell>
              <table:table-cell office:value-type="float" office:value="8777.50202857143">
                <text:p>8777.50202857143</text:p>
              </table:table-cell>
              <table:table-cell office:value-type="float" office:value="16991.128211487">
                <text:p>16991.12821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6">
                <text:p>886</text:p>
              </table:table-cell>
              <table:table-cell office:value-type="float" office:value="9625.4659">
                <text:p>9625.4659</text:p>
              </table:table-cell>
              <table:table-cell office:value-type="float" office:value="17389.6277233378">
                <text:p>17389.6277233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7">
                <text:p>887</text:p>
              </table:table-cell>
              <table:table-cell office:value-type="float" office:value="10552.4886714286">
                <text:p>10552.4886714286</text:p>
              </table:table-cell>
              <table:table-cell office:value-type="float" office:value="17791.8255464253">
                <text:p>17791.825546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88">
                <text:p>888</text:p>
              </table:table-cell>
              <table:table-cell office:value-type="float" office:value="11502.9888571429">
                <text:p>11502.9888571429</text:p>
              </table:table-cell>
              <table:table-cell office:value-type="float" office:value="18197.6603051353">
                <text:p>18197.660305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89">
                <text:p>889</text:p>
              </table:table-cell>
              <table:table-cell office:value-type="float" office:value="12443.2774714286">
                <text:p>12443.2774714286</text:p>
              </table:table-cell>
              <table:table-cell office:value-type="float" office:value="18607.0698828722">
                <text:p>18607.0698828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90">
                <text:p>890</text:p>
              </table:table-cell>
              <table:table-cell office:value-type="float" office:value="9441.56347142857">
                <text:p>9441.56347142857</text:p>
              </table:table-cell>
              <table:table-cell office:value-type="float" office:value="19019.99143586">
                <text:p>19019.99143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1">
                <text:p>891</text:p>
              </table:table-cell>
              <table:table-cell office:value-type="float" office:value="9627.58817142857">
                <text:p>9627.58817142857</text:p>
              </table:table-cell>
              <table:table-cell office:value-type="float" office:value="19436.3614071075">
                <text:p>19436.361407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92">
                <text:p>892</text:p>
              </table:table-cell>
              <table:table-cell office:value-type="float" office:value="9880.0353">
                <text:p>9880.0353</text:p>
              </table:table-cell>
              <table:table-cell office:value-type="float" office:value="19856.1155405333">
                <text:p>19856.115540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93">
                <text:p>893</text:p>
              </table:table-cell>
              <table:table-cell office:value-type="float" office:value="10128.3324571429">
                <text:p>10128.3324571429</text:p>
              </table:table-cell>
              <table:table-cell office:value-type="float" office:value="20279.1888952494">
                <text:p>20279.1888952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94">
                <text:p>894</text:p>
              </table:table-cell>
              <table:table-cell office:value-type="float" office:value="10356.9055714286">
                <text:p>10356.9055714286</text:p>
              </table:table-cell>
              <table:table-cell office:value-type="float" office:value="20705.5158599983">
                <text:p>20705.5158599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5">
                <text:p>895</text:p>
              </table:table-cell>
              <table:table-cell office:value-type="float" office:value="10576.4096142857">
                <text:p>10576.4096142857</text:p>
              </table:table-cell>
              <table:table-cell office:value-type="float" office:value="21135.0301677411">
                <text:p>21135.0301677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96">
                <text:p>896</text:p>
              </table:table-cell>
              <table:table-cell office:value-type="float" office:value="10785.1191571429">
                <text:p>10785.1191571429</text:p>
              </table:table-cell>
              <table:table-cell office:value-type="float" office:value="21567.6649103932">
                <text:p>21567.664910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97">
                <text:p>897</text:p>
              </table:table-cell>
              <table:table-cell office:value-type="float" office:value="11022.6451">
                <text:p>11022.6451</text:p>
              </table:table-cell>
              <table:table-cell office:value-type="float" office:value="22003.3525537033">
                <text:p>22003.3525537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98">
                <text:p>898</text:p>
              </table:table-cell>
              <table:table-cell office:value-type="float" office:value="11248.6072857143">
                <text:p>11248.6072857143</text:p>
              </table:table-cell>
              <table:table-cell office:value-type="float" office:value="22442.0249522737">
                <text:p>22442.0249522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99">
                <text:p>899</text:p>
              </table:table-cell>
              <table:table-cell office:value-type="float" office:value="11461.3268714286">
                <text:p>11461.3268714286</text:p>
              </table:table-cell>
              <table:table-cell office:value-type="float" office:value="22883.6133647167">
                <text:p>22883.613364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0">
                <text:p>900</text:p>
              </table:table-cell>
              <table:table-cell office:value-type="float" office:value="11674.8159857143">
                <text:p>11674.8159857143</text:p>
              </table:table-cell>
              <table:table-cell office:value-type="float" office:value="23328.048468945">
                <text:p>23328.048468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1">
                <text:p>901</text:p>
              </table:table-cell>
              <table:table-cell office:value-type="float" office:value="11828.4338714286">
                <text:p>11828.4338714286</text:p>
              </table:table-cell>
              <table:table-cell office:value-type="float" office:value="23775.2603775915">
                <text:p>23775.2603775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02">
                <text:p>902</text:p>
              </table:table-cell>
              <table:table-cell office:value-type="float" office:value="12029.4026142857">
                <text:p>12029.4026142857</text:p>
              </table:table-cell>
              <table:table-cell office:value-type="float" office:value="24225.1786535555">
                <text:p>24225.178653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03">
                <text:p>903</text:p>
              </table:table-cell>
              <table:table-cell office:value-type="float" office:value="12212.5597">
                <text:p>12212.5597</text:p>
              </table:table-cell>
              <table:table-cell office:value-type="float" office:value="24677.7323256716">
                <text:p>24677.7323256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04">
                <text:p>904</text:p>
              </table:table-cell>
              <table:table-cell office:value-type="float" office:value="12399.2834714286">
                <text:p>12399.2834714286</text:p>
              </table:table-cell>
              <table:table-cell office:value-type="float" office:value="25132.8499044972">
                <text:p>25132.8499044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5">
                <text:p>905</text:p>
              </table:table-cell>
              <table:table-cell office:value-type="float" office:value="12591.5796571429">
                <text:p>12591.5796571429</text:p>
              </table:table-cell>
              <table:table-cell office:value-type="float" office:value="25590.4593982153">
                <text:p>25590.459398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06">
                <text:p>906</text:p>
              </table:table-cell>
              <table:table-cell office:value-type="float" office:value="12770.214">
                <text:p>12770.214</text:p>
              </table:table-cell>
              <table:table-cell office:value-type="float" office:value="26050.4883286489">
                <text:p>26050.4883286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07">
                <text:p>907</text:p>
              </table:table-cell>
              <table:table-cell office:value-type="float" office:value="12960.6448">
                <text:p>12960.6448</text:p>
              </table:table-cell>
              <table:table-cell office:value-type="float" office:value="26512.8637473829">
                <text:p>26512.8637473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08">
                <text:p>908</text:p>
              </table:table-cell>
              <table:table-cell office:value-type="float" office:value="13205.3514">
                <text:p>13205.3514</text:p>
              </table:table-cell>
              <table:table-cell office:value-type="float" office:value="26977.5122519905">
                <text:p>26977.512251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09">
                <text:p>909</text:p>
              </table:table-cell>
              <table:table-cell office:value-type="float" office:value="13445.6519142857">
                <text:p>13445.6519142857</text:p>
              </table:table-cell>
              <table:table-cell office:value-type="float" office:value="27444.3600023589">
                <text:p>27444.360002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0">
                <text:p>910</text:p>
              </table:table-cell>
              <table:table-cell office:value-type="float" office:value="13694.1819142857">
                <text:p>13694.1819142857</text:p>
              </table:table-cell>
              <table:table-cell office:value-type="float" office:value="27913.3327371124">
                <text:p>27913.3327371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1">
                <text:p>911</text:p>
              </table:table-cell>
              <table:table-cell office:value-type="float" office:value="13949.5200857143">
                <text:p>13949.5200857143</text:p>
              </table:table-cell>
              <table:table-cell office:value-type="float" office:value="28384.3557901269">
                <text:p>28384.3557901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2">
                <text:p>912</text:p>
              </table:table-cell>
              <table:table-cell office:value-type="float" office:value="14205.4176857143">
                <text:p>14205.4176857143</text:p>
              </table:table-cell>
              <table:table-cell office:value-type="float" office:value="28857.3541071342">
                <text:p>28857.354107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3">
                <text:p>913</text:p>
              </table:table-cell>
              <table:table-cell office:value-type="float" office:value="14431.9390285714">
                <text:p>14431.9390285714</text:p>
              </table:table-cell>
              <table:table-cell office:value-type="float" office:value="29332.2522624101">
                <text:p>29332.252262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4">
                <text:p>914</text:p>
              </table:table-cell>
              <table:table-cell office:value-type="float" office:value="14657.3648142857">
                <text:p>14657.3648142857</text:p>
              </table:table-cell>
              <table:table-cell office:value-type="float" office:value="29808.9744755437">
                <text:p>29808.9744755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5">
                <text:p>915</text:p>
              </table:table-cell>
              <table:table-cell office:value-type="float" office:value="14887.8267285714">
                <text:p>14887.8267285714</text:p>
              </table:table-cell>
              <table:table-cell office:value-type="float" office:value="30287.4446282843">
                <text:p>30287.4446282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16">
                <text:p>916</text:p>
              </table:table-cell>
              <table:table-cell office:value-type="float" office:value="15073.4552142857">
                <text:p>15073.4552142857</text:p>
              </table:table-cell>
              <table:table-cell office:value-type="float" office:value="30767.5862814602">
                <text:p>30767.5862814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17">
                <text:p>917</text:p>
              </table:table-cell>
              <table:table-cell office:value-type="float" office:value="15274.6809285714">
                <text:p>15274.6809285714</text:p>
              </table:table-cell>
              <table:table-cell office:value-type="float" office:value="31249.3226919668">
                <text:p>31249.322691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8">
                <text:p>918</text:p>
              </table:table-cell>
              <table:table-cell office:value-type="float" office:value="15448.8624285714">
                <text:p>15448.8624285714</text:p>
              </table:table-cell>
              <table:table-cell office:value-type="float" office:value="31732.5768298211">
                <text:p>31732.576829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9">
                <text:p>919</text:p>
              </table:table-cell>
              <table:table-cell office:value-type="float" office:value="15658.6210714286">
                <text:p>15658.6210714286</text:p>
              </table:table-cell>
              <table:table-cell office:value-type="float" office:value="32217.2713952752">
                <text:p>32217.2713952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0">
                <text:p>920</text:p>
              </table:table-cell>
              <table:table-cell office:value-type="float" office:value="15904.0040285714">
                <text:p>15904.0040285714</text:p>
              </table:table-cell>
              <table:table-cell office:value-type="float" office:value="32703.3288359884">
                <text:p>32703.3288359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1">
                <text:p>921</text:p>
              </table:table-cell>
              <table:table-cell office:value-type="float" office:value="16146.0298428571">
                <text:p>16146.0298428571</text:p>
              </table:table-cell>
              <table:table-cell office:value-type="float" office:value="33190.6713642521">
                <text:p>33190.6713642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2">
                <text:p>922</text:p>
              </table:table-cell>
              <table:table-cell office:value-type="float" office:value="16377.7269714286">
                <text:p>16377.7269714286</text:p>
              </table:table-cell>
              <table:table-cell office:value-type="float" office:value="33679.2209742631">
                <text:p>33679.220974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3">
                <text:p>923</text:p>
              </table:table-cell>
              <table:table-cell office:value-type="float" office:value="16632.1321">
                <text:p>16632.1321</text:p>
              </table:table-cell>
              <table:table-cell office:value-type="float" office:value="34168.8994594429">
                <text:p>34168.899459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4">
                <text:p>924</text:p>
              </table:table-cell>
              <table:table-cell office:value-type="float" office:value="16905.0726714286">
                <text:p>16905.0726714286</text:p>
              </table:table-cell>
              <table:table-cell office:value-type="float" office:value="34659.6284297972">
                <text:p>34659.6284297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5">
                <text:p>925</text:p>
              </table:table-cell>
              <table:table-cell office:value-type="float" office:value="17168.2207">
                <text:p>17168.2207</text:p>
              </table:table-cell>
              <table:table-cell office:value-type="float" office:value="35151.3293293125">
                <text:p>35151.329329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6">
                <text:p>926</text:p>
              </table:table-cell>
              <table:table-cell office:value-type="float" office:value="17420.2717571429">
                <text:p>17420.2717571429</text:p>
              </table:table-cell>
              <table:table-cell office:value-type="float" office:value="35643.923453386">
                <text:p>35643.92345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27">
                <text:p>927</text:p>
              </table:table-cell>
              <table:table-cell office:value-type="float" office:value="17686.9868857143">
                <text:p>17686.9868857143</text:p>
              </table:table-cell>
              <table:table-cell office:value-type="float" office:value="36137.3319662835">
                <text:p>36137.3319662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8">
                <text:p>928</text:p>
              </table:table-cell>
              <table:table-cell office:value-type="float" office:value="17943.9101571429">
                <text:p>17943.9101571429</text:p>
              </table:table-cell>
              <table:table-cell office:value-type="float" office:value="36631.4759186228">
                <text:p>36631.4759186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29">
                <text:p>929</text:p>
              </table:table-cell>
              <table:table-cell office:value-type="float" office:value="18241.5639">
                <text:p>18241.5639</text:p>
              </table:table-cell>
              <table:table-cell office:value-type="float" office:value="37126.2762648771">
                <text:p>37126.2762648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30">
                <text:p>930</text:p>
              </table:table-cell>
              <table:table-cell office:value-type="float" office:value="18483.7530714286">
                <text:p>18483.7530714286</text:p>
              </table:table-cell>
              <table:table-cell office:value-type="float" office:value="37621.6538808952">
                <text:p>37621.6538808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31">
                <text:p>931</text:p>
              </table:table-cell>
              <table:table-cell office:value-type="float" office:value="18743.4972142857">
                <text:p>18743.4972142857</text:p>
              </table:table-cell>
              <table:table-cell office:value-type="float" office:value="38117.529581434">
                <text:p>38117.52958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32">
                <text:p>932</text:p>
              </table:table-cell>
              <table:table-cell office:value-type="float" office:value="19000.7472142857">
                <text:p>19000.7472142857</text:p>
              </table:table-cell>
              <table:table-cell office:value-type="float" office:value="38613.8241376998">
                <text:p>38613.8241376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33">
                <text:p>933</text:p>
              </table:table-cell>
              <table:table-cell office:value-type="float" office:value="19272.0318142857">
                <text:p>19272.0318142857</text:p>
              </table:table-cell>
              <table:table-cell office:value-type="float" office:value="39110.458294893">
                <text:p>39110.45829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34">
                <text:p>934</text:p>
              </table:table-cell>
              <table:table-cell office:value-type="float" office:value="19525.2952">
                <text:p>19525.2952</text:p>
              </table:table-cell>
              <table:table-cell office:value-type="float" office:value="39607.3527897538">
                <text:p>39607.3527897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35">
                <text:p>935</text:p>
              </table:table-cell>
              <table:table-cell office:value-type="float" office:value="19807.2117714286">
                <text:p>19807.2117714286</text:p>
              </table:table-cell>
              <table:table-cell office:value-type="float" office:value="40104.4283681034">
                <text:p>40104.428368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36">
                <text:p>936</text:p>
              </table:table-cell>
              <table:table-cell office:value-type="float" office:value="20387.6676857143">
                <text:p>20387.6676857143</text:p>
              </table:table-cell>
              <table:table-cell office:value-type="float" office:value="40601.6058023773">
                <text:p>40601.6058023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7">
                <text:p>937</text:p>
              </table:table-cell>
              <table:table-cell office:value-type="float" office:value="21016.0577571429">
                <text:p>21016.0577571429</text:p>
              </table:table-cell>
              <table:table-cell office:value-type="float" office:value="41098.8059091468">
                <text:p>41098.805909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8">
                <text:p>938</text:p>
              </table:table-cell>
              <table:table-cell office:value-type="float" office:value="21620.5973857143">
                <text:p>21620.5973857143</text:p>
              </table:table-cell>
              <table:table-cell office:value-type="float" office:value="41595.9495666236">
                <text:p>41595.949566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9">
                <text:p>939</text:p>
              </table:table-cell>
              <table:table-cell office:value-type="float" office:value="22247.4715428571">
                <text:p>22247.4715428571</text:p>
              </table:table-cell>
              <table:table-cell office:value-type="float" office:value="42092.9577321446">
                <text:p>42092.957732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40">
                <text:p>940</text:p>
              </table:table-cell>
              <table:table-cell office:value-type="float" office:value="22874.4623428571">
                <text:p>22874.4623428571</text:p>
              </table:table-cell>
              <table:table-cell office:value-type="float" office:value="42589.7514596324">
                <text:p>42589.7514596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1">
                <text:p>941</text:p>
              </table:table-cell>
              <table:table-cell office:value-type="float" office:value="23501.2438714286">
                <text:p>23501.2438714286</text:p>
              </table:table-cell>
              <table:table-cell office:value-type="float" office:value="43086.2519170266">
                <text:p>43086.251917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42">
                <text:p>942</text:p>
              </table:table-cell>
              <table:table-cell office:value-type="float" office:value="24145.1378428571">
                <text:p>24145.1378428571</text:p>
              </table:table-cell>
              <table:table-cell office:value-type="float" office:value="43582.3804036836">
                <text:p>43582.3804036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3">
                <text:p>943</text:p>
              </table:table-cell>
              <table:table-cell office:value-type="float" office:value="24445.3326">
                <text:p>24445.3326</text:p>
              </table:table-cell>
              <table:table-cell office:value-type="float" office:value="44078.0583677391">
                <text:p>44078.05836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44">
                <text:p>944</text:p>
              </table:table-cell>
              <table:table-cell office:value-type="float" office:value="24765.2977142857">
                <text:p>24765.2977142857</text:p>
              </table:table-cell>
              <table:table-cell office:value-type="float" office:value="44573.2074234299">
                <text:p>44573.2074234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45">
                <text:p>945</text:p>
              </table:table-cell>
              <table:table-cell office:value-type="float" office:value="25086.1487142857">
                <text:p>25086.1487142857</text:p>
              </table:table-cell>
              <table:table-cell office:value-type="float" office:value="45067.7493683716">
                <text:p>45067.7493683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46">
                <text:p>946</text:p>
              </table:table-cell>
              <table:table-cell office:value-type="float" office:value="25403.6660142857">
                <text:p>25403.6660142857</text:p>
              </table:table-cell>
              <table:table-cell office:value-type="float" office:value="45561.6062007873">
                <text:p>45561.606200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47">
                <text:p>947</text:p>
              </table:table-cell>
              <table:table-cell office:value-type="float" office:value="25731.0457571429">
                <text:p>25731.0457571429</text:p>
              </table:table-cell>
              <table:table-cell office:value-type="float" office:value="46054.7001366829">
                <text:p>46054.700136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48">
                <text:p>948</text:p>
              </table:table-cell>
              <table:table-cell office:value-type="float" office:value="26040.1928">
                <text:p>26040.1928</text:p>
              </table:table-cell>
              <table:table-cell office:value-type="float" office:value="46546.9536269672">
                <text:p>46546.9536269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9">
                <text:p>949</text:p>
              </table:table-cell>
              <table:table-cell office:value-type="float" office:value="26336.9137857143">
                <text:p>26336.9137857143</text:p>
              </table:table-cell>
              <table:table-cell office:value-type="float" office:value="47038.2893745095">
                <text:p>47038.289374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50">
                <text:p>950</text:p>
              </table:table-cell>
              <table:table-cell office:value-type="float" office:value="26650.3041285714">
                <text:p>26650.3041285714</text:p>
              </table:table-cell>
              <table:table-cell office:value-type="float" office:value="47528.6303511342">
                <text:p>47528.6303511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51">
                <text:p>951</text:p>
              </table:table-cell>
              <table:table-cell office:value-type="float" office:value="26947.8409714286">
                <text:p>26947.8409714286</text:p>
              </table:table-cell>
              <table:table-cell office:value-type="float" office:value="48017.8998145451">
                <text:p>48017.8998145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2">
                <text:p>952</text:p>
              </table:table-cell>
              <table:table-cell office:value-type="float" office:value="27243.7927">
                <text:p>27243.7927</text:p>
              </table:table-cell>
              <table:table-cell office:value-type="float" office:value="48506.0213251785">
                <text:p>48506.0213251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3">
                <text:p>953</text:p>
              </table:table-cell>
              <table:table-cell office:value-type="float" office:value="27548.3242285714">
                <text:p>27548.3242285714</text:p>
              </table:table-cell>
              <table:table-cell office:value-type="float" office:value="48992.918762979">
                <text:p>48992.91876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54">
                <text:p>954</text:p>
              </table:table-cell>
              <table:table-cell office:value-type="float" office:value="27806.8326">
                <text:p>27806.8326</text:p>
              </table:table-cell>
              <table:table-cell office:value-type="float" office:value="49478.516344095">
                <text:p>49478.51634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5">
                <text:p>955</text:p>
              </table:table-cell>
              <table:table-cell office:value-type="float" office:value="28109.1026857143">
                <text:p>28109.1026857143</text:p>
              </table:table-cell>
              <table:table-cell office:value-type="float" office:value="49962.73863749">
                <text:p>49962.73863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6">
                <text:p>956</text:p>
              </table:table-cell>
              <table:table-cell office:value-type="float" office:value="28380.5973857143">
                <text:p>28380.5973857143</text:p>
              </table:table-cell>
              <table:table-cell office:value-type="float" office:value="50445.5105814655">
                <text:p>50445.5105814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7">
                <text:p>957</text:p>
              </table:table-cell>
              <table:table-cell office:value-type="float" office:value="28630.2703714286">
                <text:p>28630.2703714286</text:p>
              </table:table-cell>
              <table:table-cell office:value-type="float" office:value="50926.7575000921">
                <text:p>50926.7575000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58">
                <text:p>958</text:p>
              </table:table-cell>
              <table:table-cell office:value-type="float" office:value="28883.2070285714">
                <text:p>28883.2070285714</text:p>
              </table:table-cell>
              <table:table-cell office:value-type="float" office:value="51406.4051195447">
                <text:p>51406.4051195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9">
                <text:p>959</text:p>
              </table:table-cell>
              <table:table-cell office:value-type="float" office:value="29152.6032285714">
                <text:p>29152.6032285714</text:p>
              </table:table-cell>
              <table:table-cell office:value-type="float" office:value="51884.3795843377">
                <text:p>51884.379584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60">
                <text:p>960</text:p>
              </table:table-cell>
              <table:table-cell office:value-type="float" office:value="29419.9944142857">
                <text:p>29419.9944142857</text:p>
              </table:table-cell>
              <table:table-cell office:value-type="float" office:value="52360.6074734575">
                <text:p>52360.6074734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61">
                <text:p>961</text:p>
              </table:table-cell>
              <table:table-cell office:value-type="float" office:value="29680.2522285714">
                <text:p>29680.2522285714</text:p>
              </table:table-cell>
              <table:table-cell office:value-type="float" office:value="52835.0158163868">
                <text:p>52835.0158163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2">
                <text:p>962</text:p>
              </table:table-cell>
              <table:table-cell office:value-type="float" office:value="29909.8512857143">
                <text:p>29909.8512857143</text:p>
              </table:table-cell>
              <table:table-cell office:value-type="float" office:value="53307.5321090187">
                <text:p>53307.532109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3">
                <text:p>963</text:p>
              </table:table-cell>
              <table:table-cell office:value-type="float" office:value="30186.0320857143">
                <text:p>30186.0320857143</text:p>
              </table:table-cell>
              <table:table-cell office:value-type="float" office:value="53778.0843294562">
                <text:p>53778.0843294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4">
                <text:p>964</text:p>
              </table:table-cell>
              <table:table-cell office:value-type="float" office:value="30429.0368285714">
                <text:p>30429.0368285714</text:p>
              </table:table-cell>
              <table:table-cell office:value-type="float" office:value="54246.6009536927">
                <text:p>54246.6009536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5">
                <text:p>965</text:p>
              </table:table-cell>
              <table:table-cell office:value-type="float" office:value="30693.1177428571">
                <text:p>30693.1177428571</text:p>
              </table:table-cell>
              <table:table-cell office:value-type="float" office:value="54713.0109711715">
                <text:p>54713.010971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6">
                <text:p>966</text:p>
              </table:table-cell>
              <table:table-cell office:value-type="float" office:value="30918.6607142857">
                <text:p>30918.6607142857</text:p>
              </table:table-cell>
              <table:table-cell office:value-type="float" office:value="55177.243900219">
                <text:p>55177.243900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7">
                <text:p>967</text:p>
              </table:table-cell>
              <table:table-cell office:value-type="float" office:value="31160.7798571429">
                <text:p>31160.7798571429</text:p>
              </table:table-cell>
              <table:table-cell office:value-type="float" office:value="55639.229803349">
                <text:p>55639.229803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68">
                <text:p>968</text:p>
              </table:table-cell>
              <table:table-cell office:value-type="float" office:value="31422.3426285714">
                <text:p>31422.3426285714</text:p>
              </table:table-cell>
              <table:table-cell office:value-type="float" office:value="56098.8993024347">
                <text:p>56098.8993024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69">
                <text:p>969</text:p>
              </table:table-cell>
              <table:table-cell office:value-type="float" office:value="31669.1004428571">
                <text:p>31669.1004428571</text:p>
              </table:table-cell>
              <table:table-cell office:value-type="float" office:value="56556.1835937436">
                <text:p>56556.1835937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0">
                <text:p>970</text:p>
              </table:table-cell>
              <table:table-cell office:value-type="float" office:value="31871.4218714286">
                <text:p>31871.4218714286</text:p>
              </table:table-cell>
              <table:table-cell office:value-type="float" office:value="57011.0144628334">
                <text:p>57011.0144628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1">
                <text:p>971</text:p>
              </table:table-cell>
              <table:table-cell office:value-type="float" office:value="32103.0957">
                <text:p>32103.0957</text:p>
              </table:table-cell>
              <table:table-cell office:value-type="float" office:value="57463.3242993046">
                <text:p>57463.3242993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72">
                <text:p>972</text:p>
              </table:table-cell>
              <table:table-cell office:value-type="float" office:value="32305.0440857143">
                <text:p>32305.0440857143</text:p>
              </table:table-cell>
              <table:table-cell office:value-type="float" office:value="57913.0461114063">
                <text:p>57913.0461114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73">
                <text:p>973</text:p>
              </table:table-cell>
              <table:table-cell office:value-type="float" office:value="32519.9782428571">
                <text:p>32519.9782428571</text:p>
              </table:table-cell>
              <table:table-cell office:value-type="float" office:value="58360.113540492">
                <text:p>58360.113540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74">
                <text:p>974</text:p>
              </table:table-cell>
              <table:table-cell office:value-type="float" office:value="32710.8286857143">
                <text:p>32710.8286857143</text:p>
              </table:table-cell>
              <table:table-cell office:value-type="float" office:value="58804.4608753226">
                <text:p>58804.460875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75">
                <text:p>975</text:p>
              </table:table-cell>
              <table:table-cell office:value-type="float" office:value="32896.2938142857">
                <text:p>32896.2938142857</text:p>
              </table:table-cell>
              <table:table-cell office:value-type="float" office:value="59246.0230662118">
                <text:p>59246.023066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76">
                <text:p>976</text:p>
              </table:table-cell>
              <table:table-cell office:value-type="float" office:value="33110.3889571429">
                <text:p>33110.3889571429</text:p>
              </table:table-cell>
              <table:table-cell office:value-type="float" office:value="59684.7357390124">
                <text:p>59684.735739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77">
                <text:p>977</text:p>
              </table:table-cell>
              <table:table-cell office:value-type="float" office:value="33333.3898">
                <text:p>33333.3898</text:p>
              </table:table-cell>
              <table:table-cell office:value-type="float" office:value="60120.5352089392">
                <text:p>60120.5352089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78">
                <text:p>978</text:p>
              </table:table-cell>
              <table:table-cell office:value-type="float" office:value="33554.0128571429">
                <text:p>33554.0128571429</text:p>
              </table:table-cell>
              <table:table-cell office:value-type="float" office:value="60553.3584942253">
                <text:p>60553.3584942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79">
                <text:p>979</text:p>
              </table:table-cell>
              <table:table-cell office:value-type="float" office:value="33731.4576142857">
                <text:p>33731.4576142857</text:p>
              </table:table-cell>
              <table:table-cell office:value-type="float" office:value="60983.1433296088">
                <text:p>60983.143329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80">
                <text:p>980</text:p>
              </table:table-cell>
              <table:table-cell office:value-type="float" office:value="33933.2662">
                <text:p>33933.2662</text:p>
              </table:table-cell>
              <table:table-cell office:value-type="float" office:value="61409.8281796473">
                <text:p>61409.8281796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81">
                <text:p>981</text:p>
              </table:table-cell>
              <table:table-cell office:value-type="float" office:value="34106.6317142857">
                <text:p>34106.6317142857</text:p>
              </table:table-cell>
              <table:table-cell office:value-type="float" office:value="61833.3522518564">
                <text:p>61833.3522518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82">
                <text:p>982</text:p>
              </table:table-cell>
              <table:table-cell office:value-type="float" office:value="34288.5067142857">
                <text:p>34288.5067142857</text:p>
              </table:table-cell>
              <table:table-cell office:value-type="float" office:value="62253.6555096694">
                <text:p>62253.655509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83">
                <text:p>983</text:p>
              </table:table-cell>
              <table:table-cell office:value-type="float" office:value="34461.8487857143">
                <text:p>34461.8487857143</text:p>
              </table:table-cell>
              <table:table-cell office:value-type="float" office:value="62670.6786852149">
                <text:p>62670.6786852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84">
                <text:p>984</text:p>
              </table:table-cell>
              <table:table-cell office:value-type="float" office:value="34659.6473285714">
                <text:p>34659.6473285714</text:p>
              </table:table-cell>
              <table:table-cell office:value-type="float" office:value="63084.3632919105">
                <text:p>63084.363291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85">
                <text:p>985</text:p>
              </table:table-cell>
              <table:table-cell office:value-type="float" office:value="34870.851">
                <text:p>34870.851</text:p>
              </table:table-cell>
              <table:table-cell office:value-type="float" office:value="63494.651636868">
                <text:p>63494.651636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86">
                <text:p>986</text:p>
              </table:table-cell>
              <table:table-cell office:value-type="float" office:value="35152.7912857143">
                <text:p>35152.7912857143</text:p>
              </table:table-cell>
              <table:table-cell office:value-type="float" office:value="63901.4868331085">
                <text:p>63901.486833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87">
                <text:p>987</text:p>
              </table:table-cell>
              <table:table-cell office:value-type="float" office:value="35413.3286714286">
                <text:p>35413.3286714286</text:p>
              </table:table-cell>
              <table:table-cell office:value-type="float" office:value="64304.8128115841">
                <text:p>64304.8128115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88">
                <text:p>988</text:p>
              </table:table-cell>
              <table:table-cell office:value-type="float" office:value="35710.6322428571">
                <text:p>35710.6322428571</text:p>
              </table:table-cell>
              <table:table-cell office:value-type="float" office:value="64704.5743330038">
                <text:p>64704.574333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89">
                <text:p>989</text:p>
              </table:table-cell>
              <table:table-cell office:value-type="float" office:value="36060.9525571429">
                <text:p>36060.9525571429</text:p>
              </table:table-cell>
              <table:table-cell office:value-type="float" office:value="65100.7169994596">
                <text:p>65100.7169994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90">
                <text:p>990</text:p>
              </table:table-cell>
              <table:table-cell office:value-type="float" office:value="36418.1037857143">
                <text:p>36418.1037857143</text:p>
              </table:table-cell>
              <table:table-cell office:value-type="float" office:value="65493.1872658526">
                <text:p>65493.1872658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91">
                <text:p>991</text:p>
              </table:table-cell>
              <table:table-cell office:value-type="float" office:value="36784.7215285714">
                <text:p>36784.7215285714</text:p>
              </table:table-cell>
              <table:table-cell office:value-type="float" office:value="65881.9324511135">
                <text:p>65881.9324511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2">
                <text:p>992</text:p>
              </table:table-cell>
              <table:table-cell office:value-type="float" office:value="37129.1902857143">
                <text:p>37129.1902857143</text:p>
              </table:table-cell>
              <table:table-cell office:value-type="float" office:value="66266.9007492172">
                <text:p>66266.9007492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3">
                <text:p>993</text:p>
              </table:table-cell>
              <table:table-cell office:value-type="float" office:value="37453.7248857143">
                <text:p>37453.7248857143</text:p>
              </table:table-cell>
              <table:table-cell office:value-type="float" office:value="66648.0412399882">
                <text:p>66648.0412399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94">
                <text:p>994</text:p>
              </table:table-cell>
              <table:table-cell office:value-type="float" office:value="37791.5022428571">
                <text:p>37791.5022428571</text:p>
              </table:table-cell>
              <table:table-cell office:value-type="float" office:value="67025.3038996934">
                <text:p>67025.303899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95">
                <text:p>995</text:p>
              </table:table-cell>
              <table:table-cell office:value-type="float" office:value="38140.0033571429">
                <text:p>38140.0033571429</text:p>
              </table:table-cell>
              <table:table-cell office:value-type="float" office:value="67398.639611422">
                <text:p>67398.63961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96">
                <text:p>996</text:p>
              </table:table-cell>
              <table:table-cell office:value-type="float" office:value="38411.5680857143">
                <text:p>38411.5680857143</text:p>
              </table:table-cell>
              <table:table-cell office:value-type="float" office:value="67768.0001752476">
                <text:p>67768.0001752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7">
                <text:p>997</text:p>
              </table:table-cell>
              <table:table-cell office:value-type="float" office:value="38684.9983285714">
                <text:p>38684.9983285714</text:p>
              </table:table-cell>
              <table:table-cell office:value-type="float" office:value="68133.3383181723">
                <text:p>68133.338318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98">
                <text:p>998</text:p>
              </table:table-cell>
              <table:table-cell office:value-type="float" office:value="38921.8945285714">
                <text:p>38921.8945285714</text:p>
              </table:table-cell>
              <table:table-cell office:value-type="float" office:value="68494.6077038492">
                <text:p>68494.6077038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9">
                <text:p>999</text:p>
              </table:table-cell>
              <table:table-cell office:value-type="float" office:value="39150.4453142857">
                <text:p>39150.4453142857</text:p>
              </table:table-cell>
              <table:table-cell office:value-type="float" office:value="68851.7629420813">
                <text:p>68851.7629420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00">
                <text:p>1000</text:p>
              </table:table-cell>
              <table:table-cell office:value-type="float" office:value="39349.6423">
                <text:p>39349.6423</text:p>
              </table:table-cell>
              <table:table-cell office:value-type="float" office:value="69204.7595980956">
                <text:p>69204.759598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1">
                <text:p>1001</text:p>
              </table:table-cell>
              <table:table-cell office:value-type="float" office:value="39551.3108142857">
                <text:p>39551.3108142857</text:p>
              </table:table-cell>
              <table:table-cell office:value-type="float" office:value="69553.5542015887">
                <text:p>69553.5542015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2">
                <text:p>1002</text:p>
              </table:table-cell>
              <table:table-cell office:value-type="float" office:value="39726.1679571429">
                <text:p>39726.1679571429</text:p>
              </table:table-cell>
              <table:table-cell office:value-type="float" office:value="69898.1042555427">
                <text:p>69898.1042555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03">
                <text:p>1003</text:p>
              </table:table-cell>
              <table:table-cell office:value-type="float" office:value="39982.928">
                <text:p>39982.928</text:p>
              </table:table-cell>
              <table:table-cell office:value-type="float" office:value="70238.3682448103">
                <text:p>70238.3682448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4">
                <text:p>1004</text:p>
              </table:table-cell>
              <table:table-cell office:value-type="float" office:value="40240.6205285714">
                <text:p>40240.6205285714</text:p>
              </table:table-cell>
              <table:table-cell office:value-type="float" office:value="70574.3056444644">
                <text:p>70574.305644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05">
                <text:p>1005</text:p>
              </table:table-cell>
              <table:table-cell office:value-type="float" office:value="40546.9698714286">
                <text:p>40546.9698714286</text:p>
              </table:table-cell>
              <table:table-cell office:value-type="float" office:value="70905.876927914">
                <text:p>70905.876927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06">
                <text:p>1006</text:p>
              </table:table-cell>
              <table:table-cell office:value-type="float" office:value="40873.2059142857">
                <text:p>40873.2059142857</text:p>
              </table:table-cell>
              <table:table-cell office:value-type="float" office:value="71233.0435747812">
                <text:p>71233.043574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7">
                <text:p>1007</text:p>
              </table:table-cell>
              <table:table-cell office:value-type="float" office:value="41237.5613857143">
                <text:p>41237.5613857143</text:p>
              </table:table-cell>
              <table:table-cell office:value-type="float" office:value="71555.7680785393">
                <text:p>71555.7680785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8">
                <text:p>1008</text:p>
              </table:table-cell>
              <table:table-cell office:value-type="float" office:value="41668.9922">
                <text:p>41668.9922</text:p>
              </table:table-cell>
              <table:table-cell office:value-type="float" office:value="71874.0139539105">
                <text:p>71874.0139539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09">
                <text:p>1009</text:p>
              </table:table-cell>
              <table:table-cell office:value-type="float" office:value="42037.9179857143">
                <text:p>42037.9179857143</text:p>
              </table:table-cell>
              <table:table-cell office:value-type="float" office:value="72187.7457440199">
                <text:p>72187.7457440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0">
                <text:p>1010</text:p>
              </table:table-cell>
              <table:table-cell office:value-type="float" office:value="42423.6534714286">
                <text:p>42423.6534714286</text:p>
              </table:table-cell>
              <table:table-cell office:value-type="float" office:value="72496.929027306">
                <text:p>72496.929027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1">
                <text:p>1011</text:p>
              </table:table-cell>
              <table:table-cell office:value-type="float" office:value="42768.9620714286">
                <text:p>42768.9620714286</text:p>
              </table:table-cell>
              <table:table-cell office:value-type="float" office:value="72801.5304241851">
                <text:p>72801.530424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12">
                <text:p>1012</text:p>
              </table:table-cell>
              <table:table-cell office:value-type="float" office:value="43055.6121714286">
                <text:p>43055.6121714286</text:p>
              </table:table-cell>
              <table:table-cell office:value-type="float" office:value="73101.5176034679">
                <text:p>73101.5176034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13">
                <text:p>1013</text:p>
              </table:table-cell>
              <table:table-cell office:value-type="float" office:value="43326.8738857143">
                <text:p>43326.8738857143</text:p>
              </table:table-cell>
              <table:table-cell office:value-type="float" office:value="73396.8592885281">
                <text:p>73396.859288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14">
                <text:p>1014</text:p>
              </table:table-cell>
              <table:table-cell office:value-type="float" office:value="43480.9815857143">
                <text:p>43480.9815857143</text:p>
              </table:table-cell>
              <table:table-cell office:value-type="float" office:value="73687.52526322">
                <text:p>73687.52526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15">
                <text:p>1015</text:p>
              </table:table-cell>
              <table:table-cell office:value-type="float" office:value="43582.5853714286">
                <text:p>43582.5853714286</text:p>
              </table:table-cell>
              <table:table-cell office:value-type="float" office:value="73973.4863775451">
                <text:p>73973.4863775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6">
                <text:p>1016</text:p>
              </table:table-cell>
              <table:table-cell office:value-type="float" office:value="43756.4637142857">
                <text:p>43756.4637142857</text:p>
              </table:table-cell>
              <table:table-cell office:value-type="float" office:value="74254.7145530661">
                <text:p>74254.714553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17">
                <text:p>1017</text:p>
              </table:table-cell>
              <table:table-cell office:value-type="float" office:value="43906.5139428571">
                <text:p>43906.5139428571</text:p>
              </table:table-cell>
              <table:table-cell office:value-type="float" office:value="74531.1827880658">
                <text:p>74531.182788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18">
                <text:p>1018</text:p>
              </table:table-cell>
              <table:table-cell office:value-type="float" office:value="44058.4062428572">
                <text:p>44058.4062428572</text:p>
              </table:table-cell>
              <table:table-cell office:value-type="float" office:value="74802.8651624522">
                <text:p>74802.865162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19">
                <text:p>1019</text:p>
              </table:table-cell>
              <table:table-cell office:value-type="float" office:value="44274.5753285714">
                <text:p>44274.5753285714</text:p>
              </table:table-cell>
              <table:table-cell office:value-type="float" office:value="75069.7368424066">
                <text:p>75069.736842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20">
                <text:p>1020</text:p>
              </table:table-cell>
              <table:table-cell office:value-type="float" office:value="44587.4536857143">
                <text:p>44587.4536857143</text:p>
              </table:table-cell>
              <table:table-cell office:value-type="float" office:value="75331.7740847747">
                <text:p>75331.7740847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21">
                <text:p>1021</text:p>
              </table:table-cell>
              <table:table-cell office:value-type="float" office:value="44968.9218714286">
                <text:p>44968.9218714286</text:p>
              </table:table-cell>
              <table:table-cell office:value-type="float" office:value="75588.9542411993">
                <text:p>75588.954241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22">
                <text:p>1022</text:p>
              </table:table-cell>
              <table:table-cell office:value-type="float" office:value="45403.476">
                <text:p>45403.476</text:p>
              </table:table-cell>
              <table:table-cell office:value-type="float" office:value="75841.2557619942">
                <text:p>75841.255761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23">
                <text:p>1023</text:p>
              </table:table-cell>
              <table:table-cell office:value-type="float" office:value="45832.4123857143">
                <text:p>45832.4123857143</text:p>
              </table:table-cell>
              <table:table-cell office:value-type="float" office:value="76088.6581997576">
                <text:p>76088.6581997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24">
                <text:p>1024</text:p>
              </table:table-cell>
              <table:table-cell office:value-type="float" office:value="46273.1456428571">
                <text:p>46273.1456428571</text:p>
              </table:table-cell>
              <table:table-cell office:value-type="float" office:value="76331.1422127257">
                <text:p>76331.1422127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25">
                <text:p>1025</text:p>
              </table:table-cell>
              <table:table-cell office:value-type="float" office:value="46759.8074714286">
                <text:p>46759.8074714286</text:p>
              </table:table-cell>
              <table:table-cell office:value-type="float" office:value="76568.6895678634">
                <text:p>76568.6895678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6">
                <text:p>1026</text:p>
              </table:table-cell>
              <table:table-cell office:value-type="float" office:value="47143.5368285714">
                <text:p>47143.5368285714</text:p>
              </table:table-cell>
              <table:table-cell office:value-type="float" office:value="76801.2831436947">
                <text:p>76801.283143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27">
                <text:p>1027</text:p>
              </table:table-cell>
              <table:table-cell office:value-type="float" office:value="47481.5474285714">
                <text:p>47481.5474285714</text:p>
              </table:table-cell>
              <table:table-cell office:value-type="float" office:value="77028.9069328685">
                <text:p>77028.9069328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8">
                <text:p>1028</text:p>
              </table:table-cell>
              <table:table-cell office:value-type="float" office:value="47837.5798">
                <text:p>47837.5798</text:p>
              </table:table-cell>
              <table:table-cell office:value-type="float" office:value="77251.5460444629">
                <text:p>77251.546044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9">
                <text:p>1029</text:p>
              </table:table-cell>
              <table:table-cell office:value-type="float" office:value="48040.8805857143">
                <text:p>48040.8805857143</text:p>
              </table:table-cell>
              <table:table-cell office:value-type="float" office:value="77469.1867060244">
                <text:p>77469.1867060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30">
                <text:p>1030</text:p>
              </table:table-cell>
              <table:table-cell office:value-type="float" office:value="48250.0089285714">
                <text:p>48250.0089285714</text:p>
              </table:table-cell>
              <table:table-cell office:value-type="float" office:value="77681.8162653438">
                <text:p>77681.8162653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31">
                <text:p>1031</text:p>
              </table:table-cell>
              <table:table-cell office:value-type="float" office:value="48355.8091571429">
                <text:p>48355.8091571429</text:p>
              </table:table-cell>
              <table:table-cell office:value-type="float" office:value="77889.4231919674">
                <text:p>77889.423191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32">
                <text:p>1032</text:p>
              </table:table-cell>
              <table:table-cell office:value-type="float" office:value="48486.649">
                <text:p>48486.649</text:p>
              </table:table-cell>
              <table:table-cell office:value-type="float" office:value="78091.9970784435">
                <text:p>78091.997078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33">
                <text:p>1033</text:p>
              </table:table-cell>
              <table:table-cell office:value-type="float" office:value="48669.7834857143">
                <text:p>48669.7834857143</text:p>
              </table:table-cell>
              <table:table-cell office:value-type="float" office:value="78289.5286413037">
                <text:p>78289.5286413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34">
                <text:p>1034</text:p>
              </table:table-cell>
              <table:table-cell office:value-type="float" office:value="48877.0005571429">
                <text:p>48877.0005571429</text:p>
              </table:table-cell>
              <table:table-cell office:value-type="float" office:value="78482.0097217795">
                <text:p>78482.009721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35">
                <text:p>1035</text:p>
              </table:table-cell>
              <table:table-cell office:value-type="float" office:value="49108.3482142857">
                <text:p>49108.3482142857</text:p>
              </table:table-cell>
              <table:table-cell office:value-type="float" office:value="78669.4332862534">
                <text:p>78669.4332862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6">
                <text:p>1036</text:p>
              </table:table-cell>
              <table:table-cell office:value-type="float" office:value="49482.1467714286">
                <text:p>49482.1467714286</text:p>
              </table:table-cell>
              <table:table-cell office:value-type="float" office:value="78851.7934264449">
                <text:p>78851.7934264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37">
                <text:p>1037</text:p>
              </table:table-cell>
              <table:table-cell office:value-type="float" office:value="49896.6512428571">
                <text:p>49896.6512428571</text:p>
              </table:table-cell>
              <table:table-cell office:value-type="float" office:value="79029.0853593309">
                <text:p>79029.0853593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38">
                <text:p>1038</text:p>
              </table:table-cell>
              <table:table-cell office:value-type="float" office:value="50416.0234428571">
                <text:p>50416.0234428571</text:p>
              </table:table-cell>
              <table:table-cell office:value-type="float" office:value="79201.3054268017">
                <text:p>79201.3054268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39">
                <text:p>1039</text:p>
              </table:table-cell>
              <table:table-cell office:value-type="float" office:value="50912.1283428571">
                <text:p>50912.1283428571</text:p>
              </table:table-cell>
              <table:table-cell office:value-type="float" office:value="79368.4510950515">
                <text:p>79368.451095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40">
                <text:p>1040</text:p>
              </table:table-cell>
              <table:table-cell office:value-type="float" office:value="51436.0463142857">
                <text:p>51436.0463142857</text:p>
              </table:table-cell>
              <table:table-cell office:value-type="float" office:value="79530.5209537041">
                <text:p>79530.520953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1">
                <text:p>1041</text:p>
              </table:table-cell>
              <table:table-cell office:value-type="float" office:value="51882.5842714286">
                <text:p>51882.5842714286</text:p>
              </table:table-cell>
              <table:table-cell office:value-type="float" office:value="79687.5147146747">
                <text:p>79687.5147146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42">
                <text:p>1042</text:p>
              </table:table-cell>
              <table:table-cell office:value-type="float" office:value="52311.4514571429">
                <text:p>52311.4514571429</text:p>
              </table:table-cell>
              <table:table-cell office:value-type="float" office:value="79839.4332107669">
                <text:p>79839.4332107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43">
                <text:p>1043</text:p>
              </table:table-cell>
              <table:table-cell office:value-type="float" office:value="52610.5262285714">
                <text:p>52610.5262285714</text:p>
              </table:table-cell>
              <table:table-cell office:value-type="float" office:value="79986.2783940064">
                <text:p>79986.2783940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44">
                <text:p>1044</text:p>
              </table:table-cell>
              <table:table-cell office:value-type="float" office:value="52819.7723142857">
                <text:p>52819.7723142857</text:p>
              </table:table-cell>
              <table:table-cell office:value-type="float" office:value="80128.0533337116">
                <text:p>80128.0533337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45">
                <text:p>1045</text:p>
              </table:table-cell>
              <table:table-cell office:value-type="float" office:value="52906.3844857143">
                <text:p>52906.3844857143</text:p>
              </table:table-cell>
              <table:table-cell office:value-type="float" office:value="80264.7622143011">
                <text:p>80264.7622143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46">
                <text:p>1046</text:p>
              </table:table-cell>
              <table:table-cell office:value-type="float" office:value="52892.7455428571">
                <text:p>52892.7455428571</text:p>
              </table:table-cell>
              <table:table-cell office:value-type="float" office:value="80396.4103328391">
                <text:p>80396.4103328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47">
                <text:p>1047</text:p>
              </table:table-cell>
              <table:table-cell office:value-type="float" office:value="52747.4754571429">
                <text:p>52747.4754571429</text:p>
              </table:table-cell>
              <table:table-cell office:value-type="float" office:value="80523.00409632">
                <text:p>80523.0040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48">
                <text:p>1048</text:p>
              </table:table-cell>
              <table:table-cell office:value-type="float" office:value="52636.5937571429">
                <text:p>52636.5937571429</text:p>
              </table:table-cell>
              <table:table-cell office:value-type="float" office:value="80644.5510186912">
                <text:p>80644.551018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49">
                <text:p>1049</text:p>
              </table:table-cell>
              <table:table-cell office:value-type="float" office:value="52448.8432">
                <text:p>52448.8432</text:p>
              </table:table-cell>
              <table:table-cell office:value-type="float" office:value="80761.0597176172">
                <text:p>80761.0597176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50">
                <text:p>1050</text:p>
              </table:table-cell>
              <table:table-cell office:value-type="float" office:value="52341.2483285714">
                <text:p>52341.2483285714</text:p>
              </table:table-cell>
              <table:table-cell office:value-type="float" office:value="80872.5399109831">
                <text:p>80872.5399109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51">
                <text:p>1051</text:p>
              </table:table-cell>
              <table:table-cell office:value-type="float" office:value="52315.5329285714">
                <text:p>52315.5329285714</text:p>
              </table:table-cell>
              <table:table-cell office:value-type="float" office:value="80979.0024131416">
                <text:p>80979.0024131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52">
                <text:p>1052</text:p>
              </table:table-cell>
              <table:table-cell office:value-type="float" office:value="52458.0078142857">
                <text:p>52458.0078142857</text:p>
              </table:table-cell>
              <table:table-cell office:value-type="float" office:value="81080.4591309011">
                <text:p>81080.4591309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53">
                <text:p>1053</text:p>
              </table:table-cell>
              <table:table-cell office:value-type="float" office:value="52782.9860428572">
                <text:p>52782.9860428572</text:p>
              </table:table-cell>
              <table:table-cell office:value-type="float" office:value="81176.9230592587">
                <text:p>81176.9230592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54">
                <text:p>1054</text:p>
              </table:table-cell>
              <table:table-cell office:value-type="float" office:value="53302.2181857143">
                <text:p>53302.2181857143</text:p>
              </table:table-cell>
              <table:table-cell office:value-type="float" office:value="81268.4082768778">
                <text:p>81268.4082768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55">
                <text:p>1055</text:p>
              </table:table-cell>
              <table:table-cell office:value-type="float" office:value="53854.3694142857">
                <text:p>53854.3694142857</text:p>
              </table:table-cell>
              <table:table-cell office:value-type="float" office:value="81354.9299413111">
                <text:p>81354.929941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56">
                <text:p>1056</text:p>
              </table:table-cell>
              <table:table-cell office:value-type="float" office:value="54489.2645">
                <text:p>54489.2645</text:p>
              </table:table-cell>
              <table:table-cell office:value-type="float" office:value="81436.5042839719">
                <text:p>81436.5042839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57">
                <text:p>1057</text:p>
              </table:table-cell>
              <table:table-cell office:value-type="float" office:value="55143.9765571429">
                <text:p>55143.9765571429</text:p>
              </table:table-cell>
              <table:table-cell office:value-type="float" office:value="81513.1486048529">
                <text:p>81513.1486048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58">
                <text:p>1058</text:p>
              </table:table-cell>
              <table:table-cell office:value-type="float" office:value="55733.7589285714">
                <text:p>55733.7589285714</text:p>
              </table:table-cell>
              <table:table-cell office:value-type="float" office:value="81584.8812669954">
                <text:p>81584.8812669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59">
                <text:p>1059</text:p>
              </table:table-cell>
              <table:table-cell office:value-type="float" office:value="56198.9012285714">
                <text:p>56198.9012285714</text:p>
              </table:table-cell>
              <table:table-cell office:value-type="float" office:value="81651.7216907091">
                <text:p>81651.7216907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60">
                <text:p>1060</text:p>
              </table:table-cell>
              <table:table-cell office:value-type="float" office:value="56526.4665285714">
                <text:p>56526.4665285714</text:p>
              </table:table-cell>
              <table:table-cell office:value-type="float" office:value="81713.6903475454">
                <text:p>81713.6903475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61">
                <text:p>1061</text:p>
              </table:table-cell>
              <table:table-cell office:value-type="float" office:value="56636.2762285714">
                <text:p>56636.2762285714</text:p>
              </table:table-cell>
              <table:table-cell office:value-type="float" office:value="81770.808754024">
                <text:p>81770.808754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62">
                <text:p>1062</text:p>
              </table:table-cell>
              <table:table-cell office:value-type="float" office:value="56643.4810285714">
                <text:p>56643.4810285714</text:p>
              </table:table-cell>
              <table:table-cell office:value-type="float" office:value="81823.0994651155">
                <text:p>81823.099465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63">
                <text:p>1063</text:p>
              </table:table-cell>
              <table:table-cell office:value-type="float" office:value="56617.0189714286">
                <text:p>56617.0189714286</text:p>
              </table:table-cell>
              <table:table-cell office:value-type="float" office:value="81870.5860674813">
                <text:p>81870.5860674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64">
                <text:p>1064</text:p>
              </table:table-cell>
              <table:table-cell office:value-type="float" office:value="56541.0608285714">
                <text:p>56541.0608285714</text:p>
              </table:table-cell>
              <table:table-cell office:value-type="float" office:value="81913.2931724726">
                <text:p>81913.2931724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65">
                <text:p>1065</text:p>
              </table:table-cell>
              <table:table-cell office:value-type="float" office:value="56499.9336">
                <text:p>56499.9336</text:p>
              </table:table-cell>
              <table:table-cell office:value-type="float" office:value="81951.2464088898">
                <text:p>81951.2464088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66">
                <text:p>1066</text:p>
              </table:table-cell>
              <table:table-cell office:value-type="float" office:value="56457.4559285714">
                <text:p>56457.4559285714</text:p>
              </table:table-cell>
              <table:table-cell office:value-type="float" office:value="81984.4724155049">
                <text:p>81984.4724155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67">
                <text:p>1067</text:p>
              </table:table-cell>
              <table:table-cell office:value-type="float" office:value="56527.7483428571">
                <text:p>56527.7483428571</text:p>
              </table:table-cell>
              <table:table-cell office:value-type="float" office:value="82012.9988333473">
                <text:p>82012.9988333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68">
                <text:p>1068</text:p>
              </table:table-cell>
              <table:table-cell office:value-type="float" office:value="56718.0865142857">
                <text:p>56718.0865142857</text:p>
              </table:table-cell>
              <table:table-cell office:value-type="float" office:value="82036.8542977571">
                <text:p>82036.8542977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69">
                <text:p>1069</text:p>
              </table:table-cell>
              <table:table-cell office:value-type="float" office:value="57087.2215571429">
                <text:p>57087.2215571429</text:p>
              </table:table-cell>
              <table:table-cell office:value-type="float" office:value="82056.0684302053">
                <text:p>82056.068430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70">
                <text:p>1070</text:p>
              </table:table-cell>
              <table:table-cell office:value-type="float" office:value="57523.8750285714">
                <text:p>57523.8750285714</text:p>
              </table:table-cell>
              <table:table-cell office:value-type="float" office:value="82070.6718298855">
                <text:p>82070.6718298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71">
                <text:p>1071</text:p>
              </table:table-cell>
              <table:table-cell office:value-type="float" office:value="58077.1696714286">
                <text:p>58077.1696714286</text:p>
              </table:table-cell>
              <table:table-cell office:value-type="float" office:value="82080.6960650763">
                <text:p>82080.696065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72">
                <text:p>1072</text:p>
              </table:table-cell>
              <table:table-cell office:value-type="float" office:value="58714.5597285714">
                <text:p>58714.5597285714</text:p>
              </table:table-cell>
              <table:table-cell office:value-type="float" office:value="82086.1736642799">
                <text:p>82086.1736642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73">
                <text:p>1073</text:p>
              </table:table-cell>
              <table:table-cell office:value-type="float" office:value="59387.7131857143">
                <text:p>59387.7131857143</text:p>
              </table:table-cell>
              <table:table-cell office:value-type="float" office:value="82087.1381071356">
                <text:p>82087.1381071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74">
                <text:p>1074</text:p>
              </table:table-cell>
              <table:table-cell office:value-type="float" office:value="59978.2182">
                <text:p>59978.2182</text:p>
              </table:table-cell>
              <table:table-cell office:value-type="float" office:value="82083.623815113">
                <text:p>82083.623815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75">
                <text:p>1075</text:p>
              </table:table-cell>
              <table:table-cell office:value-type="float" office:value="60467.2126285714">
                <text:p>60467.2126285714</text:p>
              </table:table-cell>
              <table:table-cell office:value-type="float" office:value="82075.6661419859">
                <text:p>82075.6661419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76">
                <text:p>1076</text:p>
              </table:table-cell>
              <table:table-cell office:value-type="float" office:value="60709.1679857143">
                <text:p>60709.1679857143</text:p>
              </table:table-cell>
              <table:table-cell office:value-type="float" office:value="82063.3013640898">
                <text:p>82063.3013640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77">
                <text:p>1077</text:p>
              </table:table-cell>
              <table:table-cell office:value-type="float" office:value="60864.9537">
                <text:p>60864.9537</text:p>
              </table:table-cell>
              <table:table-cell office:value-type="float" office:value="82046.5666703652">
                <text:p>82046.5666703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78">
                <text:p>1078</text:p>
              </table:table-cell>
              <table:table-cell office:value-type="float" office:value="60813.0323857143">
                <text:p>60813.0323857143</text:p>
              </table:table-cell>
              <table:table-cell office:value-type="float" office:value="82025.5001521882">
                <text:p>82025.5001521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79">
                <text:p>1079</text:p>
              </table:table-cell>
              <table:table-cell office:value-type="float" office:value="60673.8454428571">
                <text:p>60673.8454428571</text:p>
              </table:table-cell>
              <table:table-cell office:value-type="float" office:value="82000.1407929931">
                <text:p>82000.140792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80">
                <text:p>1080</text:p>
              </table:table-cell>
              <table:table-cell office:value-type="float" office:value="60447.7433142857">
                <text:p>60447.7433142857</text:p>
              </table:table-cell>
              <table:table-cell office:value-type="float" office:value="81970.5284576873">
                <text:p>81970.5284576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81">
                <text:p>1081</text:p>
              </table:table-cell>
              <table:table-cell office:value-type="float" office:value="60235.3259">
                <text:p>60235.3259</text:p>
              </table:table-cell>
              <table:table-cell office:value-type="float" office:value="81936.7038818622">
                <text:p>81936.7038818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82">
                <text:p>1082</text:p>
              </table:table-cell>
              <table:table-cell office:value-type="float" office:value="60162.9112714286">
                <text:p>60162.9112714286</text:p>
              </table:table-cell>
              <table:table-cell office:value-type="float" office:value="81898.7086608022">
                <text:p>81898.7086608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83">
                <text:p>1083</text:p>
              </table:table-cell>
              <table:table-cell office:value-type="float" office:value="60171.9341428571">
                <text:p>60171.9341428571</text:p>
              </table:table-cell>
              <table:table-cell office:value-type="float" office:value="81856.5852382954">
                <text:p>81856.5852382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84">
                <text:p>1084</text:p>
              </table:table-cell>
              <table:table-cell office:value-type="float" office:value="60318.4408285714">
                <text:p>60318.4408285714</text:p>
              </table:table-cell>
              <table:table-cell office:value-type="float" office:value="81810.3768952472">
                <text:p>81810.3768952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85">
                <text:p>1085</text:p>
              </table:table-cell>
              <table:table-cell office:value-type="float" office:value="60690.0702857143">
                <text:p>60690.0702857143</text:p>
              </table:table-cell>
              <table:table-cell office:value-type="float" office:value="81760.1277381013">
                <text:p>81760.127738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86">
                <text:p>1086</text:p>
              </table:table-cell>
              <table:table-cell office:value-type="float" office:value="61080.4681714286">
                <text:p>61080.4681714286</text:p>
              </table:table-cell>
              <table:table-cell office:value-type="float" office:value="81705.8826870696">
                <text:p>81705.8826870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87">
                <text:p>1087</text:p>
              </table:table-cell>
              <table:table-cell office:value-type="float" office:value="61634.5078">
                <text:p>61634.5078</text:p>
              </table:table-cell>
              <table:table-cell office:value-type="float" office:value="81647.6874641741">
                <text:p>81647.687464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88">
                <text:p>1088</text:p>
              </table:table-cell>
              <table:table-cell office:value-type="float" office:value="62191.0898285714">
                <text:p>62191.0898285714</text:p>
              </table:table-cell>
              <table:table-cell office:value-type="float" office:value="81585.588581104">
                <text:p>81585.58858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89">
                <text:p>1089</text:p>
              </table:table-cell>
              <table:table-cell office:value-type="float" office:value="62782.5965285714">
                <text:p>62782.5965285714</text:p>
              </table:table-cell>
              <table:table-cell office:value-type="float" office:value="81519.6333268917">
                <text:p>81519.6333268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90">
                <text:p>1090</text:p>
              </table:table-cell>
              <table:table-cell office:value-type="float" office:value="63397.7204142857">
                <text:p>63397.7204142857</text:p>
              </table:table-cell>
              <table:table-cell office:value-type="float" office:value="81449.8697554083">
                <text:p>81449.8697554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91">
                <text:p>1091</text:p>
              </table:table-cell>
              <table:table-cell office:value-type="float" office:value="63896.6925142857">
                <text:p>63896.6925142857</text:p>
              </table:table-cell>
              <table:table-cell office:value-type="float" office:value="81376.3466726843">
                <text:p>81376.3466726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92">
                <text:p>1092</text:p>
              </table:table-cell>
              <table:table-cell office:value-type="float" office:value="64112.6300142857">
                <text:p>64112.6300142857</text:p>
              </table:table-cell>
              <table:table-cell office:value-type="float" office:value="81299.1136240573">
                <text:p>81299.1136240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93">
                <text:p>1093</text:p>
              </table:table-cell>
              <table:table-cell office:value-type="float" office:value="64238.7834714286">
                <text:p>64238.7834714286</text:p>
              </table:table-cell>
              <table:table-cell office:value-type="float" office:value="81218.2208811491">
                <text:p>81218.2208811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94">
                <text:p>1094</text:p>
              </table:table-cell>
              <table:table-cell office:value-type="float" office:value="64108.7840285714">
                <text:p>64108.7840285714</text:p>
              </table:table-cell>
              <table:table-cell office:value-type="float" office:value="81133.7194286775">
                <text:p>81133.719428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95">
                <text:p>1095</text:p>
              </table:table-cell>
              <table:table-cell office:value-type="float" office:value="63785.5558">
                <text:p>63785.5558</text:p>
              </table:table-cell>
              <table:table-cell office:value-type="float" office:value="81045.6609511034">
                <text:p>81045.6609511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96">
                <text:p>1096</text:p>
              </table:table-cell>
              <table:table-cell office:value-type="float" office:value="63458.7131714286">
                <text:p>63458.7131714286</text:p>
              </table:table-cell>
              <table:table-cell office:value-type="float" office:value="80954.0978191187">
                <text:p>80954.0978191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97">
                <text:p>1097</text:p>
              </table:table-cell>
              <table:table-cell office:value-type="float" office:value="63293.6244428571">
                <text:p>63293.6244428571</text:p>
              </table:table-cell>
              <table:table-cell office:value-type="float" office:value="80859.0830759763">
                <text:p>80859.0830759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98">
                <text:p>1098</text:p>
              </table:table-cell>
              <table:table-cell office:value-type="float" office:value="63105.6417428571">
                <text:p>63105.6417428571</text:p>
              </table:table-cell>
              <table:table-cell office:value-type="float" office:value="80760.6704236678">
                <text:p>80760.6704236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99">
                <text:p>1099</text:p>
              </table:table-cell>
              <table:table-cell office:value-type="float" office:value="63101.7712142857">
                <text:p>63101.7712142857</text:p>
              </table:table-cell>
              <table:table-cell office:value-type="float" office:value="80658.9142089493">
                <text:p>80658.9142089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00">
                <text:p>1100</text:p>
              </table:table-cell>
              <table:table-cell office:value-type="float" office:value="63406.2092714286">
                <text:p>63406.2092714286</text:p>
              </table:table-cell>
              <table:table-cell office:value-type="float" office:value="80553.8694092213">
                <text:p>80553.8694092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01">
                <text:p>1101</text:p>
              </table:table-cell>
              <table:table-cell office:value-type="float" office:value="63922.4341571429">
                <text:p>63922.4341571429</text:p>
              </table:table-cell>
              <table:table-cell office:value-type="float" office:value="80445.5916182653">
                <text:p>80445.591618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02">
                <text:p>1102</text:p>
              </table:table-cell>
              <table:table-cell office:value-type="float" office:value="64763.3097142857">
                <text:p>64763.3097142857</text:p>
              </table:table-cell>
              <table:table-cell office:value-type="float" office:value="80334.1370318394">
                <text:p>80334.137031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03">
                <text:p>1103</text:p>
              </table:table-cell>
              <table:table-cell office:value-type="float" office:value="65536.9698571429">
                <text:p>65536.9698571429</text:p>
              </table:table-cell>
              <table:table-cell office:value-type="float" office:value="80219.5624331378">
                <text:p>80219.5624331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04">
                <text:p>1104</text:p>
              </table:table-cell>
              <table:table-cell office:value-type="float" office:value="66098.0742142857">
                <text:p>66098.0742142857</text:p>
              </table:table-cell>
              <table:table-cell office:value-type="float" office:value="80101.9251781178">
                <text:p>80101.9251781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5">
                <text:p>1105</text:p>
              </table:table-cell>
              <table:table-cell office:value-type="float" office:value="66641.6462">
                <text:p>66641.6462</text:p>
              </table:table-cell>
              <table:table-cell office:value-type="float" office:value="79981.2831806958">
                <text:p>79981.283180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06">
                <text:p>1106</text:p>
              </table:table-cell>
              <table:table-cell office:value-type="float" office:value="67076.5278857143">
                <text:p>67076.5278857143</text:p>
              </table:table-cell>
              <table:table-cell office:value-type="float" office:value="79857.6948978188">
                <text:p>79857.6948978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07">
                <text:p>1107</text:p>
              </table:table-cell>
              <table:table-cell office:value-type="float" office:value="67218.3482">
                <text:p>67218.3482</text:p>
              </table:table-cell>
              <table:table-cell office:value-type="float" office:value="79731.2193144125">
                <text:p>79731.219314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08">
                <text:p>1108</text:p>
              </table:table-cell>
              <table:table-cell office:value-type="float" office:value="67290.2254285714">
                <text:p>67290.2254285714</text:p>
              </table:table-cell>
              <table:table-cell office:value-type="float" office:value="79601.9159282112">
                <text:p>79601.9159282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09">
                <text:p>1109</text:p>
              </table:table-cell>
              <table:table-cell office:value-type="float" office:value="67083.7544428571">
                <text:p>67083.7544428571</text:p>
              </table:table-cell>
              <table:table-cell office:value-type="float" office:value="79469.8447344726">
                <text:p>79469.8447344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10">
                <text:p>1110</text:p>
              </table:table-cell>
              <table:table-cell office:value-type="float" office:value="66916.6841428571">
                <text:p>66916.6841428571</text:p>
              </table:table-cell>
              <table:table-cell office:value-type="float" office:value="79335.0662105804">
                <text:p>79335.0662105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11">
                <text:p>1111</text:p>
              </table:table-cell>
              <table:table-cell office:value-type="float" office:value="66755.6528857143">
                <text:p>66755.6528857143</text:p>
              </table:table-cell>
              <table:table-cell office:value-type="float" office:value="79197.6413005403">
                <text:p>79197.6413005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12">
                <text:p>1112</text:p>
              </table:table-cell>
              <table:table-cell office:value-type="float" office:value="66622.8325714286">
                <text:p>66622.8325714286</text:p>
              </table:table-cell>
              <table:table-cell office:value-type="float" office:value="79057.6313993713">
                <text:p>79057.631399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13">
                <text:p>1113</text:p>
              </table:table-cell>
              <table:table-cell office:value-type="float" office:value="66589.9129285714">
                <text:p>66589.9129285714</text:p>
              </table:table-cell>
              <table:table-cell office:value-type="float" office:value="78915.0983373967">
                <text:p>78915.098337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14">
                <text:p>1114</text:p>
              </table:table-cell>
              <table:table-cell office:value-type="float" office:value="66841.5211857143">
                <text:p>66841.5211857143</text:p>
              </table:table-cell>
              <table:table-cell office:value-type="float" office:value="78770.1043644393">
                <text:p>78770.1043644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15">
                <text:p>1115</text:p>
              </table:table-cell>
              <table:table-cell office:value-type="float" office:value="67132.5301142857">
                <text:p>67132.5301142857</text:p>
              </table:table-cell>
              <table:table-cell office:value-type="float" office:value="78622.7121339233">
                <text:p>78622.7121339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16">
                <text:p>1116</text:p>
              </table:table-cell>
              <table:table-cell office:value-type="float" office:value="67453.6138285714">
                <text:p>67453.6138285714</text:p>
              </table:table-cell>
              <table:table-cell office:value-type="float" office:value="78472.9846868874">
                <text:p>78472.9846868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17">
                <text:p>1117</text:p>
              </table:table-cell>
              <table:table-cell office:value-type="float" office:value="67624.1595857143">
                <text:p>67624.1595857143</text:p>
              </table:table-cell>
              <table:table-cell office:value-type="float" office:value="78320.9854359136">
                <text:p>78320.9854359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18">
                <text:p>1118</text:p>
              </table:table-cell>
              <table:table-cell office:value-type="float" office:value="67730.7064714286">
                <text:p>67730.7064714286</text:p>
              </table:table-cell>
              <table:table-cell office:value-type="float" office:value="78166.7781489741">
                <text:p>78166.7781489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9">
                <text:p>1119</text:p>
              </table:table-cell>
              <table:table-cell office:value-type="float" office:value="67755.7924142857">
                <text:p>67755.7924142857</text:p>
              </table:table-cell>
              <table:table-cell office:value-type="float" office:value="78010.4269332013">
                <text:p>78010.4269332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20">
                <text:p>1120</text:p>
              </table:table-cell>
              <table:table-cell office:value-type="float" office:value="67668.3169714286">
                <text:p>67668.3169714286</text:p>
              </table:table-cell>
              <table:table-cell office:value-type="float" office:value="77851.9962185844">
                <text:p>77851.9962185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21">
                <text:p>1121</text:p>
              </table:table-cell>
              <table:table-cell office:value-type="float" office:value="67295.2176428571">
                <text:p>67295.2176428571</text:p>
              </table:table-cell>
              <table:table-cell office:value-type="float" office:value="77691.5507415969">
                <text:p>77691.5507415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22">
                <text:p>1122</text:p>
              </table:table-cell>
              <table:table-cell office:value-type="float" office:value="66792.8415285714">
                <text:p>66792.8415285714</text:p>
              </table:table-cell>
              <table:table-cell office:value-type="float" office:value="77529.1555287581">
                <text:p>77529.1555287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23">
                <text:p>1123</text:p>
              </table:table-cell>
              <table:table-cell office:value-type="float" office:value="66312.0312571429">
                <text:p>66312.0312571429</text:p>
              </table:table-cell>
              <table:table-cell office:value-type="float" office:value="77364.8758801331">
                <text:p>77364.8758801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24">
                <text:p>1124</text:p>
              </table:table-cell>
              <table:table-cell office:value-type="float" office:value="66002.3225428571">
                <text:p>66002.3225428571</text:p>
              </table:table-cell>
              <table:table-cell office:value-type="float" office:value="77198.777352776">
                <text:p>77198.777352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25">
                <text:p>1125</text:p>
              </table:table-cell>
              <table:table-cell office:value-type="float" office:value="65867.5424">
                <text:p>65867.5424</text:p>
              </table:table-cell>
              <table:table-cell office:value-type="float" office:value="77030.9257441188">
                <text:p>77030.925744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26">
                <text:p>1126</text:p>
              </table:table-cell>
              <table:table-cell office:value-type="float" office:value="65862.7633857143">
                <text:p>65862.7633857143</text:p>
              </table:table-cell>
              <table:table-cell office:value-type="float" office:value="76861.3870753102">
                <text:p>76861.3870753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27">
                <text:p>1127</text:p>
              </table:table-cell>
              <table:table-cell office:value-type="float" office:value="66007.1026714286">
                <text:p>66007.1026714286</text:p>
              </table:table-cell>
              <table:table-cell office:value-type="float" office:value="76690.2275745106">
                <text:p>76690.227574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28">
                <text:p>1128</text:p>
              </table:table-cell>
              <table:table-cell office:value-type="float" office:value="66140.9263285714">
                <text:p>66140.9263285714</text:p>
              </table:table-cell>
              <table:table-cell office:value-type="float" office:value="76517.5136601434">
                <text:p>76517.5136601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29">
                <text:p>1129</text:p>
              </table:table-cell>
              <table:table-cell office:value-type="float" office:value="66316.8091428571">
                <text:p>66316.8091428571</text:p>
              </table:table-cell>
              <table:table-cell office:value-type="float" office:value="76343.3119241101">
                <text:p>76343.311924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30">
                <text:p>1130</text:p>
              </table:table-cell>
              <table:table-cell office:value-type="float" office:value="66616.9575857143">
                <text:p>66616.9575857143</text:p>
              </table:table-cell>
              <table:table-cell office:value-type="float" office:value="76167.6891149713">
                <text:p>76167.689114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131">
                <text:p>1131</text:p>
              </table:table-cell>
              <table:table-cell office:value-type="float" office:value="66825.3415142857">
                <text:p>66825.3415142857</text:p>
              </table:table-cell>
              <table:table-cell office:value-type="float" office:value="75990.7121210988">
                <text:p>75990.7121210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32">
                <text:p>1132</text:p>
              </table:table-cell>
              <table:table-cell office:value-type="float" office:value="66798.5770142857">
                <text:p>66798.5770142857</text:p>
              </table:table-cell>
              <table:table-cell office:value-type="float" office:value="75812.4479538011">
                <text:p>75812.447953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133">
                <text:p>1133</text:p>
              </table:table-cell>
              <table:table-cell office:value-type="float" office:value="66671.4430857143">
                <text:p>66671.4430857143</text:p>
              </table:table-cell>
              <table:table-cell office:value-type="float" office:value="75632.9637304287">
                <text:p>75632.9637304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34">
                <text:p>1134</text:p>
              </table:table-cell>
              <table:table-cell office:value-type="float" office:value="66365.5591571429">
                <text:p>66365.5591571429</text:p>
              </table:table-cell>
              <table:table-cell office:value-type="float" office:value="75452.3266574612">
                <text:p>75452.3266574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35">
                <text:p>1135</text:p>
              </table:table-cell>
              <table:table-cell office:value-type="float" office:value="66168.6473285714">
                <text:p>66168.6473285714</text:p>
              </table:table-cell>
              <table:table-cell office:value-type="float" office:value="75270.6040135818">
                <text:p>75270.6040135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36">
                <text:p>1136</text:p>
              </table:table-cell>
              <table:table-cell office:value-type="float" office:value="66083.5736714286">
                <text:p>66083.5736714286</text:p>
              </table:table-cell>
              <table:table-cell office:value-type="float" office:value="75087.8631327416">
                <text:p>75087.8631327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37">
                <text:p>1137</text:p>
              </table:table-cell>
              <table:table-cell office:value-type="float" office:value="66045.3381714286">
                <text:p>66045.3381714286</text:p>
              </table:table-cell>
              <table:table-cell office:value-type="float" office:value="74904.1713872199">
                <text:p>74904.1713872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38">
                <text:p>1138</text:p>
              </table:table-cell>
              <table:table-cell office:value-type="float" office:value="66010.9263428571">
                <text:p>66010.9263428571</text:p>
              </table:table-cell>
              <table:table-cell office:value-type="float" office:value="74719.5961706823">
                <text:p>74719.5961706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39">
                <text:p>1139</text:p>
              </table:table-cell>
              <table:table-cell office:value-type="float" office:value="66113.2053571429">
                <text:p>66113.2053571429</text:p>
              </table:table-cell>
              <table:table-cell office:value-type="float" office:value="74534.2048812425">
                <text:p>74534.204881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40">
                <text:p>1140</text:p>
              </table:table-cell>
              <table:table-cell office:value-type="float" office:value="66295.7801285714">
                <text:p>66295.7801285714</text:p>
              </table:table-cell>
              <table:table-cell office:value-type="float" office:value="74348.0649045308">
                <text:p>74348.0649045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41">
                <text:p>1141</text:p>
              </table:table-cell>
              <table:table-cell office:value-type="float" office:value="66561.5156142857">
                <text:p>66561.5156142857</text:p>
              </table:table-cell>
              <table:table-cell office:value-type="float" office:value="74161.2435967734">
                <text:p>74161.2435967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42">
                <text:p>1142</text:p>
              </table:table-cell>
              <table:table-cell office:value-type="float" office:value="66745.0457428571">
                <text:p>66745.0457428571</text:p>
              </table:table-cell>
              <table:table-cell office:value-type="float" office:value="73973.8082678876">
                <text:p>73973.8082678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43">
                <text:p>1143</text:p>
              </table:table-cell>
              <table:table-cell office:value-type="float" office:value="66901.8113714286">
                <text:p>66901.8113714286</text:p>
              </table:table-cell>
              <table:table-cell office:value-type="float" office:value="73785.8261645952">
                <text:p>73785.826164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144">
                <text:p>1144</text:p>
              </table:table-cell>
              <table:table-cell office:value-type="float" office:value="67025.1205285714">
                <text:p>67025.1205285714</text:p>
              </table:table-cell>
              <table:table-cell office:value-type="float" office:value="73597.3644535599">
                <text:p>73597.3644535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45">
                <text:p>1145</text:p>
              </table:table-cell>
              <table:table-cell office:value-type="float" office:value="67159.9006714286">
                <text:p>67159.9006714286</text:p>
              </table:table-cell>
              <table:table-cell office:value-type="float" office:value="73408.4902045515">
                <text:p>73408.4902045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46">
                <text:p>1146</text:p>
              </table:table-cell>
              <table:table-cell office:value-type="float" office:value="67367.3281285714">
                <text:p>67367.3281285714</text:p>
              </table:table-cell>
              <table:table-cell office:value-type="float" office:value="73219.2703736417">
                <text:p>73219.270373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47">
                <text:p>1147</text:p>
              </table:table-cell>
              <table:table-cell office:value-type="float" office:value="67537.4754571429">
                <text:p>67537.4754571429</text:p>
              </table:table-cell>
              <table:table-cell office:value-type="float" office:value="73029.7717864348">
                <text:p>73029.7717864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48">
                <text:p>1148</text:p>
              </table:table-cell>
              <table:table-cell office:value-type="float" office:value="67707.6239">
                <text:p>67707.6239</text:p>
              </table:table-cell>
              <table:table-cell office:value-type="float" office:value="72840.0611213385">
                <text:p>72840.0611213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49">
                <text:p>1149</text:p>
              </table:table-cell>
              <table:table-cell office:value-type="float" office:value="67894.0212285714">
                <text:p>67894.0212285714</text:p>
              </table:table-cell>
              <table:table-cell office:value-type="float" office:value="72650.2048928769">
                <text:p>72650.2048928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50">
                <text:p>1150</text:p>
              </table:table-cell>
              <table:table-cell office:value-type="float" office:value="68009.6841714286">
                <text:p>68009.6841714286</text:p>
              </table:table-cell>
              <table:table-cell office:value-type="float" office:value="72460.2694350521">
                <text:p>72460.2694350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51">
                <text:p>1151</text:p>
              </table:table-cell>
              <table:table-cell office:value-type="float" office:value="68062.2578285714">
                <text:p>68062.2578285714</text:p>
              </table:table-cell>
              <table:table-cell office:value-type="float" office:value="72270.3208847563">
                <text:p>72270.320884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52">
                <text:p>1152</text:p>
              </table:table-cell>
              <table:table-cell office:value-type="float" office:value="68053.6551428571">
                <text:p>68053.6551428571</text:p>
              </table:table-cell>
              <table:table-cell office:value-type="float" office:value="72080.4251652392">
                <text:p>72080.4251652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153">
                <text:p>1153</text:p>
              </table:table-cell>
              <table:table-cell office:value-type="float" office:value="67969.5368428571">
                <text:p>67969.5368428571</text:p>
              </table:table-cell>
              <table:table-cell office:value-type="float" office:value="71890.6479696353">
                <text:p>71890.6479696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154">
                <text:p>1154</text:p>
              </table:table-cell>
              <table:table-cell office:value-type="float" office:value="67974.3169714286">
                <text:p>67974.3169714286</text:p>
              </table:table-cell>
              <table:table-cell office:value-type="float" office:value="71701.0547445539">
                <text:p>71701.0547445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55">
                <text:p>1155</text:p>
              </table:table-cell>
              <table:table-cell office:value-type="float" office:value="67984.8314857143">
                <text:p>67984.8314857143</text:p>
              </table:table-cell>
              <table:table-cell office:value-type="float" office:value="71511.7106737359">
                <text:p>71511.7106737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156">
                <text:p>1156</text:p>
              </table:table-cell>
              <table:table-cell office:value-type="float" office:value="67982.9196571428">
                <text:p>67982.9196571428</text:p>
              </table:table-cell>
              <table:table-cell office:value-type="float" office:value="71322.6806617829">
                <text:p>71322.6806617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57">
                <text:p>1157</text:p>
              </table:table-cell>
              <table:table-cell office:value-type="float" office:value="67905.4910857143">
                <text:p>67905.4910857143</text:p>
              </table:table-cell>
              <table:table-cell office:value-type="float" office:value="71134.0293179596">
                <text:p>71134.029317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58">
                <text:p>1158</text:p>
              </table:table-cell>
              <table:table-cell office:value-type="float" office:value="67705.7109571429">
                <text:p>67705.7109571429</text:p>
              </table:table-cell>
              <table:table-cell office:value-type="float" office:value="70945.8209400763">
                <text:p>70945.8209400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59">
                <text:p>1159</text:p>
              </table:table-cell>
              <table:table-cell office:value-type="float" office:value="67425.6361857143">
                <text:p>67425.6361857143</text:p>
              </table:table-cell>
              <table:table-cell office:value-type="float" office:value="70758.1194984538">
                <text:p>70758.1194984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60">
                <text:p>1160</text:p>
              </table:table-cell>
              <table:table-cell office:value-type="float" office:value="67016.5173142857">
                <text:p>67016.5173142857</text:p>
              </table:table-cell>
              <table:table-cell office:value-type="float" office:value="70570.988619974">
                <text:p>70570.988619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161">
                <text:p>1161</text:p>
              </table:table-cell>
              <table:table-cell office:value-type="float" office:value="66389.4564857143">
                <text:p>66389.4564857143</text:p>
              </table:table-cell>
              <table:table-cell office:value-type="float" office:value="70384.4915722223">
                <text:p>70384.4915722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62">
                <text:p>1162</text:p>
              </table:table-cell>
              <table:table-cell office:value-type="float" office:value="65694.5273571429">
                <text:p>65694.5273571429</text:p>
              </table:table-cell>
              <table:table-cell office:value-type="float" office:value="70198.6912477226">
                <text:p>70198.6912477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163">
                <text:p>1163</text:p>
              </table:table-cell>
              <table:table-cell office:value-type="float" office:value="64878.2009">
                <text:p>64878.2009</text:p>
              </table:table-cell>
              <table:table-cell office:value-type="float" office:value="70013.6501482715">
                <text:p>70013.6501482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64">
                <text:p>1164</text:p>
              </table:table-cell>
              <table:table-cell office:value-type="float" office:value="64101.0669714286">
                <text:p>64101.0669714286</text:p>
              </table:table-cell>
              <table:table-cell office:value-type="float" office:value="69829.4303693732">
                <text:p>69829.4303693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165">
                <text:p>1165</text:p>
              </table:table-cell>
              <table:table-cell office:value-type="float" office:value="63495.9910714286">
                <text:p>63495.9910714286</text:p>
              </table:table-cell>
              <table:table-cell office:value-type="float" office:value="69646.0935847803">
                <text:p>69646.0935847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66">
                <text:p>1166</text:p>
              </table:table-cell>
              <table:table-cell office:value-type="float" office:value="62985.5474285714">
                <text:p>62985.5474285714</text:p>
              </table:table-cell>
              <table:table-cell office:value-type="float" office:value="69463.7010311435">
                <text:p>69463.7010311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167">
                <text:p>1167</text:p>
              </table:table-cell>
              <table:table-cell office:value-type="float" office:value="62703.5619428571">
                <text:p>62703.5619428571</text:p>
              </table:table-cell>
              <table:table-cell office:value-type="float" office:value="69282.3134927743">
                <text:p>69282.3134927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168">
                <text:p>1168</text:p>
              </table:table-cell>
              <table:table-cell office:value-type="float" office:value="62704.5167428571">
                <text:p>62704.5167428571</text:p>
              </table:table-cell>
              <table:table-cell office:value-type="float" office:value="69101.9912865236">
                <text:p>69101.9912865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169">
                <text:p>1169</text:p>
              </table:table-cell>
              <table:table-cell office:value-type="float" office:value="62810.6205285714">
                <text:p>62810.6205285714</text:p>
              </table:table-cell>
              <table:table-cell office:value-type="float" office:value="68922.7942467808">
                <text:p>68922.7942467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70">
                <text:p>1170</text:p>
              </table:table-cell>
              <table:table-cell office:value-type="float" office:value="63064.8867142857">
                <text:p>63064.8867142857</text:p>
              </table:table-cell>
              <table:table-cell office:value-type="float" office:value="68744.7817105962">
                <text:p>68744.781710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171">
                <text:p>1171</text:p>
              </table:table-cell>
              <table:table-cell office:value-type="float" office:value="63541.8733142857">
                <text:p>63541.8733142857</text:p>
              </table:table-cell>
              <table:table-cell office:value-type="float" office:value="68568.0125029307">
                <text:p>68568.0125029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172">
                <text:p>1172</text:p>
              </table:table-cell>
              <table:table-cell office:value-type="float" office:value="63880.2572428572">
                <text:p>63880.2572428572</text:p>
              </table:table-cell>
              <table:table-cell office:value-type="float" office:value="68392.5449220362">
                <text:p>68392.5449220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173">
                <text:p>1173</text:p>
              </table:table-cell>
              <table:table-cell office:value-type="float" office:value="63958.6400571429">
                <text:p>63958.6400571429</text:p>
              </table:table-cell>
              <table:table-cell office:value-type="float" office:value="68218.4367249702">
                <text:p>68218.4367249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74">
                <text:p>1174</text:p>
              </table:table-cell>
              <table:table-cell office:value-type="float" office:value="63907.0217571429">
                <text:p>63907.0217571429</text:p>
              </table:table-cell>
              <table:table-cell office:value-type="float" office:value="68045.745113248">
                <text:p>68045.745113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75">
                <text:p>1175</text:p>
              </table:table-cell>
              <table:table-cell office:value-type="float" office:value="63671.8744285714">
                <text:p>63671.8744285714</text:p>
              </table:table-cell>
              <table:table-cell office:value-type="float" office:value="67874.5267186359">
                <text:p>67874.5267186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176">
                <text:p>1176</text:p>
              </table:table-cell>
              <table:table-cell office:value-type="float" office:value="61475.3655">
                <text:p>61475.3655</text:p>
              </table:table-cell>
              <table:table-cell office:value-type="float" office:value="67704.837589089">
                <text:p>67704.837589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177">
                <text:p>1177</text:p>
              </table:table-cell>
              <table:table-cell office:value-type="float" office:value="68175.1679571429">
                <text:p>68175.1679571429</text:p>
              </table:table-cell>
              <table:table-cell office:value-type="float" office:value="67536.7331748369">
                <text:p>67536.7331748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178">
                <text:p>1178</text:p>
              </table:table-cell>
              <table:table-cell office:value-type="float" office:value="67767.0055714286">
                <text:p>67767.0055714286</text:p>
              </table:table-cell>
              <table:table-cell office:value-type="float" office:value="67370.2683146207">
                <text:p>67370.268314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179">
                <text:p>1179</text:p>
              </table:table-cell>
              <table:table-cell office:value-type="float" office:value="67341.6361571429">
                <text:p>67341.6361571429</text:p>
              </table:table-cell>
              <table:table-cell office:value-type="float" office:value="67205.4972220835">
                <text:p>67205.4972220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180">
                <text:p>1180</text:p>
              </table:table-cell>
              <table:table-cell office:value-type="float" office:value="67030.9732142857">
                <text:p>67030.9732142857</text:p>
              </table:table-cell>
              <table:table-cell office:value-type="float" office:value="67042.4734723206">
                <text:p>67042.4734723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181">
                <text:p>1181</text:p>
              </table:table-cell>
              <table:table-cell office:value-type="float" office:value="66772.8839285714">
                <text:p>66772.8839285714</text:p>
              </table:table-cell>
              <table:table-cell office:value-type="float" office:value="66881.2499885884">
                <text:p>66881.2499885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182">
                <text:p>1182</text:p>
              </table:table-cell>
              <table:table-cell office:value-type="float" office:value="66509.0591571429">
                <text:p>66509.0591571429</text:p>
              </table:table-cell>
              <table:table-cell office:value-type="float" office:value="66721.8790291788">
                <text:p>66721.879029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183">
                <text:p>1183</text:p>
              </table:table-cell>
              <table:table-cell office:value-type="float" office:value="68341.3761285714">
                <text:p>68341.3761285714</text:p>
              </table:table-cell>
              <table:table-cell office:value-type="float" office:value="66564.4121744605">
                <text:p>66564.412174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184">
                <text:p>1184</text:p>
              </table:table-cell>
              <table:table-cell office:value-type="float" office:value="61380.6172">
                <text:p>61380.6172</text:p>
              </table:table-cell>
              <table:table-cell office:value-type="float" office:value="66408.9003140909">
                <text:p>66408.900314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185">
                <text:p>1185</text:p>
              </table:table-cell>
              <table:table-cell office:value-type="float" office:value="61388.2634142857">
                <text:p>61388.2634142857</text:p>
              </table:table-cell>
              <table:table-cell office:value-type="float" office:value="66255.3936344007">
                <text:p>66255.3936344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86">
                <text:p>1186</text:p>
              </table:table-cell>
              <table:table-cell office:value-type="float" office:value="61545.0290428571">
                <text:p>61545.0290428571</text:p>
              </table:table-cell>
              <table:table-cell office:value-type="float" office:value="66103.9416059557">
                <text:p>66103.9416059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87">
                <text:p>1187</text:p>
              </table:table-cell>
              <table:table-cell office:value-type="float" office:value="61887.2366285714">
                <text:p>61887.2366285714</text:p>
              </table:table-cell>
              <table:table-cell office:value-type="float" office:value="65954.5929712974">
                <text:p>65954.592971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88">
                <text:p>1188</text:p>
              </table:table-cell>
              <table:table-cell office:value-type="float" office:value="62225.6205571429">
                <text:p>62225.6205571429</text:p>
              </table:table-cell>
              <table:table-cell office:value-type="float" office:value="65807.3957328666">
                <text:p>65807.395732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89">
                <text:p>1189</text:p>
              </table:table-cell>
              <table:table-cell office:value-type="float" office:value="62607.9743571429">
                <text:p>62607.9743571429</text:p>
              </table:table-cell>
              <table:table-cell office:value-type="float" office:value="65662.3971411114">
                <text:p>65662.397141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90">
                <text:p>1190</text:p>
              </table:table-cell>
              <table:table-cell office:value-type="float" office:value="62685.4006857143">
                <text:p>62685.4006857143</text:p>
              </table:table-cell>
              <table:table-cell office:value-type="float" office:value="65519.6436827842">
                <text:p>65519.6436827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91">
                <text:p>1191</text:p>
              </table:table-cell>
              <table:table-cell office:value-type="float" office:value="62448.3409714286">
                <text:p>62448.3409714286</text:p>
              </table:table-cell>
              <table:table-cell office:value-type="float" office:value="65379.1810694285">
                <text:p>65379.1810694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192">
                <text:p>1192</text:p>
              </table:table-cell>
              <table:table-cell office:value-type="float" office:value="62055.4726571429">
                <text:p>62055.4726571429</text:p>
              </table:table-cell>
              <table:table-cell office:value-type="float" office:value="65241.0542260603">
                <text:p>65241.054226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193">
                <text:p>1193</text:p>
              </table:table-cell>
              <table:table-cell office:value-type="float" office:value="61745.7661714286">
                <text:p>61745.7661714286</text:p>
              </table:table-cell>
              <table:table-cell office:value-type="float" office:value="65105.3072800449">
                <text:p>65105.3072800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194">
                <text:p>1194</text:p>
              </table:table-cell>
              <table:table-cell office:value-type="float" office:value="61415.029">
                <text:p>61415.029</text:p>
              </table:table-cell>
              <table:table-cell office:value-type="float" office:value="64971.9835501736">
                <text:p>64971.9835501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195">
                <text:p>1195</text:p>
              </table:table-cell>
              <table:table-cell office:value-type="float" office:value="61016.4240857143">
                <text:p>61016.4240857143</text:p>
              </table:table-cell>
              <table:table-cell office:value-type="float" office:value="64841.1255359414">
                <text:p>64841.1255359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196">
                <text:p>1196</text:p>
              </table:table-cell>
              <table:table-cell office:value-type="float" office:value="60492.5998571429">
                <text:p>60492.5998571429</text:p>
              </table:table-cell>
              <table:table-cell office:value-type="float" office:value="64712.7749070288">
                <text:p>64712.7749070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197">
                <text:p>1197</text:p>
              </table:table-cell>
              <table:table-cell office:value-type="float" office:value="60209.6579">
                <text:p>60209.6579</text:p>
              </table:table-cell>
              <table:table-cell office:value-type="float" office:value="64586.9724929905">
                <text:p>64586.9724929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198">
                <text:p>1198</text:p>
              </table:table-cell>
              <table:table-cell office:value-type="float" office:value="60088.2605857143">
                <text:p>60088.2605857143</text:p>
              </table:table-cell>
              <table:table-cell office:value-type="float" office:value="64463.7582731533">
                <text:p>64463.7582731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199">
                <text:p>1199</text:p>
              </table:table-cell>
              <table:table-cell office:value-type="float" office:value="60042.3777714286">
                <text:p>60042.3777714286</text:p>
              </table:table-cell>
              <table:table-cell office:value-type="float" office:value="64343.1713667253">
                <text:p>64343.171366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200">
                <text:p>1200</text:p>
              </table:table-cell>
              <table:table-cell office:value-type="float" office:value="59738.4051142857">
                <text:p>59738.4051142857</text:p>
              </table:table-cell>
              <table:table-cell office:value-type="float" office:value="64225.250023119">
                <text:p>64225.250023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01">
                <text:p>1201</text:p>
              </table:table-cell>
              <table:table-cell office:value-type="float" office:value="59135.2410571429">
                <text:p>59135.2410571429</text:p>
              </table:table-cell>
              <table:table-cell office:value-type="float" office:value="64110.0316124909">
                <text:p>64110.0316124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202">
                <text:p>1202</text:p>
              </table:table-cell>
              <table:table-cell office:value-type="float" office:value="58368.6210857143">
                <text:p>58368.6210857143</text:p>
              </table:table-cell>
              <table:table-cell office:value-type="float" office:value="63997.5526164992">
                <text:p>63997.5526164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203">
                <text:p>1203</text:p>
              </table:table-cell>
              <table:table-cell office:value-type="float" office:value="50440.4169571429">
                <text:p>50440.4169571429</text:p>
              </table:table-cell>
              <table:table-cell office:value-type="float" office:value="63887.8486192826">
                <text:p>63887.8486192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04">
                <text:p>1204</text:p>
              </table:table-cell>
              <table:table-cell office:value-type="float" office:value="61807.8103714286">
                <text:p>61807.8103714286</text:p>
              </table:table-cell>
              <table:table-cell office:value-type="float" office:value="63780.9542986616">
                <text:p>63780.9542986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205">
                <text:p>1205</text:p>
              </table:table-cell>
              <table:table-cell office:value-type="float" office:value="61225.6764428571">
                <text:p>61225.6764428571</text:p>
              </table:table-cell>
              <table:table-cell office:value-type="float" office:value="63676.9034175645">
                <text:p>63676.9034175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206">
                <text:p>1206</text:p>
              </table:table-cell>
              <table:table-cell office:value-type="float" office:value="60977.1457571429">
                <text:p>60977.1457571429</text:p>
              </table:table-cell>
              <table:table-cell office:value-type="float" office:value="63575.7288156817">
                <text:p>63575.7288156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207">
                <text:p>1207</text:p>
              </table:table-cell>
              <table:table-cell office:value-type="float" office:value="60795.5274571429">
                <text:p>60795.5274571429</text:p>
              </table:table-cell>
              <table:table-cell office:value-type="float" office:value="63477.4624013469">
                <text:p>63477.4624013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08">
                <text:p>1208</text:p>
              </table:table-cell>
              <table:table-cell office:value-type="float" office:value="60632.0715428572">
                <text:p>60632.0715428572</text:p>
              </table:table-cell>
              <table:table-cell office:value-type="float" office:value="63382.1351436511">
                <text:p>63382.135143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09">
                <text:p>1209</text:p>
              </table:table-cell>
              <table:table-cell office:value-type="float" office:value="60560.3801285714">
                <text:p>60560.3801285714</text:p>
              </table:table-cell>
              <table:table-cell office:value-type="float" office:value="63289.7770647886">
                <text:p>63289.7770647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10">
                <text:p>1210</text:p>
              </table:table-cell>
              <table:table-cell office:value-type="float" office:value="67648.3604857143">
                <text:p>67648.3604857143</text:p>
              </table:table-cell>
              <table:table-cell office:value-type="float" office:value="63200.4172326373">
                <text:p>63200.4172326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11">
                <text:p>1211</text:p>
              </table:table-cell>
              <table:table-cell office:value-type="float" office:value="55727.5089285714">
                <text:p>55727.5089285714</text:p>
              </table:table-cell>
              <table:table-cell office:value-type="float" office:value="63114.0837535764">
                <text:p>63114.0837535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12">
                <text:p>1212</text:p>
              </table:table-cell>
              <table:table-cell office:value-type="float" office:value="55667.2879428572">
                <text:p>55667.2879428572</text:p>
              </table:table-cell>
              <table:table-cell office:value-type="float" office:value="63030.803765541">
                <text:p>63030.80376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13">
                <text:p>1213</text:p>
              </table:table-cell>
              <table:table-cell office:value-type="float" office:value="55244.7868285714">
                <text:p>55244.7868285714</text:p>
              </table:table-cell>
              <table:table-cell office:value-type="float" office:value="62950.6034313179">
                <text:p>62950.6034313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14">
                <text:p>1214</text:p>
              </table:table-cell>
              <table:table-cell office:value-type="float" office:value="54532.6529">
                <text:p>54532.6529</text:p>
              </table:table-cell>
              <table:table-cell office:value-type="float" office:value="62873.5079320812">
                <text:p>62873.507932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15">
                <text:p>1215</text:p>
              </table:table-cell>
              <table:table-cell office:value-type="float" office:value="54061.4012285714">
                <text:p>54061.4012285714</text:p>
              </table:table-cell>
              <table:table-cell office:value-type="float" office:value="62799.5414611723">
                <text:p>62799.5414611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16">
                <text:p>1216</text:p>
              </table:table-cell>
              <table:table-cell office:value-type="float" office:value="53676.1791285714">
                <text:p>53676.1791285714</text:p>
              </table:table-cell>
              <table:table-cell office:value-type="float" office:value="62728.7272181234">
                <text:p>62728.7272181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17">
                <text:p>1217</text:p>
              </table:table-cell>
              <table:table-cell office:value-type="float" office:value="53010.8828142857">
                <text:p>53010.8828142857</text:p>
              </table:table-cell>
              <table:table-cell office:value-type="float" office:value="62661.0874029273">
                <text:p>62661.0874029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18">
                <text:p>1218</text:p>
              </table:table-cell>
              <table:table-cell office:value-type="float" office:value="51649.702">
                <text:p>51649.702</text:p>
              </table:table-cell>
              <table:table-cell office:value-type="float" office:value="62596.6432105538">
                <text:p>62596.6432105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19">
                <text:p>1219</text:p>
              </table:table-cell>
              <table:table-cell office:value-type="float" office:value="50799.9190714286">
                <text:p>50799.9190714286</text:p>
              </table:table-cell>
              <table:table-cell office:value-type="float" office:value="62535.4148257157">
                <text:p>62535.4148257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20">
                <text:p>1220</text:p>
              </table:table-cell>
              <table:table-cell office:value-type="float" office:value="50139.4023285714">
                <text:p>50139.4023285714</text:p>
              </table:table-cell>
              <table:table-cell office:value-type="float" office:value="62477.4214178834">
                <text:p>62477.4214178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21">
                <text:p>1221</text:p>
              </table:table-cell>
              <table:table-cell office:value-type="float" office:value="49935.7985428571">
                <text:p>49935.7985428571</text:p>
              </table:table-cell>
              <table:table-cell office:value-type="float" office:value="62422.6811365513">
                <text:p>62422.6811365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2">
                <text:p>1222</text:p>
              </table:table-cell>
              <table:table-cell office:value-type="float" office:value="49672.9302428571">
                <text:p>49672.9302428571</text:p>
              </table:table-cell>
              <table:table-cell office:value-type="float" office:value="62371.211106756">
                <text:p>62371.211106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23">
                <text:p>1223</text:p>
              </table:table-cell>
              <table:table-cell office:value-type="float" office:value="49714.9894">
                <text:p>49714.9894</text:p>
              </table:table-cell>
              <table:table-cell office:value-type="float" office:value="62323.0274248474">
                <text:p>62323.0274248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24">
                <text:p>1224</text:p>
              </table:table-cell>
              <table:table-cell office:value-type="float" office:value="50411.8303571429">
                <text:p>50411.8303571429</text:p>
              </table:table-cell>
              <table:table-cell office:value-type="float" office:value="62278.1451545148">
                <text:p>62278.1451545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25">
                <text:p>1225</text:p>
              </table:table-cell>
              <table:table-cell office:value-type="float" office:value="51329.4799142857">
                <text:p>51329.4799142857</text:p>
              </table:table-cell>
              <table:table-cell office:value-type="float" office:value="62236.578323067">
                <text:p>62236.578323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26">
                <text:p>1226</text:p>
              </table:table-cell>
              <table:table-cell office:value-type="float" office:value="51903.9670857143">
                <text:p>51903.9670857143</text:p>
              </table:table-cell>
              <table:table-cell office:value-type="float" office:value="62198.3399179694">
                <text:p>62198.3399179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27">
                <text:p>1227</text:p>
              </table:table-cell>
              <table:table-cell office:value-type="float" office:value="52142.9386285714">
                <text:p>52142.9386285714</text:p>
              </table:table-cell>
              <table:table-cell office:value-type="float" office:value="62163.4418836372">
                <text:p>62163.4418836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28">
                <text:p>1228</text:p>
              </table:table-cell>
              <table:table-cell office:value-type="float" office:value="51985.2176428572">
                <text:p>51985.2176428572</text:p>
              </table:table-cell>
              <table:table-cell office:value-type="float" office:value="62131.8951184869">
                <text:p>62131.8951184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29">
                <text:p>1229</text:p>
              </table:table-cell>
              <table:table-cell office:value-type="float" office:value="46116.1421571429">
                <text:p>46116.1421571429</text:p>
              </table:table-cell>
              <table:table-cell office:value-type="float" office:value="62103.7094722458">
                <text:p>62103.709472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30">
                <text:p>1230</text:p>
              </table:table-cell>
              <table:table-cell office:value-type="float" office:value="40378.7759428571">
                <text:p>40378.7759428571</text:p>
              </table:table-cell>
              <table:table-cell office:value-type="float" office:value="62078.8937435198">
                <text:p>62078.893743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31">
                <text:p>1231</text:p>
              </table:table-cell>
              <table:table-cell office:value-type="float" office:value="34666.2391142857">
                <text:p>34666.2391142857</text:p>
              </table:table-cell>
              <table:table-cell office:value-type="float" office:value="62057.4556776222">
                <text:p>62057.4556776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232">
                <text:p>1232</text:p>
              </table:table-cell>
              <table:table-cell office:value-type="float" office:value="28606.5067">
                <text:p>28606.5067</text:p>
              </table:table-cell>
              <table:table-cell office:value-type="float" office:value="62039.4019646613">
                <text:p>62039.4019646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33">
                <text:p>1233</text:p>
              </table:table-cell>
              <table:table-cell office:value-type="float" office:value="24381.6317">
                <text:p>24381.6317</text:p>
              </table:table-cell>
              <table:table-cell office:value-type="float" office:value="62024.7382378887">
                <text:p>62024.738237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34">
                <text:p>1234</text:p>
              </table:table-cell>
              <table:table-cell office:value-type="float" office:value="35868.5083714286">
                <text:p>35868.5083714286</text:p>
              </table:table-cell>
              <table:table-cell office:value-type="float" office:value="62013.4690723094">
                <text:p>62013.4690723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35">
                <text:p>1235</text:p>
              </table:table-cell>
              <table:table-cell office:value-type="float" office:value="29853.9809571429">
                <text:p>29853.9809571429</text:p>
              </table:table-cell>
              <table:table-cell office:value-type="float" office:value="62005.5979835519">
                <text:p>62005.5979835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36">
                <text:p>1236</text:p>
              </table:table-cell>
              <table:table-cell office:value-type="float" office:value="29637.8641857143">
                <text:p>29637.8641857143</text:p>
              </table:table-cell>
              <table:table-cell office:value-type="float" office:value="62001.1274270005">
                <text:p>62001.1274270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37">
                <text:p>1237</text:p>
              </table:table-cell>
              <table:table-cell office:value-type="float" office:value="30571.1118142857">
                <text:p>30571.1118142857</text:p>
              </table:table-cell>
              <table:table-cell office:value-type="float" office:value="62000.0587971895">
                <text:p>62000.058797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38">
                <text:p>1238</text:p>
              </table:table-cell>
              <table:table-cell office:value-type="float" office:value="47709.3506571429">
                <text:p>47709.3506571429</text:p>
              </table:table-cell>
              <table:table-cell office:value-type="float" office:value="62002.3924274588">
                <text:p>62002.3924274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39">
                <text:p>1239</text:p>
              </table:table-cell>
              <table:table-cell office:value-type="float" office:value="48088.9773285714">
                <text:p>48088.9773285714</text:p>
              </table:table-cell>
              <table:table-cell office:value-type="float" office:value="62008.1275898714">
                <text:p>62008.1275898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240">
                <text:p>1240</text:p>
              </table:table-cell>
              <table:table-cell office:value-type="float" office:value="45805.8093571429">
                <text:p>45805.8093571429</text:p>
              </table:table-cell>
              <table:table-cell office:value-type="float" office:value="62017.2624953935">
                <text:p>62017.262495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41">
                <text:p>1241</text:p>
              </table:table-cell>
              <table:table-cell office:value-type="float" office:value="28681.1881285714">
                <text:p>28681.1881285714</text:p>
              </table:table-cell>
              <table:table-cell office:value-type="float" office:value="62029.7942943358">
                <text:p>62029.794294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42">
                <text:p>1242</text:p>
              </table:table-cell>
              <table:table-cell office:value-type="float" office:value="43502.1502571429">
                <text:p>43502.1502571429</text:p>
              </table:table-cell>
              <table:table-cell office:value-type="float" office:value="62045.719077057">
                <text:p>62045.719077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3">
                <text:p>1243</text:p>
              </table:table-cell>
              <table:table-cell office:value-type="float" office:value="44041.3634285714">
                <text:p>44041.3634285714</text:p>
              </table:table-cell>
              <table:table-cell office:value-type="float" office:value="62065.031874929">
                <text:p>62065.03187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44">
                <text:p>1244</text:p>
              </table:table-cell>
              <table:table-cell office:value-type="float" office:value="48515.328">
                <text:p>48515.328</text:p>
              </table:table-cell>
              <table:table-cell office:value-type="float" office:value="62087.726661563">
                <text:p>62087.726661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45">
                <text:p>1245</text:p>
              </table:table-cell>
              <table:table-cell office:value-type="float" office:value="48301.2097">
                <text:p>48301.2097</text:p>
              </table:table-cell>
              <table:table-cell office:value-type="float" office:value="62113.7963542977">
                <text:p>62113.7963542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46">
                <text:p>1246</text:p>
              </table:table-cell>
              <table:table-cell office:value-type="float" office:value="62135.0196857143">
                <text:p>62135.0196857143</text:p>
              </table:table-cell>
              <table:table-cell office:value-type="float" office:value="62143.2328159472">
                <text:p>62143.2328159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47">
                <text:p>1247</text:p>
              </table:table-cell>
              <table:table-cell office:value-type="float" office:value="67669.0152285714">
                <text:p>67669.0152285714</text:p>
              </table:table-cell>
              <table:table-cell office:value-type="float" office:value="62176.0268568097">
                <text:p>62176.026856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48">
                <text:p>1248</text:p>
              </table:table-cell>
              <table:table-cell office:value-type="float" office:value="72845.0661428572">
                <text:p>72845.0661428572</text:p>
              </table:table-cell>
              <table:table-cell office:value-type="float" office:value="62212.1682369366">
                <text:p>62212.1682369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49">
                <text:p>1249</text:p>
              </table:table-cell>
              <table:table-cell office:value-type="float" office:value="62585.8010714286">
                <text:p>62585.8010714286</text:p>
              </table:table-cell>
              <table:table-cell office:value-type="float" office:value="62251.6456686599">
                <text:p>62251.6456686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250">
                <text:p>1250</text:p>
              </table:table-cell>
              <table:table-cell office:value-type="float" office:value="71283.9408714286">
                <text:p>71283.9408714286</text:p>
              </table:table-cell>
              <table:table-cell office:value-type="float" office:value="62294.4468193792">
                <text:p>62294.4468193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51">
                <text:p>1251</text:p>
              </table:table-cell>
              <table:table-cell office:value-type="float" office:value="65825.1342285714">
                <text:p>65825.1342285714</text:p>
              </table:table-cell>
              <table:table-cell office:value-type="float" office:value="62340.5583146062">
                <text:p>62340.5583146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52">
                <text:p>1252</text:p>
              </table:table-cell>
              <table:table-cell office:value-type="float" office:value="66808.7391285714">
                <text:p>66808.7391285714</text:p>
              </table:table-cell>
              <table:table-cell office:value-type="float" office:value="62389.9657412668">
                <text:p>62389.965741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53">
                <text:p>1253</text:p>
              </table:table-cell>
              <table:table-cell office:value-type="float" office:value="58955.1833285714">
                <text:p>58955.1833285714</text:p>
              </table:table-cell>
              <table:table-cell office:value-type="float" office:value="62442.6536512597">
                <text:p>62442.653651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254">
                <text:p>1254</text:p>
              </table:table-cell>
              <table:table-cell office:value-type="float" office:value="60063.0549714286">
                <text:p>60063.0549714286</text:p>
              </table:table-cell>
              <table:table-cell office:value-type="float" office:value="62498.6055652708">
                <text:p>62498.6055652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55">
                <text:p>1255</text:p>
              </table:table-cell>
              <table:table-cell office:value-type="float" office:value="61091.5884571429">
                <text:p>61091.5884571429</text:p>
              </table:table-cell>
              <table:table-cell office:value-type="float" office:value="62557.8039768421">
                <text:p>62557.8039768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256">
                <text:p>1256</text:p>
              </table:table-cell>
              <table:table-cell office:value-type="float" office:value="63231.6995">
                <text:p>63231.6995</text:p>
              </table:table-cell>
              <table:table-cell office:value-type="float" office:value="62620.2303566947">
                <text:p>62620.2303566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257">
                <text:p>1257</text:p>
              </table:table-cell>
              <table:table-cell office:value-type="float" office:value="55055.6828857143">
                <text:p>55055.6828857143</text:p>
              </table:table-cell>
              <table:table-cell office:value-type="float" office:value="62685.8651573043">
                <text:p>62685.8651573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258">
                <text:p>1258</text:p>
              </table:table-cell>
              <table:table-cell office:value-type="float" office:value="73310.3483428571">
                <text:p>73310.3483428571</text:p>
              </table:table-cell>
              <table:table-cell office:value-type="float" office:value="62754.6878177288">
                <text:p>62754.687817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259">
                <text:p>1259</text:p>
              </table:table-cell>
              <table:table-cell office:value-type="float" office:value="61401.9253571429">
                <text:p>61401.9253571429</text:p>
              </table:table-cell>
              <table:table-cell office:value-type="float" office:value="62826.6767686859">
                <text:p>62826.6767686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60">
                <text:p>1260</text:p>
              </table:table-cell>
              <table:table-cell office:value-type="float" office:value="61322.5860714286">
                <text:p>61322.5860714286</text:p>
              </table:table-cell>
              <table:table-cell office:value-type="float" office:value="62901.8094378803">
                <text:p>62901.8094378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61">
                <text:p>1261</text:p>
              </table:table-cell>
              <table:table-cell office:value-type="float" office:value="61229.8650857143">
                <text:p>61229.8650857143</text:p>
              </table:table-cell>
              <table:table-cell office:value-type="float" office:value="62980.0622555793">
                <text:p>62980.0622555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262">
                <text:p>1262</text:p>
              </table:table-cell>
              <table:table-cell office:value-type="float" office:value="60534.9365142857">
                <text:p>60534.9365142857</text:p>
              </table:table-cell>
              <table:table-cell office:value-type="float" office:value="63061.4106604344">
                <text:p>63061.4106604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263">
                <text:p>1263</text:p>
              </table:table-cell>
              <table:table-cell office:value-type="float" office:value="59565.6692142857">
                <text:p>59565.6692142857</text:p>
              </table:table-cell>
              <table:table-cell office:value-type="float" office:value="63145.8291055484">
                <text:p>63145.8291055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64">
                <text:p>1264</text:p>
              </table:table-cell>
              <table:table-cell office:value-type="float" office:value="59149.8822571429">
                <text:p>59149.8822571429</text:p>
              </table:table-cell>
              <table:table-cell office:value-type="float" office:value="63233.2910647873">
                <text:p>63233.291064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265">
                <text:p>1265</text:p>
              </table:table-cell>
              <table:table-cell office:value-type="float" office:value="40100.0832857143">
                <text:p>40100.0832857143</text:p>
              </table:table-cell>
              <table:table-cell office:value-type="float" office:value="63323.7690393328">
                <text:p>63323.7690393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266">
                <text:p>1266</text:p>
              </table:table-cell>
              <table:table-cell office:value-type="float" office:value="33449.4495">
                <text:p>33449.4495</text:p>
              </table:table-cell>
              <table:table-cell office:value-type="float" office:value="63417.2345644775">
                <text:p>63417.2345644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267">
                <text:p>1267</text:p>
              </table:table-cell>
              <table:table-cell office:value-type="float" office:value="27050.8211428571">
                <text:p>27050.8211428571</text:p>
              </table:table-cell>
              <table:table-cell office:value-type="float" office:value="63513.6582166579">
                <text:p>63513.6582166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268">
                <text:p>1268</text:p>
              </table:table-cell>
              <table:table-cell office:value-type="float" office:value="21723.0636142857">
                <text:p>21723.0636142857</text:p>
              </table:table-cell>
              <table:table-cell office:value-type="float" office:value="63613.0096207254">
                <text:p>63613.0096207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269">
                <text:p>1269</text:p>
              </table:table-cell>
              <table:table-cell office:value-type="float" office:value="19957.1450857143">
                <text:p>19957.1450857143</text:p>
              </table:table-cell>
              <table:table-cell office:value-type="float" office:value="63715.2574574534">
                <text:p>63715.2574574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70">
                <text:p>1270</text:p>
              </table:table-cell>
              <table:table-cell office:value-type="float" office:value="30898.2126142857">
                <text:p>30898.2126142857</text:p>
              </table:table-cell>
              <table:table-cell office:value-type="float" office:value="63820.3694712774">
                <text:p>63820.3694712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271">
                <text:p>1271</text:p>
              </table:table-cell>
              <table:table-cell office:value-type="float" office:value="49130.4737714286">
                <text:p>49130.4737714286</text:p>
              </table:table-cell>
              <table:table-cell office:value-type="float" office:value="63928.3124782685">
                <text:p>63928.3124782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272">
                <text:p>1272</text:p>
              </table:table-cell>
              <table:table-cell office:value-type="float" office:value="56285.232">
                <text:p>56285.232</text:p>
              </table:table-cell>
              <table:table-cell office:value-type="float" office:value="64039.052374336">
                <text:p>64039.05237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273">
                <text:p>1273</text:p>
              </table:table-cell>
              <table:table-cell office:value-type="float" office:value="63214.0276142857">
                <text:p>63214.0276142857</text:p>
              </table:table-cell>
              <table:table-cell office:value-type="float" office:value="64152.5541436587">
                <text:p>64152.554143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274">
                <text:p>1274</text:p>
              </table:table-cell>
              <table:table-cell office:value-type="float" office:value="69671.9221571429">
                <text:p>69671.9221571429</text:p>
              </table:table-cell>
              <table:table-cell office:value-type="float" office:value="64268.7818673427">
                <text:p>64268.7818673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275">
                <text:p>1275</text:p>
              </table:table-cell>
              <table:table-cell office:value-type="float" office:value="70748.3660714286">
                <text:p>70748.3660714286</text:p>
              </table:table-cell>
              <table:table-cell office:value-type="float" office:value="64387.6987323027">
                <text:p>64387.6987323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76">
                <text:p>1276</text:p>
              </table:table-cell>
              <table:table-cell office:value-type="float" office:value="77556.5814714286">
                <text:p>77556.5814714286</text:p>
              </table:table-cell>
              <table:table-cell office:value-type="float" office:value="64509.2670403662">
                <text:p>64509.267040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277">
                <text:p>1277</text:p>
              </table:table-cell>
              <table:table-cell office:value-type="float" office:value="68469.9319142857">
                <text:p>68469.9319142857</text:p>
              </table:table-cell>
              <table:table-cell office:value-type="float" office:value="64633.4482175966">
                <text:p>64633.4482175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78">
                <text:p>1278</text:p>
              </table:table-cell>
              <table:table-cell office:value-type="float" office:value="57351.0686285714">
                <text:p>57351.0686285714</text:p>
              </table:table-cell>
              <table:table-cell office:value-type="float" office:value="64760.2028238349">
                <text:p>64760.2028238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279">
                <text:p>1279</text:p>
              </table:table-cell>
              <table:table-cell office:value-type="float" office:value="58079.4531142857">
                <text:p>58079.4531142857</text:p>
              </table:table-cell>
              <table:table-cell office:value-type="float" office:value="64889.490562456">
                <text:p>64889.490562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280">
                <text:p>1280</text:p>
              </table:table-cell>
              <table:table-cell office:value-type="float" office:value="58357.6160714286">
                <text:p>58357.6160714286</text:p>
              </table:table-cell>
              <table:table-cell office:value-type="float" office:value="65021.2702903383">
                <text:p>65021.2702903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81">
                <text:p>1281</text:p>
              </table:table-cell>
              <table:table-cell office:value-type="float" office:value="58889.0881571429">
                <text:p>58889.0881571429</text:p>
              </table:table-cell>
              <table:table-cell office:value-type="float" office:value="65155.5000280446">
                <text:p>65155.5000280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82">
                <text:p>1282</text:p>
              </table:table-cell>
              <table:table-cell office:value-type="float" office:value="63907.0217571429">
                <text:p>63907.0217571429</text:p>
              </table:table-cell>
              <table:table-cell office:value-type="float" office:value="65292.1369702095">
                <text:p>65292.1369702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83">
                <text:p>1283</text:p>
              </table:table-cell>
              <table:table-cell office:value-type="float" office:value="60050.9782285714">
                <text:p>60050.9782285714</text:p>
              </table:table-cell>
              <table:table-cell office:value-type="float" office:value="65431.1374961347">
                <text:p>65431.1374961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284">
                <text:p>1284</text:p>
              </table:table-cell>
              <table:table-cell office:value-type="float" office:value="59762.3013285714">
                <text:p>59762.3013285714</text:p>
              </table:table-cell>
              <table:table-cell office:value-type="float" office:value="65572.4571805857">
                <text:p>65572.4571805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285">
                <text:p>1285</text:p>
              </table:table-cell>
              <table:table-cell office:value-type="float" office:value="59111.3431857143">
                <text:p>59111.3431857143</text:p>
              </table:table-cell>
              <table:table-cell office:value-type="float" office:value="65716.0508047905">
                <text:p>65716.0508047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86">
                <text:p>1286</text:p>
              </table:table-cell>
              <table:table-cell office:value-type="float" office:value="58537.8119428571">
                <text:p>58537.8119428571</text:p>
              </table:table-cell>
              <table:table-cell office:value-type="float" office:value="65861.8723676348">
                <text:p>65861.872367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287">
                <text:p>1287</text:p>
              </table:table-cell>
              <table:table-cell office:value-type="float" office:value="58016.8549">
                <text:p>58016.8549</text:p>
              </table:table-cell>
              <table:table-cell office:value-type="float" office:value="66009.8750970543">
                <text:p>66009.8750970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288">
                <text:p>1288</text:p>
              </table:table-cell>
              <table:table-cell office:value-type="float" office:value="57190.6428571429">
                <text:p>57190.6428571429</text:p>
              </table:table-cell>
              <table:table-cell office:value-type="float" office:value="66160.0114616177">
                <text:p>66160.011461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289">
                <text:p>1289</text:p>
              </table:table-cell>
              <table:table-cell office:value-type="float" office:value="58782.1936428571">
                <text:p>58782.1936428571</text:p>
              </table:table-cell>
              <table:table-cell office:value-type="float" office:value="66312.2331823013">
                <text:p>66312.2331823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90">
                <text:p>1290</text:p>
              </table:table-cell>
              <table:table-cell office:value-type="float" office:value="58367.3393">
                <text:p>58367.3393</text:p>
              </table:table-cell>
              <table:table-cell office:value-type="float" office:value="66466.4912444492">
                <text:p>66466.49124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91">
                <text:p>1291</text:p>
              </table:table-cell>
              <table:table-cell office:value-type="float" office:value="57918.0725571429">
                <text:p>57918.0725571429</text:p>
              </table:table-cell>
              <table:table-cell office:value-type="float" office:value="66622.7359099185">
                <text:p>66622.7359099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92">
                <text:p>1292</text:p>
              </table:table-cell>
              <table:table-cell office:value-type="float" office:value="58176.1624">
                <text:p>58176.1624</text:p>
              </table:table-cell>
              <table:table-cell office:value-type="float" office:value="66780.9167294053">
                <text:p>66780.9167294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293">
                <text:p>1293</text:p>
              </table:table-cell>
              <table:table-cell office:value-type="float" office:value="58391.2366142857">
                <text:p>58391.2366142857</text:p>
              </table:table-cell>
              <table:table-cell office:value-type="float" office:value="66940.9825549496">
                <text:p>66940.9825549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294">
                <text:p>1294</text:p>
              </table:table-cell>
              <table:table-cell office:value-type="float" office:value="70088.4079428571">
                <text:p>70088.4079428571</text:p>
              </table:table-cell>
              <table:table-cell office:value-type="float" office:value="67102.8815526142">
                <text:p>67102.8815526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295">
                <text:p>1295</text:p>
              </table:table-cell>
              <table:table-cell office:value-type="float" office:value="63620.2792428571">
                <text:p>63620.2792428571</text:p>
              </table:table-cell>
              <table:table-cell office:value-type="float" office:value="67266.5612153377">
                <text:p>67266.561215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296">
                <text:p>1296</text:p>
              </table:table-cell>
              <table:table-cell office:value-type="float" office:value="55540.2464571429">
                <text:p>55540.2464571429</text:p>
              </table:table-cell>
              <table:table-cell office:value-type="float" office:value="67431.9683759552">
                <text:p>67431.9683759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297">
                <text:p>1297</text:p>
              </table:table-cell>
              <table:table-cell office:value-type="float" office:value="67368.3775857143">
                <text:p>67368.3775857143</text:p>
              </table:table-cell>
              <table:table-cell office:value-type="float" office:value="67599.0492203858">
                <text:p>67599.0492203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298">
                <text:p>1298</text:p>
              </table:table-cell>
              <table:table-cell office:value-type="float" office:value="66625.9105142857">
                <text:p>66625.9105142857</text:p>
              </table:table-cell>
              <table:table-cell office:value-type="float" office:value="67767.7493009828">
                <text:p>67767.7493009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299">
                <text:p>1299</text:p>
              </table:table-cell>
              <table:table-cell office:value-type="float" office:value="60890.7595571429">
                <text:p>60890.7595571429</text:p>
              </table:table-cell>
              <table:table-cell office:value-type="float" office:value="67938.0135500439">
                <text:p>67938.0135500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300">
                <text:p>1300</text:p>
              </table:table-cell>
              <table:table-cell office:value-type="float" office:value="70412.3360142857">
                <text:p>70412.3360142857</text:p>
              </table:table-cell>
              <table:table-cell office:value-type="float" office:value="68109.7862934776">
                <text:p>68109.7862934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301">
                <text:p>1301</text:p>
              </table:table-cell>
              <table:table-cell office:value-type="float" office:value="59204.5776428571">
                <text:p>59204.5776428571</text:p>
              </table:table-cell>
              <table:table-cell office:value-type="float" office:value="68283.011264623">
                <text:p>68283.01126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02">
                <text:p>1302</text:p>
              </table:table-cell>
              <table:table-cell office:value-type="float" office:value="66941.4937285714">
                <text:p>66941.4937285714</text:p>
              </table:table-cell>
              <table:table-cell office:value-type="float" office:value="68457.6316182198">
                <text:p>68457.6316182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03">
                <text:p>1303</text:p>
              </table:table-cell>
              <table:table-cell office:value-type="float" office:value="73851.5214857143">
                <text:p>73851.5214857143</text:p>
              </table:table-cell>
              <table:table-cell office:value-type="float" office:value="68633.589944524">
                <text:p>68633.589944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304">
                <text:p>1304</text:p>
              </table:table-cell>
              <table:table-cell office:value-type="float" office:value="62903.762">
                <text:p>62903.762</text:p>
              </table:table-cell>
              <table:table-cell office:value-type="float" office:value="68810.8282835682">
                <text:p>68810.8282835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305">
                <text:p>1305</text:p>
              </table:table-cell>
              <table:table-cell office:value-type="float" office:value="64607.8496142857">
                <text:p>64607.8496142857</text:p>
              </table:table-cell>
              <table:table-cell office:value-type="float" office:value="68989.2881395606">
                <text:p>68989.2881395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306">
                <text:p>1306</text:p>
              </table:table-cell>
              <table:table-cell office:value-type="float" office:value="70699.5463285714">
                <text:p>70699.5463285714</text:p>
              </table:table-cell>
              <table:table-cell office:value-type="float" office:value="69168.9104954207">
                <text:p>69168.9104954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07">
                <text:p>1307</text:p>
              </table:table-cell>
              <table:table-cell office:value-type="float" office:value="61498.1919714286">
                <text:p>61498.1919714286</text:p>
              </table:table-cell>
              <table:table-cell office:value-type="float" office:value="69349.6358274479">
                <text:p>69349.6358274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08">
                <text:p>1308</text:p>
              </table:table-cell>
              <table:table-cell office:value-type="float" office:value="61627.2371714286">
                <text:p>61627.2371714286</text:p>
              </table:table-cell>
              <table:table-cell office:value-type="float" office:value="69531.4041201199">
                <text:p>69531.4041201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09">
                <text:p>1309</text:p>
              </table:table-cell>
              <table:table-cell office:value-type="float" office:value="53646.1909285714">
                <text:p>53646.1909285714</text:p>
              </table:table-cell>
              <table:table-cell office:value-type="float" office:value="69714.1548810161">
                <text:p>69714.154881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10">
                <text:p>1310</text:p>
              </table:table-cell>
              <table:table-cell office:value-type="float" office:value="59335.6234142857">
                <text:p>59335.6234142857</text:p>
              </table:table-cell>
              <table:table-cell office:value-type="float" office:value="69897.827155864">
                <text:p>69897.827155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11">
                <text:p>1311</text:p>
              </table:table-cell>
              <table:table-cell office:value-type="float" office:value="58955.1803428571">
                <text:p>58955.1803428571</text:p>
              </table:table-cell>
              <table:table-cell office:value-type="float" office:value="70082.3595437041">
                <text:p>70082.3595437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12">
                <text:p>1312</text:p>
              </table:table-cell>
              <table:table-cell office:value-type="float" office:value="58870.1072428571">
                <text:p>58870.1072428571</text:p>
              </table:table-cell>
              <table:table-cell office:value-type="float" office:value="70267.6902121692">
                <text:p>70267.6902121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13">
                <text:p>1313</text:p>
              </table:table-cell>
              <table:table-cell office:value-type="float" office:value="58627.3120428571">
                <text:p>58627.3120428571</text:p>
              </table:table-cell>
              <table:table-cell office:value-type="float" office:value="70453.7569128765">
                <text:p>70453.7569128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14">
                <text:p>1314</text:p>
              </table:table-cell>
              <table:table-cell office:value-type="float" office:value="58340.5458571429">
                <text:p>58340.5458571429</text:p>
              </table:table-cell>
              <table:table-cell office:value-type="float" office:value="70640.4969969258">
                <text:p>70640.4969969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15">
                <text:p>1315</text:p>
              </table:table-cell>
              <table:table-cell office:value-type="float" office:value="50782.6650571429">
                <text:p>50782.6650571429</text:p>
              </table:table-cell>
              <table:table-cell office:value-type="float" office:value="70827.8474305029">
                <text:p>70827.8474305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16">
                <text:p>1316</text:p>
              </table:table-cell>
              <table:table-cell office:value-type="float" office:value="66780.5383142857">
                <text:p>66780.5383142857</text:p>
              </table:table-cell>
              <table:table-cell office:value-type="float" office:value="71015.7448105826">
                <text:p>71015.7448105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317">
                <text:p>1317</text:p>
              </table:table-cell>
              <table:table-cell office:value-type="float" office:value="63752.2916571429">
                <text:p>63752.2916571429</text:p>
              </table:table-cell>
              <table:table-cell office:value-type="float" office:value="71204.1253807286">
                <text:p>71204.1253807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318">
                <text:p>1318</text:p>
              </table:table-cell>
              <table:table-cell office:value-type="float" office:value="63846.9239">
                <text:p>63846.9239</text:p>
              </table:table-cell>
              <table:table-cell office:value-type="float" office:value="71392.9250469855">
                <text:p>71392.9250469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319">
                <text:p>1319</text:p>
              </table:table-cell>
              <table:table-cell office:value-type="float" office:value="63671.9964428571">
                <text:p>63671.9964428571</text:p>
              </table:table-cell>
              <table:table-cell office:value-type="float" office:value="71582.079393861">
                <text:p>71582.079393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320">
                <text:p>1320</text:p>
              </table:table-cell>
              <table:table-cell office:value-type="float" office:value="63774.2765714286">
                <text:p>63774.2765714286</text:p>
              </table:table-cell>
              <table:table-cell office:value-type="float" office:value="71771.5237003914">
                <text:p>71771.523700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321">
                <text:p>1321</text:p>
              </table:table-cell>
              <table:table-cell office:value-type="float" office:value="63925.3061428571">
                <text:p>63925.3061428571</text:p>
              </table:table-cell>
              <table:table-cell office:value-type="float" office:value="71961.19295629">
                <text:p>71961.19295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22">
                <text:p>1322</text:p>
              </table:table-cell>
              <table:table-cell office:value-type="float" office:value="71732.6724285714">
                <text:p>71732.6724285714</text:p>
              </table:table-cell>
              <table:table-cell office:value-type="float" office:value="72151.0218781718">
                <text:p>72151.021878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323">
                <text:p>1323</text:p>
              </table:table-cell>
              <table:table-cell office:value-type="float" office:value="63907.0228714286">
                <text:p>63907.0228714286</text:p>
              </table:table-cell>
              <table:table-cell office:value-type="float" office:value="72340.9449258524">
                <text:p>72340.9449258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324">
                <text:p>1324</text:p>
              </table:table-cell>
              <table:table-cell office:value-type="float" office:value="61431.2784428572">
                <text:p>61431.2784428572</text:p>
              </table:table-cell>
              <table:table-cell office:value-type="float" office:value="72530.8963187158">
                <text:p>72530.8963187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25">
                <text:p>1325</text:p>
              </table:table-cell>
              <table:table-cell office:value-type="float" office:value="61905.3984285714">
                <text:p>61905.3984285714</text:p>
              </table:table-cell>
              <table:table-cell office:value-type="float" office:value="72720.8100521487">
                <text:p>72720.810052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326">
                <text:p>1326</text:p>
              </table:table-cell>
              <table:table-cell office:value-type="float" office:value="62440.6941857143">
                <text:p>62440.6941857143</text:p>
              </table:table-cell>
              <table:table-cell office:value-type="float" office:value="72910.6199140358">
                <text:p>72910.6199140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327">
                <text:p>1327</text:p>
              </table:table-cell>
              <table:table-cell office:value-type="float" office:value="63029.5195285714">
                <text:p>63029.5195285714</text:p>
              </table:table-cell>
              <table:table-cell office:value-type="float" office:value="73100.2595013131">
                <text:p>73100.2595013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328">
                <text:p>1328</text:p>
              </table:table-cell>
              <table:table-cell office:value-type="float" office:value="63746.4341571429">
                <text:p>63746.4341571429</text:p>
              </table:table-cell>
              <table:table-cell office:value-type="float" office:value="73289.6622365755">
                <text:p>73289.6622365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329">
                <text:p>1329</text:p>
              </table:table-cell>
              <table:table-cell office:value-type="float" office:value="64175.6266857143">
                <text:p>64175.6266857143</text:p>
              </table:table-cell>
              <table:table-cell office:value-type="float" office:value="73478.7613847337">
                <text:p>73478.7613847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30">
                <text:p>1330</text:p>
              </table:table-cell>
              <table:table-cell office:value-type="float" office:value="64513.0541428571">
                <text:p>64513.0541428571</text:p>
              </table:table-cell>
              <table:table-cell office:value-type="float" office:value="73667.4900697168">
                <text:p>73667.4900697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31">
                <text:p>1331</text:p>
              </table:table-cell>
              <table:table-cell office:value-type="float" office:value="64912.6144142857">
                <text:p>64912.6144142857</text:p>
              </table:table-cell>
              <table:table-cell office:value-type="float" office:value="73855.7812912176">
                <text:p>73855.7812912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332">
                <text:p>1332</text:p>
              </table:table-cell>
              <table:table-cell office:value-type="float" office:value="65207.9832714286">
                <text:p>65207.9832714286</text:p>
              </table:table-cell>
              <table:table-cell office:value-type="float" office:value="74043.5679414751">
                <text:p>74043.5679414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333">
                <text:p>1333</text:p>
              </table:table-cell>
              <table:table-cell office:value-type="float" office:value="65467.0279142857">
                <text:p>65467.0279142857</text:p>
              </table:table-cell>
              <table:table-cell office:value-type="float" office:value="74230.7828220904">
                <text:p>74230.7828220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34">
                <text:p>1334</text:p>
              </table:table-cell>
              <table:table-cell office:value-type="float" office:value="65785.3376142857">
                <text:p>65785.3376142857</text:p>
              </table:table-cell>
              <table:table-cell office:value-type="float" office:value="74417.3586608739">
                <text:p>74417.358660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35">
                <text:p>1335</text:p>
              </table:table-cell>
              <table:table-cell office:value-type="float" office:value="66153.3532428571">
                <text:p>66153.3532428571</text:p>
              </table:table-cell>
              <table:table-cell office:value-type="float" office:value="74603.2281287165">
                <text:p>74603.228128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36">
                <text:p>1336</text:p>
              </table:table-cell>
              <table:table-cell office:value-type="float" office:value="66526.1495571429">
                <text:p>66526.1495571429</text:p>
              </table:table-cell>
              <table:table-cell office:value-type="float" office:value="74788.3238564838">
                <text:p>74788.3238564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37">
                <text:p>1337</text:p>
              </table:table-cell>
              <table:table-cell office:value-type="float" office:value="66841.5915142857">
                <text:p>66841.5915142857</text:p>
              </table:table-cell>
              <table:table-cell office:value-type="float" office:value="74972.5784519272">
                <text:p>74972.5784519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38">
                <text:p>1338</text:p>
              </table:table-cell>
              <table:table-cell office:value-type="float" office:value="67008.8716571429">
                <text:p>67008.8716571429</text:p>
              </table:table-cell>
              <table:table-cell office:value-type="float" office:value="75155.924516609">
                <text:p>75155.92451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39">
                <text:p>1339</text:p>
              </table:table-cell>
              <table:table-cell office:value-type="float" office:value="67214.3861714286">
                <text:p>67214.3861714286</text:p>
              </table:table-cell>
              <table:table-cell office:value-type="float" office:value="75338.2946628372">
                <text:p>75338.2946628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40">
                <text:p>1340</text:p>
              </table:table-cell>
              <table:table-cell office:value-type="float" office:value="67333.8716571429">
                <text:p>67333.8716571429</text:p>
              </table:table-cell>
              <table:table-cell office:value-type="float" office:value="75519.621530605">
                <text:p>75519.621530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41">
                <text:p>1341</text:p>
              </table:table-cell>
              <table:table-cell office:value-type="float" office:value="67290.8560428571">
                <text:p>67290.8560428571</text:p>
              </table:table-cell>
              <table:table-cell office:value-type="float" office:value="75699.8378045329">
                <text:p>75699.8378045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342">
                <text:p>1342</text:p>
              </table:table-cell>
              <table:table-cell office:value-type="float" office:value="67111.1495714286">
                <text:p>67111.1495714286</text:p>
              </table:table-cell>
              <table:table-cell office:value-type="float" office:value="75878.8762308072">
                <text:p>75878.8762308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343">
                <text:p>1343</text:p>
              </table:table-cell>
              <table:table-cell office:value-type="float" office:value="66908.5011285714">
                <text:p>66908.5011285714</text:p>
              </table:table-cell>
              <table:table-cell office:value-type="float" office:value="76056.669634112">
                <text:p>76056.669634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44">
                <text:p>1344</text:p>
              </table:table-cell>
              <table:table-cell office:value-type="float" office:value="66686.7355">
                <text:p>66686.7355</text:p>
              </table:table-cell>
              <table:table-cell office:value-type="float" office:value="76233.1509345512">
                <text:p>76233.150934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345">
                <text:p>1345</text:p>
              </table:table-cell>
              <table:table-cell office:value-type="float" office:value="66550.0435285714">
                <text:p>66550.0435285714</text:p>
              </table:table-cell>
              <table:table-cell office:value-type="float" office:value="76408.2531645546">
                <text:p>76408.2531645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46">
                <text:p>1346</text:p>
              </table:table-cell>
              <table:table-cell office:value-type="float" office:value="66508.9408428571">
                <text:p>66508.9408428571</text:p>
              </table:table-cell>
              <table:table-cell office:value-type="float" office:value="76581.9094857657">
                <text:p>76581.9094857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347">
                <text:p>1347</text:p>
              </table:table-cell>
              <table:table-cell office:value-type="float" office:value="66513.1149571429">
                <text:p>66513.1149571429</text:p>
              </table:table-cell>
              <table:table-cell office:value-type="float" office:value="76754.0532059067">
                <text:p>76754.0532059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348">
                <text:p>1348</text:p>
              </table:table-cell>
              <table:table-cell office:value-type="float" office:value="66512.8125">
                <text:p>66512.8125</text:p>
              </table:table-cell>
              <table:table-cell office:value-type="float" office:value="76924.6177956163">
                <text:p>76924.617795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349">
                <text:p>1349</text:p>
              </table:table-cell>
              <table:table-cell office:value-type="float" office:value="66556.2712">
                <text:p>66556.2712</text:p>
              </table:table-cell>
              <table:table-cell office:value-type="float" office:value="77093.5369052562">
                <text:p>77093.536905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350">
                <text:p>1350</text:p>
              </table:table-cell>
              <table:table-cell office:value-type="float" office:value="66637.3113857143">
                <text:p>66637.3113857143</text:p>
              </table:table-cell>
              <table:table-cell office:value-type="float" office:value="77260.7443816837">
                <text:p>77260.744381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351">
                <text:p>1351</text:p>
              </table:table-cell>
              <table:table-cell office:value-type="float" office:value="66702.7310285714">
                <text:p>66702.7310285714</text:p>
              </table:table-cell>
              <table:table-cell office:value-type="float" office:value="77426.1742849834">
                <text:p>77426.1742849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352">
                <text:p>1352</text:p>
              </table:table-cell>
              <table:table-cell office:value-type="float" office:value="66798.0401857143">
                <text:p>66798.0401857143</text:p>
              </table:table-cell>
              <table:table-cell office:value-type="float" office:value="77589.7609051579">
                <text:p>77589.760905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353">
                <text:p>1353</text:p>
              </table:table-cell>
              <table:table-cell office:value-type="float" office:value="66809.5111714286">
                <text:p>66809.5111714286</text:p>
              </table:table-cell>
              <table:table-cell office:value-type="float" office:value="77751.4387787694">
                <text:p>77751.4387787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354">
                <text:p>1354</text:p>
              </table:table-cell>
              <table:table-cell office:value-type="float" office:value="66758.5000142857">
                <text:p>66758.5000142857</text:p>
              </table:table-cell>
              <table:table-cell office:value-type="float" office:value="77911.142705532">
                <text:p>77911.14270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355">
                <text:p>1355</text:p>
              </table:table-cell>
              <table:table-cell office:value-type="float" office:value="66681.3761285714">
                <text:p>66681.3761285714</text:p>
              </table:table-cell>
              <table:table-cell office:value-type="float" office:value="78068.8077648476">
                <text:p>78068.8077648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356">
                <text:p>1356</text:p>
              </table:table-cell>
              <table:table-cell office:value-type="float" office:value="66616.1183142857">
                <text:p>66616.1183142857</text:p>
              </table:table-cell>
              <table:table-cell office:value-type="float" office:value="78224.3693322833">
                <text:p>78224.3693322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57">
                <text:p>1357</text:p>
              </table:table-cell>
              <table:table-cell office:value-type="float" office:value="66548.3906285714">
                <text:p>66548.3906285714</text:p>
              </table:table-cell>
              <table:table-cell office:value-type="float" office:value="78377.7630959863">
                <text:p>78377.7630959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58">
                <text:p>1358</text:p>
              </table:table-cell>
              <table:table-cell office:value-type="float" office:value="66426.9464428571">
                <text:p>66426.9464428571</text:p>
              </table:table-cell>
              <table:table-cell office:value-type="float" office:value="78528.9250730304">
                <text:p>78528.9250730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359">
                <text:p>1359</text:p>
              </table:table-cell>
              <table:table-cell office:value-type="float" office:value="66133.6060428571">
                <text:p>66133.6060428571</text:p>
              </table:table-cell>
              <table:table-cell office:value-type="float" office:value="78677.7916256934">
                <text:p>78677.7916256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360">
                <text:p>1360</text:p>
              </table:table-cell>
              <table:table-cell office:value-type="float" office:value="65722.7851714286">
                <text:p>65722.7851714286</text:p>
              </table:table-cell>
              <table:table-cell office:value-type="float" office:value="78824.2994776584">
                <text:p>78824.2994776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61">
                <text:p>1361</text:p>
              </table:table-cell>
              <table:table-cell office:value-type="float" office:value="65293.4057">
                <text:p>65293.4057</text:p>
              </table:table-cell>
              <table:table-cell office:value-type="float" office:value="78968.3857301369">
                <text:p>78968.3857301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62">
                <text:p>1362</text:p>
              </table:table-cell>
              <table:table-cell office:value-type="float" office:value="64505.6400714286">
                <text:p>64505.6400714286</text:p>
              </table:table-cell>
              <table:table-cell office:value-type="float" office:value="79109.9878779098">
                <text:p>79109.9878779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63">
                <text:p>1363</text:p>
              </table:table-cell>
              <table:table-cell office:value-type="float" office:value="63678.6127285714">
                <text:p>63678.6127285714</text:p>
              </table:table-cell>
              <table:table-cell office:value-type="float" office:value="79249.0438252808">
                <text:p>79249.043825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64">
                <text:p>1364</text:p>
              </table:table-cell>
              <table:table-cell office:value-type="float" office:value="62809.7360571429">
                <text:p>62809.7360571429</text:p>
              </table:table-cell>
              <table:table-cell office:value-type="float" office:value="79385.4919019406">
                <text:p>79385.4919019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365">
                <text:p>1365</text:p>
              </table:table-cell>
              <table:table-cell office:value-type="float" office:value="61984.7829285714">
                <text:p>61984.7829285714</text:p>
              </table:table-cell>
              <table:table-cell office:value-type="float" office:value="79519.2708787369">
                <text:p>79519.270878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66">
                <text:p>1366</text:p>
              </table:table-cell>
              <table:table-cell office:value-type="float" office:value="61240.1718714286">
                <text:p>61240.1718714286</text:p>
              </table:table-cell>
              <table:table-cell office:value-type="float" office:value="79650.319983346">
                <text:p>79650.319983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67">
                <text:p>1367</text:p>
              </table:table-cell>
              <table:table-cell office:value-type="float" office:value="60482.7137285714">
                <text:p>60482.7137285714</text:p>
              </table:table-cell>
              <table:table-cell office:value-type="float" office:value="79778.5789158434">
                <text:p>79778.5789158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68">
                <text:p>1368</text:p>
              </table:table-cell>
              <table:table-cell office:value-type="float" office:value="59735.7003428572">
                <text:p>59735.7003428572</text:p>
              </table:table-cell>
              <table:table-cell office:value-type="float" office:value="79903.9878641683">
                <text:p>79903.987864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69">
                <text:p>1369</text:p>
              </table:table-cell>
              <table:table-cell office:value-type="float" office:value="59366.2382857143">
                <text:p>59366.2382857143</text:p>
              </table:table-cell>
              <table:table-cell office:value-type="float" office:value="80026.48751948">
                <text:p>80026.48751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70">
                <text:p>1370</text:p>
              </table:table-cell>
              <table:table-cell office:value-type="float" office:value="59087.6099428571">
                <text:p>59087.6099428571</text:p>
              </table:table-cell>
              <table:table-cell office:value-type="float" office:value="80146.0190914005">
                <text:p>80146.019091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71">
                <text:p>1371</text:p>
              </table:table-cell>
              <table:table-cell office:value-type="float" office:value="58819.2862857143">
                <text:p>58819.2862857143</text:p>
              </table:table-cell>
              <table:table-cell office:value-type="float" office:value="80262.5243231411">
                <text:p>80262.524323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72">
                <text:p>1372</text:p>
              </table:table-cell>
              <table:table-cell office:value-type="float" office:value="58652.1467714286">
                <text:p>58652.1467714286</text:p>
              </table:table-cell>
              <table:table-cell office:value-type="float" office:value="80375.945506509">
                <text:p>80375.945506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73">
                <text:p>1373</text:p>
              </table:table-cell>
              <table:table-cell office:value-type="float" office:value="58601.5312571429">
                <text:p>58601.5312571429</text:p>
              </table:table-cell>
              <table:table-cell office:value-type="float" office:value="80486.2254967899">
                <text:p>80486.2254967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74">
                <text:p>1374</text:p>
              </table:table-cell>
              <table:table-cell office:value-type="float" office:value="58644.4531285714">
                <text:p>58644.4531285714</text:p>
              </table:table-cell>
              <table:table-cell office:value-type="float" office:value="80593.3077275035">
                <text:p>80593.3077275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75">
                <text:p>1375</text:p>
              </table:table-cell>
              <table:table-cell office:value-type="float" office:value="58815.0675142857">
                <text:p>58815.0675142857</text:p>
              </table:table-cell>
              <table:table-cell office:value-type="float" office:value="80697.1362250277">
                <text:p>80697.1362250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76">
                <text:p>1376</text:p>
              </table:table-cell>
              <table:table-cell office:value-type="float" office:value="59063.5044571429">
                <text:p>59063.5044571429</text:p>
              </table:table-cell>
              <table:table-cell office:value-type="float" office:value="80797.6556230894">
                <text:p>80797.655623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77">
                <text:p>1377</text:p>
              </table:table-cell>
              <table:table-cell office:value-type="float" office:value="59233.5357">
                <text:p>59233.5357</text:p>
              </table:table-cell>
              <table:table-cell office:value-type="float" office:value="80894.8111771158">
                <text:p>80894.811177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78">
                <text:p>1378</text:p>
              </table:table-cell>
              <table:table-cell office:value-type="float" office:value="59153.9162714286">
                <text:p>59153.9162714286</text:p>
              </table:table-cell>
              <table:table-cell office:value-type="float" office:value="80988.5487784462">
                <text:p>80988.5487784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379">
                <text:p>1379</text:p>
              </table:table-cell>
              <table:table-cell office:value-type="float" office:value="58884.4492">
                <text:p>58884.4492</text:p>
              </table:table-cell>
              <table:table-cell office:value-type="float" office:value="81078.8149683973">
                <text:p>81078.8149683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380">
                <text:p>1380</text:p>
              </table:table-cell>
              <table:table-cell office:value-type="float" office:value="58504.6361428571">
                <text:p>58504.6361428571</text:p>
              </table:table-cell>
              <table:table-cell office:value-type="float" office:value="81165.5569521818">
                <text:p>81165.5569521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381">
                <text:p>1381</text:p>
              </table:table-cell>
              <table:table-cell office:value-type="float" office:value="58103.3967428572">
                <text:p>58103.3967428572</text:p>
              </table:table-cell>
              <table:table-cell office:value-type="float" office:value="81248.7226126742">
                <text:p>81248.7226126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382">
                <text:p>1382</text:p>
              </table:table-cell>
              <table:table-cell office:value-type="float" office:value="57563.2511">
                <text:p>57563.2511</text:p>
              </table:table-cell>
              <table:table-cell office:value-type="float" office:value="81328.2605240225">
                <text:p>81328.260524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383">
                <text:p>1383</text:p>
              </table:table-cell>
              <table:table-cell office:value-type="float" office:value="57082.7209714286">
                <text:p>57082.7209714286</text:p>
              </table:table-cell>
              <table:table-cell office:value-type="float" office:value="81404.1199651018">
                <text:p>81404.119965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384">
                <text:p>1384</text:p>
              </table:table-cell>
              <table:table-cell office:value-type="float" office:value="56559.4313571429">
                <text:p>56559.4313571429</text:p>
              </table:table-cell>
              <table:table-cell office:value-type="float" office:value="81476.2509328058">
                <text:p>81476.2509328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385">
                <text:p>1385</text:p>
              </table:table-cell>
              <table:table-cell office:value-type="float" office:value="56127.8141714286">
                <text:p>56127.8141714286</text:p>
              </table:table-cell>
              <table:table-cell office:value-type="float" office:value="81544.6041551745">
                <text:p>81544.6041551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386">
                <text:p>1386</text:p>
              </table:table-cell>
              <table:table-cell office:value-type="float" office:value="55905.9564714286">
                <text:p>55905.9564714286</text:p>
              </table:table-cell>
              <table:table-cell office:value-type="float" office:value="81609.1311043535">
                <text:p>81609.131104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387">
                <text:p>1387</text:p>
              </table:table-cell>
              <table:table-cell office:value-type="float" office:value="55751.6166285714">
                <text:p>55751.6166285714</text:p>
              </table:table-cell>
              <table:table-cell office:value-type="float" office:value="81669.7840093826">
                <text:p>81669.7840093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88">
                <text:p>1388</text:p>
              </table:table-cell>
              <table:table-cell office:value-type="float" office:value="55625.8599285714">
                <text:p>55625.8599285714</text:p>
              </table:table-cell>
              <table:table-cell office:value-type="float" office:value="81726.5158688107">
                <text:p>81726.515868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89">
                <text:p>1389</text:p>
              </table:table-cell>
              <table:table-cell office:value-type="float" office:value="55526.0513428571">
                <text:p>55526.0513428571</text:p>
              </table:table-cell>
              <table:table-cell office:value-type="float" office:value="81779.2804631329">
                <text:p>81779.2804631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390">
                <text:p>1390</text:p>
              </table:table-cell>
              <table:table-cell office:value-type="float" office:value="55380.5932">
                <text:p>55380.5932</text:p>
              </table:table-cell>
              <table:table-cell office:value-type="float" office:value="81828.0323670481">
                <text:p>81828.0323670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91">
                <text:p>1391</text:p>
              </table:table-cell>
              <table:table-cell office:value-type="float" office:value="55405.7254428571">
                <text:p>55405.7254428571</text:p>
              </table:table-cell>
              <table:table-cell office:value-type="float" office:value="81872.7269615333">
                <text:p>81872.7269615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92">
                <text:p>1392</text:p>
              </table:table-cell>
              <table:table-cell office:value-type="float" office:value="55699.4631714286">
                <text:p>55699.4631714286</text:p>
              </table:table-cell>
              <table:table-cell office:value-type="float" office:value="81913.3204457322">
                <text:p>81913.320445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93">
                <text:p>1393</text:p>
              </table:table-cell>
              <table:table-cell office:value-type="float" office:value="55930.5078142857">
                <text:p>55930.5078142857</text:p>
              </table:table-cell>
              <table:table-cell office:value-type="float" office:value="81949.7698486542">
                <text:p>81949.7698486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94">
                <text:p>1394</text:p>
              </table:table-cell>
              <table:table-cell office:value-type="float" office:value="56246.8125">
                <text:p>56246.8125</text:p>
              </table:table-cell>
              <table:table-cell office:value-type="float" office:value="81982.0330406829">
                <text:p>81982.0330406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95">
                <text:p>1395</text:p>
              </table:table-cell>
              <table:table-cell office:value-type="float" office:value="56564.5390714286">
                <text:p>56564.5390714286</text:p>
              </table:table-cell>
              <table:table-cell office:value-type="float" office:value="82010.0687448887">
                <text:p>82010.0687448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396">
                <text:p>1396</text:p>
              </table:table-cell>
              <table:table-cell office:value-type="float" office:value="57269.0731">
                <text:p>57269.0731</text:p>
              </table:table-cell>
              <table:table-cell office:value-type="float" office:value="82033.8365481452">
                <text:p>82033.8365481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97">
                <text:p>1397</text:p>
              </table:table-cell>
              <table:table-cell office:value-type="float" office:value="58045.0424">
                <text:p>58045.0424</text:p>
              </table:table-cell>
              <table:table-cell office:value-type="float" office:value="82053.2969120454">
                <text:p>82053.2969120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98">
                <text:p>1398</text:p>
              </table:table-cell>
              <table:table-cell office:value-type="float" office:value="58511.0491">
                <text:p>58511.0491</text:p>
              </table:table-cell>
              <table:table-cell office:value-type="float" office:value="82068.411183615">
                <text:p>82068.41118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99">
                <text:p>1399</text:p>
              </table:table-cell>
              <table:table-cell office:value-type="float" office:value="58613.6076857143">
                <text:p>58613.6076857143</text:p>
              </table:table-cell>
              <table:table-cell office:value-type="float" office:value="82079.1416058206">
                <text:p>82079.1416058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00">
                <text:p>1400</text:p>
              </table:table-cell>
              <table:table-cell office:value-type="float" office:value="58386.0602571429">
                <text:p>58386.0602571429</text:p>
              </table:table-cell>
              <table:table-cell office:value-type="float" office:value="82085.4513278705">
                <text:p>82085.4513278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01">
                <text:p>1401</text:p>
              </table:table-cell>
              <table:table-cell office:value-type="float" office:value="57673.9955285714">
                <text:p>57673.9955285714</text:p>
              </table:table-cell>
              <table:table-cell office:value-type="float" office:value="82087.3044153048">
                <text:p>82087.304415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02">
                <text:p>1402</text:p>
              </table:table-cell>
              <table:table-cell office:value-type="float" office:value="56881.6121571429">
                <text:p>56881.6121571429</text:p>
              </table:table-cell>
              <table:table-cell office:value-type="float" office:value="82084.6658598728">
                <text:p>82084.6658598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03">
                <text:p>1403</text:p>
              </table:table-cell>
              <table:table-cell office:value-type="float" office:value="55960.7221">
                <text:p>55960.7221</text:p>
              </table:table-cell>
              <table:table-cell office:value-type="float" office:value="82077.5015891954">
                <text:p>82077.501589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04">
                <text:p>1404</text:p>
              </table:table-cell>
              <table:table-cell office:value-type="float" office:value="54921.0680857143">
                <text:p>54921.0680857143</text:p>
              </table:table-cell>
              <table:table-cell office:value-type="float" office:value="82065.7784762103">
                <text:p>82065.7784762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05">
                <text:p>1405</text:p>
              </table:table-cell>
              <table:table-cell office:value-type="float" office:value="54195.4576">
                <text:p>54195.4576</text:p>
              </table:table-cell>
              <table:table-cell office:value-type="float" office:value="82049.4643483965">
                <text:p>82049.4643483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06">
                <text:p>1406</text:p>
              </table:table-cell>
              <table:table-cell office:value-type="float" office:value="53754.8415285714">
                <text:p>53754.8415285714</text:p>
              </table:table-cell>
              <table:table-cell office:value-type="float" office:value="82028.5279967776">
                <text:p>82028.5279967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07">
                <text:p>1407</text:p>
              </table:table-cell>
              <table:table-cell office:value-type="float" office:value="53864.4654">
                <text:p>53864.4654</text:p>
              </table:table-cell>
              <table:table-cell office:value-type="float" office:value="82002.9391847007">
                <text:p>82002.9391847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08">
                <text:p>1408</text:p>
              </table:table-cell>
              <table:table-cell office:value-type="float" office:value="54489.5200857143">
                <text:p>54489.5200857143</text:p>
              </table:table-cell>
              <table:table-cell office:value-type="float" office:value="81972.668656388">
                <text:p>81972.668656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09">
                <text:p>1409</text:p>
              </table:table-cell>
              <table:table-cell office:value-type="float" office:value="64487.5256714286">
                <text:p>64487.5256714286</text:p>
              </table:table-cell>
              <table:table-cell office:value-type="float" office:value="81937.6881452613">
                <text:p>81937.6881452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10">
                <text:p>1410</text:p>
              </table:table-cell>
              <table:table-cell office:value-type="float" office:value="64567.4464285714">
                <text:p>64567.4464285714</text:p>
              </table:table-cell>
              <table:table-cell office:value-type="float" office:value="81897.9703820352">
                <text:p>81897.9703820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11">
                <text:p>1411</text:p>
              </table:table-cell>
              <table:table-cell office:value-type="float" office:value="65174.2243285714">
                <text:p>65174.2243285714</text:p>
              </table:table-cell>
              <table:table-cell office:value-type="float" office:value="81853.489102577">
                <text:p>81853.489102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12">
                <text:p>1412</text:p>
              </table:table-cell>
              <table:table-cell office:value-type="float" office:value="65132.2120428571">
                <text:p>65132.2120428571</text:p>
              </table:table-cell>
              <table:table-cell office:value-type="float" office:value="81804.2190555339">
                <text:p>81804.219055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13">
                <text:p>1413</text:p>
              </table:table-cell>
              <table:table-cell office:value-type="float" office:value="64525.2712">
                <text:p>64525.2712</text:p>
              </table:table-cell>
              <table:table-cell office:value-type="float" office:value="81750.136009722">
                <text:p>81750.136009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14">
                <text:p>1414</text:p>
              </table:table-cell>
              <table:table-cell office:value-type="float" office:value="63719.7159571429">
                <text:p>63719.7159571429</text:p>
              </table:table-cell>
              <table:table-cell office:value-type="float" office:value="81691.2167612786">
                <text:p>81691.2167612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15">
                <text:p>1415</text:p>
              </table:table-cell>
              <table:table-cell office:value-type="float" office:value="62376.7438571429">
                <text:p>62376.7438571429</text:p>
              </table:table-cell>
              <table:table-cell office:value-type="float" office:value="81627.4391405735">
                <text:p>81627.4391405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16">
                <text:p>1416</text:p>
              </table:table-cell>
              <table:table-cell office:value-type="float" office:value="51873.6344714286">
                <text:p>51873.6344714286</text:p>
              </table:table-cell>
              <table:table-cell office:value-type="float" office:value="81558.7820188791">
                <text:p>81558.7820188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17">
                <text:p>1417</text:p>
              </table:table-cell>
              <table:table-cell office:value-type="float" office:value="50585.38">
                <text:p>50585.38</text:p>
              </table:table-cell>
              <table:table-cell office:value-type="float" office:value="81485.2253147974">
                <text:p>81485.2253147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18">
                <text:p>1418</text:p>
              </table:table-cell>
              <table:table-cell office:value-type="float" office:value="45002.0276">
                <text:p>45002.0276</text:p>
              </table:table-cell>
              <table:table-cell office:value-type="float" office:value="81406.7500004415">
                <text:p>81406.750000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19">
                <text:p>1419</text:p>
              </table:table-cell>
              <table:table-cell office:value-type="float" office:value="45779.1626571429">
                <text:p>45779.1626571429</text:p>
              </table:table-cell>
              <table:table-cell office:value-type="float" office:value="81323.3381073713">
                <text:p>81323.3381073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20">
                <text:p>1420</text:p>
              </table:table-cell>
              <table:table-cell office:value-type="float" office:value="44557.1208">
                <text:p>44557.1208</text:p>
              </table:table-cell>
              <table:table-cell office:value-type="float" office:value="81234.972732281">
                <text:p>81234.972732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21">
                <text:p>1421</text:p>
              </table:table-cell>
              <table:table-cell office:value-type="float" office:value="44081.8585285714">
                <text:p>44081.8585285714</text:p>
              </table:table-cell>
              <table:table-cell office:value-type="float" office:value="81141.6380424368">
                <text:p>81141.638042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22">
                <text:p>1422</text:p>
              </table:table-cell>
              <table:table-cell office:value-type="float" office:value="43876.2965857143">
                <text:p>43876.2965857143</text:p>
              </table:table-cell>
              <table:table-cell office:value-type="float" office:value="81043.3192808649">
                <text:p>81043.3192808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23">
                <text:p>1423</text:p>
              </table:table-cell>
              <table:table-cell office:value-type="float" office:value="43115.2960285714">
                <text:p>43115.2960285714</text:p>
              </table:table-cell>
              <table:table-cell office:value-type="float" office:value="80940.0027712866">
                <text:p>80940.002771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24">
                <text:p>1424</text:p>
              </table:table-cell>
              <table:table-cell office:value-type="float" office:value="43122.6637857143">
                <text:p>43122.6637857143</text:p>
              </table:table-cell>
              <table:table-cell office:value-type="float" office:value="80831.6759228007">
                <text:p>80831.675922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25">
                <text:p>1425</text:p>
              </table:table-cell>
              <table:table-cell office:value-type="float" office:value="47003.2332571429">
                <text:p>47003.2332571429</text:p>
              </table:table-cell>
              <table:table-cell office:value-type="float" office:value="80718.3272343111">
                <text:p>80718.327234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26">
                <text:p>1426</text:p>
              </table:table-cell>
              <table:table-cell office:value-type="float" office:value="45098.3392714286">
                <text:p>45098.3392714286</text:p>
              </table:table-cell>
              <table:table-cell office:value-type="float" office:value="80599.9462986992">
                <text:p>80599.946298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27">
                <text:p>1427</text:p>
              </table:table-cell>
              <table:table-cell office:value-type="float" office:value="45722.2522285714">
                <text:p>45722.2522285714</text:p>
              </table:table-cell>
              <table:table-cell office:value-type="float" office:value="80476.5238067393">
                <text:p>80476.5238067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28">
                <text:p>1428</text:p>
              </table:table-cell>
              <table:table-cell office:value-type="float" office:value="45484.1662857143">
                <text:p>45484.1662857143</text:p>
              </table:table-cell>
              <table:table-cell office:value-type="float" office:value="80348.0515507568">
                <text:p>80348.0515507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29">
                <text:p>1429</text:p>
              </table:table-cell>
              <table:table-cell office:value-type="float" office:value="45398.9988857143">
                <text:p>45398.9988857143</text:p>
              </table:table-cell>
              <table:table-cell office:value-type="float" office:value="80214.5224280275">
                <text:p>80214.522428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30">
                <text:p>1430</text:p>
              </table:table-cell>
              <table:table-cell office:value-type="float" office:value="45636.0814714286">
                <text:p>45636.0814714286</text:p>
              </table:table-cell>
              <table:table-cell office:value-type="float" office:value="80075.9304439179">
                <text:p>80075.9304439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31">
                <text:p>1431</text:p>
              </table:table-cell>
              <table:table-cell office:value-type="float" office:value="45455.2555714286">
                <text:p>45455.2555714286</text:p>
              </table:table-cell>
              <table:table-cell office:value-type="float" office:value="79932.2707147643">
                <text:p>79932.2707147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32">
                <text:p>1432</text:p>
              </table:table-cell>
              <table:table-cell office:value-type="float" office:value="45146.4815857143">
                <text:p>45146.4815857143</text:p>
              </table:table-cell>
              <table:table-cell office:value-type="float" office:value="79783.5394704924">
                <text:p>79783.5394704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33">
                <text:p>1433</text:p>
              </table:table-cell>
              <table:table-cell office:value-type="float" office:value="44809.4034714286">
                <text:p>44809.4034714286</text:p>
              </table:table-cell>
              <table:table-cell office:value-type="float" office:value="79629.7340569736">
                <text:p>79629.7340569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4">
                <text:p>1434</text:p>
              </table:table-cell>
              <table:table-cell office:value-type="float" office:value="44616.5714285714">
                <text:p>44616.5714285714</text:p>
              </table:table-cell>
              <table:table-cell office:value-type="float" office:value="79470.8529381203">
                <text:p>79470.8529381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5">
                <text:p>1435</text:p>
              </table:table-cell>
              <table:table-cell office:value-type="float" office:value="44543.5982142857">
                <text:p>44543.5982142857</text:p>
              </table:table-cell>
              <table:table-cell office:value-type="float" office:value="79306.895697717">
                <text:p>79306.895697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36">
                <text:p>1436</text:p>
              </table:table-cell>
              <table:table-cell office:value-type="float" office:value="44450.3649428571">
                <text:p>44450.3649428571</text:p>
              </table:table-cell>
              <table:table-cell office:value-type="float" office:value="79137.8630409896">
                <text:p>79137.8630409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37">
                <text:p>1437</text:p>
              </table:table-cell>
              <table:table-cell office:value-type="float" office:value="44387.1830285714">
                <text:p>44387.1830285714</text:p>
              </table:table-cell>
              <table:table-cell office:value-type="float" office:value="78963.756795909">
                <text:p>78963.756795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38">
                <text:p>1438</text:p>
              </table:table-cell>
              <table:table-cell office:value-type="float" office:value="44406.3242142857">
                <text:p>44406.3242142857</text:p>
              </table:table-cell>
              <table:table-cell office:value-type="float" office:value="78784.579914232">
                <text:p>78784.579914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39">
                <text:p>1439</text:p>
              </table:table-cell>
              <table:table-cell office:value-type="float" office:value="44508.8136142857">
                <text:p>44508.8136142857</text:p>
              </table:table-cell>
              <table:table-cell office:value-type="float" office:value="78600.3364722767">
                <text:p>78600.336472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40">
                <text:p>1440</text:p>
              </table:table-cell>
              <table:table-cell office:value-type="float" office:value="44173.0652857143">
                <text:p>44173.0652857143</text:p>
              </table:table-cell>
              <table:table-cell office:value-type="float" office:value="78411.0316714335">
                <text:p>78411.0316714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41">
                <text:p>1441</text:p>
              </table:table-cell>
              <table:table-cell office:value-type="float" office:value="43683.7226571429">
                <text:p>43683.7226571429</text:p>
              </table:table-cell>
              <table:table-cell office:value-type="float" office:value="78216.6718384106">
                <text:p>78216.6718384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42">
                <text:p>1442</text:p>
              </table:table-cell>
              <table:table-cell office:value-type="float" office:value="43143.9503428572">
                <text:p>43143.9503428572</text:p>
              </table:table-cell>
              <table:table-cell office:value-type="float" office:value="78017.2644252155">
                <text:p>78017.2644252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43">
                <text:p>1443</text:p>
              </table:table-cell>
              <table:table-cell office:value-type="float" office:value="42535.8197714286">
                <text:p>42535.8197714286</text:p>
              </table:table-cell>
              <table:table-cell office:value-type="float" office:value="77812.8180088693">
                <text:p>77812.818008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44">
                <text:p>1444</text:p>
              </table:table-cell>
              <table:table-cell office:value-type="float" office:value="41866.5134142857">
                <text:p>41866.5134142857</text:p>
              </table:table-cell>
              <table:table-cell office:value-type="float" office:value="77603.342290858">
                <text:p>77603.342290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45">
                <text:p>1445</text:p>
              </table:table-cell>
              <table:table-cell office:value-type="float" office:value="41305.3153142857">
                <text:p>41305.3153142857</text:p>
              </table:table-cell>
              <table:table-cell office:value-type="float" office:value="77388.8480963168">
                <text:p>77388.8480963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46">
                <text:p>1446</text:p>
              </table:table-cell>
              <table:table-cell office:value-type="float" office:value="40559.5848428571">
                <text:p>40559.5848428571</text:p>
              </table:table-cell>
              <table:table-cell office:value-type="float" office:value="77169.3473729504">
                <text:p>77169.347372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47">
                <text:p>1447</text:p>
              </table:table-cell>
              <table:table-cell office:value-type="float" office:value="40166.3655285714">
                <text:p>40166.3655285714</text:p>
              </table:table-cell>
              <table:table-cell office:value-type="float" office:value="76944.853189688">
                <text:p>76944.853189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48">
                <text:p>1448</text:p>
              </table:table-cell>
              <table:table-cell office:value-type="float" office:value="39741.0887428571">
                <text:p>39741.0887428571</text:p>
              </table:table-cell>
              <table:table-cell office:value-type="float" office:value="76715.3797350736">
                <text:p>76715.379735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49">
                <text:p>1449</text:p>
              </table:table-cell>
              <table:table-cell office:value-type="float" office:value="39185.9994571429">
                <text:p>39185.9994571429</text:p>
              </table:table-cell>
              <table:table-cell office:value-type="float" office:value="76480.9423153923">
                <text:p>76480.942315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50">
                <text:p>1450</text:p>
              </table:table-cell>
              <table:table-cell office:value-type="float" office:value="38875.2667571429">
                <text:p>38875.2667571429</text:p>
              </table:table-cell>
              <table:table-cell office:value-type="float" office:value="76241.5573525324">
                <text:p>76241.557352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51">
                <text:p>1451</text:p>
              </table:table-cell>
              <table:table-cell office:value-type="float" office:value="38633.6144142857">
                <text:p>38633.6144142857</text:p>
              </table:table-cell>
              <table:table-cell office:value-type="float" office:value="75997.2423815837">
                <text:p>75997.242381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52">
                <text:p>1452</text:p>
              </table:table-cell>
              <table:table-cell office:value-type="float" office:value="38258.8141857143">
                <text:p>38258.8141857143</text:p>
              </table:table-cell>
              <table:table-cell office:value-type="float" office:value="75748.0160481734">
                <text:p>75748.016048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53">
                <text:p>1453</text:p>
              </table:table-cell>
              <table:table-cell office:value-type="float" office:value="37947.4525714286">
                <text:p>37947.4525714286</text:p>
              </table:table-cell>
              <table:table-cell office:value-type="float" office:value="75493.8981055388">
                <text:p>75493.8981055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54">
                <text:p>1454</text:p>
              </table:table-cell>
              <table:table-cell office:value-type="float" office:value="37697.3839428571">
                <text:p>37697.3839428571</text:p>
              </table:table-cell>
              <table:table-cell office:value-type="float" office:value="75234.9094113388">
                <text:p>75234.9094113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55">
                <text:p>1455</text:p>
              </table:table-cell>
              <table:table-cell office:value-type="float" office:value="37433.0005714286">
                <text:p>37433.0005714286</text:p>
              </table:table-cell>
              <table:table-cell office:value-type="float" office:value="74971.0719242034">
                <text:p>74971.0719242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56">
                <text:p>1456</text:p>
              </table:table-cell>
              <table:table-cell office:value-type="float" office:value="37232.7070428571">
                <text:p>37232.7070428571</text:p>
              </table:table-cell>
              <table:table-cell office:value-type="float" office:value="74702.4087000237">
                <text:p>74702.408700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57">
                <text:p>1457</text:p>
              </table:table-cell>
              <table:table-cell office:value-type="float" office:value="36718.2779142857">
                <text:p>36718.2779142857</text:p>
              </table:table-cell>
              <table:table-cell office:value-type="float" office:value="74428.9438879816">
                <text:p>74428.9438879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58">
                <text:p>1458</text:p>
              </table:table-cell>
              <table:table-cell office:value-type="float" office:value="36361.4057">
                <text:p>36361.4057</text:p>
              </table:table-cell>
              <table:table-cell office:value-type="float" office:value="74150.7027263205">
                <text:p>74150.7027263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59">
                <text:p>1459</text:p>
              </table:table-cell>
              <table:table-cell office:value-type="float" office:value="36185.3365">
                <text:p>36185.3365</text:p>
              </table:table-cell>
              <table:table-cell office:value-type="float" office:value="73867.711537859">
                <text:p>73867.711537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60">
                <text:p>1460</text:p>
              </table:table-cell>
              <table:table-cell office:value-type="float" office:value="36022.1356142857">
                <text:p>36022.1356142857</text:p>
              </table:table-cell>
              <table:table-cell office:value-type="float" office:value="73579.9977252469">
                <text:p>73579.997725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61">
                <text:p>1461</text:p>
              </table:table-cell>
              <table:table-cell office:value-type="float" office:value="35911.8119428571">
                <text:p>35911.8119428571</text:p>
              </table:table-cell>
              <table:table-cell office:value-type="float" office:value="73287.5897659657">
                <text:p>73287.5897659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62">
                <text:p>1462</text:p>
              </table:table-cell>
              <table:table-cell office:value-type="float" office:value="35869.7527857143">
                <text:p>35869.7527857143</text:p>
              </table:table-cell>
              <table:table-cell office:value-type="float" office:value="72990.5172070748">
                <text:p>72990.5172070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63">
                <text:p>1463</text:p>
              </table:table-cell>
              <table:table-cell office:value-type="float" office:value="35925.9866">
                <text:p>35925.9866</text:p>
              </table:table-cell>
              <table:table-cell office:value-type="float" office:value="72688.810659703">
                <text:p>72688.810659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64">
                <text:p>1464</text:p>
              </table:table-cell>
              <table:table-cell office:value-type="float" office:value="36056.8962">
                <text:p>36056.8962</text:p>
              </table:table-cell>
              <table:table-cell office:value-type="float" office:value="72382.5017932888">
                <text:p>72382.5017932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65">
                <text:p>1465</text:p>
              </table:table-cell>
              <table:table-cell office:value-type="float" office:value="35990.0078142857">
                <text:p>35990.0078142857</text:p>
              </table:table-cell>
              <table:table-cell office:value-type="float" office:value="72071.6233295695">
                <text:p>72071.6233295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66">
                <text:p>1466</text:p>
              </table:table-cell>
              <table:table-cell office:value-type="float" office:value="35833.8945428571">
                <text:p>35833.8945428571</text:p>
              </table:table-cell>
              <table:table-cell office:value-type="float" office:value="71756.2090363197">
                <text:p>71756.2090363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67">
                <text:p>1467</text:p>
              </table:table-cell>
              <table:table-cell office:value-type="float" office:value="35557.8069285714">
                <text:p>35557.8069285714</text:p>
              </table:table-cell>
              <table:table-cell office:value-type="float" office:value="71436.2937208427">
                <text:p>71436.2937208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68">
                <text:p>1468</text:p>
              </table:table-cell>
              <table:table-cell office:value-type="float" office:value="35338.5597285714">
                <text:p>35338.5597285714</text:p>
              </table:table-cell>
              <table:table-cell office:value-type="float" office:value="71111.9132232144">
                <text:p>71111.913223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69">
                <text:p>1469</text:p>
              </table:table-cell>
              <table:table-cell office:value-type="float" office:value="35024.7025857143">
                <text:p>35024.7025857143</text:p>
              </table:table-cell>
              <table:table-cell office:value-type="float" office:value="70783.1044092822">
                <text:p>70783.1044092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70">
                <text:p>1470</text:p>
              </table:table-cell>
              <table:table-cell office:value-type="float" office:value="34597.7014714286">
                <text:p>34597.7014714286</text:p>
              </table:table-cell>
              <table:table-cell office:value-type="float" office:value="70449.9051634196">
                <text:p>70449.9051634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71">
                <text:p>1471</text:p>
              </table:table-cell>
              <table:table-cell office:value-type="float" office:value="34179.0697714286">
                <text:p>34179.0697714286</text:p>
              </table:table-cell>
              <table:table-cell office:value-type="float" office:value="70112.3543810397">
                <text:p>70112.3543810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72">
                <text:p>1472</text:p>
              </table:table-cell>
              <table:table-cell office:value-type="float" office:value="33778.2034142857">
                <text:p>33778.2034142857</text:p>
              </table:table-cell>
              <table:table-cell office:value-type="float" office:value="69770.4919608678">
                <text:p>69770.4919608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73">
                <text:p>1473</text:p>
              </table:table-cell>
              <table:table-cell office:value-type="float" office:value="33332.9006714286">
                <text:p>33332.9006714286</text:p>
              </table:table-cell>
              <table:table-cell office:value-type="float" office:value="69424.3587969751">
                <text:p>69424.3587969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74">
                <text:p>1474</text:p>
              </table:table-cell>
              <table:table-cell office:value-type="float" office:value="33027.9732142857">
                <text:p>33027.9732142857</text:p>
              </table:table-cell>
              <table:table-cell office:value-type="float" office:value="69073.9967705758">
                <text:p>69073.996770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75">
                <text:p>1475</text:p>
              </table:table-cell>
              <table:table-cell office:value-type="float" office:value="32674.7617142857">
                <text:p>32674.7617142857</text:p>
              </table:table-cell>
              <table:table-cell office:value-type="float" office:value="68719.4487415899">
                <text:p>68719.448741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76">
                <text:p>1476</text:p>
              </table:table-cell>
              <table:table-cell office:value-type="float" office:value="32336.6810857143">
                <text:p>32336.6810857143</text:p>
              </table:table-cell>
              <table:table-cell office:value-type="float" office:value="68360.7585399721">
                <text:p>68360.7585399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77">
                <text:p>1477</text:p>
              </table:table-cell>
              <table:table-cell office:value-type="float" office:value="31969.9009571429">
                <text:p>31969.9009571429</text:p>
              </table:table-cell>
              <table:table-cell office:value-type="float" office:value="67997.9709568097">
                <text:p>67997.970956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78">
                <text:p>1478</text:p>
              </table:table-cell>
              <table:table-cell office:value-type="float" office:value="31635.7377285714">
                <text:p>31635.7377285714</text:p>
              </table:table-cell>
              <table:table-cell office:value-type="float" office:value="67631.1317351925">
                <text:p>67631.131735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79">
                <text:p>1479</text:p>
              </table:table-cell>
              <table:table-cell office:value-type="float" office:value="31448.5940285714">
                <text:p>31448.5940285714</text:p>
              </table:table-cell>
              <table:table-cell office:value-type="float" office:value="67260.2875608544">
                <text:p>67260.2875608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80">
                <text:p>1480</text:p>
              </table:table-cell>
              <table:table-cell office:value-type="float" office:value="31287.2360571429">
                <text:p>31287.2360571429</text:p>
              </table:table-cell>
              <table:table-cell office:value-type="float" office:value="66885.4860525913">
                <text:p>66885.4860525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81">
                <text:p>1481</text:p>
              </table:table-cell>
              <table:table-cell office:value-type="float" office:value="31126.9735">
                <text:p>31126.9735</text:p>
              </table:table-cell>
              <table:table-cell office:value-type="float" office:value="66506.7757524559">
                <text:p>66506.775752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82">
                <text:p>1482</text:p>
              </table:table-cell>
              <table:table-cell office:value-type="float" office:value="30907.8192">
                <text:p>30907.8192</text:p>
              </table:table-cell>
              <table:table-cell office:value-type="float" office:value="66124.2061157322">
                <text:p>66124.2061157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83">
                <text:p>1483</text:p>
              </table:table-cell>
              <table:table-cell office:value-type="float" office:value="30708.6922428571">
                <text:p>30708.6922428571</text:p>
              </table:table-cell>
              <table:table-cell office:value-type="float" office:value="65737.8275006923">
                <text:p>65737.827500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84">
                <text:p>1484</text:p>
              </table:table-cell>
              <table:table-cell office:value-type="float" office:value="30531.5502142857">
                <text:p>30531.5502142857</text:p>
              </table:table-cell>
              <table:table-cell office:value-type="float" office:value="65347.691158137">
                <text:p>65347.691158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85">
                <text:p>1485</text:p>
              </table:table-cell>
              <table:table-cell office:value-type="float" office:value="30250.1230428571">
                <text:p>30250.1230428571</text:p>
              </table:table-cell>
              <table:table-cell office:value-type="float" office:value="64953.8492207235">
                <text:p>64953.8492207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86">
                <text:p>1486</text:p>
              </table:table-cell>
              <table:table-cell office:value-type="float" office:value="29953.9389">
                <text:p>29953.9389</text:p>
              </table:table-cell>
              <table:table-cell office:value-type="float" office:value="64556.354692082">
                <text:p>64556.35469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87">
                <text:p>1487</text:p>
              </table:table-cell>
              <table:table-cell office:value-type="float" office:value="29582.7756714286">
                <text:p>29582.7756714286</text:p>
              </table:table-cell>
              <table:table-cell office:value-type="float" office:value="64155.2614357246">
                <text:p>64155.2614357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88">
                <text:p>1488</text:p>
              </table:table-cell>
              <table:table-cell office:value-type="float" office:value="29246.4905142857">
                <text:p>29246.4905142857</text:p>
              </table:table-cell>
              <table:table-cell office:value-type="float" office:value="63750.6241637473">
                <text:p>63750.6241637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89">
                <text:p>1489</text:p>
              </table:table-cell>
              <table:table-cell office:value-type="float" office:value="28890.9243857143">
                <text:p>28890.9243857143</text:p>
              </table:table-cell>
              <table:table-cell office:value-type="float" office:value="63342.4984253302">
                <text:p>63342.4984253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90">
                <text:p>1490</text:p>
              </table:table-cell>
              <table:table-cell office:value-type="float" office:value="28541.6760571429">
                <text:p>28541.6760571429</text:p>
              </table:table-cell>
              <table:table-cell office:value-type="float" office:value="62930.9405950359">
                <text:p>62930.9405950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91">
                <text:p>1491</text:p>
              </table:table-cell>
              <table:table-cell office:value-type="float" office:value="28206.8593714286">
                <text:p>28206.8593714286</text:p>
              </table:table-cell>
              <table:table-cell office:value-type="float" office:value="62516.0078609109">
                <text:p>62516.0078609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92">
                <text:p>1492</text:p>
              </table:table-cell>
              <table:table-cell office:value-type="float" office:value="27907.2706428571">
                <text:p>27907.2706428571</text:p>
              </table:table-cell>
              <table:table-cell office:value-type="float" office:value="62097.7582123916">
                <text:p>62097.758212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93">
                <text:p>1493</text:p>
              </table:table-cell>
              <table:table-cell office:value-type="float" office:value="27638.6199714286">
                <text:p>27638.6199714286</text:p>
              </table:table-cell>
              <table:table-cell office:value-type="float" office:value="61676.2504280184">
                <text:p>61676.2504280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94">
                <text:p>1494</text:p>
              </table:table-cell>
              <table:table-cell office:value-type="float" office:value="27387.9213142857">
                <text:p>27387.9213142857</text:p>
              </table:table-cell>
              <table:table-cell office:value-type="float" office:value="61251.5440629596">
                <text:p>61251.5440629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95">
                <text:p>1495</text:p>
              </table:table-cell>
              <table:table-cell office:value-type="float" office:value="27059.2832">
                <text:p>27059.2832</text:p>
              </table:table-cell>
              <table:table-cell office:value-type="float" office:value="60823.6994363495">
                <text:p>60823.6994363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96">
                <text:p>1496</text:p>
              </table:table-cell>
              <table:table-cell office:value-type="float" office:value="26747.6406285714">
                <text:p>26747.6406285714</text:p>
              </table:table-cell>
              <table:table-cell office:value-type="float" office:value="60392.7776184422">
                <text:p>60392.777618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97">
                <text:p>1497</text:p>
              </table:table-cell>
              <table:table-cell office:value-type="float" office:value="26485.4483857143">
                <text:p>26485.4483857143</text:p>
              </table:table-cell>
              <table:table-cell office:value-type="float" office:value="59958.8404175856">
                <text:p>59958.840417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98">
                <text:p>1498</text:p>
              </table:table-cell>
              <table:table-cell office:value-type="float" office:value="26184.0418571429">
                <text:p>26184.0418571429</text:p>
              </table:table-cell>
              <table:table-cell office:value-type="float" office:value="59521.9503670167">
                <text:p>59521.950367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99">
                <text:p>1499</text:p>
              </table:table-cell>
              <table:table-cell office:value-type="float" office:value="25969.3178">
                <text:p>25969.3178</text:p>
              </table:table-cell>
              <table:table-cell office:value-type="float" office:value="59082.170711483">
                <text:p>59082.17071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0">
                <text:p>1500</text:p>
              </table:table-cell>
              <table:table-cell office:value-type="float" office:value="25637.4854857143">
                <text:p>25637.4854857143</text:p>
              </table:table-cell>
              <table:table-cell office:value-type="float" office:value="58639.5653936923">
                <text:p>58639.565393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1">
                <text:p>1501</text:p>
              </table:table-cell>
              <table:table-cell office:value-type="float" office:value="25334.1902714286">
                <text:p>25334.1902714286</text:p>
              </table:table-cell>
              <table:table-cell office:value-type="float" office:value="58194.1990405937">
                <text:p>58194.1990405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2">
                <text:p>1502</text:p>
              </table:table-cell>
              <table:table-cell office:value-type="float" office:value="25017.3256">
                <text:p>25017.3256</text:p>
              </table:table-cell>
              <table:table-cell office:value-type="float" office:value="57746.1369494943">
                <text:p>57746.1369494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3">
                <text:p>1503</text:p>
              </table:table-cell>
              <table:table-cell office:value-type="float" office:value="24673.8367571429">
                <text:p>24673.8367571429</text:p>
              </table:table-cell>
              <table:table-cell office:value-type="float" office:value="57295.4450740127">
                <text:p>57295.4450740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04">
                <text:p>1504</text:p>
              </table:table-cell>
              <table:table-cell office:value-type="float" office:value="24251.1718571429">
                <text:p>24251.1718571429</text:p>
              </table:table-cell>
              <table:table-cell office:value-type="float" office:value="56842.1900098749">
                <text:p>56842.1900098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5">
                <text:p>1505</text:p>
              </table:table-cell>
              <table:table-cell office:value-type="float" office:value="23914.8163857143">
                <text:p>23914.8163857143</text:p>
              </table:table-cell>
              <table:table-cell office:value-type="float" office:value="56386.4389805541">
                <text:p>56386.4389805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6">
                <text:p>1506</text:p>
              </table:table-cell>
              <table:table-cell office:value-type="float" office:value="23506.8163857143">
                <text:p>23506.8163857143</text:p>
              </table:table-cell>
              <table:table-cell office:value-type="float" office:value="55928.2598227589">
                <text:p>55928.2598227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7">
                <text:p>1507</text:p>
              </table:table-cell>
              <table:table-cell office:value-type="float" office:value="23076.5979142857">
                <text:p>23076.5979142857</text:p>
              </table:table-cell>
              <table:table-cell office:value-type="float" office:value="55467.720971772">
                <text:p>55467.720971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8">
                <text:p>1508</text:p>
              </table:table-cell>
              <table:table-cell office:value-type="float" office:value="22709.7706285714">
                <text:p>22709.7706285714</text:p>
              </table:table-cell>
              <table:table-cell office:value-type="float" office:value="55004.8914466444">
                <text:p>55004.8914466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9">
                <text:p>1509</text:p>
              </table:table-cell>
              <table:table-cell office:value-type="float" office:value="22361.1752">
                <text:p>22361.1752</text:p>
              </table:table-cell>
              <table:table-cell office:value-type="float" office:value="54539.8408352474">
                <text:p>54539.8408352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10">
                <text:p>1510</text:p>
              </table:table-cell>
              <table:table-cell office:value-type="float" office:value="22091.8719142857">
                <text:p>22091.8719142857</text:p>
              </table:table-cell>
              <table:table-cell office:value-type="float" office:value="54072.6392791858">
                <text:p>54072.6392791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11">
                <text:p>1511</text:p>
              </table:table-cell>
              <table:table-cell office:value-type="float" office:value="21834.4826857143">
                <text:p>21834.4826857143</text:p>
              </table:table-cell>
              <table:table-cell office:value-type="float" office:value="53603.357458577">
                <text:p>53603.357458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12">
                <text:p>1512</text:p>
              </table:table-cell>
              <table:table-cell office:value-type="float" office:value="21599.2179">
                <text:p>21599.2179</text:p>
              </table:table-cell>
              <table:table-cell office:value-type="float" office:value="53132.066576698">
                <text:p>53132.06657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13">
                <text:p>1513</text:p>
              </table:table-cell>
              <table:table-cell office:value-type="float" office:value="21413.0064">
                <text:p>21413.0064</text:p>
              </table:table-cell>
              <table:table-cell office:value-type="float" office:value="52658.8383445044">
                <text:p>52658.8383445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14">
                <text:p>1514</text:p>
              </table:table-cell>
              <table:table-cell office:value-type="float" office:value="21169.8615857143">
                <text:p>21169.8615857143</text:p>
              </table:table-cell>
              <table:table-cell office:value-type="float" office:value="52183.7449650266">
                <text:p>52183.744965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15">
                <text:p>1515</text:p>
              </table:table-cell>
              <table:table-cell office:value-type="float" office:value="20992.3002">
                <text:p>20992.3002</text:p>
              </table:table-cell>
              <table:table-cell office:value-type="float" office:value="51706.8591176433">
                <text:p>51706.8591176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16">
                <text:p>1516</text:p>
              </table:table-cell>
              <table:table-cell office:value-type="float" office:value="20817.1168857143">
                <text:p>20817.1168857143</text:p>
              </table:table-cell>
              <table:table-cell office:value-type="float" office:value="51228.2539422401">
                <text:p>51228.253942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17">
                <text:p>1517</text:p>
              </table:table-cell>
              <table:table-cell office:value-type="float" office:value="20510.8367428571">
                <text:p>20510.8367428571</text:p>
              </table:table-cell>
              <table:table-cell office:value-type="float" office:value="50748.0030232532">
                <text:p>50748.0030232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18">
                <text:p>1518</text:p>
              </table:table-cell>
              <table:table-cell office:value-type="float" office:value="20252.3509714286">
                <text:p>20252.3509714286</text:p>
              </table:table-cell>
              <table:table-cell office:value-type="float" office:value="50266.180373605">
                <text:p>50266.18037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19">
                <text:p>1519</text:p>
              </table:table-cell>
              <table:table-cell office:value-type="float" office:value="19922.8741285714">
                <text:p>19922.8741285714</text:p>
              </table:table-cell>
              <table:table-cell office:value-type="float" office:value="49782.8604185324">
                <text:p>49782.860418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20">
                <text:p>1520</text:p>
              </table:table-cell>
              <table:table-cell office:value-type="float" office:value="19535.3906">
                <text:p>19535.3906</text:p>
              </table:table-cell>
              <table:table-cell office:value-type="float" office:value="49298.1179793143">
                <text:p>49298.1179793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21">
                <text:p>1521</text:p>
              </table:table-cell>
              <table:table-cell office:value-type="float" office:value="19162.642">
                <text:p>19162.642</text:p>
              </table:table-cell>
              <table:table-cell office:value-type="float" office:value="48812.0282569006">
                <text:p>48812.0282569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22">
                <text:p>1522</text:p>
              </table:table-cell>
              <table:table-cell office:value-type="float" office:value="18132.6634857143">
                <text:p>18132.6634857143</text:p>
              </table:table-cell>
              <table:table-cell office:value-type="float" office:value="48324.6668154459">
                <text:p>48324.6668154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23">
                <text:p>1523</text:p>
              </table:table-cell>
              <table:table-cell office:value-type="float" office:value="16516.3073142857">
                <text:p>16516.3073142857</text:p>
              </table:table-cell>
              <table:table-cell office:value-type="float" office:value="47836.1095657536">
                <text:p>47836.1095657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24">
                <text:p>1524</text:p>
              </table:table-cell>
              <table:table-cell office:value-type="float" office:value="16606.1139571429">
                <text:p>16606.1139571429</text:p>
              </table:table-cell>
              <table:table-cell office:value-type="float" office:value="47346.4327486331">
                <text:p>47346.4327486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25">
                <text:p>1525</text:p>
              </table:table-cell>
              <table:table-cell office:value-type="float" office:value="16844.0595571429">
                <text:p>16844.0595571429</text:p>
              </table:table-cell>
              <table:table-cell office:value-type="float" office:value="46855.7129181734">
                <text:p>46855.7129181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26">
                <text:p>1526</text:p>
              </table:table-cell>
              <table:table-cell office:value-type="float" office:value="16389.6636285714">
                <text:p>16389.6636285714</text:p>
              </table:table-cell>
              <table:table-cell office:value-type="float" office:value="46364.0269249384">
                <text:p>46364.026924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27">
                <text:p>1527</text:p>
              </table:table-cell>
              <table:table-cell office:value-type="float" office:value="16285.5656857143">
                <text:p>16285.5656857143</text:p>
              </table:table-cell>
              <table:table-cell office:value-type="float" office:value="45871.451899087">
                <text:p>45871.451899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28">
                <text:p>1528</text:p>
              </table:table-cell>
              <table:table-cell office:value-type="float" office:value="14807.3403857143">
                <text:p>14807.3403857143</text:p>
              </table:table-cell>
              <table:table-cell office:value-type="float" office:value="45378.0652334221">
                <text:p>45378.065233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29">
                <text:p>1529</text:p>
              </table:table-cell>
              <table:table-cell office:value-type="float" office:value="15002.8770857143">
                <text:p>15002.8770857143</text:p>
              </table:table-cell>
              <table:table-cell office:value-type="float" office:value="44883.9445663721">
                <text:p>44883.9445663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30">
                <text:p>1530</text:p>
              </table:table-cell>
              <table:table-cell office:value-type="float" office:value="16747.3685857143">
                <text:p>16747.3685857143</text:p>
              </table:table-cell>
              <table:table-cell office:value-type="float" office:value="44389.1677649093">
                <text:p>44389.1677649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31">
                <text:p>1531</text:p>
              </table:table-cell>
              <table:table-cell office:value-type="float" office:value="15060.3466142857">
                <text:p>15060.3466142857</text:p>
              </table:table-cell>
              <table:table-cell office:value-type="float" office:value="43893.8129074095">
                <text:p>43893.8129074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32">
                <text:p>1532</text:p>
              </table:table-cell>
              <table:table-cell office:value-type="float" office:value="15472.0064857143">
                <text:p>15472.0064857143</text:p>
              </table:table-cell>
              <table:table-cell office:value-type="float" office:value="43397.9582664557">
                <text:p>43397.958266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33">
                <text:p>1533</text:p>
              </table:table-cell>
              <table:table-cell office:value-type="float" office:value="15470.9575285714">
                <text:p>15470.9575285714</text:p>
              </table:table-cell>
              <table:table-cell office:value-type="float" office:value="42901.682291591">
                <text:p>42901.682291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34">
                <text:p>1534</text:p>
              </table:table-cell>
              <table:table-cell office:value-type="float" office:value="15227.4394">
                <text:p>15227.4394</text:p>
              </table:table-cell>
              <table:table-cell office:value-type="float" office:value="42405.0635920241">
                <text:p>42405.0635920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35">
                <text:p>1535</text:p>
              </table:table-cell>
              <table:table-cell office:value-type="float" office:value="16391.4580857143">
                <text:p>16391.4580857143</text:p>
              </table:table-cell>
              <table:table-cell office:value-type="float" office:value="41908.1809192918">
                <text:p>41908.1809192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6">
                <text:p>1536</text:p>
              </table:table-cell>
              <table:table-cell office:value-type="float" office:value="14428.9370714286">
                <text:p>14428.9370714286</text:p>
              </table:table-cell>
              <table:table-cell office:value-type="float" office:value="41411.113149882">
                <text:p>41411.113149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7">
                <text:p>1537</text:p>
              </table:table-cell>
              <table:table-cell office:value-type="float" office:value="12704.8222571429">
                <text:p>12704.8222571429</text:p>
              </table:table-cell>
              <table:table-cell office:value-type="float" office:value="40913.9392678221">
                <text:p>40913.939267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8">
                <text:p>1538</text:p>
              </table:table-cell>
              <table:table-cell office:value-type="float" office:value="15762.7011">
                <text:p>15762.7011</text:p>
              </table:table-cell>
              <table:table-cell office:value-type="float" office:value="40416.7383472359">
                <text:p>40416.7383472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9">
                <text:p>1539</text:p>
              </table:table-cell>
              <table:table-cell office:value-type="float" office:value="13984.0546142857">
                <text:p>13984.0546142857</text:p>
              </table:table-cell>
              <table:table-cell office:value-type="float" office:value="39919.589534874">
                <text:p>39919.589534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40">
                <text:p>1540</text:p>
              </table:table-cell>
              <table:table-cell office:value-type="float" office:value="14159.6579857143">
                <text:p>14159.6579857143</text:p>
              </table:table-cell>
              <table:table-cell office:value-type="float" office:value="39422.5720326211">
                <text:p>39422.5720326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13823.7461571429">
                <text:p>13823.7461571429</text:p>
              </table:table-cell>
              <table:table-cell office:value-type="float" office:value="38925.7650799842">
                <text:p>38925.7650799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2">
                <text:p>1542</text:p>
              </table:table-cell>
              <table:table-cell office:value-type="float" office:value="13549.1503142857">
                <text:p>13549.1503142857</text:p>
              </table:table-cell>
              <table:table-cell office:value-type="float" office:value="38429.2479365669">
                <text:p>38429.2479365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3">
                <text:p>1543</text:p>
              </table:table-cell>
              <table:table-cell office:value-type="float" office:value="15274.6117571429">
                <text:p>15274.6117571429</text:p>
              </table:table-cell>
              <table:table-cell office:value-type="float" office:value="37933.0998645321">
                <text:p>37933.0998645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4">
                <text:p>1544</text:p>
              </table:table-cell>
              <table:table-cell office:value-type="float" office:value="15850.2184714286">
                <text:p>15850.2184714286</text:p>
              </table:table-cell>
              <table:table-cell office:value-type="float" office:value="37437.4001110589">
                <text:p>37437.400111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5">
                <text:p>1545</text:p>
              </table:table-cell>
              <table:table-cell office:value-type="float" office:value="13472.5806285714">
                <text:p>13472.5806285714</text:p>
              </table:table-cell>
              <table:table-cell office:value-type="float" office:value="36942.2278907971">
                <text:p>36942.2278907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46">
                <text:p>1546</text:p>
              </table:table-cell>
              <table:table-cell office:value-type="float" office:value="13703.7414857143">
                <text:p>13703.7414857143</text:p>
              </table:table-cell>
              <table:table-cell office:value-type="float" office:value="36447.6623683226">
                <text:p>36447.6623683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47">
                <text:p>1547</text:p>
              </table:table-cell>
              <table:table-cell office:value-type="float" office:value="13141.0276142857">
                <text:p>13141.0276142857</text:p>
              </table:table-cell>
              <table:table-cell office:value-type="float" office:value="35953.7826405995">
                <text:p>35953.782640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48">
                <text:p>1548</text:p>
              </table:table-cell>
              <table:table-cell office:value-type="float" office:value="12840.1799571429">
                <text:p>12840.1799571429</text:p>
              </table:table-cell>
              <table:table-cell office:value-type="float" office:value="35460.6677194514">
                <text:p>35460.6677194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49">
                <text:p>1549</text:p>
              </table:table-cell>
              <table:table-cell office:value-type="float" office:value="11955.9858285714">
                <text:p>11955.9858285714</text:p>
              </table:table-cell>
              <table:table-cell office:value-type="float" office:value="34968.396514047">
                <text:p>34968.396514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0">
                <text:p>1550</text:p>
              </table:table-cell>
              <table:table-cell office:value-type="float" office:value="10763.5125428571">
                <text:p>10763.5125428571</text:p>
              </table:table-cell>
              <table:table-cell office:value-type="float" office:value="34477.0478134038">
                <text:p>34477.0478134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51">
                <text:p>1551</text:p>
              </table:table-cell>
              <table:table-cell office:value-type="float" office:value="9777.03821428571">
                <text:p>9777.03821428571</text:p>
              </table:table-cell>
              <table:table-cell office:value-type="float" office:value="33986.7002689135">
                <text:p>33986.7002689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52">
                <text:p>1552</text:p>
              </table:table-cell>
              <table:table-cell office:value-type="float" office:value="8381.14194285714">
                <text:p>8381.14194285714</text:p>
              </table:table-cell>
              <table:table-cell office:value-type="float" office:value="33497.4323768941">
                <text:p>33497.4323768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53">
                <text:p>1553</text:p>
              </table:table-cell>
              <table:table-cell office:value-type="float" office:value="7262.476">
                <text:p>7262.476</text:p>
              </table:table-cell>
              <table:table-cell office:value-type="float" office:value="33009.3224611721">
                <text:p>33009.322461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54">
                <text:p>1554</text:p>
              </table:table-cell>
              <table:table-cell office:value-type="float" office:value="6700.32212857143">
                <text:p>6700.32212857143</text:p>
              </table:table-cell>
              <table:table-cell office:value-type="float" office:value="32522.4486556989">
                <text:p>32522.4486556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55">
                <text:p>1555</text:p>
              </table:table-cell>
              <table:table-cell office:value-type="float" office:value="8400.93597142857">
                <text:p>8400.93597142857</text:p>
              </table:table-cell>
              <table:table-cell office:value-type="float" office:value="32036.8888872059">
                <text:p>32036.8888872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56">
                <text:p>1556</text:p>
              </table:table-cell>
              <table:table-cell office:value-type="float" office:value="9389.01877142857">
                <text:p>9389.01877142857</text:p>
              </table:table-cell>
              <table:table-cell office:value-type="float" office:value="31552.7208579022">
                <text:p>31552.7208579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57">
                <text:p>1557</text:p>
              </table:table-cell>
              <table:table-cell office:value-type="float" office:value="10208.3934142857">
                <text:p>10208.3934142857</text:p>
              </table:table-cell>
              <table:table-cell office:value-type="float" office:value="31070.0220282181">
                <text:p>31070.022028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58">
                <text:p>1558</text:p>
              </table:table-cell>
              <table:table-cell office:value-type="float" office:value="10815.8006428571">
                <text:p>10815.8006428571</text:p>
              </table:table-cell>
              <table:table-cell office:value-type="float" office:value="30588.8695995998">
                <text:p>30588.8695995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59">
                <text:p>1559</text:p>
              </table:table-cell>
              <table:table-cell office:value-type="float" office:value="11505.5540571429">
                <text:p>11505.5540571429</text:p>
              </table:table-cell>
              <table:table-cell office:value-type="float" office:value="30109.3404973589">
                <text:p>30109.3404973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60">
                <text:p>1560</text:p>
              </table:table-cell>
              <table:table-cell office:value-type="float" office:value="12431.5510571429">
                <text:p>12431.5510571429</text:p>
              </table:table-cell>
              <table:table-cell office:value-type="float" office:value="29631.5113535797">
                <text:p>29631.5113535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61">
                <text:p>1561</text:p>
              </table:table-cell>
              <table:table-cell office:value-type="float" office:value="11909.2872428571">
                <text:p>11909.2872428571</text:p>
              </table:table-cell>
              <table:table-cell office:value-type="float" office:value="29155.4584900895">
                <text:p>29155.4584900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62">
                <text:p>1562</text:p>
              </table:table-cell>
              <table:table-cell office:value-type="float" office:value="10596.9959428571">
                <text:p>10596.9959428571</text:p>
              </table:table-cell>
              <table:table-cell office:value-type="float" office:value="28681.2579014954">
                <text:p>28681.2579014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63">
                <text:p>1563</text:p>
              </table:table-cell>
              <table:table-cell office:value-type="float" office:value="9888.3344">
                <text:p>9888.3344</text:p>
              </table:table-cell>
              <table:table-cell office:value-type="float" office:value="28208.985238292">
                <text:p>28208.98523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64">
                <text:p>1564</text:p>
              </table:table-cell>
              <table:table-cell office:value-type="float" office:value="9440.5602">
                <text:p>9440.5602</text:p>
              </table:table-cell>
              <table:table-cell office:value-type="float" office:value="27738.7157900429">
                <text:p>27738.7157900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65">
                <text:p>1565</text:p>
              </table:table-cell>
              <table:table-cell office:value-type="float" office:value="8898.9458">
                <text:p>8898.9458</text:p>
              </table:table-cell>
              <table:table-cell office:value-type="float" office:value="27270.524468641">
                <text:p>27270.524468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66">
                <text:p>1566</text:p>
              </table:table-cell>
              <table:table-cell office:value-type="float" office:value="8600.40638571429">
                <text:p>8600.40638571429</text:p>
              </table:table-cell>
              <table:table-cell office:value-type="float" office:value="26804.4857916511">
                <text:p>26804.4857916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67">
                <text:p>1567</text:p>
              </table:table-cell>
              <table:table-cell office:value-type="float" office:value="7930.72677142857">
                <text:p>7930.72677142857</text:p>
              </table:table-cell>
              <table:table-cell office:value-type="float" office:value="26340.673865739">
                <text:p>26340.673865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68">
                <text:p>1568</text:p>
              </table:table-cell>
              <table:table-cell office:value-type="float" office:value="10468.3240142857">
                <text:p>10468.3240142857</text:p>
              </table:table-cell>
              <table:table-cell office:value-type="float" office:value="25879.1623701896">
                <text:p>25879.1623701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69">
                <text:p>1569</text:p>
              </table:table-cell>
              <table:table-cell office:value-type="float" office:value="9467.48835714286">
                <text:p>9467.48835714286</text:p>
              </table:table-cell>
              <table:table-cell office:value-type="float" office:value="25420.0245405207">
                <text:p>25420.0245405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70">
                <text:p>1570</text:p>
              </table:table-cell>
              <table:table-cell office:value-type="float" office:value="9281.62722857143">
                <text:p>9281.62722857143</text:p>
              </table:table-cell>
              <table:table-cell office:value-type="float" office:value="24963.3331521926">
                <text:p>24963.3331521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571">
                <text:p>1571</text:p>
              </table:table-cell>
              <table:table-cell office:value-type="float" office:value="9259.82832857143">
                <text:p>9259.82832857143</text:p>
              </table:table-cell>
              <table:table-cell office:value-type="float" office:value="24509.1605044211">
                <text:p>24509.1605044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72">
                <text:p>1572</text:p>
              </table:table-cell>
              <table:table-cell office:value-type="float" office:value="9378.54491428571">
                <text:p>9378.54491428571</text:p>
              </table:table-cell>
              <table:table-cell office:value-type="float" office:value="24057.5784040946">
                <text:p>24057.5784040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573">
                <text:p>1573</text:p>
              </table:table-cell>
              <table:table-cell office:value-type="float" office:value="9582.1951">
                <text:p>9582.1951</text:p>
              </table:table-cell>
              <table:table-cell office:value-type="float" office:value="23608.6581498011">
                <text:p>23608.6581498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574">
                <text:p>1574</text:p>
              </table:table-cell>
              <table:table-cell office:value-type="float" office:value="9596.90624285714">
                <text:p>9596.90624285714</text:p>
              </table:table-cell>
              <table:table-cell office:value-type="float" office:value="23162.4705159675">
                <text:p>23162.470515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75">
                <text:p>1575</text:p>
              </table:table-cell>
              <table:table-cell office:value-type="float" office:value="7241.51045714286">
                <text:p>7241.51045714286</text:p>
              </table:table-cell>
              <table:table-cell office:value-type="float" office:value="22719.0857371157">
                <text:p>22719.085737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576">
                <text:p>1576</text:p>
              </table:table-cell>
              <table:table-cell office:value-type="float" office:value="7086.16761428571">
                <text:p>7086.16761428571</text:p>
              </table:table-cell>
              <table:table-cell office:value-type="float" office:value="22278.5734922393">
                <text:p>22278.5734922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577">
                <text:p>1577</text:p>
              </table:table-cell>
              <table:table-cell office:value-type="float" office:value="6841.67048571429">
                <text:p>6841.67048571429</text:p>
              </table:table-cell>
              <table:table-cell office:value-type="float" office:value="21841.0028893038">
                <text:p>21841.0028893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578">
                <text:p>1578</text:p>
              </table:table-cell>
              <table:table-cell office:value-type="float" office:value="6625.08078571429">
                <text:p>6625.08078571429</text:p>
              </table:table-cell>
              <table:table-cell office:value-type="float" office:value="21406.4424498745">
                <text:p>21406.4424498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579">
                <text:p>1579</text:p>
              </table:table-cell>
              <table:table-cell office:value-type="float" office:value="6376.45704285714">
                <text:p>6376.45704285714</text:p>
              </table:table-cell>
              <table:table-cell office:value-type="float" office:value="20974.9600938754">
                <text:p>20974.9600938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580">
                <text:p>1580</text:p>
              </table:table-cell>
              <table:table-cell office:value-type="float" office:value="6137.08944285714">
                <text:p>6137.08944285714</text:p>
              </table:table-cell>
              <table:table-cell office:value-type="float" office:value="20546.623124483">
                <text:p>20546.623124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581">
                <text:p>1581</text:p>
              </table:table-cell>
              <table:table-cell office:value-type="float" office:value="5896.43947142857">
                <text:p>5896.43947142857</text:p>
              </table:table-cell>
              <table:table-cell office:value-type="float" office:value="20121.4982131583">
                <text:p>20121.498213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82">
                <text:p>1582</text:p>
              </table:table-cell>
              <table:table-cell office:value-type="float" office:value="5645.08804285714">
                <text:p>5645.08804285714</text:p>
              </table:table-cell>
              <table:table-cell office:value-type="float" office:value="19699.6513848207">
                <text:p>19699.6513848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83">
                <text:p>1583</text:p>
              </table:table-cell>
              <table:table-cell office:value-type="float" office:value="5250.91317142857">
                <text:p>5250.91317142857</text:p>
              </table:table-cell>
              <table:table-cell office:value-type="float" office:value="19281.1480031663">
                <text:p>19281.148003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84">
                <text:p>1584</text:p>
              </table:table-cell>
              <table:table-cell office:value-type="float" office:value="4490.97814285714">
                <text:p>4490.97814285714</text:p>
              </table:table-cell>
              <table:table-cell office:value-type="float" office:value="18866.0527561363">
                <text:p>18866.0527561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585">
                <text:p>1585</text:p>
              </table:table-cell>
              <table:table-cell office:value-type="float" office:value="4051.55058571429">
                <text:p>4051.55058571429</text:p>
              </table:table-cell>
              <table:table-cell office:value-type="float" office:value="18454.4296415359">
                <text:p>18454.4296415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86">
                <text:p>1586</text:p>
              </table:table-cell>
              <table:table-cell office:value-type="float" office:value="3923.01905714286">
                <text:p>3923.01905714286</text:p>
              </table:table-cell>
              <table:table-cell office:value-type="float" office:value="18046.3419528097">
                <text:p>18046.3419528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587">
                <text:p>1587</text:p>
              </table:table-cell>
              <table:table-cell office:value-type="float" office:value="4082.6052">
                <text:p>4082.6052</text:p>
              </table:table-cell>
              <table:table-cell office:value-type="float" office:value="17641.8522649756">
                <text:p>17641.8522649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88">
                <text:p>1588</text:p>
              </table:table-cell>
              <table:table-cell office:value-type="float" office:value="3545.58977142857">
                <text:p>3545.58977142857</text:p>
              </table:table-cell>
              <table:table-cell office:value-type="float" office:value="17241.0224207201">
                <text:p>17241.0224207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589">
                <text:p>1589</text:p>
              </table:table-cell>
              <table:table-cell office:value-type="float" office:value="4491.03075714286">
                <text:p>4491.03075714286</text:p>
              </table:table-cell>
              <table:table-cell office:value-type="float" office:value="16843.9135166601">
                <text:p>16843.9135166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590">
                <text:p>1590</text:p>
              </table:table-cell>
              <table:table-cell office:value-type="float" office:value="4732.10057142857">
                <text:p>4732.10057142857</text:p>
              </table:table-cell>
              <table:table-cell office:value-type="float" office:value="16450.5858897716">
                <text:p>16450.5858897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591">
                <text:p>1591</text:p>
              </table:table-cell>
              <table:table-cell office:value-type="float" office:value="5073.03698571429">
                <text:p>5073.03698571429</text:p>
              </table:table-cell>
              <table:table-cell office:value-type="float" office:value="16061.099103992">
                <text:p>16061.099103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592">
                <text:p>1592</text:p>
              </table:table-cell>
              <table:table-cell office:value-type="float" office:value="4843.33868571429">
                <text:p>4843.33868571429</text:p>
              </table:table-cell>
              <table:table-cell office:value-type="float" office:value="15675.5119369952">
                <text:p>15675.5119369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593">
                <text:p>1593</text:p>
              </table:table-cell>
              <table:table-cell office:value-type="float" office:value="4893.06797142857">
                <text:p>4893.06797142857</text:p>
              </table:table-cell>
              <table:table-cell office:value-type="float" office:value="15293.8823671462">
                <text:p>15293.882367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94">
                <text:p>1594</text:p>
              </table:table-cell>
              <table:table-cell office:value-type="float" office:value="4413.65638571429">
                <text:p>4413.65638571429</text:p>
              </table:table-cell>
              <table:table-cell office:value-type="float" office:value="14916.2675606361">
                <text:p>14916.2675606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95">
                <text:p>1595</text:p>
              </table:table-cell>
              <table:table-cell office:value-type="float" office:value="4576.14537142857">
                <text:p>4576.14537142857</text:p>
              </table:table-cell>
              <table:table-cell office:value-type="float" office:value="14542.7238588005">
                <text:p>14542.7238588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596">
                <text:p>1596</text:p>
              </table:table-cell>
              <table:table-cell office:value-type="float" office:value="3290.0361">
                <text:p>3290.0361</text:p>
              </table:table-cell>
              <table:table-cell office:value-type="float" office:value="14173.3067656259">
                <text:p>14173.3067656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97">
                <text:p>1597</text:p>
              </table:table-cell>
              <table:table-cell office:value-type="float" office:value="2656.77927142857">
                <text:p>2656.77927142857</text:p>
              </table:table-cell>
              <table:table-cell office:value-type="float" office:value="13808.070935445">
                <text:p>13808.070935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98">
                <text:p>1598</text:p>
              </table:table-cell>
              <table:table-cell office:value-type="float" office:value="2419.42242857143">
                <text:p>2419.42242857143</text:p>
              </table:table-cell>
              <table:table-cell office:value-type="float" office:value="13447.0701608254">
                <text:p>13447.0701608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599">
                <text:p>1599</text:p>
              </table:table-cell>
              <table:table-cell office:value-type="float" office:value="2506.309">
                <text:p>2506.309</text:p>
              </table:table-cell>
              <table:table-cell office:value-type="float" office:value="13090.3573606538">
                <text:p>13090.3573606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00">
                <text:p>1600</text:p>
              </table:table-cell>
              <table:table-cell office:value-type="float" office:value="1886.08484285714">
                <text:p>1886.08484285714</text:p>
              </table:table-cell>
              <table:table-cell office:value-type="float" office:value="12737.9845684179">
                <text:p>12737.9845684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01">
                <text:p>1601</text:p>
              </table:table-cell>
              <table:table-cell office:value-type="float" office:value="1612.72471428571">
                <text:p>1612.72471428571</text:p>
              </table:table-cell>
              <table:table-cell office:value-type="float" office:value="12390.0029206904">
                <text:p>12390.0029206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02">
                <text:p>1602</text:p>
              </table:table-cell>
              <table:table-cell office:value-type="float" office:value="1483.42942857143">
                <text:p>1483.42942857143</text:p>
              </table:table-cell>
              <table:table-cell office:value-type="float" office:value="12046.4626458161">
                <text:p>12046.4626458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03">
                <text:p>1603</text:p>
              </table:table-cell>
              <table:table-cell office:value-type="float" office:value="1453.02757142857">
                <text:p>1453.02757142857</text:p>
              </table:table-cell>
              <table:table-cell office:value-type="float" office:value="11707.4130528055">
                <text:p>11707.4130528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04">
                <text:p>1604</text:p>
              </table:table-cell>
              <table:table-cell office:value-type="float" office:value="1832.2753">
                <text:p>1832.2753</text:p>
              </table:table-cell>
              <table:table-cell office:value-type="float" office:value="11372.9025204379">
                <text:p>11372.9025204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05">
                <text:p>1605</text:p>
              </table:table-cell>
              <table:table-cell office:value-type="float" office:value="2128.86815714286">
                <text:p>2128.86815714286</text:p>
              </table:table-cell>
              <table:table-cell office:value-type="float" office:value="11042.9784865758">
                <text:p>11042.9784865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06">
                <text:p>1606</text:p>
              </table:table-cell>
              <table:table-cell office:value-type="float" office:value="2170.0763">
                <text:p>2170.0763</text:p>
              </table:table-cell>
              <table:table-cell office:value-type="float" office:value="10717.6874376932">
                <text:p>10717.6874376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07">
                <text:p>1607</text:p>
              </table:table-cell>
              <table:table-cell office:value-type="float" office:value="2092.15415714286">
                <text:p>2092.15415714286</text:p>
              </table:table-cell>
              <table:table-cell office:value-type="float" office:value="10397.0748986206">
                <text:p>10397.0748986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08">
                <text:p>1608</text:p>
              </table:table-cell>
              <table:table-cell office:value-type="float" office:value="1947.27915714286">
                <text:p>1947.27915714286</text:p>
              </table:table-cell>
              <table:table-cell office:value-type="float" office:value="10081.1854225094">
                <text:p>10081.185422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09">
                <text:p>1609</text:p>
              </table:table-cell>
              <table:table-cell office:value-type="float" office:value="1780.73358571429">
                <text:p>1780.73358571429</text:p>
              </table:table-cell>
              <table:table-cell office:value-type="float" office:value="9770.06258101663">
                <text:p>9770.06258101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10">
                <text:p>1610</text:p>
              </table:table-cell>
              <table:table-cell office:value-type="float" office:value="1670.80672857143">
                <text:p>1670.80672857143</text:p>
              </table:table-cell>
              <table:table-cell office:value-type="float" office:value="9463.74895471444">
                <text:p>9463.7489547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11">
                <text:p>1611</text:p>
              </table:table-cell>
              <table:table-cell office:value-type="float" office:value="1416.56444285714">
                <text:p>1416.56444285714</text:p>
              </table:table-cell>
              <table:table-cell office:value-type="float" office:value="9162.28612372435">
                <text:p>9162.28612372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12">
                <text:p>1612</text:p>
              </table:table-cell>
              <table:table-cell office:value-type="float" office:value="1097.64831428571">
                <text:p>1097.64831428571</text:p>
              </table:table-cell>
              <table:table-cell office:value-type="float" office:value="8865.71465858024">
                <text:p>8865.71465858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13">
                <text:p>1613</text:p>
              </table:table-cell>
              <table:table-cell office:value-type="float" office:value="995.9046">
                <text:p>995.9046</text:p>
              </table:table-cell>
              <table:table-cell office:value-type="float" office:value="8574.07411132119">
                <text:p>8574.0741113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14">
                <text:p>1614</text:p>
              </table:table-cell>
              <table:table-cell office:value-type="float" office:value="1132.78274285714">
                <text:p>1132.78274285714</text:p>
              </table:table-cell>
              <table:table-cell office:value-type="float" office:value="8287.40300681665">
                <text:p>8287.40300681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15">
                <text:p>1615</text:p>
              </table:table-cell>
              <table:table-cell office:value-type="float" office:value="1235.41231428571">
                <text:p>1235.41231428571</text:p>
              </table:table-cell>
              <table:table-cell office:value-type="float" office:value="8005.73883432592">
                <text:p>8005.73883432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16">
                <text:p>1616</text:p>
              </table:table-cell>
              <table:table-cell office:value-type="float" office:value="1306.29945714286">
                <text:p>1306.29945714286</text:p>
              </table:table-cell>
              <table:table-cell office:value-type="float" office:value="7729.11803929383">
                <text:p>7729.11803929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17">
                <text:p>1617</text:p>
              </table:table-cell>
              <table:table-cell office:value-type="float" office:value="1252.07045714286">
                <text:p>1252.07045714286</text:p>
              </table:table-cell>
              <table:table-cell office:value-type="float" office:value="7457.57601538455">
                <text:p>7457.57601538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18">
                <text:p>1618</text:p>
              </table:table-cell>
              <table:table-cell office:value-type="float" office:value="1188.23587142857">
                <text:p>1188.23587142857</text:p>
              </table:table-cell>
              <table:table-cell office:value-type="float" office:value="7191.14709675561">
                <text:p>7191.14709675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19">
                <text:p>1619</text:p>
              </table:table-cell>
              <table:table-cell office:value-type="float" office:value="1124.308">
                <text:p>1124.308</text:p>
              </table:table-cell>
              <table:table-cell office:value-type="float" office:value="6929.86455057351">
                <text:p>6929.86455057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20">
                <text:p>1620</text:p>
              </table:table-cell>
              <table:table-cell office:value-type="float" office:value="1061.45271428571">
                <text:p>1061.45271428571</text:p>
              </table:table-cell>
              <table:table-cell office:value-type="float" office:value="6673.76056977317">
                <text:p>6673.76056977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21">
                <text:p>1621</text:p>
              </table:table-cell>
              <table:table-cell office:value-type="float" office:value="1003.74985714286">
                <text:p>1003.74985714286</text:p>
              </table:table-cell>
              <table:table-cell office:value-type="float" office:value="6422.86626606246">
                <text:p>6422.86626606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22">
                <text:p>1622</text:p>
              </table:table-cell>
              <table:table-cell office:value-type="float" office:value="946.793">
                <text:p>946.793</text:p>
              </table:table-cell>
              <table:table-cell office:value-type="float" office:value="6177.2116631738">
                <text:p>6177.2116631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23">
                <text:p>1623</text:p>
              </table:table-cell>
              <table:table-cell office:value-type="float" office:value="893.123428571428">
                <text:p>893.123428571428</text:p>
              </table:table-cell>
              <table:table-cell office:value-type="float" office:value="5936.8256903641">
                <text:p>5936.8256903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24">
                <text:p>1624</text:p>
              </table:table-cell>
              <table:table-cell office:value-type="float" office:value="838.917714285714">
                <text:p>838.917714285714</text:p>
              </table:table-cell>
              <table:table-cell office:value-type="float" office:value="5701.73617616506">
                <text:p>5701.73617616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25">
                <text:p>1625</text:p>
              </table:table-cell>
              <table:table-cell office:value-type="float" office:value="783.173285714286">
                <text:p>783.173285714286</text:p>
              </table:table-cell>
              <table:table-cell office:value-type="float" office:value="5471.96984238437">
                <text:p>5471.96984238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26">
                <text:p>1626</text:p>
              </table:table-cell>
              <table:table-cell office:value-type="float" office:value="726.426285714286">
                <text:p>726.426285714286</text:p>
              </table:table-cell>
              <table:table-cell office:value-type="float" office:value="5247.55229836028">
                <text:p>5247.55229836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27">
                <text:p>1627</text:p>
              </table:table-cell>
              <table:table-cell office:value-type="float" office:value="677.955857142857">
                <text:p>677.955857142857</text:p>
              </table:table-cell>
              <table:table-cell office:value-type="float" office:value="5028.50803547026">
                <text:p>5028.50803547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28">
                <text:p>1628</text:p>
              </table:table-cell>
              <table:table-cell office:value-type="float" office:value="636.526428571429">
                <text:p>636.526428571429</text:p>
              </table:table-cell>
              <table:table-cell office:value-type="float" office:value="4814.86042189508">
                <text:p>4814.86042189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29">
                <text:p>1629</text:p>
              </table:table-cell>
              <table:table-cell office:value-type="float" office:value="600.482571428571">
                <text:p>600.482571428571</text:p>
              </table:table-cell>
              <table:table-cell office:value-type="float" office:value="4606.6316976397">
                <text:p>4606.6316976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30">
                <text:p>1630</text:p>
              </table:table-cell>
              <table:table-cell office:value-type="float" office:value="565.418">
                <text:p>565.418</text:p>
              </table:table-cell>
              <table:table-cell office:value-type="float" office:value="4403.84296981198">
                <text:p>4403.84296981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31">
                <text:p>1631</text:p>
              </table:table-cell>
              <table:table-cell office:value-type="float" office:value="533.827142857143">
                <text:p>533.827142857143</text:p>
              </table:table-cell>
              <table:table-cell office:value-type="float" office:value="4206.51420816045">
                <text:p>4206.5142081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32">
                <text:p>1632</text:p>
              </table:table-cell>
              <table:table-cell office:value-type="float" office:value="467.264857142857">
                <text:p>467.264857142857</text:p>
              </table:table-cell>
              <table:table-cell office:value-type="float" office:value="4014.66424087209">
                <text:p>4014.66424087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33">
                <text:p>1633</text:p>
              </table:table-cell>
              <table:table-cell office:value-type="float" office:value="405.901714285714">
                <text:p>405.901714285714</text:p>
              </table:table-cell>
              <table:table-cell office:value-type="float" office:value="3828.31075063111">
                <text:p>3828.31075063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34">
                <text:p>1634</text:p>
              </table:table-cell>
              <table:table-cell office:value-type="float" office:value="342.580142857143">
                <text:p>342.580142857143</text:p>
              </table:table-cell>
              <table:table-cell office:value-type="float" office:value="3647.47027093964">
                <text:p>3647.47027093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35">
                <text:p>1635</text:p>
              </table:table-cell>
              <table:table-cell office:value-type="float" office:value="276.414142857143">
                <text:p>276.414142857143</text:p>
              </table:table-cell>
              <table:table-cell office:value-type="float" office:value="3472.1581827013">
                <text:p>3472.1581827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36">
                <text:p>1636</text:p>
              </table:table-cell>
              <table:table-cell office:value-type="float" office:value="211.763714285714">
                <text:p>211.763714285714</text:p>
              </table:table-cell>
              <table:table-cell office:value-type="float" office:value="3302.38871106824">
                <text:p>3302.38871106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37">
                <text:p>1637</text:p>
              </table:table-cell>
              <table:table-cell office:value-type="float" office:value="150.913428571429">
                <text:p>150.913428571429</text:p>
              </table:table-cell>
              <table:table-cell office:value-type="float" office:value="3138.17492255257">
                <text:p>3138.17492255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38">
                <text:p>1638</text:p>
              </table:table-cell>
              <table:table-cell office:value-type="float" office:value="93.8634285714286">
                <text:p>93.8634285714286</text:p>
              </table:table-cell>
              <table:table-cell office:value-type="float" office:value="2979.52872240281">
                <text:p>2979.52872240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39">
                <text:p>1639</text:p>
              </table:table-cell>
              <table:table-cell office:value-type="float" office:value="80.6441428571429">
                <text:p>80.6441428571429</text:p>
              </table:table-cell>
              <table:table-cell office:value-type="float" office:value="2826.46085224582">
                <text:p>2826.46085224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40">
                <text:p>1640</text:p>
              </table:table-cell>
              <table:table-cell office:value-type="float" office:value="68.6372857142857">
                <text:p>68.6372857142857</text:p>
              </table:table-cell>
              <table:table-cell office:value-type="float" office:value="2678.98088799504">
                <text:p>2678.98088799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41">
                <text:p>1641</text:p>
              </table:table-cell>
              <table:table-cell office:value-type="float" office:value="58.2158571428571">
                <text:p>58.2158571428571</text:p>
              </table:table-cell>
              <table:table-cell office:value-type="float" office:value="2537.09723802526">
                <text:p>2537.09723802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42">
                <text:p>1642</text:p>
              </table:table-cell>
              <table:table-cell office:value-type="float" office:value="49.0067142857143">
                <text:p>49.0067142857143</text:p>
              </table:table-cell>
              <table:table-cell office:value-type="float" office:value="2400.81714161441">
                <text:p>2400.81714161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43">
                <text:p>1643</text:p>
              </table:table-cell>
              <table:table-cell office:value-type="float" office:value="41.3828571428571">
                <text:p>41.3828571428571</text:p>
              </table:table-cell>
              <table:table-cell office:value-type="float" office:value="2270.14666765297">
                <text:p>2270.14666765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44">
                <text:p>1644</text:p>
              </table:table-cell>
              <table:table-cell office:value-type="float" office:value="34.3885714285714">
                <text:p>34.3885714285714</text:p>
              </table:table-cell>
              <table:table-cell office:value-type="float" office:value="2145.0907136208">
                <text:p>2145.0907136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45">
                <text:p>1645</text:p>
              </table:table-cell>
              <table:table-cell office:value-type="float" office:value="28.0237142857143">
                <text:p>28.0237142857143</text:p>
              </table:table-cell>
              <table:table-cell office:value-type="float" office:value="2025.65300483221">
                <text:p>2025.65300483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46">
                <text:p>1646</text:p>
              </table:table-cell>
              <table:table-cell office:value-type="float" office:value="22.6614285714286">
                <text:p>22.6614285714286</text:p>
              </table:table-cell>
              <table:table-cell office:value-type="float" office:value="1911.83609394892">
                <text:p>1911.8360939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47">
                <text:p>1647</text:p>
              </table:table-cell>
              <table:table-cell office:value-type="float" office:value="19.2575714285714">
                <text:p>19.2575714285714</text:p>
              </table:table-cell>
              <table:table-cell office:value-type="float" office:value="1803.64136076141">
                <text:p>1803.64136076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48">
                <text:p>1648</text:p>
              </table:table-cell>
              <table:table-cell office:value-type="float" office:value="15.9002857142857">
                <text:p>15.9002857142857</text:p>
              </table:table-cell>
              <table:table-cell office:value-type="float" office:value="1701.06901223846">
                <text:p>1701.0690122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49">
                <text:p>1649</text:p>
              </table:table-cell>
              <table:table-cell office:value-type="float" office:value="14.1284285714286">
                <text:p>14.1284285714286</text:p>
              </table:table-cell>
              <table:table-cell office:value-type="float" office:value="1604.11808284497">
                <text:p>1604.1180828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50">
                <text:p>1650</text:p>
              </table:table-cell>
              <table:table-cell office:value-type="float" office:value="11.8202857142857">
                <text:p>11.8202857142857</text:p>
              </table:table-cell>
              <table:table-cell office:value-type="float" office:value="1512.78643512798">
                <text:p>1512.7864351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51">
                <text:p>1651</text:p>
              </table:table-cell>
              <table:table-cell office:value-type="float" office:value="10.8877142857143">
                <text:p>10.8877142857143</text:p>
              </table:table-cell>
              <table:table-cell office:value-type="float" office:value="1427.07076057068">
                <text:p>1427.07076057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52">
                <text:p>1652</text:p>
              </table:table-cell>
              <table:table-cell office:value-type="float" office:value="9.20914285714286">
                <text:p>9.20914285714286</text:p>
              </table:table-cell>
              <table:table-cell office:value-type="float" office:value="1346.96658071431">
                <text:p>1346.96658071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53">
                <text:p>1653</text:p>
              </table:table-cell>
              <table:table-cell office:value-type="float" office:value="8.90614285714286">
                <text:p>8.90614285714286</text:p>
              </table:table-cell>
              <table:table-cell office:value-type="float" office:value="1272.46824854754">
                <text:p>1272.46824854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54">
                <text:p>1654</text:p>
              </table:table-cell>
              <table:table-cell office:value-type="float" office:value="7.857">
                <text:p>7.857</text:p>
              </table:table-cell>
              <table:table-cell office:value-type="float" office:value="1203.56895016319">
                <text:p>1203.56895016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55">
                <text:p>1655</text:p>
              </table:table-cell>
              <table:table-cell office:value-type="float" office:value="7.01771428571429">
                <text:p>7.01771428571429</text:p>
              </table:table-cell>
              <table:table-cell office:value-type="float" office:value="1140.26070668165">
                <text:p>1140.2607066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56">
                <text:p>1656</text:p>
              </table:table-cell>
              <table:table-cell office:value-type="float" office:value="5.80542857142857">
                <text:p>5.80542857142857</text:p>
              </table:table-cell>
              <table:table-cell office:value-type="float" office:value="1082.5343764408">
                <text:p>1082.5343764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57">
                <text:p>1657</text:p>
              </table:table-cell>
              <table:table-cell office:value-type="float" office:value="5.176">
                <text:p>5.176</text:p>
              </table:table-cell>
              <table:table-cell office:value-type="float" office:value="1030.37965745174">
                <text:p>1030.37965745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58">
                <text:p>1658</text:p>
              </table:table-cell>
              <table:table-cell office:value-type="float" office:value="4.17342857142857">
                <text:p>4.17342857142857</text:p>
              </table:table-cell>
              <table:table-cell office:value-type="float" office:value="983.785090119774">
                <text:p>983.78509011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59">
                <text:p>1659</text:p>
              </table:table-cell>
              <table:table-cell office:value-type="float" office:value="4.33657142857143">
                <text:p>4.33657142857143</text:p>
              </table:table-cell>
              <table:table-cell office:value-type="float" office:value="942.738060230033">
                <text:p>942.73806023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60">
                <text:p>1660</text:p>
              </table:table-cell>
              <table:table-cell office:value-type="float" office:value="3.54385714285714">
                <text:p>3.54385714285714</text:p>
              </table:table-cell>
              <table:table-cell office:value-type="float" office:value="907.224802197096">
                <text:p>907.224802197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61">
                <text:p>1661</text:p>
              </table:table-cell>
              <table:table-cell office:value-type="float" office:value="2.75114285714286">
                <text:p>2.75114285714286</text:p>
              </table:table-cell>
              <table:table-cell office:value-type="float" office:value="877.230402577647">
                <text:p>877.230402577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62">
                <text:p>1662</text:p>
              </table:table-cell>
              <table:table-cell office:value-type="float" office:value="2.54128571428571">
                <text:p>2.54128571428571</text:p>
              </table:table-cell>
              <table:table-cell office:value-type="float" office:value="852.73880384559">
                <text:p>852.73880384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663">
                <text:p>1663</text:p>
              </table:table-cell>
              <table:table-cell office:value-type="float" office:value="2.33142857142857">
                <text:p>2.33142857142857</text:p>
              </table:table-cell>
              <table:table-cell office:value-type="float" office:value="833.732808428518">
                <text:p>833.732808428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664">
                <text:p>1664</text:p>
              </table:table-cell>
              <table:table-cell office:value-type="float" office:value="1.74857142857143">
                <text:p>1.74857142857143</text:p>
              </table:table-cell>
              <table:table-cell office:value-type="float" office:value="820.194083004681">
                <text:p>820.19408300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665">
                <text:p>1665</text:p>
              </table:table-cell>
              <table:table-cell office:value-type="float" office:value="1.16571428571429">
                <text:p>1.16571428571429</text:p>
              </table:table-cell>
              <table:table-cell office:value-type="float" office:value="812.103163059452">
                <text:p>812.103163059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666">
                <text:p>1666</text:p>
              </table:table-cell>
              <table:table-cell office:value-type="float" office:value="0.582857142857143">
                <text:p>0.582857142857143</text:p>
              </table:table-cell>
              <table:table-cell office:value-type="float" office:value="809.439457700159">
                <text:p>809.43945770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667">
                <text:p>1667</text:p>
              </table:table-cell>
              <table:table-cell office:value-type="float" office:value="0">
                <text:p>0</text:p>
              </table:table-cell>
              <table:table-cell office:value-type="float" office:value="812.18125472821">
                <text:p>812.1812547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668">
                <text:p>1668</text:p>
              </table:table-cell>
              <table:table-cell office:value-type="float" office:value="0">
                <text:p>0</text:p>
              </table:table-cell>
              <table:table-cell office:value-type="float" office:value="820.305725967286">
                <text:p>820.305725967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669">
                <text:p>1669</text:p>
              </table:table-cell>
              <table:table-cell office:value-type="float" office:value="0">
                <text:p>0</text:p>
              </table:table-cell>
              <table:table-cell office:value-type="float" office:value="833.788932846292">
                <text:p>833.788932846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670">
                <text:p>1670</text:p>
              </table:table-cell>
              <table:table-cell office:value-type="float" office:value="0">
                <text:p>0</text:p>
              </table:table-cell>
              <table:table-cell office:value-type="float" office:value="852.605832235888">
                <text:p>852.605832235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line" chart:style-name="ch1">
        <chart:legend chart:legend-position="end" svg:x="12.968cm" svg:y="3.457cm" style:legend-expansion="high" chart:style-name="ch2"/>
        <chart:plot-area chart:style-name="ch3" table:cell-range-address="data.S4:data.V40" svg:x="0.32cm" svg:y="0.18cm" svg:width="12.328cm" svg:height="8.646cm">
          <chartooo:coordinate-region svg:x="1.232cm" svg:y="0.379cm" svg:width="11.276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S4:data.S40" chart:class="chart:line">
            <chart:data-point chart:repeated="37"/>
          </chart:series>
          <chart:series chart:style-name="ch7" chart:values-cell-range-address="data.T4:data.T40" chart:class="chart:line">
            <chart:data-point chart:repeated="37"/>
          </chart:series>
          <chart:series chart:style-name="ch8" chart:values-cell-range-address="data.U4:data.U40" chart:class="chart:line">
            <chart:data-point chart:repeated="37"/>
          </chart:series>
          <chart:series chart:style-name="ch9" chart:values-cell-range-address="data.V4:data.V40" chart:class="chart:line"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S4:data.S40</svg:desc>
                </draw:g>
              </table:table-cell>
              <table:table-cell office:value-type="float" office:value="0">
                <text:p>0</text:p>
                <draw:g>
                  <svg:desc>data.T4:data.T40</svg:desc>
                </draw:g>
              </table:table-cell>
              <table:table-cell office:value-type="float" office:value="1">
                <text:p>1</text:p>
                <draw:g>
                  <svg:desc>data.U4:data.U40</svg:desc>
                </draw:g>
              </table:table-cell>
              <table:table-cell office:value-type="float" office:value="1">
                <text:p>1</text:p>
                <draw:g>
                  <svg:desc>data.V4:data.V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6.12323399573677E-017">
                <text:p>6.12323399573677E-0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0.5">
                <text:p>-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">
                <text:p>0.5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">
                <text:p>-0.5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5">
                <text:p>-0.5</text:p>
              </table:table-cell>
              <table:table-cell office:value-type="float" office:value="-0.499999999999999">
                <text:p>-0.49999999999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766044443118977">
                <text:p>-0.766044443118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">
                <text:p>-1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-1.83697019872103E-016">
                <text:p>-1.83697019872103E-0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-0.342020143325668">
                <text:p>-0.342020143325668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939692620785909">
                <text:p>-0.9396926207859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-0.642787609686538">
                <text:p>-0.642787609686538</text:p>
              </table:table-cell>
              <table:table-cell office:value-type="float" office:value="0.342020143325668">
                <text:p>0.342020143325668</text:p>
              </table:table-cell>
              <table:table-cell office:value-type="float" office:value="-0.766044443118979">
                <text:p>-0.7660444431189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5">
                <text:p>0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173648177666931">
                <text:p>-0.17364817766693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5">
                <text:p>-0.5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0.499999999999999">
                <text:p>0.499999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34202014332567">
                <text:p>-0.34202014332567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